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05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5" table:default-cell-style-name="Default"/>
        <table:table-column table:style-name="co8" table:number-columns-repeated="2" table:default-cell-style-name="Default"/>
        <table:table-column table:style-name="co4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1027.261" calcext:value-type="float">
            <text:p>1027.261</text:p>
          </table:table-cell>
          <table:table-cell office:value-type="float" office:value="13261.46" calcext:value-type="float">
            <text:p>1326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22627" calcext:value-type="float">
            <text:p>-0.1922627</text:p>
          </table:table-cell>
          <table:table-cell office:value-type="float" office:value="-0.7509412" calcext:value-type="float">
            <text:p>-0.7509412</text:p>
          </table:table-cell>
          <table:table-cell office:value-type="float" office:value="0" calcext:value-type="float">
            <text:p>0</text:p>
          </table:table-cell>
          <table:table-cell office:value-type="float" office:value="84.61186" calcext:value-type="float">
            <text:p>84.61186</text:p>
          </table:table-cell>
          <table:table-cell office:value-type="float" office:value="706.8074" calcext:value-type="float">
            <text:p>706.8074</text:p>
          </table:table-cell>
          <table:table-cell office:value-type="float" office:value="0.0006444361" calcext:value-type="float">
            <text:p>0.0006444361</text:p>
          </table:table-cell>
          <table:table-cell office:value-type="float" office:value="0" calcext:value-type="float">
            <text:p>0</text:p>
          </table:table-cell>
          <table:table-cell office:value-type="float" office:value="0.0000001612554" calcext:value-type="float">
            <text:p>1.61255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1916184" calcext:value-type="float">
            <text:p>-0.1916184</text:p>
          </table:table-cell>
          <table:table-cell office:value-type="float" office:value="0" calcext:value-type="float">
            <text:p>0</text:p>
          </table:table-cell>
          <table:table-cell office:value-type="float" office:value="357.6788" calcext:value-type="float">
            <text:p>357.6788</text:p>
          </table:table-cell>
          <table:table-cell office:value-type="float" office:value="1226.875" calcext:value-type="float">
            <text:p>1226.875</text:p>
          </table:table-cell>
          <table:table-cell office:value-type="float" office:value="1489.745" calcext:value-type="float">
            <text:p>1489.745</text:p>
          </table:table-cell>
          <table:table-cell office:value-type="float" office:value="1285.078" calcext:value-type="float">
            <text:p>1285.078</text:p>
          </table:table-cell>
          <table:table-cell office:value-type="float" office:value="768.6415" calcext:value-type="float">
            <text:p>768.6415</text:p>
          </table:table-cell>
          <table:table-cell office:value-type="float" office:value="1127.098" calcext:value-type="float">
            <text:p>1127.098</text:p>
          </table:table-cell>
          <table:table-cell office:value-type="float" office:value="411.5867" calcext:value-type="float">
            <text:p>411.5867</text:p>
          </table:table-cell>
          <table:table-cell office:value-type="float" office:value="1835.315" calcext:value-type="float">
            <text:p>1835.315</text:p>
          </table:table-cell>
          <table:table-cell office:value-type="float" office:value="2076.073" calcext:value-type="float">
            <text:p>2076.073</text:p>
          </table:table-cell>
          <table:table-cell office:value-type="float" office:value="1663.151" calcext:value-type="float">
            <text:p>1663.151</text:p>
          </table:table-cell>
          <table:table-cell office:value-type="float" office:value="583.9902" calcext:value-type="float">
            <text:p>583.9902</text:p>
          </table:table-cell>
          <table:table-cell office:value-type="float" office:value="578.2672" calcext:value-type="float">
            <text:p>578.2672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8407247" calcext:value-type="float">
            <text:p>-8.407247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685215" calcext:value-type="float">
            <text:p>-0.1685215</text:p>
          </table:table-cell>
          <table:table-cell office:value-type="float" office:value="0" calcext:value-type="float">
            <text:p>0</text:p>
          </table:table-cell>
          <table:table-cell office:value-type="float" office:value="4.631145" calcext:value-type="float">
            <text:p>4.63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1027.082" calcext:value-type="float">
            <text:p>1027.082</text:p>
          </table:table-cell>
          <table:table-cell office:value-type="float" office:value="13261.44" calcext:value-type="float">
            <text:p>1326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41652" calcext:value-type="float">
            <text:p>-0.3941652</text:p>
          </table:table-cell>
          <table:table-cell office:value-type="float" office:value="-1.434178" calcext:value-type="float">
            <text:p>-1.434178</text:p>
          </table:table-cell>
          <table:table-cell office:value-type="float" office:value="0" calcext:value-type="float">
            <text:p>0</text:p>
          </table:table-cell>
          <table:table-cell office:value-type="float" office:value="84.61427" calcext:value-type="float">
            <text:p>84.61427</text:p>
          </table:table-cell>
          <table:table-cell office:value-type="float" office:value="706.8068" calcext:value-type="float">
            <text:p>706.8068</text:p>
          </table:table-cell>
          <table:table-cell office:value-type="float" office:value="0.001164597" calcext:value-type="float">
            <text:p>0.001164597</text:p>
          </table:table-cell>
          <table:table-cell office:value-type="float" office:value="0" calcext:value-type="float">
            <text:p>0</text:p>
          </table:table-cell>
          <table:table-cell office:value-type="float" office:value="0.000003794895" calcext:value-type="float">
            <text:p>3.79489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3930044" calcext:value-type="float">
            <text:p>-0.3930044</text:p>
          </table:table-cell>
          <table:table-cell office:value-type="float" office:value="0" calcext:value-type="float">
            <text:p>0</text:p>
          </table:table-cell>
          <table:table-cell office:value-type="float" office:value="357.6701" calcext:value-type="float">
            <text:p>357.6701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489.693" calcext:value-type="float">
            <text:p>1489.693</text:p>
          </table:table-cell>
          <table:table-cell office:value-type="float" office:value="1285.044" calcext:value-type="float">
            <text:p>1285.044</text:p>
          </table:table-cell>
          <table:table-cell office:value-type="float" office:value="768.6185" calcext:value-type="float">
            <text:p>768.6185</text:p>
          </table:table-cell>
          <table:table-cell office:value-type="float" office:value="1127.086" calcext:value-type="float">
            <text:p>1127.086</text:p>
          </table:table-cell>
          <table:table-cell office:value-type="float" office:value="411.5832" calcext:value-type="float">
            <text:p>411.5832</text:p>
          </table:table-cell>
          <table:table-cell office:value-type="float" office:value="1835.31" calcext:value-type="float">
            <text:p>1835.31</text:p>
          </table:table-cell>
          <table:table-cell office:value-type="float" office:value="2076.068" calcext:value-type="float">
            <text:p>2076.068</text:p>
          </table:table-cell>
          <table:table-cell office:value-type="float" office:value="1663.146" calcext:value-type="float">
            <text:p>1663.146</text:p>
          </table:table-cell>
          <table:table-cell office:value-type="float" office:value="583.9881" calcext:value-type="float">
            <text:p>583.9881</text:p>
          </table:table-cell>
          <table:table-cell office:value-type="float" office:value="578.2601" calcext:value-type="float">
            <text:p>578.2601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84199" calcext:value-type="float">
            <text:p>-1.58419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529885" calcext:value-type="float">
            <text:p>-0.3529885</text:p>
          </table:table-cell>
          <table:table-cell office:value-type="float" office:value="0" calcext:value-type="float">
            <text:p>0</text:p>
          </table:table-cell>
          <table:table-cell office:value-type="float" office:value="4.614223" calcext:value-type="float">
            <text:p>4.614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1026.9" calcext:value-type="float">
            <text:p>1026.9</text:p>
          </table:table-cell>
          <table:table-cell office:value-type="float" office:value="13261.42" calcext:value-type="float">
            <text:p>1326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68596" calcext:value-type="float">
            <text:p>-0.6068596</text:p>
          </table:table-cell>
          <table:table-cell office:value-type="float" office:value="-1.082091" calcext:value-type="float">
            <text:p>-1.082091</text:p>
          </table:table-cell>
          <table:table-cell office:value-type="float" office:value="0" calcext:value-type="float">
            <text:p>0</text:p>
          </table:table-cell>
          <table:table-cell office:value-type="float" office:value="84.61475" calcext:value-type="float">
            <text:p>84.61475</text:p>
          </table:table-cell>
          <table:table-cell office:value-type="float" office:value="706.8062" calcext:value-type="float">
            <text:p>706.8062</text:p>
          </table:table-cell>
          <table:table-cell office:value-type="float" office:value="0.001751534" calcext:value-type="float">
            <text:p>0.001751534</text:p>
          </table:table-cell>
          <table:table-cell office:value-type="float" office:value="0" calcext:value-type="float">
            <text:p>0</text:p>
          </table:table-cell>
          <table:table-cell office:value-type="float" office:value="0.000004725565" calcext:value-type="float">
            <text:p>4.72556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6051128" calcext:value-type="float">
            <text:p>-0.6051128</text:p>
          </table:table-cell>
          <table:table-cell office:value-type="float" office:value="0" calcext:value-type="float">
            <text:p>0</text:p>
          </table:table-cell>
          <table:table-cell office:value-type="float" office:value="357.6653" calcext:value-type="float">
            <text:p>357.6653</text:p>
          </table:table-cell>
          <table:table-cell office:value-type="float" office:value="1226.794" calcext:value-type="float">
            <text:p>1226.794</text:p>
          </table:table-cell>
          <table:table-cell office:value-type="float" office:value="1489.637" calcext:value-type="float">
            <text:p>1489.637</text:p>
          </table:table-cell>
          <table:table-cell office:value-type="float" office:value="1285.009" calcext:value-type="float">
            <text:p>1285.009</text:p>
          </table:table-cell>
          <table:table-cell office:value-type="float" office:value="768.5942" calcext:value-type="float">
            <text:p>768.5942</text:p>
          </table:table-cell>
          <table:table-cell office:value-type="float" office:value="1127.074" calcext:value-type="float">
            <text:p>1127.074</text:p>
          </table:table-cell>
          <table:table-cell office:value-type="float" office:value="411.5794" calcext:value-type="float">
            <text:p>411.5794</text:p>
          </table:table-cell>
          <table:table-cell office:value-type="float" office:value="1835.305" calcext:value-type="float">
            <text:p>1835.305</text:p>
          </table:table-cell>
          <table:table-cell office:value-type="float" office:value="2076.063" calcext:value-type="float">
            <text:p>2076.063</text:p>
          </table:table-cell>
          <table:table-cell office:value-type="float" office:value="1663.142" calcext:value-type="float">
            <text:p>1663.142</text:p>
          </table:table-cell>
          <table:table-cell office:value-type="float" office:value="583.986" calcext:value-type="float">
            <text:p>583.986</text:p>
          </table:table-cell>
          <table:table-cell office:value-type="float" office:value="578.2531" calcext:value-type="float">
            <text:p>578.2531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316108" calcext:value-type="float">
            <text:p>-2.31610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42275" calcext:value-type="float">
            <text:p>-0.542275</text:p>
          </table:table-cell>
          <table:table-cell office:value-type="float" office:value="0" calcext:value-type="float">
            <text:p>0</text:p>
          </table:table-cell>
          <table:table-cell office:value-type="float" office:value="4.591397" calcext:value-type="float">
            <text:p>4.59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1026.643" calcext:value-type="float">
            <text:p>1026.643</text:p>
          </table:table-cell>
          <table:table-cell office:value-type="float" office:value="13261.41" calcext:value-type="float">
            <text:p>1326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59812" calcext:value-type="float">
            <text:p>-0.8759812</text:p>
          </table:table-cell>
          <table:table-cell office:value-type="float" office:value="0.01868594" calcext:value-type="float">
            <text:p>0.01868594</text:p>
          </table:table-cell>
          <table:table-cell office:value-type="float" office:value="0" calcext:value-type="float">
            <text:p>0</text:p>
          </table:table-cell>
          <table:table-cell office:value-type="float" office:value="84.64056" calcext:value-type="float">
            <text:p>84.64056</text:p>
          </table:table-cell>
          <table:table-cell office:value-type="float" office:value="706.7994" calcext:value-type="float">
            <text:p>706.7994</text:p>
          </table:table-cell>
          <table:table-cell office:value-type="float" office:value="0.002367035" calcext:value-type="float">
            <text:p>0.002367035</text:p>
          </table:table-cell>
          <table:table-cell office:value-type="float" office:value="0" calcext:value-type="float">
            <text:p>0</text:p>
          </table:table-cell>
          <table:table-cell office:value-type="float" office:value="0.00000496664" calcext:value-type="float">
            <text:p>4.9666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8736191" calcext:value-type="float">
            <text:p>-0.8736191</text:p>
          </table:table-cell>
          <table:table-cell office:value-type="float" office:value="0" calcext:value-type="float">
            <text:p>0</text:p>
          </table:table-cell>
          <table:table-cell office:value-type="float" office:value="357.6476" calcext:value-type="float">
            <text:p>357.6476</text:p>
          </table:table-cell>
          <table:table-cell office:value-type="float" office:value="1226.732" calcext:value-type="float">
            <text:p>1226.732</text:p>
          </table:table-cell>
          <table:table-cell office:value-type="float" office:value="1489.566" calcext:value-type="float">
            <text:p>1489.566</text:p>
          </table:table-cell>
          <table:table-cell office:value-type="float" office:value="1284.963" calcext:value-type="float">
            <text:p>1284.963</text:p>
          </table:table-cell>
          <table:table-cell office:value-type="float" office:value="768.5654" calcext:value-type="float">
            <text:p>768.5654</text:p>
          </table:table-cell>
          <table:table-cell office:value-type="float" office:value="1127.062" calcext:value-type="float">
            <text:p>1127.062</text:p>
          </table:table-cell>
          <table:table-cell office:value-type="float" office:value="411.5751" calcext:value-type="float">
            <text:p>411.5751</text:p>
          </table:table-cell>
          <table:table-cell office:value-type="float" office:value="1835.299" calcext:value-type="float">
            <text:p>1835.299</text:p>
          </table:table-cell>
          <table:table-cell office:value-type="float" office:value="2076.058" calcext:value-type="float">
            <text:p>2076.058</text:p>
          </table:table-cell>
          <table:table-cell office:value-type="float" office:value="1663.138" calcext:value-type="float">
            <text:p>1663.138</text:p>
          </table:table-cell>
          <table:table-cell office:value-type="float" office:value="583.984" calcext:value-type="float">
            <text:p>583.984</text:p>
          </table:table-cell>
          <table:table-cell office:value-type="float" office:value="578.2462" calcext:value-type="float">
            <text:p>578.2462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8462117" calcext:value-type="float">
            <text:p>-8.46211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019152" calcext:value-type="float">
            <text:p>-0.8019152</text:p>
          </table:table-cell>
          <table:table-cell office:value-type="float" office:value="0" calcext:value-type="float">
            <text:p>0</text:p>
          </table:table-cell>
          <table:table-cell office:value-type="float" office:value="4.582526" calcext:value-type="float">
            <text:p>4.58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1026.414" calcext:value-type="float">
            <text:p>1026.414</text:p>
          </table:table-cell>
          <table:table-cell office:value-type="float" office:value="13261.39" calcext:value-type="float">
            <text:p>1326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35197" calcext:value-type="float">
            <text:p>-1.135197</text:p>
          </table:table-cell>
          <table:table-cell office:value-type="float" office:value="1.029847" calcext:value-type="float">
            <text:p>1.029847</text:p>
          </table:table-cell>
          <table:table-cell office:value-type="float" office:value="0" calcext:value-type="float">
            <text:p>0</text:p>
          </table:table-cell>
          <table:table-cell office:value-type="float" office:value="84.65201" calcext:value-type="float">
            <text:p>84.65201</text:p>
          </table:table-cell>
          <table:table-cell office:value-type="float" office:value="706.7987" calcext:value-type="float">
            <text:p>706.7987</text:p>
          </table:table-cell>
          <table:table-cell office:value-type="float" office:value="0.003007475" calcext:value-type="float">
            <text:p>0.003007475</text:p>
          </table:table-cell>
          <table:table-cell office:value-type="float" office:value="0" calcext:value-type="float">
            <text:p>0</text:p>
          </table:table-cell>
          <table:table-cell office:value-type="float" office:value="0.000004966645" calcext:value-type="float">
            <text:p>4.96664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132195" calcext:value-type="float">
            <text:p>-1.132195</text:p>
          </table:table-cell>
          <table:table-cell office:value-type="float" office:value="0" calcext:value-type="float">
            <text:p>0</text:p>
          </table:table-cell>
          <table:table-cell office:value-type="float" office:value="357.6406" calcext:value-type="float">
            <text:p>357.6406</text:p>
          </table:table-cell>
          <table:table-cell office:value-type="float" office:value="1226.683" calcext:value-type="float">
            <text:p>1226.683</text:p>
          </table:table-cell>
          <table:table-cell office:value-type="float" office:value="1489.502" calcext:value-type="float">
            <text:p>1489.502</text:p>
          </table:table-cell>
          <table:table-cell office:value-type="float" office:value="1284.915" calcext:value-type="float">
            <text:p>1284.915</text:p>
          </table:table-cell>
          <table:table-cell office:value-type="float" office:value="768.534" calcext:value-type="float">
            <text:p>768.534</text:p>
          </table:table-cell>
          <table:table-cell office:value-type="float" office:value="1127.047" calcext:value-type="float">
            <text:p>1127.047</text:p>
          </table:table-cell>
          <table:table-cell office:value-type="float" office:value="411.5706" calcext:value-type="float">
            <text:p>411.5706</text:p>
          </table:table-cell>
          <table:table-cell office:value-type="float" office:value="1835.293" calcext:value-type="float">
            <text:p>1835.293</text:p>
          </table:table-cell>
          <table:table-cell office:value-type="float" office:value="2076.053" calcext:value-type="float">
            <text:p>2076.053</text:p>
          </table:table-cell>
          <table:table-cell office:value-type="float" office:value="1663.133" calcext:value-type="float">
            <text:p>1663.133</text:p>
          </table:table-cell>
          <table:table-cell office:value-type="float" office:value="583.982" calcext:value-type="float">
            <text:p>583.982</text:p>
          </table:table-cell>
          <table:table-cell office:value-type="float" office:value="578.2394" calcext:value-type="float">
            <text:p>578.2394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5" calcext:value-type="float">
            <text:p>35.6753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044828" calcext:value-type="float">
            <text:p>-1.04482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35865" calcext:value-type="float">
            <text:p>-1.035865</text:p>
          </table:table-cell>
          <table:table-cell office:value-type="float" office:value="0" calcext:value-type="float">
            <text:p>0</text:p>
          </table:table-cell>
          <table:table-cell office:value-type="float" office:value="4.5579" calcext:value-type="float">
            <text:p>4.5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1026.205" calcext:value-type="float">
            <text:p>1026.205</text:p>
          </table:table-cell>
          <table:table-cell office:value-type="float" office:value="13261.38" calcext:value-type="float">
            <text:p>1326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1943" calcext:value-type="float">
            <text:p>-1.371943</text:p>
          </table:table-cell>
          <table:table-cell office:value-type="float" office:value="1.478432" calcext:value-type="float">
            <text:p>1.478432</text:p>
          </table:table-cell>
          <table:table-cell office:value-type="float" office:value="0" calcext:value-type="float">
            <text:p>0</text:p>
          </table:table-cell>
          <table:table-cell office:value-type="float" office:value="84.65561" calcext:value-type="float">
            <text:p>84.65561</text:p>
          </table:table-cell>
          <table:table-cell office:value-type="float" office:value="706.7965" calcext:value-type="float">
            <text:p>706.7965</text:p>
          </table:table-cell>
          <table:table-cell office:value-type="float" office:value="0.003658728" calcext:value-type="float">
            <text:p>0.003658728</text:p>
          </table:table-cell>
          <table:table-cell office:value-type="float" office:value="0" calcext:value-type="float">
            <text:p>0</text:p>
          </table:table-cell>
          <table:table-cell office:value-type="float" office:value="0.00000496665" calcext:value-type="float">
            <text:p>4.96665E-06</text:p>
          </table:table-cell>
          <table:table-cell office:value-type="float" office:value="0" calcext:value-type="float">
            <text:p>0</text:p>
          </table:table-cell>
          <table:table-cell office:value-type="float" office:value="-0.001162789" calcext:value-type="float">
            <text:p>-0.001162789</text:p>
          </table:table-cell>
          <table:table-cell office:value-type="float" office:value="370" calcext:value-type="float">
            <text:p>370</text:p>
          </table:table-cell>
          <table:table-cell office:value-type="float" office:value="-1.367127" calcext:value-type="float">
            <text:p>-1.367127</text:p>
          </table:table-cell>
          <table:table-cell office:value-type="float" office:value="0" calcext:value-type="float">
            <text:p>0</text:p>
          </table:table-cell>
          <table:table-cell office:value-type="float" office:value="357.6353" calcext:value-type="float">
            <text:p>357.6353</text:p>
          </table:table-cell>
          <table:table-cell office:value-type="float" office:value="1226.639" calcext:value-type="float">
            <text:p>1226.639</text:p>
          </table:table-cell>
          <table:table-cell office:value-type="float" office:value="1489.444" calcext:value-type="float">
            <text:p>1489.444</text:p>
          </table:table-cell>
          <table:table-cell office:value-type="float" office:value="1284.871" calcext:value-type="float">
            <text:p>1284.871</text:p>
          </table:table-cell>
          <table:table-cell office:value-type="float" office:value="768.5048" calcext:value-type="float">
            <text:p>768.5048</text:p>
          </table:table-cell>
          <table:table-cell office:value-type="float" office:value="1127.034" calcext:value-type="float">
            <text:p>1127.034</text:p>
          </table:table-cell>
          <table:table-cell office:value-type="float" office:value="411.5663" calcext:value-type="float">
            <text:p>411.5663</text:p>
          </table:table-cell>
          <table:table-cell office:value-type="float" office:value="1835.287" calcext:value-type="float">
            <text:p>1835.287</text:p>
          </table:table-cell>
          <table:table-cell office:value-type="float" office:value="2076.048" calcext:value-type="float">
            <text:p>2076.048</text:p>
          </table:table-cell>
          <table:table-cell office:value-type="float" office:value="1663.129" calcext:value-type="float">
            <text:p>1663.129</text:p>
          </table:table-cell>
          <table:table-cell office:value-type="float" office:value="583.98" calcext:value-type="float">
            <text:p>583.98</text:p>
          </table:table-cell>
          <table:table-cell office:value-type="float" office:value="578.2327" calcext:value-type="float">
            <text:p>578.2327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5" calcext:value-type="float">
            <text:p>35.6753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213892" calcext:value-type="float">
            <text:p>-1.21389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50107" calcext:value-type="float">
            <text:p>-1.250107</text:p>
          </table:table-cell>
          <table:table-cell office:value-type="float" office:value="0" calcext:value-type="float">
            <text:p>0</text:p>
          </table:table-cell>
          <table:table-cell office:value-type="float" office:value="4.537218" calcext:value-type="float">
            <text:p>4.53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1025.967" calcext:value-type="float">
            <text:p>1025.967</text:p>
          </table:table-cell>
          <table:table-cell office:value-type="float" office:value="13261.36" calcext:value-type="float">
            <text:p>1326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29864" calcext:value-type="float">
            <text:p>-1.629864</text:p>
          </table:table-cell>
          <table:table-cell office:value-type="float" office:value="2.002073" calcext:value-type="float">
            <text:p>2.002073</text:p>
          </table:table-cell>
          <table:table-cell office:value-type="float" office:value="0" calcext:value-type="float">
            <text:p>0</text:p>
          </table:table-cell>
          <table:table-cell office:value-type="float" office:value="84.66874" calcext:value-type="float">
            <text:p>84.66874</text:p>
          </table:table-cell>
          <table:table-cell office:value-type="float" office:value="706.7924" calcext:value-type="float">
            <text:p>706.7924</text:p>
          </table:table-cell>
          <table:table-cell office:value-type="float" office:value="0.004310749" calcext:value-type="float">
            <text:p>0.004310749</text:p>
          </table:table-cell>
          <table:table-cell office:value-type="float" office:value="0" calcext:value-type="float">
            <text:p>0</text:p>
          </table:table-cell>
          <table:table-cell office:value-type="float" office:value="0.000004966655" calcext:value-type="float">
            <text:p>4.966655E-06</text:p>
          </table:table-cell>
          <table:table-cell office:value-type="float" office:value="0" calcext:value-type="float">
            <text:p>0</text:p>
          </table:table-cell>
          <table:table-cell office:value-type="float" office:value="-0.001162789" calcext:value-type="float">
            <text:p>-0.001162789</text:p>
          </table:table-cell>
          <table:table-cell office:value-type="float" office:value="370" calcext:value-type="float">
            <text:p>370</text:p>
          </table:table-cell>
          <table:table-cell office:value-type="float" office:value="-1.624395" calcext:value-type="float">
            <text:p>-1.624395</text:p>
          </table:table-cell>
          <table:table-cell office:value-type="float" office:value="0" calcext:value-type="float">
            <text:p>0</text:p>
          </table:table-cell>
          <table:table-cell office:value-type="float" office:value="357.624" calcext:value-type="float">
            <text:p>357.624</text:p>
          </table:table-cell>
          <table:table-cell office:value-type="float" office:value="1226.586" calcext:value-type="float">
            <text:p>1226.586</text:p>
          </table:table-cell>
          <table:table-cell office:value-type="float" office:value="1489.379" calcext:value-type="float">
            <text:p>1489.379</text:p>
          </table:table-cell>
          <table:table-cell office:value-type="float" office:value="1284.823" calcext:value-type="float">
            <text:p>1284.823</text:p>
          </table:table-cell>
          <table:table-cell office:value-type="float" office:value="768.4738" calcext:value-type="float">
            <text:p>768.4738</text:p>
          </table:table-cell>
          <table:table-cell office:value-type="float" office:value="1127.021" calcext:value-type="float">
            <text:p>1127.021</text:p>
          </table:table-cell>
          <table:table-cell office:value-type="float" office:value="411.5621" calcext:value-type="float">
            <text:p>411.5621</text:p>
          </table:table-cell>
          <table:table-cell office:value-type="float" office:value="1835.281" calcext:value-type="float">
            <text:p>1835.281</text:p>
          </table:table-cell>
          <table:table-cell office:value-type="float" office:value="2076.043" calcext:value-type="float">
            <text:p>2076.043</text:p>
          </table:table-cell>
          <table:table-cell office:value-type="float" office:value="1663.125" calcext:value-type="float">
            <text:p>1663.125</text:p>
          </table:table-cell>
          <table:table-cell office:value-type="float" office:value="583.9781" calcext:value-type="float">
            <text:p>583.9781</text:p>
          </table:table-cell>
          <table:table-cell office:value-type="float" office:value="578.2261" calcext:value-type="float">
            <text:p>578.2261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5" calcext:value-type="float">
            <text:p>35.6753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72517" calcext:value-type="float">
            <text:p>-1.57251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92609" calcext:value-type="float">
            <text:p>-1.492609</text:p>
          </table:table-cell>
          <table:table-cell office:value-type="float" office:value="0" calcext:value-type="float">
            <text:p>0</text:p>
          </table:table-cell>
          <table:table-cell office:value-type="float" office:value="4.522457" calcext:value-type="float">
            <text:p>4.52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1025.74" calcext:value-type="float">
            <text:p>1025.74</text:p>
          </table:table-cell>
          <table:table-cell office:value-type="float" office:value="13261.35" calcext:value-type="float">
            <text:p>1326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85887" calcext:value-type="float">
            <text:p>-1.885887</text:p>
          </table:table-cell>
          <table:table-cell office:value-type="float" office:value="2.777999" calcext:value-type="float">
            <text:p>2.777999</text:p>
          </table:table-cell>
          <table:table-cell office:value-type="float" office:value="0" calcext:value-type="float">
            <text:p>0</text:p>
          </table:table-cell>
          <table:table-cell office:value-type="float" office:value="84.67686" calcext:value-type="float">
            <text:p>84.67686</text:p>
          </table:table-cell>
          <table:table-cell office:value-type="float" office:value="706.7916" calcext:value-type="float">
            <text:p>706.7916</text:p>
          </table:table-cell>
          <table:table-cell office:value-type="float" office:value="0.004967368" calcext:value-type="float">
            <text:p>0.004967368</text:p>
          </table:table-cell>
          <table:table-cell office:value-type="float" office:value="0" calcext:value-type="float">
            <text:p>0</text:p>
          </table:table-cell>
          <table:table-cell office:value-type="float" office:value="0.000004966657" calcext:value-type="float">
            <text:p>4.966657E-06</text:p>
          </table:table-cell>
          <table:table-cell office:value-type="float" office:value="0" calcext:value-type="float">
            <text:p>0</text:p>
          </table:table-cell>
          <table:table-cell office:value-type="float" office:value="-0.001162789" calcext:value-type="float">
            <text:p>-0.001162789</text:p>
          </table:table-cell>
          <table:table-cell office:value-type="float" office:value="370" calcext:value-type="float">
            <text:p>370</text:p>
          </table:table-cell>
          <table:table-cell office:value-type="float" office:value="-1.879762" calcext:value-type="float">
            <text:p>-1.879762</text:p>
          </table:table-cell>
          <table:table-cell office:value-type="float" office:value="0" calcext:value-type="float">
            <text:p>0</text:p>
          </table:table-cell>
          <table:table-cell office:value-type="float" office:value="357.6169" calcext:value-type="float">
            <text:p>357.6169</text:p>
          </table:table-cell>
          <table:table-cell office:value-type="float" office:value="1226.538" calcext:value-type="float">
            <text:p>1226.538</text:p>
          </table:table-cell>
          <table:table-cell office:value-type="float" office:value="1489.318" calcext:value-type="float">
            <text:p>1489.318</text:p>
          </table:table-cell>
          <table:table-cell office:value-type="float" office:value="1284.774" calcext:value-type="float">
            <text:p>1284.774</text:p>
          </table:table-cell>
          <table:table-cell office:value-type="float" office:value="768.4423" calcext:value-type="float">
            <text:p>768.4423</text:p>
          </table:table-cell>
          <table:table-cell office:value-type="float" office:value="1127.005" calcext:value-type="float">
            <text:p>1127.005</text:p>
          </table:table-cell>
          <table:table-cell office:value-type="float" office:value="411.5577" calcext:value-type="float">
            <text:p>411.5577</text:p>
          </table:table-cell>
          <table:table-cell office:value-type="float" office:value="1835.276" calcext:value-type="float">
            <text:p>1835.276</text:p>
          </table:table-cell>
          <table:table-cell office:value-type="float" office:value="2076.038" calcext:value-type="float">
            <text:p>2076.038</text:p>
          </table:table-cell>
          <table:table-cell office:value-type="float" office:value="1663.12" calcext:value-type="float">
            <text:p>1663.12</text:p>
          </table:table-cell>
          <table:table-cell office:value-type="float" office:value="583.9761" calcext:value-type="float">
            <text:p>583.9761</text:p>
          </table:table-cell>
          <table:table-cell office:value-type="float" office:value="578.2197" calcext:value-type="float">
            <text:p>578.2197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5" calcext:value-type="float">
            <text:p>35.6753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77031" calcext:value-type="float">
            <text:p>-1.77703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25004" calcext:value-type="float">
            <text:p>-1.725004</text:p>
          </table:table-cell>
          <table:table-cell office:value-type="float" office:value="0" calcext:value-type="float">
            <text:p>0</text:p>
          </table:table-cell>
          <table:table-cell office:value-type="float" office:value="4.499487" calcext:value-type="float">
            <text:p>4.49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1025.542" calcext:value-type="float">
            <text:p>1025.542</text:p>
          </table:table-cell>
          <table:table-cell office:value-type="float" office:value="13261.33" calcext:value-type="float">
            <text:p>1326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16915" calcext:value-type="float">
            <text:p>-2.116915</text:p>
          </table:table-cell>
          <table:table-cell office:value-type="float" office:value="3.793829" calcext:value-type="float">
            <text:p>3.793829</text:p>
          </table:table-cell>
          <table:table-cell office:value-type="float" office:value="0" calcext:value-type="float">
            <text:p>0</text:p>
          </table:table-cell>
          <table:table-cell office:value-type="float" office:value="84.67503" calcext:value-type="float">
            <text:p>84.67503</text:p>
          </table:table-cell>
          <table:table-cell office:value-type="float" office:value="706.7918" calcext:value-type="float">
            <text:p>706.7918</text:p>
          </table:table-cell>
          <table:table-cell office:value-type="float" office:value="0.005633461" calcext:value-type="float">
            <text:p>0.005633461</text:p>
          </table:table-cell>
          <table:table-cell office:value-type="float" office:value="0" calcext:value-type="float">
            <text:p>0</text:p>
          </table:table-cell>
          <table:table-cell office:value-type="float" office:value="0.000004966658" calcext:value-type="float">
            <text:p>4.966658E-06</text:p>
          </table:table-cell>
          <table:table-cell office:value-type="float" office:value="0" calcext:value-type="float">
            <text:p>0</text:p>
          </table:table-cell>
          <table:table-cell office:value-type="float" office:value="-0.003173191" calcext:value-type="float">
            <text:p>-0.003173191</text:p>
          </table:table-cell>
          <table:table-cell office:value-type="float" office:value="370" calcext:value-type="float">
            <text:p>370</text:p>
          </table:table-cell>
          <table:table-cell office:value-type="float" office:value="-2.108113" calcext:value-type="float">
            <text:p>-2.108113</text:p>
          </table:table-cell>
          <table:table-cell office:value-type="float" office:value="0" calcext:value-type="float">
            <text:p>0</text:p>
          </table:table-cell>
          <table:table-cell office:value-type="float" office:value="357.6137" calcext:value-type="float">
            <text:p>357.6137</text:p>
          </table:table-cell>
          <table:table-cell office:value-type="float" office:value="1226.497" calcext:value-type="float">
            <text:p>1226.497</text:p>
          </table:table-cell>
          <table:table-cell office:value-type="float" office:value="1489.261" calcext:value-type="float">
            <text:p>1489.261</text:p>
          </table:table-cell>
          <table:table-cell office:value-type="float" office:value="1284.732" calcext:value-type="float">
            <text:p>1284.732</text:p>
          </table:table-cell>
          <table:table-cell office:value-type="float" office:value="768.4124" calcext:value-type="float">
            <text:p>768.4124</text:p>
          </table:table-cell>
          <table:table-cell office:value-type="float" office:value="1126.991" calcext:value-type="float">
            <text:p>1126.991</text:p>
          </table:table-cell>
          <table:table-cell office:value-type="float" office:value="411.5534" calcext:value-type="float">
            <text:p>411.5534</text:p>
          </table:table-cell>
          <table:table-cell office:value-type="float" office:value="1835.27" calcext:value-type="float">
            <text:p>1835.27</text:p>
          </table:table-cell>
          <table:table-cell office:value-type="float" office:value="2076.032" calcext:value-type="float">
            <text:p>2076.032</text:p>
          </table:table-cell>
          <table:table-cell office:value-type="float" office:value="1663.116" calcext:value-type="float">
            <text:p>1663.116</text:p>
          </table:table-cell>
          <table:table-cell office:value-type="float" office:value="583.9741" calcext:value-type="float">
            <text:p>583.9741</text:p>
          </table:table-cell>
          <table:table-cell office:value-type="float" office:value="578.2133" calcext:value-type="float">
            <text:p>578.2133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5" calcext:value-type="float">
            <text:p>35.6753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70184" calcext:value-type="float">
            <text:p>-1.87018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28994" calcext:value-type="float">
            <text:p>-1.928994</text:p>
          </table:table-cell>
          <table:table-cell office:value-type="float" office:value="0" calcext:value-type="float">
            <text:p>0</text:p>
          </table:table-cell>
          <table:table-cell office:value-type="float" office:value="4.475128" calcext:value-type="float">
            <text:p>4.47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1025.372" calcext:value-type="float">
            <text:p>1025.372</text:p>
          </table:table-cell>
          <table:table-cell office:value-type="float" office:value="13261.31" calcext:value-type="float">
            <text:p>1326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0799" calcext:value-type="float">
            <text:p>-2.330799</text:p>
          </table:table-cell>
          <table:table-cell office:value-type="float" office:value="4.220592" calcext:value-type="float">
            <text:p>4.220592</text:p>
          </table:table-cell>
          <table:table-cell office:value-type="float" office:value="0" calcext:value-type="float">
            <text:p>0</text:p>
          </table:table-cell>
          <table:table-cell office:value-type="float" office:value="84.66554" calcext:value-type="float">
            <text:p>84.66554</text:p>
          </table:table-cell>
          <table:table-cell office:value-type="float" office:value="706.79" calcext:value-type="float">
            <text:p>706.79</text:p>
          </table:table-cell>
          <table:table-cell office:value-type="float" office:value="0.006297383" calcext:value-type="float">
            <text:p>0.006297383</text:p>
          </table:table-cell>
          <table:table-cell office:value-type="float" office:value="0" calcext:value-type="float">
            <text:p>0</text:p>
          </table:table-cell>
          <table:table-cell office:value-type="float" office:value="0.000004998466" calcext:value-type="float">
            <text:p>4.998466E-06</text:p>
          </table:table-cell>
          <table:table-cell office:value-type="float" office:value="0" calcext:value-type="float">
            <text:p>0</text:p>
          </table:table-cell>
          <table:table-cell office:value-type="float" office:value="-0.004789839" calcext:value-type="float">
            <text:p>-0.004789839</text:p>
          </table:table-cell>
          <table:table-cell office:value-type="float" office:value="370" calcext:value-type="float">
            <text:p>370</text:p>
          </table:table-cell>
          <table:table-cell office:value-type="float" office:value="-2.319716" calcext:value-type="float">
            <text:p>-2.319716</text:p>
          </table:table-cell>
          <table:table-cell office:value-type="float" office:value="0" calcext:value-type="float">
            <text:p>0</text:p>
          </table:table-cell>
          <table:table-cell office:value-type="float" office:value="357.6138" calcext:value-type="float">
            <text:p>357.6138</text:p>
          </table:table-cell>
          <table:table-cell office:value-type="float" office:value="1226.465" calcext:value-type="float">
            <text:p>1226.465</text:p>
          </table:table-cell>
          <table:table-cell office:value-type="float" office:value="1489.209" calcext:value-type="float">
            <text:p>1489.209</text:p>
          </table:table-cell>
          <table:table-cell office:value-type="float" office:value="1284.696" calcext:value-type="float">
            <text:p>1284.696</text:p>
          </table:table-cell>
          <table:table-cell office:value-type="float" office:value="768.3862" calcext:value-type="float">
            <text:p>768.3862</text:p>
          </table:table-cell>
          <table:table-cell office:value-type="float" office:value="1126.979" calcext:value-type="float">
            <text:p>1126.979</text:p>
          </table:table-cell>
          <table:table-cell office:value-type="float" office:value="411.5493" calcext:value-type="float">
            <text:p>411.5493</text:p>
          </table:table-cell>
          <table:table-cell office:value-type="float" office:value="1835.264" calcext:value-type="float">
            <text:p>1835.264</text:p>
          </table:table-cell>
          <table:table-cell office:value-type="float" office:value="2076.027" calcext:value-type="float">
            <text:p>2076.027</text:p>
          </table:table-cell>
          <table:table-cell office:value-type="float" office:value="1663.112" calcext:value-type="float">
            <text:p>1663.112</text:p>
          </table:table-cell>
          <table:table-cell office:value-type="float" office:value="583.9723" calcext:value-type="float">
            <text:p>583.9723</text:p>
          </table:table-cell>
          <table:table-cell office:value-type="float" office:value="578.2071" calcext:value-type="float">
            <text:p>578.2071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920957" calcext:value-type="float">
            <text:p>-1.92095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06186" calcext:value-type="float">
            <text:p>-2.106186</text:p>
          </table:table-cell>
          <table:table-cell office:value-type="float" office:value="0" calcext:value-type="float">
            <text:p>0</text:p>
          </table:table-cell>
          <table:table-cell office:value-type="float" office:value="4.440709" calcext:value-type="float">
            <text:p>4.44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1025.167" calcext:value-type="float">
            <text:p>1025.167</text:p>
          </table:table-cell>
          <table:table-cell office:value-type="float" office:value="13261.3" calcext:value-type="float">
            <text:p>1326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55554" calcext:value-type="float">
            <text:p>-2.555554</text:p>
          </table:table-cell>
          <table:table-cell office:value-type="float" office:value="4.175468" calcext:value-type="float">
            <text:p>4.175468</text:p>
          </table:table-cell>
          <table:table-cell office:value-type="float" office:value="0" calcext:value-type="float">
            <text:p>0</text:p>
          </table:table-cell>
          <table:table-cell office:value-type="float" office:value="84.66508" calcext:value-type="float">
            <text:p>84.66508</text:p>
          </table:table-cell>
          <table:table-cell office:value-type="float" office:value="706.7844" calcext:value-type="float">
            <text:p>706.7844</text:p>
          </table:table-cell>
          <table:table-cell office:value-type="float" office:value="0.006975776" calcext:value-type="float">
            <text:p>0.006975776</text:p>
          </table:table-cell>
          <table:table-cell office:value-type="float" office:value="0" calcext:value-type="float">
            <text:p>0</text:p>
          </table:table-cell>
          <table:table-cell office:value-type="float" office:value="0.000004998476" calcext:value-type="float">
            <text:p>4.998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4789839" calcext:value-type="float">
            <text:p>-0.004789839</text:p>
          </table:table-cell>
          <table:table-cell office:value-type="float" office:value="370" calcext:value-type="float">
            <text:p>370</text:p>
          </table:table-cell>
          <table:table-cell office:value-type="float" office:value="-2.543793" calcext:value-type="float">
            <text:p>-2.543793</text:p>
          </table:table-cell>
          <table:table-cell office:value-type="float" office:value="0" calcext:value-type="float">
            <text:p>0</text:p>
          </table:table-cell>
          <table:table-cell office:value-type="float" office:value="357.6062" calcext:value-type="float">
            <text:p>357.6062</text:p>
          </table:table-cell>
          <table:table-cell office:value-type="float" office:value="1226.423" calcext:value-type="float">
            <text:p>1226.423</text:p>
          </table:table-cell>
          <table:table-cell office:value-type="float" office:value="1489.151" calcext:value-type="float">
            <text:p>1489.151</text:p>
          </table:table-cell>
          <table:table-cell office:value-type="float" office:value="1284.656" calcext:value-type="float">
            <text:p>1284.656</text:p>
          </table:table-cell>
          <table:table-cell office:value-type="float" office:value="768.3593" calcext:value-type="float">
            <text:p>768.3593</text:p>
          </table:table-cell>
          <table:table-cell office:value-type="float" office:value="1126.967" calcext:value-type="float">
            <text:p>1126.967</text:p>
          </table:table-cell>
          <table:table-cell office:value-type="float" office:value="411.5454" calcext:value-type="float">
            <text:p>411.5454</text:p>
          </table:table-cell>
          <table:table-cell office:value-type="float" office:value="1835.258" calcext:value-type="float">
            <text:p>1835.258</text:p>
          </table:table-cell>
          <table:table-cell office:value-type="float" office:value="2076.022" calcext:value-type="float">
            <text:p>2076.022</text:p>
          </table:table-cell>
          <table:table-cell office:value-type="float" office:value="1663.108" calcext:value-type="float">
            <text:p>1663.108</text:p>
          </table:table-cell>
          <table:table-cell office:value-type="float" office:value="583.9703" calcext:value-type="float">
            <text:p>583.9703</text:p>
          </table:table-cell>
          <table:table-cell office:value-type="float" office:value="578.2009" calcext:value-type="float">
            <text:p>578.2009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7" calcext:value-type="float">
            <text:p>35.67537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68307" calcext:value-type="float">
            <text:p>-2.16830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15371" calcext:value-type="float">
            <text:p>-2.315371</text:p>
          </table:table-cell>
          <table:table-cell office:value-type="float" office:value="0" calcext:value-type="float">
            <text:p>0</text:p>
          </table:table-cell>
          <table:table-cell office:value-type="float" office:value="4.425797" calcext:value-type="float">
            <text:p>4.425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1024.879" calcext:value-type="float">
            <text:p>1024.879</text:p>
          </table:table-cell>
          <table:table-cell office:value-type="float" office:value="13261.28" calcext:value-type="float">
            <text:p>1326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56178" calcext:value-type="float">
            <text:p>-2.856178</text:p>
          </table:table-cell>
          <table:table-cell office:value-type="float" office:value="5.375243" calcext:value-type="float">
            <text:p>5.375243</text:p>
          </table:table-cell>
          <table:table-cell office:value-type="float" office:value="0" calcext:value-type="float">
            <text:p>0</text:p>
          </table:table-cell>
          <table:table-cell office:value-type="float" office:value="84.69447" calcext:value-type="float">
            <text:p>84.69447</text:p>
          </table:table-cell>
          <table:table-cell office:value-type="float" office:value="706.7732" calcext:value-type="float">
            <text:p>706.7732</text:p>
          </table:table-cell>
          <table:table-cell office:value-type="float" office:value="0.007670882" calcext:value-type="float">
            <text:p>0.007670882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7" calcext:value-type="float">
            <text:p>4.998567E-06</text:p>
          </table:table-cell>
          <table:table-cell office:value-type="float" office:value="0" calcext:value-type="float">
            <text:p>0</text:p>
          </table:table-cell>
          <table:table-cell office:value-type="float" office:value="-0.004789839" calcext:value-type="float">
            <text:p>-0.004789839</text:p>
          </table:table-cell>
          <table:table-cell office:value-type="float" office:value="370" calcext:value-type="float">
            <text:p>370</text:p>
          </table:table-cell>
          <table:table-cell office:value-type="float" office:value="-2.843722" calcext:value-type="float">
            <text:p>-2.843722</text:p>
          </table:table-cell>
          <table:table-cell office:value-type="float" office:value="0" calcext:value-type="float">
            <text:p>0</text:p>
          </table:table-cell>
          <table:table-cell office:value-type="float" office:value="357.5875" calcext:value-type="float">
            <text:p>357.5875</text:p>
          </table:table-cell>
          <table:table-cell office:value-type="float" office:value="1226.355" calcext:value-type="float">
            <text:p>1226.355</text:p>
          </table:table-cell>
          <table:table-cell office:value-type="float" office:value="1489.076" calcext:value-type="float">
            <text:p>1489.076</text:p>
          </table:table-cell>
          <table:table-cell office:value-type="float" office:value="1284.599" calcext:value-type="float">
            <text:p>1284.599</text:p>
          </table:table-cell>
          <table:table-cell office:value-type="float" office:value="768.3256" calcext:value-type="float">
            <text:p>768.3256</text:p>
          </table:table-cell>
          <table:table-cell office:value-type="float" office:value="1126.952" calcext:value-type="float">
            <text:p>1126.952</text:p>
          </table:table-cell>
          <table:table-cell office:value-type="float" office:value="411.5412" calcext:value-type="float">
            <text:p>411.5412</text:p>
          </table:table-cell>
          <table:table-cell office:value-type="float" office:value="1835.252" calcext:value-type="float">
            <text:p>1835.252</text:p>
          </table:table-cell>
          <table:table-cell office:value-type="float" office:value="2076.017" calcext:value-type="float">
            <text:p>2076.017</text:p>
          </table:table-cell>
          <table:table-cell office:value-type="float" office:value="1663.104" calcext:value-type="float">
            <text:p>1663.104</text:p>
          </table:table-cell>
          <table:table-cell office:value-type="float" office:value="583.9684" calcext:value-type="float">
            <text:p>583.9684</text:p>
          </table:table-cell>
          <table:table-cell office:value-type="float" office:value="578.1948" calcext:value-type="float">
            <text:p>578.1948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3049001" calcext:value-type="float">
            <text:p>-3.04900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04303" calcext:value-type="float">
            <text:p>-2.604303</text:p>
          </table:table-cell>
          <table:table-cell office:value-type="float" office:value="0" calcext:value-type="float">
            <text:p>0</text:p>
          </table:table-cell>
          <table:table-cell office:value-type="float" office:value="4.414784" calcext:value-type="float">
            <text:p>4.414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1024.597" calcext:value-type="float">
            <text:p>1024.597</text:p>
          </table:table-cell>
          <table:table-cell office:value-type="float" office:value="13261.26" calcext:value-type="float">
            <text:p>1326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60892" calcext:value-type="float">
            <text:p>-3.160892</text:p>
          </table:table-cell>
          <table:table-cell office:value-type="float" office:value="7.12762" calcext:value-type="float">
            <text:p>7.12762</text:p>
          </table:table-cell>
          <table:table-cell office:value-type="float" office:value="0" calcext:value-type="float">
            <text:p>0</text:p>
          </table:table-cell>
          <table:table-cell office:value-type="float" office:value="84.71659" calcext:value-type="float">
            <text:p>84.71659</text:p>
          </table:table-cell>
          <table:table-cell office:value-type="float" office:value="706.7664" calcext:value-type="float">
            <text:p>706.7664</text:p>
          </table:table-cell>
          <table:table-cell office:value-type="float" office:value="0.008395209" calcext:value-type="float">
            <text:p>0.008395209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8" calcext:value-type="float">
            <text:p>4.998568E-06</text:p>
          </table:table-cell>
          <table:table-cell office:value-type="float" office:value="0" calcext:value-type="float">
            <text:p>0</text:p>
          </table:table-cell>
          <table:table-cell office:value-type="float" office:value="-0.004789839" calcext:value-type="float">
            <text:p>-0.004789839</text:p>
          </table:table-cell>
          <table:table-cell office:value-type="float" office:value="370" calcext:value-type="float">
            <text:p>370</text:p>
          </table:table-cell>
          <table:table-cell office:value-type="float" office:value="-3.147712" calcext:value-type="float">
            <text:p>-3.147712</text:p>
          </table:table-cell>
          <table:table-cell office:value-type="float" office:value="0" calcext:value-type="float">
            <text:p>0</text:p>
          </table:table-cell>
          <table:table-cell office:value-type="float" office:value="357.5754" calcext:value-type="float">
            <text:p>357.5754</text:p>
          </table:table-cell>
          <table:table-cell office:value-type="float" office:value="1226.291" calcext:value-type="float">
            <text:p>1226.291</text:p>
          </table:table-cell>
          <table:table-cell office:value-type="float" office:value="1489.002" calcext:value-type="float">
            <text:p>1489.002</text:p>
          </table:table-cell>
          <table:table-cell office:value-type="float" office:value="1284.539" calcext:value-type="float">
            <text:p>1284.539</text:p>
          </table:table-cell>
          <table:table-cell office:value-type="float" office:value="768.2892" calcext:value-type="float">
            <text:p>768.2892</text:p>
          </table:table-cell>
          <table:table-cell office:value-type="float" office:value="1126.935" calcext:value-type="float">
            <text:p>1126.935</text:p>
          </table:table-cell>
          <table:table-cell office:value-type="float" office:value="411.5368" calcext:value-type="float">
            <text:p>411.5368</text:p>
          </table:table-cell>
          <table:table-cell office:value-type="float" office:value="1835.246" calcext:value-type="float">
            <text:p>1835.246</text:p>
          </table:table-cell>
          <table:table-cell office:value-type="float" office:value="2076.012" calcext:value-type="float">
            <text:p>2076.012</text:p>
          </table:table-cell>
          <table:table-cell office:value-type="float" office:value="1663.099" calcext:value-type="float">
            <text:p>1663.099</text:p>
          </table:table-cell>
          <table:table-cell office:value-type="float" office:value="583.9666" calcext:value-type="float">
            <text:p>583.9666</text:p>
          </table:table-cell>
          <table:table-cell office:value-type="float" office:value="578.1888" calcext:value-type="float">
            <text:p>578.1888</text:p>
          </table:table-cell>
          <table:table-cell office:value-type="float" office:value="142.7397" calcext:value-type="float">
            <text:p>142.7397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3658286" calcext:value-type="float">
            <text:p>-3.65828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88415" calcext:value-type="float">
            <text:p>-2.888415</text:p>
          </table:table-cell>
          <table:table-cell office:value-type="float" office:value="0" calcext:value-type="float">
            <text:p>0</text:p>
          </table:table-cell>
          <table:table-cell office:value-type="float" office:value="4.394894" calcext:value-type="float">
            <text:p>4.394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1024.33" calcext:value-type="float">
            <text:p>1024.33</text:p>
          </table:table-cell>
          <table:table-cell office:value-type="float" office:value="13261.25" calcext:value-type="float">
            <text:p>1326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51536" calcext:value-type="float">
            <text:p>-3.451536</text:p>
          </table:table-cell>
          <table:table-cell office:value-type="float" office:value="7.349749" calcext:value-type="float">
            <text:p>7.349749</text:p>
          </table:table-cell>
          <table:table-cell office:value-type="float" office:value="0" calcext:value-type="float">
            <text:p>0</text:p>
          </table:table-cell>
          <table:table-cell office:value-type="float" office:value="84.73173" calcext:value-type="float">
            <text:p>84.73173</text:p>
          </table:table-cell>
          <table:table-cell office:value-type="float" office:value="706.7558" calcext:value-type="float">
            <text:p>706.7558</text:p>
          </table:table-cell>
          <table:table-cell office:value-type="float" office:value="0.009141717" calcext:value-type="float">
            <text:p>0.009141717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8" calcext:value-type="float">
            <text:p>4.998568E-06</text:p>
          </table:table-cell>
          <table:table-cell office:value-type="float" office:value="0" calcext:value-type="float">
            <text:p>0</text:p>
          </table:table-cell>
          <table:table-cell office:value-type="float" office:value="-0.004789839" calcext:value-type="float">
            <text:p>-0.004789839</text:p>
          </table:table-cell>
          <table:table-cell office:value-type="float" office:value="370" calcext:value-type="float">
            <text:p>370</text:p>
          </table:table-cell>
          <table:table-cell office:value-type="float" office:value="-3.437609" calcext:value-type="float">
            <text:p>-3.437609</text:p>
          </table:table-cell>
          <table:table-cell office:value-type="float" office:value="0" calcext:value-type="float">
            <text:p>0</text:p>
          </table:table-cell>
          <table:table-cell office:value-type="float" office:value="357.5677" calcext:value-type="float">
            <text:p>357.5677</text:p>
          </table:table-cell>
          <table:table-cell office:value-type="float" office:value="1226.229" calcext:value-type="float">
            <text:p>1226.229</text:p>
          </table:table-cell>
          <table:table-cell office:value-type="float" office:value="1488.931" calcext:value-type="float">
            <text:p>1488.931</text:p>
          </table:table-cell>
          <table:table-cell office:value-type="float" office:value="1284.481" calcext:value-type="float">
            <text:p>1284.481</text:p>
          </table:table-cell>
          <table:table-cell office:value-type="float" office:value="768.2546" calcext:value-type="float">
            <text:p>768.2546</text:p>
          </table:table-cell>
          <table:table-cell office:value-type="float" office:value="1126.918" calcext:value-type="float">
            <text:p>1126.918</text:p>
          </table:table-cell>
          <table:table-cell office:value-type="float" office:value="411.5324" calcext:value-type="float">
            <text:p>411.5324</text:p>
          </table:table-cell>
          <table:table-cell office:value-type="float" office:value="1835.24" calcext:value-type="float">
            <text:p>1835.24</text:p>
          </table:table-cell>
          <table:table-cell office:value-type="float" office:value="2076.007" calcext:value-type="float">
            <text:p>2076.007</text:p>
          </table:table-cell>
          <table:table-cell office:value-type="float" office:value="1663.095" calcext:value-type="float">
            <text:p>1663.095</text:p>
          </table:table-cell>
          <table:table-cell office:value-type="float" office:value="583.9648" calcext:value-type="float">
            <text:p>583.9648</text:p>
          </table:table-cell>
          <table:table-cell office:value-type="float" office:value="578.1828" calcext:value-type="float">
            <text:p>578.1828</text:p>
          </table:table-cell>
          <table:table-cell office:value-type="float" office:value="142.7396" calcext:value-type="float">
            <text:p>142.7396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4446458" calcext:value-type="float">
            <text:p>-4.44645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58943" calcext:value-type="float">
            <text:p>-3.158943</text:p>
          </table:table-cell>
          <table:table-cell office:value-type="float" office:value="0" calcext:value-type="float">
            <text:p>0</text:p>
          </table:table-cell>
          <table:table-cell office:value-type="float" office:value="4.37551" calcext:value-type="float">
            <text:p>4.37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1023.975" calcext:value-type="float">
            <text:p>1023.975</text:p>
          </table:table-cell>
          <table:table-cell office:value-type="float" office:value="13261.23" calcext:value-type="float">
            <text:p>1326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7707" calcext:value-type="float">
            <text:p>-3.817707</text:p>
          </table:table-cell>
          <table:table-cell office:value-type="float" office:value="8.339141" calcext:value-type="float">
            <text:p>8.339141</text:p>
          </table:table-cell>
          <table:table-cell office:value-type="float" office:value="0" calcext:value-type="float">
            <text:p>0</text:p>
          </table:table-cell>
          <table:table-cell office:value-type="float" office:value="84.78" calcext:value-type="float">
            <text:p>84.78</text:p>
          </table:table-cell>
          <table:table-cell office:value-type="float" office:value="706.7327" calcext:value-type="float">
            <text:p>706.7327</text:p>
          </table:table-cell>
          <table:table-cell office:value-type="float" office:value="0.009915314" calcext:value-type="float">
            <text:p>0.009915314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9" calcext:value-type="float">
            <text:p>4.998569E-06</text:p>
          </table:table-cell>
          <table:table-cell office:value-type="float" office:value="0" calcext:value-type="float">
            <text:p>0</text:p>
          </table:table-cell>
          <table:table-cell office:value-type="float" office:value="-0.004789839" calcext:value-type="float">
            <text:p>-0.004789839</text:p>
          </table:table-cell>
          <table:table-cell office:value-type="float" office:value="370" calcext:value-type="float">
            <text:p>370</text:p>
          </table:table-cell>
          <table:table-cell office:value-type="float" office:value="-3.803007" calcext:value-type="float">
            <text:p>-3.803007</text:p>
          </table:table-cell>
          <table:table-cell office:value-type="float" office:value="0" calcext:value-type="float">
            <text:p>0</text:p>
          </table:table-cell>
          <table:table-cell office:value-type="float" office:value="357.5492" calcext:value-type="float">
            <text:p>357.5492</text:p>
          </table:table-cell>
          <table:table-cell office:value-type="float" office:value="1226.145" calcext:value-type="float">
            <text:p>1226.145</text:p>
          </table:table-cell>
          <table:table-cell office:value-type="float" office:value="1488.841" calcext:value-type="float">
            <text:p>1488.841</text:p>
          </table:table-cell>
          <table:table-cell office:value-type="float" office:value="1284.411" calcext:value-type="float">
            <text:p>1284.411</text:p>
          </table:table-cell>
          <table:table-cell office:value-type="float" office:value="768.2137" calcext:value-type="float">
            <text:p>768.2137</text:p>
          </table:table-cell>
          <table:table-cell office:value-type="float" office:value="1126.9" calcext:value-type="float">
            <text:p>1126.9</text:p>
          </table:table-cell>
          <table:table-cell office:value-type="float" office:value="411.5278" calcext:value-type="float">
            <text:p>411.5278</text:p>
          </table:table-cell>
          <table:table-cell office:value-type="float" office:value="1835.234" calcext:value-type="float">
            <text:p>1835.234</text:p>
          </table:table-cell>
          <table:table-cell office:value-type="float" office:value="2076.001" calcext:value-type="float">
            <text:p>2076.001</text:p>
          </table:table-cell>
          <table:table-cell office:value-type="float" office:value="1663.091" calcext:value-type="float">
            <text:p>1663.091</text:p>
          </table:table-cell>
          <table:table-cell office:value-type="float" office:value="583.9629" calcext:value-type="float">
            <text:p>583.9629</text:p>
          </table:table-cell>
          <table:table-cell office:value-type="float" office:value="578.1769" calcext:value-type="float">
            <text:p>578.1769</text:p>
          </table:table-cell>
          <table:table-cell office:value-type="float" office:value="142.7396" calcext:value-type="float">
            <text:p>142.7396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6749045" calcext:value-type="float">
            <text:p>-6.74904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14477" calcext:value-type="float">
            <text:p>-3.514477</text:p>
          </table:table-cell>
          <table:table-cell office:value-type="float" office:value="0" calcext:value-type="float">
            <text:p>0</text:p>
          </table:table-cell>
          <table:table-cell office:value-type="float" office:value="4.365631" calcext:value-type="float">
            <text:p>4.365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1023.666" calcext:value-type="float">
            <text:p>1023.666</text:p>
          </table:table-cell>
          <table:table-cell office:value-type="float" office:value="13261.2" calcext:value-type="float">
            <text:p>132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63563" calcext:value-type="float">
            <text:p>-4.163563</text:p>
          </table:table-cell>
          <table:table-cell office:value-type="float" office:value="9.785779" calcext:value-type="float">
            <text:p>9.785779</text:p>
          </table:table-cell>
          <table:table-cell office:value-type="float" office:value="0" calcext:value-type="float">
            <text:p>0</text:p>
          </table:table-cell>
          <table:table-cell office:value-type="float" office:value="84.79987" calcext:value-type="float">
            <text:p>84.79987</text:p>
          </table:table-cell>
          <table:table-cell office:value-type="float" office:value="706.7303" calcext:value-type="float">
            <text:p>706.7303</text:p>
          </table:table-cell>
          <table:table-cell office:value-type="float" office:value="0.01072979" calcext:value-type="float">
            <text:p>0.01072979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9" calcext:value-type="float">
            <text:p>4.998569E-06</text:p>
          </table:table-cell>
          <table:table-cell office:value-type="float" office:value="0" calcext:value-type="float">
            <text:p>0</text:p>
          </table:table-cell>
          <table:table-cell office:value-type="float" office:value="-0.006791341" calcext:value-type="float">
            <text:p>-0.006791341</text:p>
          </table:table-cell>
          <table:table-cell office:value-type="float" office:value="370" calcext:value-type="float">
            <text:p>370</text:p>
          </table:table-cell>
          <table:table-cell office:value-type="float" office:value="-4.146047" calcext:value-type="float">
            <text:p>-4.146047</text:p>
          </table:table-cell>
          <table:table-cell office:value-type="float" office:value="0" calcext:value-type="float">
            <text:p>0</text:p>
          </table:table-cell>
          <table:table-cell office:value-type="float" office:value="357.5424" calcext:value-type="float">
            <text:p>357.5424</text:p>
          </table:table-cell>
          <table:table-cell office:value-type="float" office:value="1226.073" calcext:value-type="float">
            <text:p>1226.073</text:p>
          </table:table-cell>
          <table:table-cell office:value-type="float" office:value="1488.755" calcext:value-type="float">
            <text:p>1488.755</text:p>
          </table:table-cell>
          <table:table-cell office:value-type="float" office:value="1284.337" calcext:value-type="float">
            <text:p>1284.337</text:p>
          </table:table-cell>
          <table:table-cell office:value-type="float" office:value="768.1684" calcext:value-type="float">
            <text:p>768.1684</text:p>
          </table:table-cell>
          <table:table-cell office:value-type="float" office:value="1126.879" calcext:value-type="float">
            <text:p>1126.879</text:p>
          </table:table-cell>
          <table:table-cell office:value-type="float" office:value="411.5228" calcext:value-type="float">
            <text:p>411.5228</text:p>
          </table:table-cell>
          <table:table-cell office:value-type="float" office:value="1835.228" calcext:value-type="float">
            <text:p>1835.228</text:p>
          </table:table-cell>
          <table:table-cell office:value-type="float" office:value="2075.996" calcext:value-type="float">
            <text:p>2075.996</text:p>
          </table:table-cell>
          <table:table-cell office:value-type="float" office:value="1663.087" calcext:value-type="float">
            <text:p>1663.087</text:p>
          </table:table-cell>
          <table:table-cell office:value-type="float" office:value="583.9611" calcext:value-type="float">
            <text:p>583.9611</text:p>
          </table:table-cell>
          <table:table-cell office:value-type="float" office:value="578.1711" calcext:value-type="float">
            <text:p>578.1711</text:p>
          </table:table-cell>
          <table:table-cell office:value-type="float" office:value="142.7396" calcext:value-type="float">
            <text:p>142.7396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0000007670607" calcext:value-type="float">
            <text:p>-7.67060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28287" calcext:value-type="float">
            <text:p>-3.828287</text:p>
          </table:table-cell>
          <table:table-cell office:value-type="float" office:value="0" calcext:value-type="float">
            <text:p>0</text:p>
          </table:table-cell>
          <table:table-cell office:value-type="float" office:value="4.336402" calcext:value-type="float">
            <text:p>4.336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1023.437" calcext:value-type="float">
            <text:p>1023.437</text:p>
          </table:table-cell>
          <table:table-cell office:value-type="float" office:value="13261.19" calcext:value-type="float">
            <text:p>1326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51974" calcext:value-type="float">
            <text:p>-4.451974</text:p>
          </table:table-cell>
          <table:table-cell office:value-type="float" office:value="11.28254" calcext:value-type="float">
            <text:p>11.28254</text:p>
          </table:table-cell>
          <table:table-cell office:value-type="float" office:value="0" calcext:value-type="float">
            <text:p>0</text:p>
          </table:table-cell>
          <table:table-cell office:value-type="float" office:value="84.79682" calcext:value-type="float">
            <text:p>84.79682</text:p>
          </table:table-cell>
          <table:table-cell office:value-type="float" office:value="706.7267" calcext:value-type="float">
            <text:p>706.7267</text:p>
          </table:table-cell>
          <table:table-cell office:value-type="float" office:value="0.01152969" calcext:value-type="float">
            <text:p>0.01152969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9" calcext:value-type="float">
            <text:p>4.99856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67788" calcext:value-type="float">
            <text:p>-0.009167788</text:p>
          </table:table-cell>
          <table:table-cell office:value-type="float" office:value="370" calcext:value-type="float">
            <text:p>370</text:p>
          </table:table-cell>
          <table:table-cell office:value-type="float" office:value="-4.431282" calcext:value-type="float">
            <text:p>-4.431282</text:p>
          </table:table-cell>
          <table:table-cell office:value-type="float" office:value="0" calcext:value-type="float">
            <text:p>0</text:p>
          </table:table-cell>
          <table:table-cell office:value-type="float" office:value="357.5416" calcext:value-type="float">
            <text:p>357.5416</text:p>
          </table:table-cell>
          <table:table-cell office:value-type="float" office:value="1226.029" calcext:value-type="float">
            <text:p>1226.029</text:p>
          </table:table-cell>
          <table:table-cell office:value-type="float" office:value="1488.692" calcext:value-type="float">
            <text:p>1488.692</text:p>
          </table:table-cell>
          <table:table-cell office:value-type="float" office:value="1284.284" calcext:value-type="float">
            <text:p>1284.284</text:p>
          </table:table-cell>
          <table:table-cell office:value-type="float" office:value="768.1336" calcext:value-type="float">
            <text:p>768.1336</text:p>
          </table:table-cell>
          <table:table-cell office:value-type="float" office:value="1126.861" calcext:value-type="float">
            <text:p>1126.861</text:p>
          </table:table-cell>
          <table:table-cell office:value-type="float" office:value="411.5182" calcext:value-type="float">
            <text:p>411.5182</text:p>
          </table:table-cell>
          <table:table-cell office:value-type="float" office:value="1835.222" calcext:value-type="float">
            <text:p>1835.222</text:p>
          </table:table-cell>
          <table:table-cell office:value-type="float" office:value="2075.991" calcext:value-type="float">
            <text:p>2075.991</text:p>
          </table:table-cell>
          <table:table-cell office:value-type="float" office:value="1663.083" calcext:value-type="float">
            <text:p>1663.083</text:p>
          </table:table-cell>
          <table:table-cell office:value-type="float" office:value="583.9593" calcext:value-type="float">
            <text:p>583.9593</text:p>
          </table:table-cell>
          <table:table-cell office:value-type="float" office:value="578.1655" calcext:value-type="float">
            <text:p>578.1655</text:p>
          </table:table-cell>
          <table:table-cell office:value-type="float" office:value="142.7396" calcext:value-type="float">
            <text:p>142.7396</text:p>
          </table:table-cell>
          <table:table-cell office:value-type="float" office:value="35.67541" calcext:value-type="float">
            <text:p>35.67541</text:p>
          </table:table-cell>
          <table:table-cell office:value-type="float" office:value="0" calcext:value-type="float">
            <text:p>0</text:p>
          </table:table-cell>
          <table:table-cell office:value-type="float" office:value="-0.00000007942192" calcext:value-type="float">
            <text:p>-7.94219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62963" calcext:value-type="float">
            <text:p>-4.062963</text:p>
          </table:table-cell>
          <table:table-cell office:value-type="float" office:value="0" calcext:value-type="float">
            <text:p>0</text:p>
          </table:table-cell>
          <table:table-cell office:value-type="float" office:value="4.285851" calcext:value-type="float">
            <text:p>4.285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1023.226" calcext:value-type="float">
            <text:p>1023.226</text:p>
          </table:table-cell>
          <table:table-cell office:value-type="float" office:value="13261.17" calcext:value-type="float">
            <text:p>1326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12159" calcext:value-type="float">
            <text:p>-4.712159</text:p>
          </table:table-cell>
          <table:table-cell office:value-type="float" office:value="10.55048" calcext:value-type="float">
            <text:p>10.55048</text:p>
          </table:table-cell>
          <table:table-cell office:value-type="float" office:value="0" calcext:value-type="float">
            <text:p>0</text:p>
          </table:table-cell>
          <table:table-cell office:value-type="float" office:value="84.79261" calcext:value-type="float">
            <text:p>84.79261</text:p>
          </table:table-cell>
          <table:table-cell office:value-type="float" office:value="706.7161" calcext:value-type="float">
            <text:p>706.7161</text:p>
          </table:table-cell>
          <table:table-cell office:value-type="float" office:value="0.01230742" calcext:value-type="float">
            <text:p>0.01230742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9" calcext:value-type="float">
            <text:p>4.998569E-06</text:p>
          </table:table-cell>
          <table:table-cell office:value-type="float" office:value="0" calcext:value-type="float">
            <text:p>0</text:p>
          </table:table-cell>
          <table:table-cell office:value-type="float" office:value="-0.01130145" calcext:value-type="float">
            <text:p>-0.01130145</text:p>
          </table:table-cell>
          <table:table-cell office:value-type="float" office:value="370" calcext:value-type="float">
            <text:p>370</text:p>
          </table:table-cell>
          <table:table-cell office:value-type="float" office:value="-4.688555" calcext:value-type="float">
            <text:p>-4.688555</text:p>
          </table:table-cell>
          <table:table-cell office:value-type="float" office:value="0" calcext:value-type="float">
            <text:p>0</text:p>
          </table:table-cell>
          <table:table-cell office:value-type="float" office:value="357.5407" calcext:value-type="float">
            <text:p>357.5407</text:p>
          </table:table-cell>
          <table:table-cell office:value-type="float" office:value="1225.989" calcext:value-type="float">
            <text:p>1225.989</text:p>
          </table:table-cell>
          <table:table-cell office:value-type="float" office:value="1488.633" calcext:value-type="float">
            <text:p>1488.633</text:p>
          </table:table-cell>
          <table:table-cell office:value-type="float" office:value="1284.241" calcext:value-type="float">
            <text:p>1284.241</text:p>
          </table:table-cell>
          <table:table-cell office:value-type="float" office:value="768.1031" calcext:value-type="float">
            <text:p>768.1031</text:p>
          </table:table-cell>
          <table:table-cell office:value-type="float" office:value="1126.846" calcext:value-type="float">
            <text:p>1126.846</text:p>
          </table:table-cell>
          <table:table-cell office:value-type="float" office:value="411.5139" calcext:value-type="float">
            <text:p>411.5139</text:p>
          </table:table-cell>
          <table:table-cell office:value-type="float" office:value="1835.215" calcext:value-type="float">
            <text:p>1835.215</text:p>
          </table:table-cell>
          <table:table-cell office:value-type="float" office:value="2075.986" calcext:value-type="float">
            <text:p>2075.986</text:p>
          </table:table-cell>
          <table:table-cell office:value-type="float" office:value="1663.079" calcext:value-type="float">
            <text:p>1663.079</text:p>
          </table:table-cell>
          <table:table-cell office:value-type="float" office:value="583.9575" calcext:value-type="float">
            <text:p>583.9575</text:p>
          </table:table-cell>
          <table:table-cell office:value-type="float" office:value="578.1598" calcext:value-type="float">
            <text:p>578.1598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4" calcext:value-type="float">
            <text:p>35.67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08290089" calcext:value-type="float">
            <text:p>-8.29008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79897" calcext:value-type="float">
            <text:p>-4.279897</text:p>
          </table:table-cell>
          <table:table-cell office:value-type="float" office:value="0" calcext:value-type="float">
            <text:p>0</text:p>
          </table:table-cell>
          <table:table-cell office:value-type="float" office:value="4.245518" calcext:value-type="float">
            <text:p>4.245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1022.984" calcext:value-type="float">
            <text:p>1022.984</text:p>
          </table:table-cell>
          <table:table-cell office:value-type="float" office:value="13261.16" calcext:value-type="float">
            <text:p>13261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7863" calcext:value-type="float">
            <text:p>-4.97863</text:p>
          </table:table-cell>
          <table:table-cell office:value-type="float" office:value="11.69297" calcext:value-type="float">
            <text:p>11.69297</text:p>
          </table:table-cell>
          <table:table-cell office:value-type="float" office:value="0" calcext:value-type="float">
            <text:p>0</text:p>
          </table:table-cell>
          <table:table-cell office:value-type="float" office:value="84.79111" calcext:value-type="float">
            <text:p>84.79111</text:p>
          </table:table-cell>
          <table:table-cell office:value-type="float" office:value="706.7095" calcext:value-type="float">
            <text:p>706.7095</text:p>
          </table:table-cell>
          <table:table-cell office:value-type="float" office:value="0.01314391" calcext:value-type="float">
            <text:p>0.01314391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9" calcext:value-type="float">
            <text:p>4.998569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4.953936" calcext:value-type="float">
            <text:p>-4.953936</text:p>
          </table:table-cell>
          <table:table-cell office:value-type="float" office:value="0" calcext:value-type="float">
            <text:p>0</text:p>
          </table:table-cell>
          <table:table-cell office:value-type="float" office:value="357.535" calcext:value-type="float">
            <text:p>357.535</text:p>
          </table:table-cell>
          <table:table-cell office:value-type="float" office:value="1225.94" calcext:value-type="float">
            <text:p>1225.94</text:p>
          </table:table-cell>
          <table:table-cell office:value-type="float" office:value="1488.567" calcext:value-type="float">
            <text:p>1488.567</text:p>
          </table:table-cell>
          <table:table-cell office:value-type="float" office:value="1284.188" calcext:value-type="float">
            <text:p>1284.188</text:p>
          </table:table-cell>
          <table:table-cell office:value-type="float" office:value="768.0698" calcext:value-type="float">
            <text:p>768.0698</text:p>
          </table:table-cell>
          <table:table-cell office:value-type="float" office:value="1126.83" calcext:value-type="float">
            <text:p>1126.83</text:p>
          </table:table-cell>
          <table:table-cell office:value-type="float" office:value="411.5096" calcext:value-type="float">
            <text:p>411.5096</text:p>
          </table:table-cell>
          <table:table-cell office:value-type="float" office:value="1835.209" calcext:value-type="float">
            <text:p>1835.209</text:p>
          </table:table-cell>
          <table:table-cell office:value-type="float" office:value="2075.98" calcext:value-type="float">
            <text:p>2075.98</text:p>
          </table:table-cell>
          <table:table-cell office:value-type="float" office:value="1663.075" calcext:value-type="float">
            <text:p>1663.075</text:p>
          </table:table-cell>
          <table:table-cell office:value-type="float" office:value="583.9557" calcext:value-type="float">
            <text:p>583.9557</text:p>
          </table:table-cell>
          <table:table-cell office:value-type="float" office:value="578.1542" calcext:value-type="float">
            <text:p>578.1542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5" calcext:value-type="float">
            <text:p>35.675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8686874" calcext:value-type="float">
            <text:p>-8.68687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25652" calcext:value-type="float">
            <text:p>-4.525652</text:p>
          </table:table-cell>
          <table:table-cell office:value-type="float" office:value="0" calcext:value-type="float">
            <text:p>0</text:p>
          </table:table-cell>
          <table:table-cell office:value-type="float" office:value="4.225883" calcext:value-type="float">
            <text:p>4.225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1022.782" calcext:value-type="float">
            <text:p>1022.782</text:p>
          </table:table-cell>
          <table:table-cell office:value-type="float" office:value="13261.14" calcext:value-type="float">
            <text:p>1326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15222" calcext:value-type="float">
            <text:p>-5.215222</text:p>
          </table:table-cell>
          <table:table-cell office:value-type="float" office:value="13.20064" calcext:value-type="float">
            <text:p>13.20064</text:p>
          </table:table-cell>
          <table:table-cell office:value-type="float" office:value="0" calcext:value-type="float">
            <text:p>0</text:p>
          </table:table-cell>
          <table:table-cell office:value-type="float" office:value="84.7781" calcext:value-type="float">
            <text:p>84.7781</text:p>
          </table:table-cell>
          <table:table-cell office:value-type="float" office:value="706.7094" calcext:value-type="float">
            <text:p>706.7094</text:p>
          </table:table-cell>
          <table:table-cell office:value-type="float" office:value="0.01395523" calcext:value-type="float">
            <text:p>0.01395523</text:p>
          </table:table-cell>
          <table:table-cell office:value-type="float" office:value="0" calcext:value-type="float">
            <text:p>0</text:p>
          </table:table-cell>
          <table:table-cell office:value-type="float" office:value="0.000004998569" calcext:value-type="float">
            <text:p>4.998569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5.189717" calcext:value-type="float">
            <text:p>-5.189717</text:p>
          </table:table-cell>
          <table:table-cell office:value-type="float" office:value="0" calcext:value-type="float">
            <text:p>0</text:p>
          </table:table-cell>
          <table:table-cell office:value-type="float" office:value="357.5346" calcext:value-type="float">
            <text:p>357.5346</text:p>
          </table:table-cell>
          <table:table-cell office:value-type="float" office:value="1225.902" calcext:value-type="float">
            <text:p>1225.902</text:p>
          </table:table-cell>
          <table:table-cell office:value-type="float" office:value="1488.51" calcext:value-type="float">
            <text:p>1488.51</text:p>
          </table:table-cell>
          <table:table-cell office:value-type="float" office:value="1284.14" calcext:value-type="float">
            <text:p>1284.14</text:p>
          </table:table-cell>
          <table:table-cell office:value-type="float" office:value="768.0382" calcext:value-type="float">
            <text:p>768.0382</text:p>
          </table:table-cell>
          <table:table-cell office:value-type="float" office:value="1126.813" calcext:value-type="float">
            <text:p>1126.813</text:p>
          </table:table-cell>
          <table:table-cell office:value-type="float" office:value="411.5053" calcext:value-type="float">
            <text:p>411.5053</text:p>
          </table:table-cell>
          <table:table-cell office:value-type="float" office:value="1835.203" calcext:value-type="float">
            <text:p>1835.203</text:p>
          </table:table-cell>
          <table:table-cell office:value-type="float" office:value="2075.975" calcext:value-type="float">
            <text:p>2075.975</text:p>
          </table:table-cell>
          <table:table-cell office:value-type="float" office:value="1663.071" calcext:value-type="float">
            <text:p>1663.071</text:p>
          </table:table-cell>
          <table:table-cell office:value-type="float" office:value="583.9539" calcext:value-type="float">
            <text:p>583.9539</text:p>
          </table:table-cell>
          <table:table-cell office:value-type="float" office:value="578.1486" calcext:value-type="float">
            <text:p>578.1486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5" calcext:value-type="float">
            <text:p>35.675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8836026" calcext:value-type="float">
            <text:p>-8.83602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34486" calcext:value-type="float">
            <text:p>-4.734486</text:p>
          </table:table-cell>
          <table:table-cell office:value-type="float" office:value="0" calcext:value-type="float">
            <text:p>0</text:p>
          </table:table-cell>
          <table:table-cell office:value-type="float" office:value="4.198913" calcext:value-type="float">
            <text:p>4.198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1022.592" calcext:value-type="float">
            <text:p>1022.592</text:p>
          </table:table-cell>
          <table:table-cell office:value-type="float" office:value="13261.12" calcext:value-type="float">
            <text:p>1326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34813" calcext:value-type="float">
            <text:p>-5.434813</text:p>
          </table:table-cell>
          <table:table-cell office:value-type="float" office:value="13.26109" calcext:value-type="float">
            <text:p>13.26109</text:p>
          </table:table-cell>
          <table:table-cell office:value-type="float" office:value="0" calcext:value-type="float">
            <text:p>0</text:p>
          </table:table-cell>
          <table:table-cell office:value-type="float" office:value="84.76845" calcext:value-type="float">
            <text:p>84.76845</text:p>
          </table:table-cell>
          <table:table-cell office:value-type="float" office:value="706.6975" calcext:value-type="float">
            <text:p>706.6975</text:p>
          </table:table-cell>
          <table:table-cell office:value-type="float" office:value="0.01474418" calcext:value-type="float">
            <text:p>0.01474418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5.408519" calcext:value-type="float">
            <text:p>-5.408519</text:p>
          </table:table-cell>
          <table:table-cell office:value-type="float" office:value="0" calcext:value-type="float">
            <text:p>0</text:p>
          </table:table-cell>
          <table:table-cell office:value-type="float" office:value="357.5348" calcext:value-type="float">
            <text:p>357.5348</text:p>
          </table:table-cell>
          <table:table-cell office:value-type="float" office:value="1225.868" calcext:value-type="float">
            <text:p>1225.868</text:p>
          </table:table-cell>
          <table:table-cell office:value-type="float" office:value="1488.457" calcext:value-type="float">
            <text:p>1488.457</text:p>
          </table:table-cell>
          <table:table-cell office:value-type="float" office:value="1284.102" calcext:value-type="float">
            <text:p>1284.102</text:p>
          </table:table-cell>
          <table:table-cell office:value-type="float" office:value="768.0109" calcext:value-type="float">
            <text:p>768.0109</text:p>
          </table:table-cell>
          <table:table-cell office:value-type="float" office:value="1126.8" calcext:value-type="float">
            <text:p>1126.8</text:p>
          </table:table-cell>
          <table:table-cell office:value-type="float" office:value="411.5011" calcext:value-type="float">
            <text:p>411.5011</text:p>
          </table:table-cell>
          <table:table-cell office:value-type="float" office:value="1835.198" calcext:value-type="float">
            <text:p>1835.198</text:p>
          </table:table-cell>
          <table:table-cell office:value-type="float" office:value="2075.97" calcext:value-type="float">
            <text:p>2075.97</text:p>
          </table:table-cell>
          <table:table-cell office:value-type="float" office:value="1663.067" calcext:value-type="float">
            <text:p>1663.067</text:p>
          </table:table-cell>
          <table:table-cell office:value-type="float" office:value="583.9522" calcext:value-type="float">
            <text:p>583.9522</text:p>
          </table:table-cell>
          <table:table-cell office:value-type="float" office:value="578.1431" calcext:value-type="float">
            <text:p>578.1431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5" calcext:value-type="float">
            <text:p>35.675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9010643" calcext:value-type="float">
            <text:p>-9.01064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2918" calcext:value-type="float">
            <text:p>-4.92918</text:p>
          </table:table-cell>
          <table:table-cell office:value-type="float" office:value="0" calcext:value-type="float">
            <text:p>0</text:p>
          </table:table-cell>
          <table:table-cell office:value-type="float" office:value="4.17482" calcext:value-type="float">
            <text:p>4.1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1022.417" calcext:value-type="float">
            <text:p>1022.417</text:p>
          </table:table-cell>
          <table:table-cell office:value-type="float" office:value="13261.11" calcext:value-type="float">
            <text:p>1326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42069" calcext:value-type="float">
            <text:p>-5.642069</text:p>
          </table:table-cell>
          <table:table-cell office:value-type="float" office:value="14.19816" calcext:value-type="float">
            <text:p>14.19816</text:p>
          </table:table-cell>
          <table:table-cell office:value-type="float" office:value="0" calcext:value-type="float">
            <text:p>0</text:p>
          </table:table-cell>
          <table:table-cell office:value-type="float" office:value="84.7496" calcext:value-type="float">
            <text:p>84.7496</text:p>
          </table:table-cell>
          <table:table-cell office:value-type="float" office:value="706.696" calcext:value-type="float">
            <text:p>706.696</text:p>
          </table:table-cell>
          <table:table-cell office:value-type="float" office:value="0.01553925" calcext:value-type="float">
            <text:p>0.01553925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5.61498" calcext:value-type="float">
            <text:p>-5.61498</text:p>
          </table:table-cell>
          <table:table-cell office:value-type="float" office:value="0" calcext:value-type="float">
            <text:p>0</text:p>
          </table:table-cell>
          <table:table-cell office:value-type="float" office:value="357.5346" calcext:value-type="float">
            <text:p>357.5346</text:p>
          </table:table-cell>
          <table:table-cell office:value-type="float" office:value="1225.836" calcext:value-type="float">
            <text:p>1225.836</text:p>
          </table:table-cell>
          <table:table-cell office:value-type="float" office:value="1488.404" calcext:value-type="float">
            <text:p>1488.404</text:p>
          </table:table-cell>
          <table:table-cell office:value-type="float" office:value="1284.063" calcext:value-type="float">
            <text:p>1284.063</text:p>
          </table:table-cell>
          <table:table-cell office:value-type="float" office:value="767.9827" calcext:value-type="float">
            <text:p>767.9827</text:p>
          </table:table-cell>
          <table:table-cell office:value-type="float" office:value="1126.787" calcext:value-type="float">
            <text:p>1126.787</text:p>
          </table:table-cell>
          <table:table-cell office:value-type="float" office:value="411.4971" calcext:value-type="float">
            <text:p>411.4971</text:p>
          </table:table-cell>
          <table:table-cell office:value-type="float" office:value="1835.192" calcext:value-type="float">
            <text:p>1835.192</text:p>
          </table:table-cell>
          <table:table-cell office:value-type="float" office:value="2075.965" calcext:value-type="float">
            <text:p>2075.965</text:p>
          </table:table-cell>
          <table:table-cell office:value-type="float" office:value="1663.063" calcext:value-type="float">
            <text:p>1663.063</text:p>
          </table:table-cell>
          <table:table-cell office:value-type="float" office:value="583.9504" calcext:value-type="float">
            <text:p>583.9504</text:p>
          </table:table-cell>
          <table:table-cell office:value-type="float" office:value="578.1376" calcext:value-type="float">
            <text:p>578.1376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5" calcext:value-type="float">
            <text:p>35.675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9077573" calcext:value-type="float">
            <text:p>-9.07757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10358" calcext:value-type="float">
            <text:p>-5.110358</text:p>
          </table:table-cell>
          <table:table-cell office:value-type="float" office:value="0" calcext:value-type="float">
            <text:p>0</text:p>
          </table:table-cell>
          <table:table-cell office:value-type="float" office:value="4.149527" calcext:value-type="float">
            <text:p>4.149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1022.232" calcext:value-type="float">
            <text:p>1022.232</text:p>
          </table:table-cell>
          <table:table-cell office:value-type="float" office:value="13261.09" calcext:value-type="float">
            <text:p>1326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52389" calcext:value-type="float">
            <text:p>-5.852389</text:p>
          </table:table-cell>
          <table:table-cell office:value-type="float" office:value="14.31534" calcext:value-type="float">
            <text:p>14.31534</text:p>
          </table:table-cell>
          <table:table-cell office:value-type="float" office:value="0" calcext:value-type="float">
            <text:p>0</text:p>
          </table:table-cell>
          <table:table-cell office:value-type="float" office:value="84.73699" calcext:value-type="float">
            <text:p>84.73699</text:p>
          </table:table-cell>
          <table:table-cell office:value-type="float" office:value="706.6846" calcext:value-type="float">
            <text:p>706.6846</text:p>
          </table:table-cell>
          <table:table-cell office:value-type="float" office:value="0.0163445" calcext:value-type="float">
            <text:p>0.0163445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5.824494" calcext:value-type="float">
            <text:p>-5.824494</text:p>
          </table:table-cell>
          <table:table-cell office:value-type="float" office:value="0" calcext:value-type="float">
            <text:p>0</text:p>
          </table:table-cell>
          <table:table-cell office:value-type="float" office:value="357.5338" calcext:value-type="float">
            <text:p>357.5338</text:p>
          </table:table-cell>
          <table:table-cell office:value-type="float" office:value="1225.801" calcext:value-type="float">
            <text:p>1225.801</text:p>
          </table:table-cell>
          <table:table-cell office:value-type="float" office:value="1488.35" calcext:value-type="float">
            <text:p>1488.35</text:p>
          </table:table-cell>
          <table:table-cell office:value-type="float" office:value="1284.027" calcext:value-type="float">
            <text:p>1284.027</text:p>
          </table:table-cell>
          <table:table-cell office:value-type="float" office:value="767.9567" calcext:value-type="float">
            <text:p>767.9567</text:p>
          </table:table-cell>
          <table:table-cell office:value-type="float" office:value="1126.775" calcext:value-type="float">
            <text:p>1126.775</text:p>
          </table:table-cell>
          <table:table-cell office:value-type="float" office:value="411.4931" calcext:value-type="float">
            <text:p>411.4931</text:p>
          </table:table-cell>
          <table:table-cell office:value-type="float" office:value="1835.186" calcext:value-type="float">
            <text:p>1835.186</text:p>
          </table:table-cell>
          <table:table-cell office:value-type="float" office:value="2075.959" calcext:value-type="float">
            <text:p>2075.959</text:p>
          </table:table-cell>
          <table:table-cell office:value-type="float" office:value="1663.059" calcext:value-type="float">
            <text:p>1663.059</text:p>
          </table:table-cell>
          <table:table-cell office:value-type="float" office:value="583.9487" calcext:value-type="float">
            <text:p>583.9487</text:p>
          </table:table-cell>
          <table:table-cell office:value-type="float" office:value="578.1323" calcext:value-type="float">
            <text:p>578.1323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5" calcext:value-type="float">
            <text:p>35.675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9251661" calcext:value-type="float">
            <text:p>-9.25166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99101" calcext:value-type="float">
            <text:p>-5.299101</text:p>
          </table:table-cell>
          <table:table-cell office:value-type="float" office:value="0" calcext:value-type="float">
            <text:p>0</text:p>
          </table:table-cell>
          <table:table-cell office:value-type="float" office:value="4.128757" calcext:value-type="float">
            <text:p>4.12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1021.976" calcext:value-type="float">
            <text:p>1021.976</text:p>
          </table:table-cell>
          <table:table-cell office:value-type="float" office:value="13261.07" calcext:value-type="float">
            <text:p>13261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26405" calcext:value-type="float">
            <text:p>-6.126405</text:p>
          </table:table-cell>
          <table:table-cell office:value-type="float" office:value="16.31208" calcext:value-type="float">
            <text:p>16.31208</text:p>
          </table:table-cell>
          <table:table-cell office:value-type="float" office:value="0" calcext:value-type="float">
            <text:p>0</text:p>
          </table:table-cell>
          <table:table-cell office:value-type="float" office:value="84.74497" calcext:value-type="float">
            <text:p>84.74497</text:p>
          </table:table-cell>
          <table:table-cell office:value-type="float" office:value="706.663" calcext:value-type="float">
            <text:p>706.663</text:p>
          </table:table-cell>
          <table:table-cell office:value-type="float" office:value="0.01724504" calcext:value-type="float">
            <text:p>0.01724504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6.09761" calcext:value-type="float">
            <text:p>-6.09761</text:p>
          </table:table-cell>
          <table:table-cell office:value-type="float" office:value="0" calcext:value-type="float">
            <text:p>0</text:p>
          </table:table-cell>
          <table:table-cell office:value-type="float" office:value="357.527" calcext:value-type="float">
            <text:p>357.527</text:p>
          </table:table-cell>
          <table:table-cell office:value-type="float" office:value="1225.747" calcext:value-type="float">
            <text:p>1225.747</text:p>
          </table:table-cell>
          <table:table-cell office:value-type="float" office:value="1488.281" calcext:value-type="float">
            <text:p>1488.281</text:p>
          </table:table-cell>
          <table:table-cell office:value-type="float" office:value="1283.975" calcext:value-type="float">
            <text:p>1283.975</text:p>
          </table:table-cell>
          <table:table-cell office:value-type="float" office:value="767.9249" calcext:value-type="float">
            <text:p>767.9249</text:p>
          </table:table-cell>
          <table:table-cell office:value-type="float" office:value="1126.761" calcext:value-type="float">
            <text:p>1126.761</text:p>
          </table:table-cell>
          <table:table-cell office:value-type="float" office:value="411.4891" calcext:value-type="float">
            <text:p>411.4891</text:p>
          </table:table-cell>
          <table:table-cell office:value-type="float" office:value="1835.181" calcext:value-type="float">
            <text:p>1835.181</text:p>
          </table:table-cell>
          <table:table-cell office:value-type="float" office:value="2075.955" calcext:value-type="float">
            <text:p>2075.955</text:p>
          </table:table-cell>
          <table:table-cell office:value-type="float" office:value="1663.055" calcext:value-type="float">
            <text:p>1663.055</text:p>
          </table:table-cell>
          <table:table-cell office:value-type="float" office:value="583.947" calcext:value-type="float">
            <text:p>583.947</text:p>
          </table:table-cell>
          <table:table-cell office:value-type="float" office:value="578.1269" calcext:value-type="float">
            <text:p>578.1269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4" calcext:value-type="float">
            <text:p>35.67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1005547" calcext:value-type="float">
            <text:p>-1.00554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57918" calcext:value-type="float">
            <text:p>-5.557918</text:p>
          </table:table-cell>
          <table:table-cell office:value-type="float" office:value="0" calcext:value-type="float">
            <text:p>0</text:p>
          </table:table-cell>
          <table:table-cell office:value-type="float" office:value="4.114476" calcext:value-type="float">
            <text:p>4.114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1021.758" calcext:value-type="float">
            <text:p>1021.758</text:p>
          </table:table-cell>
          <table:table-cell office:value-type="float" office:value="13261.05" calcext:value-type="float">
            <text:p>1326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72254" calcext:value-type="float">
            <text:p>-6.372254</text:p>
          </table:table-cell>
          <table:table-cell office:value-type="float" office:value="16.63535" calcext:value-type="float">
            <text:p>16.63535</text:p>
          </table:table-cell>
          <table:table-cell office:value-type="float" office:value="0" calcext:value-type="float">
            <text:p>0</text:p>
          </table:table-cell>
          <table:table-cell office:value-type="float" office:value="84.73167" calcext:value-type="float">
            <text:p>84.73167</text:p>
          </table:table-cell>
          <table:table-cell office:value-type="float" office:value="706.6552" calcext:value-type="float">
            <text:p>706.6552</text:p>
          </table:table-cell>
          <table:table-cell office:value-type="float" office:value="0.01811607" calcext:value-type="float">
            <text:p>0.01811607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6.342588" calcext:value-type="float">
            <text:p>-6.342588</text:p>
          </table:table-cell>
          <table:table-cell office:value-type="float" office:value="0" calcext:value-type="float">
            <text:p>0</text:p>
          </table:table-cell>
          <table:table-cell office:value-type="float" office:value="357.5294" calcext:value-type="float">
            <text:p>357.5294</text:p>
          </table:table-cell>
          <table:table-cell office:value-type="float" office:value="1225.703" calcext:value-type="float">
            <text:p>1225.703</text:p>
          </table:table-cell>
          <table:table-cell office:value-type="float" office:value="1488.217" calcext:value-type="float">
            <text:p>1488.217</text:p>
          </table:table-cell>
          <table:table-cell office:value-type="float" office:value="1283.927" calcext:value-type="float">
            <text:p>1283.927</text:p>
          </table:table-cell>
          <table:table-cell office:value-type="float" office:value="767.8934" calcext:value-type="float">
            <text:p>767.8934</text:p>
          </table:table-cell>
          <table:table-cell office:value-type="float" office:value="1126.745" calcext:value-type="float">
            <text:p>1126.745</text:p>
          </table:table-cell>
          <table:table-cell office:value-type="float" office:value="411.4849" calcext:value-type="float">
            <text:p>411.4849</text:p>
          </table:table-cell>
          <table:table-cell office:value-type="float" office:value="1835.175" calcext:value-type="float">
            <text:p>1835.175</text:p>
          </table:table-cell>
          <table:table-cell office:value-type="float" office:value="2075.95" calcext:value-type="float">
            <text:p>2075.95</text:p>
          </table:table-cell>
          <table:table-cell office:value-type="float" office:value="1663.051" calcext:value-type="float">
            <text:p>1663.051</text:p>
          </table:table-cell>
          <table:table-cell office:value-type="float" office:value="583.9453" calcext:value-type="float">
            <text:p>583.9453</text:p>
          </table:table-cell>
          <table:table-cell office:value-type="float" office:value="578.1216" calcext:value-type="float">
            <text:p>578.1216</text:p>
          </table:table-cell>
          <table:table-cell office:value-type="float" office:value="142.7395" calcext:value-type="float">
            <text:p>142.7395</text:p>
          </table:table-cell>
          <table:table-cell office:value-type="float" office:value="35.67544" calcext:value-type="float">
            <text:p>35.67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1056276" calcext:value-type="float">
            <text:p>-1.0562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780356" calcext:value-type="float">
            <text:p>-5.780356</text:p>
          </table:table-cell>
          <table:table-cell office:value-type="float" office:value="0" calcext:value-type="float">
            <text:p>0</text:p>
          </table:table-cell>
          <table:table-cell office:value-type="float" office:value="4.091948" calcext:value-type="float">
            <text:p>4.09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1021.512" calcext:value-type="float">
            <text:p>1021.512</text:p>
          </table:table-cell>
          <table:table-cell office:value-type="float" office:value="13261.03" calcext:value-type="float">
            <text:p>1326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39321" calcext:value-type="float">
            <text:p>-6.639321</text:p>
          </table:table-cell>
          <table:table-cell office:value-type="float" office:value="15.88212" calcext:value-type="float">
            <text:p>15.88212</text:p>
          </table:table-cell>
          <table:table-cell office:value-type="float" office:value="0" calcext:value-type="float">
            <text:p>0</text:p>
          </table:table-cell>
          <table:table-cell office:value-type="float" office:value="84.71014" calcext:value-type="float">
            <text:p>84.71014</text:p>
          </table:table-cell>
          <table:table-cell office:value-type="float" office:value="706.6516" calcext:value-type="float">
            <text:p>706.6516</text:p>
          </table:table-cell>
          <table:table-cell office:value-type="float" office:value="0.01902956" calcext:value-type="float">
            <text:p>0.01902956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6.608741" calcext:value-type="float">
            <text:p>-6.608741</text:p>
          </table:table-cell>
          <table:table-cell office:value-type="float" office:value="0" calcext:value-type="float">
            <text:p>0</text:p>
          </table:table-cell>
          <table:table-cell office:value-type="float" office:value="357.5315" calcext:value-type="float">
            <text:p>357.5315</text:p>
          </table:table-cell>
          <table:table-cell office:value-type="float" office:value="1225.644" calcext:value-type="float">
            <text:p>1225.644</text:p>
          </table:table-cell>
          <table:table-cell office:value-type="float" office:value="1488.143" calcext:value-type="float">
            <text:p>1488.143</text:p>
          </table:table-cell>
          <table:table-cell office:value-type="float" office:value="1283.87" calcext:value-type="float">
            <text:p>1283.87</text:p>
          </table:table-cell>
          <table:table-cell office:value-type="float" office:value="767.8592" calcext:value-type="float">
            <text:p>767.8592</text:p>
          </table:table-cell>
          <table:table-cell office:value-type="float" office:value="1126.729" calcext:value-type="float">
            <text:p>1126.729</text:p>
          </table:table-cell>
          <table:table-cell office:value-type="float" office:value="411.4807" calcext:value-type="float">
            <text:p>411.4807</text:p>
          </table:table-cell>
          <table:table-cell office:value-type="float" office:value="1835.169" calcext:value-type="float">
            <text:p>1835.169</text:p>
          </table:table-cell>
          <table:table-cell office:value-type="float" office:value="2075.945" calcext:value-type="float">
            <text:p>2075.945</text:p>
          </table:table-cell>
          <table:table-cell office:value-type="float" office:value="1663.047" calcext:value-type="float">
            <text:p>1663.047</text:p>
          </table:table-cell>
          <table:table-cell office:value-type="float" office:value="583.9436" calcext:value-type="float">
            <text:p>583.9436</text:p>
          </table:table-cell>
          <table:table-cell office:value-type="float" office:value="578.1164" calcext:value-type="float">
            <text:p>578.1164</text:p>
          </table:table-cell>
          <table:table-cell office:value-type="float" office:value="142.7394" calcext:value-type="float">
            <text:p>142.7394</text:p>
          </table:table-cell>
          <table:table-cell office:value-type="float" office:value="35.67544" calcext:value-type="float">
            <text:p>35.67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1167583" calcext:value-type="float">
            <text:p>-1.16758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030053" calcext:value-type="float">
            <text:p>-6.030053</text:p>
          </table:table-cell>
          <table:table-cell office:value-type="float" office:value="0" calcext:value-type="float">
            <text:p>0</text:p>
          </table:table-cell>
          <table:table-cell office:value-type="float" office:value="4.075504" calcext:value-type="float">
            <text:p>4.075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1021.164" calcext:value-type="float">
            <text:p>1021.164</text:p>
          </table:table-cell>
          <table:table-cell office:value-type="float" office:value="13261.01" calcext:value-type="float">
            <text:p>1326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95715" calcext:value-type="float">
            <text:p>-6.995715</text:p>
          </table:table-cell>
          <table:table-cell office:value-type="float" office:value="17.47886" calcext:value-type="float">
            <text:p>17.47886</text:p>
          </table:table-cell>
          <table:table-cell office:value-type="float" office:value="0" calcext:value-type="float">
            <text:p>0</text:p>
          </table:table-cell>
          <table:table-cell office:value-type="float" office:value="84.69733" calcext:value-type="float">
            <text:p>84.69733</text:p>
          </table:table-cell>
          <table:table-cell office:value-type="float" office:value="706.6468" calcext:value-type="float">
            <text:p>706.6468</text:p>
          </table:table-cell>
          <table:table-cell office:value-type="float" office:value="0.0200386" calcext:value-type="float">
            <text:p>0.0200386</text:p>
          </table:table-cell>
          <table:table-cell office:value-type="float" office:value="0" calcext:value-type="float">
            <text:p>0</text:p>
          </table:table-cell>
          <table:table-cell office:value-type="float" office:value="0.000004998697" calcext:value-type="float">
            <text:p>4.998697E-06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6.964126" calcext:value-type="float">
            <text:p>-6.964126</text:p>
          </table:table-cell>
          <table:table-cell office:value-type="float" office:value="0" calcext:value-type="float">
            <text:p>0</text:p>
          </table:table-cell>
          <table:table-cell office:value-type="float" office:value="357.5335" calcext:value-type="float">
            <text:p>357.5335</text:p>
          </table:table-cell>
          <table:table-cell office:value-type="float" office:value="1225.559" calcext:value-type="float">
            <text:p>1225.559</text:p>
          </table:table-cell>
          <table:table-cell office:value-type="float" office:value="1488.035" calcext:value-type="float">
            <text:p>1488.035</text:p>
          </table:table-cell>
          <table:table-cell office:value-type="float" office:value="1283.789" calcext:value-type="float">
            <text:p>1283.789</text:p>
          </table:table-cell>
          <table:table-cell office:value-type="float" office:value="767.8122" calcext:value-type="float">
            <text:p>767.8122</text:p>
          </table:table-cell>
          <table:table-cell office:value-type="float" office:value="1126.709" calcext:value-type="float">
            <text:p>1126.709</text:p>
          </table:table-cell>
          <table:table-cell office:value-type="float" office:value="411.476" calcext:value-type="float">
            <text:p>411.476</text:p>
          </table:table-cell>
          <table:table-cell office:value-type="float" office:value="1835.163" calcext:value-type="float">
            <text:p>1835.163</text:p>
          </table:table-cell>
          <table:table-cell office:value-type="float" office:value="2075.94" calcext:value-type="float">
            <text:p>2075.94</text:p>
          </table:table-cell>
          <table:table-cell office:value-type="float" office:value="1663.044" calcext:value-type="float">
            <text:p>1663.044</text:p>
          </table:table-cell>
          <table:table-cell office:value-type="float" office:value="583.942" calcext:value-type="float">
            <text:p>583.942</text:p>
          </table:table-cell>
          <table:table-cell office:value-type="float" office:value="578.1112" calcext:value-type="float">
            <text:p>578.1112</text:p>
          </table:table-cell>
          <table:table-cell office:value-type="float" office:value="142.7394" calcext:value-type="float">
            <text:p>142.7394</text:p>
          </table:table-cell>
          <table:table-cell office:value-type="float" office:value="35.67544" calcext:value-type="float">
            <text:p>35.67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154872" calcext:value-type="float">
            <text:p>-1.5487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80481" calcext:value-type="float">
            <text:p>-6.380481</text:p>
          </table:table-cell>
          <table:table-cell office:value-type="float" office:value="0" calcext:value-type="float">
            <text:p>0</text:p>
          </table:table-cell>
          <table:table-cell office:value-type="float" office:value="4.070571" calcext:value-type="float">
            <text:p>4.07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1020.777" calcext:value-type="float">
            <text:p>1020.777</text:p>
          </table:table-cell>
          <table:table-cell office:value-type="float" office:value="13260.99" calcext:value-type="float">
            <text:p>1326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57977" calcext:value-type="float">
            <text:p>-7.257977</text:p>
          </table:table-cell>
          <table:table-cell office:value-type="float" office:value="12.10184" calcext:value-type="float">
            <text:p>12.10184</text:p>
          </table:table-cell>
          <table:table-cell office:value-type="float" office:value="0" calcext:value-type="float">
            <text:p>0</text:p>
          </table:table-cell>
          <table:table-cell office:value-type="float" office:value="84.73808" calcext:value-type="float">
            <text:p>84.73808</text:p>
          </table:table-cell>
          <table:table-cell office:value-type="float" office:value="706.6185" calcext:value-type="float">
            <text:p>706.6185</text:p>
          </table:table-cell>
          <table:table-cell office:value-type="float" office:value="0.02063835" calcext:value-type="float">
            <text:p>0.02063835</text:p>
          </table:table-cell>
          <table:table-cell office:value-type="float" office:value="0" calcext:value-type="float">
            <text:p>0</text:p>
          </table:table-cell>
          <table:table-cell office:value-type="float" office:value="0.00002885983" calcext:value-type="float">
            <text:p>2.885983E-05</text:p>
          </table:table-cell>
          <table:table-cell office:value-type="float" office:value="0" calcext:value-type="float">
            <text:p>0</text:p>
          </table:table-cell>
          <table:table-cell office:value-type="float" office:value="-0.01155455" calcext:value-type="float">
            <text:p>-0.01155455</text:p>
          </table:table-cell>
          <table:table-cell office:value-type="float" office:value="370" calcext:value-type="float">
            <text:p>370</text:p>
          </table:table-cell>
          <table:table-cell office:value-type="float" office:value="-7.225813" calcext:value-type="float">
            <text:p>-7.225813</text:p>
          </table:table-cell>
          <table:table-cell office:value-type="float" office:value="0" calcext:value-type="float">
            <text:p>0</text:p>
          </table:table-cell>
          <table:table-cell office:value-type="float" office:value="357.5238" calcext:value-type="float">
            <text:p>357.5238</text:p>
          </table:table-cell>
          <table:table-cell office:value-type="float" office:value="1225.474" calcext:value-type="float">
            <text:p>1225.474</text:p>
          </table:table-cell>
          <table:table-cell office:value-type="float" office:value="1487.934" calcext:value-type="float">
            <text:p>1487.934</text:p>
          </table:table-cell>
          <table:table-cell office:value-type="float" office:value="1283.705" calcext:value-type="float">
            <text:p>1283.705</text:p>
          </table:table-cell>
          <table:table-cell office:value-type="float" office:value="767.7614" calcext:value-type="float">
            <text:p>767.7614</text:p>
          </table:table-cell>
          <table:table-cell office:value-type="float" office:value="1126.685" calcext:value-type="float">
            <text:p>1126.685</text:p>
          </table:table-cell>
          <table:table-cell office:value-type="float" office:value="411.4707" calcext:value-type="float">
            <text:p>411.4707</text:p>
          </table:table-cell>
          <table:table-cell office:value-type="float" office:value="1835.157" calcext:value-type="float">
            <text:p>1835.157</text:p>
          </table:table-cell>
          <table:table-cell office:value-type="float" office:value="2075.935" calcext:value-type="float">
            <text:p>2075.935</text:p>
          </table:table-cell>
          <table:table-cell office:value-type="float" office:value="1663.04" calcext:value-type="float">
            <text:p>1663.04</text:p>
          </table:table-cell>
          <table:table-cell office:value-type="float" office:value="583.9402" calcext:value-type="float">
            <text:p>583.9402</text:p>
          </table:table-cell>
          <table:table-cell office:value-type="float" office:value="578.1061" calcext:value-type="float">
            <text:p>578.1061</text:p>
          </table:table-cell>
          <table:table-cell office:value-type="float" office:value="142.7394" calcext:value-type="float">
            <text:p>142.7394</text:p>
          </table:table-cell>
          <table:table-cell office:value-type="float" office:value="35.67544" calcext:value-type="float">
            <text:p>35.67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1759862" calcext:value-type="float">
            <text:p>-1.75986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64598" calcext:value-type="float">
            <text:p>-6.764598</text:p>
          </table:table-cell>
          <table:table-cell office:value-type="float" office:value="0" calcext:value-type="float">
            <text:p>0</text:p>
          </table:table-cell>
          <table:table-cell office:value-type="float" office:value="4.193019" calcext:value-type="float">
            <text:p>4.19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1020.428" calcext:value-type="float">
            <text:p>1020.428</text:p>
          </table:table-cell>
          <table:table-cell office:value-type="float" office:value="13260.97" calcext:value-type="float">
            <text:p>1326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87969" calcext:value-type="float">
            <text:p>-7.687969</text:p>
          </table:table-cell>
          <table:table-cell office:value-type="float" office:value="13.77631" calcext:value-type="float">
            <text:p>13.77631</text:p>
          </table:table-cell>
          <table:table-cell office:value-type="float" office:value="0" calcext:value-type="float">
            <text:p>0</text:p>
          </table:table-cell>
          <table:table-cell office:value-type="float" office:value="84.79366" calcext:value-type="float">
            <text:p>84.79366</text:p>
          </table:table-cell>
          <table:table-cell office:value-type="float" office:value="706.5986" calcext:value-type="float">
            <text:p>706.5986</text:p>
          </table:table-cell>
          <table:table-cell office:value-type="float" office:value="0.02102244" calcext:value-type="float">
            <text:p>0.02102244</text:p>
          </table:table-cell>
          <table:table-cell office:value-type="float" office:value="0" calcext:value-type="float">
            <text:p>0</text:p>
          </table:table-cell>
          <table:table-cell office:value-type="float" office:value="0.00003034336" calcext:value-type="float">
            <text:p>3.034336E-05</text:p>
          </table:table-cell>
          <table:table-cell office:value-type="float" office:value="0" calcext:value-type="float">
            <text:p>0</text:p>
          </table:table-cell>
          <table:table-cell office:value-type="float" office:value="-0.01166668" calcext:value-type="float">
            <text:p>-0.01166668</text:p>
          </table:table-cell>
          <table:table-cell office:value-type="float" office:value="370" calcext:value-type="float">
            <text:p>370</text:p>
          </table:table-cell>
          <table:table-cell office:value-type="float" office:value="-7.65531" calcext:value-type="float">
            <text:p>-7.65531</text:p>
          </table:table-cell>
          <table:table-cell office:value-type="float" office:value="0" calcext:value-type="float">
            <text:p>0</text:p>
          </table:table-cell>
          <table:table-cell office:value-type="float" office:value="357.5052" calcext:value-type="float">
            <text:p>357.5052</text:p>
          </table:table-cell>
          <table:table-cell office:value-type="float" office:value="1225.387" calcext:value-type="float">
            <text:p>1225.387</text:p>
          </table:table-cell>
          <table:table-cell office:value-type="float" office:value="1487.854" calcext:value-type="float">
            <text:p>1487.854</text:p>
          </table:table-cell>
          <table:table-cell office:value-type="float" office:value="1283.636" calcext:value-type="float">
            <text:p>1283.636</text:p>
          </table:table-cell>
          <table:table-cell office:value-type="float" office:value="767.7194" calcext:value-type="float">
            <text:p>767.7194</text:p>
          </table:table-cell>
          <table:table-cell office:value-type="float" office:value="1126.664" calcext:value-type="float">
            <text:p>1126.664</text:p>
          </table:table-cell>
          <table:table-cell office:value-type="float" office:value="411.4653" calcext:value-type="float">
            <text:p>411.4653</text:p>
          </table:table-cell>
          <table:table-cell office:value-type="float" office:value="1835.15" calcext:value-type="float">
            <text:p>1835.15</text:p>
          </table:table-cell>
          <table:table-cell office:value-type="float" office:value="2075.93" calcext:value-type="float">
            <text:p>2075.93</text:p>
          </table:table-cell>
          <table:table-cell office:value-type="float" office:value="1663.036" calcext:value-type="float">
            <text:p>1663.036</text:p>
          </table:table-cell>
          <table:table-cell office:value-type="float" office:value="583.9387" calcext:value-type="float">
            <text:p>583.9387</text:p>
          </table:table-cell>
          <table:table-cell office:value-type="float" office:value="578.1011" calcext:value-type="float">
            <text:p>578.1011</text:p>
          </table:table-cell>
          <table:table-cell office:value-type="float" office:value="142.7394" calcext:value-type="float">
            <text:p>142.7394</text:p>
          </table:table-cell>
          <table:table-cell office:value-type="float" office:value="35.67542" calcext:value-type="float">
            <text:p>35.67542</text:p>
          </table:table-cell>
          <table:table-cell office:value-type="float" office:value="0" calcext:value-type="float">
            <text:p>0</text:p>
          </table:table-cell>
          <table:table-cell office:value-type="float" office:value="-0.0000002136928" calcext:value-type="float">
            <text:p>-2.13692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10836" calcext:value-type="float">
            <text:p>-7.110836</text:p>
          </table:table-cell>
          <table:table-cell office:value-type="float" office:value="0" calcext:value-type="float">
            <text:p>0</text:p>
          </table:table-cell>
          <table:table-cell office:value-type="float" office:value="4.109739" calcext:value-type="float">
            <text:p>4.109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1020.152" calcext:value-type="float">
            <text:p>1020.152</text:p>
          </table:table-cell>
          <table:table-cell office:value-type="float" office:value="13260.96" calcext:value-type="float">
            <text:p>1326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64218" calcext:value-type="float">
            <text:p>-8.064218</text:p>
          </table:table-cell>
          <table:table-cell office:value-type="float" office:value="14.86809" calcext:value-type="float">
            <text:p>14.86809</text:p>
          </table:table-cell>
          <table:table-cell office:value-type="float" office:value="0" calcext:value-type="float">
            <text:p>0</text:p>
          </table:table-cell>
          <table:table-cell office:value-type="float" office:value="84.81412" calcext:value-type="float">
            <text:p>84.81412</text:p>
          </table:table-cell>
          <table:table-cell office:value-type="float" office:value="706.5964" calcext:value-type="float">
            <text:p>706.5964</text:p>
          </table:table-cell>
          <table:table-cell office:value-type="float" office:value="0.02155267" calcext:value-type="float">
            <text:p>0.02155267</text:p>
          </table:table-cell>
          <table:table-cell office:value-type="float" office:value="0" calcext:value-type="float">
            <text:p>0</text:p>
          </table:table-cell>
          <table:table-cell office:value-type="float" office:value="0.00003214049" calcext:value-type="float">
            <text:p>3.214049E-05</text:p>
          </table:table-cell>
          <table:table-cell office:value-type="float" office:value="0" calcext:value-type="float">
            <text:p>0</text:p>
          </table:table-cell>
          <table:table-cell office:value-type="float" office:value="-0.01392343" calcext:value-type="float">
            <text:p>-0.01392343</text:p>
          </table:table-cell>
          <table:table-cell office:value-type="float" office:value="370" calcext:value-type="float">
            <text:p>370</text:p>
          </table:table-cell>
          <table:table-cell office:value-type="float" office:value="-8.028773" calcext:value-type="float">
            <text:p>-8.028773</text:p>
          </table:table-cell>
          <table:table-cell office:value-type="float" office:value="0" calcext:value-type="float">
            <text:p>0</text:p>
          </table:table-cell>
          <table:table-cell office:value-type="float" office:value="357.4966" calcext:value-type="float">
            <text:p>357.4966</text:p>
          </table:table-cell>
          <table:table-cell office:value-type="float" office:value="1225.327" calcext:value-type="float">
            <text:p>1225.327</text:p>
          </table:table-cell>
          <table:table-cell office:value-type="float" office:value="1487.782" calcext:value-type="float">
            <text:p>1487.782</text:p>
          </table:table-cell>
          <table:table-cell office:value-type="float" office:value="1283.576" calcext:value-type="float">
            <text:p>1283.576</text:p>
          </table:table-cell>
          <table:table-cell office:value-type="float" office:value="767.6812" calcext:value-type="float">
            <text:p>767.6812</text:p>
          </table:table-cell>
          <table:table-cell office:value-type="float" office:value="1126.645" calcext:value-type="float">
            <text:p>1126.645</text:p>
          </table:table-cell>
          <table:table-cell office:value-type="float" office:value="411.4598" calcext:value-type="float">
            <text:p>411.4598</text:p>
          </table:table-cell>
          <table:table-cell office:value-type="float" office:value="1835.144" calcext:value-type="float">
            <text:p>1835.144</text:p>
          </table:table-cell>
          <table:table-cell office:value-type="float" office:value="2075.925" calcext:value-type="float">
            <text:p>2075.925</text:p>
          </table:table-cell>
          <table:table-cell office:value-type="float" office:value="1663.032" calcext:value-type="float">
            <text:p>1663.032</text:p>
          </table:table-cell>
          <table:table-cell office:value-type="float" office:value="583.937" calcext:value-type="float">
            <text:p>583.937</text:p>
          </table:table-cell>
          <table:table-cell office:value-type="float" office:value="578.0961" calcext:value-type="float">
            <text:p>578.0961</text:p>
          </table:table-cell>
          <table:table-cell office:value-type="float" office:value="142.7394" calcext:value-type="float">
            <text:p>142.7394</text:p>
          </table:table-cell>
          <table:table-cell office:value-type="float" office:value="35.67545" calcext:value-type="float">
            <text:p>35.67545</text:p>
          </table:table-cell>
          <table:table-cell office:value-type="float" office:value="0" calcext:value-type="float">
            <text:p>0</text:p>
          </table:table-cell>
          <table:table-cell office:value-type="float" office:value="-0.0000002190792" calcext:value-type="float">
            <text:p>-2.1907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87557" calcext:value-type="float">
            <text:p>-7.387557</text:p>
          </table:table-cell>
          <table:table-cell office:value-type="float" office:value="0" calcext:value-type="float">
            <text:p>0</text:p>
          </table:table-cell>
          <table:table-cell office:value-type="float" office:value="4.013006" calcext:value-type="float">
            <text:p>4.01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1019.864" calcext:value-type="float">
            <text:p>1019.864</text:p>
          </table:table-cell>
          <table:table-cell office:value-type="float" office:value="13260.95" calcext:value-type="float">
            <text:p>1326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71544" calcext:value-type="float">
            <text:p>-8.371544</text:p>
          </table:table-cell>
          <table:table-cell office:value-type="float" office:value="15.07288" calcext:value-type="float">
            <text:p>15.07288</text:p>
          </table:table-cell>
          <table:table-cell office:value-type="float" office:value="0" calcext:value-type="float">
            <text:p>0</text:p>
          </table:table-cell>
          <table:table-cell office:value-type="float" office:value="84.84254" calcext:value-type="float">
            <text:p>84.84254</text:p>
          </table:table-cell>
          <table:table-cell office:value-type="float" office:value="706.5763" calcext:value-type="float">
            <text:p>706.5763</text:p>
          </table:table-cell>
          <table:table-cell office:value-type="float" office:value="0.02212596" calcext:value-type="float">
            <text:p>0.02212596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599744" calcext:value-type="float">
            <text:p>-0.01599744</text:p>
          </table:table-cell>
          <table:table-cell office:value-type="float" office:value="370" calcext:value-type="float">
            <text:p>370</text:p>
          </table:table-cell>
          <table:table-cell office:value-type="float" office:value="-8.333453" calcext:value-type="float">
            <text:p>-8.333453</text:p>
          </table:table-cell>
          <table:table-cell office:value-type="float" office:value="0" calcext:value-type="float">
            <text:p>0</text:p>
          </table:table-cell>
          <table:table-cell office:value-type="float" office:value="357.4868" calcext:value-type="float">
            <text:p>357.4868</text:p>
          </table:table-cell>
          <table:table-cell office:value-type="float" office:value="1225.262" calcext:value-type="float">
            <text:p>1225.262</text:p>
          </table:table-cell>
          <table:table-cell office:value-type="float" office:value="1487.709" calcext:value-type="float">
            <text:p>1487.709</text:p>
          </table:table-cell>
          <table:table-cell office:value-type="float" office:value="1283.519" calcext:value-type="float">
            <text:p>1283.519</text:p>
          </table:table-cell>
          <table:table-cell office:value-type="float" office:value="767.6465" calcext:value-type="float">
            <text:p>767.6465</text:p>
          </table:table-cell>
          <table:table-cell office:value-type="float" office:value="1126.628" calcext:value-type="float">
            <text:p>1126.628</text:p>
          </table:table-cell>
          <table:table-cell office:value-type="float" office:value="411.4548" calcext:value-type="float">
            <text:p>411.4548</text:p>
          </table:table-cell>
          <table:table-cell office:value-type="float" office:value="1835.138" calcext:value-type="float">
            <text:p>1835.138</text:p>
          </table:table-cell>
          <table:table-cell office:value-type="float" office:value="2075.919" calcext:value-type="float">
            <text:p>2075.919</text:p>
          </table:table-cell>
          <table:table-cell office:value-type="float" office:value="1663.028" calcext:value-type="float">
            <text:p>1663.028</text:p>
          </table:table-cell>
          <table:table-cell office:value-type="float" office:value="583.9353" calcext:value-type="float">
            <text:p>583.9353</text:p>
          </table:table-cell>
          <table:table-cell office:value-type="float" office:value="578.0911" calcext:value-type="float">
            <text:p>578.0911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2266463" calcext:value-type="float">
            <text:p>-2.26646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73531" calcext:value-type="float">
            <text:p>-7.673531</text:p>
          </table:table-cell>
          <table:table-cell office:value-type="float" office:value="0" calcext:value-type="float">
            <text:p>0</text:p>
          </table:table-cell>
          <table:table-cell office:value-type="float" office:value="3.994268" calcext:value-type="float">
            <text:p>3.99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1019.49" calcext:value-type="float">
            <text:p>1019.49</text:p>
          </table:table-cell>
          <table:table-cell office:value-type="float" office:value="13260.93" calcext:value-type="float">
            <text:p>1326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48648" calcext:value-type="float">
            <text:p>-8.748648</text:p>
          </table:table-cell>
          <table:table-cell office:value-type="float" office:value="16.03971" calcext:value-type="float">
            <text:p>16.03971</text:p>
          </table:table-cell>
          <table:table-cell office:value-type="float" office:value="0" calcext:value-type="float">
            <text:p>0</text:p>
          </table:table-cell>
          <table:table-cell office:value-type="float" office:value="84.91071" calcext:value-type="float">
            <text:p>84.91071</text:p>
          </table:table-cell>
          <table:table-cell office:value-type="float" office:value="706.5428" calcext:value-type="float">
            <text:p>706.5428</text:p>
          </table:table-cell>
          <table:table-cell office:value-type="float" office:value="0.02269281" calcext:value-type="float">
            <text:p>0.02269281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8.708522" calcext:value-type="float">
            <text:p>-8.708522</text:p>
          </table:table-cell>
          <table:table-cell office:value-type="float" office:value="0" calcext:value-type="float">
            <text:p>0</text:p>
          </table:table-cell>
          <table:table-cell office:value-type="float" office:value="357.467" calcext:value-type="float">
            <text:p>357.467</text:p>
          </table:table-cell>
          <table:table-cell office:value-type="float" office:value="1225.177" calcext:value-type="float">
            <text:p>1225.177</text:p>
          </table:table-cell>
          <table:table-cell office:value-type="float" office:value="1487.619" calcext:value-type="float">
            <text:p>1487.619</text:p>
          </table:table-cell>
          <table:table-cell office:value-type="float" office:value="1283.448" calcext:value-type="float">
            <text:p>1283.448</text:p>
          </table:table-cell>
          <table:table-cell office:value-type="float" office:value="767.605" calcext:value-type="float">
            <text:p>767.605</text:p>
          </table:table-cell>
          <table:table-cell office:value-type="float" office:value="1126.608" calcext:value-type="float">
            <text:p>1126.608</text:p>
          </table:table-cell>
          <table:table-cell office:value-type="float" office:value="411.4497" calcext:value-type="float">
            <text:p>411.4497</text:p>
          </table:table-cell>
          <table:table-cell office:value-type="float" office:value="1835.132" calcext:value-type="float">
            <text:p>1835.132</text:p>
          </table:table-cell>
          <table:table-cell office:value-type="float" office:value="2075.914" calcext:value-type="float">
            <text:p>2075.914</text:p>
          </table:table-cell>
          <table:table-cell office:value-type="float" office:value="1663.025" calcext:value-type="float">
            <text:p>1663.025</text:p>
          </table:table-cell>
          <table:table-cell office:value-type="float" office:value="583.9337" calcext:value-type="float">
            <text:p>583.9337</text:p>
          </table:table-cell>
          <table:table-cell office:value-type="float" office:value="578.0862" calcext:value-type="float">
            <text:p>578.0862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2411921" calcext:value-type="float">
            <text:p>-2.41192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040173" calcext:value-type="float">
            <text:p>-8.040173</text:p>
          </table:table-cell>
          <table:table-cell office:value-type="float" office:value="0" calcext:value-type="float">
            <text:p>0</text:p>
          </table:table-cell>
          <table:table-cell office:value-type="float" office:value="3.985795" calcext:value-type="float">
            <text:p>3.985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19.076" calcext:value-type="float">
            <text:p>1019.076</text:p>
          </table:table-cell>
          <table:table-cell office:value-type="float" office:value="13260.92" calcext:value-type="float">
            <text:p>1326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58823" calcext:value-type="float">
            <text:p>-9.158823</text:p>
          </table:table-cell>
          <table:table-cell office:value-type="float" office:value="18.05905" calcext:value-type="float">
            <text:p>18.05905</text:p>
          </table:table-cell>
          <table:table-cell office:value-type="float" office:value="0" calcext:value-type="float">
            <text:p>0</text:p>
          </table:table-cell>
          <table:table-cell office:value-type="float" office:value="84.99983" calcext:value-type="float">
            <text:p>84.99983</text:p>
          </table:table-cell>
          <table:table-cell office:value-type="float" office:value="706.4955" calcext:value-type="float">
            <text:p>706.4955</text:p>
          </table:table-cell>
          <table:table-cell office:value-type="float" office:value="0.02328746" calcext:value-type="float">
            <text:p>0.02328746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9.118102" calcext:value-type="float">
            <text:p>-9.118102</text:p>
          </table:table-cell>
          <table:table-cell office:value-type="float" office:value="0" calcext:value-type="float">
            <text:p>0</text:p>
          </table:table-cell>
          <table:table-cell office:value-type="float" office:value="357.4484" calcext:value-type="float">
            <text:p>357.4484</text:p>
          </table:table-cell>
          <table:table-cell office:value-type="float" office:value="1225.085" calcext:value-type="float">
            <text:p>1225.085</text:p>
          </table:table-cell>
          <table:table-cell office:value-type="float" office:value="1487.522" calcext:value-type="float">
            <text:p>1487.522</text:p>
          </table:table-cell>
          <table:table-cell office:value-type="float" office:value="1283.37" calcext:value-type="float">
            <text:p>1283.37</text:p>
          </table:table-cell>
          <table:table-cell office:value-type="float" office:value="767.5587" calcext:value-type="float">
            <text:p>767.5587</text:p>
          </table:table-cell>
          <table:table-cell office:value-type="float" office:value="1126.586" calcext:value-type="float">
            <text:p>1126.586</text:p>
          </table:table-cell>
          <table:table-cell office:value-type="float" office:value="411.4447" calcext:value-type="float">
            <text:p>411.4447</text:p>
          </table:table-cell>
          <table:table-cell office:value-type="float" office:value="1835.126" calcext:value-type="float">
            <text:p>1835.126</text:p>
          </table:table-cell>
          <table:table-cell office:value-type="float" office:value="2075.909" calcext:value-type="float">
            <text:p>2075.909</text:p>
          </table:table-cell>
          <table:table-cell office:value-type="float" office:value="1663.021" calcext:value-type="float">
            <text:p>1663.021</text:p>
          </table:table-cell>
          <table:table-cell office:value-type="float" office:value="583.9321" calcext:value-type="float">
            <text:p>583.9321</text:p>
          </table:table-cell>
          <table:table-cell office:value-type="float" office:value="578.0812" calcext:value-type="float">
            <text:p>578.0812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2631255" calcext:value-type="float">
            <text:p>-2.6312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4685" calcext:value-type="float">
            <text:p>-8.44685</text:p>
          </table:table-cell>
          <table:table-cell office:value-type="float" office:value="0" calcext:value-type="float">
            <text:p>0</text:p>
          </table:table-cell>
          <table:table-cell office:value-type="float" office:value="3.982771" calcext:value-type="float">
            <text:p>3.98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1018.719" calcext:value-type="float">
            <text:p>1018.719</text:p>
          </table:table-cell>
          <table:table-cell office:value-type="float" office:value="13260.9" calcext:value-type="float">
            <text:p>13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26287" calcext:value-type="float">
            <text:p>-9.526287</text:p>
          </table:table-cell>
          <table:table-cell office:value-type="float" office:value="19.76581" calcext:value-type="float">
            <text:p>19.76581</text:p>
          </table:table-cell>
          <table:table-cell office:value-type="float" office:value="0" calcext:value-type="float">
            <text:p>0</text:p>
          </table:table-cell>
          <table:table-cell office:value-type="float" office:value="85.0518" calcext:value-type="float">
            <text:p>85.0518</text:p>
          </table:table-cell>
          <table:table-cell office:value-type="float" office:value="706.4683" calcext:value-type="float">
            <text:p>706.4683</text:p>
          </table:table-cell>
          <table:table-cell office:value-type="float" office:value="0.02393681" calcext:value-type="float">
            <text:p>0.02393681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9.484917" calcext:value-type="float">
            <text:p>-9.484917</text:p>
          </table:table-cell>
          <table:table-cell office:value-type="float" office:value="0" calcext:value-type="float">
            <text:p>0</text:p>
          </table:table-cell>
          <table:table-cell office:value-type="float" office:value="357.4389" calcext:value-type="float">
            <text:p>357.4389</text:p>
          </table:table-cell>
          <table:table-cell office:value-type="float" office:value="1225.008" calcext:value-type="float">
            <text:p>1225.008</text:p>
          </table:table-cell>
          <table:table-cell office:value-type="float" office:value="1487.433" calcext:value-type="float">
            <text:p>1487.433</text:p>
          </table:table-cell>
          <table:table-cell office:value-type="float" office:value="1283.294" calcext:value-type="float">
            <text:p>1283.294</text:p>
          </table:table-cell>
          <table:table-cell office:value-type="float" office:value="767.5117" calcext:value-type="float">
            <text:p>767.5117</text:p>
          </table:table-cell>
          <table:table-cell office:value-type="float" office:value="1126.563" calcext:value-type="float">
            <text:p>1126.563</text:p>
          </table:table-cell>
          <table:table-cell office:value-type="float" office:value="411.4395" calcext:value-type="float">
            <text:p>411.4395</text:p>
          </table:table-cell>
          <table:table-cell office:value-type="float" office:value="1835.12" calcext:value-type="float">
            <text:p>1835.12</text:p>
          </table:table-cell>
          <table:table-cell office:value-type="float" office:value="2075.904" calcext:value-type="float">
            <text:p>2075.904</text:p>
          </table:table-cell>
          <table:table-cell office:value-type="float" office:value="1663.017" calcext:value-type="float">
            <text:p>1663.017</text:p>
          </table:table-cell>
          <table:table-cell office:value-type="float" office:value="583.9305" calcext:value-type="float">
            <text:p>583.9305</text:p>
          </table:table-cell>
          <table:table-cell office:value-type="float" office:value="578.0764" calcext:value-type="float">
            <text:p>578.0764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2744303" calcext:value-type="float">
            <text:p>-2.7443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001" calcext:value-type="float">
            <text:p>-8.8001</text:p>
          </table:table-cell>
          <table:table-cell office:value-type="float" office:value="0" calcext:value-type="float">
            <text:p>0</text:p>
          </table:table-cell>
          <table:table-cell office:value-type="float" office:value="3.969221" calcext:value-type="float">
            <text:p>3.969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1018.457" calcext:value-type="float">
            <text:p>1018.457</text:p>
          </table:table-cell>
          <table:table-cell office:value-type="float" office:value="13260.89" calcext:value-type="float">
            <text:p>1326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10493" calcext:value-type="float">
            <text:p>-9.810493</text:p>
          </table:table-cell>
          <table:table-cell office:value-type="float" office:value="21.11467" calcext:value-type="float">
            <text:p>21.11467</text:p>
          </table:table-cell>
          <table:table-cell office:value-type="float" office:value="0" calcext:value-type="float">
            <text:p>0</text:p>
          </table:table-cell>
          <table:table-cell office:value-type="float" office:value="85.06405" calcext:value-type="float">
            <text:p>85.06405</text:p>
          </table:table-cell>
          <table:table-cell office:value-type="float" office:value="706.4546" calcext:value-type="float">
            <text:p>706.4546</text:p>
          </table:table-cell>
          <table:table-cell office:value-type="float" office:value="0.02461344" calcext:value-type="float">
            <text:p>0.02461344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9.768446" calcext:value-type="float">
            <text:p>-9.768446</text:p>
          </table:table-cell>
          <table:table-cell office:value-type="float" office:value="0" calcext:value-type="float">
            <text:p>0</text:p>
          </table:table-cell>
          <table:table-cell office:value-type="float" office:value="357.4388" calcext:value-type="float">
            <text:p>357.4388</text:p>
          </table:table-cell>
          <table:table-cell office:value-type="float" office:value="1224.957" calcext:value-type="float">
            <text:p>1224.957</text:p>
          </table:table-cell>
          <table:table-cell office:value-type="float" office:value="1487.367" calcext:value-type="float">
            <text:p>1487.367</text:p>
          </table:table-cell>
          <table:table-cell office:value-type="float" office:value="1283.234" calcext:value-type="float">
            <text:p>1283.234</text:p>
          </table:table-cell>
          <table:table-cell office:value-type="float" office:value="767.4729" calcext:value-type="float">
            <text:p>767.4729</text:p>
          </table:table-cell>
          <table:table-cell office:value-type="float" office:value="1126.544" calcext:value-type="float">
            <text:p>1126.544</text:p>
          </table:table-cell>
          <table:table-cell office:value-type="float" office:value="411.4347" calcext:value-type="float">
            <text:p>411.4347</text:p>
          </table:table-cell>
          <table:table-cell office:value-type="float" office:value="1835.113" calcext:value-type="float">
            <text:p>1835.113</text:p>
          </table:table-cell>
          <table:table-cell office:value-type="float" office:value="2075.899" calcext:value-type="float">
            <text:p>2075.899</text:p>
          </table:table-cell>
          <table:table-cell office:value-type="float" office:value="1663.013" calcext:value-type="float">
            <text:p>1663.013</text:p>
          </table:table-cell>
          <table:table-cell office:value-type="float" office:value="583.9289" calcext:value-type="float">
            <text:p>583.9289</text:p>
          </table:table-cell>
          <table:table-cell office:value-type="float" office:value="578.0716" calcext:value-type="float">
            <text:p>578.0716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2783252" calcext:value-type="float">
            <text:p>-2.78325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063521" calcext:value-type="float">
            <text:p>-9.063521</text:p>
          </table:table-cell>
          <table:table-cell office:value-type="float" office:value="0" calcext:value-type="float">
            <text:p>0</text:p>
          </table:table-cell>
          <table:table-cell office:value-type="float" office:value="3.949188" calcext:value-type="float">
            <text:p>3.949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1018.256" calcext:value-type="float">
            <text:p>1018.256</text:p>
          </table:table-cell>
          <table:table-cell office:value-type="float" office:value="13260.87" calcext:value-type="float">
            <text:p>1326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3403" calcext:value-type="float">
            <text:p>-10.03403</text:p>
          </table:table-cell>
          <table:table-cell office:value-type="float" office:value="21.7742" calcext:value-type="float">
            <text:p>21.7742</text:p>
          </table:table-cell>
          <table:table-cell office:value-type="float" office:value="0" calcext:value-type="float">
            <text:p>0</text:p>
          </table:table-cell>
          <table:table-cell office:value-type="float" office:value="85.05574" calcext:value-type="float">
            <text:p>85.05574</text:p>
          </table:table-cell>
          <table:table-cell office:value-type="float" office:value="706.4488" calcext:value-type="float">
            <text:p>706.4488</text:p>
          </table:table-cell>
          <table:table-cell office:value-type="float" office:value="0.02527068" calcext:value-type="float">
            <text:p>0.02527068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9.991324" calcext:value-type="float">
            <text:p>-9.991324</text:p>
          </table:table-cell>
          <table:table-cell office:value-type="float" office:value="0" calcext:value-type="float">
            <text:p>0</text:p>
          </table:table-cell>
          <table:table-cell office:value-type="float" office:value="357.4403" calcext:value-type="float">
            <text:p>357.4403</text:p>
          </table:table-cell>
          <table:table-cell office:value-type="float" office:value="1224.922" calcext:value-type="float">
            <text:p>1224.922</text:p>
          </table:table-cell>
          <table:table-cell office:value-type="float" office:value="1487.313" calcext:value-type="float">
            <text:p>1487.313</text:p>
          </table:table-cell>
          <table:table-cell office:value-type="float" office:value="1283.188" calcext:value-type="float">
            <text:p>1283.188</text:p>
          </table:table-cell>
          <table:table-cell office:value-type="float" office:value="767.4411" calcext:value-type="float">
            <text:p>767.4411</text:p>
          </table:table-cell>
          <table:table-cell office:value-type="float" office:value="1126.527" calcext:value-type="float">
            <text:p>1126.527</text:p>
          </table:table-cell>
          <table:table-cell office:value-type="float" office:value="411.4303" calcext:value-type="float">
            <text:p>411.4303</text:p>
          </table:table-cell>
          <table:table-cell office:value-type="float" office:value="1835.107" calcext:value-type="float">
            <text:p>1835.107</text:p>
          </table:table-cell>
          <table:table-cell office:value-type="float" office:value="2075.894" calcext:value-type="float">
            <text:p>2075.894</text:p>
          </table:table-cell>
          <table:table-cell office:value-type="float" office:value="1663.009" calcext:value-type="float">
            <text:p>1663.009</text:p>
          </table:table-cell>
          <table:table-cell office:value-type="float" office:value="583.9272" calcext:value-type="float">
            <text:p>583.9272</text:p>
          </table:table-cell>
          <table:table-cell office:value-type="float" office:value="578.0668" calcext:value-type="float">
            <text:p>578.0668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2795811" calcext:value-type="float">
            <text:p>-2.79581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267758" calcext:value-type="float">
            <text:p>-9.267758</text:p>
          </table:table-cell>
          <table:table-cell office:value-type="float" office:value="0" calcext:value-type="float">
            <text:p>0</text:p>
          </table:table-cell>
          <table:table-cell office:value-type="float" office:value="3.930632" calcext:value-type="float">
            <text:p>3.93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1018.066" calcext:value-type="float">
            <text:p>1018.066</text:p>
          </table:table-cell>
          <table:table-cell office:value-type="float" office:value="13260.86" calcext:value-type="float">
            <text:p>1326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3964" calcext:value-type="float">
            <text:p>-10.23964</text:p>
          </table:table-cell>
          <table:table-cell office:value-type="float" office:value="21.88051" calcext:value-type="float">
            <text:p>21.88051</text:p>
          </table:table-cell>
          <table:table-cell office:value-type="float" office:value="0" calcext:value-type="float">
            <text:p>0</text:p>
          </table:table-cell>
          <table:table-cell office:value-type="float" office:value="85.04702" calcext:value-type="float">
            <text:p>85.04702</text:p>
          </table:table-cell>
          <table:table-cell office:value-type="float" office:value="706.4363" calcext:value-type="float">
            <text:p>706.4363</text:p>
          </table:table-cell>
          <table:table-cell office:value-type="float" office:value="0.02592693" calcext:value-type="float">
            <text:p>0.02592693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0.19628" calcext:value-type="float">
            <text:p>-10.19628</text:p>
          </table:table-cell>
          <table:table-cell office:value-type="float" office:value="0" calcext:value-type="float">
            <text:p>0</text:p>
          </table:table-cell>
          <table:table-cell office:value-type="float" office:value="357.4411" calcext:value-type="float">
            <text:p>357.4411</text:p>
          </table:table-cell>
          <table:table-cell office:value-type="float" office:value="1224.889" calcext:value-type="float">
            <text:p>1224.889</text:p>
          </table:table-cell>
          <table:table-cell office:value-type="float" office:value="1487.26" calcext:value-type="float">
            <text:p>1487.26</text:p>
          </table:table-cell>
          <table:table-cell office:value-type="float" office:value="1283.149" calcext:value-type="float">
            <text:p>1283.149</text:p>
          </table:table-cell>
          <table:table-cell office:value-type="float" office:value="767.4126" calcext:value-type="float">
            <text:p>767.4126</text:p>
          </table:table-cell>
          <table:table-cell office:value-type="float" office:value="1126.513" calcext:value-type="float">
            <text:p>1126.513</text:p>
          </table:table-cell>
          <table:table-cell office:value-type="float" office:value="411.4262" calcext:value-type="float">
            <text:p>411.4262</text:p>
          </table:table-cell>
          <table:table-cell office:value-type="float" office:value="1835.101" calcext:value-type="float">
            <text:p>1835.101</text:p>
          </table:table-cell>
          <table:table-cell office:value-type="float" office:value="2075.889" calcext:value-type="float">
            <text:p>2075.889</text:p>
          </table:table-cell>
          <table:table-cell office:value-type="float" office:value="1663.005" calcext:value-type="float">
            <text:p>1663.005</text:p>
          </table:table-cell>
          <table:table-cell office:value-type="float" office:value="583.9257" calcext:value-type="float">
            <text:p>583.9257</text:p>
          </table:table-cell>
          <table:table-cell office:value-type="float" office:value="578.0621" calcext:value-type="float">
            <text:p>578.0621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2806402" calcext:value-type="float">
            <text:p>-2.80640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459054" calcext:value-type="float">
            <text:p>-9.459054</text:p>
          </table:table-cell>
          <table:table-cell office:value-type="float" office:value="0" calcext:value-type="float">
            <text:p>0</text:p>
          </table:table-cell>
          <table:table-cell office:value-type="float" office:value="3.916942" calcext:value-type="float">
            <text:p>3.91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1017.812" calcext:value-type="float">
            <text:p>1017.812</text:p>
          </table:table-cell>
          <table:table-cell office:value-type="float" office:value="13260.85" calcext:value-type="float">
            <text:p>1326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9834" calcext:value-type="float">
            <text:p>-10.49834</text:p>
          </table:table-cell>
          <table:table-cell office:value-type="float" office:value="23.22056" calcext:value-type="float">
            <text:p>23.22056</text:p>
          </table:table-cell>
          <table:table-cell office:value-type="float" office:value="0" calcext:value-type="float">
            <text:p>0</text:p>
          </table:table-cell>
          <table:table-cell office:value-type="float" office:value="85.06641" calcext:value-type="float">
            <text:p>85.06641</text:p>
          </table:table-cell>
          <table:table-cell office:value-type="float" office:value="706.4048" calcext:value-type="float">
            <text:p>706.4048</text:p>
          </table:table-cell>
          <table:table-cell office:value-type="float" office:value="0.02662645" calcext:value-type="float">
            <text:p>0.02662645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0.45428" calcext:value-type="float">
            <text:p>-10.45428</text:p>
          </table:table-cell>
          <table:table-cell office:value-type="float" office:value="0" calcext:value-type="float">
            <text:p>0</text:p>
          </table:table-cell>
          <table:table-cell office:value-type="float" office:value="357.4354" calcext:value-type="float">
            <text:p>357.4354</text:p>
          </table:table-cell>
          <table:table-cell office:value-type="float" office:value="1224.841" calcext:value-type="float">
            <text:p>1224.841</text:p>
          </table:table-cell>
          <table:table-cell office:value-type="float" office:value="1487.197" calcext:value-type="float">
            <text:p>1487.197</text:p>
          </table:table-cell>
          <table:table-cell office:value-type="float" office:value="1283.103" calcext:value-type="float">
            <text:p>1283.103</text:p>
          </table:table-cell>
          <table:table-cell office:value-type="float" office:value="767.3819" calcext:value-type="float">
            <text:p>767.3819</text:p>
          </table:table-cell>
          <table:table-cell office:value-type="float" office:value="1126.499" calcext:value-type="float">
            <text:p>1126.499</text:p>
          </table:table-cell>
          <table:table-cell office:value-type="float" office:value="411.4221" calcext:value-type="float">
            <text:p>411.4221</text:p>
          </table:table-cell>
          <table:table-cell office:value-type="float" office:value="1835.096" calcext:value-type="float">
            <text:p>1835.096</text:p>
          </table:table-cell>
          <table:table-cell office:value-type="float" office:value="2075.884" calcext:value-type="float">
            <text:p>2075.884</text:p>
          </table:table-cell>
          <table:table-cell office:value-type="float" office:value="1663.002" calcext:value-type="float">
            <text:p>1663.002</text:p>
          </table:table-cell>
          <table:table-cell office:value-type="float" office:value="583.9241" calcext:value-type="float">
            <text:p>583.9241</text:p>
          </table:table-cell>
          <table:table-cell office:value-type="float" office:value="578.0573" calcext:value-type="float">
            <text:p>578.0573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2845867" calcext:value-type="float">
            <text:p>-2.84586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711157" calcext:value-type="float">
            <text:p>-9.711157</text:p>
          </table:table-cell>
          <table:table-cell office:value-type="float" office:value="0" calcext:value-type="float">
            <text:p>0</text:p>
          </table:table-cell>
          <table:table-cell office:value-type="float" office:value="3.911057" calcext:value-type="float">
            <text:p>3.91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1017.593" calcext:value-type="float">
            <text:p>1017.593</text:p>
          </table:table-cell>
          <table:table-cell office:value-type="float" office:value="13260.83" calcext:value-type="float">
            <text:p>1326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3615" calcext:value-type="float">
            <text:p>-10.73615</text:p>
          </table:table-cell>
          <table:table-cell office:value-type="float" office:value="24.83024" calcext:value-type="float">
            <text:p>24.83024</text:p>
          </table:table-cell>
          <table:table-cell office:value-type="float" office:value="0" calcext:value-type="float">
            <text:p>0</text:p>
          </table:table-cell>
          <table:table-cell office:value-type="float" office:value="85.06688" calcext:value-type="float">
            <text:p>85.06688</text:p>
          </table:table-cell>
          <table:table-cell office:value-type="float" office:value="706.3882" calcext:value-type="float">
            <text:p>706.3882</text:p>
          </table:table-cell>
          <table:table-cell office:value-type="float" office:value="0.02734281" calcext:value-type="float">
            <text:p>0.02734281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0.69137" calcext:value-type="float">
            <text:p>-10.69137</text:p>
          </table:table-cell>
          <table:table-cell office:value-type="float" office:value="0" calcext:value-type="float">
            <text:p>0</text:p>
          </table:table-cell>
          <table:table-cell office:value-type="float" office:value="357.4348" calcext:value-type="float">
            <text:p>357.4348</text:p>
          </table:table-cell>
          <table:table-cell office:value-type="float" office:value="1224.801" calcext:value-type="float">
            <text:p>1224.801</text:p>
          </table:table-cell>
          <table:table-cell office:value-type="float" office:value="1487.139" calcext:value-type="float">
            <text:p>1487.139</text:p>
          </table:table-cell>
          <table:table-cell office:value-type="float" office:value="1283.056" calcext:value-type="float">
            <text:p>1283.056</text:p>
          </table:table-cell>
          <table:table-cell office:value-type="float" office:value="767.3511" calcext:value-type="float">
            <text:p>767.3511</text:p>
          </table:table-cell>
          <table:table-cell office:value-type="float" office:value="1126.483" calcext:value-type="float">
            <text:p>1126.483</text:p>
          </table:table-cell>
          <table:table-cell office:value-type="float" office:value="411.418" calcext:value-type="float">
            <text:p>411.418</text:p>
          </table:table-cell>
          <table:table-cell office:value-type="float" office:value="1835.09" calcext:value-type="float">
            <text:p>1835.09</text:p>
          </table:table-cell>
          <table:table-cell office:value-type="float" office:value="2075.879" calcext:value-type="float">
            <text:p>2075.879</text:p>
          </table:table-cell>
          <table:table-cell office:value-type="float" office:value="1662.998" calcext:value-type="float">
            <text:p>1662.998</text:p>
          </table:table-cell>
          <table:table-cell office:value-type="float" office:value="583.9225" calcext:value-type="float">
            <text:p>583.9225</text:p>
          </table:table-cell>
          <table:table-cell office:value-type="float" office:value="578.0526" calcext:value-type="float">
            <text:p>578.0526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2862353" calcext:value-type="float">
            <text:p>-2.86235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931039" calcext:value-type="float">
            <text:p>-9.931039</text:p>
          </table:table-cell>
          <table:table-cell office:value-type="float" office:value="0" calcext:value-type="float">
            <text:p>0</text:p>
          </table:table-cell>
          <table:table-cell office:value-type="float" office:value="3.893838" calcext:value-type="float">
            <text:p>3.89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1017.414" calcext:value-type="float">
            <text:p>1017.414</text:p>
          </table:table-cell>
          <table:table-cell office:value-type="float" office:value="13260.82" calcext:value-type="float">
            <text:p>1326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3367" calcext:value-type="float">
            <text:p>-10.93367</text:p>
          </table:table-cell>
          <table:table-cell office:value-type="float" office:value="24.7243" calcext:value-type="float">
            <text:p>24.7243</text:p>
          </table:table-cell>
          <table:table-cell office:value-type="float" office:value="0" calcext:value-type="float">
            <text:p>0</text:p>
          </table:table-cell>
          <table:table-cell office:value-type="float" office:value="85.05542" calcext:value-type="float">
            <text:p>85.05542</text:p>
          </table:table-cell>
          <table:table-cell office:value-type="float" office:value="706.3748" calcext:value-type="float">
            <text:p>706.3748</text:p>
          </table:table-cell>
          <table:table-cell office:value-type="float" office:value="0.02802492" calcext:value-type="float">
            <text:p>0.02802492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0.88821" calcext:value-type="float">
            <text:p>-10.88821</text:p>
          </table:table-cell>
          <table:table-cell office:value-type="float" office:value="0" calcext:value-type="float">
            <text:p>0</text:p>
          </table:table-cell>
          <table:table-cell office:value-type="float" office:value="357.437" calcext:value-type="float">
            <text:p>357.437</text:p>
          </table:table-cell>
          <table:table-cell office:value-type="float" office:value="1224.772" calcext:value-type="float">
            <text:p>1224.772</text:p>
          </table:table-cell>
          <table:table-cell office:value-type="float" office:value="1487.089" calcext:value-type="float">
            <text:p>1487.089</text:p>
          </table:table-cell>
          <table:table-cell office:value-type="float" office:value="1283.019" calcext:value-type="float">
            <text:p>1283.019</text:p>
          </table:table-cell>
          <table:table-cell office:value-type="float" office:value="767.3239" calcext:value-type="float">
            <text:p>767.3239</text:p>
          </table:table-cell>
          <table:table-cell office:value-type="float" office:value="1126.47" calcext:value-type="float">
            <text:p>1126.47</text:p>
          </table:table-cell>
          <table:table-cell office:value-type="float" office:value="411.4141" calcext:value-type="float">
            <text:p>411.4141</text:p>
          </table:table-cell>
          <table:table-cell office:value-type="float" office:value="1835.084" calcext:value-type="float">
            <text:p>1835.084</text:p>
          </table:table-cell>
          <table:table-cell office:value-type="float" office:value="2075.874" calcext:value-type="float">
            <text:p>2075.874</text:p>
          </table:table-cell>
          <table:table-cell office:value-type="float" office:value="1662.994" calcext:value-type="float">
            <text:p>1662.994</text:p>
          </table:table-cell>
          <table:table-cell office:value-type="float" office:value="583.921" calcext:value-type="float">
            <text:p>583.921</text:p>
          </table:table-cell>
          <table:table-cell office:value-type="float" office:value="578.0479" calcext:value-type="float">
            <text:p>578.0479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2869627" calcext:value-type="float">
            <text:p>-2.86962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11" calcext:value-type="float">
            <text:p>-10.111</text:p>
          </table:table-cell>
          <table:table-cell office:value-type="float" office:value="0" calcext:value-type="float">
            <text:p>0</text:p>
          </table:table-cell>
          <table:table-cell office:value-type="float" office:value="3.876908" calcext:value-type="float">
            <text:p>3.876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1017.222" calcext:value-type="float">
            <text:p>1017.222</text:p>
          </table:table-cell>
          <table:table-cell office:value-type="float" office:value="13260.81" calcext:value-type="float">
            <text:p>1326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3883" calcext:value-type="float">
            <text:p>-11.13883</text:p>
          </table:table-cell>
          <table:table-cell office:value-type="float" office:value="25.72426" calcext:value-type="float">
            <text:p>25.72426</text:p>
          </table:table-cell>
          <table:table-cell office:value-type="float" office:value="0" calcext:value-type="float">
            <text:p>0</text:p>
          </table:table-cell>
          <table:table-cell office:value-type="float" office:value="85.0457" calcext:value-type="float">
            <text:p>85.0457</text:p>
          </table:table-cell>
          <table:table-cell office:value-type="float" office:value="706.361" calcext:value-type="float">
            <text:p>706.361</text:p>
          </table:table-cell>
          <table:table-cell office:value-type="float" office:value="0.02874232" calcext:value-type="float">
            <text:p>0.02874232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1.09266" calcext:value-type="float">
            <text:p>-11.09266</text:p>
          </table:table-cell>
          <table:table-cell office:value-type="float" office:value="0" calcext:value-type="float">
            <text:p>0</text:p>
          </table:table-cell>
          <table:table-cell office:value-type="float" office:value="357.4357" calcext:value-type="float">
            <text:p>357.4357</text:p>
          </table:table-cell>
          <table:table-cell office:value-type="float" office:value="1224.737" calcext:value-type="float">
            <text:p>1224.737</text:p>
          </table:table-cell>
          <table:table-cell office:value-type="float" office:value="1487.035" calcext:value-type="float">
            <text:p>1487.035</text:p>
          </table:table-cell>
          <table:table-cell office:value-type="float" office:value="1282.981" calcext:value-type="float">
            <text:p>1282.981</text:p>
          </table:table-cell>
          <table:table-cell office:value-type="float" office:value="767.2969" calcext:value-type="float">
            <text:p>767.2969</text:p>
          </table:table-cell>
          <table:table-cell office:value-type="float" office:value="1126.458" calcext:value-type="float">
            <text:p>1126.458</text:p>
          </table:table-cell>
          <table:table-cell office:value-type="float" office:value="411.4102" calcext:value-type="float">
            <text:p>411.4102</text:p>
          </table:table-cell>
          <table:table-cell office:value-type="float" office:value="1835.079" calcext:value-type="float">
            <text:p>1835.079</text:p>
          </table:table-cell>
          <table:table-cell office:value-type="float" office:value="2075.869" calcext:value-type="float">
            <text:p>2075.869</text:p>
          </table:table-cell>
          <table:table-cell office:value-type="float" office:value="1662.991" calcext:value-type="float">
            <text:p>1662.991</text:p>
          </table:table-cell>
          <table:table-cell office:value-type="float" office:value="583.9194" calcext:value-type="float">
            <text:p>583.9194</text:p>
          </table:table-cell>
          <table:table-cell office:value-type="float" office:value="578.0433" calcext:value-type="float">
            <text:p>578.0433</text:p>
          </table:table-cell>
          <table:table-cell office:value-type="float" office:value="142.7393" calcext:value-type="float">
            <text:p>142.7393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2879284" calcext:value-type="float">
            <text:p>-2.87928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30368" calcext:value-type="float">
            <text:p>-10.30368</text:p>
          </table:table-cell>
          <table:table-cell office:value-type="float" office:value="0" calcext:value-type="float">
            <text:p>0</text:p>
          </table:table-cell>
          <table:table-cell office:value-type="float" office:value="3.865114" calcext:value-type="float">
            <text:p>3.865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1017.066" calcext:value-type="float">
            <text:p>1017.066</text:p>
          </table:table-cell>
          <table:table-cell office:value-type="float" office:value="13260.79" calcext:value-type="float">
            <text:p>1326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1679" calcext:value-type="float">
            <text:p>-11.31679</text:p>
          </table:table-cell>
          <table:table-cell office:value-type="float" office:value="27.13946" calcext:value-type="float">
            <text:p>27.13946</text:p>
          </table:table-cell>
          <table:table-cell office:value-type="float" office:value="0" calcext:value-type="float">
            <text:p>0</text:p>
          </table:table-cell>
          <table:table-cell office:value-type="float" office:value="85.02342" calcext:value-type="float">
            <text:p>85.02342</text:p>
          </table:table-cell>
          <table:table-cell office:value-type="float" office:value="706.357" calcext:value-type="float">
            <text:p>706.357</text:p>
          </table:table-cell>
          <table:table-cell office:value-type="float" office:value="0.0294332" calcext:value-type="float">
            <text:p>0.0294332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1.26993" calcext:value-type="float">
            <text:p>-11.26993</text:p>
          </table:table-cell>
          <table:table-cell office:value-type="float" office:value="0" calcext:value-type="float">
            <text:p>0</text:p>
          </table:table-cell>
          <table:table-cell office:value-type="float" office:value="357.4373" calcext:value-type="float">
            <text:p>357.4373</text:p>
          </table:table-cell>
          <table:table-cell office:value-type="float" office:value="1224.711" calcext:value-type="float">
            <text:p>1224.711</text:p>
          </table:table-cell>
          <table:table-cell office:value-type="float" office:value="1486.986" calcext:value-type="float">
            <text:p>1486.986</text:p>
          </table:table-cell>
          <table:table-cell office:value-type="float" office:value="1282.948" calcext:value-type="float">
            <text:p>1282.948</text:p>
          </table:table-cell>
          <table:table-cell office:value-type="float" office:value="767.2717" calcext:value-type="float">
            <text:p>767.2717</text:p>
          </table:table-cell>
          <table:table-cell office:value-type="float" office:value="1126.445" calcext:value-type="float">
            <text:p>1126.445</text:p>
          </table:table-cell>
          <table:table-cell office:value-type="float" office:value="411.4064" calcext:value-type="float">
            <text:p>411.4064</text:p>
          </table:table-cell>
          <table:table-cell office:value-type="float" office:value="1835.073" calcext:value-type="float">
            <text:p>1835.073</text:p>
          </table:table-cell>
          <table:table-cell office:value-type="float" office:value="2075.865" calcext:value-type="float">
            <text:p>2075.865</text:p>
          </table:table-cell>
          <table:table-cell office:value-type="float" office:value="1662.987" calcext:value-type="float">
            <text:p>1662.987</text:p>
          </table:table-cell>
          <table:table-cell office:value-type="float" office:value="583.9179" calcext:value-type="float">
            <text:p>583.9179</text:p>
          </table:table-cell>
          <table:table-cell office:value-type="float" office:value="578.0388" calcext:value-type="float">
            <text:p>578.0388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2878131" calcext:value-type="float">
            <text:p>-2.87813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46235" calcext:value-type="float">
            <text:p>-10.46235</text:p>
          </table:table-cell>
          <table:table-cell office:value-type="float" office:value="0" calcext:value-type="float">
            <text:p>0</text:p>
          </table:table-cell>
          <table:table-cell office:value-type="float" office:value="3.846475" calcext:value-type="float">
            <text:p>3.84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1016.932" calcext:value-type="float">
            <text:p>1016.932</text:p>
          </table:table-cell>
          <table:table-cell office:value-type="float" office:value="13260.78" calcext:value-type="float">
            <text:p>1326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7256" calcext:value-type="float">
            <text:p>-11.47256</text:p>
          </table:table-cell>
          <table:table-cell office:value-type="float" office:value="27.84495" calcext:value-type="float">
            <text:p>27.84495</text:p>
          </table:table-cell>
          <table:table-cell office:value-type="float" office:value="0" calcext:value-type="float">
            <text:p>0</text:p>
          </table:table-cell>
          <table:table-cell office:value-type="float" office:value="84.99653" calcext:value-type="float">
            <text:p>84.99653</text:p>
          </table:table-cell>
          <table:table-cell office:value-type="float" office:value="706.3541" calcext:value-type="float">
            <text:p>706.3541</text:p>
          </table:table-cell>
          <table:table-cell office:value-type="float" office:value="0.03009539" calcext:value-type="float">
            <text:p>0.03009539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746657" calcext:value-type="float">
            <text:p>-0.01746657</text:p>
          </table:table-cell>
          <table:table-cell office:value-type="float" office:value="370" calcext:value-type="float">
            <text:p>370</text:p>
          </table:table-cell>
          <table:table-cell office:value-type="float" office:value="-11.42503" calcext:value-type="float">
            <text:p>-11.42503</text:p>
          </table:table-cell>
          <table:table-cell office:value-type="float" office:value="0" calcext:value-type="float">
            <text:p>0</text:p>
          </table:table-cell>
          <table:table-cell office:value-type="float" office:value="357.4408" calcext:value-type="float">
            <text:p>357.4408</text:p>
          </table:table-cell>
          <table:table-cell office:value-type="float" office:value="1224.688" calcext:value-type="float">
            <text:p>1224.688</text:p>
          </table:table-cell>
          <table:table-cell office:value-type="float" office:value="1486.946" calcext:value-type="float">
            <text:p>1486.946</text:p>
          </table:table-cell>
          <table:table-cell office:value-type="float" office:value="1282.919" calcext:value-type="float">
            <text:p>1282.919</text:p>
          </table:table-cell>
          <table:table-cell office:value-type="float" office:value="767.2496" calcext:value-type="float">
            <text:p>767.2496</text:p>
          </table:table-cell>
          <table:table-cell office:value-type="float" office:value="1126.434" calcext:value-type="float">
            <text:p>1126.434</text:p>
          </table:table-cell>
          <table:table-cell office:value-type="float" office:value="411.4033" calcext:value-type="float">
            <text:p>411.4033</text:p>
          </table:table-cell>
          <table:table-cell office:value-type="float" office:value="1835.068" calcext:value-type="float">
            <text:p>1835.068</text:p>
          </table:table-cell>
          <table:table-cell office:value-type="float" office:value="2075.86" calcext:value-type="float">
            <text:p>2075.86</text:p>
          </table:table-cell>
          <table:table-cell office:value-type="float" office:value="1662.984" calcext:value-type="float">
            <text:p>1662.984</text:p>
          </table:table-cell>
          <table:table-cell office:value-type="float" office:value="583.9164" calcext:value-type="float">
            <text:p>583.9164</text:p>
          </table:table-cell>
          <table:table-cell office:value-type="float" office:value="578.0342" calcext:value-type="float">
            <text:p>578.0342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2875395" calcext:value-type="float">
            <text:p>-2.87539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59896" calcext:value-type="float">
            <text:p>-10.59896</text:p>
          </table:table-cell>
          <table:table-cell office:value-type="float" office:value="0" calcext:value-type="float">
            <text:p>0</text:p>
          </table:table-cell>
          <table:table-cell office:value-type="float" office:value="3.827901" calcext:value-type="float">
            <text:p>3.82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1016.735" calcext:value-type="float">
            <text:p>1016.735</text:p>
          </table:table-cell>
          <table:table-cell office:value-type="float" office:value="13260.77" calcext:value-type="float">
            <text:p>1326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7989" calcext:value-type="float">
            <text:p>-11.67989</text:p>
          </table:table-cell>
          <table:table-cell office:value-type="float" office:value="27.54379" calcext:value-type="float">
            <text:p>27.54379</text:p>
          </table:table-cell>
          <table:table-cell office:value-type="float" office:value="0" calcext:value-type="float">
            <text:p>0</text:p>
          </table:table-cell>
          <table:table-cell office:value-type="float" office:value="85.02512" calcext:value-type="float">
            <text:p>85.02512</text:p>
          </table:table-cell>
          <table:table-cell office:value-type="float" office:value="706.2897" calcext:value-type="float">
            <text:p>706.2897</text:p>
          </table:table-cell>
          <table:table-cell office:value-type="float" office:value="0.0307663" calcext:value-type="float">
            <text:p>0.0307663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832438" calcext:value-type="float">
            <text:p>-0.01832438</text:p>
          </table:table-cell>
          <table:table-cell office:value-type="float" office:value="370" calcext:value-type="float">
            <text:p>370</text:p>
          </table:table-cell>
          <table:table-cell office:value-type="float" office:value="-11.63084" calcext:value-type="float">
            <text:p>-11.63084</text:p>
          </table:table-cell>
          <table:table-cell office:value-type="float" office:value="0" calcext:value-type="float">
            <text:p>0</text:p>
          </table:table-cell>
          <table:table-cell office:value-type="float" office:value="357.4452" calcext:value-type="float">
            <text:p>357.4452</text:p>
          </table:table-cell>
          <table:table-cell office:value-type="float" office:value="1224.663" calcext:value-type="float">
            <text:p>1224.663</text:p>
          </table:table-cell>
          <table:table-cell office:value-type="float" office:value="1486.907" calcext:value-type="float">
            <text:p>1486.907</text:p>
          </table:table-cell>
          <table:table-cell office:value-type="float" office:value="1282.891" calcext:value-type="float">
            <text:p>1282.891</text:p>
          </table:table-cell>
          <table:table-cell office:value-type="float" office:value="767.2288" calcext:value-type="float">
            <text:p>767.2288</text:p>
          </table:table-cell>
          <table:table-cell office:value-type="float" office:value="1126.424" calcext:value-type="float">
            <text:p>1126.424</text:p>
          </table:table-cell>
          <table:table-cell office:value-type="float" office:value="411.4004" calcext:value-type="float">
            <text:p>411.4004</text:p>
          </table:table-cell>
          <table:table-cell office:value-type="float" office:value="1835.064" calcext:value-type="float">
            <text:p>1835.064</text:p>
          </table:table-cell>
          <table:table-cell office:value-type="float" office:value="2075.856" calcext:value-type="float">
            <text:p>2075.856</text:p>
          </table:table-cell>
          <table:table-cell office:value-type="float" office:value="1662.98" calcext:value-type="float">
            <text:p>1662.98</text:p>
          </table:table-cell>
          <table:table-cell office:value-type="float" office:value="583.9149" calcext:value-type="float">
            <text:p>583.9149</text:p>
          </table:table-cell>
          <table:table-cell office:value-type="float" office:value="578.0297" calcext:value-type="float">
            <text:p>578.0297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2881847" calcext:value-type="float">
            <text:p>-2.88184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79278" calcext:value-type="float">
            <text:p>-10.79278</text:p>
          </table:table-cell>
          <table:table-cell office:value-type="float" office:value="0" calcext:value-type="float">
            <text:p>0</text:p>
          </table:table-cell>
          <table:table-cell office:value-type="float" office:value="3.815843" calcext:value-type="float">
            <text:p>3.815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1016.503" calcext:value-type="float">
            <text:p>1016.503</text:p>
          </table:table-cell>
          <table:table-cell office:value-type="float" office:value="13260.76" calcext:value-type="float">
            <text:p>1326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1075" calcext:value-type="float">
            <text:p>-11.91075</text:p>
          </table:table-cell>
          <table:table-cell office:value-type="float" office:value="28.3296" calcext:value-type="float">
            <text:p>28.3296</text:p>
          </table:table-cell>
          <table:table-cell office:value-type="float" office:value="0" calcext:value-type="float">
            <text:p>0</text:p>
          </table:table-cell>
          <table:table-cell office:value-type="float" office:value="84.99289" calcext:value-type="float">
            <text:p>84.99289</text:p>
          </table:table-cell>
          <table:table-cell office:value-type="float" office:value="706.2623" calcext:value-type="float">
            <text:p>706.2623</text:p>
          </table:table-cell>
          <table:table-cell office:value-type="float" office:value="0.03154701" calcext:value-type="float">
            <text:p>0.03154701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832438" calcext:value-type="float">
            <text:p>-0.01832438</text:p>
          </table:table-cell>
          <table:table-cell office:value-type="float" office:value="370" calcext:value-type="float">
            <text:p>370</text:p>
          </table:table-cell>
          <table:table-cell office:value-type="float" office:value="-11.86091" calcext:value-type="float">
            <text:p>-11.86091</text:p>
          </table:table-cell>
          <table:table-cell office:value-type="float" office:value="0" calcext:value-type="float">
            <text:p>0</text:p>
          </table:table-cell>
          <table:table-cell office:value-type="float" office:value="357.4442" calcext:value-type="float">
            <text:p>357.4442</text:p>
          </table:table-cell>
          <table:table-cell office:value-type="float" office:value="1224.612" calcext:value-type="float">
            <text:p>1224.612</text:p>
          </table:table-cell>
          <table:table-cell office:value-type="float" office:value="1486.843" calcext:value-type="float">
            <text:p>1486.843</text:p>
          </table:table-cell>
          <table:table-cell office:value-type="float" office:value="1282.849" calcext:value-type="float">
            <text:p>1282.849</text:p>
          </table:table-cell>
          <table:table-cell office:value-type="float" office:value="767.203" calcext:value-type="float">
            <text:p>767.203</text:p>
          </table:table-cell>
          <table:table-cell office:value-type="float" office:value="1126.413" calcext:value-type="float">
            <text:p>1126.413</text:p>
          </table:table-cell>
          <table:table-cell office:value-type="float" office:value="411.3974" calcext:value-type="float">
            <text:p>411.3974</text:p>
          </table:table-cell>
          <table:table-cell office:value-type="float" office:value="1835.06" calcext:value-type="float">
            <text:p>1835.06</text:p>
          </table:table-cell>
          <table:table-cell office:value-type="float" office:value="2075.852" calcext:value-type="float">
            <text:p>2075.852</text:p>
          </table:table-cell>
          <table:table-cell office:value-type="float" office:value="1662.977" calcext:value-type="float">
            <text:p>1662.977</text:p>
          </table:table-cell>
          <table:table-cell office:value-type="float" office:value="583.9134" calcext:value-type="float">
            <text:p>583.9134</text:p>
          </table:table-cell>
          <table:table-cell office:value-type="float" office:value="578.0253" calcext:value-type="float">
            <text:p>578.0253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2987573" calcext:value-type="float">
            <text:p>-2.98757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01918" calcext:value-type="float">
            <text:p>-11.01918</text:p>
          </table:table-cell>
          <table:table-cell office:value-type="float" office:value="0" calcext:value-type="float">
            <text:p>0</text:p>
          </table:table-cell>
          <table:table-cell office:value-type="float" office:value="3.812146" calcext:value-type="float">
            <text:p>3.81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1016.28" calcext:value-type="float">
            <text:p>1016.28</text:p>
          </table:table-cell>
          <table:table-cell office:value-type="float" office:value="13260.75" calcext:value-type="float">
            <text:p>1326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4584" calcext:value-type="float">
            <text:p>-12.14584</text:p>
          </table:table-cell>
          <table:table-cell office:value-type="float" office:value="29.5085" calcext:value-type="float">
            <text:p>29.5085</text:p>
          </table:table-cell>
          <table:table-cell office:value-type="float" office:value="0" calcext:value-type="float">
            <text:p>0</text:p>
          </table:table-cell>
          <table:table-cell office:value-type="float" office:value="84.96838" calcext:value-type="float">
            <text:p>84.96838</text:p>
          </table:table-cell>
          <table:table-cell office:value-type="float" office:value="706.2559" calcext:value-type="float">
            <text:p>706.2559</text:p>
          </table:table-cell>
          <table:table-cell office:value-type="float" office:value="0.03236533" calcext:value-type="float">
            <text:p>0.03236533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832438" calcext:value-type="float">
            <text:p>-0.01832438</text:p>
          </table:table-cell>
          <table:table-cell office:value-type="float" office:value="370" calcext:value-type="float">
            <text:p>370</text:p>
          </table:table-cell>
          <table:table-cell office:value-type="float" office:value="-12.09518" calcext:value-type="float">
            <text:p>-12.09518</text:p>
          </table:table-cell>
          <table:table-cell office:value-type="float" office:value="0" calcext:value-type="float">
            <text:p>0</text:p>
          </table:table-cell>
          <table:table-cell office:value-type="float" office:value="357.4483" calcext:value-type="float">
            <text:p>357.4483</text:p>
          </table:table-cell>
          <table:table-cell office:value-type="float" office:value="1224.566" calcext:value-type="float">
            <text:p>1224.566</text:p>
          </table:table-cell>
          <table:table-cell office:value-type="float" office:value="1486.777" calcext:value-type="float">
            <text:p>1486.777</text:p>
          </table:table-cell>
          <table:table-cell office:value-type="float" office:value="1282.799" calcext:value-type="float">
            <text:p>1282.799</text:p>
          </table:table-cell>
          <table:table-cell office:value-type="float" office:value="767.1716" calcext:value-type="float">
            <text:p>767.1716</text:p>
          </table:table-cell>
          <table:table-cell office:value-type="float" office:value="1126.398" calcext:value-type="float">
            <text:p>1126.398</text:p>
          </table:table-cell>
          <table:table-cell office:value-type="float" office:value="411.3935" calcext:value-type="float">
            <text:p>411.3935</text:p>
          </table:table-cell>
          <table:table-cell office:value-type="float" office:value="1835.055" calcext:value-type="float">
            <text:p>1835.055</text:p>
          </table:table-cell>
          <table:table-cell office:value-type="float" office:value="2075.847" calcext:value-type="float">
            <text:p>2075.847</text:p>
          </table:table-cell>
          <table:table-cell office:value-type="float" office:value="1662.973" calcext:value-type="float">
            <text:p>1662.973</text:p>
          </table:table-cell>
          <table:table-cell office:value-type="float" office:value="583.912" calcext:value-type="float">
            <text:p>583.912</text:p>
          </table:table-cell>
          <table:table-cell office:value-type="float" office:value="578.0209" calcext:value-type="float">
            <text:p>578.0209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3026493" calcext:value-type="float">
            <text:p>-3.02649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24026" calcext:value-type="float">
            <text:p>-11.24026</text:p>
          </table:table-cell>
          <table:table-cell office:value-type="float" office:value="0" calcext:value-type="float">
            <text:p>0</text:p>
          </table:table-cell>
          <table:table-cell office:value-type="float" office:value="3.798907" calcext:value-type="float">
            <text:p>3.798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1016.122" calcext:value-type="float">
            <text:p>1016.122</text:p>
          </table:table-cell>
          <table:table-cell office:value-type="float" office:value="13260.74" calcext:value-type="float">
            <text:p>1326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2902" calcext:value-type="float">
            <text:p>-12.32902</text:p>
          </table:table-cell>
          <table:table-cell office:value-type="float" office:value="31.55339" calcext:value-type="float">
            <text:p>31.55339</text:p>
          </table:table-cell>
          <table:table-cell office:value-type="float" office:value="0" calcext:value-type="float">
            <text:p>0</text:p>
          </table:table-cell>
          <table:table-cell office:value-type="float" office:value="84.9418" calcext:value-type="float">
            <text:p>84.9418</text:p>
          </table:table-cell>
          <table:table-cell office:value-type="float" office:value="706.2539" calcext:value-type="float">
            <text:p>706.2539</text:p>
          </table:table-cell>
          <table:table-cell office:value-type="float" office:value="0.03310318" calcext:value-type="float">
            <text:p>0.03310318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832438" calcext:value-type="float">
            <text:p>-0.01832438</text:p>
          </table:table-cell>
          <table:table-cell office:value-type="float" office:value="370" calcext:value-type="float">
            <text:p>370</text:p>
          </table:table-cell>
          <table:table-cell office:value-type="float" office:value="-12.27762" calcext:value-type="float">
            <text:p>-12.27762</text:p>
          </table:table-cell>
          <table:table-cell office:value-type="float" office:value="0" calcext:value-type="float">
            <text:p>0</text:p>
          </table:table-cell>
          <table:table-cell office:value-type="float" office:value="357.454" calcext:value-type="float">
            <text:p>357.454</text:p>
          </table:table-cell>
          <table:table-cell office:value-type="float" office:value="1224.54" calcext:value-type="float">
            <text:p>1224.54</text:p>
          </table:table-cell>
          <table:table-cell office:value-type="float" office:value="1486.728" calcext:value-type="float">
            <text:p>1486.728</text:p>
          </table:table-cell>
          <table:table-cell office:value-type="float" office:value="1282.762" calcext:value-type="float">
            <text:p>1282.762</text:p>
          </table:table-cell>
          <table:table-cell office:value-type="float" office:value="767.1447" calcext:value-type="float">
            <text:p>767.1447</text:p>
          </table:table-cell>
          <table:table-cell office:value-type="float" office:value="1126.385" calcext:value-type="float">
            <text:p>1126.385</text:p>
          </table:table-cell>
          <table:table-cell office:value-type="float" office:value="411.3897" calcext:value-type="float">
            <text:p>411.3897</text:p>
          </table:table-cell>
          <table:table-cell office:value-type="float" office:value="1835.05" calcext:value-type="float">
            <text:p>1835.05</text:p>
          </table:table-cell>
          <table:table-cell office:value-type="float" office:value="2075.843" calcext:value-type="float">
            <text:p>2075.843</text:p>
          </table:table-cell>
          <table:table-cell office:value-type="float" office:value="1662.97" calcext:value-type="float">
            <text:p>1662.97</text:p>
          </table:table-cell>
          <table:table-cell office:value-type="float" office:value="583.9105" calcext:value-type="float">
            <text:p>583.9105</text:p>
          </table:table-cell>
          <table:table-cell office:value-type="float" office:value="578.0165" calcext:value-type="float">
            <text:p>578.0165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3024995" calcext:value-type="float">
            <text:p>-3.02499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39947" calcext:value-type="float">
            <text:p>-11.39947</text:p>
          </table:table-cell>
          <table:table-cell office:value-type="float" office:value="0" calcext:value-type="float">
            <text:p>0</text:p>
          </table:table-cell>
          <table:table-cell office:value-type="float" office:value="3.77568" calcext:value-type="float">
            <text:p>3.77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1016.003" calcext:value-type="float">
            <text:p>1016.003</text:p>
          </table:table-cell>
          <table:table-cell office:value-type="float" office:value="13260.73" calcext:value-type="float">
            <text:p>1326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0392" calcext:value-type="float">
            <text:p>-12.50392</text:p>
          </table:table-cell>
          <table:table-cell office:value-type="float" office:value="32.43375" calcext:value-type="float">
            <text:p>32.43375</text:p>
          </table:table-cell>
          <table:table-cell office:value-type="float" office:value="0" calcext:value-type="float">
            <text:p>0</text:p>
          </table:table-cell>
          <table:table-cell office:value-type="float" office:value="84.911" calcext:value-type="float">
            <text:p>84.911</text:p>
          </table:table-cell>
          <table:table-cell office:value-type="float" office:value="706.2535" calcext:value-type="float">
            <text:p>706.2535</text:p>
          </table:table-cell>
          <table:table-cell office:value-type="float" office:value="0.03377032" calcext:value-type="float">
            <text:p>0.03377032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021069" calcext:value-type="float">
            <text:p>-0.02021069</text:p>
          </table:table-cell>
          <table:table-cell office:value-type="float" office:value="370" calcext:value-type="float">
            <text:p>370</text:p>
          </table:table-cell>
          <table:table-cell office:value-type="float" office:value="-12.44997" calcext:value-type="float">
            <text:p>-12.44997</text:p>
          </table:table-cell>
          <table:table-cell office:value-type="float" office:value="0" calcext:value-type="float">
            <text:p>0</text:p>
          </table:table-cell>
          <table:table-cell office:value-type="float" office:value="357.4604" calcext:value-type="float">
            <text:p>357.4604</text:p>
          </table:table-cell>
          <table:table-cell office:value-type="float" office:value="1224.522" calcext:value-type="float">
            <text:p>1224.522</text:p>
          </table:table-cell>
          <table:table-cell office:value-type="float" office:value="1486.69" calcext:value-type="float">
            <text:p>1486.69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767.1235" calcext:value-type="float">
            <text:p>767.1235</text:p>
          </table:table-cell>
          <table:table-cell office:value-type="float" office:value="1126.374" calcext:value-type="float">
            <text:p>1126.374</text:p>
          </table:table-cell>
          <table:table-cell office:value-type="float" office:value="411.3866" calcext:value-type="float">
            <text:p>411.3866</text:p>
          </table:table-cell>
          <table:table-cell office:value-type="float" office:value="1835.045" calcext:value-type="float">
            <text:p>1835.045</text:p>
          </table:table-cell>
          <table:table-cell office:value-type="float" office:value="2075.839" calcext:value-type="float">
            <text:p>2075.839</text:p>
          </table:table-cell>
          <table:table-cell office:value-type="float" office:value="1662.967" calcext:value-type="float">
            <text:p>1662.967</text:p>
          </table:table-cell>
          <table:table-cell office:value-type="float" office:value="583.9091" calcext:value-type="float">
            <text:p>583.9091</text:p>
          </table:table-cell>
          <table:table-cell office:value-type="float" office:value="578.0122" calcext:value-type="float">
            <text:p>578.0122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301943" calcext:value-type="float">
            <text:p>-3.0194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5218" calcext:value-type="float">
            <text:p>-11.5218</text:p>
          </table:table-cell>
          <table:table-cell office:value-type="float" office:value="0" calcext:value-type="float">
            <text:p>0</text:p>
          </table:table-cell>
          <table:table-cell office:value-type="float" office:value="3.725697" calcext:value-type="float">
            <text:p>3.725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1015.895" calcext:value-type="float">
            <text:p>1015.895</text:p>
          </table:table-cell>
          <table:table-cell office:value-type="float" office:value="13260.72" calcext:value-type="float">
            <text:p>1326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5782" calcext:value-type="float">
            <text:p>-12.65782</text:p>
          </table:table-cell>
          <table:table-cell office:value-type="float" office:value="32.57838" calcext:value-type="float">
            <text:p>32.57838</text:p>
          </table:table-cell>
          <table:table-cell office:value-type="float" office:value="0" calcext:value-type="float">
            <text:p>0</text:p>
          </table:table-cell>
          <table:table-cell office:value-type="float" office:value="84.87511" calcext:value-type="float">
            <text:p>84.87511</text:p>
          </table:table-cell>
          <table:table-cell office:value-type="float" office:value="706.2525" calcext:value-type="float">
            <text:p>706.2525</text:p>
          </table:table-cell>
          <table:table-cell office:value-type="float" office:value="0.03440064" calcext:value-type="float">
            <text:p>0.03440064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04359" calcext:value-type="float">
            <text:p>-0.02204359</text:p>
          </table:table-cell>
          <table:table-cell office:value-type="float" office:value="370" calcext:value-type="float">
            <text:p>370</text:p>
          </table:table-cell>
          <table:table-cell office:value-type="float" office:value="-12.60141" calcext:value-type="float">
            <text:p>-12.60141</text:p>
          </table:table-cell>
          <table:table-cell office:value-type="float" office:value="0" calcext:value-type="float">
            <text:p>0</text:p>
          </table:table-cell>
          <table:table-cell office:value-type="float" office:value="357.4673" calcext:value-type="float">
            <text:p>357.4673</text:p>
          </table:table-cell>
          <table:table-cell office:value-type="float" office:value="1224.505" calcext:value-type="float">
            <text:p>1224.505</text:p>
          </table:table-cell>
          <table:table-cell office:value-type="float" office:value="1486.66" calcext:value-type="float">
            <text:p>1486.66</text:p>
          </table:table-cell>
          <table:table-cell office:value-type="float" office:value="1282.709" calcext:value-type="float">
            <text:p>1282.709</text:p>
          </table:table-cell>
          <table:table-cell office:value-type="float" office:value="767.1041" calcext:value-type="float">
            <text:p>767.1041</text:p>
          </table:table-cell>
          <table:table-cell office:value-type="float" office:value="1126.363" calcext:value-type="float">
            <text:p>1126.363</text:p>
          </table:table-cell>
          <table:table-cell office:value-type="float" office:value="411.3839" calcext:value-type="float">
            <text:p>411.3839</text:p>
          </table:table-cell>
          <table:table-cell office:value-type="float" office:value="1835.042" calcext:value-type="float">
            <text:p>1835.042</text:p>
          </table:table-cell>
          <table:table-cell office:value-type="float" office:value="2075.834" calcext:value-type="float">
            <text:p>2075.834</text:p>
          </table:table-cell>
          <table:table-cell office:value-type="float" office:value="1662.963" calcext:value-type="float">
            <text:p>1662.963</text:p>
          </table:table-cell>
          <table:table-cell office:value-type="float" office:value="583.9077" calcext:value-type="float">
            <text:p>583.9077</text:p>
          </table:table-cell>
          <table:table-cell office:value-type="float" office:value="578.0079" calcext:value-type="float">
            <text:p>578.0079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3016264" calcext:value-type="float">
            <text:p>-3.01626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63256" calcext:value-type="float">
            <text:p>-11.63256</text:p>
          </table:table-cell>
          <table:table-cell office:value-type="float" office:value="0" calcext:value-type="float">
            <text:p>0</text:p>
          </table:table-cell>
          <table:table-cell office:value-type="float" office:value="3.685039" calcext:value-type="float">
            <text:p>3.68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1015.792" calcext:value-type="float">
            <text:p>1015.792</text:p>
          </table:table-cell>
          <table:table-cell office:value-type="float" office:value="13260.71" calcext:value-type="float">
            <text:p>1326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8653" calcext:value-type="float">
            <text:p>-12.78653</text:p>
          </table:table-cell>
          <table:table-cell office:value-type="float" office:value="31.859" calcext:value-type="float">
            <text:p>31.859</text:p>
          </table:table-cell>
          <table:table-cell office:value-type="float" office:value="0" calcext:value-type="float">
            <text:p>0</text:p>
          </table:table-cell>
          <table:table-cell office:value-type="float" office:value="84.83341" calcext:value-type="float">
            <text:p>84.83341</text:p>
          </table:table-cell>
          <table:table-cell office:value-type="float" office:value="706.2505" calcext:value-type="float">
            <text:p>706.2505</text:p>
          </table:table-cell>
          <table:table-cell office:value-type="float" office:value="0.03502449" calcext:value-type="float">
            <text:p>0.03502449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2.72871" calcext:value-type="float">
            <text:p>-12.72871</text:p>
          </table:table-cell>
          <table:table-cell office:value-type="float" office:value="0" calcext:value-type="float">
            <text:p>0</text:p>
          </table:table-cell>
          <table:table-cell office:value-type="float" office:value="357.4745" calcext:value-type="float">
            <text:p>357.4745</text:p>
          </table:table-cell>
          <table:table-cell office:value-type="float" office:value="1224.487" calcext:value-type="float">
            <text:p>1224.487</text:p>
          </table:table-cell>
          <table:table-cell office:value-type="float" office:value="1486.635" calcext:value-type="float">
            <text:p>1486.635</text:p>
          </table:table-cell>
          <table:table-cell office:value-type="float" office:value="1282.686" calcext:value-type="float">
            <text:p>1282.686</text:p>
          </table:table-cell>
          <table:table-cell office:value-type="float" office:value="767.0858" calcext:value-type="float">
            <text:p>767.0858</text:p>
          </table:table-cell>
          <table:table-cell office:value-type="float" office:value="1126.353" calcext:value-type="float">
            <text:p>1126.353</text:p>
          </table:table-cell>
          <table:table-cell office:value-type="float" office:value="411.3812" calcext:value-type="float">
            <text:p>411.3812</text:p>
          </table:table-cell>
          <table:table-cell office:value-type="float" office:value="1835.038" calcext:value-type="float">
            <text:p>1835.038</text:p>
          </table:table-cell>
          <table:table-cell office:value-type="float" office:value="2075.83" calcext:value-type="float">
            <text:p>2075.83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583.9062" calcext:value-type="float">
            <text:p>583.9062</text:p>
          </table:table-cell>
          <table:table-cell office:value-type="float" office:value="578.0037" calcext:value-type="float">
            <text:p>578.0037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3015107" calcext:value-type="float">
            <text:p>-3.01510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73746" calcext:value-type="float">
            <text:p>-11.73746</text:p>
          </table:table-cell>
          <table:table-cell office:value-type="float" office:value="0" calcext:value-type="float">
            <text:p>0</text:p>
          </table:table-cell>
          <table:table-cell office:value-type="float" office:value="3.662628" calcext:value-type="float">
            <text:p>3.66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1015.678" calcext:value-type="float">
            <text:p>1015.678</text:p>
          </table:table-cell>
          <table:table-cell office:value-type="float" office:value="13260.71" calcext:value-type="float">
            <text:p>1326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1234" calcext:value-type="float">
            <text:p>-12.91234</text:p>
          </table:table-cell>
          <table:table-cell office:value-type="float" office:value="31.62574" calcext:value-type="float">
            <text:p>31.62574</text:p>
          </table:table-cell>
          <table:table-cell office:value-type="float" office:value="0" calcext:value-type="float">
            <text:p>0</text:p>
          </table:table-cell>
          <table:table-cell office:value-type="float" office:value="84.76865" calcext:value-type="float">
            <text:p>84.76865</text:p>
          </table:table-cell>
          <table:table-cell office:value-type="float" office:value="706.2409" calcext:value-type="float">
            <text:p>706.2409</text:p>
          </table:table-cell>
          <table:table-cell office:value-type="float" office:value="0.03567397" calcext:value-type="float">
            <text:p>0.03567397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2.85388" calcext:value-type="float">
            <text:p>-12.85388</text:p>
          </table:table-cell>
          <table:table-cell office:value-type="float" office:value="0" calcext:value-type="float">
            <text:p>0</text:p>
          </table:table-cell>
          <table:table-cell office:value-type="float" office:value="357.4833" calcext:value-type="float">
            <text:p>357.4833</text:p>
          </table:table-cell>
          <table:table-cell office:value-type="float" office:value="1224.464" calcext:value-type="float">
            <text:p>1224.464</text:p>
          </table:table-cell>
          <table:table-cell office:value-type="float" office:value="1486.61" calcext:value-type="float">
            <text:p>1486.61</text:p>
          </table:table-cell>
          <table:table-cell office:value-type="float" office:value="1282.662" calcext:value-type="float">
            <text:p>1282.662</text:p>
          </table:table-cell>
          <table:table-cell office:value-type="float" office:value="767.0676" calcext:value-type="float">
            <text:p>767.0676</text:p>
          </table:table-cell>
          <table:table-cell office:value-type="float" office:value="1126.343" calcext:value-type="float">
            <text:p>1126.343</text:p>
          </table:table-cell>
          <table:table-cell office:value-type="float" office:value="411.3787" calcext:value-type="float">
            <text:p>411.3787</text:p>
          </table:table-cell>
          <table:table-cell office:value-type="float" office:value="1835.035" calcext:value-type="float">
            <text:p>1835.035</text:p>
          </table:table-cell>
          <table:table-cell office:value-type="float" office:value="2075.826" calcext:value-type="float">
            <text:p>2075.826</text:p>
          </table:table-cell>
          <table:table-cell office:value-type="float" office:value="1662.957" calcext:value-type="float">
            <text:p>1662.957</text:p>
          </table:table-cell>
          <table:table-cell office:value-type="float" office:value="583.9048" calcext:value-type="float">
            <text:p>583.9048</text:p>
          </table:table-cell>
          <table:table-cell office:value-type="float" office:value="577.9995" calcext:value-type="float">
            <text:p>577.9995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3014274" calcext:value-type="float">
            <text:p>-3.01427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84931" calcext:value-type="float">
            <text:p>-11.84931</text:p>
          </table:table-cell>
          <table:table-cell office:value-type="float" office:value="0" calcext:value-type="float">
            <text:p>0</text:p>
          </table:table-cell>
          <table:table-cell office:value-type="float" office:value="3.649253" calcext:value-type="float">
            <text:p>3.649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1015.554" calcext:value-type="float">
            <text:p>1015.554</text:p>
          </table:table-cell>
          <table:table-cell office:value-type="float" office:value="13260.7" calcext:value-type="float">
            <text:p>13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4621" calcext:value-type="float">
            <text:p>-13.04621</text:p>
          </table:table-cell>
          <table:table-cell office:value-type="float" office:value="32.00153" calcext:value-type="float">
            <text:p>32.00153</text:p>
          </table:table-cell>
          <table:table-cell office:value-type="float" office:value="0" calcext:value-type="float">
            <text:p>0</text:p>
          </table:table-cell>
          <table:table-cell office:value-type="float" office:value="84.70356" calcext:value-type="float">
            <text:p>84.70356</text:p>
          </table:table-cell>
          <table:table-cell office:value-type="float" office:value="706.2311" calcext:value-type="float">
            <text:p>706.2311</text:p>
          </table:table-cell>
          <table:table-cell office:value-type="float" office:value="0.03636108" calcext:value-type="float">
            <text:p>0.03636108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2.98706" calcext:value-type="float">
            <text:p>-12.98706</text:p>
          </table:table-cell>
          <table:table-cell office:value-type="float" office:value="0" calcext:value-type="float">
            <text:p>0</text:p>
          </table:table-cell>
          <table:table-cell office:value-type="float" office:value="357.4904" calcext:value-type="float">
            <text:p>357.4904</text:p>
          </table:table-cell>
          <table:table-cell office:value-type="float" office:value="1224.436" calcext:value-type="float">
            <text:p>1224.436</text:p>
          </table:table-cell>
          <table:table-cell office:value-type="float" office:value="1486.583" calcext:value-type="float">
            <text:p>1486.583</text:p>
          </table:table-cell>
          <table:table-cell office:value-type="float" office:value="1282.638" calcext:value-type="float">
            <text:p>1282.638</text:p>
          </table:table-cell>
          <table:table-cell office:value-type="float" office:value="767.0494" calcext:value-type="float">
            <text:p>767.0494</text:p>
          </table:table-cell>
          <table:table-cell office:value-type="float" office:value="1126.332" calcext:value-type="float">
            <text:p>1126.332</text:p>
          </table:table-cell>
          <table:table-cell office:value-type="float" office:value="411.3762" calcext:value-type="float">
            <text:p>411.3762</text:p>
          </table:table-cell>
          <table:table-cell office:value-type="float" office:value="1835.032" calcext:value-type="float">
            <text:p>1835.032</text:p>
          </table:table-cell>
          <table:table-cell office:value-type="float" office:value="2075.822" calcext:value-type="float">
            <text:p>2075.822</text:p>
          </table:table-cell>
          <table:table-cell office:value-type="float" office:value="1662.954" calcext:value-type="float">
            <text:p>1662.954</text:p>
          </table:table-cell>
          <table:table-cell office:value-type="float" office:value="583.9035" calcext:value-type="float">
            <text:p>583.9035</text:p>
          </table:table-cell>
          <table:table-cell office:value-type="float" office:value="577.9954" calcext:value-type="float">
            <text:p>577.9954</text:p>
          </table:table-cell>
          <table:table-cell office:value-type="float" office:value="142.7392" calcext:value-type="float">
            <text:p>142.7392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3015961" calcext:value-type="float">
            <text:p>-3.0159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96935" calcext:value-type="float">
            <text:p>-11.96935</text:p>
          </table:table-cell>
          <table:table-cell office:value-type="float" office:value="0" calcext:value-type="float">
            <text:p>0</text:p>
          </table:table-cell>
          <table:table-cell office:value-type="float" office:value="3.636147" calcext:value-type="float">
            <text:p>3.63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1015.419" calcext:value-type="float">
            <text:p>1015.419</text:p>
          </table:table-cell>
          <table:table-cell office:value-type="float" office:value="13260.7" calcext:value-type="float">
            <text:p>13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8967" calcext:value-type="float">
            <text:p>-13.18967</text:p>
          </table:table-cell>
          <table:table-cell office:value-type="float" office:value="32.33485" calcext:value-type="float">
            <text:p>32.33485</text:p>
          </table:table-cell>
          <table:table-cell office:value-type="float" office:value="0" calcext:value-type="float">
            <text:p>0</text:p>
          </table:table-cell>
          <table:table-cell office:value-type="float" office:value="84.634" calcext:value-type="float">
            <text:p>84.634</text:p>
          </table:table-cell>
          <table:table-cell office:value-type="float" office:value="706.2188" calcext:value-type="float">
            <text:p>706.2188</text:p>
          </table:table-cell>
          <table:table-cell office:value-type="float" office:value="0.03706597" calcext:value-type="float">
            <text:p>0.03706597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3.12982" calcext:value-type="float">
            <text:p>-13.12982</text:p>
          </table:table-cell>
          <table:table-cell office:value-type="float" office:value="0" calcext:value-type="float">
            <text:p>0</text:p>
          </table:table-cell>
          <table:table-cell office:value-type="float" office:value="357.4966" calcext:value-type="float">
            <text:p>357.4966</text:p>
          </table:table-cell>
          <table:table-cell office:value-type="float" office:value="1224.406" calcext:value-type="float">
            <text:p>1224.406</text:p>
          </table:table-cell>
          <table:table-cell office:value-type="float" office:value="1486.551" calcext:value-type="float">
            <text:p>1486.551</text:p>
          </table:table-cell>
          <table:table-cell office:value-type="float" office:value="1282.613" calcext:value-type="float">
            <text:p>1282.613</text:p>
          </table:table-cell>
          <table:table-cell office:value-type="float" office:value="767.0308" calcext:value-type="float">
            <text:p>767.0308</text:p>
          </table:table-cell>
          <table:table-cell office:value-type="float" office:value="1126.322" calcext:value-type="float">
            <text:p>1126.322</text:p>
          </table:table-cell>
          <table:table-cell office:value-type="float" office:value="411.3738" calcext:value-type="float">
            <text:p>411.3738</text:p>
          </table:table-cell>
          <table:table-cell office:value-type="float" office:value="1835.029" calcext:value-type="float">
            <text:p>1835.029</text:p>
          </table:table-cell>
          <table:table-cell office:value-type="float" office:value="2075.818" calcext:value-type="float">
            <text:p>2075.818</text:p>
          </table:table-cell>
          <table:table-cell office:value-type="float" office:value="1662.95" calcext:value-type="float">
            <text:p>1662.95</text:p>
          </table:table-cell>
          <table:table-cell office:value-type="float" office:value="583.9022" calcext:value-type="float">
            <text:p>583.9022</text:p>
          </table:table-cell>
          <table:table-cell office:value-type="float" office:value="577.9913" calcext:value-type="float">
            <text:p>577.9913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03024666" calcext:value-type="float">
            <text:p>-3.02466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0991" calcext:value-type="float">
            <text:p>-12.0991</text:p>
          </table:table-cell>
          <table:table-cell office:value-type="float" office:value="0" calcext:value-type="float">
            <text:p>0</text:p>
          </table:table-cell>
          <table:table-cell office:value-type="float" office:value="3.623044" calcext:value-type="float">
            <text:p>3.62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1015.28" calcext:value-type="float">
            <text:p>1015.28</text:p>
          </table:table-cell>
          <table:table-cell office:value-type="float" office:value="13260.69" calcext:value-type="float">
            <text:p>1326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3792" calcext:value-type="float">
            <text:p>-13.33792</text:p>
          </table:table-cell>
          <table:table-cell office:value-type="float" office:value="32.56679" calcext:value-type="float">
            <text:p>32.56679</text:p>
          </table:table-cell>
          <table:table-cell office:value-type="float" office:value="0" calcext:value-type="float">
            <text:p>0</text:p>
          </table:table-cell>
          <table:table-cell office:value-type="float" office:value="84.58256" calcext:value-type="float">
            <text:p>84.58256</text:p>
          </table:table-cell>
          <table:table-cell office:value-type="float" office:value="706.2125" calcext:value-type="float">
            <text:p>706.2125</text:p>
          </table:table-cell>
          <table:table-cell office:value-type="float" office:value="0.03779003" calcext:value-type="float">
            <text:p>0.03779003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3.27734" calcext:value-type="float">
            <text:p>-13.27734</text:p>
          </table:table-cell>
          <table:table-cell office:value-type="float" office:value="0" calcext:value-type="float">
            <text:p>0</text:p>
          </table:table-cell>
          <table:table-cell office:value-type="float" office:value="357.5009" calcext:value-type="float">
            <text:p>357.5009</text:p>
          </table:table-cell>
          <table:table-cell office:value-type="float" office:value="1224.376" calcext:value-type="float">
            <text:p>1224.376</text:p>
          </table:table-cell>
          <table:table-cell office:value-type="float" office:value="1486.51" calcext:value-type="float">
            <text:p>1486.51</text:p>
          </table:table-cell>
          <table:table-cell office:value-type="float" office:value="1282.586" calcext:value-type="float">
            <text:p>1282.586</text:p>
          </table:table-cell>
          <table:table-cell office:value-type="float" office:value="767.0113" calcext:value-type="float">
            <text:p>767.0113</text:p>
          </table:table-cell>
          <table:table-cell office:value-type="float" office:value="1126.311" calcext:value-type="float">
            <text:p>1126.311</text:p>
          </table:table-cell>
          <table:table-cell office:value-type="float" office:value="411.3712" calcext:value-type="float">
            <text:p>411.3712</text:p>
          </table:table-cell>
          <table:table-cell office:value-type="float" office:value="1835.026" calcext:value-type="float">
            <text:p>1835.026</text:p>
          </table:table-cell>
          <table:table-cell office:value-type="float" office:value="2075.814" calcext:value-type="float">
            <text:p>2075.814</text:p>
          </table:table-cell>
          <table:table-cell office:value-type="float" office:value="1662.947" calcext:value-type="float">
            <text:p>1662.947</text:p>
          </table:table-cell>
          <table:table-cell office:value-type="float" office:value="583.9008" calcext:value-type="float">
            <text:p>583.9008</text:p>
          </table:table-cell>
          <table:table-cell office:value-type="float" office:value="577.9872" calcext:value-type="float">
            <text:p>577.9872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3031349" calcext:value-type="float">
            <text:p>-3.03134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23471" calcext:value-type="float">
            <text:p>-12.23471</text:p>
          </table:table-cell>
          <table:table-cell office:value-type="float" office:value="0" calcext:value-type="float">
            <text:p>0</text:p>
          </table:table-cell>
          <table:table-cell office:value-type="float" office:value="3.611048" calcext:value-type="float">
            <text:p>3.61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1015.056" calcext:value-type="float">
            <text:p>1015.056</text:p>
          </table:table-cell>
          <table:table-cell office:value-type="float" office:value="13260.68" calcext:value-type="float">
            <text:p>1326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5545" calcext:value-type="float">
            <text:p>-13.55545</text:p>
          </table:table-cell>
          <table:table-cell office:value-type="float" office:value="32.96044" calcext:value-type="float">
            <text:p>32.96044</text:p>
          </table:table-cell>
          <table:table-cell office:value-type="float" office:value="0" calcext:value-type="float">
            <text:p>0</text:p>
          </table:table-cell>
          <table:table-cell office:value-type="float" office:value="84.51013" calcext:value-type="float">
            <text:p>84.51013</text:p>
          </table:table-cell>
          <table:table-cell office:value-type="float" office:value="706.1958" calcext:value-type="float">
            <text:p>706.1958</text:p>
          </table:table-cell>
          <table:table-cell office:value-type="float" office:value="0.03862681" calcext:value-type="float">
            <text:p>0.03862681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3.49403" calcext:value-type="float">
            <text:p>-13.49403</text:p>
          </table:table-cell>
          <table:table-cell office:value-type="float" office:value="0" calcext:value-type="float">
            <text:p>0</text:p>
          </table:table-cell>
          <table:table-cell office:value-type="float" office:value="357.5055" calcext:value-type="float">
            <text:p>357.5055</text:p>
          </table:table-cell>
          <table:table-cell office:value-type="float" office:value="1224.324" calcext:value-type="float">
            <text:p>1224.324</text:p>
          </table:table-cell>
          <table:table-cell office:value-type="float" office:value="1486.441" calcext:value-type="float">
            <text:p>1486.441</text:p>
          </table:table-cell>
          <table:table-cell office:value-type="float" office:value="1282.542" calcext:value-type="float">
            <text:p>1282.542</text:p>
          </table:table-cell>
          <table:table-cell office:value-type="float" office:value="766.986" calcext:value-type="float">
            <text:p>766.986</text:p>
          </table:table-cell>
          <table:table-cell office:value-type="float" office:value="1126.3" calcext:value-type="float">
            <text:p>1126.3</text:p>
          </table:table-cell>
          <table:table-cell office:value-type="float" office:value="411.3685" calcext:value-type="float">
            <text:p>411.3685</text:p>
          </table:table-cell>
          <table:table-cell office:value-type="float" office:value="1835.024" calcext:value-type="float">
            <text:p>1835.024</text:p>
          </table:table-cell>
          <table:table-cell office:value-type="float" office:value="2075.81" calcext:value-type="float">
            <text:p>2075.81</text:p>
          </table:table-cell>
          <table:table-cell office:value-type="float" office:value="1662.944" calcext:value-type="float">
            <text:p>1662.944</text:p>
          </table:table-cell>
          <table:table-cell office:value-type="float" office:value="583.8994" calcext:value-type="float">
            <text:p>583.8994</text:p>
          </table:table-cell>
          <table:table-cell office:value-type="float" office:value="577.9832" calcext:value-type="float">
            <text:p>577.9832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320653" calcext:value-type="float">
            <text:p>-3.2065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44928" calcext:value-type="float">
            <text:p>-12.44928</text:p>
          </table:table-cell>
          <table:table-cell office:value-type="float" office:value="0" calcext:value-type="float">
            <text:p>0</text:p>
          </table:table-cell>
          <table:table-cell office:value-type="float" office:value="3.608863" calcext:value-type="float">
            <text:p>3.608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1014.837" calcext:value-type="float">
            <text:p>1014.837</text:p>
          </table:table-cell>
          <table:table-cell office:value-type="float" office:value="13260.67" calcext:value-type="float">
            <text:p>1326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8626" calcext:value-type="float">
            <text:p>-13.78626</text:p>
          </table:table-cell>
          <table:table-cell office:value-type="float" office:value="33.96356" calcext:value-type="float">
            <text:p>33.96356</text:p>
          </table:table-cell>
          <table:table-cell office:value-type="float" office:value="0" calcext:value-type="float">
            <text:p>0</text:p>
          </table:table-cell>
          <table:table-cell office:value-type="float" office:value="84.47512" calcext:value-type="float">
            <text:p>84.47512</text:p>
          </table:table-cell>
          <table:table-cell office:value-type="float" office:value="706.1917" calcext:value-type="float">
            <text:p>706.1917</text:p>
          </table:table-cell>
          <table:table-cell office:value-type="float" office:value="0.03951565" calcext:value-type="float">
            <text:p>0.03951565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3.72395" calcext:value-type="float">
            <text:p>-13.72395</text:p>
          </table:table-cell>
          <table:table-cell office:value-type="float" office:value="0" calcext:value-type="float">
            <text:p>0</text:p>
          </table:table-cell>
          <table:table-cell office:value-type="float" office:value="357.5104" calcext:value-type="float">
            <text:p>357.5104</text:p>
          </table:table-cell>
          <table:table-cell office:value-type="float" office:value="1224.281" calcext:value-type="float">
            <text:p>1224.281</text:p>
          </table:table-cell>
          <table:table-cell office:value-type="float" office:value="1486.368" calcext:value-type="float">
            <text:p>1486.368</text:p>
          </table:table-cell>
          <table:table-cell office:value-type="float" office:value="1282.49" calcext:value-type="float">
            <text:p>1282.49</text:p>
          </table:table-cell>
          <table:table-cell office:value-type="float" office:value="766.9543" calcext:value-type="float">
            <text:p>766.9543</text:p>
          </table:table-cell>
          <table:table-cell office:value-type="float" office:value="1126.285" calcext:value-type="float">
            <text:p>1126.285</text:p>
          </table:table-cell>
          <table:table-cell office:value-type="float" office:value="411.3648" calcext:value-type="float">
            <text:p>411.3648</text:p>
          </table:table-cell>
          <table:table-cell office:value-type="float" office:value="1835.02" calcext:value-type="float">
            <text:p>1835.02</text:p>
          </table:table-cell>
          <table:table-cell office:value-type="float" office:value="2075.806" calcext:value-type="float">
            <text:p>2075.806</text:p>
          </table:table-cell>
          <table:table-cell office:value-type="float" office:value="1662.941" calcext:value-type="float">
            <text:p>1662.941</text:p>
          </table:table-cell>
          <table:table-cell office:value-type="float" office:value="583.8981" calcext:value-type="float">
            <text:p>583.8981</text:p>
          </table:table-cell>
          <table:table-cell office:value-type="float" office:value="577.9792" calcext:value-type="float">
            <text:p>577.9792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3259133" calcext:value-type="float">
            <text:p>-3.25913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66562" calcext:value-type="float">
            <text:p>-12.66562</text:p>
          </table:table-cell>
          <table:table-cell office:value-type="float" office:value="0" calcext:value-type="float">
            <text:p>0</text:p>
          </table:table-cell>
          <table:table-cell office:value-type="float" office:value="3.59534" calcext:value-type="float">
            <text:p>3.59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1014.606" calcext:value-type="float">
            <text:p>1014.606</text:p>
          </table:table-cell>
          <table:table-cell office:value-type="float" office:value="13260.66" calcext:value-type="float">
            <text:p>1326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2155" calcext:value-type="float">
            <text:p>-14.02155</text:p>
          </table:table-cell>
          <table:table-cell office:value-type="float" office:value="34.24173" calcext:value-type="float">
            <text:p>34.24173</text:p>
          </table:table-cell>
          <table:table-cell office:value-type="float" office:value="0" calcext:value-type="float">
            <text:p>0</text:p>
          </table:table-cell>
          <table:table-cell office:value-type="float" office:value="84.42495" calcext:value-type="float">
            <text:p>84.42495</text:p>
          </table:table-cell>
          <table:table-cell office:value-type="float" office:value="706.183" calcext:value-type="float">
            <text:p>706.183</text:p>
          </table:table-cell>
          <table:table-cell office:value-type="float" office:value="0.04039908" calcext:value-type="float">
            <text:p>0.04039908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3.95836" calcext:value-type="float">
            <text:p>-13.95836</text:p>
          </table:table-cell>
          <table:table-cell office:value-type="float" office:value="0" calcext:value-type="float">
            <text:p>0</text:p>
          </table:table-cell>
          <table:table-cell office:value-type="float" office:value="357.5149" calcext:value-type="float">
            <text:p>357.5149</text:p>
          </table:table-cell>
          <table:table-cell office:value-type="float" office:value="1224.234" calcext:value-type="float">
            <text:p>1224.234</text:p>
          </table:table-cell>
          <table:table-cell office:value-type="float" office:value="1486.293" calcext:value-type="float">
            <text:p>1486.293</text:p>
          </table:table-cell>
          <table:table-cell office:value-type="float" office:value="1282.438" calcext:value-type="float">
            <text:p>1282.438</text:p>
          </table:table-cell>
          <table:table-cell office:value-type="float" office:value="766.923" calcext:value-type="float">
            <text:p>766.923</text:p>
          </table:table-cell>
          <table:table-cell office:value-type="float" office:value="1126.271" calcext:value-type="float">
            <text:p>1126.271</text:p>
          </table:table-cell>
          <table:table-cell office:value-type="float" office:value="411.3611" calcext:value-type="float">
            <text:p>411.3611</text:p>
          </table:table-cell>
          <table:table-cell office:value-type="float" office:value="1835.015" calcext:value-type="float">
            <text:p>1835.015</text:p>
          </table:table-cell>
          <table:table-cell office:value-type="float" office:value="2075.802" calcext:value-type="float">
            <text:p>2075.802</text:p>
          </table:table-cell>
          <table:table-cell office:value-type="float" office:value="1662.938" calcext:value-type="float">
            <text:p>1662.938</text:p>
          </table:table-cell>
          <table:table-cell office:value-type="float" office:value="583.8969" calcext:value-type="float">
            <text:p>583.8969</text:p>
          </table:table-cell>
          <table:table-cell office:value-type="float" office:value="577.9753" calcext:value-type="float">
            <text:p>577.9753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3375989" calcext:value-type="float">
            <text:p>-3.37598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911" calcext:value-type="float">
            <text:p>-12.8911</text:p>
          </table:table-cell>
          <table:table-cell office:value-type="float" office:value="0" calcext:value-type="float">
            <text:p>0</text:p>
          </table:table-cell>
          <table:table-cell office:value-type="float" office:value="3.586368" calcext:value-type="float">
            <text:p>3.586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1014.309" calcext:value-type="float">
            <text:p>1014.309</text:p>
          </table:table-cell>
          <table:table-cell office:value-type="float" office:value="13260.64" calcext:value-type="float">
            <text:p>1326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155" calcext:value-type="float">
            <text:p>-14.3155</text:p>
          </table:table-cell>
          <table:table-cell office:value-type="float" office:value="34.30567" calcext:value-type="float">
            <text:p>34.30567</text:p>
          </table:table-cell>
          <table:table-cell office:value-type="float" office:value="0" calcext:value-type="float">
            <text:p>0</text:p>
          </table:table-cell>
          <table:table-cell office:value-type="float" office:value="84.37861" calcext:value-type="float">
            <text:p>84.37861</text:p>
          </table:table-cell>
          <table:table-cell office:value-type="float" office:value="706.1733" calcext:value-type="float">
            <text:p>706.1733</text:p>
          </table:table-cell>
          <table:table-cell office:value-type="float" office:value="0.04136686" calcext:value-type="float">
            <text:p>0.04136686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4.25134" calcext:value-type="float">
            <text:p>-14.25134</text:p>
          </table:table-cell>
          <table:table-cell office:value-type="float" office:value="0" calcext:value-type="float">
            <text:p>0</text:p>
          </table:table-cell>
          <table:table-cell office:value-type="float" office:value="357.5179" calcext:value-type="float">
            <text:p>357.5179</text:p>
          </table:table-cell>
          <table:table-cell office:value-type="float" office:value="1224.168" calcext:value-type="float">
            <text:p>1224.168</text:p>
          </table:table-cell>
          <table:table-cell office:value-type="float" office:value="1486.199" calcext:value-type="float">
            <text:p>1486.199</text:p>
          </table:table-cell>
          <table:table-cell office:value-type="float" office:value="1282.37" calcext:value-type="float">
            <text:p>1282.37</text:p>
          </table:table-cell>
          <table:table-cell office:value-type="float" office:value="766.8853" calcext:value-type="float">
            <text:p>766.8853</text:p>
          </table:table-cell>
          <table:table-cell office:value-type="float" office:value="1126.254" calcext:value-type="float">
            <text:p>1126.254</text:p>
          </table:table-cell>
          <table:table-cell office:value-type="float" office:value="411.3571" calcext:value-type="float">
            <text:p>411.3571</text:p>
          </table:table-cell>
          <table:table-cell office:value-type="float" office:value="1835.01" calcext:value-type="float">
            <text:p>1835.01</text:p>
          </table:table-cell>
          <table:table-cell office:value-type="float" office:value="2075.798" calcext:value-type="float">
            <text:p>2075.798</text:p>
          </table:table-cell>
          <table:table-cell office:value-type="float" office:value="1662.935" calcext:value-type="float">
            <text:p>1662.935</text:p>
          </table:table-cell>
          <table:table-cell office:value-type="float" office:value="583.8956" calcext:value-type="float">
            <text:p>583.8956</text:p>
          </table:table-cell>
          <table:table-cell office:value-type="float" office:value="577.9715" calcext:value-type="float">
            <text:p>577.9715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3714214" calcext:value-type="float">
            <text:p>-3.71421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18148" calcext:value-type="float">
            <text:p>-13.18148</text:p>
          </table:table-cell>
          <table:table-cell office:value-type="float" office:value="0" calcext:value-type="float">
            <text:p>0</text:p>
          </table:table-cell>
          <table:table-cell office:value-type="float" office:value="3.583737" calcext:value-type="float">
            <text:p>3.58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1013.975" calcext:value-type="float">
            <text:p>1013.975</text:p>
          </table:table-cell>
          <table:table-cell office:value-type="float" office:value="13260.62" calcext:value-type="float">
            <text:p>1326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5168" calcext:value-type="float">
            <text:p>-14.65168</text:p>
          </table:table-cell>
          <table:table-cell office:value-type="float" office:value="34.79792" calcext:value-type="float">
            <text:p>34.79792</text:p>
          </table:table-cell>
          <table:table-cell office:value-type="float" office:value="0" calcext:value-type="float">
            <text:p>0</text:p>
          </table:table-cell>
          <table:table-cell office:value-type="float" office:value="84.34752" calcext:value-type="float">
            <text:p>84.34752</text:p>
          </table:table-cell>
          <table:table-cell office:value-type="float" office:value="706.1669" calcext:value-type="float">
            <text:p>706.1669</text:p>
          </table:table-cell>
          <table:table-cell office:value-type="float" office:value="0.042381" calcext:value-type="float">
            <text:p>0.042381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4.5865" calcext:value-type="float">
            <text:p>-14.5865</text:p>
          </table:table-cell>
          <table:table-cell office:value-type="float" office:value="0" calcext:value-type="float">
            <text:p>0</text:p>
          </table:table-cell>
          <table:table-cell office:value-type="float" office:value="357.5214" calcext:value-type="float">
            <text:p>357.5214</text:p>
          </table:table-cell>
          <table:table-cell office:value-type="float" office:value="1224.096" calcext:value-type="float">
            <text:p>1224.096</text:p>
          </table:table-cell>
          <table:table-cell office:value-type="float" office:value="1486.09" calcext:value-type="float">
            <text:p>1486.09</text:p>
          </table:table-cell>
          <table:table-cell office:value-type="float" office:value="1282.287" calcext:value-type="float">
            <text:p>1282.287</text:p>
          </table:table-cell>
          <table:table-cell office:value-type="float" office:value="766.84" calcext:value-type="float">
            <text:p>766.84</text:p>
          </table:table-cell>
          <table:table-cell office:value-type="float" office:value="1126.233" calcext:value-type="float">
            <text:p>1126.233</text:p>
          </table:table-cell>
          <table:table-cell office:value-type="float" office:value="411.3528" calcext:value-type="float">
            <text:p>411.3528</text:p>
          </table:table-cell>
          <table:table-cell office:value-type="float" office:value="1835.005" calcext:value-type="float">
            <text:p>1835.005</text:p>
          </table:table-cell>
          <table:table-cell office:value-type="float" office:value="2075.794" calcext:value-type="float">
            <text:p>2075.794</text:p>
          </table:table-cell>
          <table:table-cell office:value-type="float" office:value="1662.932" calcext:value-type="float">
            <text:p>1662.932</text:p>
          </table:table-cell>
          <table:table-cell office:value-type="float" office:value="583.8943" calcext:value-type="float">
            <text:p>583.8943</text:p>
          </table:table-cell>
          <table:table-cell office:value-type="float" office:value="577.9677" calcext:value-type="float">
            <text:p>577.9677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4089388" calcext:value-type="float">
            <text:p>-4.08938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51182" calcext:value-type="float">
            <text:p>-13.51182</text:p>
          </table:table-cell>
          <table:table-cell office:value-type="float" office:value="0" calcext:value-type="float">
            <text:p>0</text:p>
          </table:table-cell>
          <table:table-cell office:value-type="float" office:value="3.578977" calcext:value-type="float">
            <text:p>3.578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1013.537" calcext:value-type="float">
            <text:p>1013.537</text:p>
          </table:table-cell>
          <table:table-cell office:value-type="float" office:value="13260.6" calcext:value-type="float">
            <text:p>1326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7784" calcext:value-type="float">
            <text:p>-15.07784</text:p>
          </table:table-cell>
          <table:table-cell office:value-type="float" office:value="36.68669" calcext:value-type="float">
            <text:p>36.68669</text:p>
          </table:table-cell>
          <table:table-cell office:value-type="float" office:value="0" calcext:value-type="float">
            <text:p>0</text:p>
          </table:table-cell>
          <table:table-cell office:value-type="float" office:value="84.31268" calcext:value-type="float">
            <text:p>84.31268</text:p>
          </table:table-cell>
          <table:table-cell office:value-type="float" office:value="706.1534" calcext:value-type="float">
            <text:p>706.1534</text:p>
          </table:table-cell>
          <table:table-cell office:value-type="float" office:value="0.04343695" calcext:value-type="float">
            <text:p>0.04343695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5.01161" calcext:value-type="float">
            <text:p>-15.01161</text:p>
          </table:table-cell>
          <table:table-cell office:value-type="float" office:value="0" calcext:value-type="float">
            <text:p>0</text:p>
          </table:table-cell>
          <table:table-cell office:value-type="float" office:value="357.5242" calcext:value-type="float">
            <text:p>357.5242</text:p>
          </table:table-cell>
          <table:table-cell office:value-type="float" office:value="1224" calcext:value-type="float">
            <text:p>1224</text:p>
          </table:table-cell>
          <table:table-cell office:value-type="float" office:value="1485.948" calcext:value-type="float">
            <text:p>1485.948</text:p>
          </table:table-cell>
          <table:table-cell office:value-type="float" office:value="1282.19" calcext:value-type="float">
            <text:p>1282.19</text:p>
          </table:table-cell>
          <table:table-cell office:value-type="float" office:value="766.7781" calcext:value-type="float">
            <text:p>766.7781</text:p>
          </table:table-cell>
          <table:table-cell office:value-type="float" office:value="1126.207" calcext:value-type="float">
            <text:p>1126.207</text:p>
          </table:table-cell>
          <table:table-cell office:value-type="float" office:value="411.3478" calcext:value-type="float">
            <text:p>411.3478</text:p>
          </table:table-cell>
          <table:table-cell office:value-type="float" office:value="1834.999" calcext:value-type="float">
            <text:p>1834.999</text:p>
          </table:table-cell>
          <table:table-cell office:value-type="float" office:value="2075.79" calcext:value-type="float">
            <text:p>2075.79</text:p>
          </table:table-cell>
          <table:table-cell office:value-type="float" office:value="1662.929" calcext:value-type="float">
            <text:p>1662.929</text:p>
          </table:table-cell>
          <table:table-cell office:value-type="float" office:value="583.8931" calcext:value-type="float">
            <text:p>583.8931</text:p>
          </table:table-cell>
          <table:table-cell office:value-type="float" office:value="577.9639" calcext:value-type="float">
            <text:p>577.9639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5283213" calcext:value-type="float">
            <text:p>-5.28321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9424" calcext:value-type="float">
            <text:p>-13.9424</text:p>
          </table:table-cell>
          <table:table-cell office:value-type="float" office:value="0" calcext:value-type="float">
            <text:p>0</text:p>
          </table:table-cell>
          <table:table-cell office:value-type="float" office:value="3.584534" calcext:value-type="float">
            <text:p>3.584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1013.125" calcext:value-type="float">
            <text:p>1013.125</text:p>
          </table:table-cell>
          <table:table-cell office:value-type="float" office:value="13260.57" calcext:value-type="float">
            <text:p>1326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9808" calcext:value-type="float">
            <text:p>-15.49808</text:p>
          </table:table-cell>
          <table:table-cell office:value-type="float" office:value="38.83379" calcext:value-type="float">
            <text:p>38.83379</text:p>
          </table:table-cell>
          <table:table-cell office:value-type="float" office:value="0" calcext:value-type="float">
            <text:p>0</text:p>
          </table:table-cell>
          <table:table-cell office:value-type="float" office:value="84.3015" calcext:value-type="float">
            <text:p>84.3015</text:p>
          </table:table-cell>
          <table:table-cell office:value-type="float" office:value="706.1479" calcext:value-type="float">
            <text:p>706.1479</text:p>
          </table:table-cell>
          <table:table-cell office:value-type="float" office:value="0.04452039" calcext:value-type="float">
            <text:p>0.04452039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282495" calcext:value-type="float">
            <text:p>-0.02282495</text:p>
          </table:table-cell>
          <table:table-cell office:value-type="float" office:value="370" calcext:value-type="float">
            <text:p>370</text:p>
          </table:table-cell>
          <table:table-cell office:value-type="float" office:value="-15.43077" calcext:value-type="float">
            <text:p>-15.43077</text:p>
          </table:table-cell>
          <table:table-cell office:value-type="float" office:value="0" calcext:value-type="float">
            <text:p>0</text:p>
          </table:table-cell>
          <table:table-cell office:value-type="float" office:value="357.5299" calcext:value-type="float">
            <text:p>357.5299</text:p>
          </table:table-cell>
          <table:table-cell office:value-type="float" office:value="1223.919" calcext:value-type="float">
            <text:p>1223.919</text:p>
          </table:table-cell>
          <table:table-cell office:value-type="float" office:value="1485.811" calcext:value-type="float">
            <text:p>1485.811</text:p>
          </table:table-cell>
          <table:table-cell office:value-type="float" office:value="1282.094" calcext:value-type="float">
            <text:p>1282.094</text:p>
          </table:table-cell>
          <table:table-cell office:value-type="float" office:value="766.7087" calcext:value-type="float">
            <text:p>766.7087</text:p>
          </table:table-cell>
          <table:table-cell office:value-type="float" office:value="1126.176" calcext:value-type="float">
            <text:p>1126.176</text:p>
          </table:table-cell>
          <table:table-cell office:value-type="float" office:value="411.3423" calcext:value-type="float">
            <text:p>411.3423</text:p>
          </table:table-cell>
          <table:table-cell office:value-type="float" office:value="1834.993" calcext:value-type="float">
            <text:p>1834.993</text:p>
          </table:table-cell>
          <table:table-cell office:value-type="float" office:value="2075.786" calcext:value-type="float">
            <text:p>2075.786</text:p>
          </table:table-cell>
          <table:table-cell office:value-type="float" office:value="1662.926" calcext:value-type="float">
            <text:p>1662.926</text:p>
          </table:table-cell>
          <table:table-cell office:value-type="float" office:value="583.8917" calcext:value-type="float">
            <text:p>583.8917</text:p>
          </table:table-cell>
          <table:table-cell office:value-type="float" office:value="577.9601" calcext:value-type="float">
            <text:p>577.9601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5843332" calcext:value-type="float">
            <text:p>-5.84333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35186" calcext:value-type="float">
            <text:p>-14.35186</text:p>
          </table:table-cell>
          <table:table-cell office:value-type="float" office:value="0" calcext:value-type="float">
            <text:p>0</text:p>
          </table:table-cell>
          <table:table-cell office:value-type="float" office:value="3.574884" calcext:value-type="float">
            <text:p>3.574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1012.798" calcext:value-type="float">
            <text:p>1012.798</text:p>
          </table:table-cell>
          <table:table-cell office:value-type="float" office:value="13260.55" calcext:value-type="float">
            <text:p>1326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4176" calcext:value-type="float">
            <text:p>-15.84176</text:p>
          </table:table-cell>
          <table:table-cell office:value-type="float" office:value="38.35514" calcext:value-type="float">
            <text:p>38.35514</text:p>
          </table:table-cell>
          <table:table-cell office:value-type="float" office:value="0" calcext:value-type="float">
            <text:p>0</text:p>
          </table:table-cell>
          <table:table-cell office:value-type="float" office:value="84.27676" calcext:value-type="float">
            <text:p>84.27676</text:p>
          </table:table-cell>
          <table:table-cell office:value-type="float" office:value="706.1446" calcext:value-type="float">
            <text:p>706.1446</text:p>
          </table:table-cell>
          <table:table-cell office:value-type="float" office:value="0.04554009" calcext:value-type="float">
            <text:p>0.04554009</text:p>
          </table:table-cell>
          <table:table-cell office:value-type="float" office:value="0" calcext:value-type="float">
            <text:p>0</text:p>
          </table:table-cell>
          <table:table-cell office:value-type="float" office:value="0.00003307324" calcext:value-type="float">
            <text:p>3.307324E-05</text:p>
          </table:table-cell>
          <table:table-cell office:value-type="float" office:value="0" calcext:value-type="float">
            <text:p>0</text:p>
          </table:table-cell>
          <table:table-cell office:value-type="float" office:value="-0.02351947" calcext:value-type="float">
            <text:p>-0.02351947</text:p>
          </table:table-cell>
          <table:table-cell office:value-type="float" office:value="370" calcext:value-type="float">
            <text:p>370</text:p>
          </table:table-cell>
          <table:table-cell office:value-type="float" office:value="-15.77273" calcext:value-type="float">
            <text:p>-15.77273</text:p>
          </table:table-cell>
          <table:table-cell office:value-type="float" office:value="0" calcext:value-type="float">
            <text:p>0</text:p>
          </table:table-cell>
          <table:table-cell office:value-type="float" office:value="357.5354" calcext:value-type="float">
            <text:p>357.5354</text:p>
          </table:table-cell>
          <table:table-cell office:value-type="float" office:value="1223.857" calcext:value-type="float">
            <text:p>1223.857</text:p>
          </table:table-cell>
          <table:table-cell office:value-type="float" office:value="1485.706" calcext:value-type="float">
            <text:p>1485.706</text:p>
          </table:table-cell>
          <table:table-cell office:value-type="float" office:value="1282.011" calcext:value-type="float">
            <text:p>1282.011</text:p>
          </table:table-cell>
          <table:table-cell office:value-type="float" office:value="766.6567" calcext:value-type="float">
            <text:p>766.6567</text:p>
          </table:table-cell>
          <table:table-cell office:value-type="float" office:value="1126.151" calcext:value-type="float">
            <text:p>1126.151</text:p>
          </table:table-cell>
          <table:table-cell office:value-type="float" office:value="411.337" calcext:value-type="float">
            <text:p>411.337</text:p>
          </table:table-cell>
          <table:table-cell office:value-type="float" office:value="1834.987" calcext:value-type="float">
            <text:p>1834.987</text:p>
          </table:table-cell>
          <table:table-cell office:value-type="float" office:value="2075.781" calcext:value-type="float">
            <text:p>2075.781</text:p>
          </table:table-cell>
          <table:table-cell office:value-type="float" office:value="1662.923" calcext:value-type="float">
            <text:p>1662.923</text:p>
          </table:table-cell>
          <table:table-cell office:value-type="float" office:value="583.8905" calcext:value-type="float">
            <text:p>583.8905</text:p>
          </table:table-cell>
          <table:table-cell office:value-type="float" office:value="577.9563" calcext:value-type="float">
            <text:p>577.9563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6116874" calcext:value-type="float">
            <text:p>-6.11687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67929" calcext:value-type="float">
            <text:p>-14.67929</text:p>
          </table:table-cell>
          <table:table-cell office:value-type="float" office:value="0" calcext:value-type="float">
            <text:p>0</text:p>
          </table:table-cell>
          <table:table-cell office:value-type="float" office:value="3.560334" calcext:value-type="float">
            <text:p>3.56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1012.488" calcext:value-type="float">
            <text:p>1012.488</text:p>
          </table:table-cell>
          <table:table-cell office:value-type="float" office:value="13260.53" calcext:value-type="float">
            <text:p>1326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6778" calcext:value-type="float">
            <text:p>-16.16778</text:p>
          </table:table-cell>
          <table:table-cell office:value-type="float" office:value="38.99733" calcext:value-type="float">
            <text:p>38.99733</text:p>
          </table:table-cell>
          <table:table-cell office:value-type="float" office:value="0" calcext:value-type="float">
            <text:p>0</text:p>
          </table:table-cell>
          <table:table-cell office:value-type="float" office:value="84.26482" calcext:value-type="float">
            <text:p>84.26482</text:p>
          </table:table-cell>
          <table:table-cell office:value-type="float" office:value="706.1409" calcext:value-type="float">
            <text:p>706.1409</text:p>
          </table:table-cell>
          <table:table-cell office:value-type="float" office:value="0.04658094" calcext:value-type="float">
            <text:p>0.04658094</text:p>
          </table:table-cell>
          <table:table-cell office:value-type="float" office:value="0" calcext:value-type="float">
            <text:p>0</text:p>
          </table:table-cell>
          <table:table-cell office:value-type="float" office:value="0.0000330734" calcext:value-type="float">
            <text:p>3.30734E-05</text:p>
          </table:table-cell>
          <table:table-cell office:value-type="float" office:value="0" calcext:value-type="float">
            <text:p>0</text:p>
          </table:table-cell>
          <table:table-cell office:value-type="float" office:value="-0.0252727" calcext:value-type="float">
            <text:p>-0.0252727</text:p>
          </table:table-cell>
          <table:table-cell office:value-type="float" office:value="370" calcext:value-type="float">
            <text:p>370</text:p>
          </table:table-cell>
          <table:table-cell office:value-type="float" office:value="-16.09596" calcext:value-type="float">
            <text:p>-16.09596</text:p>
          </table:table-cell>
          <table:table-cell office:value-type="float" office:value="0" calcext:value-type="float">
            <text:p>0</text:p>
          </table:table-cell>
          <table:table-cell office:value-type="float" office:value="357.541" calcext:value-type="float">
            <text:p>357.541</text:p>
          </table:table-cell>
          <table:table-cell office:value-type="float" office:value="1223.8" calcext:value-type="float">
            <text:p>1223.8</text:p>
          </table:table-cell>
          <table:table-cell office:value-type="float" office:value="1485.611" calcext:value-type="float">
            <text:p>1485.611</text:p>
          </table:table-cell>
          <table:table-cell office:value-type="float" office:value="1281.929" calcext:value-type="float">
            <text:p>1281.929</text:p>
          </table:table-cell>
          <table:table-cell office:value-type="float" office:value="766.6083" calcext:value-type="float">
            <text:p>766.6083</text:p>
          </table:table-cell>
          <table:table-cell office:value-type="float" office:value="1126.126" calcext:value-type="float">
            <text:p>1126.126</text:p>
          </table:table-cell>
          <table:table-cell office:value-type="float" office:value="411.3318" calcext:value-type="float">
            <text:p>411.3318</text:p>
          </table:table-cell>
          <table:table-cell office:value-type="float" office:value="1834.98" calcext:value-type="float">
            <text:p>1834.98</text:p>
          </table:table-cell>
          <table:table-cell office:value-type="float" office:value="2075.776" calcext:value-type="float">
            <text:p>2075.776</text:p>
          </table:table-cell>
          <table:table-cell office:value-type="float" office:value="1662.92" calcext:value-type="float">
            <text:p>1662.92</text:p>
          </table:table-cell>
          <table:table-cell office:value-type="float" office:value="583.8892" calcext:value-type="float">
            <text:p>583.8892</text:p>
          </table:table-cell>
          <table:table-cell office:value-type="float" office:value="577.9526" calcext:value-type="float">
            <text:p>577.9526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6277472" calcext:value-type="float">
            <text:p>-6.27747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99138" calcext:value-type="float">
            <text:p>-14.99138</text:p>
          </table:table-cell>
          <table:table-cell office:value-type="float" office:value="0" calcext:value-type="float">
            <text:p>0</text:p>
          </table:table-cell>
          <table:table-cell office:value-type="float" office:value="3.549142" calcext:value-type="float">
            <text:p>3.549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1012.093" calcext:value-type="float">
            <text:p>1012.093</text:p>
          </table:table-cell>
          <table:table-cell office:value-type="float" office:value="13260.51" calcext:value-type="float">
            <text:p>1326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6302" calcext:value-type="float">
            <text:p>-16.56302</text:p>
          </table:table-cell>
          <table:table-cell office:value-type="float" office:value="40.78152" calcext:value-type="float">
            <text:p>40.78152</text:p>
          </table:table-cell>
          <table:table-cell office:value-type="float" office:value="0" calcext:value-type="float">
            <text:p>0</text:p>
          </table:table-cell>
          <table:table-cell office:value-type="float" office:value="84.28292" calcext:value-type="float">
            <text:p>84.28292</text:p>
          </table:table-cell>
          <table:table-cell office:value-type="float" office:value="706.1067" calcext:value-type="float">
            <text:p>706.1067</text:p>
          </table:table-cell>
          <table:table-cell office:value-type="float" office:value="0.04770458" calcext:value-type="float">
            <text:p>0.04770458</text:p>
          </table:table-cell>
          <table:table-cell office:value-type="float" office:value="0" calcext:value-type="float">
            <text:p>0</text:p>
          </table:table-cell>
          <table:table-cell office:value-type="float" office:value="0.00003307372" calcext:value-type="float">
            <text:p>3.307372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6.48932" calcext:value-type="float">
            <text:p>-16.48932</text:p>
          </table:table-cell>
          <table:table-cell office:value-type="float" office:value="0" calcext:value-type="float">
            <text:p>0</text:p>
          </table:table-cell>
          <table:table-cell office:value-type="float" office:value="357.5349" calcext:value-type="float">
            <text:p>357.5349</text:p>
          </table:table-cell>
          <table:table-cell office:value-type="float" office:value="1223.728" calcext:value-type="float">
            <text:p>1223.728</text:p>
          </table:table-cell>
          <table:table-cell office:value-type="float" office:value="1485.493" calcext:value-type="float">
            <text:p>1485.493</text:p>
          </table:table-cell>
          <table:table-cell office:value-type="float" office:value="1281.844" calcext:value-type="float">
            <text:p>1281.844</text:p>
          </table:table-cell>
          <table:table-cell office:value-type="float" office:value="766.5541" calcext:value-type="float">
            <text:p>766.5541</text:p>
          </table:table-cell>
          <table:table-cell office:value-type="float" office:value="1126.101" calcext:value-type="float">
            <text:p>1126.101</text:p>
          </table:table-cell>
          <table:table-cell office:value-type="float" office:value="411.3266" calcext:value-type="float">
            <text:p>411.3266</text:p>
          </table:table-cell>
          <table:table-cell office:value-type="float" office:value="1834.974" calcext:value-type="float">
            <text:p>1834.974</text:p>
          </table:table-cell>
          <table:table-cell office:value-type="float" office:value="2075.771" calcext:value-type="float">
            <text:p>2075.771</text:p>
          </table:table-cell>
          <table:table-cell office:value-type="float" office:value="1662.917" calcext:value-type="float">
            <text:p>1662.917</text:p>
          </table:table-cell>
          <table:table-cell office:value-type="float" office:value="583.8879" calcext:value-type="float">
            <text:p>583.8879</text:p>
          </table:table-cell>
          <table:table-cell office:value-type="float" office:value="577.949" calcext:value-type="float">
            <text:p>577.949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6804629" calcext:value-type="float">
            <text:p>-6.80462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38428" calcext:value-type="float">
            <text:p>-15.38428</text:p>
          </table:table-cell>
          <table:table-cell office:value-type="float" office:value="0" calcext:value-type="float">
            <text:p>0</text:p>
          </table:table-cell>
          <table:table-cell office:value-type="float" office:value="3.54868" calcext:value-type="float">
            <text:p>3.54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1011.711" calcext:value-type="float">
            <text:p>1011.711</text:p>
          </table:table-cell>
          <table:table-cell office:value-type="float" office:value="13260.49" calcext:value-type="float">
            <text:p>1326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5079" calcext:value-type="float">
            <text:p>-16.95079</text:p>
          </table:table-cell>
          <table:table-cell office:value-type="float" office:value="41.54303" calcext:value-type="float">
            <text:p>41.54303</text:p>
          </table:table-cell>
          <table:table-cell office:value-type="float" office:value="0" calcext:value-type="float">
            <text:p>0</text:p>
          </table:table-cell>
          <table:table-cell office:value-type="float" office:value="84.26269" calcext:value-type="float">
            <text:p>84.26269</text:p>
          </table:table-cell>
          <table:table-cell office:value-type="float" office:value="706.1003" calcext:value-type="float">
            <text:p>706.1003</text:p>
          </table:table-cell>
          <table:table-cell office:value-type="float" office:value="0.0488129" calcext:value-type="float">
            <text:p>0.0488129</text:p>
          </table:table-cell>
          <table:table-cell office:value-type="float" office:value="0" calcext:value-type="float">
            <text:p>0</text:p>
          </table:table-cell>
          <table:table-cell office:value-type="float" office:value="0.00003307372" calcext:value-type="float">
            <text:p>3.307372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6.87599" calcext:value-type="float">
            <text:p>-16.87599</text:p>
          </table:table-cell>
          <table:table-cell office:value-type="float" office:value="0" calcext:value-type="float">
            <text:p>0</text:p>
          </table:table-cell>
          <table:table-cell office:value-type="float" office:value="357.5373" calcext:value-type="float">
            <text:p>357.5373</text:p>
          </table:table-cell>
          <table:table-cell office:value-type="float" office:value="1223.654" calcext:value-type="float">
            <text:p>1223.654</text:p>
          </table:table-cell>
          <table:table-cell office:value-type="float" office:value="1485.371" calcext:value-type="float">
            <text:p>1485.371</text:p>
          </table:table-cell>
          <table:table-cell office:value-type="float" office:value="1281.755" calcext:value-type="float">
            <text:p>1281.755</text:p>
          </table:table-cell>
          <table:table-cell office:value-type="float" office:value="766.4921" calcext:value-type="float">
            <text:p>766.4921</text:p>
          </table:table-cell>
          <table:table-cell office:value-type="float" office:value="1126.073" calcext:value-type="float">
            <text:p>1126.073</text:p>
          </table:table-cell>
          <table:table-cell office:value-type="float" office:value="411.3212" calcext:value-type="float">
            <text:p>411.3212</text:p>
          </table:table-cell>
          <table:table-cell office:value-type="float" office:value="1834.968" calcext:value-type="float">
            <text:p>1834.968</text:p>
          </table:table-cell>
          <table:table-cell office:value-type="float" office:value="2075.767" calcext:value-type="float">
            <text:p>2075.767</text:p>
          </table:table-cell>
          <table:table-cell office:value-type="float" office:value="1662.914" calcext:value-type="float">
            <text:p>1662.914</text:p>
          </table:table-cell>
          <table:table-cell office:value-type="float" office:value="583.8866" calcext:value-type="float">
            <text:p>583.8866</text:p>
          </table:table-cell>
          <table:table-cell office:value-type="float" office:value="577.9453" calcext:value-type="float">
            <text:p>577.9453</text:p>
          </table:table-cell>
          <table:table-cell office:value-type="float" office:value="142.7391" calcext:value-type="float">
            <text:p>142.7391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7340603" calcext:value-type="float">
            <text:p>-7.3406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76491" calcext:value-type="float">
            <text:p>-15.76491</text:p>
          </table:table-cell>
          <table:table-cell office:value-type="float" office:value="0" calcext:value-type="float">
            <text:p>0</text:p>
          </table:table-cell>
          <table:table-cell office:value-type="float" office:value="3.542665" calcext:value-type="float">
            <text:p>3.54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1011.342" calcext:value-type="float">
            <text:p>1011.342</text:p>
          </table:table-cell>
          <table:table-cell office:value-type="float" office:value="13260.46" calcext:value-type="float">
            <text:p>1326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2945" calcext:value-type="float">
            <text:p>-17.32945</text:p>
          </table:table-cell>
          <table:table-cell office:value-type="float" office:value="42.55808" calcext:value-type="float">
            <text:p>42.55808</text:p>
          </table:table-cell>
          <table:table-cell office:value-type="float" office:value="0" calcext:value-type="float">
            <text:p>0</text:p>
          </table:table-cell>
          <table:table-cell office:value-type="float" office:value="84.24388" calcext:value-type="float">
            <text:p>84.24388</text:p>
          </table:table-cell>
          <table:table-cell office:value-type="float" office:value="706.0965" calcext:value-type="float">
            <text:p>706.0965</text:p>
          </table:table-cell>
          <table:table-cell office:value-type="float" office:value="0.04989742" calcext:value-type="float">
            <text:p>0.04989742</text:p>
          </table:table-cell>
          <table:table-cell office:value-type="float" office:value="0" calcext:value-type="float">
            <text:p>0</text:p>
          </table:table-cell>
          <table:table-cell office:value-type="float" office:value="0.00003307372" calcext:value-type="float">
            <text:p>3.307372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7.25356" calcext:value-type="float">
            <text:p>-17.25356</text:p>
          </table:table-cell>
          <table:table-cell office:value-type="float" office:value="0" calcext:value-type="float">
            <text:p>0</text:p>
          </table:table-cell>
          <table:table-cell office:value-type="float" office:value="357.5423" calcext:value-type="float">
            <text:p>357.5423</text:p>
          </table:table-cell>
          <table:table-cell office:value-type="float" office:value="1223.583" calcext:value-type="float">
            <text:p>1223.583</text:p>
          </table:table-cell>
          <table:table-cell office:value-type="float" office:value="1485.251" calcext:value-type="float">
            <text:p>1485.251</text:p>
          </table:table-cell>
          <table:table-cell office:value-type="float" office:value="1281.668" calcext:value-type="float">
            <text:p>1281.668</text:p>
          </table:table-cell>
          <table:table-cell office:value-type="float" office:value="766.4293" calcext:value-type="float">
            <text:p>766.4293</text:p>
          </table:table-cell>
          <table:table-cell office:value-type="float" office:value="1126.043" calcext:value-type="float">
            <text:p>1126.043</text:p>
          </table:table-cell>
          <table:table-cell office:value-type="float" office:value="411.3156" calcext:value-type="float">
            <text:p>411.3156</text:p>
          </table:table-cell>
          <table:table-cell office:value-type="float" office:value="1834.961" calcext:value-type="float">
            <text:p>1834.961</text:p>
          </table:table-cell>
          <table:table-cell office:value-type="float" office:value="2075.762" calcext:value-type="float">
            <text:p>2075.762</text:p>
          </table:table-cell>
          <table:table-cell office:value-type="float" office:value="1662.91" calcext:value-type="float">
            <text:p>1662.91</text:p>
          </table:table-cell>
          <table:table-cell office:value-type="float" office:value="583.8853" calcext:value-type="float">
            <text:p>583.8853</text:p>
          </table:table-cell>
          <table:table-cell office:value-type="float" office:value="577.9415" calcext:value-type="float">
            <text:p>577.9415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7765938" calcext:value-type="float">
            <text:p>-7.76593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13524" calcext:value-type="float">
            <text:p>-16.13524</text:p>
          </table:table-cell>
          <table:table-cell office:value-type="float" office:value="0" calcext:value-type="float">
            <text:p>0</text:p>
          </table:table-cell>
          <table:table-cell office:value-type="float" office:value="3.535455" calcext:value-type="float">
            <text:p>3.53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1011.019" calcext:value-type="float">
            <text:p>1011.019</text:p>
          </table:table-cell>
          <table:table-cell office:value-type="float" office:value="13260.44" calcext:value-type="float">
            <text:p>1326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7055" calcext:value-type="float">
            <text:p>-17.67055</text:p>
          </table:table-cell>
          <table:table-cell office:value-type="float" office:value="42.71881" calcext:value-type="float">
            <text:p>42.71881</text:p>
          </table:table-cell>
          <table:table-cell office:value-type="float" office:value="0" calcext:value-type="float">
            <text:p>0</text:p>
          </table:table-cell>
          <table:table-cell office:value-type="float" office:value="84.23802" calcext:value-type="float">
            <text:p>84.23802</text:p>
          </table:table-cell>
          <table:table-cell office:value-type="float" office:value="706.087" calcext:value-type="float">
            <text:p>706.087</text:p>
          </table:table-cell>
          <table:table-cell office:value-type="float" office:value="0.05096825" calcext:value-type="float">
            <text:p>0.05096825</text:p>
          </table:table-cell>
          <table:table-cell office:value-type="float" office:value="0" calcext:value-type="float">
            <text:p>0</text:p>
          </table:table-cell>
          <table:table-cell office:value-type="float" office:value="0.00003307439" calcext:value-type="float">
            <text:p>3.307439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7.59359" calcext:value-type="float">
            <text:p>-17.59359</text:p>
          </table:table-cell>
          <table:table-cell office:value-type="float" office:value="0" calcext:value-type="float">
            <text:p>0</text:p>
          </table:table-cell>
          <table:table-cell office:value-type="float" office:value="357.5473" calcext:value-type="float">
            <text:p>357.5473</text:p>
          </table:table-cell>
          <table:table-cell office:value-type="float" office:value="1223.528" calcext:value-type="float">
            <text:p>1223.528</text:p>
          </table:table-cell>
          <table:table-cell office:value-type="float" office:value="1485.153" calcext:value-type="float">
            <text:p>1485.153</text:p>
          </table:table-cell>
          <table:table-cell office:value-type="float" office:value="1281.586" calcext:value-type="float">
            <text:p>1281.586</text:p>
          </table:table-cell>
          <table:table-cell office:value-type="float" office:value="766.3755" calcext:value-type="float">
            <text:p>766.3755</text:p>
          </table:table-cell>
          <table:table-cell office:value-type="float" office:value="1126.016" calcext:value-type="float">
            <text:p>1126.016</text:p>
          </table:table-cell>
          <table:table-cell office:value-type="float" office:value="411.31" calcext:value-type="float">
            <text:p>411.31</text:p>
          </table:table-cell>
          <table:table-cell office:value-type="float" office:value="1834.954" calcext:value-type="float">
            <text:p>1834.954</text:p>
          </table:table-cell>
          <table:table-cell office:value-type="float" office:value="2075.757" calcext:value-type="float">
            <text:p>2075.757</text:p>
          </table:table-cell>
          <table:table-cell office:value-type="float" office:value="1662.907" calcext:value-type="float">
            <text:p>1662.907</text:p>
          </table:table-cell>
          <table:table-cell office:value-type="float" office:value="583.884" calcext:value-type="float">
            <text:p>583.884</text:p>
          </table:table-cell>
          <table:table-cell office:value-type="float" office:value="577.9379" calcext:value-type="float">
            <text:p>577.9379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7939362" calcext:value-type="float">
            <text:p>-7.93936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46078" calcext:value-type="float">
            <text:p>-16.46078</text:p>
          </table:table-cell>
          <table:table-cell office:value-type="float" office:value="0" calcext:value-type="float">
            <text:p>0</text:p>
          </table:table-cell>
          <table:table-cell office:value-type="float" office:value="3.521053" calcext:value-type="float">
            <text:p>3.52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1010.629" calcext:value-type="float">
            <text:p>1010.629</text:p>
          </table:table-cell>
          <table:table-cell office:value-type="float" office:value="13260.41" calcext:value-type="float">
            <text:p>1326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6063" calcext:value-type="float">
            <text:p>-18.06063</text:p>
          </table:table-cell>
          <table:table-cell office:value-type="float" office:value="44.4816" calcext:value-type="float">
            <text:p>44.4816</text:p>
          </table:table-cell>
          <table:table-cell office:value-type="float" office:value="0" calcext:value-type="float">
            <text:p>0</text:p>
          </table:table-cell>
          <table:table-cell office:value-type="float" office:value="84.26444" calcext:value-type="float">
            <text:p>84.26444</text:p>
          </table:table-cell>
          <table:table-cell office:value-type="float" office:value="706.0483" calcext:value-type="float">
            <text:p>706.0483</text:p>
          </table:table-cell>
          <table:table-cell office:value-type="float" office:value="0.05208629" calcext:value-type="float">
            <text:p>0.05208629</text:p>
          </table:table-cell>
          <table:table-cell office:value-type="float" office:value="0" calcext:value-type="float">
            <text:p>0</text:p>
          </table:table-cell>
          <table:table-cell office:value-type="float" office:value="0.00003307439" calcext:value-type="float">
            <text:p>3.307439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7.98255" calcext:value-type="float">
            <text:p>-17.98255</text:p>
          </table:table-cell>
          <table:table-cell office:value-type="float" office:value="0" calcext:value-type="float">
            <text:p>0</text:p>
          </table:table-cell>
          <table:table-cell office:value-type="float" office:value="357.5382" calcext:value-type="float">
            <text:p>357.5382</text:p>
          </table:table-cell>
          <table:table-cell office:value-type="float" office:value="1223.459" calcext:value-type="float">
            <text:p>1223.459</text:p>
          </table:table-cell>
          <table:table-cell office:value-type="float" office:value="1485.042" calcext:value-type="float">
            <text:p>1485.042</text:p>
          </table:table-cell>
          <table:table-cell office:value-type="float" office:value="1281.503" calcext:value-type="float">
            <text:p>1281.503</text:p>
          </table:table-cell>
          <table:table-cell office:value-type="float" office:value="766.3227" calcext:value-type="float">
            <text:p>766.3227</text:p>
          </table:table-cell>
          <table:table-cell office:value-type="float" office:value="1125.99" calcext:value-type="float">
            <text:p>1125.99</text:p>
          </table:table-cell>
          <table:table-cell office:value-type="float" office:value="411.3047" calcext:value-type="float">
            <text:p>411.3047</text:p>
          </table:table-cell>
          <table:table-cell office:value-type="float" office:value="1834.948" calcext:value-type="float">
            <text:p>1834.948</text:p>
          </table:table-cell>
          <table:table-cell office:value-type="float" office:value="2075.752" calcext:value-type="float">
            <text:p>2075.752</text:p>
          </table:table-cell>
          <table:table-cell office:value-type="float" office:value="1662.904" calcext:value-type="float">
            <text:p>1662.904</text:p>
          </table:table-cell>
          <table:table-cell office:value-type="float" office:value="583.8827" calcext:value-type="float">
            <text:p>583.8827</text:p>
          </table:table-cell>
          <table:table-cell office:value-type="float" office:value="577.9341" calcext:value-type="float">
            <text:p>577.9341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08357611" calcext:value-type="float">
            <text:p>-8.35761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84817" calcext:value-type="float">
            <text:p>-16.84817</text:p>
          </table:table-cell>
          <table:table-cell office:value-type="float" office:value="0" calcext:value-type="float">
            <text:p>0</text:p>
          </table:table-cell>
          <table:table-cell office:value-type="float" office:value="3.519537" calcext:value-type="float">
            <text:p>3.519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1010.201" calcext:value-type="float">
            <text:p>1010.201</text:p>
          </table:table-cell>
          <table:table-cell office:value-type="float" office:value="13260.39" calcext:value-type="float">
            <text:p>1326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8631" calcext:value-type="float">
            <text:p>-18.48631</text:p>
          </table:table-cell>
          <table:table-cell office:value-type="float" office:value="45.0808" calcext:value-type="float">
            <text:p>45.0808</text:p>
          </table:table-cell>
          <table:table-cell office:value-type="float" office:value="0" calcext:value-type="float">
            <text:p>0</text:p>
          </table:table-cell>
          <table:table-cell office:value-type="float" office:value="84.23787" calcext:value-type="float">
            <text:p>84.23787</text:p>
          </table:table-cell>
          <table:table-cell office:value-type="float" office:value="706.0363" calcext:value-type="float">
            <text:p>706.0363</text:p>
          </table:table-cell>
          <table:table-cell office:value-type="float" office:value="0.05321478" calcext:value-type="float">
            <text:p>0.05321478</text:p>
          </table:table-cell>
          <table:table-cell office:value-type="float" office:value="0" calcext:value-type="float">
            <text:p>0</text:p>
          </table:table-cell>
          <table:table-cell office:value-type="float" office:value="0.00003307439" calcext:value-type="float">
            <text:p>3.307439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8.40711" calcext:value-type="float">
            <text:p>-18.40711</text:p>
          </table:table-cell>
          <table:table-cell office:value-type="float" office:value="0" calcext:value-type="float">
            <text:p>0</text:p>
          </table:table-cell>
          <table:table-cell office:value-type="float" office:value="357.5378" calcext:value-type="float">
            <text:p>357.5378</text:p>
          </table:table-cell>
          <table:table-cell office:value-type="float" office:value="1223.372" calcext:value-type="float">
            <text:p>1223.372</text:p>
          </table:table-cell>
          <table:table-cell office:value-type="float" office:value="1484.907" calcext:value-type="float">
            <text:p>1484.907</text:p>
          </table:table-cell>
          <table:table-cell office:value-type="float" office:value="1281.408" calcext:value-type="float">
            <text:p>1281.408</text:p>
          </table:table-cell>
          <table:table-cell office:value-type="float" office:value="766.2584" calcext:value-type="float">
            <text:p>766.2584</text:p>
          </table:table-cell>
          <table:table-cell office:value-type="float" office:value="1125.961" calcext:value-type="float">
            <text:p>1125.961</text:p>
          </table:table-cell>
          <table:table-cell office:value-type="float" office:value="411.2991" calcext:value-type="float">
            <text:p>411.2991</text:p>
          </table:table-cell>
          <table:table-cell office:value-type="float" office:value="1834.941" calcext:value-type="float">
            <text:p>1834.941</text:p>
          </table:table-cell>
          <table:table-cell office:value-type="float" office:value="2075.747" calcext:value-type="float">
            <text:p>2075.747</text:p>
          </table:table-cell>
          <table:table-cell office:value-type="float" office:value="1662.9" calcext:value-type="float">
            <text:p>1662.9</text:p>
          </table:table-cell>
          <table:table-cell office:value-type="float" office:value="583.8813" calcext:value-type="float">
            <text:p>583.8813</text:p>
          </table:table-cell>
          <table:table-cell office:value-type="float" office:value="577.9304" calcext:value-type="float">
            <text:p>577.9304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09386653" calcext:value-type="float">
            <text:p>-9.38665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27462" calcext:value-type="float">
            <text:p>-17.27462</text:p>
          </table:table-cell>
          <table:table-cell office:value-type="float" office:value="0" calcext:value-type="float">
            <text:p>0</text:p>
          </table:table-cell>
          <table:table-cell office:value-type="float" office:value="3.521537" calcext:value-type="float">
            <text:p>3.52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1009.715" calcext:value-type="float">
            <text:p>1009.715</text:p>
          </table:table-cell>
          <table:table-cell office:value-type="float" office:value="13260.36" calcext:value-type="float">
            <text:p>1326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97171" calcext:value-type="float">
            <text:p>-18.97171</text:p>
          </table:table-cell>
          <table:table-cell office:value-type="float" office:value="47.14696" calcext:value-type="float">
            <text:p>47.14696</text:p>
          </table:table-cell>
          <table:table-cell office:value-type="float" office:value="0" calcext:value-type="float">
            <text:p>0</text:p>
          </table:table-cell>
          <table:table-cell office:value-type="float" office:value="84.22811" calcext:value-type="float">
            <text:p>84.22811</text:p>
          </table:table-cell>
          <table:table-cell office:value-type="float" office:value="706.0272" calcext:value-type="float">
            <text:p>706.0272</text:p>
          </table:table-cell>
          <table:table-cell office:value-type="float" office:value="0.05437477" calcext:value-type="float">
            <text:p>0.05437477</text:p>
          </table:table-cell>
          <table:table-cell office:value-type="float" office:value="0" calcext:value-type="float">
            <text:p>0</text:p>
          </table:table-cell>
          <table:table-cell office:value-type="float" office:value="0.00003307439" calcext:value-type="float">
            <text:p>3.307439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8.89135" calcext:value-type="float">
            <text:p>-18.89135</text:p>
          </table:table-cell>
          <table:table-cell office:value-type="float" office:value="0" calcext:value-type="float">
            <text:p>0</text:p>
          </table:table-cell>
          <table:table-cell office:value-type="float" office:value="357.5394" calcext:value-type="float">
            <text:p>357.5394</text:p>
          </table:table-cell>
          <table:table-cell office:value-type="float" office:value="1223.274" calcext:value-type="float">
            <text:p>1223.274</text:p>
          </table:table-cell>
          <table:table-cell office:value-type="float" office:value="1484.747" calcext:value-type="float">
            <text:p>1484.747</text:p>
          </table:table-cell>
          <table:table-cell office:value-type="float" office:value="1281.302" calcext:value-type="float">
            <text:p>1281.302</text:p>
          </table:table-cell>
          <table:table-cell office:value-type="float" office:value="766.1757" calcext:value-type="float">
            <text:p>766.1757</text:p>
          </table:table-cell>
          <table:table-cell office:value-type="float" office:value="1125.925" calcext:value-type="float">
            <text:p>1125.925</text:p>
          </table:table-cell>
          <table:table-cell office:value-type="float" office:value="411.2929" calcext:value-type="float">
            <text:p>411.2929</text:p>
          </table:table-cell>
          <table:table-cell office:value-type="float" office:value="1834.934" calcext:value-type="float">
            <text:p>1834.934</text:p>
          </table:table-cell>
          <table:table-cell office:value-type="float" office:value="2075.741" calcext:value-type="float">
            <text:p>2075.741</text:p>
          </table:table-cell>
          <table:table-cell office:value-type="float" office:value="1662.897" calcext:value-type="float">
            <text:p>1662.897</text:p>
          </table:table-cell>
          <table:table-cell office:value-type="float" office:value="583.8799" calcext:value-type="float">
            <text:p>583.8799</text:p>
          </table:table-cell>
          <table:table-cell office:value-type="float" office:value="577.9267" calcext:value-type="float">
            <text:p>577.9267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1062674" calcext:value-type="float">
            <text:p>-1.06267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76021" calcext:value-type="float">
            <text:p>-17.76021</text:p>
          </table:table-cell>
          <table:table-cell office:value-type="float" office:value="0" calcext:value-type="float">
            <text:p>0</text:p>
          </table:table-cell>
          <table:table-cell office:value-type="float" office:value="3.523044" calcext:value-type="float">
            <text:p>3.52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1009.332" calcext:value-type="float">
            <text:p>1009.332</text:p>
          </table:table-cell>
          <table:table-cell office:value-type="float" office:value="13260.33" calcext:value-type="float">
            <text:p>1326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7554" calcext:value-type="float">
            <text:p>-19.37554</text:p>
          </table:table-cell>
          <table:table-cell office:value-type="float" office:value="47.43749" calcext:value-type="float">
            <text:p>47.43749</text:p>
          </table:table-cell>
          <table:table-cell office:value-type="float" office:value="0" calcext:value-type="float">
            <text:p>0</text:p>
          </table:table-cell>
          <table:table-cell office:value-type="float" office:value="84.23197" calcext:value-type="float">
            <text:p>84.23197</text:p>
          </table:table-cell>
          <table:table-cell office:value-type="float" office:value="706.0186" calcext:value-type="float">
            <text:p>706.0186</text:p>
          </table:table-cell>
          <table:table-cell office:value-type="float" office:value="0.05551121" calcext:value-type="float">
            <text:p>0.05551121</text:p>
          </table:table-cell>
          <table:table-cell office:value-type="float" office:value="0" calcext:value-type="float">
            <text:p>0</text:p>
          </table:table-cell>
          <table:table-cell office:value-type="float" office:value="0.0000330751" calcext:value-type="float">
            <text:p>3.30751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9.29403" calcext:value-type="float">
            <text:p>-19.29403</text:p>
          </table:table-cell>
          <table:table-cell office:value-type="float" office:value="0" calcext:value-type="float">
            <text:p>0</text:p>
          </table:table-cell>
          <table:table-cell office:value-type="float" office:value="357.545" calcext:value-type="float">
            <text:p>357.545</text:p>
          </table:table-cell>
          <table:table-cell office:value-type="float" office:value="1223.21" calcext:value-type="float">
            <text:p>1223.21</text:p>
          </table:table-cell>
          <table:table-cell office:value-type="float" office:value="1484.625" calcext:value-type="float">
            <text:p>1484.625</text:p>
          </table:table-cell>
          <table:table-cell office:value-type="float" office:value="1281.214" calcext:value-type="float">
            <text:p>1281.214</text:p>
          </table:table-cell>
          <table:table-cell office:value-type="float" office:value="766.0989" calcext:value-type="float">
            <text:p>766.0989</text:p>
          </table:table-cell>
          <table:table-cell office:value-type="float" office:value="1125.89" calcext:value-type="float">
            <text:p>1125.89</text:p>
          </table:table-cell>
          <table:table-cell office:value-type="float" office:value="411.2865" calcext:value-type="float">
            <text:p>411.2865</text:p>
          </table:table-cell>
          <table:table-cell office:value-type="float" office:value="1834.927" calcext:value-type="float">
            <text:p>1834.927</text:p>
          </table:table-cell>
          <table:table-cell office:value-type="float" office:value="2075.736" calcext:value-type="float">
            <text:p>2075.736</text:p>
          </table:table-cell>
          <table:table-cell office:value-type="float" office:value="1662.894" calcext:value-type="float">
            <text:p>1662.894</text:p>
          </table:table-cell>
          <table:table-cell office:value-type="float" office:value="583.8787" calcext:value-type="float">
            <text:p>583.8787</text:p>
          </table:table-cell>
          <table:table-cell office:value-type="float" office:value="577.923" calcext:value-type="float">
            <text:p>577.923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1094389" calcext:value-type="float">
            <text:p>-1.09438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14647" calcext:value-type="float">
            <text:p>-18.14647</text:p>
          </table:table-cell>
          <table:table-cell office:value-type="float" office:value="0" calcext:value-type="float">
            <text:p>0</text:p>
          </table:table-cell>
          <table:table-cell office:value-type="float" office:value="3.50673" calcext:value-type="float">
            <text:p>3.5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1008.941" calcext:value-type="float">
            <text:p>1008.941</text:p>
          </table:table-cell>
          <table:table-cell office:value-type="float" office:value="13260.31" calcext:value-type="float">
            <text:p>1326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7462" calcext:value-type="float">
            <text:p>-19.77462</text:p>
          </table:table-cell>
          <table:table-cell office:value-type="float" office:value="49.66087" calcext:value-type="float">
            <text:p>49.66087</text:p>
          </table:table-cell>
          <table:table-cell office:value-type="float" office:value="0" calcext:value-type="float">
            <text:p>0</text:p>
          </table:table-cell>
          <table:table-cell office:value-type="float" office:value="84.26734" calcext:value-type="float">
            <text:p>84.26734</text:p>
          </table:table-cell>
          <table:table-cell office:value-type="float" office:value="705.977" calcext:value-type="float">
            <text:p>705.977</text:p>
          </table:table-cell>
          <table:table-cell office:value-type="float" office:value="0.05662214" calcext:value-type="float">
            <text:p>0.05662214</text:p>
          </table:table-cell>
          <table:table-cell office:value-type="float" office:value="0" calcext:value-type="float">
            <text:p>0</text:p>
          </table:table-cell>
          <table:table-cell office:value-type="float" office:value="0.00003307543" calcext:value-type="float">
            <text:p>3.307543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19.69201" calcext:value-type="float">
            <text:p>-19.69201</text:p>
          </table:table-cell>
          <table:table-cell office:value-type="float" office:value="0" calcext:value-type="float">
            <text:p>0</text:p>
          </table:table-cell>
          <table:table-cell office:value-type="float" office:value="357.5343" calcext:value-type="float">
            <text:p>357.5343</text:p>
          </table:table-cell>
          <table:table-cell office:value-type="float" office:value="1223.146" calcext:value-type="float">
            <text:p>1223.146</text:p>
          </table:table-cell>
          <table:table-cell office:value-type="float" office:value="1484.522" calcext:value-type="float">
            <text:p>1484.522</text:p>
          </table:table-cell>
          <table:table-cell office:value-type="float" office:value="1281.13" calcext:value-type="float">
            <text:p>1281.13</text:p>
          </table:table-cell>
          <table:table-cell office:value-type="float" office:value="766.0438" calcext:value-type="float">
            <text:p>766.0438</text:p>
          </table:table-cell>
          <table:table-cell office:value-type="float" office:value="1125.86" calcext:value-type="float">
            <text:p>1125.86</text:p>
          </table:table-cell>
          <table:table-cell office:value-type="float" office:value="411.2807" calcext:value-type="float">
            <text:p>411.2807</text:p>
          </table:table-cell>
          <table:table-cell office:value-type="float" office:value="1834.92" calcext:value-type="float">
            <text:p>1834.92</text:p>
          </table:table-cell>
          <table:table-cell office:value-type="float" office:value="2075.731" calcext:value-type="float">
            <text:p>2075.731</text:p>
          </table:table-cell>
          <table:table-cell office:value-type="float" office:value="1662.89" calcext:value-type="float">
            <text:p>1662.89</text:p>
          </table:table-cell>
          <table:table-cell office:value-type="float" office:value="583.8773" calcext:value-type="float">
            <text:p>583.8773</text:p>
          </table:table-cell>
          <table:table-cell office:value-type="float" office:value="577.9193" calcext:value-type="float">
            <text:p>577.9193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1118723" calcext:value-type="float">
            <text:p>-1.11872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53642" calcext:value-type="float">
            <text:p>-18.53642</text:p>
          </table:table-cell>
          <table:table-cell office:value-type="float" office:value="0" calcext:value-type="float">
            <text:p>0</text:p>
          </table:table-cell>
          <table:table-cell office:value-type="float" office:value="3.498614" calcext:value-type="float">
            <text:p>3.49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1008.576" calcext:value-type="float">
            <text:p>1008.576</text:p>
          </table:table-cell>
          <table:table-cell office:value-type="float" office:value="13260.28" calcext:value-type="float">
            <text:p>1326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4979" calcext:value-type="float">
            <text:p>-20.14979</text:p>
          </table:table-cell>
          <table:table-cell office:value-type="float" office:value="50.93832" calcext:value-type="float">
            <text:p>50.93832</text:p>
          </table:table-cell>
          <table:table-cell office:value-type="float" office:value="0" calcext:value-type="float">
            <text:p>0</text:p>
          </table:table-cell>
          <table:table-cell office:value-type="float" office:value="84.28607" calcext:value-type="float">
            <text:p>84.28607</text:p>
          </table:table-cell>
          <table:table-cell office:value-type="float" office:value="705.9367" calcext:value-type="float">
            <text:p>705.9367</text:p>
          </table:table-cell>
          <table:table-cell office:value-type="float" office:value="0.05770183" calcext:value-type="float">
            <text:p>0.05770183</text:p>
          </table:table-cell>
          <table:table-cell office:value-type="float" office:value="0" calcext:value-type="float">
            <text:p>0</text:p>
          </table:table-cell>
          <table:table-cell office:value-type="float" office:value="0.00003307543" calcext:value-type="float">
            <text:p>3.307543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20.06609" calcext:value-type="float">
            <text:p>-20.06609</text:p>
          </table:table-cell>
          <table:table-cell office:value-type="float" office:value="0" calcext:value-type="float">
            <text:p>0</text:p>
          </table:table-cell>
          <table:table-cell office:value-type="float" office:value="357.532" calcext:value-type="float">
            <text:p>357.532</text:p>
          </table:table-cell>
          <table:table-cell office:value-type="float" office:value="1223.083" calcext:value-type="float">
            <text:p>1223.083</text:p>
          </table:table-cell>
          <table:table-cell office:value-type="float" office:value="1484.423" calcext:value-type="float">
            <text:p>1484.423</text:p>
          </table:table-cell>
          <table:table-cell office:value-type="float" office:value="1281.051" calcext:value-type="float">
            <text:p>1281.051</text:p>
          </table:table-cell>
          <table:table-cell office:value-type="float" office:value="765.9925" calcext:value-type="float">
            <text:p>765.9925</text:p>
          </table:table-cell>
          <table:table-cell office:value-type="float" office:value="1125.834" calcext:value-type="float">
            <text:p>1125.834</text:p>
          </table:table-cell>
          <table:table-cell office:value-type="float" office:value="411.2752" calcext:value-type="float">
            <text:p>411.2752</text:p>
          </table:table-cell>
          <table:table-cell office:value-type="float" office:value="1834.913" calcext:value-type="float">
            <text:p>1834.913</text:p>
          </table:table-cell>
          <table:table-cell office:value-type="float" office:value="2075.726" calcext:value-type="float">
            <text:p>2075.726</text:p>
          </table:table-cell>
          <table:table-cell office:value-type="float" office:value="1662.887" calcext:value-type="float">
            <text:p>1662.887</text:p>
          </table:table-cell>
          <table:table-cell office:value-type="float" office:value="583.8759" calcext:value-type="float">
            <text:p>583.8759</text:p>
          </table:table-cell>
          <table:table-cell office:value-type="float" office:value="577.9155" calcext:value-type="float">
            <text:p>577.9155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1152903" calcext:value-type="float">
            <text:p>-1.15290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90176" calcext:value-type="float">
            <text:p>-18.90176</text:p>
          </table:table-cell>
          <table:table-cell office:value-type="float" office:value="0" calcext:value-type="float">
            <text:p>0</text:p>
          </table:table-cell>
          <table:table-cell office:value-type="float" office:value="3.489875" calcext:value-type="float">
            <text:p>3.48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1008.202" calcext:value-type="float">
            <text:p>1008.202</text:p>
          </table:table-cell>
          <table:table-cell office:value-type="float" office:value="13260.26" calcext:value-type="float">
            <text:p>1326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2637" calcext:value-type="float">
            <text:p>-20.52637</text:p>
          </table:table-cell>
          <table:table-cell office:value-type="float" office:value="50.57472" calcext:value-type="float">
            <text:p>50.57472</text:p>
          </table:table-cell>
          <table:table-cell office:value-type="float" office:value="0" calcext:value-type="float">
            <text:p>0</text:p>
          </table:table-cell>
          <table:table-cell office:value-type="float" office:value="84.24895" calcext:value-type="float">
            <text:p>84.24895</text:p>
          </table:table-cell>
          <table:table-cell office:value-type="float" office:value="705.9261" calcext:value-type="float">
            <text:p>705.9261</text:p>
          </table:table-cell>
          <table:table-cell office:value-type="float" office:value="0.05878442" calcext:value-type="float">
            <text:p>0.05878442</text:p>
          </table:table-cell>
          <table:table-cell office:value-type="float" office:value="0" calcext:value-type="float">
            <text:p>0</text:p>
          </table:table-cell>
          <table:table-cell office:value-type="float" office:value="0.00003307566" calcext:value-type="float">
            <text:p>3.307566E-05</text:p>
          </table:table-cell>
          <table:table-cell office:value-type="float" office:value="0" calcext:value-type="float">
            <text:p>0</text:p>
          </table:table-cell>
          <table:table-cell office:value-type="float" office:value="-0.02602478" calcext:value-type="float">
            <text:p>-0.02602478</text:p>
          </table:table-cell>
          <table:table-cell office:value-type="float" office:value="370" calcext:value-type="float">
            <text:p>370</text:p>
          </table:table-cell>
          <table:table-cell office:value-type="float" office:value="-20.4416" calcext:value-type="float">
            <text:p>-20.4416</text:p>
          </table:table-cell>
          <table:table-cell office:value-type="float" office:value="0" calcext:value-type="float">
            <text:p>0</text:p>
          </table:table-cell>
          <table:table-cell office:value-type="float" office:value="357.5347" calcext:value-type="float">
            <text:p>357.5347</text:p>
          </table:table-cell>
          <table:table-cell office:value-type="float" office:value="1223.009" calcext:value-type="float">
            <text:p>1223.009</text:p>
          </table:table-cell>
          <table:table-cell office:value-type="float" office:value="1484.308" calcext:value-type="float">
            <text:p>1484.308</text:p>
          </table:table-cell>
          <table:table-cell office:value-type="float" office:value="1280.966" calcext:value-type="float">
            <text:p>1280.966</text:p>
          </table:table-cell>
          <table:table-cell office:value-type="float" office:value="765.9354" calcext:value-type="float">
            <text:p>765.9354</text:p>
          </table:table-cell>
          <table:table-cell office:value-type="float" office:value="1125.806" calcext:value-type="float">
            <text:p>1125.806</text:p>
          </table:table-cell>
          <table:table-cell office:value-type="float" office:value="411.2697" calcext:value-type="float">
            <text:p>411.2697</text:p>
          </table:table-cell>
          <table:table-cell office:value-type="float" office:value="1834.907" calcext:value-type="float">
            <text:p>1834.907</text:p>
          </table:table-cell>
          <table:table-cell office:value-type="float" office:value="2075.72" calcext:value-type="float">
            <text:p>2075.72</text:p>
          </table:table-cell>
          <table:table-cell office:value-type="float" office:value="1662.883" calcext:value-type="float">
            <text:p>1662.883</text:p>
          </table:table-cell>
          <table:table-cell office:value-type="float" office:value="583.8746" calcext:value-type="float">
            <text:p>583.8746</text:p>
          </table:table-cell>
          <table:table-cell office:value-type="float" office:value="577.9117" calcext:value-type="float">
            <text:p>577.9117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1213829" calcext:value-type="float">
            <text:p>-1.21382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27503" calcext:value-type="float">
            <text:p>-19.27503</text:p>
          </table:table-cell>
          <table:table-cell office:value-type="float" office:value="0" calcext:value-type="float">
            <text:p>0</text:p>
          </table:table-cell>
          <table:table-cell office:value-type="float" office:value="3.487489" calcext:value-type="float">
            <text:p>3.487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1007.834" calcext:value-type="float">
            <text:p>1007.834</text:p>
          </table:table-cell>
          <table:table-cell office:value-type="float" office:value="13260.23" calcext:value-type="float">
            <text:p>1326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1161" calcext:value-type="float">
            <text:p>-20.91161</text:p>
          </table:table-cell>
          <table:table-cell office:value-type="float" office:value="52.79531" calcext:value-type="float">
            <text:p>52.79531</text:p>
          </table:table-cell>
          <table:table-cell office:value-type="float" office:value="0" calcext:value-type="float">
            <text:p>0</text:p>
          </table:table-cell>
          <table:table-cell office:value-type="float" office:value="84.24752" calcext:value-type="float">
            <text:p>84.24752</text:p>
          </table:table-cell>
          <table:table-cell office:value-type="float" office:value="705.9175" calcext:value-type="float">
            <text:p>705.9175</text:p>
          </table:table-cell>
          <table:table-cell office:value-type="float" office:value="0.05993492" calcext:value-type="float">
            <text:p>0.05993492</text:p>
          </table:table-cell>
          <table:table-cell office:value-type="float" office:value="0" calcext:value-type="float">
            <text:p>0</text:p>
          </table:table-cell>
          <table:table-cell office:value-type="float" office:value="0.0000330757" calcext:value-type="float">
            <text:p>3.30757E-05</text:p>
          </table:table-cell>
          <table:table-cell office:value-type="float" office:value="0" calcext:value-type="float">
            <text:p>0</text:p>
          </table:table-cell>
          <table:table-cell office:value-type="float" office:value="-0.02687634" calcext:value-type="float">
            <text:p>-0.02687634</text:p>
          </table:table-cell>
          <table:table-cell office:value-type="float" office:value="370" calcext:value-type="float">
            <text:p>370</text:p>
          </table:table-cell>
          <table:table-cell office:value-type="float" office:value="-20.82483" calcext:value-type="float">
            <text:p>-20.82483</text:p>
          </table:table-cell>
          <table:table-cell office:value-type="float" office:value="0" calcext:value-type="float">
            <text:p>0</text:p>
          </table:table-cell>
          <table:table-cell office:value-type="float" office:value="357.5365" calcext:value-type="float">
            <text:p>357.5365</text:p>
          </table:table-cell>
          <table:table-cell office:value-type="float" office:value="1222.939" calcext:value-type="float">
            <text:p>1222.939</text:p>
          </table:table-cell>
          <table:table-cell office:value-type="float" office:value="1484.194" calcext:value-type="float">
            <text:p>1484.194</text:p>
          </table:table-cell>
          <table:table-cell office:value-type="float" office:value="1280.879" calcext:value-type="float">
            <text:p>1280.879</text:p>
          </table:table-cell>
          <table:table-cell office:value-type="float" office:value="765.8681" calcext:value-type="float">
            <text:p>765.8681</text:p>
          </table:table-cell>
          <table:table-cell office:value-type="float" office:value="1125.773" calcext:value-type="float">
            <text:p>1125.773</text:p>
          </table:table-cell>
          <table:table-cell office:value-type="float" office:value="411.2637" calcext:value-type="float">
            <text:p>411.2637</text:p>
          </table:table-cell>
          <table:table-cell office:value-type="float" office:value="1834.9" calcext:value-type="float">
            <text:p>1834.9</text:p>
          </table:table-cell>
          <table:table-cell office:value-type="float" office:value="2075.715" calcext:value-type="float">
            <text:p>2075.715</text:p>
          </table:table-cell>
          <table:table-cell office:value-type="float" office:value="1662.88" calcext:value-type="float">
            <text:p>1662.88</text:p>
          </table:table-cell>
          <table:table-cell office:value-type="float" office:value="583.8732" calcext:value-type="float">
            <text:p>583.8732</text:p>
          </table:table-cell>
          <table:table-cell office:value-type="float" office:value="577.908" calcext:value-type="float">
            <text:p>577.908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1241723" calcext:value-type="float">
            <text:p>-1.24172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64758" calcext:value-type="float">
            <text:p>-19.64758</text:p>
          </table:table-cell>
          <table:table-cell office:value-type="float" office:value="0" calcext:value-type="float">
            <text:p>0</text:p>
          </table:table-cell>
          <table:table-cell office:value-type="float" office:value="3.476722" calcext:value-type="float">
            <text:p>3.476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1007.521" calcext:value-type="float">
            <text:p>1007.521</text:p>
          </table:table-cell>
          <table:table-cell office:value-type="float" office:value="13260.21" calcext:value-type="float">
            <text:p>1326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3712" calcext:value-type="float">
            <text:p>-21.23712</text:p>
          </table:table-cell>
          <table:table-cell office:value-type="float" office:value="53.43454" calcext:value-type="float">
            <text:p>53.43454</text:p>
          </table:table-cell>
          <table:table-cell office:value-type="float" office:value="0" calcext:value-type="float">
            <text:p>0</text:p>
          </table:table-cell>
          <table:table-cell office:value-type="float" office:value="84.21958" calcext:value-type="float">
            <text:p>84.21958</text:p>
          </table:table-cell>
          <table:table-cell office:value-type="float" office:value="705.9116" calcext:value-type="float">
            <text:p>705.9116</text:p>
          </table:table-cell>
          <table:table-cell office:value-type="float" office:value="0.06102771" calcext:value-type="float">
            <text:p>0.06102771</text:p>
          </table:table-cell>
          <table:table-cell office:value-type="float" office:value="0" calcext:value-type="float">
            <text:p>0</text:p>
          </table:table-cell>
          <table:table-cell office:value-type="float" office:value="0.0000330757" calcext:value-type="float">
            <text:p>3.30757E-05</text:p>
          </table:table-cell>
          <table:table-cell office:value-type="float" office:value="0" calcext:value-type="float">
            <text:p>0</text:p>
          </table:table-cell>
          <table:table-cell office:value-type="float" office:value="-0.02687634" calcext:value-type="float">
            <text:p>-0.02687634</text:p>
          </table:table-cell>
          <table:table-cell office:value-type="float" office:value="370" calcext:value-type="float">
            <text:p>370</text:p>
          </table:table-cell>
          <table:table-cell office:value-type="float" office:value="-21.14925" calcext:value-type="float">
            <text:p>-21.14925</text:p>
          </table:table-cell>
          <table:table-cell office:value-type="float" office:value="0" calcext:value-type="float">
            <text:p>0</text:p>
          </table:table-cell>
          <table:table-cell office:value-type="float" office:value="357.5379" calcext:value-type="float">
            <text:p>357.5379</text:p>
          </table:table-cell>
          <table:table-cell office:value-type="float" office:value="1222.879" calcext:value-type="float">
            <text:p>1222.879</text:p>
          </table:table-cell>
          <table:table-cell office:value-type="float" office:value="1484.1" calcext:value-type="float">
            <text:p>1484.1</text:p>
          </table:table-cell>
          <table:table-cell office:value-type="float" office:value="1280.8" calcext:value-type="float">
            <text:p>1280.8</text:p>
          </table:table-cell>
          <table:table-cell office:value-type="float" office:value="765.821" calcext:value-type="float">
            <text:p>765.821</text:p>
          </table:table-cell>
          <table:table-cell office:value-type="float" office:value="1125.748" calcext:value-type="float">
            <text:p>1125.748</text:p>
          </table:table-cell>
          <table:table-cell office:value-type="float" office:value="411.2583" calcext:value-type="float">
            <text:p>411.2583</text:p>
          </table:table-cell>
          <table:table-cell office:value-type="float" office:value="1834.893" calcext:value-type="float">
            <text:p>1834.893</text:p>
          </table:table-cell>
          <table:table-cell office:value-type="float" office:value="2075.71" calcext:value-type="float">
            <text:p>2075.71</text:p>
          </table:table-cell>
          <table:table-cell office:value-type="float" office:value="1662.876" calcext:value-type="float">
            <text:p>1662.876</text:p>
          </table:table-cell>
          <table:table-cell office:value-type="float" office:value="583.8718" calcext:value-type="float">
            <text:p>583.8718</text:p>
          </table:table-cell>
          <table:table-cell office:value-type="float" office:value="577.9042" calcext:value-type="float">
            <text:p>577.9042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1263887" calcext:value-type="float">
            <text:p>-1.26388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96344" calcext:value-type="float">
            <text:p>-19.96344</text:p>
          </table:table-cell>
          <table:table-cell office:value-type="float" office:value="0" calcext:value-type="float">
            <text:p>0</text:p>
          </table:table-cell>
          <table:table-cell office:value-type="float" office:value="3.46813" calcext:value-type="float">
            <text:p>3.46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1007.232" calcext:value-type="float">
            <text:p>1007.232</text:p>
          </table:table-cell>
          <table:table-cell office:value-type="float" office:value="13260.18" calcext:value-type="float">
            <text:p>1326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4409" calcext:value-type="float">
            <text:p>-21.54409</text:p>
          </table:table-cell>
          <table:table-cell office:value-type="float" office:value="53.97441" calcext:value-type="float">
            <text:p>53.97441</text:p>
          </table:table-cell>
          <table:table-cell office:value-type="float" office:value="0" calcext:value-type="float">
            <text:p>0</text:p>
          </table:table-cell>
          <table:table-cell office:value-type="float" office:value="84.19478" calcext:value-type="float">
            <text:p>84.19478</text:p>
          </table:table-cell>
          <table:table-cell office:value-type="float" office:value="705.9095" calcext:value-type="float">
            <text:p>705.9095</text:p>
          </table:table-cell>
          <table:table-cell office:value-type="float" office:value="0.06208509" calcext:value-type="float">
            <text:p>0.06208509</text:p>
          </table:table-cell>
          <table:table-cell office:value-type="float" office:value="0" calcext:value-type="float">
            <text:p>0</text:p>
          </table:table-cell>
          <table:table-cell office:value-type="float" office:value="0.0000330757" calcext:value-type="float">
            <text:p>3.30757E-05</text:p>
          </table:table-cell>
          <table:table-cell office:value-type="float" office:value="0" calcext:value-type="float">
            <text:p>0</text:p>
          </table:table-cell>
          <table:table-cell office:value-type="float" office:value="-0.02687634" calcext:value-type="float">
            <text:p>-0.02687634</text:p>
          </table:table-cell>
          <table:table-cell office:value-type="float" office:value="370" calcext:value-type="float">
            <text:p>370</text:p>
          </table:table-cell>
          <table:table-cell office:value-type="float" office:value="-21.45516" calcext:value-type="float">
            <text:p>-21.45516</text:p>
          </table:table-cell>
          <table:table-cell office:value-type="float" office:value="0" calcext:value-type="float">
            <text:p>0</text:p>
          </table:table-cell>
          <table:table-cell office:value-type="float" office:value="357.5445" calcext:value-type="float">
            <text:p>357.5445</text:p>
          </table:table-cell>
          <table:table-cell office:value-type="float" office:value="1222.827" calcext:value-type="float">
            <text:p>1222.827</text:p>
          </table:table-cell>
          <table:table-cell office:value-type="float" office:value="1484.012" calcext:value-type="float">
            <text:p>1484.012</text:p>
          </table:table-cell>
          <table:table-cell office:value-type="float" office:value="1280.724" calcext:value-type="float">
            <text:p>1280.724</text:p>
          </table:table-cell>
          <table:table-cell office:value-type="float" office:value="765.774" calcext:value-type="float">
            <text:p>765.774</text:p>
          </table:table-cell>
          <table:table-cell office:value-type="float" office:value="1125.724" calcext:value-type="float">
            <text:p>1125.724</text:p>
          </table:table-cell>
          <table:table-cell office:value-type="float" office:value="411.2529" calcext:value-type="float">
            <text:p>411.2529</text:p>
          </table:table-cell>
          <table:table-cell office:value-type="float" office:value="1834.887" calcext:value-type="float">
            <text:p>1834.887</text:p>
          </table:table-cell>
          <table:table-cell office:value-type="float" office:value="2075.704" calcext:value-type="float">
            <text:p>2075.704</text:p>
          </table:table-cell>
          <table:table-cell office:value-type="float" office:value="1662.873" calcext:value-type="float">
            <text:p>1662.873</text:p>
          </table:table-cell>
          <table:table-cell office:value-type="float" office:value="583.8704" calcext:value-type="float">
            <text:p>583.8704</text:p>
          </table:table-cell>
          <table:table-cell office:value-type="float" office:value="577.9005" calcext:value-type="float">
            <text:p>577.9005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1277295" calcext:value-type="float">
            <text:p>-1.27729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25769" calcext:value-type="float">
            <text:p>-20.25769</text:p>
          </table:table-cell>
          <table:table-cell office:value-type="float" office:value="0" calcext:value-type="float">
            <text:p>0</text:p>
          </table:table-cell>
          <table:table-cell office:value-type="float" office:value="3.456364" calcext:value-type="float">
            <text:p>3.45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1006.941" calcext:value-type="float">
            <text:p>1006.941</text:p>
          </table:table-cell>
          <table:table-cell office:value-type="float" office:value="13260.16" calcext:value-type="float">
            <text:p>1326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4566" calcext:value-type="float">
            <text:p>-21.84566</text:p>
          </table:table-cell>
          <table:table-cell office:value-type="float" office:value="55.29507" calcext:value-type="float">
            <text:p>55.29507</text:p>
          </table:table-cell>
          <table:table-cell office:value-type="float" office:value="0" calcext:value-type="float">
            <text:p>0</text:p>
          </table:table-cell>
          <table:table-cell office:value-type="float" office:value="84.17824" calcext:value-type="float">
            <text:p>84.17824</text:p>
          </table:table-cell>
          <table:table-cell office:value-type="float" office:value="705.8963" calcext:value-type="float">
            <text:p>705.8963</text:p>
          </table:table-cell>
          <table:table-cell office:value-type="float" office:value="0.06317214" calcext:value-type="float">
            <text:p>0.06317214</text:p>
          </table:table-cell>
          <table:table-cell office:value-type="float" office:value="0" calcext:value-type="float">
            <text:p>0</text:p>
          </table:table-cell>
          <table:table-cell office:value-type="float" office:value="0.00003307619" calcext:value-type="float">
            <text:p>3.307619E-05</text:p>
          </table:table-cell>
          <table:table-cell office:value-type="float" office:value="0" calcext:value-type="float">
            <text:p>0</text:p>
          </table:table-cell>
          <table:table-cell office:value-type="float" office:value="-0.02687634" calcext:value-type="float">
            <text:p>-0.02687634</text:p>
          </table:table-cell>
          <table:table-cell office:value-type="float" office:value="370" calcext:value-type="float">
            <text:p>370</text:p>
          </table:table-cell>
          <table:table-cell office:value-type="float" office:value="-21.75565" calcext:value-type="float">
            <text:p>-21.75565</text:p>
          </table:table-cell>
          <table:table-cell office:value-type="float" office:value="0" calcext:value-type="float">
            <text:p>0</text:p>
          </table:table-cell>
          <table:table-cell office:value-type="float" office:value="357.5471" calcext:value-type="float">
            <text:p>357.5471</text:p>
          </table:table-cell>
          <table:table-cell office:value-type="float" office:value="1222.777" calcext:value-type="float">
            <text:p>1222.777</text:p>
          </table:table-cell>
          <table:table-cell office:value-type="float" office:value="1483.927" calcext:value-type="float">
            <text:p>1483.927</text:p>
          </table:table-cell>
          <table:table-cell office:value-type="float" office:value="1280.65" calcext:value-type="float">
            <text:p>1280.65</text:p>
          </table:table-cell>
          <table:table-cell office:value-type="float" office:value="765.7302" calcext:value-type="float">
            <text:p>765.7302</text:p>
          </table:table-cell>
          <table:table-cell office:value-type="float" office:value="1125.7" calcext:value-type="float">
            <text:p>1125.7</text:p>
          </table:table-cell>
          <table:table-cell office:value-type="float" office:value="411.2477" calcext:value-type="float">
            <text:p>411.2477</text:p>
          </table:table-cell>
          <table:table-cell office:value-type="float" office:value="1834.88" calcext:value-type="float">
            <text:p>1834.88</text:p>
          </table:table-cell>
          <table:table-cell office:value-type="float" office:value="2075.699" calcext:value-type="float">
            <text:p>2075.699</text:p>
          </table:table-cell>
          <table:table-cell office:value-type="float" office:value="1662.869" calcext:value-type="float">
            <text:p>1662.869</text:p>
          </table:table-cell>
          <table:table-cell office:value-type="float" office:value="583.869" calcext:value-type="float">
            <text:p>583.869</text:p>
          </table:table-cell>
          <table:table-cell office:value-type="float" office:value="577.8967" calcext:value-type="float">
            <text:p>577.8967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9" calcext:value-type="float">
            <text:p>35.67549</text:p>
          </table:table-cell>
          <table:table-cell office:value-type="float" office:value="0" calcext:value-type="float">
            <text:p>0</text:p>
          </table:table-cell>
          <table:table-cell office:value-type="float" office:value="-0.000001288321" calcext:value-type="float">
            <text:p>-1.28832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55176" calcext:value-type="float">
            <text:p>-20.55176</text:p>
          </table:table-cell>
          <table:table-cell office:value-type="float" office:value="0" calcext:value-type="float">
            <text:p>0</text:p>
          </table:table-cell>
          <table:table-cell office:value-type="float" office:value="3.449942" calcext:value-type="float">
            <text:p>3.449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1006.66" calcext:value-type="float">
            <text:p>1006.66</text:p>
          </table:table-cell>
          <table:table-cell office:value-type="float" office:value="13260.14" calcext:value-type="float">
            <text:p>1326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3653" calcext:value-type="float">
            <text:p>-22.13653</text:p>
          </table:table-cell>
          <table:table-cell office:value-type="float" office:value="55.12108" calcext:value-type="float">
            <text:p>55.12108</text:p>
          </table:table-cell>
          <table:table-cell office:value-type="float" office:value="0" calcext:value-type="float">
            <text:p>0</text:p>
          </table:table-cell>
          <table:table-cell office:value-type="float" office:value="84.16615" calcext:value-type="float">
            <text:p>84.16615</text:p>
          </table:table-cell>
          <table:table-cell office:value-type="float" office:value="705.8777" calcext:value-type="float">
            <text:p>705.8777</text:p>
          </table:table-cell>
          <table:table-cell office:value-type="float" office:value="0.06423488" calcext:value-type="float">
            <text:p>0.06423488</text:p>
          </table:table-cell>
          <table:table-cell office:value-type="float" office:value="0" calcext:value-type="float">
            <text:p>0</text:p>
          </table:table-cell>
          <table:table-cell office:value-type="float" office:value="0.0000330773" calcext:value-type="float">
            <text:p>3.30773E-05</text:p>
          </table:table-cell>
          <table:table-cell office:value-type="float" office:value="0" calcext:value-type="float">
            <text:p>0</text:p>
          </table:table-cell>
          <table:table-cell office:value-type="float" office:value="-0.02775199" calcext:value-type="float">
            <text:p>-0.02775199</text:p>
          </table:table-cell>
          <table:table-cell office:value-type="float" office:value="370" calcext:value-type="float">
            <text:p>370</text:p>
          </table:table-cell>
          <table:table-cell office:value-type="float" office:value="-22.04457" calcext:value-type="float">
            <text:p>-22.04457</text:p>
          </table:table-cell>
          <table:table-cell office:value-type="float" office:value="0" calcext:value-type="float">
            <text:p>0</text:p>
          </table:table-cell>
          <table:table-cell office:value-type="float" office:value="357.5461" calcext:value-type="float">
            <text:p>357.5461</text:p>
          </table:table-cell>
          <table:table-cell office:value-type="float" office:value="1222.733" calcext:value-type="float">
            <text:p>1222.733</text:p>
          </table:table-cell>
          <table:table-cell office:value-type="float" office:value="1483.847" calcext:value-type="float">
            <text:p>1483.847</text:p>
          </table:table-cell>
          <table:table-cell office:value-type="float" office:value="1280.581" calcext:value-type="float">
            <text:p>1280.581</text:p>
          </table:table-cell>
          <table:table-cell office:value-type="float" office:value="765.6885" calcext:value-type="float">
            <text:p>765.6885</text:p>
          </table:table-cell>
          <table:table-cell office:value-type="float" office:value="1125.677" calcext:value-type="float">
            <text:p>1125.677</text:p>
          </table:table-cell>
          <table:table-cell office:value-type="float" office:value="411.2427" calcext:value-type="float">
            <text:p>411.2427</text:p>
          </table:table-cell>
          <table:table-cell office:value-type="float" office:value="1834.874" calcext:value-type="float">
            <text:p>1834.874</text:p>
          </table:table-cell>
          <table:table-cell office:value-type="float" office:value="2075.694" calcext:value-type="float">
            <text:p>2075.694</text:p>
          </table:table-cell>
          <table:table-cell office:value-type="float" office:value="1662.866" calcext:value-type="float">
            <text:p>1662.866</text:p>
          </table:table-cell>
          <table:table-cell office:value-type="float" office:value="583.8676" calcext:value-type="float">
            <text:p>583.8676</text:p>
          </table:table-cell>
          <table:table-cell office:value-type="float" office:value="577.8929" calcext:value-type="float">
            <text:p>577.8929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8" calcext:value-type="float">
            <text:p>35.67548</text:p>
          </table:table-cell>
          <table:table-cell office:value-type="float" office:value="0" calcext:value-type="float">
            <text:p>0</text:p>
          </table:table-cell>
          <table:table-cell office:value-type="float" office:value="-0.000001296968" calcext:value-type="float">
            <text:p>-1.29696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83373" calcext:value-type="float">
            <text:p>-20.83373</text:p>
          </table:table-cell>
          <table:table-cell office:value-type="float" office:value="0" calcext:value-type="float">
            <text:p>0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1006.349" calcext:value-type="float">
            <text:p>1006.349</text:p>
          </table:table-cell>
          <table:table-cell office:value-type="float" office:value="13260.12" calcext:value-type="float">
            <text:p>1326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479" calcext:value-type="float">
            <text:p>-22.4479</text:p>
          </table:table-cell>
          <table:table-cell office:value-type="float" office:value="55.90657" calcext:value-type="float">
            <text:p>55.90657</text:p>
          </table:table-cell>
          <table:table-cell office:value-type="float" office:value="0" calcext:value-type="float">
            <text:p>0</text:p>
          </table:table-cell>
          <table:table-cell office:value-type="float" office:value="84.1814" calcext:value-type="float">
            <text:p>84.1814</text:p>
          </table:table-cell>
          <table:table-cell office:value-type="float" office:value="705.8392" calcext:value-type="float">
            <text:p>705.8392</text:p>
          </table:table-cell>
          <table:table-cell office:value-type="float" office:value="0.0652183" calcext:value-type="float">
            <text:p>0.0652183</text:p>
          </table:table-cell>
          <table:table-cell office:value-type="float" office:value="0" calcext:value-type="float">
            <text:p>0</text:p>
          </table:table-cell>
          <table:table-cell office:value-type="float" office:value="0.00003307811" calcext:value-type="float">
            <text:p>3.307811E-05</text:p>
          </table:table-cell>
          <table:table-cell office:value-type="float" office:value="0" calcext:value-type="float">
            <text:p>0</text:p>
          </table:table-cell>
          <table:table-cell office:value-type="float" office:value="-0.02775199" calcext:value-type="float">
            <text:p>-0.02775199</text:p>
          </table:table-cell>
          <table:table-cell office:value-type="float" office:value="370" calcext:value-type="float">
            <text:p>370</text:p>
          </table:table-cell>
          <table:table-cell office:value-type="float" office:value="-22.35496" calcext:value-type="float">
            <text:p>-22.35496</text:p>
          </table:table-cell>
          <table:table-cell office:value-type="float" office:value="0" calcext:value-type="float">
            <text:p>0</text:p>
          </table:table-cell>
          <table:table-cell office:value-type="float" office:value="357.5356" calcext:value-type="float">
            <text:p>357.5356</text:p>
          </table:table-cell>
          <table:table-cell office:value-type="float" office:value="1222.685" calcext:value-type="float">
            <text:p>1222.685</text:p>
          </table:table-cell>
          <table:table-cell office:value-type="float" office:value="1483.771" calcext:value-type="float">
            <text:p>1483.771</text:p>
          </table:table-cell>
          <table:table-cell office:value-type="float" office:value="1280.513" calcext:value-type="float">
            <text:p>1280.513</text:p>
          </table:table-cell>
          <table:table-cell office:value-type="float" office:value="765.6488" calcext:value-type="float">
            <text:p>765.6488</text:p>
          </table:table-cell>
          <table:table-cell office:value-type="float" office:value="1125.656" calcext:value-type="float">
            <text:p>1125.656</text:p>
          </table:table-cell>
          <table:table-cell office:value-type="float" office:value="411.2379" calcext:value-type="float">
            <text:p>411.2379</text:p>
          </table:table-cell>
          <table:table-cell office:value-type="float" office:value="1834.867" calcext:value-type="float">
            <text:p>1834.867</text:p>
          </table:table-cell>
          <table:table-cell office:value-type="float" office:value="2075.689" calcext:value-type="float">
            <text:p>2075.689</text:p>
          </table:table-cell>
          <table:table-cell office:value-type="float" office:value="1662.862" calcext:value-type="float">
            <text:p>1662.862</text:p>
          </table:table-cell>
          <table:table-cell office:value-type="float" office:value="583.8662" calcext:value-type="float">
            <text:p>583.8662</text:p>
          </table:table-cell>
          <table:table-cell office:value-type="float" office:value="577.8892" calcext:value-type="float">
            <text:p>577.8892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8" calcext:value-type="float">
            <text:p>35.67548</text:p>
          </table:table-cell>
          <table:table-cell office:value-type="float" office:value="0" calcext:value-type="float">
            <text:p>0</text:p>
          </table:table-cell>
          <table:table-cell office:value-type="float" office:value="-0.000001306346" calcext:value-type="float">
            <text:p>-1.30634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14125" calcext:value-type="float">
            <text:p>-21.14125</text:p>
          </table:table-cell>
          <table:table-cell office:value-type="float" office:value="0" calcext:value-type="float">
            <text:p>0</text:p>
          </table:table-cell>
          <table:table-cell office:value-type="float" office:value="3.440024" calcext:value-type="float">
            <text:p>3.44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1005.998" calcext:value-type="float">
            <text:p>1005.998</text:p>
          </table:table-cell>
          <table:table-cell office:value-type="float" office:value="13260.11" calcext:value-type="float">
            <text:p>132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9914" calcext:value-type="float">
            <text:p>-22.79914</text:p>
          </table:table-cell>
          <table:table-cell office:value-type="float" office:value="56.84171" calcext:value-type="float">
            <text:p>56.84171</text:p>
          </table:table-cell>
          <table:table-cell office:value-type="float" office:value="0" calcext:value-type="float">
            <text:p>0</text:p>
          </table:table-cell>
          <table:table-cell office:value-type="float" office:value="84.22646" calcext:value-type="float">
            <text:p>84.22646</text:p>
          </table:table-cell>
          <table:table-cell office:value-type="float" office:value="705.7795" calcext:value-type="float">
            <text:p>705.7795</text:p>
          </table:table-cell>
          <table:table-cell office:value-type="float" office:value="0.06616764" calcext:value-type="float">
            <text:p>0.06616764</text:p>
          </table:table-cell>
          <table:table-cell office:value-type="float" office:value="0" calcext:value-type="float">
            <text:p>0</text:p>
          </table:table-cell>
          <table:table-cell office:value-type="float" office:value="0.00003307893" calcext:value-type="float">
            <text:p>3.307893E-05</text:p>
          </table:table-cell>
          <table:table-cell office:value-type="float" office:value="0" calcext:value-type="float">
            <text:p>0</text:p>
          </table:table-cell>
          <table:table-cell office:value-type="float" office:value="-0.02775199" calcext:value-type="float">
            <text:p>-0.02775199</text:p>
          </table:table-cell>
          <table:table-cell office:value-type="float" office:value="370" calcext:value-type="float">
            <text:p>370</text:p>
          </table:table-cell>
          <table:table-cell office:value-type="float" office:value="-22.70525" calcext:value-type="float">
            <text:p>-22.70525</text:p>
          </table:table-cell>
          <table:table-cell office:value-type="float" office:value="0" calcext:value-type="float">
            <text:p>0</text:p>
          </table:table-cell>
          <table:table-cell office:value-type="float" office:value="357.5194" calcext:value-type="float">
            <text:p>357.5194</text:p>
          </table:table-cell>
          <table:table-cell office:value-type="float" office:value="1222.63" calcext:value-type="float">
            <text:p>1222.63</text:p>
          </table:table-cell>
          <table:table-cell office:value-type="float" office:value="1483.691" calcext:value-type="float">
            <text:p>1483.691</text:p>
          </table:table-cell>
          <table:table-cell office:value-type="float" office:value="1280.446" calcext:value-type="float">
            <text:p>1280.446</text:p>
          </table:table-cell>
          <table:table-cell office:value-type="float" office:value="765.6082" calcext:value-type="float">
            <text:p>765.6082</text:p>
          </table:table-cell>
          <table:table-cell office:value-type="float" office:value="1125.634" calcext:value-type="float">
            <text:p>1125.634</text:p>
          </table:table-cell>
          <table:table-cell office:value-type="float" office:value="411.2332" calcext:value-type="float">
            <text:p>411.2332</text:p>
          </table:table-cell>
          <table:table-cell office:value-type="float" office:value="1834.861" calcext:value-type="float">
            <text:p>1834.861</text:p>
          </table:table-cell>
          <table:table-cell office:value-type="float" office:value="2075.684" calcext:value-type="float">
            <text:p>2075.684</text:p>
          </table:table-cell>
          <table:table-cell office:value-type="float" office:value="1662.859" calcext:value-type="float">
            <text:p>1662.859</text:p>
          </table:table-cell>
          <table:table-cell office:value-type="float" office:value="583.8648" calcext:value-type="float">
            <text:p>583.8648</text:p>
          </table:table-cell>
          <table:table-cell office:value-type="float" office:value="577.8853" calcext:value-type="float">
            <text:p>577.8853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8" calcext:value-type="float">
            <text:p>35.67548</text:p>
          </table:table-cell>
          <table:table-cell office:value-type="float" office:value="0" calcext:value-type="float">
            <text:p>0</text:p>
          </table:table-cell>
          <table:table-cell office:value-type="float" office:value="-0.000001322162" calcext:value-type="float">
            <text:p>-1.32216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48572" calcext:value-type="float">
            <text:p>-21.48572</text:p>
          </table:table-cell>
          <table:table-cell office:value-type="float" office:value="0" calcext:value-type="float">
            <text:p>0</text:p>
          </table:table-cell>
          <table:table-cell office:value-type="float" office:value="3.434107" calcext:value-type="float">
            <text:p>3.434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1005.637" calcext:value-type="float">
            <text:p>1005.637</text:p>
          </table:table-cell>
          <table:table-cell office:value-type="float" office:value="13260.1" calcext:value-type="float">
            <text:p>132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16601" calcext:value-type="float">
            <text:p>-23.16601</text:p>
          </table:table-cell>
          <table:table-cell office:value-type="float" office:value="58.24321" calcext:value-type="float">
            <text:p>58.24321</text:p>
          </table:table-cell>
          <table:table-cell office:value-type="float" office:value="0" calcext:value-type="float">
            <text:p>0</text:p>
          </table:table-cell>
          <table:table-cell office:value-type="float" office:value="84.28449" calcext:value-type="float">
            <text:p>84.28449</text:p>
          </table:table-cell>
          <table:table-cell office:value-type="float" office:value="705.7012" calcext:value-type="float">
            <text:p>705.7012</text:p>
          </table:table-cell>
          <table:table-cell office:value-type="float" office:value="0.06714023" calcext:value-type="float">
            <text:p>0.06714023</text:p>
          </table:table-cell>
          <table:table-cell office:value-type="float" office:value="0" calcext:value-type="float">
            <text:p>0</text:p>
          </table:table-cell>
          <table:table-cell office:value-type="float" office:value="0.00003364616" calcext:value-type="float">
            <text:p>3.364616E-05</text:p>
          </table:table-cell>
          <table:table-cell office:value-type="float" office:value="0" calcext:value-type="float">
            <text:p>0</text:p>
          </table:table-cell>
          <table:table-cell office:value-type="float" office:value="-0.02775199" calcext:value-type="float">
            <text:p>-0.02775199</text:p>
          </table:table-cell>
          <table:table-cell office:value-type="float" office:value="370" calcext:value-type="float">
            <text:p>370</text:p>
          </table:table-cell>
          <table:table-cell office:value-type="float" office:value="-23.07115" calcext:value-type="float">
            <text:p>-23.07115</text:p>
          </table:table-cell>
          <table:table-cell office:value-type="float" office:value="0" calcext:value-type="float">
            <text:p>0</text:p>
          </table:table-cell>
          <table:table-cell office:value-type="float" office:value="357.5119" calcext:value-type="float">
            <text:p>357.5119</text:p>
          </table:table-cell>
          <table:table-cell office:value-type="float" office:value="1222.573" calcext:value-type="float">
            <text:p>1222.573</text:p>
          </table:table-cell>
          <table:table-cell office:value-type="float" office:value="1483.612" calcext:value-type="float">
            <text:p>1483.612</text:p>
          </table:table-cell>
          <table:table-cell office:value-type="float" office:value="1280.378" calcext:value-type="float">
            <text:p>1280.378</text:p>
          </table:table-cell>
          <table:table-cell office:value-type="float" office:value="765.5688" calcext:value-type="float">
            <text:p>765.5688</text:p>
          </table:table-cell>
          <table:table-cell office:value-type="float" office:value="1125.613" calcext:value-type="float">
            <text:p>1125.613</text:p>
          </table:table-cell>
          <table:table-cell office:value-type="float" office:value="411.2284" calcext:value-type="float">
            <text:p>411.2284</text:p>
          </table:table-cell>
          <table:table-cell office:value-type="float" office:value="1834.855" calcext:value-type="float">
            <text:p>1834.855</text:p>
          </table:table-cell>
          <table:table-cell office:value-type="float" office:value="2075.679" calcext:value-type="float">
            <text:p>2075.679</text:p>
          </table:table-cell>
          <table:table-cell office:value-type="float" office:value="1662.855" calcext:value-type="float">
            <text:p>1662.855</text:p>
          </table:table-cell>
          <table:table-cell office:value-type="float" office:value="583.8634" calcext:value-type="float">
            <text:p>583.8634</text:p>
          </table:table-cell>
          <table:table-cell office:value-type="float" office:value="577.8815" calcext:value-type="float">
            <text:p>577.8815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8" calcext:value-type="float">
            <text:p>35.67548</text:p>
          </table:table-cell>
          <table:table-cell office:value-type="float" office:value="0" calcext:value-type="float">
            <text:p>0</text:p>
          </table:table-cell>
          <table:table-cell office:value-type="float" office:value="-0.000001338314" calcext:value-type="float">
            <text:p>-1.33831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4071" calcext:value-type="float">
            <text:p>-21.84071</text:p>
          </table:table-cell>
          <table:table-cell office:value-type="float" office:value="0" calcext:value-type="float">
            <text:p>0</text:p>
          </table:table-cell>
          <table:table-cell office:value-type="float" office:value="3.423137" calcext:value-type="float">
            <text:p>3.42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1005.331" calcext:value-type="float">
            <text:p>1005.331</text:p>
          </table:table-cell>
          <table:table-cell office:value-type="float" office:value="13260.08" calcext:value-type="float">
            <text:p>1326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062" calcext:value-type="float">
            <text:p>-23.5062</text:p>
          </table:table-cell>
          <table:table-cell office:value-type="float" office:value="59.05633" calcext:value-type="float">
            <text:p>59.05633</text:p>
          </table:table-cell>
          <table:table-cell office:value-type="float" office:value="0" calcext:value-type="float">
            <text:p>0</text:p>
          </table:table-cell>
          <table:table-cell office:value-type="float" office:value="84.30283" calcext:value-type="float">
            <text:p>84.30283</text:p>
          </table:table-cell>
          <table:table-cell office:value-type="float" office:value="705.6568" calcext:value-type="float">
            <text:p>705.6568</text:p>
          </table:table-cell>
          <table:table-cell office:value-type="float" office:value="0.0681219" calcext:value-type="float">
            <text:p>0.0681219</text:p>
          </table:table-cell>
          <table:table-cell office:value-type="float" office:value="0" calcext:value-type="float">
            <text:p>0</text:p>
          </table:table-cell>
          <table:table-cell office:value-type="float" office:value="0.00003364616" calcext:value-type="float">
            <text:p>3.364616E-05</text:p>
          </table:table-cell>
          <table:table-cell office:value-type="float" office:value="0" calcext:value-type="float">
            <text:p>0</text:p>
          </table:table-cell>
          <table:table-cell office:value-type="float" office:value="-0.02897754" calcext:value-type="float">
            <text:p>-0.02897754</text:p>
          </table:table-cell>
          <table:table-cell office:value-type="float" office:value="370" calcext:value-type="float">
            <text:p>370</text:p>
          </table:table-cell>
          <table:table-cell office:value-type="float" office:value="-23.40914" calcext:value-type="float">
            <text:p>-23.40914</text:p>
          </table:table-cell>
          <table:table-cell office:value-type="float" office:value="0" calcext:value-type="float">
            <text:p>0</text:p>
          </table:table-cell>
          <table:table-cell office:value-type="float" office:value="357.508" calcext:value-type="float">
            <text:p>357.508</text:p>
          </table:table-cell>
          <table:table-cell office:value-type="float" office:value="1222.521" calcext:value-type="float">
            <text:p>1222.521</text:p>
          </table:table-cell>
          <table:table-cell office:value-type="float" office:value="1483.538" calcext:value-type="float">
            <text:p>1483.538</text:p>
          </table:table-cell>
          <table:table-cell office:value-type="float" office:value="1280.313" calcext:value-type="float">
            <text:p>1280.313</text:p>
          </table:table-cell>
          <table:table-cell office:value-type="float" office:value="765.5299" calcext:value-type="float">
            <text:p>765.5299</text:p>
          </table:table-cell>
          <table:table-cell office:value-type="float" office:value="1125.592" calcext:value-type="float">
            <text:p>1125.592</text:p>
          </table:table-cell>
          <table:table-cell office:value-type="float" office:value="411.2237" calcext:value-type="float">
            <text:p>411.2237</text:p>
          </table:table-cell>
          <table:table-cell office:value-type="float" office:value="1834.849" calcext:value-type="float">
            <text:p>1834.849</text:p>
          </table:table-cell>
          <table:table-cell office:value-type="float" office:value="2075.674" calcext:value-type="float">
            <text:p>2075.674</text:p>
          </table:table-cell>
          <table:table-cell office:value-type="float" office:value="1662.852" calcext:value-type="float">
            <text:p>1662.852</text:p>
          </table:table-cell>
          <table:table-cell office:value-type="float" office:value="583.862" calcext:value-type="float">
            <text:p>583.862</text:p>
          </table:table-cell>
          <table:table-cell office:value-type="float" office:value="577.8777" calcext:value-type="float">
            <text:p>577.8777</text:p>
          </table:table-cell>
          <table:table-cell office:value-type="float" office:value="142.739" calcext:value-type="float">
            <text:p>142.739</text:p>
          </table:table-cell>
          <table:table-cell office:value-type="float" office:value="35.67548" calcext:value-type="float">
            <text:p>35.67548</text:p>
          </table:table-cell>
          <table:table-cell office:value-type="float" office:value="0" calcext:value-type="float">
            <text:p>0</text:p>
          </table:table-cell>
          <table:table-cell office:value-type="float" office:value="-0.000001347814" calcext:value-type="float">
            <text:p>-1.34781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14474" calcext:value-type="float">
            <text:p>-22.14474</text:p>
          </table:table-cell>
          <table:table-cell office:value-type="float" office:value="0" calcext:value-type="float">
            <text:p>0</text:p>
          </table:table-cell>
          <table:table-cell office:value-type="float" office:value="3.389101" calcext:value-type="float">
            <text:p>3.389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1005.007" calcext:value-type="float">
            <text:p>1005.007</text:p>
          </table:table-cell>
          <table:table-cell office:value-type="float" office:value="13260.06" calcext:value-type="float">
            <text:p>1326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84657" calcext:value-type="float">
            <text:p>-23.84657</text:p>
          </table:table-cell>
          <table:table-cell office:value-type="float" office:value="60.18693" calcext:value-type="float">
            <text:p>60.18693</text:p>
          </table:table-cell>
          <table:table-cell office:value-type="float" office:value="0" calcext:value-type="float">
            <text:p>0</text:p>
          </table:table-cell>
          <table:table-cell office:value-type="float" office:value="84.33195" calcext:value-type="float">
            <text:p>84.33195</text:p>
          </table:table-cell>
          <table:table-cell office:value-type="float" office:value="705.5997" calcext:value-type="float">
            <text:p>705.5997</text:p>
          </table:table-cell>
          <table:table-cell office:value-type="float" office:value="0.06910062" calcext:value-type="float">
            <text:p>0.06910062</text:p>
          </table:table-cell>
          <table:table-cell office:value-type="float" office:value="0" calcext:value-type="float">
            <text:p>0</text:p>
          </table:table-cell>
          <table:table-cell office:value-type="float" office:value="0.00003364616" calcext:value-type="float">
            <text:p>3.364616E-05</text:p>
          </table:table-cell>
          <table:table-cell office:value-type="float" office:value="0" calcext:value-type="float">
            <text:p>0</text:p>
          </table:table-cell>
          <table:table-cell office:value-type="float" office:value="-0.03067334" calcext:value-type="float">
            <text:p>-0.03067334</text:p>
          </table:table-cell>
          <table:table-cell office:value-type="float" office:value="370" calcext:value-type="float">
            <text:p>370</text:p>
          </table:table-cell>
          <table:table-cell office:value-type="float" office:value="-23.74683" calcext:value-type="float">
            <text:p>-23.74683</text:p>
          </table:table-cell>
          <table:table-cell office:value-type="float" office:value="0" calcext:value-type="float">
            <text:p>0</text:p>
          </table:table-cell>
          <table:table-cell office:value-type="float" office:value="357.5029" calcext:value-type="float">
            <text:p>357.5029</text:p>
          </table:table-cell>
          <table:table-cell office:value-type="float" office:value="1222.465" calcext:value-type="float">
            <text:p>1222.465</text:p>
          </table:table-cell>
          <table:table-cell office:value-type="float" office:value="1483.463" calcext:value-type="float">
            <text:p>1483.463</text:p>
          </table:table-cell>
          <table:table-cell office:value-type="float" office:value="1280.249" calcext:value-type="float">
            <text:p>1280.249</text:p>
          </table:table-cell>
          <table:table-cell office:value-type="float" office:value="765.4915" calcext:value-type="float">
            <text:p>765.4915</text:p>
          </table:table-cell>
          <table:table-cell office:value-type="float" office:value="1125.572" calcext:value-type="float">
            <text:p>1125.572</text:p>
          </table:table-cell>
          <table:table-cell office:value-type="float" office:value="411.2191" calcext:value-type="float">
            <text:p>411.2191</text:p>
          </table:table-cell>
          <table:table-cell office:value-type="float" office:value="1834.843" calcext:value-type="float">
            <text:p>1834.843</text:p>
          </table:table-cell>
          <table:table-cell office:value-type="float" office:value="2075.669" calcext:value-type="float">
            <text:p>2075.669</text:p>
          </table:table-cell>
          <table:table-cell office:value-type="float" office:value="1662.848" calcext:value-type="float">
            <text:p>1662.848</text:p>
          </table:table-cell>
          <table:table-cell office:value-type="float" office:value="583.8607" calcext:value-type="float">
            <text:p>583.8607</text:p>
          </table:table-cell>
          <table:table-cell office:value-type="float" office:value="577.8739" calcext:value-type="float">
            <text:p>577.8739</text:p>
          </table:table-cell>
          <table:table-cell office:value-type="float" office:value="142.7389" calcext:value-type="float">
            <text:p>142.7389</text:p>
          </table:table-cell>
          <table:table-cell office:value-type="float" office:value="35.6755" calcext:value-type="float">
            <text:p>35.6755</text:p>
          </table:table-cell>
          <table:table-cell office:value-type="float" office:value="0" calcext:value-type="float">
            <text:p>0</text:p>
          </table:table-cell>
          <table:table-cell office:value-type="float" office:value="-0.000001360119" calcext:value-type="float">
            <text:p>-1.36011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46472" calcext:value-type="float">
            <text:p>-22.46472</text:p>
          </table:table-cell>
          <table:table-cell office:value-type="float" office:value="0" calcext:value-type="float">
            <text:p>0</text:p>
          </table:table-cell>
          <table:table-cell office:value-type="float" office:value="3.371432" calcext:value-type="float">
            <text:p>3.37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1004.651" calcext:value-type="float">
            <text:p>1004.651</text:p>
          </table:table-cell>
          <table:table-cell office:value-type="float" office:value="13260.05" calcext:value-type="float">
            <text:p>1326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21289" calcext:value-type="float">
            <text:p>-24.21289</text:p>
          </table:table-cell>
          <table:table-cell office:value-type="float" office:value="60.03365" calcext:value-type="float">
            <text:p>60.03365</text:p>
          </table:table-cell>
          <table:table-cell office:value-type="float" office:value="0" calcext:value-type="float">
            <text:p>0</text:p>
          </table:table-cell>
          <table:table-cell office:value-type="float" office:value="84.34534" calcext:value-type="float">
            <text:p>84.34534</text:p>
          </table:table-cell>
          <table:table-cell office:value-type="float" office:value="705.5474" calcext:value-type="float">
            <text:p>705.5474</text:p>
          </table:table-cell>
          <table:table-cell office:value-type="float" office:value="0.07009904" calcext:value-type="float">
            <text:p>0.07009904</text:p>
          </table:table-cell>
          <table:table-cell office:value-type="float" office:value="0" calcext:value-type="float">
            <text:p>0</text:p>
          </table:table-cell>
          <table:table-cell office:value-type="float" office:value="0.00003364642" calcext:value-type="float">
            <text:p>3.364642E-05</text:p>
          </table:table-cell>
          <table:table-cell office:value-type="float" office:value="0" calcext:value-type="float">
            <text:p>0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4.11129" calcext:value-type="float">
            <text:p>-24.11129</text:p>
          </table:table-cell>
          <table:table-cell office:value-type="float" office:value="0" calcext:value-type="float">
            <text:p>0</text:p>
          </table:table-cell>
          <table:table-cell office:value-type="float" office:value="357.4991" calcext:value-type="float">
            <text:p>357.4991</text:p>
          </table:table-cell>
          <table:table-cell office:value-type="float" office:value="1222.393" calcext:value-type="float">
            <text:p>1222.393</text:p>
          </table:table-cell>
          <table:table-cell office:value-type="float" office:value="1483.375" calcext:value-type="float">
            <text:p>1483.375</text:p>
          </table:table-cell>
          <table:table-cell office:value-type="float" office:value="1280.178" calcext:value-type="float">
            <text:p>1280.178</text:p>
          </table:table-cell>
          <table:table-cell office:value-type="float" office:value="765.4505" calcext:value-type="float">
            <text:p>765.4505</text:p>
          </table:table-cell>
          <table:table-cell office:value-type="float" office:value="1125.551" calcext:value-type="float">
            <text:p>1125.551</text:p>
          </table:table-cell>
          <table:table-cell office:value-type="float" office:value="411.2144" calcext:value-type="float">
            <text:p>411.2144</text:p>
          </table:table-cell>
          <table:table-cell office:value-type="float" office:value="1834.837" calcext:value-type="float">
            <text:p>1834.837</text:p>
          </table:table-cell>
          <table:table-cell office:value-type="float" office:value="2075.664" calcext:value-type="float">
            <text:p>2075.664</text:p>
          </table:table-cell>
          <table:table-cell office:value-type="float" office:value="1662.845" calcext:value-type="float">
            <text:p>1662.845</text:p>
          </table:table-cell>
          <table:table-cell office:value-type="float" office:value="583.8593" calcext:value-type="float">
            <text:p>583.8593</text:p>
          </table:table-cell>
          <table:table-cell office:value-type="float" office:value="577.8702" calcext:value-type="float">
            <text:p>577.8702</text:p>
          </table:table-cell>
          <table:table-cell office:value-type="float" office:value="142.7389" calcext:value-type="float">
            <text:p>142.7389</text:p>
          </table:table-cell>
          <table:table-cell office:value-type="float" office:value="35.67552" calcext:value-type="float">
            <text:p>35.67552</text:p>
          </table:table-cell>
          <table:table-cell office:value-type="float" office:value="0" calcext:value-type="float">
            <text:p>0</text:p>
          </table:table-cell>
          <table:table-cell office:value-type="float" office:value="-0.000001389898" calcext:value-type="float">
            <text:p>-1.38989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81696" calcext:value-type="float">
            <text:p>-22.81696</text:p>
          </table:table-cell>
          <table:table-cell office:value-type="float" office:value="0" calcext:value-type="float">
            <text:p>0</text:p>
          </table:table-cell>
          <table:table-cell office:value-type="float" office:value="3.359152" calcext:value-type="float">
            <text:p>3.359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1004.27" calcext:value-type="float">
            <text:p>1004.27</text:p>
          </table:table-cell>
          <table:table-cell office:value-type="float" office:value="13260.03" calcext:value-type="float">
            <text:p>132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59514" calcext:value-type="float">
            <text:p>-24.59514</text:p>
          </table:table-cell>
          <table:table-cell office:value-type="float" office:value="61.28008" calcext:value-type="float">
            <text:p>61.28008</text:p>
          </table:table-cell>
          <table:table-cell office:value-type="float" office:value="0" calcext:value-type="float">
            <text:p>0</text:p>
          </table:table-cell>
          <table:table-cell office:value-type="float" office:value="84.37614" calcext:value-type="float">
            <text:p>84.37614</text:p>
          </table:table-cell>
          <table:table-cell office:value-type="float" office:value="705.4943" calcext:value-type="float">
            <text:p>705.4943</text:p>
          </table:table-cell>
          <table:table-cell office:value-type="float" office:value="0.07113309" calcext:value-type="float">
            <text:p>0.07113309</text:p>
          </table:table-cell>
          <table:table-cell office:value-type="float" office:value="0" calcext:value-type="float">
            <text:p>0</text:p>
          </table:table-cell>
          <table:table-cell office:value-type="float" office:value="0.00003364693" calcext:value-type="float">
            <text:p>3.364693E-05</text:p>
          </table:table-cell>
          <table:table-cell office:value-type="float" office:value="0" calcext:value-type="float">
            <text:p>0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4.49251" calcext:value-type="float">
            <text:p>-24.49251</text:p>
          </table:table-cell>
          <table:table-cell office:value-type="float" office:value="0" calcext:value-type="float">
            <text:p>0</text:p>
          </table:table-cell>
          <table:table-cell office:value-type="float" office:value="357.4954" calcext:value-type="float">
            <text:p>357.4954</text:p>
          </table:table-cell>
          <table:table-cell office:value-type="float" office:value="1222.317" calcext:value-type="float">
            <text:p>1222.317</text:p>
          </table:table-cell>
          <table:table-cell office:value-type="float" office:value="1483.28" calcext:value-type="float">
            <text:p>1483.28</text:p>
          </table:table-cell>
          <table:table-cell office:value-type="float" office:value="1280.099" calcext:value-type="float">
            <text:p>1280.099</text:p>
          </table:table-cell>
          <table:table-cell office:value-type="float" office:value="765.4042" calcext:value-type="float">
            <text:p>765.4042</text:p>
          </table:table-cell>
          <table:table-cell office:value-type="float" office:value="1125.527" calcext:value-type="float">
            <text:p>1125.527</text:p>
          </table:table-cell>
          <table:table-cell office:value-type="float" office:value="411.2095" calcext:value-type="float">
            <text:p>411.2095</text:p>
          </table:table-cell>
          <table:table-cell office:value-type="float" office:value="1834.831" calcext:value-type="float">
            <text:p>1834.831</text:p>
          </table:table-cell>
          <table:table-cell office:value-type="float" office:value="2075.659" calcext:value-type="float">
            <text:p>2075.659</text:p>
          </table:table-cell>
          <table:table-cell office:value-type="float" office:value="1662.842" calcext:value-type="float">
            <text:p>1662.842</text:p>
          </table:table-cell>
          <table:table-cell office:value-type="float" office:value="583.8578" calcext:value-type="float">
            <text:p>583.8578</text:p>
          </table:table-cell>
          <table:table-cell office:value-type="float" office:value="577.8665" calcext:value-type="float">
            <text:p>577.8665</text:p>
          </table:table-cell>
          <table:table-cell office:value-type="float" office:value="142.7389" calcext:value-type="float">
            <text:p>142.7389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1411999" calcext:value-type="float">
            <text:p>-1.41199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19401" calcext:value-type="float">
            <text:p>-23.19401</text:p>
          </table:table-cell>
          <table:table-cell office:value-type="float" office:value="0" calcext:value-type="float">
            <text:p>0</text:p>
          </table:table-cell>
          <table:table-cell office:value-type="float" office:value="3.354886" calcext:value-type="float">
            <text:p>3.354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1003.885" calcext:value-type="float">
            <text:p>1003.885</text:p>
          </table:table-cell>
          <table:table-cell office:value-type="float" office:value="13260.01" calcext:value-type="float">
            <text:p>132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8021" calcext:value-type="float">
            <text:p>-24.98021</text:p>
          </table:table-cell>
          <table:table-cell office:value-type="float" office:value="62.6658" calcext:value-type="float">
            <text:p>62.6658</text:p>
          </table:table-cell>
          <table:table-cell office:value-type="float" office:value="0" calcext:value-type="float">
            <text:p>0</text:p>
          </table:table-cell>
          <table:table-cell office:value-type="float" office:value="84.41904" calcext:value-type="float">
            <text:p>84.41904</text:p>
          </table:table-cell>
          <table:table-cell office:value-type="float" office:value="705.4283" calcext:value-type="float">
            <text:p>705.4283</text:p>
          </table:table-cell>
          <table:table-cell office:value-type="float" office:value="0.07212213" calcext:value-type="float">
            <text:p>0.07212213</text:p>
          </table:table-cell>
          <table:table-cell office:value-type="float" office:value="0" calcext:value-type="float">
            <text:p>0</text:p>
          </table:table-cell>
          <table:table-cell office:value-type="float" office:value="0.00003364693" calcext:value-type="float">
            <text:p>3.364693E-05</text:p>
          </table:table-cell>
          <table:table-cell office:value-type="float" office:value="0" calcext:value-type="float">
            <text:p>0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4.87659" calcext:value-type="float">
            <text:p>-24.87659</text:p>
          </table:table-cell>
          <table:table-cell office:value-type="float" office:value="0" calcext:value-type="float">
            <text:p>0</text:p>
          </table:table-cell>
          <table:table-cell office:value-type="float" office:value="357.4859" calcext:value-type="float">
            <text:p>357.4859</text:p>
          </table:table-cell>
          <table:table-cell office:value-type="float" office:value="1222.246" calcext:value-type="float">
            <text:p>1222.246</text:p>
          </table:table-cell>
          <table:table-cell office:value-type="float" office:value="1483.191" calcext:value-type="float">
            <text:p>1483.191</text:p>
          </table:table-cell>
          <table:table-cell office:value-type="float" office:value="1280.023" calcext:value-type="float">
            <text:p>1280.023</text:p>
          </table:table-cell>
          <table:table-cell office:value-type="float" office:value="765.3599" calcext:value-type="float">
            <text:p>765.3599</text:p>
          </table:table-cell>
          <table:table-cell office:value-type="float" office:value="1125.503" calcext:value-type="float">
            <text:p>1125.503</text:p>
          </table:table-cell>
          <table:table-cell office:value-type="float" office:value="411.2045" calcext:value-type="float">
            <text:p>411.2045</text:p>
          </table:table-cell>
          <table:table-cell office:value-type="float" office:value="1834.824" calcext:value-type="float">
            <text:p>1834.824</text:p>
          </table:table-cell>
          <table:table-cell office:value-type="float" office:value="2075.654" calcext:value-type="float">
            <text:p>2075.654</text:p>
          </table:table-cell>
          <table:table-cell office:value-type="float" office:value="1662.838" calcext:value-type="float">
            <text:p>1662.838</text:p>
          </table:table-cell>
          <table:table-cell office:value-type="float" office:value="583.8565" calcext:value-type="float">
            <text:p>583.8565</text:p>
          </table:table-cell>
          <table:table-cell office:value-type="float" office:value="577.8627" calcext:value-type="float">
            <text:p>577.8627</text:p>
          </table:table-cell>
          <table:table-cell office:value-type="float" office:value="142.7389" calcext:value-type="float">
            <text:p>142.7389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1433259" calcext:value-type="float">
            <text:p>-1.43325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57286" calcext:value-type="float">
            <text:p>-23.57286</text:p>
          </table:table-cell>
          <table:table-cell office:value-type="float" office:value="0" calcext:value-type="float">
            <text:p>0</text:p>
          </table:table-cell>
          <table:table-cell office:value-type="float" office:value="3.349513" calcext:value-type="float">
            <text:p>3.349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1003.385" calcext:value-type="float">
            <text:p>1003.385</text:p>
          </table:table-cell>
          <table:table-cell office:value-type="float" office:value="13259.99" calcext:value-type="float">
            <text:p>132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7027" calcext:value-type="float">
            <text:p>-25.47027</text:p>
          </table:table-cell>
          <table:table-cell office:value-type="float" office:value="62.79224" calcext:value-type="float">
            <text:p>62.79224</text:p>
          </table:table-cell>
          <table:table-cell office:value-type="float" office:value="0" calcext:value-type="float">
            <text:p>0</text:p>
          </table:table-cell>
          <table:table-cell office:value-type="float" office:value="84.51382" calcext:value-type="float">
            <text:p>84.51382</text:p>
          </table:table-cell>
          <table:table-cell office:value-type="float" office:value="705.3035" calcext:value-type="float">
            <text:p>705.3035</text:p>
          </table:table-cell>
          <table:table-cell office:value-type="float" office:value="0.0731122" calcext:value-type="float">
            <text:p>0.0731122</text:p>
          </table:table-cell>
          <table:table-cell office:value-type="float" office:value="0" calcext:value-type="float">
            <text:p>0</text:p>
          </table:table-cell>
          <table:table-cell office:value-type="float" office:value="0.00003364719" calcext:value-type="float">
            <text:p>3.364719E-05</text:p>
          </table:table-cell>
          <table:table-cell office:value-type="float" office:value="0" calcext:value-type="float">
            <text:p>0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5.36566" calcext:value-type="float">
            <text:p>-25.36566</text:p>
          </table:table-cell>
          <table:table-cell office:value-type="float" office:value="0" calcext:value-type="float">
            <text:p>0</text:p>
          </table:table-cell>
          <table:table-cell office:value-type="float" office:value="357.4772" calcext:value-type="float">
            <text:p>357.4772</text:p>
          </table:table-cell>
          <table:table-cell office:value-type="float" office:value="1222.158" calcext:value-type="float">
            <text:p>1222.158</text:p>
          </table:table-cell>
          <table:table-cell office:value-type="float" office:value="1483.082" calcext:value-type="float">
            <text:p>1483.082</text:p>
          </table:table-cell>
          <table:table-cell office:value-type="float" office:value="1279.941" calcext:value-type="float">
            <text:p>1279.941</text:p>
          </table:table-cell>
          <table:table-cell office:value-type="float" office:value="765.3091" calcext:value-type="float">
            <text:p>765.3091</text:p>
          </table:table-cell>
          <table:table-cell office:value-type="float" office:value="1125.478" calcext:value-type="float">
            <text:p>1125.478</text:p>
          </table:table-cell>
          <table:table-cell office:value-type="float" office:value="411.1994" calcext:value-type="float">
            <text:p>411.1994</text:p>
          </table:table-cell>
          <table:table-cell office:value-type="float" office:value="1834.818" calcext:value-type="float">
            <text:p>1834.818</text:p>
          </table:table-cell>
          <table:table-cell office:value-type="float" office:value="2075.649" calcext:value-type="float">
            <text:p>2075.649</text:p>
          </table:table-cell>
          <table:table-cell office:value-type="float" office:value="1662.835" calcext:value-type="float">
            <text:p>1662.835</text:p>
          </table:table-cell>
          <table:table-cell office:value-type="float" office:value="583.8552" calcext:value-type="float">
            <text:p>583.8552</text:p>
          </table:table-cell>
          <table:table-cell office:value-type="float" office:value="577.859" calcext:value-type="float">
            <text:p>577.859</text:p>
          </table:table-cell>
          <table:table-cell office:value-type="float" office:value="142.7389" calcext:value-type="float">
            <text:p>142.7389</text:p>
          </table:table-cell>
          <table:table-cell office:value-type="float" office:value="35.67551" calcext:value-type="float">
            <text:p>35.67551</text:p>
          </table:table-cell>
          <table:table-cell office:value-type="float" office:value="0" calcext:value-type="float">
            <text:p>0</text:p>
          </table:table-cell>
          <table:table-cell office:value-type="float" office:value="-0.000001510679" calcext:value-type="float">
            <text:p>-1.51067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06236" calcext:value-type="float">
            <text:p>-24.06236</text:p>
          </table:table-cell>
          <table:table-cell office:value-type="float" office:value="0" calcext:value-type="float">
            <text:p>0</text:p>
          </table:table-cell>
          <table:table-cell office:value-type="float" office:value="3.349857" calcext:value-type="float">
            <text:p>3.349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1002.336" calcext:value-type="float">
            <text:p>1002.336</text:p>
          </table:table-cell>
          <table:table-cell office:value-type="float" office:value="13259.7" calcext:value-type="float">
            <text:p>132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0248" calcext:value-type="float">
            <text:p>-26.00248</text:p>
          </table:table-cell>
          <table:table-cell office:value-type="float" office:value="55.30498" calcext:value-type="float">
            <text:p>55.30498</text:p>
          </table:table-cell>
          <table:table-cell office:value-type="float" office:value="0" calcext:value-type="float">
            <text:p>0</text:p>
          </table:table-cell>
          <table:table-cell office:value-type="float" office:value="84.85064" calcext:value-type="float">
            <text:p>84.85064</text:p>
          </table:table-cell>
          <table:table-cell office:value-type="float" office:value="704.9664" calcext:value-type="float">
            <text:p>704.9664</text:p>
          </table:table-cell>
          <table:table-cell office:value-type="float" office:value="0.07352255" calcext:value-type="float">
            <text:p>0.0735225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590936" calcext:value-type="float">
            <text:p>0.000159093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6.31142" calcext:value-type="float">
            <text:p>-26.31142</text:p>
          </table:table-cell>
          <table:table-cell office:value-type="float" office:value="0" calcext:value-type="float">
            <text:p>0</text:p>
          </table:table-cell>
          <table:table-cell office:value-type="float" office:value="357.5506" calcext:value-type="float">
            <text:p>357.5506</text:p>
          </table:table-cell>
          <table:table-cell office:value-type="float" office:value="1221.978" calcext:value-type="float">
            <text:p>1221.978</text:p>
          </table:table-cell>
          <table:table-cell office:value-type="float" office:value="1482.839" calcext:value-type="float">
            <text:p>1482.839</text:p>
          </table:table-cell>
          <table:table-cell office:value-type="float" office:value="1279.817" calcext:value-type="float">
            <text:p>1279.817</text:p>
          </table:table-cell>
          <table:table-cell office:value-type="float" office:value="765.0114" calcext:value-type="float">
            <text:p>765.0114</text:p>
          </table:table-cell>
          <table:table-cell office:value-type="float" office:value="1125.362" calcext:value-type="float">
            <text:p>1125.362</text:p>
          </table:table-cell>
          <table:table-cell office:value-type="float" office:value="411.2192" calcext:value-type="float">
            <text:p>411.2192</text:p>
          </table:table-cell>
          <table:table-cell office:value-type="float" office:value="1834.791" calcext:value-type="float">
            <text:p>1834.791</text:p>
          </table:table-cell>
          <table:table-cell office:value-type="float" office:value="2075.613" calcext:value-type="float">
            <text:p>2075.613</text:p>
          </table:table-cell>
          <table:table-cell office:value-type="float" office:value="1662.801" calcext:value-type="float">
            <text:p>1662.801</text:p>
          </table:table-cell>
          <table:table-cell office:value-type="float" office:value="583.8443" calcext:value-type="float">
            <text:p>583.8443</text:p>
          </table:table-cell>
          <table:table-cell office:value-type="float" office:value="577.8391" calcext:value-type="float">
            <text:p>577.8391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008993844" calcext:value-type="float">
            <text:p>-8.99384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96747" calcext:value-type="float">
            <text:p>-24.96747</text:p>
          </table:table-cell>
          <table:table-cell office:value-type="float" office:value="0" calcext:value-type="float">
            <text:p>0</text:p>
          </table:table-cell>
          <table:table-cell office:value-type="float" office:value="3.708969" calcext:value-type="float">
            <text:p>3.708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1001.388" calcext:value-type="float">
            <text:p>1001.388</text:p>
          </table:table-cell>
          <table:table-cell office:value-type="float" office:value="13259.71" calcext:value-type="float">
            <text:p>1325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2229" calcext:value-type="float">
            <text:p>-26.92229</text:p>
          </table:table-cell>
          <table:table-cell office:value-type="float" office:value="58.23524" calcext:value-type="float">
            <text:p>58.23524</text:p>
          </table:table-cell>
          <table:table-cell office:value-type="float" office:value="0" calcext:value-type="float">
            <text:p>0</text:p>
          </table:table-cell>
          <table:table-cell office:value-type="float" office:value="85.23995" calcext:value-type="float">
            <text:p>85.23995</text:p>
          </table:table-cell>
          <table:table-cell office:value-type="float" office:value="704.6986" calcext:value-type="float">
            <text:p>704.6986</text:p>
          </table:table-cell>
          <table:table-cell office:value-type="float" office:value="0.07373373" calcext:value-type="float">
            <text:p>0.0737337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590936" calcext:value-type="float">
            <text:p>0.000159093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7.23102" calcext:value-type="float">
            <text:p>-27.23102</text:p>
          </table:table-cell>
          <table:table-cell office:value-type="float" office:value="0" calcext:value-type="float">
            <text:p>0</text:p>
          </table:table-cell>
          <table:table-cell office:value-type="float" office:value="357.5246" calcext:value-type="float">
            <text:p>357.5246</text:p>
          </table:table-cell>
          <table:table-cell office:value-type="float" office:value="1221.805" calcext:value-type="float">
            <text:p>1221.805</text:p>
          </table:table-cell>
          <table:table-cell office:value-type="float" office:value="1482.653" calcext:value-type="float">
            <text:p>1482.653</text:p>
          </table:table-cell>
          <table:table-cell office:value-type="float" office:value="1279.699" calcext:value-type="float">
            <text:p>1279.699</text:p>
          </table:table-cell>
          <table:table-cell office:value-type="float" office:value="764.9171" calcext:value-type="float">
            <text:p>764.9171</text:p>
          </table:table-cell>
          <table:table-cell office:value-type="float" office:value="1125.322" calcext:value-type="float">
            <text:p>1125.322</text:p>
          </table:table-cell>
          <table:table-cell office:value-type="float" office:value="411.2107" calcext:value-type="float">
            <text:p>411.2107</text:p>
          </table:table-cell>
          <table:table-cell office:value-type="float" office:value="1834.776" calcext:value-type="float">
            <text:p>1834.776</text:p>
          </table:table-cell>
          <table:table-cell office:value-type="float" office:value="2075.608" calcext:value-type="float">
            <text:p>2075.608</text:p>
          </table:table-cell>
          <table:table-cell office:value-type="float" office:value="1662.797" calcext:value-type="float">
            <text:p>1662.797</text:p>
          </table:table-cell>
          <table:table-cell office:value-type="float" office:value="583.843" calcext:value-type="float">
            <text:p>583.843</text:p>
          </table:table-cell>
          <table:table-cell office:value-type="float" office:value="577.8353" calcext:value-type="float">
            <text:p>577.835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01547564" calcext:value-type="float">
            <text:p>-1.54756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86984" calcext:value-type="float">
            <text:p>-25.86984</text:p>
          </table:table-cell>
          <table:table-cell office:value-type="float" office:value="0" calcext:value-type="float">
            <text:p>0</text:p>
          </table:table-cell>
          <table:table-cell office:value-type="float" office:value="3.691407" calcext:value-type="float">
            <text:p>3.69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1000.156" calcext:value-type="float">
            <text:p>1000.156</text:p>
          </table:table-cell>
          <table:table-cell office:value-type="float" office:value="13259.74" calcext:value-type="float">
            <text:p>1325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07317" calcext:value-type="float">
            <text:p>-28.07317</text:p>
          </table:table-cell>
          <table:table-cell office:value-type="float" office:value="60.1119" calcext:value-type="float">
            <text:p>60.1119</text:p>
          </table:table-cell>
          <table:table-cell office:value-type="float" office:value="0" calcext:value-type="float">
            <text:p>0</text:p>
          </table:table-cell>
          <table:table-cell office:value-type="float" office:value="85.83136" calcext:value-type="float">
            <text:p>85.83136</text:p>
          </table:table-cell>
          <table:table-cell office:value-type="float" office:value="704.1924" calcext:value-type="float">
            <text:p>704.1924</text:p>
          </table:table-cell>
          <table:table-cell office:value-type="float" office:value="0.07396286" calcext:value-type="float">
            <text:p>0.07396286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596719" calcext:value-type="float">
            <text:p>0.000159671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8.38167" calcext:value-type="float">
            <text:p>-28.38167</text:p>
          </table:table-cell>
          <table:table-cell office:value-type="float" office:value="0" calcext:value-type="float">
            <text:p>0</text:p>
          </table:table-cell>
          <table:table-cell office:value-type="float" office:value="357.511" calcext:value-type="float">
            <text:p>357.511</text:p>
          </table:table-cell>
          <table:table-cell office:value-type="float" office:value="1221.623" calcext:value-type="float">
            <text:p>1221.623</text:p>
          </table:table-cell>
          <table:table-cell office:value-type="float" office:value="1482.461" calcext:value-type="float">
            <text:p>1482.461</text:p>
          </table:table-cell>
          <table:table-cell office:value-type="float" office:value="1279.573" calcext:value-type="float">
            <text:p>1279.573</text:p>
          </table:table-cell>
          <table:table-cell office:value-type="float" office:value="764.8204" calcext:value-type="float">
            <text:p>764.8204</text:p>
          </table:table-cell>
          <table:table-cell office:value-type="float" office:value="1125.281" calcext:value-type="float">
            <text:p>1125.281</text:p>
          </table:table-cell>
          <table:table-cell office:value-type="float" office:value="411.202" calcext:value-type="float">
            <text:p>411.202</text:p>
          </table:table-cell>
          <table:table-cell office:value-type="float" office:value="1834.757" calcext:value-type="float">
            <text:p>1834.757</text:p>
          </table:table-cell>
          <table:table-cell office:value-type="float" office:value="2075.602" calcext:value-type="float">
            <text:p>2075.602</text:p>
          </table:table-cell>
          <table:table-cell office:value-type="float" office:value="1662.794" calcext:value-type="float">
            <text:p>1662.794</text:p>
          </table:table-cell>
          <table:table-cell office:value-type="float" office:value="583.8416" calcext:value-type="float">
            <text:p>583.8416</text:p>
          </table:table-cell>
          <table:table-cell office:value-type="float" office:value="577.8317" calcext:value-type="float">
            <text:p>577.831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01614881" calcext:value-type="float">
            <text:p>-1.61488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0215" calcext:value-type="float">
            <text:p>-27.0215</text:p>
          </table:table-cell>
          <table:table-cell office:value-type="float" office:value="0" calcext:value-type="float">
            <text:p>0</text:p>
          </table:table-cell>
          <table:table-cell office:value-type="float" office:value="3.692077" calcext:value-type="float">
            <text:p>3.69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999.1608" calcext:value-type="float">
            <text:p>999.1608</text:p>
          </table:table-cell>
          <table:table-cell office:value-type="float" office:value="13259.75" calcext:value-type="float">
            <text:p>1325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1843" calcext:value-type="float">
            <text:p>-28.81843</text:p>
          </table:table-cell>
          <table:table-cell office:value-type="float" office:value="60.27672" calcext:value-type="float">
            <text:p>60.27672</text:p>
          </table:table-cell>
          <table:table-cell office:value-type="float" office:value="0" calcext:value-type="float">
            <text:p>0</text:p>
          </table:table-cell>
          <table:table-cell office:value-type="float" office:value="86.17395" calcext:value-type="float">
            <text:p>86.17395</text:p>
          </table:table-cell>
          <table:table-cell office:value-type="float" office:value="703.9371" calcext:value-type="float">
            <text:p>703.9371</text:p>
          </table:table-cell>
          <table:table-cell office:value-type="float" office:value="0.07412044" calcext:value-type="float">
            <text:p>0.07412044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596839" calcext:value-type="float">
            <text:p>0.000159683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29.12677" calcext:value-type="float">
            <text:p>-29.12677</text:p>
          </table:table-cell>
          <table:table-cell office:value-type="float" office:value="0" calcext:value-type="float">
            <text:p>0</text:p>
          </table:table-cell>
          <table:table-cell office:value-type="float" office:value="357.4918" calcext:value-type="float">
            <text:p>357.4918</text:p>
          </table:table-cell>
          <table:table-cell office:value-type="float" office:value="1221.444" calcext:value-type="float">
            <text:p>1221.444</text:p>
          </table:table-cell>
          <table:table-cell office:value-type="float" office:value="1482.26" calcext:value-type="float">
            <text:p>1482.26</text:p>
          </table:table-cell>
          <table:table-cell office:value-type="float" office:value="1279.44" calcext:value-type="float">
            <text:p>1279.44</text:p>
          </table:table-cell>
          <table:table-cell office:value-type="float" office:value="764.7162" calcext:value-type="float">
            <text:p>764.7162</text:p>
          </table:table-cell>
          <table:table-cell office:value-type="float" office:value="1125.236" calcext:value-type="float">
            <text:p>1125.236</text:p>
          </table:table-cell>
          <table:table-cell office:value-type="float" office:value="411.1912" calcext:value-type="float">
            <text:p>411.1912</text:p>
          </table:table-cell>
          <table:table-cell office:value-type="float" office:value="1834.738" calcext:value-type="float">
            <text:p>1834.738</text:p>
          </table:table-cell>
          <table:table-cell office:value-type="float" office:value="2075.59" calcext:value-type="float">
            <text:p>2075.59</text:p>
          </table:table-cell>
          <table:table-cell office:value-type="float" office:value="1662.79" calcext:value-type="float">
            <text:p>1662.79</text:p>
          </table:table-cell>
          <table:table-cell office:value-type="float" office:value="583.8402" calcext:value-type="float">
            <text:p>583.8402</text:p>
          </table:table-cell>
          <table:table-cell office:value-type="float" office:value="577.8279" calcext:value-type="float">
            <text:p>577.827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01713141" calcext:value-type="float">
            <text:p>-1.7131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96334" calcext:value-type="float">
            <text:p>-27.96334</text:p>
          </table:table-cell>
          <table:table-cell office:value-type="float" office:value="0" calcext:value-type="float">
            <text:p>0</text:p>
          </table:table-cell>
          <table:table-cell office:value-type="float" office:value="3.888623" calcext:value-type="float">
            <text:p>3.88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997.9053" calcext:value-type="float">
            <text:p>997.9053</text:p>
          </table:table-cell>
          <table:table-cell office:value-type="float" office:value="13259.78" calcext:value-type="float">
            <text:p>132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0566" calcext:value-type="float">
            <text:p>-30.0566</text:p>
          </table:table-cell>
          <table:table-cell office:value-type="float" office:value="64.82356" calcext:value-type="float">
            <text:p>64.82356</text:p>
          </table:table-cell>
          <table:table-cell office:value-type="float" office:value="0" calcext:value-type="float">
            <text:p>0</text:p>
          </table:table-cell>
          <table:table-cell office:value-type="float" office:value="86.72122" calcext:value-type="float">
            <text:p>86.72122</text:p>
          </table:table-cell>
          <table:table-cell office:value-type="float" office:value="703.4505" calcext:value-type="float">
            <text:p>703.4505</text:p>
          </table:table-cell>
          <table:table-cell office:value-type="float" office:value="0.07429209" calcext:value-type="float">
            <text:p>0.0742920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596839" calcext:value-type="float">
            <text:p>0.000159683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30.36477" calcext:value-type="float">
            <text:p>-30.36477</text:p>
          </table:table-cell>
          <table:table-cell office:value-type="float" office:value="0" calcext:value-type="float">
            <text:p>0</text:p>
          </table:table-cell>
          <table:table-cell office:value-type="float" office:value="357.488" calcext:value-type="float">
            <text:p>357.488</text:p>
          </table:table-cell>
          <table:table-cell office:value-type="float" office:value="1221.249" calcext:value-type="float">
            <text:p>1221.249</text:p>
          </table:table-cell>
          <table:table-cell office:value-type="float" office:value="1482.058" calcext:value-type="float">
            <text:p>1482.058</text:p>
          </table:table-cell>
          <table:table-cell office:value-type="float" office:value="1279.302" calcext:value-type="float">
            <text:p>1279.302</text:p>
          </table:table-cell>
          <table:table-cell office:value-type="float" office:value="764.6148" calcext:value-type="float">
            <text:p>764.6148</text:p>
          </table:table-cell>
          <table:table-cell office:value-type="float" office:value="1125.192" calcext:value-type="float">
            <text:p>1125.192</text:p>
          </table:table-cell>
          <table:table-cell office:value-type="float" office:value="411.1807" calcext:value-type="float">
            <text:p>411.1807</text:p>
          </table:table-cell>
          <table:table-cell office:value-type="float" office:value="1834.719" calcext:value-type="float">
            <text:p>1834.719</text:p>
          </table:table-cell>
          <table:table-cell office:value-type="float" office:value="2075.572" calcext:value-type="float">
            <text:p>2075.572</text:p>
          </table:table-cell>
          <table:table-cell office:value-type="float" office:value="1662.787" calcext:value-type="float">
            <text:p>1662.787</text:p>
          </table:table-cell>
          <table:table-cell office:value-type="float" office:value="583.8389" calcext:value-type="float">
            <text:p>583.8389</text:p>
          </table:table-cell>
          <table:table-cell office:value-type="float" office:value="577.8242" calcext:value-type="float">
            <text:p>577.8242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01801329" calcext:value-type="float">
            <text:p>-1.80132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13292" calcext:value-type="float">
            <text:p>-29.13292</text:p>
          </table:table-cell>
          <table:table-cell office:value-type="float" office:value="0" calcext:value-type="float">
            <text:p>0</text:p>
          </table:table-cell>
          <table:table-cell office:value-type="float" office:value="3.819995" calcext:value-type="float">
            <text:p>3.81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996.5817" calcext:value-type="float">
            <text:p>996.5817</text:p>
          </table:table-cell>
          <table:table-cell office:value-type="float" office:value="13259.82" calcext:value-type="float">
            <text:p>1325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3599" calcext:value-type="float">
            <text:p>-31.3599</text:p>
          </table:table-cell>
          <table:table-cell office:value-type="float" office:value="68.52522" calcext:value-type="float">
            <text:p>68.52522</text:p>
          </table:table-cell>
          <table:table-cell office:value-type="float" office:value="0" calcext:value-type="float">
            <text:p>0</text:p>
          </table:table-cell>
          <table:table-cell office:value-type="float" office:value="87.28076" calcext:value-type="float">
            <text:p>87.28076</text:p>
          </table:table-cell>
          <table:table-cell office:value-type="float" office:value="702.907" calcext:value-type="float">
            <text:p>702.907</text:p>
          </table:table-cell>
          <table:table-cell office:value-type="float" office:value="0.07449628" calcext:value-type="float">
            <text:p>0.0744962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602955" calcext:value-type="float">
            <text:p>0.0001602955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31.66787" calcext:value-type="float">
            <text:p>-31.66787</text:p>
          </table:table-cell>
          <table:table-cell office:value-type="float" office:value="0" calcext:value-type="float">
            <text:p>0</text:p>
          </table:table-cell>
          <table:table-cell office:value-type="float" office:value="357.4973" calcext:value-type="float">
            <text:p>357.4973</text:p>
          </table:table-cell>
          <table:table-cell office:value-type="float" office:value="1221.053" calcext:value-type="float">
            <text:p>1221.053</text:p>
          </table:table-cell>
          <table:table-cell office:value-type="float" office:value="1481.855" calcext:value-type="float">
            <text:p>1481.855</text:p>
          </table:table-cell>
          <table:table-cell office:value-type="float" office:value="1279.161" calcext:value-type="float">
            <text:p>1279.161</text:p>
          </table:table-cell>
          <table:table-cell office:value-type="float" office:value="764.5111" calcext:value-type="float">
            <text:p>764.5111</text:p>
          </table:table-cell>
          <table:table-cell office:value-type="float" office:value="1125.145" calcext:value-type="float">
            <text:p>1125.145</text:p>
          </table:table-cell>
          <table:table-cell office:value-type="float" office:value="411.1694" calcext:value-type="float">
            <text:p>411.1694</text:p>
          </table:table-cell>
          <table:table-cell office:value-type="float" office:value="1834.699" calcext:value-type="float">
            <text:p>1834.699</text:p>
          </table:table-cell>
          <table:table-cell office:value-type="float" office:value="2075.555" calcext:value-type="float">
            <text:p>2075.555</text:p>
          </table:table-cell>
          <table:table-cell office:value-type="float" office:value="1662.783" calcext:value-type="float">
            <text:p>1662.783</text:p>
          </table:table-cell>
          <table:table-cell office:value-type="float" office:value="583.8375" calcext:value-type="float">
            <text:p>583.8375</text:p>
          </table:table-cell>
          <table:table-cell office:value-type="float" office:value="577.8204" calcext:value-type="float">
            <text:p>577.8204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01854893" calcext:value-type="float">
            <text:p>-1.85489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3571" calcext:value-type="float">
            <text:p>-30.3571</text:p>
          </table:table-cell>
          <table:table-cell office:value-type="float" office:value="0" calcext:value-type="float">
            <text:p>0</text:p>
          </table:table-cell>
          <table:table-cell office:value-type="float" office:value="3.740798" calcext:value-type="float">
            <text:p>3.74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994.8864" calcext:value-type="float">
            <text:p>994.8864</text:p>
          </table:table-cell>
          <table:table-cell office:value-type="float" office:value="13259.91" calcext:value-type="float">
            <text:p>1325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91609" calcext:value-type="float">
            <text:p>-32.91609</text:p>
          </table:table-cell>
          <table:table-cell office:value-type="float" office:value="73.16206" calcext:value-type="float">
            <text:p>73.16206</text:p>
          </table:table-cell>
          <table:table-cell office:value-type="float" office:value="0" calcext:value-type="float">
            <text:p>0</text:p>
          </table:table-cell>
          <table:table-cell office:value-type="float" office:value="87.98769" calcext:value-type="float">
            <text:p>87.98769</text:p>
          </table:table-cell>
          <table:table-cell office:value-type="float" office:value="702.1442" calcext:value-type="float">
            <text:p>702.1442</text:p>
          </table:table-cell>
          <table:table-cell office:value-type="float" office:value="0.07474778" calcext:value-type="float">
            <text:p>0.0747477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1602955" calcext:value-type="float">
            <text:p>0.0001602955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33.2238" calcext:value-type="float">
            <text:p>-33.2238</text:p>
          </table:table-cell>
          <table:table-cell office:value-type="float" office:value="0" calcext:value-type="float">
            <text:p>0</text:p>
          </table:table-cell>
          <table:table-cell office:value-type="float" office:value="357.5229" calcext:value-type="float">
            <text:p>357.5229</text:p>
          </table:table-cell>
          <table:table-cell office:value-type="float" office:value="1220.809" calcext:value-type="float">
            <text:p>1220.809</text:p>
          </table:table-cell>
          <table:table-cell office:value-type="float" office:value="1481.615" calcext:value-type="float">
            <text:p>1481.615</text:p>
          </table:table-cell>
          <table:table-cell office:value-type="float" office:value="1279.002" calcext:value-type="float">
            <text:p>1279.002</text:p>
          </table:table-cell>
          <table:table-cell office:value-type="float" office:value="764.3965" calcext:value-type="float">
            <text:p>764.3965</text:p>
          </table:table-cell>
          <table:table-cell office:value-type="float" office:value="1125.094" calcext:value-type="float">
            <text:p>1125.094</text:p>
          </table:table-cell>
          <table:table-cell office:value-type="float" office:value="411.1577" calcext:value-type="float">
            <text:p>411.1577</text:p>
          </table:table-cell>
          <table:table-cell office:value-type="float" office:value="1834.679" calcext:value-type="float">
            <text:p>1834.679</text:p>
          </table:table-cell>
          <table:table-cell office:value-type="float" office:value="2075.537" calcext:value-type="float">
            <text:p>2075.537</text:p>
          </table:table-cell>
          <table:table-cell office:value-type="float" office:value="1662.78" calcext:value-type="float">
            <text:p>1662.78</text:p>
          </table:table-cell>
          <table:table-cell office:value-type="float" office:value="583.836" calcext:value-type="float">
            <text:p>583.836</text:p>
          </table:table-cell>
          <table:table-cell office:value-type="float" office:value="577.8167" calcext:value-type="float">
            <text:p>577.816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7" calcext:value-type="float">
            <text:p>35.67417</text:p>
          </table:table-cell>
          <table:table-cell office:value-type="float" office:value="0" calcext:value-type="float">
            <text:p>0</text:p>
          </table:table-cell>
          <table:table-cell office:value-type="float" office:value="-0.00001964047" calcext:value-type="float">
            <text:p>-1.96404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90261" calcext:value-type="float">
            <text:p>-31.90261</text:p>
          </table:table-cell>
          <table:table-cell office:value-type="float" office:value="0" calcext:value-type="float">
            <text:p>0</text:p>
          </table:table-cell>
          <table:table-cell office:value-type="float" office:value="3.730131" calcext:value-type="float">
            <text:p>3.73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993.0095" calcext:value-type="float">
            <text:p>993.0095</text:p>
          </table:table-cell>
          <table:table-cell office:value-type="float" office:value="13260.02" calcext:value-type="float">
            <text:p>132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43583" calcext:value-type="float">
            <text:p>-34.43583</text:p>
          </table:table-cell>
          <table:table-cell office:value-type="float" office:value="74.86681" calcext:value-type="float">
            <text:p>74.86681</text:p>
          </table:table-cell>
          <table:table-cell office:value-type="float" office:value="0" calcext:value-type="float">
            <text:p>0</text:p>
          </table:table-cell>
          <table:table-cell office:value-type="float" office:value="88.66878" calcext:value-type="float">
            <text:p>88.66878</text:p>
          </table:table-cell>
          <table:table-cell office:value-type="float" office:value="701.3474" calcext:value-type="float">
            <text:p>701.3474</text:p>
          </table:table-cell>
          <table:table-cell office:value-type="float" office:value="0.07499678" calcext:value-type="float">
            <text:p>0.0749967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58598" calcext:value-type="float">
            <text:p>0.000225859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34.74336" calcext:value-type="float">
            <text:p>-34.74336</text:p>
          </table:table-cell>
          <table:table-cell office:value-type="float" office:value="0" calcext:value-type="float">
            <text:p>0</text:p>
          </table:table-cell>
          <table:table-cell office:value-type="float" office:value="357.5563" calcext:value-type="float">
            <text:p>357.5563</text:p>
          </table:table-cell>
          <table:table-cell office:value-type="float" office:value="1220.53" calcext:value-type="float">
            <text:p>1220.53</text:p>
          </table:table-cell>
          <table:table-cell office:value-type="float" office:value="1481.325" calcext:value-type="float">
            <text:p>1481.325</text:p>
          </table:table-cell>
          <table:table-cell office:value-type="float" office:value="1278.811" calcext:value-type="float">
            <text:p>1278.811</text:p>
          </table:table-cell>
          <table:table-cell office:value-type="float" office:value="764.2667" calcext:value-type="float">
            <text:p>764.2667</text:p>
          </table:table-cell>
          <table:table-cell office:value-type="float" office:value="1125.037" calcext:value-type="float">
            <text:p>1125.037</text:p>
          </table:table-cell>
          <table:table-cell office:value-type="float" office:value="411.1451" calcext:value-type="float">
            <text:p>411.1451</text:p>
          </table:table-cell>
          <table:table-cell office:value-type="float" office:value="1834.659" calcext:value-type="float">
            <text:p>1834.659</text:p>
          </table:table-cell>
          <table:table-cell office:value-type="float" office:value="2075.519" calcext:value-type="float">
            <text:p>2075.519</text:p>
          </table:table-cell>
          <table:table-cell office:value-type="float" office:value="1662.776" calcext:value-type="float">
            <text:p>1662.776</text:p>
          </table:table-cell>
          <table:table-cell office:value-type="float" office:value="583.8346" calcext:value-type="float">
            <text:p>583.8346</text:p>
          </table:table-cell>
          <table:table-cell office:value-type="float" office:value="577.8129" calcext:value-type="float">
            <text:p>577.812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7" calcext:value-type="float">
            <text:p>35.67417</text:p>
          </table:table-cell>
          <table:table-cell office:value-type="float" office:value="0" calcext:value-type="float">
            <text:p>0</text:p>
          </table:table-cell>
          <table:table-cell office:value-type="float" office:value="-0.00002526907" calcext:value-type="float">
            <text:p>-2.52690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61114" calcext:value-type="float">
            <text:p>-33.61114</text:p>
          </table:table-cell>
          <table:table-cell office:value-type="float" office:value="0" calcext:value-type="float">
            <text:p>0</text:p>
          </table:table-cell>
          <table:table-cell office:value-type="float" office:value="3.919031" calcext:value-type="float">
            <text:p>3.919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991.7264" calcext:value-type="float">
            <text:p>991.7264</text:p>
          </table:table-cell>
          <table:table-cell office:value-type="float" office:value="13260.04" calcext:value-type="float">
            <text:p>132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64819" calcext:value-type="float">
            <text:p>-35.64819</text:p>
          </table:table-cell>
          <table:table-cell office:value-type="float" office:value="78.80045" calcext:value-type="float">
            <text:p>78.80045</text:p>
          </table:table-cell>
          <table:table-cell office:value-type="float" office:value="0" calcext:value-type="float">
            <text:p>0</text:p>
          </table:table-cell>
          <table:table-cell office:value-type="float" office:value="89.04744" calcext:value-type="float">
            <text:p>89.04744</text:p>
          </table:table-cell>
          <table:table-cell office:value-type="float" office:value="700.9913" calcext:value-type="float">
            <text:p>700.9913</text:p>
          </table:table-cell>
          <table:table-cell office:value-type="float" office:value="0.07516684" calcext:value-type="float">
            <text:p>0.07516684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58705" calcext:value-type="float">
            <text:p>0.0002258705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53361" calcext:value-type="float">
            <text:p>-0.03153361</text:p>
          </table:table-cell>
          <table:table-cell office:value-type="float" office:value="370" calcext:value-type="float">
            <text:p>370</text:p>
          </table:table-cell>
          <table:table-cell office:value-type="float" office:value="-35.95555" calcext:value-type="float">
            <text:p>-35.95555</text:p>
          </table:table-cell>
          <table:table-cell office:value-type="float" office:value="0" calcext:value-type="float">
            <text:p>0</text:p>
          </table:table-cell>
          <table:table-cell office:value-type="float" office:value="357.5563" calcext:value-type="float">
            <text:p>357.5563</text:p>
          </table:table-cell>
          <table:table-cell office:value-type="float" office:value="1220.306" calcext:value-type="float">
            <text:p>1220.306</text:p>
          </table:table-cell>
          <table:table-cell office:value-type="float" office:value="1481.078" calcext:value-type="float">
            <text:p>1481.078</text:p>
          </table:table-cell>
          <table:table-cell office:value-type="float" office:value="1278.63" calcext:value-type="float">
            <text:p>1278.63</text:p>
          </table:table-cell>
          <table:table-cell office:value-type="float" office:value="764.1393" calcext:value-type="float">
            <text:p>764.1393</text:p>
          </table:table-cell>
          <table:table-cell office:value-type="float" office:value="1124.979" calcext:value-type="float">
            <text:p>1124.979</text:p>
          </table:table-cell>
          <table:table-cell office:value-type="float" office:value="411.132" calcext:value-type="float">
            <text:p>411.132</text:p>
          </table:table-cell>
          <table:table-cell office:value-type="float" office:value="1834.636" calcext:value-type="float">
            <text:p>1834.636</text:p>
          </table:table-cell>
          <table:table-cell office:value-type="float" office:value="2075.5" calcext:value-type="float">
            <text:p>2075.5</text:p>
          </table:table-cell>
          <table:table-cell office:value-type="float" office:value="1662.772" calcext:value-type="float">
            <text:p>1662.772</text:p>
          </table:table-cell>
          <table:table-cell office:value-type="float" office:value="583.8332" calcext:value-type="float">
            <text:p>583.8332</text:p>
          </table:table-cell>
          <table:table-cell office:value-type="float" office:value="577.8091" calcext:value-type="float">
            <text:p>577.8091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7" calcext:value-type="float">
            <text:p>35.67417</text:p>
          </table:table-cell>
          <table:table-cell office:value-type="float" office:value="0" calcext:value-type="float">
            <text:p>0</text:p>
          </table:table-cell>
          <table:table-cell office:value-type="float" office:value="-0.00002875436" calcext:value-type="float">
            <text:p>-2.87543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81195" calcext:value-type="float">
            <text:p>-34.81195</text:p>
          </table:table-cell>
          <table:table-cell office:value-type="float" office:value="0" calcext:value-type="float">
            <text:p>0</text:p>
          </table:table-cell>
          <table:table-cell office:value-type="float" office:value="3.907238" calcext:value-type="float">
            <text:p>3.907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990.2425" calcext:value-type="float">
            <text:p>990.2425</text:p>
          </table:table-cell>
          <table:table-cell office:value-type="float" office:value="13260.11" calcext:value-type="float">
            <text:p>132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07812" calcext:value-type="float">
            <text:p>-37.07812</text:p>
          </table:table-cell>
          <table:table-cell office:value-type="float" office:value="83.6916" calcext:value-type="float">
            <text:p>83.6916</text:p>
          </table:table-cell>
          <table:table-cell office:value-type="float" office:value="0" calcext:value-type="float">
            <text:p>0</text:p>
          </table:table-cell>
          <table:table-cell office:value-type="float" office:value="89.63507" calcext:value-type="float">
            <text:p>89.63507</text:p>
          </table:table-cell>
          <table:table-cell office:value-type="float" office:value="700.3294" calcext:value-type="float">
            <text:p>700.3294</text:p>
          </table:table-cell>
          <table:table-cell office:value-type="float" office:value="0.07537723" calcext:value-type="float">
            <text:p>0.0753772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189204" calcext:value-type="float">
            <text:p>-0.03189204</text:p>
          </table:table-cell>
          <table:table-cell office:value-type="float" office:value="370" calcext:value-type="float">
            <text:p>370</text:p>
          </table:table-cell>
          <table:table-cell office:value-type="float" office:value="-37.38491" calcext:value-type="float">
            <text:p>-37.38491</text:p>
          </table:table-cell>
          <table:table-cell office:value-type="float" office:value="0" calcext:value-type="float">
            <text:p>0</text:p>
          </table:table-cell>
          <table:table-cell office:value-type="float" office:value="357.5931" calcext:value-type="float">
            <text:p>357.5931</text:p>
          </table:table-cell>
          <table:table-cell office:value-type="float" office:value="1220.107" calcext:value-type="float">
            <text:p>1220.107</text:p>
          </table:table-cell>
          <table:table-cell office:value-type="float" office:value="1480.866" calcext:value-type="float">
            <text:p>1480.866</text:p>
          </table:table-cell>
          <table:table-cell office:value-type="float" office:value="1278.475" calcext:value-type="float">
            <text:p>1278.475</text:p>
          </table:table-cell>
          <table:table-cell office:value-type="float" office:value="764.0273" calcext:value-type="float">
            <text:p>764.0273</text:p>
          </table:table-cell>
          <table:table-cell office:value-type="float" office:value="1124.926" calcext:value-type="float">
            <text:p>1124.926</text:p>
          </table:table-cell>
          <table:table-cell office:value-type="float" office:value="411.1196" calcext:value-type="float">
            <text:p>411.1196</text:p>
          </table:table-cell>
          <table:table-cell office:value-type="float" office:value="1834.614" calcext:value-type="float">
            <text:p>1834.614</text:p>
          </table:table-cell>
          <table:table-cell office:value-type="float" office:value="2075.481" calcext:value-type="float">
            <text:p>2075.481</text:p>
          </table:table-cell>
          <table:table-cell office:value-type="float" office:value="1662.768" calcext:value-type="float">
            <text:p>1662.768</text:p>
          </table:table-cell>
          <table:table-cell office:value-type="float" office:value="583.8317" calcext:value-type="float">
            <text:p>583.8317</text:p>
          </table:table-cell>
          <table:table-cell office:value-type="float" office:value="577.8053" calcext:value-type="float">
            <text:p>577.805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2931172" calcext:value-type="float">
            <text:p>-2.93117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17733" calcext:value-type="float">
            <text:p>-36.17733</text:p>
          </table:table-cell>
          <table:table-cell office:value-type="float" office:value="0" calcext:value-type="float">
            <text:p>0</text:p>
          </table:table-cell>
          <table:table-cell office:value-type="float" office:value="3.842846" calcext:value-type="float">
            <text:p>3.84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988.4935" calcext:value-type="float">
            <text:p>988.4935</text:p>
          </table:table-cell>
          <table:table-cell office:value-type="float" office:value="13260.22" calcext:value-type="float">
            <text:p>1326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68331" calcext:value-type="float">
            <text:p>-38.68331</text:p>
          </table:table-cell>
          <table:table-cell office:value-type="float" office:value="88.19146" calcext:value-type="float">
            <text:p>88.19146</text:p>
          </table:table-cell>
          <table:table-cell office:value-type="float" office:value="0" calcext:value-type="float">
            <text:p>0</text:p>
          </table:table-cell>
          <table:table-cell office:value-type="float" office:value="90.35154" calcext:value-type="float">
            <text:p>90.35154</text:p>
          </table:table-cell>
          <table:table-cell office:value-type="float" office:value="699.4374" calcext:value-type="float">
            <text:p>699.4374</text:p>
          </table:table-cell>
          <table:table-cell office:value-type="float" office:value="0.07563281" calcext:value-type="float">
            <text:p>0.0756328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233254" calcext:value-type="float">
            <text:p>-0.03233254</text:p>
          </table:table-cell>
          <table:table-cell office:value-type="float" office:value="370" calcext:value-type="float">
            <text:p>370</text:p>
          </table:table-cell>
          <table:table-cell office:value-type="float" office:value="-38.98941" calcext:value-type="float">
            <text:p>-38.98941</text:p>
          </table:table-cell>
          <table:table-cell office:value-type="float" office:value="0" calcext:value-type="float">
            <text:p>0</text:p>
          </table:table-cell>
          <table:table-cell office:value-type="float" office:value="357.6609" calcext:value-type="float">
            <text:p>357.6609</text:p>
          </table:table-cell>
          <table:table-cell office:value-type="float" office:value="1219.895" calcext:value-type="float">
            <text:p>1219.895</text:p>
          </table:table-cell>
          <table:table-cell office:value-type="float" office:value="1480.647" calcext:value-type="float">
            <text:p>1480.647</text:p>
          </table:table-cell>
          <table:table-cell office:value-type="float" office:value="1278.316" calcext:value-type="float">
            <text:p>1278.316</text:p>
          </table:table-cell>
          <table:table-cell office:value-type="float" office:value="763.9157" calcext:value-type="float">
            <text:p>763.9157</text:p>
          </table:table-cell>
          <table:table-cell office:value-type="float" office:value="1124.873" calcext:value-type="float">
            <text:p>1124.873</text:p>
          </table:table-cell>
          <table:table-cell office:value-type="float" office:value="411.1072" calcext:value-type="float">
            <text:p>411.1072</text:p>
          </table:table-cell>
          <table:table-cell office:value-type="float" office:value="1834.592" calcext:value-type="float">
            <text:p>1834.592</text:p>
          </table:table-cell>
          <table:table-cell office:value-type="float" office:value="2075.462" calcext:value-type="float">
            <text:p>2075.462</text:p>
          </table:table-cell>
          <table:table-cell office:value-type="float" office:value="1662.764" calcext:value-type="float">
            <text:p>1662.764</text:p>
          </table:table-cell>
          <table:table-cell office:value-type="float" office:value="583.8303" calcext:value-type="float">
            <text:p>583.8303</text:p>
          </table:table-cell>
          <table:table-cell office:value-type="float" office:value="577.8015" calcext:value-type="float">
            <text:p>577.8015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2997615" calcext:value-type="float">
            <text:p>-2.99761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765" calcext:value-type="float">
            <text:p>-37.765</text:p>
          </table:table-cell>
          <table:table-cell office:value-type="float" office:value="0" calcext:value-type="float">
            <text:p>0</text:p>
          </table:table-cell>
          <table:table-cell office:value-type="float" office:value="3.825548" calcext:value-type="float">
            <text:p>3.825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986.5234" calcext:value-type="float">
            <text:p>986.5234</text:p>
          </table:table-cell>
          <table:table-cell office:value-type="float" office:value="13260.35" calcext:value-type="float">
            <text:p>1326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4541" calcext:value-type="float">
            <text:p>-40.4541</text:p>
          </table:table-cell>
          <table:table-cell office:value-type="float" office:value="93.60229" calcext:value-type="float">
            <text:p>93.60229</text:p>
          </table:table-cell>
          <table:table-cell office:value-type="float" office:value="0" calcext:value-type="float">
            <text:p>0</text:p>
          </table:table-cell>
          <table:table-cell office:value-type="float" office:value="90.99033" calcext:value-type="float">
            <text:p>90.99033</text:p>
          </table:table-cell>
          <table:table-cell office:value-type="float" office:value="698.4597" calcext:value-type="float">
            <text:p>698.4597</text:p>
          </table:table-cell>
          <table:table-cell office:value-type="float" office:value="0.07595159" calcext:value-type="float">
            <text:p>0.0759515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233254" calcext:value-type="float">
            <text:p>-0.03233254</text:p>
          </table:table-cell>
          <table:table-cell office:value-type="float" office:value="370" calcext:value-type="float">
            <text:p>370</text:p>
          </table:table-cell>
          <table:table-cell office:value-type="float" office:value="-40.75988" calcext:value-type="float">
            <text:p>-40.75988</text:p>
          </table:table-cell>
          <table:table-cell office:value-type="float" office:value="0" calcext:value-type="float">
            <text:p>0</text:p>
          </table:table-cell>
          <table:table-cell office:value-type="float" office:value="357.7461" calcext:value-type="float">
            <text:p>357.7461</text:p>
          </table:table-cell>
          <table:table-cell office:value-type="float" office:value="1219.634" calcext:value-type="float">
            <text:p>1219.634</text:p>
          </table:table-cell>
          <table:table-cell office:value-type="float" office:value="1480.38" calcext:value-type="float">
            <text:p>1480.38</text:p>
          </table:table-cell>
          <table:table-cell office:value-type="float" office:value="1278.139" calcext:value-type="float">
            <text:p>1278.139</text:p>
          </table:table-cell>
          <table:table-cell office:value-type="float" office:value="763.7952" calcext:value-type="float">
            <text:p>763.7952</text:p>
          </table:table-cell>
          <table:table-cell office:value-type="float" office:value="1124.816" calcext:value-type="float">
            <text:p>1124.816</text:p>
          </table:table-cell>
          <table:table-cell office:value-type="float" office:value="411.0945" calcext:value-type="float">
            <text:p>411.0945</text:p>
          </table:table-cell>
          <table:table-cell office:value-type="float" office:value="1834.569" calcext:value-type="float">
            <text:p>1834.569</text:p>
          </table:table-cell>
          <table:table-cell office:value-type="float" office:value="2075.443" calcext:value-type="float">
            <text:p>2075.443</text:p>
          </table:table-cell>
          <table:table-cell office:value-type="float" office:value="1662.76" calcext:value-type="float">
            <text:p>1662.76</text:p>
          </table:table-cell>
          <table:table-cell office:value-type="float" office:value="583.8287" calcext:value-type="float">
            <text:p>583.8287</text:p>
          </table:table-cell>
          <table:table-cell office:value-type="float" office:value="577.7976" calcext:value-type="float">
            <text:p>577.7976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3139566" calcext:value-type="float">
            <text:p>-3.13956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54338" calcext:value-type="float">
            <text:p>-39.54338</text:p>
          </table:table-cell>
          <table:table-cell office:value-type="float" office:value="0" calcext:value-type="float">
            <text:p>0</text:p>
          </table:table-cell>
          <table:table-cell office:value-type="float" office:value="3.833246" calcext:value-type="float">
            <text:p>3.83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984.9013" calcext:value-type="float">
            <text:p>984.9013</text:p>
          </table:table-cell>
          <table:table-cell office:value-type="float" office:value="13260.5" calcext:value-type="float">
            <text:p>132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84727" calcext:value-type="float">
            <text:p>-41.84727</text:p>
          </table:table-cell>
          <table:table-cell office:value-type="float" office:value="98.20016" calcext:value-type="float">
            <text:p>98.20016</text:p>
          </table:table-cell>
          <table:table-cell office:value-type="float" office:value="0" calcext:value-type="float">
            <text:p>0</text:p>
          </table:table-cell>
          <table:table-cell office:value-type="float" office:value="90.52248" calcext:value-type="float">
            <text:p>90.52248</text:p>
          </table:table-cell>
          <table:table-cell office:value-type="float" office:value="697.9084" calcext:value-type="float">
            <text:p>697.9084</text:p>
          </table:table-cell>
          <table:table-cell office:value-type="float" office:value="0.07629077" calcext:value-type="float">
            <text:p>0.07629077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233254" calcext:value-type="float">
            <text:p>-0.03233254</text:p>
          </table:table-cell>
          <table:table-cell office:value-type="float" office:value="370" calcext:value-type="float">
            <text:p>370</text:p>
          </table:table-cell>
          <table:table-cell office:value-type="float" office:value="-42.15271" calcext:value-type="float">
            <text:p>-42.15271</text:p>
          </table:table-cell>
          <table:table-cell office:value-type="float" office:value="0" calcext:value-type="float">
            <text:p>0</text:p>
          </table:table-cell>
          <table:table-cell office:value-type="float" office:value="357.8754" calcext:value-type="float">
            <text:p>357.8754</text:p>
          </table:table-cell>
          <table:table-cell office:value-type="float" office:value="1219.338" calcext:value-type="float">
            <text:p>1219.338</text:p>
          </table:table-cell>
          <table:table-cell office:value-type="float" office:value="1480.083" calcext:value-type="float">
            <text:p>1480.083</text:p>
          </table:table-cell>
          <table:table-cell office:value-type="float" office:value="1277.937" calcext:value-type="float">
            <text:p>1277.937</text:p>
          </table:table-cell>
          <table:table-cell office:value-type="float" office:value="763.6631" calcext:value-type="float">
            <text:p>763.6631</text:p>
          </table:table-cell>
          <table:table-cell office:value-type="float" office:value="1124.755" calcext:value-type="float">
            <text:p>1124.755</text:p>
          </table:table-cell>
          <table:table-cell office:value-type="float" office:value="411.081" calcext:value-type="float">
            <text:p>411.081</text:p>
          </table:table-cell>
          <table:table-cell office:value-type="float" office:value="1834.546" calcext:value-type="float">
            <text:p>1834.546</text:p>
          </table:table-cell>
          <table:table-cell office:value-type="float" office:value="2075.424" calcext:value-type="float">
            <text:p>2075.424</text:p>
          </table:table-cell>
          <table:table-cell office:value-type="float" office:value="1662.756" calcext:value-type="float">
            <text:p>1662.756</text:p>
          </table:table-cell>
          <table:table-cell office:value-type="float" office:value="583.8273" calcext:value-type="float">
            <text:p>583.8273</text:p>
          </table:table-cell>
          <table:table-cell office:value-type="float" office:value="577.7937" calcext:value-type="float">
            <text:p>577.793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3326947" calcext:value-type="float">
            <text:p>-3.32694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96072" calcext:value-type="float">
            <text:p>-40.96072</text:p>
          </table:table-cell>
          <table:table-cell office:value-type="float" office:value="0" calcext:value-type="float">
            <text:p>0</text:p>
          </table:table-cell>
          <table:table-cell office:value-type="float" office:value="3.857437" calcext:value-type="float">
            <text:p>3.85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983.1891" calcext:value-type="float">
            <text:p>983.1891</text:p>
          </table:table-cell>
          <table:table-cell office:value-type="float" office:value="13260.71" calcext:value-type="float">
            <text:p>1326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2492" calcext:value-type="float">
            <text:p>-43.2492</text:p>
          </table:table-cell>
          <table:table-cell office:value-type="float" office:value="101.3341" calcext:value-type="float">
            <text:p>101.3341</text:p>
          </table:table-cell>
          <table:table-cell office:value-type="float" office:value="0" calcext:value-type="float">
            <text:p>0</text:p>
          </table:table-cell>
          <table:table-cell office:value-type="float" office:value="89.39721" calcext:value-type="float">
            <text:p>89.39721</text:p>
          </table:table-cell>
          <table:table-cell office:value-type="float" office:value="697.3572" calcext:value-type="float">
            <text:p>697.3572</text:p>
          </table:table-cell>
          <table:table-cell office:value-type="float" office:value="0.07664919" calcext:value-type="float">
            <text:p>0.0766491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254464" calcext:value-type="float">
            <text:p>-0.03254464</text:p>
          </table:table-cell>
          <table:table-cell office:value-type="float" office:value="370" calcext:value-type="float">
            <text:p>370</text:p>
          </table:table-cell>
          <table:table-cell office:value-type="float" office:value="-43.55407" calcext:value-type="float">
            <text:p>-43.55407</text:p>
          </table:table-cell>
          <table:table-cell office:value-type="float" office:value="0" calcext:value-type="float">
            <text:p>0</text:p>
          </table:table-cell>
          <table:table-cell office:value-type="float" office:value="358.0905" calcext:value-type="float">
            <text:p>358.0905</text:p>
          </table:table-cell>
          <table:table-cell office:value-type="float" office:value="1219.002" calcext:value-type="float">
            <text:p>1219.002</text:p>
          </table:table-cell>
          <table:table-cell office:value-type="float" office:value="1479.749" calcext:value-type="float">
            <text:p>1479.749</text:p>
          </table:table-cell>
          <table:table-cell office:value-type="float" office:value="1277.717" calcext:value-type="float">
            <text:p>1277.717</text:p>
          </table:table-cell>
          <table:table-cell office:value-type="float" office:value="763.5188" calcext:value-type="float">
            <text:p>763.5188</text:p>
          </table:table-cell>
          <table:table-cell office:value-type="float" office:value="1124.689" calcext:value-type="float">
            <text:p>1124.689</text:p>
          </table:table-cell>
          <table:table-cell office:value-type="float" office:value="411.0668" calcext:value-type="float">
            <text:p>411.0668</text:p>
          </table:table-cell>
          <table:table-cell office:value-type="float" office:value="1834.523" calcext:value-type="float">
            <text:p>1834.523</text:p>
          </table:table-cell>
          <table:table-cell office:value-type="float" office:value="2075.404" calcext:value-type="float">
            <text:p>2075.404</text:p>
          </table:table-cell>
          <table:table-cell office:value-type="float" office:value="1662.752" calcext:value-type="float">
            <text:p>1662.752</text:p>
          </table:table-cell>
          <table:table-cell office:value-type="float" office:value="583.8257" calcext:value-type="float">
            <text:p>583.8257</text:p>
          </table:table-cell>
          <table:table-cell office:value-type="float" office:value="577.7897" calcext:value-type="float">
            <text:p>577.789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3672168" calcext:value-type="float">
            <text:p>-3.67216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3986" calcext:value-type="float">
            <text:p>-42.3986</text:p>
          </table:table-cell>
          <table:table-cell office:value-type="float" office:value="0" calcext:value-type="float">
            <text:p>0</text:p>
          </table:table-cell>
          <table:table-cell office:value-type="float" office:value="3.893847" calcext:value-type="float">
            <text:p>3.893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981.4285" calcext:value-type="float">
            <text:p>981.4285</text:p>
          </table:table-cell>
          <table:table-cell office:value-type="float" office:value="13260.86" calcext:value-type="float">
            <text:p>1326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74205" calcext:value-type="float">
            <text:p>-44.74205</text:p>
          </table:table-cell>
          <table:table-cell office:value-type="float" office:value="104.6005" calcext:value-type="float">
            <text:p>104.6005</text:p>
          </table:table-cell>
          <table:table-cell office:value-type="float" office:value="0" calcext:value-type="float">
            <text:p>0</text:p>
          </table:table-cell>
          <table:table-cell office:value-type="float" office:value="88.54816" calcext:value-type="float">
            <text:p>88.54816</text:p>
          </table:table-cell>
          <table:table-cell office:value-type="float" office:value="696.916" calcext:value-type="float">
            <text:p>696.916</text:p>
          </table:table-cell>
          <table:table-cell office:value-type="float" office:value="0.07701485" calcext:value-type="float">
            <text:p>0.0770148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314386" calcext:value-type="float">
            <text:p>-0.03314386</text:p>
          </table:table-cell>
          <table:table-cell office:value-type="float" office:value="370" calcext:value-type="float">
            <text:p>370</text:p>
          </table:table-cell>
          <table:table-cell office:value-type="float" office:value="-45.04595" calcext:value-type="float">
            <text:p>-45.04595</text:p>
          </table:table-cell>
          <table:table-cell office:value-type="float" office:value="0" calcext:value-type="float">
            <text:p>0</text:p>
          </table:table-cell>
          <table:table-cell office:value-type="float" office:value="358.2523" calcext:value-type="float">
            <text:p>358.2523</text:p>
          </table:table-cell>
          <table:table-cell office:value-type="float" office:value="1218.614" calcext:value-type="float">
            <text:p>1218.614</text:p>
          </table:table-cell>
          <table:table-cell office:value-type="float" office:value="1479.364" calcext:value-type="float">
            <text:p>1479.364</text:p>
          </table:table-cell>
          <table:table-cell office:value-type="float" office:value="1277.472" calcext:value-type="float">
            <text:p>1277.472</text:p>
          </table:table-cell>
          <table:table-cell office:value-type="float" office:value="763.3541" calcext:value-type="float">
            <text:p>763.3541</text:p>
          </table:table-cell>
          <table:table-cell office:value-type="float" office:value="1124.614" calcext:value-type="float">
            <text:p>1124.614</text:p>
          </table:table-cell>
          <table:table-cell office:value-type="float" office:value="411.0512" calcext:value-type="float">
            <text:p>411.0512</text:p>
          </table:table-cell>
          <table:table-cell office:value-type="float" office:value="1834.499" calcext:value-type="float">
            <text:p>1834.499</text:p>
          </table:table-cell>
          <table:table-cell office:value-type="float" office:value="2075.385" calcext:value-type="float">
            <text:p>2075.385</text:p>
          </table:table-cell>
          <table:table-cell office:value-type="float" office:value="1662.748" calcext:value-type="float">
            <text:p>1662.748</text:p>
          </table:table-cell>
          <table:table-cell office:value-type="float" office:value="583.8242" calcext:value-type="float">
            <text:p>583.8242</text:p>
          </table:table-cell>
          <table:table-cell office:value-type="float" office:value="577.7857" calcext:value-type="float">
            <text:p>577.785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4377898" calcext:value-type="float">
            <text:p>-4.37789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93534" calcext:value-type="float">
            <text:p>-43.93534</text:p>
          </table:table-cell>
          <table:table-cell office:value-type="float" office:value="0" calcext:value-type="float">
            <text:p>0</text:p>
          </table:table-cell>
          <table:table-cell office:value-type="float" office:value="3.938625" calcext:value-type="float">
            <text:p>3.93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979.7384" calcext:value-type="float">
            <text:p>979.7384</text:p>
          </table:table-cell>
          <table:table-cell office:value-type="float" office:value="13260.9" calcext:value-type="float">
            <text:p>1326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27436" calcext:value-type="float">
            <text:p>-46.27436</text:p>
          </table:table-cell>
          <table:table-cell office:value-type="float" office:value="108.7569" calcext:value-type="float">
            <text:p>108.7569</text:p>
          </table:table-cell>
          <table:table-cell office:value-type="float" office:value="0" calcext:value-type="float">
            <text:p>0</text:p>
          </table:table-cell>
          <table:table-cell office:value-type="float" office:value="88.28232" calcext:value-type="float">
            <text:p>88.28232</text:p>
          </table:table-cell>
          <table:table-cell office:value-type="float" office:value="696.696" calcext:value-type="float">
            <text:p>696.696</text:p>
          </table:table-cell>
          <table:table-cell office:value-type="float" office:value="0.07738511" calcext:value-type="float">
            <text:p>0.0773851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29" calcext:value-type="float">
            <text:p>0.000226432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314386" calcext:value-type="float">
            <text:p>-0.03314386</text:p>
          </table:table-cell>
          <table:table-cell office:value-type="float" office:value="370" calcext:value-type="float">
            <text:p>370</text:p>
          </table:table-cell>
          <table:table-cell office:value-type="float" office:value="-46.5779" calcext:value-type="float">
            <text:p>-46.5779</text:p>
          </table:table-cell>
          <table:table-cell office:value-type="float" office:value="0" calcext:value-type="float">
            <text:p>0</text:p>
          </table:table-cell>
          <table:table-cell office:value-type="float" office:value="358.3092" calcext:value-type="float">
            <text:p>358.3092</text:p>
          </table:table-cell>
          <table:table-cell office:value-type="float" office:value="1218.177" calcext:value-type="float">
            <text:p>1218.177</text:p>
          </table:table-cell>
          <table:table-cell office:value-type="float" office:value="1478.937" calcext:value-type="float">
            <text:p>1478.937</text:p>
          </table:table-cell>
          <table:table-cell office:value-type="float" office:value="1277.189" calcext:value-type="float">
            <text:p>1277.189</text:p>
          </table:table-cell>
          <table:table-cell office:value-type="float" office:value="763.1732" calcext:value-type="float">
            <text:p>763.1732</text:p>
          </table:table-cell>
          <table:table-cell office:value-type="float" office:value="1124.527" calcext:value-type="float">
            <text:p>1124.527</text:p>
          </table:table-cell>
          <table:table-cell office:value-type="float" office:value="411.0345" calcext:value-type="float">
            <text:p>411.0345</text:p>
          </table:table-cell>
          <table:table-cell office:value-type="float" office:value="1834.475" calcext:value-type="float">
            <text:p>1834.475</text:p>
          </table:table-cell>
          <table:table-cell office:value-type="float" office:value="2075.365" calcext:value-type="float">
            <text:p>2075.365</text:p>
          </table:table-cell>
          <table:table-cell office:value-type="float" office:value="1662.744" calcext:value-type="float">
            <text:p>1662.744</text:p>
          </table:table-cell>
          <table:table-cell office:value-type="float" office:value="583.8226" calcext:value-type="float">
            <text:p>583.8226</text:p>
          </table:table-cell>
          <table:table-cell office:value-type="float" office:value="577.7817" calcext:value-type="float">
            <text:p>577.781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5447267" calcext:value-type="float">
            <text:p>-5.44726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51241" calcext:value-type="float">
            <text:p>-45.51241</text:p>
          </table:table-cell>
          <table:table-cell office:value-type="float" office:value="0" calcext:value-type="float">
            <text:p>0</text:p>
          </table:table-cell>
          <table:table-cell office:value-type="float" office:value="3.983378" calcext:value-type="float">
            <text:p>3.98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978.205" calcext:value-type="float">
            <text:p>978.205</text:p>
          </table:table-cell>
          <table:table-cell office:value-type="float" office:value="13260.87" calcext:value-type="float">
            <text:p>1326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75436" calcext:value-type="float">
            <text:p>-47.75436</text:p>
          </table:table-cell>
          <table:table-cell office:value-type="float" office:value="112.669" calcext:value-type="float">
            <text:p>112.669</text:p>
          </table:table-cell>
          <table:table-cell office:value-type="float" office:value="0" calcext:value-type="float">
            <text:p>0</text:p>
          </table:table-cell>
          <table:table-cell office:value-type="float" office:value="88.43624" calcext:value-type="float">
            <text:p>88.43624</text:p>
          </table:table-cell>
          <table:table-cell office:value-type="float" office:value="696.5452" calcext:value-type="float">
            <text:p>696.5452</text:p>
          </table:table-cell>
          <table:table-cell office:value-type="float" office:value="0.0777854" calcext:value-type="float">
            <text:p>0.0777854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314386" calcext:value-type="float">
            <text:p>-0.03314386</text:p>
          </table:table-cell>
          <table:table-cell office:value-type="float" office:value="370" calcext:value-type="float">
            <text:p>370</text:p>
          </table:table-cell>
          <table:table-cell office:value-type="float" office:value="-48.0575" calcext:value-type="float">
            <text:p>-48.0575</text:p>
          </table:table-cell>
          <table:table-cell office:value-type="float" office:value="0" calcext:value-type="float">
            <text:p>0</text:p>
          </table:table-cell>
          <table:table-cell office:value-type="float" office:value="358.3216" calcext:value-type="float">
            <text:p>358.3216</text:p>
          </table:table-cell>
          <table:table-cell office:value-type="float" office:value="1217.787" calcext:value-type="float">
            <text:p>1217.787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1276.911" calcext:value-type="float">
            <text:p>1276.911</text:p>
          </table:table-cell>
          <table:table-cell office:value-type="float" office:value="762.9874" calcext:value-type="float">
            <text:p>762.9874</text:p>
          </table:table-cell>
          <table:table-cell office:value-type="float" office:value="1124.439" calcext:value-type="float">
            <text:p>1124.439</text:p>
          </table:table-cell>
          <table:table-cell office:value-type="float" office:value="411.017" calcext:value-type="float">
            <text:p>411.017</text:p>
          </table:table-cell>
          <table:table-cell office:value-type="float" office:value="1834.449" calcext:value-type="float">
            <text:p>1834.449</text:p>
          </table:table-cell>
          <table:table-cell office:value-type="float" office:value="2075.344" calcext:value-type="float">
            <text:p>2075.344</text:p>
          </table:table-cell>
          <table:table-cell office:value-type="float" office:value="1662.739" calcext:value-type="float">
            <text:p>1662.739</text:p>
          </table:table-cell>
          <table:table-cell office:value-type="float" office:value="583.821" calcext:value-type="float">
            <text:p>583.821</text:p>
          </table:table-cell>
          <table:table-cell office:value-type="float" office:value="577.7776" calcext:value-type="float">
            <text:p>577.7776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6004607" calcext:value-type="float">
            <text:p>-6.00460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00743" calcext:value-type="float">
            <text:p>-47.00743</text:p>
          </table:table-cell>
          <table:table-cell office:value-type="float" office:value="0" calcext:value-type="float">
            <text:p>0</text:p>
          </table:table-cell>
          <table:table-cell office:value-type="float" office:value="3.998241" calcext:value-type="float">
            <text:p>3.99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976.7764" calcext:value-type="float">
            <text:p>976.7764</text:p>
          </table:table-cell>
          <table:table-cell office:value-type="float" office:value="13260.83" calcext:value-type="float">
            <text:p>1326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16722" calcext:value-type="float">
            <text:p>-49.16722</text:p>
          </table:table-cell>
          <table:table-cell office:value-type="float" office:value="117.3135" calcext:value-type="float">
            <text:p>117.3135</text:p>
          </table:table-cell>
          <table:table-cell office:value-type="float" office:value="0" calcext:value-type="float">
            <text:p>0</text:p>
          </table:table-cell>
          <table:table-cell office:value-type="float" office:value="88.7636" calcext:value-type="float">
            <text:p>88.7636</text:p>
          </table:table-cell>
          <table:table-cell office:value-type="float" office:value="696.3375" calcext:value-type="float">
            <text:p>696.3375</text:p>
          </table:table-cell>
          <table:table-cell office:value-type="float" office:value="0.0781877" calcext:value-type="float">
            <text:p>0.0781877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314386" calcext:value-type="float">
            <text:p>-0.03314386</text:p>
          </table:table-cell>
          <table:table-cell office:value-type="float" office:value="370" calcext:value-type="float">
            <text:p>370</text:p>
          </table:table-cell>
          <table:table-cell office:value-type="float" office:value="-49.46995" calcext:value-type="float">
            <text:p>-49.46995</text:p>
          </table:table-cell>
          <table:table-cell office:value-type="float" office:value="0" calcext:value-type="float">
            <text:p>0</text:p>
          </table:table-cell>
          <table:table-cell office:value-type="float" office:value="358.3127" calcext:value-type="float">
            <text:p>358.3127</text:p>
          </table:table-cell>
          <table:table-cell office:value-type="float" office:value="1217.465" calcext:value-type="float">
            <text:p>1217.465</text:p>
          </table:table-cell>
          <table:table-cell office:value-type="float" office:value="1478.178" calcext:value-type="float">
            <text:p>1478.178</text:p>
          </table:table-cell>
          <table:table-cell office:value-type="float" office:value="1276.659" calcext:value-type="float">
            <text:p>1276.659</text:p>
          </table:table-cell>
          <table:table-cell office:value-type="float" office:value="762.815" calcext:value-type="float">
            <text:p>762.815</text:p>
          </table:table-cell>
          <table:table-cell office:value-type="float" office:value="1124.353" calcext:value-type="float">
            <text:p>1124.353</text:p>
          </table:table-cell>
          <table:table-cell office:value-type="float" office:value="410.9996" calcext:value-type="float">
            <text:p>410.9996</text:p>
          </table:table-cell>
          <table:table-cell office:value-type="float" office:value="1834.424" calcext:value-type="float">
            <text:p>1834.424</text:p>
          </table:table-cell>
          <table:table-cell office:value-type="float" office:value="2075.324" calcext:value-type="float">
            <text:p>2075.324</text:p>
          </table:table-cell>
          <table:table-cell office:value-type="float" office:value="1662.734" calcext:value-type="float">
            <text:p>1662.734</text:p>
          </table:table-cell>
          <table:table-cell office:value-type="float" office:value="583.8193" calcext:value-type="float">
            <text:p>583.8193</text:p>
          </table:table-cell>
          <table:table-cell office:value-type="float" office:value="577.7735" calcext:value-type="float">
            <text:p>577.7735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6253082" calcext:value-type="float">
            <text:p>-6.25308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41669" calcext:value-type="float">
            <text:p>-48.41669</text:p>
          </table:table-cell>
          <table:table-cell office:value-type="float" office:value="0" calcext:value-type="float">
            <text:p>0</text:p>
          </table:table-cell>
          <table:table-cell office:value-type="float" office:value="3.994604" calcext:value-type="float">
            <text:p>3.994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975.608" calcext:value-type="float">
            <text:p>975.608</text:p>
          </table:table-cell>
          <table:table-cell office:value-type="float" office:value="13260.77" calcext:value-type="float">
            <text:p>1326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32703" calcext:value-type="float">
            <text:p>-50.32703</text:p>
          </table:table-cell>
          <table:table-cell office:value-type="float" office:value="120.379" calcext:value-type="float">
            <text:p>120.379</text:p>
          </table:table-cell>
          <table:table-cell office:value-type="float" office:value="0" calcext:value-type="float">
            <text:p>0</text:p>
          </table:table-cell>
          <table:table-cell office:value-type="float" office:value="88.90614" calcext:value-type="float">
            <text:p>88.90614</text:p>
          </table:table-cell>
          <table:table-cell office:value-type="float" office:value="696.2305" calcext:value-type="float">
            <text:p>696.2305</text:p>
          </table:table-cell>
          <table:table-cell office:value-type="float" office:value="0.07861663" calcext:value-type="float">
            <text:p>0.0786166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433479" calcext:value-type="float">
            <text:p>-0.03433479</text:p>
          </table:table-cell>
          <table:table-cell office:value-type="float" office:value="370" calcext:value-type="float">
            <text:p>370</text:p>
          </table:table-cell>
          <table:table-cell office:value-type="float" office:value="-50.62814" calcext:value-type="float">
            <text:p>-50.62814</text:p>
          </table:table-cell>
          <table:table-cell office:value-type="float" office:value="0" calcext:value-type="float">
            <text:p>0</text:p>
          </table:table-cell>
          <table:table-cell office:value-type="float" office:value="358.3152" calcext:value-type="float">
            <text:p>358.3152</text:p>
          </table:table-cell>
          <table:table-cell office:value-type="float" office:value="1217.188" calcext:value-type="float">
            <text:p>1217.188</text:p>
          </table:table-cell>
          <table:table-cell office:value-type="float" office:value="1477.867" calcext:value-type="float">
            <text:p>1477.867</text:p>
          </table:table-cell>
          <table:table-cell office:value-type="float" office:value="1276.442" calcext:value-type="float">
            <text:p>1276.442</text:p>
          </table:table-cell>
          <table:table-cell office:value-type="float" office:value="762.6592" calcext:value-type="float">
            <text:p>762.6592</text:p>
          </table:table-cell>
          <table:table-cell office:value-type="float" office:value="1124.273" calcext:value-type="float">
            <text:p>1124.273</text:p>
          </table:table-cell>
          <table:table-cell office:value-type="float" office:value="410.9828" calcext:value-type="float">
            <text:p>410.9828</text:p>
          </table:table-cell>
          <table:table-cell office:value-type="float" office:value="1834.398" calcext:value-type="float">
            <text:p>1834.398</text:p>
          </table:table-cell>
          <table:table-cell office:value-type="float" office:value="2075.303" calcext:value-type="float">
            <text:p>2075.303</text:p>
          </table:table-cell>
          <table:table-cell office:value-type="float" office:value="1662.723" calcext:value-type="float">
            <text:p>1662.723</text:p>
          </table:table-cell>
          <table:table-cell office:value-type="float" office:value="583.8176" calcext:value-type="float">
            <text:p>583.8176</text:p>
          </table:table-cell>
          <table:table-cell office:value-type="float" office:value="577.7693" calcext:value-type="float">
            <text:p>577.7693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06395068" calcext:value-type="float">
            <text:p>-6.39506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57483" calcext:value-type="float">
            <text:p>-49.57483</text:p>
          </table:table-cell>
          <table:table-cell office:value-type="float" office:value="0" calcext:value-type="float">
            <text:p>0</text:p>
          </table:table-cell>
          <table:table-cell office:value-type="float" office:value="3.994112" calcext:value-type="float">
            <text:p>3.994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974.5334" calcext:value-type="float">
            <text:p>974.5334</text:p>
          </table:table-cell>
          <table:table-cell office:value-type="float" office:value="13260.7" calcext:value-type="float">
            <text:p>132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39546" calcext:value-type="float">
            <text:p>-51.39546</text:p>
          </table:table-cell>
          <table:table-cell office:value-type="float" office:value="124.0558" calcext:value-type="float">
            <text:p>124.0558</text:p>
          </table:table-cell>
          <table:table-cell office:value-type="float" office:value="0" calcext:value-type="float">
            <text:p>0</text:p>
          </table:table-cell>
          <table:table-cell office:value-type="float" office:value="88.99122" calcext:value-type="float">
            <text:p>88.99122</text:p>
          </table:table-cell>
          <table:table-cell office:value-type="float" office:value="696.1588" calcext:value-type="float">
            <text:p>696.1588</text:p>
          </table:table-cell>
          <table:table-cell office:value-type="float" office:value="0.07907185" calcext:value-type="float">
            <text:p>0.0790718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594087" calcext:value-type="float">
            <text:p>-0.03594087</text:p>
          </table:table-cell>
          <table:table-cell office:value-type="float" office:value="370" calcext:value-type="float">
            <text:p>370</text:p>
          </table:table-cell>
          <table:table-cell office:value-type="float" office:value="-51.69451" calcext:value-type="float">
            <text:p>-51.69451</text:p>
          </table:table-cell>
          <table:table-cell office:value-type="float" office:value="0" calcext:value-type="float">
            <text:p>0</text:p>
          </table:table-cell>
          <table:table-cell office:value-type="float" office:value="358.3255" calcext:value-type="float">
            <text:p>358.3255</text:p>
          </table:table-cell>
          <table:table-cell office:value-type="float" office:value="1216.92" calcext:value-type="float">
            <text:p>1216.92</text:p>
          </table:table-cell>
          <table:table-cell office:value-type="float" office:value="1477.568" calcext:value-type="float">
            <text:p>1477.568</text:p>
          </table:table-cell>
          <table:table-cell office:value-type="float" office:value="1276.236" calcext:value-type="float">
            <text:p>1276.236</text:p>
          </table:table-cell>
          <table:table-cell office:value-type="float" office:value="762.5123" calcext:value-type="float">
            <text:p>762.5123</text:p>
          </table:table-cell>
          <table:table-cell office:value-type="float" office:value="1124.199" calcext:value-type="float">
            <text:p>1124.199</text:p>
          </table:table-cell>
          <table:table-cell office:value-type="float" office:value="410.9664" calcext:value-type="float">
            <text:p>410.9664</text:p>
          </table:table-cell>
          <table:table-cell office:value-type="float" office:value="1834.373" calcext:value-type="float">
            <text:p>1834.373</text:p>
          </table:table-cell>
          <table:table-cell office:value-type="float" office:value="2075.282" calcext:value-type="float">
            <text:p>2075.282</text:p>
          </table:table-cell>
          <table:table-cell office:value-type="float" office:value="1662.706" calcext:value-type="float">
            <text:p>1662.706</text:p>
          </table:table-cell>
          <table:table-cell office:value-type="float" office:value="583.8159" calcext:value-type="float">
            <text:p>583.8159</text:p>
          </table:table-cell>
          <table:table-cell office:value-type="float" office:value="577.765" calcext:value-type="float">
            <text:p>577.765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06514134" calcext:value-type="float">
            <text:p>-6.51413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64544" calcext:value-type="float">
            <text:p>-50.64544</text:p>
          </table:table-cell>
          <table:table-cell office:value-type="float" office:value="0" calcext:value-type="float">
            <text:p>0</text:p>
          </table:table-cell>
          <table:table-cell office:value-type="float" office:value="3.997933" calcext:value-type="float">
            <text:p>3.997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973.4095" calcext:value-type="float">
            <text:p>973.4095</text:p>
          </table:table-cell>
          <table:table-cell office:value-type="float" office:value="13260.67" calcext:value-type="float">
            <text:p>1326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47309" calcext:value-type="float">
            <text:p>-52.47309</text:p>
          </table:table-cell>
          <table:table-cell office:value-type="float" office:value="126.7152" calcext:value-type="float">
            <text:p>126.7152</text:p>
          </table:table-cell>
          <table:table-cell office:value-type="float" office:value="0" calcext:value-type="float">
            <text:p>0</text:p>
          </table:table-cell>
          <table:table-cell office:value-type="float" office:value="88.85832" calcext:value-type="float">
            <text:p>88.85832</text:p>
          </table:table-cell>
          <table:table-cell office:value-type="float" office:value="696.0764" calcext:value-type="float">
            <text:p>696.0764</text:p>
          </table:table-cell>
          <table:table-cell office:value-type="float" office:value="0.0795093" calcext:value-type="float">
            <text:p>0.079509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2.77063" calcext:value-type="float">
            <text:p>-52.77063</text:p>
          </table:table-cell>
          <table:table-cell office:value-type="float" office:value="0" calcext:value-type="float">
            <text:p>0</text:p>
          </table:table-cell>
          <table:table-cell office:value-type="float" office:value="358.3541" calcext:value-type="float">
            <text:p>358.3541</text:p>
          </table:table-cell>
          <table:table-cell office:value-type="float" office:value="1216.629" calcext:value-type="float">
            <text:p>1216.629</text:p>
          </table:table-cell>
          <table:table-cell office:value-type="float" office:value="1477.264" calcext:value-type="float">
            <text:p>1477.264</text:p>
          </table:table-cell>
          <table:table-cell office:value-type="float" office:value="1276.03" calcext:value-type="float">
            <text:p>1276.03</text:p>
          </table:table-cell>
          <table:table-cell office:value-type="float" office:value="762.3688" calcext:value-type="float">
            <text:p>762.3688</text:p>
          </table:table-cell>
          <table:table-cell office:value-type="float" office:value="1124.126" calcext:value-type="float">
            <text:p>1124.126</text:p>
          </table:table-cell>
          <table:table-cell office:value-type="float" office:value="410.9504" calcext:value-type="float">
            <text:p>410.9504</text:p>
          </table:table-cell>
          <table:table-cell office:value-type="float" office:value="1834.348" calcext:value-type="float">
            <text:p>1834.348</text:p>
          </table:table-cell>
          <table:table-cell office:value-type="float" office:value="2075.26" calcext:value-type="float">
            <text:p>2075.26</text:p>
          </table:table-cell>
          <table:table-cell office:value-type="float" office:value="1662.689" calcext:value-type="float">
            <text:p>1662.689</text:p>
          </table:table-cell>
          <table:table-cell office:value-type="float" office:value="583.8141" calcext:value-type="float">
            <text:p>583.8141</text:p>
          </table:table-cell>
          <table:table-cell office:value-type="float" office:value="577.7607" calcext:value-type="float">
            <text:p>577.7607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006706954" calcext:value-type="float">
            <text:p>-6.70695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73554" calcext:value-type="float">
            <text:p>-51.73554</text:p>
          </table:table-cell>
          <table:table-cell office:value-type="float" office:value="0" calcext:value-type="float">
            <text:p>0</text:p>
          </table:table-cell>
          <table:table-cell office:value-type="float" office:value="4.011767" calcext:value-type="float">
            <text:p>4.01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972.253" calcext:value-type="float">
            <text:p>972.253</text:p>
          </table:table-cell>
          <table:table-cell office:value-type="float" office:value="13260.62" calcext:value-type="float">
            <text:p>1326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59058" calcext:value-type="float">
            <text:p>-53.59058</text:p>
          </table:table-cell>
          <table:table-cell office:value-type="float" office:value="130.0671" calcext:value-type="float">
            <text:p>130.0671</text:p>
          </table:table-cell>
          <table:table-cell office:value-type="float" office:value="0" calcext:value-type="float">
            <text:p>0</text:p>
          </table:table-cell>
          <table:table-cell office:value-type="float" office:value="88.80952" calcext:value-type="float">
            <text:p>88.80952</text:p>
          </table:table-cell>
          <table:table-cell office:value-type="float" office:value="696.0207" calcext:value-type="float">
            <text:p>696.0207</text:p>
          </table:table-cell>
          <table:table-cell office:value-type="float" office:value="0.07996453" calcext:value-type="float">
            <text:p>0.0799645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3.88766" calcext:value-type="float">
            <text:p>-53.88766</text:p>
          </table:table-cell>
          <table:table-cell office:value-type="float" office:value="0" calcext:value-type="float">
            <text:p>0</text:p>
          </table:table-cell>
          <table:table-cell office:value-type="float" office:value="358.3676" calcext:value-type="float">
            <text:p>358.3676</text:p>
          </table:table-cell>
          <table:table-cell office:value-type="float" office:value="1216.321" calcext:value-type="float">
            <text:p>1216.321</text:p>
          </table:table-cell>
          <table:table-cell office:value-type="float" office:value="1476.939" calcext:value-type="float">
            <text:p>1476.939</text:p>
          </table:table-cell>
          <table:table-cell office:value-type="float" office:value="1275.811" calcext:value-type="float">
            <text:p>1275.811</text:p>
          </table:table-cell>
          <table:table-cell office:value-type="float" office:value="762.216" calcext:value-type="float">
            <text:p>762.216</text:p>
          </table:table-cell>
          <table:table-cell office:value-type="float" office:value="1124.049" calcext:value-type="float">
            <text:p>1124.049</text:p>
          </table:table-cell>
          <table:table-cell office:value-type="float" office:value="410.9341" calcext:value-type="float">
            <text:p>410.9341</text:p>
          </table:table-cell>
          <table:table-cell office:value-type="float" office:value="1834.323" calcext:value-type="float">
            <text:p>1834.323</text:p>
          </table:table-cell>
          <table:table-cell office:value-type="float" office:value="2075.238" calcext:value-type="float">
            <text:p>2075.238</text:p>
          </table:table-cell>
          <table:table-cell office:value-type="float" office:value="1662.672" calcext:value-type="float">
            <text:p>1662.672</text:p>
          </table:table-cell>
          <table:table-cell office:value-type="float" office:value="583.8124" calcext:value-type="float">
            <text:p>583.8124</text:p>
          </table:table-cell>
          <table:table-cell office:value-type="float" office:value="577.7563" calcext:value-type="float">
            <text:p>577.7563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006935883" calcext:value-type="float">
            <text:p>-6.93588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87434" calcext:value-type="float">
            <text:p>-52.87434</text:p>
          </table:table-cell>
          <table:table-cell office:value-type="float" office:value="0" calcext:value-type="float">
            <text:p>0</text:p>
          </table:table-cell>
          <table:table-cell office:value-type="float" office:value="4.032931" calcext:value-type="float">
            <text:p>4.03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971.0604" calcext:value-type="float">
            <text:p>971.0604</text:p>
          </table:table-cell>
          <table:table-cell office:value-type="float" office:value="13260.56" calcext:value-type="float">
            <text:p>1326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4405" calcext:value-type="float">
            <text:p>-54.74405</text:p>
          </table:table-cell>
          <table:table-cell office:value-type="float" office:value="133.046" calcext:value-type="float">
            <text:p>133.046</text:p>
          </table:table-cell>
          <table:table-cell office:value-type="float" office:value="0" calcext:value-type="float">
            <text:p>0</text:p>
          </table:table-cell>
          <table:table-cell office:value-type="float" office:value="88.76643" calcext:value-type="float">
            <text:p>88.76643</text:p>
          </table:table-cell>
          <table:table-cell office:value-type="float" office:value="695.9683" calcext:value-type="float">
            <text:p>695.9683</text:p>
          </table:table-cell>
          <table:table-cell office:value-type="float" office:value="0.08041462" calcext:value-type="float">
            <text:p>0.08041462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5.04069" calcext:value-type="float">
            <text:p>-55.04069</text:p>
          </table:table-cell>
          <table:table-cell office:value-type="float" office:value="0" calcext:value-type="float">
            <text:p>0</text:p>
          </table:table-cell>
          <table:table-cell office:value-type="float" office:value="358.3725" calcext:value-type="float">
            <text:p>358.3725</text:p>
          </table:table-cell>
          <table:table-cell office:value-type="float" office:value="1216.002" calcext:value-type="float">
            <text:p>1216.002</text:p>
          </table:table-cell>
          <table:table-cell office:value-type="float" office:value="1476.605" calcext:value-type="float">
            <text:p>1476.605</text:p>
          </table:table-cell>
          <table:table-cell office:value-type="float" office:value="1275.585" calcext:value-type="float">
            <text:p>1275.585</text:p>
          </table:table-cell>
          <table:table-cell office:value-type="float" office:value="762.0602" calcext:value-type="float">
            <text:p>762.0602</text:p>
          </table:table-cell>
          <table:table-cell office:value-type="float" office:value="1123.969" calcext:value-type="float">
            <text:p>1123.969</text:p>
          </table:table-cell>
          <table:table-cell office:value-type="float" office:value="410.9174" calcext:value-type="float">
            <text:p>410.9174</text:p>
          </table:table-cell>
          <table:table-cell office:value-type="float" office:value="1834.298" calcext:value-type="float">
            <text:p>1834.298</text:p>
          </table:table-cell>
          <table:table-cell office:value-type="float" office:value="2075.216" calcext:value-type="float">
            <text:p>2075.216</text:p>
          </table:table-cell>
          <table:table-cell office:value-type="float" office:value="1662.655" calcext:value-type="float">
            <text:p>1662.655</text:p>
          </table:table-cell>
          <table:table-cell office:value-type="float" office:value="583.8106" calcext:value-type="float">
            <text:p>583.8106</text:p>
          </table:table-cell>
          <table:table-cell office:value-type="float" office:value="577.7518" calcext:value-type="float">
            <text:p>577.751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007262736" calcext:value-type="float">
            <text:p>-7.26273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05104" calcext:value-type="float">
            <text:p>-54.05104</text:p>
          </table:table-cell>
          <table:table-cell office:value-type="float" office:value="0" calcext:value-type="float">
            <text:p>0</text:p>
          </table:table-cell>
          <table:table-cell office:value-type="float" office:value="4.055851" calcext:value-type="float">
            <text:p>4.055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969.8261" calcext:value-type="float">
            <text:p>969.8261</text:p>
          </table:table-cell>
          <table:table-cell office:value-type="float" office:value="13260.49" calcext:value-type="float">
            <text:p>1326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95013" calcext:value-type="float">
            <text:p>-55.95013</text:p>
          </table:table-cell>
          <table:table-cell office:value-type="float" office:value="136.2265" calcext:value-type="float">
            <text:p>136.2265</text:p>
          </table:table-cell>
          <table:table-cell office:value-type="float" office:value="0" calcext:value-type="float">
            <text:p>0</text:p>
          </table:table-cell>
          <table:table-cell office:value-type="float" office:value="88.76894" calcext:value-type="float">
            <text:p>88.76894</text:p>
          </table:table-cell>
          <table:table-cell office:value-type="float" office:value="695.9321" calcext:value-type="float">
            <text:p>695.9321</text:p>
          </table:table-cell>
          <table:table-cell office:value-type="float" office:value="0.08086748" calcext:value-type="float">
            <text:p>0.0808674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6.24632" calcext:value-type="float">
            <text:p>-56.24632</text:p>
          </table:table-cell>
          <table:table-cell office:value-type="float" office:value="0" calcext:value-type="float">
            <text:p>0</text:p>
          </table:table-cell>
          <table:table-cell office:value-type="float" office:value="358.3684" calcext:value-type="float">
            <text:p>358.3684</text:p>
          </table:table-cell>
          <table:table-cell office:value-type="float" office:value="1215.665" calcext:value-type="float">
            <text:p>1215.665</text:p>
          </table:table-cell>
          <table:table-cell office:value-type="float" office:value="1476.251" calcext:value-type="float">
            <text:p>1476.251</text:p>
          </table:table-cell>
          <table:table-cell office:value-type="float" office:value="1275.348" calcext:value-type="float">
            <text:p>1275.348</text:p>
          </table:table-cell>
          <table:table-cell office:value-type="float" office:value="761.895" calcext:value-type="float">
            <text:p>761.895</text:p>
          </table:table-cell>
          <table:table-cell office:value-type="float" office:value="1123.886" calcext:value-type="float">
            <text:p>1123.886</text:p>
          </table:table-cell>
          <table:table-cell office:value-type="float" office:value="410.9006" calcext:value-type="float">
            <text:p>410.9006</text:p>
          </table:table-cell>
          <table:table-cell office:value-type="float" office:value="1834.272" calcext:value-type="float">
            <text:p>1834.272</text:p>
          </table:table-cell>
          <table:table-cell office:value-type="float" office:value="2075.194" calcext:value-type="float">
            <text:p>2075.194</text:p>
          </table:table-cell>
          <table:table-cell office:value-type="float" office:value="1662.637" calcext:value-type="float">
            <text:p>1662.637</text:p>
          </table:table-cell>
          <table:table-cell office:value-type="float" office:value="583.8088" calcext:value-type="float">
            <text:p>583.8088</text:p>
          </table:table-cell>
          <table:table-cell office:value-type="float" office:value="577.7473" calcext:value-type="float">
            <text:p>577.7473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007656378" calcext:value-type="float">
            <text:p>-7.65637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28013" calcext:value-type="float">
            <text:p>-55.28013</text:p>
          </table:table-cell>
          <table:table-cell office:value-type="float" office:value="0" calcext:value-type="float">
            <text:p>0</text:p>
          </table:table-cell>
          <table:table-cell office:value-type="float" office:value="4.078889" calcext:value-type="float">
            <text:p>4.07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968.5535" calcext:value-type="float">
            <text:p>968.5535</text:p>
          </table:table-cell>
          <table:table-cell office:value-type="float" office:value="13260.41" calcext:value-type="float">
            <text:p>1326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0041" calcext:value-type="float">
            <text:p>-57.20041</text:p>
          </table:table-cell>
          <table:table-cell office:value-type="float" office:value="139.7193" calcext:value-type="float">
            <text:p>139.7193</text:p>
          </table:table-cell>
          <table:table-cell office:value-type="float" office:value="0" calcext:value-type="float">
            <text:p>0</text:p>
          </table:table-cell>
          <table:table-cell office:value-type="float" office:value="88.79504" calcext:value-type="float">
            <text:p>88.79504</text:p>
          </table:table-cell>
          <table:table-cell office:value-type="float" office:value="695.9043" calcext:value-type="float">
            <text:p>695.9043</text:p>
          </table:table-cell>
          <table:table-cell office:value-type="float" office:value="0.08132314" calcext:value-type="float">
            <text:p>0.08132314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38" calcext:value-type="float">
            <text:p>0.000226433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7.49614" calcext:value-type="float">
            <text:p>-57.49614</text:p>
          </table:table-cell>
          <table:table-cell office:value-type="float" office:value="0" calcext:value-type="float">
            <text:p>0</text:p>
          </table:table-cell>
          <table:table-cell office:value-type="float" office:value="358.3584" calcext:value-type="float">
            <text:p>358.3584</text:p>
          </table:table-cell>
          <table:table-cell office:value-type="float" office:value="1215.315" calcext:value-type="float">
            <text:p>1215.315</text:p>
          </table:table-cell>
          <table:table-cell office:value-type="float" office:value="1475.883" calcext:value-type="float">
            <text:p>1475.883</text:p>
          </table:table-cell>
          <table:table-cell office:value-type="float" office:value="1275.099" calcext:value-type="float">
            <text:p>1275.099</text:p>
          </table:table-cell>
          <table:table-cell office:value-type="float" office:value="761.7255" calcext:value-type="float">
            <text:p>761.7255</text:p>
          </table:table-cell>
          <table:table-cell office:value-type="float" office:value="1123.8" calcext:value-type="float">
            <text:p>1123.8</text:p>
          </table:table-cell>
          <table:table-cell office:value-type="float" office:value="410.8832" calcext:value-type="float">
            <text:p>410.8832</text:p>
          </table:table-cell>
          <table:table-cell office:value-type="float" office:value="1834.246" calcext:value-type="float">
            <text:p>1834.246</text:p>
          </table:table-cell>
          <table:table-cell office:value-type="float" office:value="2075.172" calcext:value-type="float">
            <text:p>2075.172</text:p>
          </table:table-cell>
          <table:table-cell office:value-type="float" office:value="1662.62" calcext:value-type="float">
            <text:p>1662.62</text:p>
          </table:table-cell>
          <table:table-cell office:value-type="float" office:value="583.807" calcext:value-type="float">
            <text:p>583.807</text:p>
          </table:table-cell>
          <table:table-cell office:value-type="float" office:value="577.7427" calcext:value-type="float">
            <text:p>577.7427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2" calcext:value-type="float">
            <text:p>35.6742</text:p>
          </table:table-cell>
          <table:table-cell office:value-type="float" office:value="0" calcext:value-type="float">
            <text:p>0</text:p>
          </table:table-cell>
          <table:table-cell office:value-type="float" office:value="-0.00008097038" calcext:value-type="float">
            <text:p>-8.09703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55452" calcext:value-type="float">
            <text:p>-56.55452</text:p>
          </table:table-cell>
          <table:table-cell office:value-type="float" office:value="0" calcext:value-type="float">
            <text:p>0</text:p>
          </table:table-cell>
          <table:table-cell office:value-type="float" office:value="4.102933" calcext:value-type="float">
            <text:p>4.10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967.2944" calcext:value-type="float">
            <text:p>967.2944</text:p>
          </table:table-cell>
          <table:table-cell office:value-type="float" office:value="13260.33" calcext:value-type="float">
            <text:p>1326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44051" calcext:value-type="float">
            <text:p>-58.44051</text:p>
          </table:table-cell>
          <table:table-cell office:value-type="float" office:value="142.0357" calcext:value-type="float">
            <text:p>142.0357</text:p>
          </table:table-cell>
          <table:table-cell office:value-type="float" office:value="0" calcext:value-type="float">
            <text:p>0</text:p>
          </table:table-cell>
          <table:table-cell office:value-type="float" office:value="88.90211" calcext:value-type="float">
            <text:p>88.90211</text:p>
          </table:table-cell>
          <table:table-cell office:value-type="float" office:value="695.83" calcext:value-type="float">
            <text:p>695.83</text:p>
          </table:table-cell>
          <table:table-cell office:value-type="float" office:value="0.08178278" calcext:value-type="float">
            <text:p>0.0817827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6" calcext:value-type="float">
            <text:p>0.00022643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8.73578" calcext:value-type="float">
            <text:p>-58.73578</text:p>
          </table:table-cell>
          <table:table-cell office:value-type="float" office:value="0" calcext:value-type="float">
            <text:p>0</text:p>
          </table:table-cell>
          <table:table-cell office:value-type="float" office:value="358.3517" calcext:value-type="float">
            <text:p>358.3517</text:p>
          </table:table-cell>
          <table:table-cell office:value-type="float" office:value="1214.993" calcext:value-type="float">
            <text:p>1214.993</text:p>
          </table:table-cell>
          <table:table-cell office:value-type="float" office:value="1475.535" calcext:value-type="float">
            <text:p>1475.535</text:p>
          </table:table-cell>
          <table:table-cell office:value-type="float" office:value="1274.858" calcext:value-type="float">
            <text:p>1274.858</text:p>
          </table:table-cell>
          <table:table-cell office:value-type="float" office:value="761.5569" calcext:value-type="float">
            <text:p>761.5569</text:p>
          </table:table-cell>
          <table:table-cell office:value-type="float" office:value="1123.714" calcext:value-type="float">
            <text:p>1123.714</text:p>
          </table:table-cell>
          <table:table-cell office:value-type="float" office:value="410.8655" calcext:value-type="float">
            <text:p>410.8655</text:p>
          </table:table-cell>
          <table:table-cell office:value-type="float" office:value="1834.218" calcext:value-type="float">
            <text:p>1834.218</text:p>
          </table:table-cell>
          <table:table-cell office:value-type="float" office:value="2075.15" calcext:value-type="float">
            <text:p>2075.15</text:p>
          </table:table-cell>
          <table:table-cell office:value-type="float" office:value="1662.603" calcext:value-type="float">
            <text:p>1662.603</text:p>
          </table:table-cell>
          <table:table-cell office:value-type="float" office:value="583.8051" calcext:value-type="float">
            <text:p>583.8051</text:p>
          </table:table-cell>
          <table:table-cell office:value-type="float" office:value="577.7381" calcext:value-type="float">
            <text:p>577.7381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2" calcext:value-type="float">
            <text:p>35.6742</text:p>
          </table:table-cell>
          <table:table-cell office:value-type="float" office:value="0" calcext:value-type="float">
            <text:p>0</text:p>
          </table:table-cell>
          <table:table-cell office:value-type="float" office:value="-0.00008386505" calcext:value-type="float">
            <text:p>-8.38650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82048" calcext:value-type="float">
            <text:p>-57.82048</text:p>
          </table:table-cell>
          <table:table-cell office:value-type="float" office:value="0" calcext:value-type="float">
            <text:p>0</text:p>
          </table:table-cell>
          <table:table-cell office:value-type="float" office:value="4.128994" calcext:value-type="float">
            <text:p>4.128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966.3406" calcext:value-type="float">
            <text:p>966.3406</text:p>
          </table:table-cell>
          <table:table-cell office:value-type="float" office:value="13260.26" calcext:value-type="float">
            <text:p>1326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37845" calcext:value-type="float">
            <text:p>-59.37845</text:p>
          </table:table-cell>
          <table:table-cell office:value-type="float" office:value="144.3293" calcext:value-type="float">
            <text:p>144.3293</text:p>
          </table:table-cell>
          <table:table-cell office:value-type="float" office:value="0" calcext:value-type="float">
            <text:p>0</text:p>
          </table:table-cell>
          <table:table-cell office:value-type="float" office:value="89.00137" calcext:value-type="float">
            <text:p>89.00137</text:p>
          </table:table-cell>
          <table:table-cell office:value-type="float" office:value="695.7774" calcext:value-type="float">
            <text:p>695.7774</text:p>
          </table:table-cell>
          <table:table-cell office:value-type="float" office:value="0.0820981" calcext:value-type="float">
            <text:p>0.082098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71" calcext:value-type="float">
            <text:p>0.0002264371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9.6734" calcext:value-type="float">
            <text:p>-59.6734</text:p>
          </table:table-cell>
          <table:table-cell office:value-type="float" office:value="0" calcext:value-type="float">
            <text:p>0</text:p>
          </table:table-cell>
          <table:table-cell office:value-type="float" office:value="358.3154" calcext:value-type="float">
            <text:p>358.3154</text:p>
          </table:table-cell>
          <table:table-cell office:value-type="float" office:value="1214.795" calcext:value-type="float">
            <text:p>1214.795</text:p>
          </table:table-cell>
          <table:table-cell office:value-type="float" office:value="1475.291" calcext:value-type="float">
            <text:p>1475.291</text:p>
          </table:table-cell>
          <table:table-cell office:value-type="float" office:value="1274.672" calcext:value-type="float">
            <text:p>1274.672</text:p>
          </table:table-cell>
          <table:table-cell office:value-type="float" office:value="761.4193" calcext:value-type="float">
            <text:p>761.4193</text:p>
          </table:table-cell>
          <table:table-cell office:value-type="float" office:value="1123.636" calcext:value-type="float">
            <text:p>1123.636</text:p>
          </table:table-cell>
          <table:table-cell office:value-type="float" office:value="410.8485" calcext:value-type="float">
            <text:p>410.8485</text:p>
          </table:table-cell>
          <table:table-cell office:value-type="float" office:value="1834.191" calcext:value-type="float">
            <text:p>1834.191</text:p>
          </table:table-cell>
          <table:table-cell office:value-type="float" office:value="2075.127" calcext:value-type="float">
            <text:p>2075.127</text:p>
          </table:table-cell>
          <table:table-cell office:value-type="float" office:value="1662.585" calcext:value-type="float">
            <text:p>1662.585</text:p>
          </table:table-cell>
          <table:table-cell office:value-type="float" office:value="583.8033" calcext:value-type="float">
            <text:p>583.8033</text:p>
          </table:table-cell>
          <table:table-cell office:value-type="float" office:value="577.7334" calcext:value-type="float">
            <text:p>577.7334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2" calcext:value-type="float">
            <text:p>35.6742</text:p>
          </table:table-cell>
          <table:table-cell office:value-type="float" office:value="0" calcext:value-type="float">
            <text:p>0</text:p>
          </table:table-cell>
          <table:table-cell office:value-type="float" office:value="-0.00008456197" calcext:value-type="float">
            <text:p>-8.45619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78157" calcext:value-type="float">
            <text:p>-58.78157</text:p>
          </table:table-cell>
          <table:table-cell office:value-type="float" office:value="0" calcext:value-type="float">
            <text:p>0</text:p>
          </table:table-cell>
          <table:table-cell office:value-type="float" office:value="4.151852" calcext:value-type="float">
            <text:p>4.15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965.0659" calcext:value-type="float">
            <text:p>965.0659</text:p>
          </table:table-cell>
          <table:table-cell office:value-type="float" office:value="13260.23" calcext:value-type="float">
            <text:p>1326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3468" calcext:value-type="float">
            <text:p>-60.63468</text:p>
          </table:table-cell>
          <table:table-cell office:value-type="float" office:value="148.8899" calcext:value-type="float">
            <text:p>148.8899</text:p>
          </table:table-cell>
          <table:table-cell office:value-type="float" office:value="0" calcext:value-type="float">
            <text:p>0</text:p>
          </table:table-cell>
          <table:table-cell office:value-type="float" office:value="89.39646" calcext:value-type="float">
            <text:p>89.39646</text:p>
          </table:table-cell>
          <table:table-cell office:value-type="float" office:value="695.4054" calcext:value-type="float">
            <text:p>695.4054</text:p>
          </table:table-cell>
          <table:table-cell office:value-type="float" office:value="0.08246849" calcext:value-type="float">
            <text:p>0.0824684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71" calcext:value-type="float">
            <text:p>0.0002264371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0.92926" calcext:value-type="float">
            <text:p>-60.92926</text:p>
          </table:table-cell>
          <table:table-cell office:value-type="float" office:value="0" calcext:value-type="float">
            <text:p>0</text:p>
          </table:table-cell>
          <table:table-cell office:value-type="float" office:value="358.2819" calcext:value-type="float">
            <text:p>358.2819</text:p>
          </table:table-cell>
          <table:table-cell office:value-type="float" office:value="1214.576" calcext:value-type="float">
            <text:p>1214.576</text:p>
          </table:table-cell>
          <table:table-cell office:value-type="float" office:value="1475.051" calcext:value-type="float">
            <text:p>1475.051</text:p>
          </table:table-cell>
          <table:table-cell office:value-type="float" office:value="1274.504" calcext:value-type="float">
            <text:p>1274.504</text:p>
          </table:table-cell>
          <table:table-cell office:value-type="float" office:value="761.2963" calcext:value-type="float">
            <text:p>761.2963</text:p>
          </table:table-cell>
          <table:table-cell office:value-type="float" office:value="1123.571" calcext:value-type="float">
            <text:p>1123.571</text:p>
          </table:table-cell>
          <table:table-cell office:value-type="float" office:value="410.833" calcext:value-type="float">
            <text:p>410.833</text:p>
          </table:table-cell>
          <table:table-cell office:value-type="float" office:value="1834.165" calcext:value-type="float">
            <text:p>1834.165</text:p>
          </table:table-cell>
          <table:table-cell office:value-type="float" office:value="2075.105" calcext:value-type="float">
            <text:p>2075.105</text:p>
          </table:table-cell>
          <table:table-cell office:value-type="float" office:value="1662.568" calcext:value-type="float">
            <text:p>1662.568</text:p>
          </table:table-cell>
          <table:table-cell office:value-type="float" office:value="583.8013" calcext:value-type="float">
            <text:p>583.8013</text:p>
          </table:table-cell>
          <table:table-cell office:value-type="float" office:value="577.7286" calcext:value-type="float">
            <text:p>577.7286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08551351" calcext:value-type="float">
            <text:p>-8.55135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02728" calcext:value-type="float">
            <text:p>-60.02728</text:p>
          </table:table-cell>
          <table:table-cell office:value-type="float" office:value="0" calcext:value-type="float">
            <text:p>0</text:p>
          </table:table-cell>
          <table:table-cell office:value-type="float" office:value="4.141393" calcext:value-type="float">
            <text:p>4.14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963.6257" calcext:value-type="float">
            <text:p>963.6257</text:p>
          </table:table-cell>
          <table:table-cell office:value-type="float" office:value="13260.21" calcext:value-type="float">
            <text:p>1326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03218" calcext:value-type="float">
            <text:p>-62.03218</text:p>
          </table:table-cell>
          <table:table-cell office:value-type="float" office:value="152.7074" calcext:value-type="float">
            <text:p>152.7074</text:p>
          </table:table-cell>
          <table:table-cell office:value-type="float" office:value="0" calcext:value-type="float">
            <text:p>0</text:p>
          </table:table-cell>
          <table:table-cell office:value-type="float" office:value="89.88519" calcext:value-type="float">
            <text:p>89.88519</text:p>
          </table:table-cell>
          <table:table-cell office:value-type="float" office:value="694.8976" calcext:value-type="float">
            <text:p>694.8976</text:p>
          </table:table-cell>
          <table:table-cell office:value-type="float" office:value="0.08289721" calcext:value-type="float">
            <text:p>0.0828972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64374" calcext:value-type="float">
            <text:p>0.0002264374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2.32633" calcext:value-type="float">
            <text:p>-62.32633</text:p>
          </table:table-cell>
          <table:table-cell office:value-type="float" office:value="0" calcext:value-type="float">
            <text:p>0</text:p>
          </table:table-cell>
          <table:table-cell office:value-type="float" office:value="358.2735" calcext:value-type="float">
            <text:p>358.2735</text:p>
          </table:table-cell>
          <table:table-cell office:value-type="float" office:value="1214.345" calcext:value-type="float">
            <text:p>1214.345</text:p>
          </table:table-cell>
          <table:table-cell office:value-type="float" office:value="1474.799" calcext:value-type="float">
            <text:p>1474.799</text:p>
          </table:table-cell>
          <table:table-cell office:value-type="float" office:value="1274.324" calcext:value-type="float">
            <text:p>1274.324</text:p>
          </table:table-cell>
          <table:table-cell office:value-type="float" office:value="761.171" calcext:value-type="float">
            <text:p>761.171</text:p>
          </table:table-cell>
          <table:table-cell office:value-type="float" office:value="1123.504" calcext:value-type="float">
            <text:p>1123.504</text:p>
          </table:table-cell>
          <table:table-cell office:value-type="float" office:value="410.8175" calcext:value-type="float">
            <text:p>410.8175</text:p>
          </table:table-cell>
          <table:table-cell office:value-type="float" office:value="1834.14" calcext:value-type="float">
            <text:p>1834.14</text:p>
          </table:table-cell>
          <table:table-cell office:value-type="float" office:value="2075.083" calcext:value-type="float">
            <text:p>2075.083</text:p>
          </table:table-cell>
          <table:table-cell office:value-type="float" office:value="1662.55" calcext:value-type="float">
            <text:p>1662.55</text:p>
          </table:table-cell>
          <table:table-cell office:value-type="float" office:value="583.7994" calcext:value-type="float">
            <text:p>583.7994</text:p>
          </table:table-cell>
          <table:table-cell office:value-type="float" office:value="577.7238" calcext:value-type="float">
            <text:p>577.723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08659731" calcext:value-type="float">
            <text:p>-8.65973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42123" calcext:value-type="float">
            <text:p>-61.42123</text:p>
          </table:table-cell>
          <table:table-cell office:value-type="float" office:value="0" calcext:value-type="float">
            <text:p>0</text:p>
          </table:table-cell>
          <table:table-cell office:value-type="float" office:value="4.13759" calcext:value-type="float">
            <text:p>4.13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962.3943" calcext:value-type="float">
            <text:p>962.3943</text:p>
          </table:table-cell>
          <table:table-cell office:value-type="float" office:value="13260.2" calcext:value-type="float">
            <text:p>13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81517" calcext:value-type="float">
            <text:p>-62.81517</text:p>
          </table:table-cell>
          <table:table-cell office:value-type="float" office:value="146.3956" calcext:value-type="float">
            <text:p>146.3956</text:p>
          </table:table-cell>
          <table:table-cell office:value-type="float" office:value="0" calcext:value-type="float">
            <text:p>0</text:p>
          </table:table-cell>
          <table:table-cell office:value-type="float" office:value="90.21687" calcext:value-type="float">
            <text:p>90.21687</text:p>
          </table:table-cell>
          <table:table-cell office:value-type="float" office:value="694.4664" calcext:value-type="float">
            <text:p>694.4664</text:p>
          </table:table-cell>
          <table:table-cell office:value-type="float" office:value="0.08308789" calcext:value-type="float">
            <text:p>0.0830878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78767" calcext:value-type="float">
            <text:p>0.0002278767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3.10913" calcext:value-type="float">
            <text:p>-63.10913</text:p>
          </table:table-cell>
          <table:table-cell office:value-type="float" office:value="0" calcext:value-type="float">
            <text:p>0</text:p>
          </table:table-cell>
          <table:table-cell office:value-type="float" office:value="358.2978" calcext:value-type="float">
            <text:p>358.2978</text:p>
          </table:table-cell>
          <table:table-cell office:value-type="float" office:value="1214.176" calcext:value-type="float">
            <text:p>1214.176</text:p>
          </table:table-cell>
          <table:table-cell office:value-type="float" office:value="1474.568" calcext:value-type="float">
            <text:p>1474.568</text:p>
          </table:table-cell>
          <table:table-cell office:value-type="float" office:value="1274.161" calcext:value-type="float">
            <text:p>1274.161</text:p>
          </table:table-cell>
          <table:table-cell office:value-type="float" office:value="761.0494" calcext:value-type="float">
            <text:p>761.0494</text:p>
          </table:table-cell>
          <table:table-cell office:value-type="float" office:value="1123.437" calcext:value-type="float">
            <text:p>1123.437</text:p>
          </table:table-cell>
          <table:table-cell office:value-type="float" office:value="410.802" calcext:value-type="float">
            <text:p>410.802</text:p>
          </table:table-cell>
          <table:table-cell office:value-type="float" office:value="1834.115" calcext:value-type="float">
            <text:p>1834.115</text:p>
          </table:table-cell>
          <table:table-cell office:value-type="float" office:value="2075.06" calcext:value-type="float">
            <text:p>2075.06</text:p>
          </table:table-cell>
          <table:table-cell office:value-type="float" office:value="1662.533" calcext:value-type="float">
            <text:p>1662.533</text:p>
          </table:table-cell>
          <table:table-cell office:value-type="float" office:value="583.7975" calcext:value-type="float">
            <text:p>583.7975</text:p>
          </table:table-cell>
          <table:table-cell office:value-type="float" office:value="577.7189" calcext:value-type="float">
            <text:p>577.7189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0980203" calcext:value-type="float">
            <text:p>-9.802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60855" calcext:value-type="float">
            <text:p>-62.60855</text:p>
          </table:table-cell>
          <table:table-cell office:value-type="float" office:value="0" calcext:value-type="float">
            <text:p>0</text:p>
          </table:table-cell>
          <table:table-cell office:value-type="float" office:value="4.541658" calcext:value-type="float">
            <text:p>4.54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960.9743" calcext:value-type="float">
            <text:p>960.9743</text:p>
          </table:table-cell>
          <table:table-cell office:value-type="float" office:value="13260.2" calcext:value-type="float">
            <text:p>132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82841" calcext:value-type="float">
            <text:p>-63.82841</text:p>
          </table:table-cell>
          <table:table-cell office:value-type="float" office:value="148.1371" calcext:value-type="float">
            <text:p>148.1371</text:p>
          </table:table-cell>
          <table:table-cell office:value-type="float" office:value="0" calcext:value-type="float">
            <text:p>0</text:p>
          </table:table-cell>
          <table:table-cell office:value-type="float" office:value="90.71067" calcext:value-type="float">
            <text:p>90.71067</text:p>
          </table:table-cell>
          <table:table-cell office:value-type="float" office:value="693.9045" calcext:value-type="float">
            <text:p>693.9045</text:p>
          </table:table-cell>
          <table:table-cell office:value-type="float" office:value="0.08320285" calcext:value-type="float">
            <text:p>0.0832028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899" calcext:value-type="float">
            <text:p>0.0002280899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4.12226" calcext:value-type="float">
            <text:p>-64.12226</text:p>
          </table:table-cell>
          <table:table-cell office:value-type="float" office:value="0" calcext:value-type="float">
            <text:p>0</text:p>
          </table:table-cell>
          <table:table-cell office:value-type="float" office:value="358.3166" calcext:value-type="float">
            <text:p>358.3166</text:p>
          </table:table-cell>
          <table:table-cell office:value-type="float" office:value="1213.969" calcext:value-type="float">
            <text:p>1213.969</text:p>
          </table:table-cell>
          <table:table-cell office:value-type="float" office:value="1474.331" calcext:value-type="float">
            <text:p>1474.331</text:p>
          </table:table-cell>
          <table:table-cell office:value-type="float" office:value="1273.996" calcext:value-type="float">
            <text:p>1273.996</text:p>
          </table:table-cell>
          <table:table-cell office:value-type="float" office:value="760.9272" calcext:value-type="float">
            <text:p>760.9272</text:p>
          </table:table-cell>
          <table:table-cell office:value-type="float" office:value="1123.38" calcext:value-type="float">
            <text:p>1123.38</text:p>
          </table:table-cell>
          <table:table-cell office:value-type="float" office:value="410.7883" calcext:value-type="float">
            <text:p>410.7883</text:p>
          </table:table-cell>
          <table:table-cell office:value-type="float" office:value="1834.091" calcext:value-type="float">
            <text:p>1834.091</text:p>
          </table:table-cell>
          <table:table-cell office:value-type="float" office:value="2075.038" calcext:value-type="float">
            <text:p>2075.038</text:p>
          </table:table-cell>
          <table:table-cell office:value-type="float" office:value="1662.515" calcext:value-type="float">
            <text:p>1662.515</text:p>
          </table:table-cell>
          <table:table-cell office:value-type="float" office:value="583.7955" calcext:value-type="float">
            <text:p>583.7955</text:p>
          </table:table-cell>
          <table:table-cell office:value-type="float" office:value="577.7139" calcext:value-type="float">
            <text:p>577.7139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1333082" calcext:value-type="float">
            <text:p>-0.00013330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9626" calcext:value-type="float">
            <text:p>-63.9626</text:p>
          </table:table-cell>
          <table:table-cell office:value-type="float" office:value="0" calcext:value-type="float">
            <text:p>0</text:p>
          </table:table-cell>
          <table:table-cell office:value-type="float" office:value="4.882444" calcext:value-type="float">
            <text:p>4.88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959.6518" calcext:value-type="float">
            <text:p>959.6518</text:p>
          </table:table-cell>
          <table:table-cell office:value-type="float" office:value="13260.19" calcext:value-type="float">
            <text:p>1326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11935" calcext:value-type="float">
            <text:p>-65.11935</text:p>
          </table:table-cell>
          <table:table-cell office:value-type="float" office:value="150.9335" calcext:value-type="float">
            <text:p>150.9335</text:p>
          </table:table-cell>
          <table:table-cell office:value-type="float" office:value="0" calcext:value-type="float">
            <text:p>0</text:p>
          </table:table-cell>
          <table:table-cell office:value-type="float" office:value="91.10414" calcext:value-type="float">
            <text:p>91.10414</text:p>
          </table:table-cell>
          <table:table-cell office:value-type="float" office:value="693.4365" calcext:value-type="float">
            <text:p>693.4365</text:p>
          </table:table-cell>
          <table:table-cell office:value-type="float" office:value="0.0833086" calcext:value-type="float">
            <text:p>0.0833086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6" calcext:value-type="float">
            <text:p>0.000228090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5.4131" calcext:value-type="float">
            <text:p>-65.4131</text:p>
          </table:table-cell>
          <table:table-cell office:value-type="float" office:value="0" calcext:value-type="float">
            <text:p>0</text:p>
          </table:table-cell>
          <table:table-cell office:value-type="float" office:value="358.3278" calcext:value-type="float">
            <text:p>358.3278</text:p>
          </table:table-cell>
          <table:table-cell office:value-type="float" office:value="1213.764" calcext:value-type="float">
            <text:p>1213.764</text:p>
          </table:table-cell>
          <table:table-cell office:value-type="float" office:value="1474.097" calcext:value-type="float">
            <text:p>1474.097</text:p>
          </table:table-cell>
          <table:table-cell office:value-type="float" office:value="1273.834" calcext:value-type="float">
            <text:p>1273.834</text:p>
          </table:table-cell>
          <table:table-cell office:value-type="float" office:value="760.8044" calcext:value-type="float">
            <text:p>760.8044</text:p>
          </table:table-cell>
          <table:table-cell office:value-type="float" office:value="1123.317" calcext:value-type="float">
            <text:p>1123.317</text:p>
          </table:table-cell>
          <table:table-cell office:value-type="float" office:value="410.7737" calcext:value-type="float">
            <text:p>410.7737</text:p>
          </table:table-cell>
          <table:table-cell office:value-type="float" office:value="1834.067" calcext:value-type="float">
            <text:p>1834.067</text:p>
          </table:table-cell>
          <table:table-cell office:value-type="float" office:value="2075.016" calcext:value-type="float">
            <text:p>2075.016</text:p>
          </table:table-cell>
          <table:table-cell office:value-type="float" office:value="1662.498" calcext:value-type="float">
            <text:p>1662.498</text:p>
          </table:table-cell>
          <table:table-cell office:value-type="float" office:value="583.7935" calcext:value-type="float">
            <text:p>583.7935</text:p>
          </table:table-cell>
          <table:table-cell office:value-type="float" office:value="577.7089" calcext:value-type="float">
            <text:p>577.7089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9" calcext:value-type="float">
            <text:p>35.67419</text:p>
          </table:table-cell>
          <table:table-cell office:value-type="float" office:value="0" calcext:value-type="float">
            <text:p>0</text:p>
          </table:table-cell>
          <table:table-cell office:value-type="float" office:value="-0.0001435379" calcext:value-type="float">
            <text:p>-0.00014353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22973" calcext:value-type="float">
            <text:p>-65.22973</text:p>
          </table:table-cell>
          <table:table-cell office:value-type="float" office:value="0" calcext:value-type="float">
            <text:p>0</text:p>
          </table:table-cell>
          <table:table-cell office:value-type="float" office:value="4.859149" calcext:value-type="float">
            <text:p>4.859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957.6369" calcext:value-type="float">
            <text:p>957.6369</text:p>
          </table:table-cell>
          <table:table-cell office:value-type="float" office:value="13260.28" calcext:value-type="float">
            <text:p>1326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0659" calcext:value-type="float">
            <text:p>-67.0659</text:p>
          </table:table-cell>
          <table:table-cell office:value-type="float" office:value="156.8964" calcext:value-type="float">
            <text:p>156.8964</text:p>
          </table:table-cell>
          <table:table-cell office:value-type="float" office:value="0" calcext:value-type="float">
            <text:p>0</text:p>
          </table:table-cell>
          <table:table-cell office:value-type="float" office:value="91.96609" calcext:value-type="float">
            <text:p>91.96609</text:p>
          </table:table-cell>
          <table:table-cell office:value-type="float" office:value="692.3709" calcext:value-type="float">
            <text:p>692.3709</text:p>
          </table:table-cell>
          <table:table-cell office:value-type="float" office:value="0.0834726" calcext:value-type="float">
            <text:p>0.0834726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6" calcext:value-type="float">
            <text:p>0.000228090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7.35947" calcext:value-type="float">
            <text:p>-67.35947</text:p>
          </table:table-cell>
          <table:table-cell office:value-type="float" office:value="0" calcext:value-type="float">
            <text:p>0</text:p>
          </table:table-cell>
          <table:table-cell office:value-type="float" office:value="358.4025" calcext:value-type="float">
            <text:p>358.4025</text:p>
          </table:table-cell>
          <table:table-cell office:value-type="float" office:value="1213.526" calcext:value-type="float">
            <text:p>1213.526</text:p>
          </table:table-cell>
          <table:table-cell office:value-type="float" office:value="1473.844" calcext:value-type="float">
            <text:p>1473.844</text:p>
          </table:table-cell>
          <table:table-cell office:value-type="float" office:value="1273.663" calcext:value-type="float">
            <text:p>1273.663</text:p>
          </table:table-cell>
          <table:table-cell office:value-type="float" office:value="760.6816" calcext:value-type="float">
            <text:p>760.6816</text:p>
          </table:table-cell>
          <table:table-cell office:value-type="float" office:value="1123.254" calcext:value-type="float">
            <text:p>1123.254</text:p>
          </table:table-cell>
          <table:table-cell office:value-type="float" office:value="410.7585" calcext:value-type="float">
            <text:p>410.7585</text:p>
          </table:table-cell>
          <table:table-cell office:value-type="float" office:value="1834.043" calcext:value-type="float">
            <text:p>1834.043</text:p>
          </table:table-cell>
          <table:table-cell office:value-type="float" office:value="2074.994" calcext:value-type="float">
            <text:p>2074.994</text:p>
          </table:table-cell>
          <table:table-cell office:value-type="float" office:value="1662.48" calcext:value-type="float">
            <text:p>1662.48</text:p>
          </table:table-cell>
          <table:table-cell office:value-type="float" office:value="583.7915" calcext:value-type="float">
            <text:p>583.7915</text:p>
          </table:table-cell>
          <table:table-cell office:value-type="float" office:value="577.7038" calcext:value-type="float">
            <text:p>577.703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1498814" calcext:value-type="float">
            <text:p>-0.00014988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08939" calcext:value-type="float">
            <text:p>-67.08939</text:p>
          </table:table-cell>
          <table:table-cell office:value-type="float" office:value="0" calcext:value-type="float">
            <text:p>0</text:p>
          </table:table-cell>
          <table:table-cell office:value-type="float" office:value="4.772534" calcext:value-type="float">
            <text:p>4.77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955.2559" calcext:value-type="float">
            <text:p>955.2559</text:p>
          </table:table-cell>
          <table:table-cell office:value-type="float" office:value="13260.44" calcext:value-type="float">
            <text:p>1326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31207" calcext:value-type="float">
            <text:p>-69.31207</text:p>
          </table:table-cell>
          <table:table-cell office:value-type="float" office:value="163.461" calcext:value-type="float">
            <text:p>163.461</text:p>
          </table:table-cell>
          <table:table-cell office:value-type="float" office:value="0" calcext:value-type="float">
            <text:p>0</text:p>
          </table:table-cell>
          <table:table-cell office:value-type="float" office:value="92.89066" calcext:value-type="float">
            <text:p>92.89066</text:p>
          </table:table-cell>
          <table:table-cell office:value-type="float" office:value="691.0742" calcext:value-type="float">
            <text:p>691.0742</text:p>
          </table:table-cell>
          <table:table-cell office:value-type="float" office:value="0.08368544" calcext:value-type="float">
            <text:p>0.08368544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8" calcext:value-type="float">
            <text:p>0.000228090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9.60543" calcext:value-type="float">
            <text:p>-69.60543</text:p>
          </table:table-cell>
          <table:table-cell office:value-type="float" office:value="0" calcext:value-type="float">
            <text:p>0</text:p>
          </table:table-cell>
          <table:table-cell office:value-type="float" office:value="358.5272" calcext:value-type="float">
            <text:p>358.5272</text:p>
          </table:table-cell>
          <table:table-cell office:value-type="float" office:value="1213.248" calcext:value-type="float">
            <text:p>1213.248</text:p>
          </table:table-cell>
          <table:table-cell office:value-type="float" office:value="1473.549" calcext:value-type="float">
            <text:p>1473.549</text:p>
          </table:table-cell>
          <table:table-cell office:value-type="float" office:value="1273.472" calcext:value-type="float">
            <text:p>1273.472</text:p>
          </table:table-cell>
          <table:table-cell office:value-type="float" office:value="760.5477" calcext:value-type="float">
            <text:p>760.5477</text:p>
          </table:table-cell>
          <table:table-cell office:value-type="float" office:value="1123.184" calcext:value-type="float">
            <text:p>1123.184</text:p>
          </table:table-cell>
          <table:table-cell office:value-type="float" office:value="410.7429" calcext:value-type="float">
            <text:p>410.7429</text:p>
          </table:table-cell>
          <table:table-cell office:value-type="float" office:value="1834.019" calcext:value-type="float">
            <text:p>1834.019</text:p>
          </table:table-cell>
          <table:table-cell office:value-type="float" office:value="2074.973" calcext:value-type="float">
            <text:p>2074.973</text:p>
          </table:table-cell>
          <table:table-cell office:value-type="float" office:value="1662.463" calcext:value-type="float">
            <text:p>1662.463</text:p>
          </table:table-cell>
          <table:table-cell office:value-type="float" office:value="583.7896" calcext:value-type="float">
            <text:p>583.7896</text:p>
          </table:table-cell>
          <table:table-cell office:value-type="float" office:value="577.6987" calcext:value-type="float">
            <text:p>577.6987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1561817" calcext:value-type="float">
            <text:p>-0.0001561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9.24536" calcext:value-type="float">
            <text:p>-69.24536</text:p>
          </table:table-cell>
          <table:table-cell office:value-type="float" office:value="0" calcext:value-type="float">
            <text:p>0</text:p>
          </table:table-cell>
          <table:table-cell office:value-type="float" office:value="4.68281" calcext:value-type="float">
            <text:p>4.68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953.2966" calcext:value-type="float">
            <text:p>953.2966</text:p>
          </table:table-cell>
          <table:table-cell office:value-type="float" office:value="13260.52" calcext:value-type="float">
            <text:p>1326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13953" calcext:value-type="float">
            <text:p>-71.13953</text:p>
          </table:table-cell>
          <table:table-cell office:value-type="float" office:value="169.5993" calcext:value-type="float">
            <text:p>169.5993</text:p>
          </table:table-cell>
          <table:table-cell office:value-type="float" office:value="0" calcext:value-type="float">
            <text:p>0</text:p>
          </table:table-cell>
          <table:table-cell office:value-type="float" office:value="93.45425" calcext:value-type="float">
            <text:p>93.45425</text:p>
          </table:table-cell>
          <table:table-cell office:value-type="float" office:value="690.1956" calcext:value-type="float">
            <text:p>690.1956</text:p>
          </table:table-cell>
          <table:table-cell office:value-type="float" office:value="0.08388665" calcext:value-type="float">
            <text:p>0.0838866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8" calcext:value-type="float">
            <text:p>0.000228090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1.43269" calcext:value-type="float">
            <text:p>-71.43269</text:p>
          </table:table-cell>
          <table:table-cell office:value-type="float" office:value="0" calcext:value-type="float">
            <text:p>0</text:p>
          </table:table-cell>
          <table:table-cell office:value-type="float" office:value="358.6067" calcext:value-type="float">
            <text:p>358.6067</text:p>
          </table:table-cell>
          <table:table-cell office:value-type="float" office:value="1212.978" calcext:value-type="float">
            <text:p>1212.978</text:p>
          </table:table-cell>
          <table:table-cell office:value-type="float" office:value="1473.25" calcext:value-type="float">
            <text:p>1473.25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760.4027" calcext:value-type="float">
            <text:p>760.4027</text:p>
          </table:table-cell>
          <table:table-cell office:value-type="float" office:value="1123.105" calcext:value-type="float">
            <text:p>1123.105</text:p>
          </table:table-cell>
          <table:table-cell office:value-type="float" office:value="410.7266" calcext:value-type="float">
            <text:p>410.7266</text:p>
          </table:table-cell>
          <table:table-cell office:value-type="float" office:value="1833.993" calcext:value-type="float">
            <text:p>1833.993</text:p>
          </table:table-cell>
          <table:table-cell office:value-type="float" office:value="2074.951" calcext:value-type="float">
            <text:p>2074.951</text:p>
          </table:table-cell>
          <table:table-cell office:value-type="float" office:value="1662.445" calcext:value-type="float">
            <text:p>1662.445</text:p>
          </table:table-cell>
          <table:table-cell office:value-type="float" office:value="583.7875" calcext:value-type="float">
            <text:p>583.7875</text:p>
          </table:table-cell>
          <table:table-cell office:value-type="float" office:value="577.6936" calcext:value-type="float">
            <text:p>577.6936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1599387" calcext:value-type="float">
            <text:p>-0.00015993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04757" calcext:value-type="float">
            <text:p>-71.04757</text:p>
          </table:table-cell>
          <table:table-cell office:value-type="float" office:value="0" calcext:value-type="float">
            <text:p>0</text:p>
          </table:table-cell>
          <table:table-cell office:value-type="float" office:value="4.657749" calcext:value-type="float">
            <text:p>4.65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951.3726" calcext:value-type="float">
            <text:p>951.3726</text:p>
          </table:table-cell>
          <table:table-cell office:value-type="float" office:value="13260.61" calcext:value-type="float">
            <text:p>1326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92684" calcext:value-type="float">
            <text:p>-72.92684</text:p>
          </table:table-cell>
          <table:table-cell office:value-type="float" office:value="175.3507" calcext:value-type="float">
            <text:p>175.3507</text:p>
          </table:table-cell>
          <table:table-cell office:value-type="float" office:value="0" calcext:value-type="float">
            <text:p>0</text:p>
          </table:table-cell>
          <table:table-cell office:value-type="float" office:value="94.02199" calcext:value-type="float">
            <text:p>94.02199</text:p>
          </table:table-cell>
          <table:table-cell office:value-type="float" office:value="689.2711" calcext:value-type="float">
            <text:p>689.2711</text:p>
          </table:table-cell>
          <table:table-cell office:value-type="float" office:value="0.08411141" calcext:value-type="float">
            <text:p>0.0841114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8" calcext:value-type="float">
            <text:p>0.000228090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3.21978" calcext:value-type="float">
            <text:p>-73.21978</text:p>
          </table:table-cell>
          <table:table-cell office:value-type="float" office:value="0" calcext:value-type="float">
            <text:p>0</text:p>
          </table:table-cell>
          <table:table-cell office:value-type="float" office:value="358.7001" calcext:value-type="float">
            <text:p>358.7001</text:p>
          </table:table-cell>
          <table:table-cell office:value-type="float" office:value="1212.73" calcext:value-type="float">
            <text:p>1212.73</text:p>
          </table:table-cell>
          <table:table-cell office:value-type="float" office:value="1472.978" calcext:value-type="float">
            <text:p>1472.978</text:p>
          </table:table-cell>
          <table:table-cell office:value-type="float" office:value="1273.084" calcext:value-type="float">
            <text:p>1273.084</text:p>
          </table:table-cell>
          <table:table-cell office:value-type="float" office:value="760.2675" calcext:value-type="float">
            <text:p>760.2675</text:p>
          </table:table-cell>
          <table:table-cell office:value-type="float" office:value="1123.031" calcext:value-type="float">
            <text:p>1123.031</text:p>
          </table:table-cell>
          <table:table-cell office:value-type="float" office:value="410.7104" calcext:value-type="float">
            <text:p>410.7104</text:p>
          </table:table-cell>
          <table:table-cell office:value-type="float" office:value="1833.968" calcext:value-type="float">
            <text:p>1833.968</text:p>
          </table:table-cell>
          <table:table-cell office:value-type="float" office:value="2074.929" calcext:value-type="float">
            <text:p>2074.929</text:p>
          </table:table-cell>
          <table:table-cell office:value-type="float" office:value="1662.428" calcext:value-type="float">
            <text:p>1662.428</text:p>
          </table:table-cell>
          <table:table-cell office:value-type="float" office:value="583.7856" calcext:value-type="float">
            <text:p>583.7856</text:p>
          </table:table-cell>
          <table:table-cell office:value-type="float" office:value="577.6884" calcext:value-type="float">
            <text:p>577.6884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8" calcext:value-type="float">
            <text:p>35.67418</text:p>
          </table:table-cell>
          <table:table-cell office:value-type="float" office:value="0" calcext:value-type="float">
            <text:p>0</text:p>
          </table:table-cell>
          <table:table-cell office:value-type="float" office:value="-0.0001619375" calcext:value-type="float">
            <text:p>-0.0001619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81344" calcext:value-type="float">
            <text:p>-72.81344</text:p>
          </table:table-cell>
          <table:table-cell office:value-type="float" office:value="0" calcext:value-type="float">
            <text:p>0</text:p>
          </table:table-cell>
          <table:table-cell office:value-type="float" office:value="4.635783" calcext:value-type="float">
            <text:p>4.635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949.3748" calcext:value-type="float">
            <text:p>949.3748</text:p>
          </table:table-cell>
          <table:table-cell office:value-type="float" office:value="13260.71" calcext:value-type="float">
            <text:p>1326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76483" calcext:value-type="float">
            <text:p>-74.76483</text:p>
          </table:table-cell>
          <table:table-cell office:value-type="float" office:value="181.4184" calcext:value-type="float">
            <text:p>181.4184</text:p>
          </table:table-cell>
          <table:table-cell office:value-type="float" office:value="0" calcext:value-type="float">
            <text:p>0</text:p>
          </table:table-cell>
          <table:table-cell office:value-type="float" office:value="94.63709" calcext:value-type="float">
            <text:p>94.63709</text:p>
          </table:table-cell>
          <table:table-cell office:value-type="float" office:value="688.2459" calcext:value-type="float">
            <text:p>688.2459</text:p>
          </table:table-cell>
          <table:table-cell office:value-type="float" office:value="0.08437058" calcext:value-type="float">
            <text:p>0.0843705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8" calcext:value-type="float">
            <text:p>0.000228090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5.05751" calcext:value-type="float">
            <text:p>-75.05751</text:p>
          </table:table-cell>
          <table:table-cell office:value-type="float" office:value="0" calcext:value-type="float">
            <text:p>0</text:p>
          </table:table-cell>
          <table:table-cell office:value-type="float" office:value="358.8109" calcext:value-type="float">
            <text:p>358.8109</text:p>
          </table:table-cell>
          <table:table-cell office:value-type="float" office:value="1212.49" calcext:value-type="float">
            <text:p>1212.49</text:p>
          </table:table-cell>
          <table:table-cell office:value-type="float" office:value="1472.713" calcext:value-type="float">
            <text:p>1472.713</text:p>
          </table:table-cell>
          <table:table-cell office:value-type="float" office:value="1272.903" calcext:value-type="float">
            <text:p>1272.903</text:p>
          </table:table-cell>
          <table:table-cell office:value-type="float" office:value="760.1354" calcext:value-type="float">
            <text:p>760.1354</text:p>
          </table:table-cell>
          <table:table-cell office:value-type="float" office:value="1122.959" calcext:value-type="float">
            <text:p>1122.959</text:p>
          </table:table-cell>
          <table:table-cell office:value-type="float" office:value="410.6945" calcext:value-type="float">
            <text:p>410.6945</text:p>
          </table:table-cell>
          <table:table-cell office:value-type="float" office:value="1833.943" calcext:value-type="float">
            <text:p>1833.943</text:p>
          </table:table-cell>
          <table:table-cell office:value-type="float" office:value="2074.906" calcext:value-type="float">
            <text:p>2074.906</text:p>
          </table:table-cell>
          <table:table-cell office:value-type="float" office:value="1662.41" calcext:value-type="float">
            <text:p>1662.41</text:p>
          </table:table-cell>
          <table:table-cell office:value-type="float" office:value="583.7836" calcext:value-type="float">
            <text:p>583.7836</text:p>
          </table:table-cell>
          <table:table-cell office:value-type="float" office:value="577.6832" calcext:value-type="float">
            <text:p>577.6832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7" calcext:value-type="float">
            <text:p>35.67417</text:p>
          </table:table-cell>
          <table:table-cell office:value-type="float" office:value="0" calcext:value-type="float">
            <text:p>0</text:p>
          </table:table-cell>
          <table:table-cell office:value-type="float" office:value="-0.0001635346" calcext:value-type="float">
            <text:p>-0.00016353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63929" calcext:value-type="float">
            <text:p>-74.63929</text:p>
          </table:table-cell>
          <table:table-cell office:value-type="float" office:value="0" calcext:value-type="float">
            <text:p>0</text:p>
          </table:table-cell>
          <table:table-cell office:value-type="float" office:value="4.622914" calcext:value-type="float">
            <text:p>4.62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947.0396" calcext:value-type="float">
            <text:p>947.0396</text:p>
          </table:table-cell>
          <table:table-cell office:value-type="float" office:value="13260.87" calcext:value-type="float">
            <text:p>1326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87726" calcext:value-type="float">
            <text:p>-76.87726</text:p>
          </table:table-cell>
          <table:table-cell office:value-type="float" office:value="188.3352" calcext:value-type="float">
            <text:p>188.3352</text:p>
          </table:table-cell>
          <table:table-cell office:value-type="float" office:value="0" calcext:value-type="float">
            <text:p>0</text:p>
          </table:table-cell>
          <table:table-cell office:value-type="float" office:value="95.40847" calcext:value-type="float">
            <text:p>95.40847</text:p>
          </table:table-cell>
          <table:table-cell office:value-type="float" office:value="686.9092" calcext:value-type="float">
            <text:p>686.9092</text:p>
          </table:table-cell>
          <table:table-cell office:value-type="float" office:value="0.0847114" calcext:value-type="float">
            <text:p>0.0847114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8" calcext:value-type="float">
            <text:p>0.000228090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7.1696" calcext:value-type="float">
            <text:p>-77.1696</text:p>
          </table:table-cell>
          <table:table-cell office:value-type="float" office:value="0" calcext:value-type="float">
            <text:p>0</text:p>
          </table:table-cell>
          <table:table-cell office:value-type="float" office:value="358.972" calcext:value-type="float">
            <text:p>358.972</text:p>
          </table:table-cell>
          <table:table-cell office:value-type="float" office:value="1212.239" calcext:value-type="float">
            <text:p>1212.239</text:p>
          </table:table-cell>
          <table:table-cell office:value-type="float" office:value="1472.443" calcext:value-type="float">
            <text:p>1472.443</text:p>
          </table:table-cell>
          <table:table-cell office:value-type="float" office:value="1272.718" calcext:value-type="float">
            <text:p>1272.718</text:p>
          </table:table-cell>
          <table:table-cell office:value-type="float" office:value="760.0035" calcext:value-type="float">
            <text:p>760.0035</text:p>
          </table:table-cell>
          <table:table-cell office:value-type="float" office:value="1122.887" calcext:value-type="float">
            <text:p>1122.887</text:p>
          </table:table-cell>
          <table:table-cell office:value-type="float" office:value="410.6785" calcext:value-type="float">
            <text:p>410.6785</text:p>
          </table:table-cell>
          <table:table-cell office:value-type="float" office:value="1833.917" calcext:value-type="float">
            <text:p>1833.917</text:p>
          </table:table-cell>
          <table:table-cell office:value-type="float" office:value="2074.884" calcext:value-type="float">
            <text:p>2074.884</text:p>
          </table:table-cell>
          <table:table-cell office:value-type="float" office:value="1662.393" calcext:value-type="float">
            <text:p>1662.393</text:p>
          </table:table-cell>
          <table:table-cell office:value-type="float" office:value="583.7816" calcext:value-type="float">
            <text:p>583.7816</text:p>
          </table:table-cell>
          <table:table-cell office:value-type="float" office:value="577.678" calcext:value-type="float">
            <text:p>577.67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7" calcext:value-type="float">
            <text:p>35.67417</text:p>
          </table:table-cell>
          <table:table-cell office:value-type="float" office:value="0" calcext:value-type="float">
            <text:p>0</text:p>
          </table:table-cell>
          <table:table-cell office:value-type="float" office:value="-0.0001653961" calcext:value-type="float">
            <text:p>-0.00016539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74299" calcext:value-type="float">
            <text:p>-76.74299</text:p>
          </table:table-cell>
          <table:table-cell office:value-type="float" office:value="0" calcext:value-type="float">
            <text:p>0</text:p>
          </table:table-cell>
          <table:table-cell office:value-type="float" office:value="4.614433" calcext:value-type="float">
            <text:p>4.614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944.9182" calcext:value-type="float">
            <text:p>944.9182</text:p>
          </table:table-cell>
          <table:table-cell office:value-type="float" office:value="13261.01" calcext:value-type="float">
            <text:p>1326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80207" calcext:value-type="float">
            <text:p>-78.80207</text:p>
          </table:table-cell>
          <table:table-cell office:value-type="float" office:value="193.9841" calcext:value-type="float">
            <text:p>193.9841</text:p>
          </table:table-cell>
          <table:table-cell office:value-type="float" office:value="0" calcext:value-type="float">
            <text:p>0</text:p>
          </table:table-cell>
          <table:table-cell office:value-type="float" office:value="96.01174" calcext:value-type="float">
            <text:p>96.01174</text:p>
          </table:table-cell>
          <table:table-cell office:value-type="float" office:value="685.7538" calcext:value-type="float">
            <text:p>685.7538</text:p>
          </table:table-cell>
          <table:table-cell office:value-type="float" office:value="0.08506382" calcext:value-type="float">
            <text:p>0.08506382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08" calcext:value-type="float">
            <text:p>0.000228090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9.09406" calcext:value-type="float">
            <text:p>-79.09406</text:p>
          </table:table-cell>
          <table:table-cell office:value-type="float" office:value="0" calcext:value-type="float">
            <text:p>0</text:p>
          </table:table-cell>
          <table:table-cell office:value-type="float" office:value="359.1199" calcext:value-type="float">
            <text:p>359.1199</text:p>
          </table:table-cell>
          <table:table-cell office:value-type="float" office:value="1211.998" calcext:value-type="float">
            <text:p>1211.998</text:p>
          </table:table-cell>
          <table:table-cell office:value-type="float" office:value="1472.179" calcext:value-type="float">
            <text:p>1472.179</text:p>
          </table:table-cell>
          <table:table-cell office:value-type="float" office:value="1272.537" calcext:value-type="float">
            <text:p>1272.537</text:p>
          </table:table-cell>
          <table:table-cell office:value-type="float" office:value="759.8699" calcext:value-type="float">
            <text:p>759.8699</text:p>
          </table:table-cell>
          <table:table-cell office:value-type="float" office:value="1122.813" calcext:value-type="float">
            <text:p>1122.813</text:p>
          </table:table-cell>
          <table:table-cell office:value-type="float" office:value="410.6625" calcext:value-type="float">
            <text:p>410.6625</text:p>
          </table:table-cell>
          <table:table-cell office:value-type="float" office:value="1833.892" calcext:value-type="float">
            <text:p>1833.892</text:p>
          </table:table-cell>
          <table:table-cell office:value-type="float" office:value="2074.862" calcext:value-type="float">
            <text:p>2074.862</text:p>
          </table:table-cell>
          <table:table-cell office:value-type="float" office:value="1662.375" calcext:value-type="float">
            <text:p>1662.375</text:p>
          </table:table-cell>
          <table:table-cell office:value-type="float" office:value="583.7795" calcext:value-type="float">
            <text:p>583.7795</text:p>
          </table:table-cell>
          <table:table-cell office:value-type="float" office:value="577.6727" calcext:value-type="float">
            <text:p>577.6727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1667713" calcext:value-type="float">
            <text:p>-0.0001667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8.66265" calcext:value-type="float">
            <text:p>-78.66265</text:p>
          </table:table-cell>
          <table:table-cell office:value-type="float" office:value="0" calcext:value-type="float">
            <text:p>0</text:p>
          </table:table-cell>
          <table:table-cell office:value-type="float" office:value="4.608809" calcext:value-type="float">
            <text:p>4.608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942.1228" calcext:value-type="float">
            <text:p>942.1228</text:p>
          </table:table-cell>
          <table:table-cell office:value-type="float" office:value="13261.24" calcext:value-type="float">
            <text:p>1326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22092" calcext:value-type="float">
            <text:p>-81.22092</text:p>
          </table:table-cell>
          <table:table-cell office:value-type="float" office:value="200.0646" calcext:value-type="float">
            <text:p>200.0646</text:p>
          </table:table-cell>
          <table:table-cell office:value-type="float" office:value="0" calcext:value-type="float">
            <text:p>0</text:p>
          </table:table-cell>
          <table:table-cell office:value-type="float" office:value="96.79276" calcext:value-type="float">
            <text:p>96.79276</text:p>
          </table:table-cell>
          <table:table-cell office:value-type="float" office:value="684.024" calcext:value-type="float">
            <text:p>684.024</text:p>
          </table:table-cell>
          <table:table-cell office:value-type="float" office:value="0.0855055" calcext:value-type="float">
            <text:p>0.085505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2" calcext:value-type="float">
            <text:p>0.0002280922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1.51247" calcext:value-type="float">
            <text:p>-81.51247</text:p>
          </table:table-cell>
          <table:table-cell office:value-type="float" office:value="0" calcext:value-type="float">
            <text:p>0</text:p>
          </table:table-cell>
          <table:table-cell office:value-type="float" office:value="359.369" calcext:value-type="float">
            <text:p>359.369</text:p>
          </table:table-cell>
          <table:table-cell office:value-type="float" office:value="1211.718" calcext:value-type="float">
            <text:p>1211.718</text:p>
          </table:table-cell>
          <table:table-cell office:value-type="float" office:value="1471.879" calcext:value-type="float">
            <text:p>1471.879</text:p>
          </table:table-cell>
          <table:table-cell office:value-type="float" office:value="1272.341" calcext:value-type="float">
            <text:p>1272.341</text:p>
          </table:table-cell>
          <table:table-cell office:value-type="float" office:value="759.7336" calcext:value-type="float">
            <text:p>759.7336</text:p>
          </table:table-cell>
          <table:table-cell office:value-type="float" office:value="1122.737" calcext:value-type="float">
            <text:p>1122.737</text:p>
          </table:table-cell>
          <table:table-cell office:value-type="float" office:value="410.6464" calcext:value-type="float">
            <text:p>410.6464</text:p>
          </table:table-cell>
          <table:table-cell office:value-type="float" office:value="1833.867" calcext:value-type="float">
            <text:p>1833.867</text:p>
          </table:table-cell>
          <table:table-cell office:value-type="float" office:value="2074.84" calcext:value-type="float">
            <text:p>2074.84</text:p>
          </table:table-cell>
          <table:table-cell office:value-type="float" office:value="1662.358" calcext:value-type="float">
            <text:p>1662.358</text:p>
          </table:table-cell>
          <table:table-cell office:value-type="float" office:value="583.7774" calcext:value-type="float">
            <text:p>583.7774</text:p>
          </table:table-cell>
          <table:table-cell office:value-type="float" office:value="577.6674" calcext:value-type="float">
            <text:p>577.6674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1727645" calcext:value-type="float">
            <text:p>-0.00017276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14819" calcext:value-type="float">
            <text:p>-81.14819</text:p>
          </table:table-cell>
          <table:table-cell office:value-type="float" office:value="0" calcext:value-type="float">
            <text:p>0</text:p>
          </table:table-cell>
          <table:table-cell office:value-type="float" office:value="4.675045" calcext:value-type="float">
            <text:p>4.67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939.0312" calcext:value-type="float">
            <text:p>939.0312</text:p>
          </table:table-cell>
          <table:table-cell office:value-type="float" office:value="13261.51" calcext:value-type="float">
            <text:p>1326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97147" calcext:value-type="float">
            <text:p>-83.97147</text:p>
          </table:table-cell>
          <table:table-cell office:value-type="float" office:value="209.482" calcext:value-type="float">
            <text:p>209.482</text:p>
          </table:table-cell>
          <table:table-cell office:value-type="float" office:value="0" calcext:value-type="float">
            <text:p>0</text:p>
          </table:table-cell>
          <table:table-cell office:value-type="float" office:value="97.67081" calcext:value-type="float">
            <text:p>97.67081</text:p>
          </table:table-cell>
          <table:table-cell office:value-type="float" office:value="682.1298" calcext:value-type="float">
            <text:p>682.1298</text:p>
          </table:table-cell>
          <table:table-cell office:value-type="float" office:value="0.08596091" calcext:value-type="float">
            <text:p>0.0859609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2" calcext:value-type="float">
            <text:p>0.0002280922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4.26257" calcext:value-type="float">
            <text:p>-84.26257</text:p>
          </table:table-cell>
          <table:table-cell office:value-type="float" office:value="0" calcext:value-type="float">
            <text:p>0</text:p>
          </table:table-cell>
          <table:table-cell office:value-type="float" office:value="359.6299" calcext:value-type="float">
            <text:p>359.6299</text:p>
          </table:table-cell>
          <table:table-cell office:value-type="float" office:value="1211.399" calcext:value-type="float">
            <text:p>1211.399</text:p>
          </table:table-cell>
          <table:table-cell office:value-type="float" office:value="1471.547" calcext:value-type="float">
            <text:p>1471.547</text:p>
          </table:table-cell>
          <table:table-cell office:value-type="float" office:value="1272.123" calcext:value-type="float">
            <text:p>1272.123</text:p>
          </table:table-cell>
          <table:table-cell office:value-type="float" office:value="759.5851" calcext:value-type="float">
            <text:p>759.5851</text:p>
          </table:table-cell>
          <table:table-cell office:value-type="float" office:value="1122.656" calcext:value-type="float">
            <text:p>1122.656</text:p>
          </table:table-cell>
          <table:table-cell office:value-type="float" office:value="410.6297" calcext:value-type="float">
            <text:p>410.6297</text:p>
          </table:table-cell>
          <table:table-cell office:value-type="float" office:value="1833.84" calcext:value-type="float">
            <text:p>1833.84</text:p>
          </table:table-cell>
          <table:table-cell office:value-type="float" office:value="2074.817" calcext:value-type="float">
            <text:p>2074.817</text:p>
          </table:table-cell>
          <table:table-cell office:value-type="float" office:value="1662.34" calcext:value-type="float">
            <text:p>1662.34</text:p>
          </table:table-cell>
          <table:table-cell office:value-type="float" office:value="583.7753" calcext:value-type="float">
            <text:p>583.7753</text:p>
          </table:table-cell>
          <table:table-cell office:value-type="float" office:value="577.662" calcext:value-type="float">
            <text:p>577.662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1789739" calcext:value-type="float">
            <text:p>-0.00017897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89455" calcext:value-type="float">
            <text:p>-83.89455</text:p>
          </table:table-cell>
          <table:table-cell office:value-type="float" office:value="0" calcext:value-type="float">
            <text:p>0</text:p>
          </table:table-cell>
          <table:table-cell office:value-type="float" office:value="4.670654" calcext:value-type="float">
            <text:p>4.67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937.1426" calcext:value-type="float">
            <text:p>937.1426</text:p>
          </table:table-cell>
          <table:table-cell office:value-type="float" office:value="13261.59" calcext:value-type="float">
            <text:p>1326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72385" calcext:value-type="float">
            <text:p>-85.72385</text:p>
          </table:table-cell>
          <table:table-cell office:value-type="float" office:value="215.6319" calcext:value-type="float">
            <text:p>215.6319</text:p>
          </table:table-cell>
          <table:table-cell office:value-type="float" office:value="0" calcext:value-type="float">
            <text:p>0</text:p>
          </table:table-cell>
          <table:table-cell office:value-type="float" office:value="97.64014" calcext:value-type="float">
            <text:p>97.64014</text:p>
          </table:table-cell>
          <table:table-cell office:value-type="float" office:value="681.3307" calcext:value-type="float">
            <text:p>681.3307</text:p>
          </table:table-cell>
          <table:table-cell office:value-type="float" office:value="0.0863965" calcext:value-type="float">
            <text:p>0.086396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4" calcext:value-type="float">
            <text:p>0.0002280924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6.01451" calcext:value-type="float">
            <text:p>-86.01451</text:p>
          </table:table-cell>
          <table:table-cell office:value-type="float" office:value="0" calcext:value-type="float">
            <text:p>0</text:p>
          </table:table-cell>
          <table:table-cell office:value-type="float" office:value="359.7603" calcext:value-type="float">
            <text:p>359.7603</text:p>
          </table:table-cell>
          <table:table-cell office:value-type="float" office:value="1211.112" calcext:value-type="float">
            <text:p>1211.112</text:p>
          </table:table-cell>
          <table:table-cell office:value-type="float" office:value="1471.225" calcext:value-type="float">
            <text:p>1471.225</text:p>
          </table:table-cell>
          <table:table-cell office:value-type="float" office:value="1271.912" calcext:value-type="float">
            <text:p>1271.912</text:p>
          </table:table-cell>
          <table:table-cell office:value-type="float" office:value="759.4354" calcext:value-type="float">
            <text:p>759.4354</text:p>
          </table:table-cell>
          <table:table-cell office:value-type="float" office:value="1122.573" calcext:value-type="float">
            <text:p>1122.573</text:p>
          </table:table-cell>
          <table:table-cell office:value-type="float" office:value="410.6125" calcext:value-type="float">
            <text:p>410.6125</text:p>
          </table:table-cell>
          <table:table-cell office:value-type="float" office:value="1833.813" calcext:value-type="float">
            <text:p>1833.813</text:p>
          </table:table-cell>
          <table:table-cell office:value-type="float" office:value="2074.795" calcext:value-type="float">
            <text:p>2074.795</text:p>
          </table:table-cell>
          <table:table-cell office:value-type="float" office:value="1662.322" calcext:value-type="float">
            <text:p>1662.322</text:p>
          </table:table-cell>
          <table:table-cell office:value-type="float" office:value="583.7731" calcext:value-type="float">
            <text:p>583.7731</text:p>
          </table:table-cell>
          <table:table-cell office:value-type="float" office:value="577.6567" calcext:value-type="float">
            <text:p>577.6567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1817238" calcext:value-type="float">
            <text:p>-0.00018172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.63625" calcext:value-type="float">
            <text:p>-85.63625</text:p>
          </table:table-cell>
          <table:table-cell office:value-type="float" office:value="0" calcext:value-type="float">
            <text:p>0</text:p>
          </table:table-cell>
          <table:table-cell office:value-type="float" office:value="4.659748" calcext:value-type="float">
            <text:p>4.659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935.363" calcext:value-type="float">
            <text:p>935.363</text:p>
          </table:table-cell>
          <table:table-cell office:value-type="float" office:value="13261.8" calcext:value-type="float">
            <text:p>1326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19749" calcext:value-type="float">
            <text:p>-87.19749</text:p>
          </table:table-cell>
          <table:table-cell office:value-type="float" office:value="219.5005" calcext:value-type="float">
            <text:p>219.5005</text:p>
          </table:table-cell>
          <table:table-cell office:value-type="float" office:value="0" calcext:value-type="float">
            <text:p>0</text:p>
          </table:table-cell>
          <table:table-cell office:value-type="float" office:value="96.00657" calcext:value-type="float">
            <text:p>96.00657</text:p>
          </table:table-cell>
          <table:table-cell office:value-type="float" office:value="680.6037" calcext:value-type="float">
            <text:p>680.6037</text:p>
          </table:table-cell>
          <table:table-cell office:value-type="float" office:value="0.0867943" calcext:value-type="float">
            <text:p>0.086794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7.48775" calcext:value-type="float">
            <text:p>-87.48775</text:p>
          </table:table-cell>
          <table:table-cell office:value-type="float" office:value="0" calcext:value-type="float">
            <text:p>0</text:p>
          </table:table-cell>
          <table:table-cell office:value-type="float" office:value="360.0599" calcext:value-type="float">
            <text:p>360.0599</text:p>
          </table:table-cell>
          <table:table-cell office:value-type="float" office:value="1210.818" calcext:value-type="float">
            <text:p>1210.818</text:p>
          </table:table-cell>
          <table:table-cell office:value-type="float" office:value="1470.912" calcext:value-type="float">
            <text:p>1470.912</text:p>
          </table:table-cell>
          <table:table-cell office:value-type="float" office:value="1271.704" calcext:value-type="float">
            <text:p>1271.704</text:p>
          </table:table-cell>
          <table:table-cell office:value-type="float" office:value="759.2871" calcext:value-type="float">
            <text:p>759.2871</text:p>
          </table:table-cell>
          <table:table-cell office:value-type="float" office:value="1122.491" calcext:value-type="float">
            <text:p>1122.491</text:p>
          </table:table-cell>
          <table:table-cell office:value-type="float" office:value="410.5954" calcext:value-type="float">
            <text:p>410.5954</text:p>
          </table:table-cell>
          <table:table-cell office:value-type="float" office:value="1833.786" calcext:value-type="float">
            <text:p>1833.786</text:p>
          </table:table-cell>
          <table:table-cell office:value-type="float" office:value="2074.772" calcext:value-type="float">
            <text:p>2074.772</text:p>
          </table:table-cell>
          <table:table-cell office:value-type="float" office:value="1662.304" calcext:value-type="float">
            <text:p>1662.304</text:p>
          </table:table-cell>
          <table:table-cell office:value-type="float" office:value="583.771" calcext:value-type="float">
            <text:p>583.771</text:p>
          </table:table-cell>
          <table:table-cell office:value-type="float" office:value="577.6512" calcext:value-type="float">
            <text:p>577.6512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6" calcext:value-type="float">
            <text:p>35.67416</text:p>
          </table:table-cell>
          <table:table-cell office:value-type="float" office:value="0" calcext:value-type="float">
            <text:p>0</text:p>
          </table:table-cell>
          <table:table-cell office:value-type="float" office:value="-0.0001847167" calcext:value-type="float">
            <text:p>-0.0001847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7.12736" calcext:value-type="float">
            <text:p>-87.12736</text:p>
          </table:table-cell>
          <table:table-cell office:value-type="float" office:value="0" calcext:value-type="float">
            <text:p>0</text:p>
          </table:table-cell>
          <table:table-cell office:value-type="float" office:value="4.677219" calcext:value-type="float">
            <text:p>4.677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933.4729" calcext:value-type="float">
            <text:p>933.4729</text:p>
          </table:table-cell>
          <table:table-cell office:value-type="float" office:value="13262.05" calcext:value-type="float">
            <text:p>13262.05</text:p>
          </table:table-cell>
          <table:table-cell office:value-type="float" office:value="0" calcext:value-type="float">
            <text:p>0</text:p>
          </table:table-cell>
          <table:table-cell office:value-type="float" office:value="0.0008160158" calcext:value-type="float">
            <text:p>0.0008160158</text:p>
          </table:table-cell>
          <table:table-cell office:value-type="float" office:value="-88.74583" calcext:value-type="float">
            <text:p>-88.74583</text:p>
          </table:table-cell>
          <table:table-cell office:value-type="float" office:value="222.9279" calcext:value-type="float">
            <text:p>222.9279</text:p>
          </table:table-cell>
          <table:table-cell office:value-type="float" office:value="-0.007575435" calcext:value-type="float">
            <text:p>-0.007575435</text:p>
          </table:table-cell>
          <table:table-cell office:value-type="float" office:value="94.09081" calcext:value-type="float">
            <text:p>94.09081</text:p>
          </table:table-cell>
          <table:table-cell office:value-type="float" office:value="679.8468" calcext:value-type="float">
            <text:p>679.8468</text:p>
          </table:table-cell>
          <table:table-cell office:value-type="float" office:value="0.08718111" calcext:value-type="float">
            <text:p>0.0871811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9.04518" calcext:value-type="float">
            <text:p>-89.04518</text:p>
          </table:table-cell>
          <table:table-cell office:value-type="float" office:value="0" calcext:value-type="float">
            <text:p>0</text:p>
          </table:table-cell>
          <table:table-cell office:value-type="float" office:value="360.3893" calcext:value-type="float">
            <text:p>360.3893</text:p>
          </table:table-cell>
          <table:table-cell office:value-type="float" office:value="1210.495" calcext:value-type="float">
            <text:p>1210.495</text:p>
          </table:table-cell>
          <table:table-cell office:value-type="float" office:value="1470.571" calcext:value-type="float">
            <text:p>1470.571</text:p>
          </table:table-cell>
          <table:table-cell office:value-type="float" office:value="1271.482" calcext:value-type="float">
            <text:p>1271.482</text:p>
          </table:table-cell>
          <table:table-cell office:value-type="float" office:value="759.1364" calcext:value-type="float">
            <text:p>759.1364</text:p>
          </table:table-cell>
          <table:table-cell office:value-type="float" office:value="1122.408" calcext:value-type="float">
            <text:p>1122.408</text:p>
          </table:table-cell>
          <table:table-cell office:value-type="float" office:value="410.5779" calcext:value-type="float">
            <text:p>410.5779</text:p>
          </table:table-cell>
          <table:table-cell office:value-type="float" office:value="1833.758" calcext:value-type="float">
            <text:p>1833.758</text:p>
          </table:table-cell>
          <table:table-cell office:value-type="float" office:value="2074.749" calcext:value-type="float">
            <text:p>2074.749</text:p>
          </table:table-cell>
          <table:table-cell office:value-type="float" office:value="1662.287" calcext:value-type="float">
            <text:p>1662.287</text:p>
          </table:table-cell>
          <table:table-cell office:value-type="float" office:value="583.7689" calcext:value-type="float">
            <text:p>583.7689</text:p>
          </table:table-cell>
          <table:table-cell office:value-type="float" office:value="577.6458" calcext:value-type="float">
            <text:p>577.645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01899748" calcext:value-type="float">
            <text:p>-0.0001899748</text:p>
          </table:table-cell>
          <table:table-cell office:value-type="float" office:value="0" calcext:value-type="float">
            <text:p>0</text:p>
          </table:table-cell>
          <table:table-cell office:value-type="float" office:value="0.006495314" calcext:value-type="float">
            <text:p>0.006495314</text:p>
          </table:table-cell>
          <table:table-cell office:value-type="float" office:value="0.003501981" calcext:value-type="float">
            <text:p>0.003501981</text:p>
          </table:table-cell>
          <table:table-cell office:value-type="float" office:value="-0.02066114" calcext:value-type="float">
            <text:p>-0.02066114</text:p>
          </table:table-cell>
          <table:table-cell office:value-type="float" office:value="-0.01715916" calcext:value-type="float">
            <text:p>-0.01715916</text:p>
          </table:table-cell>
          <table:table-cell office:value-type="float" office:value="-88.69759" calcext:value-type="float">
            <text:p>-88.69759</text:p>
          </table:table-cell>
          <table:table-cell office:value-type="float" office:value="0" calcext:value-type="float">
            <text:p>0</text:p>
          </table:table-cell>
          <table:table-cell office:value-type="float" office:value="4.706847" calcext:value-type="float">
            <text:p>4.70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931.9356" calcext:value-type="float">
            <text:p>931.9356</text:p>
          </table:table-cell>
          <table:table-cell office:value-type="float" office:value="13262.1" calcext:value-type="float">
            <text:p>13262.1</text:p>
          </table:table-cell>
          <table:table-cell office:value-type="float" office:value="0" calcext:value-type="float">
            <text:p>0</text:p>
          </table:table-cell>
          <table:table-cell office:value-type="float" office:value="0.001648071" calcext:value-type="float">
            <text:p>0.001648071</text:p>
          </table:table-cell>
          <table:table-cell office:value-type="float" office:value="-90.15008" calcext:value-type="float">
            <text:p>-90.15008</text:p>
          </table:table-cell>
          <table:table-cell office:value-type="float" office:value="226.5771" calcext:value-type="float">
            <text:p>226.5771</text:p>
          </table:table-cell>
          <table:table-cell office:value-type="float" office:value="-0.01796302" calcext:value-type="float">
            <text:p>-0.01796302</text:p>
          </table:table-cell>
          <table:table-cell office:value-type="float" office:value="93.17084" calcext:value-type="float">
            <text:p>93.17084</text:p>
          </table:table-cell>
          <table:table-cell office:value-type="float" office:value="679.4758" calcext:value-type="float">
            <text:p>679.4758</text:p>
          </table:table-cell>
          <table:table-cell office:value-type="float" office:value="0.08757766" calcext:value-type="float">
            <text:p>0.08757766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0.4588" calcext:value-type="float">
            <text:p>-90.4588</text:p>
          </table:table-cell>
          <table:table-cell office:value-type="float" office:value="0" calcext:value-type="float">
            <text:p>0</text:p>
          </table:table-cell>
          <table:table-cell office:value-type="float" office:value="360.5326" calcext:value-type="float">
            <text:p>360.5326</text:p>
          </table:table-cell>
          <table:table-cell office:value-type="float" office:value="1210.162" calcext:value-type="float">
            <text:p>1210.162</text:p>
          </table:table-cell>
          <table:table-cell office:value-type="float" office:value="1470.217" calcext:value-type="float">
            <text:p>1470.217</text:p>
          </table:table-cell>
          <table:table-cell office:value-type="float" office:value="1271.25" calcext:value-type="float">
            <text:p>1271.25</text:p>
          </table:table-cell>
          <table:table-cell office:value-type="float" office:value="758.9769" calcext:value-type="float">
            <text:p>758.9769</text:p>
          </table:table-cell>
          <table:table-cell office:value-type="float" office:value="1122.321" calcext:value-type="float">
            <text:p>1122.321</text:p>
          </table:table-cell>
          <table:table-cell office:value-type="float" office:value="410.5595" calcext:value-type="float">
            <text:p>410.5595</text:p>
          </table:table-cell>
          <table:table-cell office:value-type="float" office:value="1833.73" calcext:value-type="float">
            <text:p>1833.73</text:p>
          </table:table-cell>
          <table:table-cell office:value-type="float" office:value="2074.726" calcext:value-type="float">
            <text:p>2074.726</text:p>
          </table:table-cell>
          <table:table-cell office:value-type="float" office:value="1662.269" calcext:value-type="float">
            <text:p>1662.269</text:p>
          </table:table-cell>
          <table:table-cell office:value-type="float" office:value="583.7666" calcext:value-type="float">
            <text:p>583.7666</text:p>
          </table:table-cell>
          <table:table-cell office:value-type="float" office:value="577.6403" calcext:value-type="float">
            <text:p>577.6403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01953188" calcext:value-type="float">
            <text:p>-0.0001953188</text:p>
          </table:table-cell>
          <table:table-cell office:value-type="float" office:value="0" calcext:value-type="float">
            <text:p>0</text:p>
          </table:table-cell>
          <table:table-cell office:value-type="float" office:value="0.01506317" calcext:value-type="float">
            <text:p>0.01506317</text:p>
          </table:table-cell>
          <table:table-cell office:value-type="float" office:value="0.02755803" calcext:value-type="float">
            <text:p>0.02755803</text:p>
          </table:table-cell>
          <table:table-cell office:value-type="float" office:value="-0.06503468" calcext:value-type="float">
            <text:p>-0.06503468</text:p>
          </table:table-cell>
          <table:table-cell office:value-type="float" office:value="-0.03747664" calcext:value-type="float">
            <text:p>-0.03747664</text:p>
          </table:table-cell>
          <table:table-cell office:value-type="float" office:value="-90.11436" calcext:value-type="float">
            <text:p>-90.11436</text:p>
          </table:table-cell>
          <table:table-cell office:value-type="float" office:value="0" calcext:value-type="float">
            <text:p>0</text:p>
          </table:table-cell>
          <table:table-cell office:value-type="float" office:value="4.729381" calcext:value-type="float">
            <text:p>4.72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930.7704" calcext:value-type="float">
            <text:p>930.7704</text:p>
          </table:table-cell>
          <table:table-cell office:value-type="float" office:value="13262.01" calcext:value-type="float">
            <text:p>13262.01</text:p>
          </table:table-cell>
          <table:table-cell office:value-type="float" office:value="0" calcext:value-type="float">
            <text:p>0</text:p>
          </table:table-cell>
          <table:table-cell office:value-type="float" office:value="0.002538988" calcext:value-type="float">
            <text:p>0.002538988</text:p>
          </table:table-cell>
          <table:table-cell office:value-type="float" office:value="-91.34945" calcext:value-type="float">
            <text:p>-91.34945</text:p>
          </table:table-cell>
          <table:table-cell office:value-type="float" office:value="229.7878" calcext:value-type="float">
            <text:p>229.7878</text:p>
          </table:table-cell>
          <table:table-cell office:value-type="float" office:value="-0.03653679" calcext:value-type="float">
            <text:p>-0.03653679</text:p>
          </table:table-cell>
          <table:table-cell office:value-type="float" office:value="92.95921" calcext:value-type="float">
            <text:p>92.95921</text:p>
          </table:table-cell>
          <table:table-cell office:value-type="float" office:value="679.3575" calcext:value-type="float">
            <text:p>679.3575</text:p>
          </table:table-cell>
          <table:table-cell office:value-type="float" office:value="0.08800453" calcext:value-type="float">
            <text:p>0.08800453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1.65251" calcext:value-type="float">
            <text:p>-91.65251</text:p>
          </table:table-cell>
          <table:table-cell office:value-type="float" office:value="0" calcext:value-type="float">
            <text:p>0</text:p>
          </table:table-cell>
          <table:table-cell office:value-type="float" office:value="360.5663" calcext:value-type="float">
            <text:p>360.5663</text:p>
          </table:table-cell>
          <table:table-cell office:value-type="float" office:value="1209.877" calcext:value-type="float">
            <text:p>1209.877</text:p>
          </table:table-cell>
          <table:table-cell office:value-type="float" office:value="1469.892" calcext:value-type="float">
            <text:p>1469.892</text:p>
          </table:table-cell>
          <table:table-cell office:value-type="float" office:value="1271.033" calcext:value-type="float">
            <text:p>1271.033</text:p>
          </table:table-cell>
          <table:table-cell office:value-type="float" office:value="758.8212" calcext:value-type="float">
            <text:p>758.8212</text:p>
          </table:table-cell>
          <table:table-cell office:value-type="float" office:value="1122.233" calcext:value-type="float">
            <text:p>1122.233</text:p>
          </table:table-cell>
          <table:table-cell office:value-type="float" office:value="410.5408" calcext:value-type="float">
            <text:p>410.5408</text:p>
          </table:table-cell>
          <table:table-cell office:value-type="float" office:value="1833.701" calcext:value-type="float">
            <text:p>1833.701</text:p>
          </table:table-cell>
          <table:table-cell office:value-type="float" office:value="2074.703" calcext:value-type="float">
            <text:p>2074.703</text:p>
          </table:table-cell>
          <table:table-cell office:value-type="float" office:value="1662.251" calcext:value-type="float">
            <text:p>1662.251</text:p>
          </table:table-cell>
          <table:table-cell office:value-type="float" office:value="583.7643" calcext:value-type="float">
            <text:p>583.7643</text:p>
          </table:table-cell>
          <table:table-cell office:value-type="float" office:value="577.6347" calcext:value-type="float">
            <text:p>577.6347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01979825" calcext:value-type="float">
            <text:p>-0.0001979825</text:p>
          </table:table-cell>
          <table:table-cell office:value-type="float" office:value="0" calcext:value-type="float">
            <text:p>0</text:p>
          </table:table-cell>
          <table:table-cell office:value-type="float" office:value="0.02428997" calcext:value-type="float">
            <text:p>0.02428997</text:p>
          </table:table-cell>
          <table:table-cell office:value-type="float" office:value="0.08301429" calcext:value-type="float">
            <text:p>0.08301429</text:p>
          </table:table-cell>
          <table:table-cell office:value-type="float" office:value="-0.1342391" calcext:value-type="float">
            <text:p>-0.1342391</text:p>
          </table:table-cell>
          <table:table-cell office:value-type="float" office:value="-0.05122484" calcext:value-type="float">
            <text:p>-0.05122484</text:p>
          </table:table-cell>
          <table:table-cell office:value-type="float" office:value="-91.29817" calcext:value-type="float">
            <text:p>-91.29817</text:p>
          </table:table-cell>
          <table:table-cell office:value-type="float" office:value="0" calcext:value-type="float">
            <text:p>0</text:p>
          </table:table-cell>
          <table:table-cell office:value-type="float" office:value="4.732276" calcext:value-type="float">
            <text:p>4.73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929.5546" calcext:value-type="float">
            <text:p>929.5546</text:p>
          </table:table-cell>
          <table:table-cell office:value-type="float" office:value="13261.95" calcext:value-type="float">
            <text:p>13261.95</text:p>
          </table:table-cell>
          <table:table-cell office:value-type="float" office:value="0" calcext:value-type="float">
            <text:p>0</text:p>
          </table:table-cell>
          <table:table-cell office:value-type="float" office:value="0.003526285" calcext:value-type="float">
            <text:p>0.003526285</text:p>
          </table:table-cell>
          <table:table-cell office:value-type="float" office:value="-92.55952" calcext:value-type="float">
            <text:p>-92.55952</text:p>
          </table:table-cell>
          <table:table-cell office:value-type="float" office:value="233.4611" calcext:value-type="float">
            <text:p>233.4611</text:p>
          </table:table-cell>
          <table:table-cell office:value-type="float" office:value="-0.06346551" calcext:value-type="float">
            <text:p>-0.06346551</text:p>
          </table:table-cell>
          <table:table-cell office:value-type="float" office:value="92.57929" calcext:value-type="float">
            <text:p>92.57929</text:p>
          </table:table-cell>
          <table:table-cell office:value-type="float" office:value="679.1927" calcext:value-type="float">
            <text:p>679.1927</text:p>
          </table:table-cell>
          <table:table-cell office:value-type="float" office:value="0.08843178" calcext:value-type="float">
            <text:p>0.0884317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2.81193" calcext:value-type="float">
            <text:p>-92.81193</text:p>
          </table:table-cell>
          <table:table-cell office:value-type="float" office:value="0" calcext:value-type="float">
            <text:p>0</text:p>
          </table:table-cell>
          <table:table-cell office:value-type="float" office:value="360.6199" calcext:value-type="float">
            <text:p>360.6199</text:p>
          </table:table-cell>
          <table:table-cell office:value-type="float" office:value="1209.579" calcext:value-type="float">
            <text:p>1209.579</text:p>
          </table:table-cell>
          <table:table-cell office:value-type="float" office:value="1469.567" calcext:value-type="float">
            <text:p>1469.567</text:p>
          </table:table-cell>
          <table:table-cell office:value-type="float" office:value="1270.821" calcext:value-type="float">
            <text:p>1270.821</text:p>
          </table:table-cell>
          <table:table-cell office:value-type="float" office:value="758.6712" calcext:value-type="float">
            <text:p>758.6712</text:p>
          </table:table-cell>
          <table:table-cell office:value-type="float" office:value="1122.149" calcext:value-type="float">
            <text:p>1122.149</text:p>
          </table:table-cell>
          <table:table-cell office:value-type="float" office:value="410.5226" calcext:value-type="float">
            <text:p>410.5226</text:p>
          </table:table-cell>
          <table:table-cell office:value-type="float" office:value="1833.673" calcext:value-type="float">
            <text:p>1833.673</text:p>
          </table:table-cell>
          <table:table-cell office:value-type="float" office:value="2074.68" calcext:value-type="float">
            <text:p>2074.68</text:p>
          </table:table-cell>
          <table:table-cell office:value-type="float" office:value="1662.233" calcext:value-type="float">
            <text:p>1662.233</text:p>
          </table:table-cell>
          <table:table-cell office:value-type="float" office:value="583.7621" calcext:value-type="float">
            <text:p>583.7621</text:p>
          </table:table-cell>
          <table:table-cell office:value-type="float" office:value="577.6292" calcext:value-type="float">
            <text:p>577.6292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02012919" calcext:value-type="float">
            <text:p>-0.0002012919</text:p>
          </table:table-cell>
          <table:table-cell office:value-type="float" office:value="0" calcext:value-type="float">
            <text:p>0</text:p>
          </table:table-cell>
          <table:table-cell office:value-type="float" office:value="0.03491919" calcext:value-type="float">
            <text:p>0.03491919</text:p>
          </table:table-cell>
          <table:table-cell office:value-type="float" office:value="0.2047805" calcext:value-type="float">
            <text:p>0.2047805</text:p>
          </table:table-cell>
          <table:table-cell office:value-type="float" office:value="-0.2336067" calcext:value-type="float">
            <text:p>-0.2336067</text:p>
          </table:table-cell>
          <table:table-cell office:value-type="float" office:value="-0.02882619" calcext:value-type="float">
            <text:p>-0.02882619</text:p>
          </table:table-cell>
          <table:table-cell office:value-type="float" office:value="-92.50465" calcext:value-type="float">
            <text:p>-92.50465</text:p>
          </table:table-cell>
          <table:table-cell office:value-type="float" office:value="0" calcext:value-type="float">
            <text:p>0</text:p>
          </table:table-cell>
          <table:table-cell office:value-type="float" office:value="4.755659" calcext:value-type="float">
            <text:p>4.75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928.2684" calcext:value-type="float">
            <text:p>928.2684</text:p>
          </table:table-cell>
          <table:table-cell office:value-type="float" office:value="13261.9" calcext:value-type="float">
            <text:p>13261.9</text:p>
          </table:table-cell>
          <table:table-cell office:value-type="float" office:value="0" calcext:value-type="float">
            <text:p>0</text:p>
          </table:table-cell>
          <table:table-cell office:value-type="float" office:value="0.004679023" calcext:value-type="float">
            <text:p>0.004679023</text:p>
          </table:table-cell>
          <table:table-cell office:value-type="float" office:value="-93.84297" calcext:value-type="float">
            <text:p>-93.84297</text:p>
          </table:table-cell>
          <table:table-cell office:value-type="float" office:value="236.8461" calcext:value-type="float">
            <text:p>236.8461</text:p>
          </table:table-cell>
          <table:table-cell office:value-type="float" office:value="-0.1041353" calcext:value-type="float">
            <text:p>-0.1041353</text:p>
          </table:table-cell>
          <table:table-cell office:value-type="float" office:value="92.15065" calcext:value-type="float">
            <text:p>92.15065</text:p>
          </table:table-cell>
          <table:table-cell office:value-type="float" office:value="679.0204" calcext:value-type="float">
            <text:p>679.0204</text:p>
          </table:table-cell>
          <table:table-cell office:value-type="float" office:value="0.08884965" calcext:value-type="float">
            <text:p>0.08884965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3.97376" calcext:value-type="float">
            <text:p>-93.97376</text:p>
          </table:table-cell>
          <table:table-cell office:value-type="float" office:value="0" calcext:value-type="float">
            <text:p>0</text:p>
          </table:table-cell>
          <table:table-cell office:value-type="float" office:value="360.6746" calcext:value-type="float">
            <text:p>360.6746</text:p>
          </table:table-cell>
          <table:table-cell office:value-type="float" office:value="1209.257" calcext:value-type="float">
            <text:p>1209.257</text:p>
          </table:table-cell>
          <table:table-cell office:value-type="float" office:value="1469.224" calcext:value-type="float">
            <text:p>1469.224</text:p>
          </table:table-cell>
          <table:table-cell office:value-type="float" office:value="1270.599" calcext:value-type="float">
            <text:p>1270.599</text:p>
          </table:table-cell>
          <table:table-cell office:value-type="float" office:value="758.5168" calcext:value-type="float">
            <text:p>758.5168</text:p>
          </table:table-cell>
          <table:table-cell office:value-type="float" office:value="1122.063" calcext:value-type="float">
            <text:p>1122.063</text:p>
          </table:table-cell>
          <table:table-cell office:value-type="float" office:value="410.5041" calcext:value-type="float">
            <text:p>410.5041</text:p>
          </table:table-cell>
          <table:table-cell office:value-type="float" office:value="1833.645" calcext:value-type="float">
            <text:p>1833.645</text:p>
          </table:table-cell>
          <table:table-cell office:value-type="float" office:value="2074.656" calcext:value-type="float">
            <text:p>2074.656</text:p>
          </table:table-cell>
          <table:table-cell office:value-type="float" office:value="1662.215" calcext:value-type="float">
            <text:p>1662.215</text:p>
          </table:table-cell>
          <table:table-cell office:value-type="float" office:value="583.7599" calcext:value-type="float">
            <text:p>583.7599</text:p>
          </table:table-cell>
          <table:table-cell office:value-type="float" office:value="577.6235" calcext:value-type="float">
            <text:p>577.6235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02064588" calcext:value-type="float">
            <text:p>-0.0002064588</text:p>
          </table:table-cell>
          <table:table-cell office:value-type="float" office:value="0" calcext:value-type="float">
            <text:p>0</text:p>
          </table:table-cell>
          <table:table-cell office:value-type="float" office:value="0.04780212" calcext:value-type="float">
            <text:p>0.04780212</text:p>
          </table:table-cell>
          <table:table-cell office:value-type="float" office:value="0.4295927" calcext:value-type="float">
            <text:p>0.4295927</text:p>
          </table:table-cell>
          <table:table-cell office:value-type="float" office:value="-0.378912" calcext:value-type="float">
            <text:p>-0.378912</text:p>
          </table:table-cell>
          <table:table-cell office:value-type="float" office:value="0.05068064" calcext:value-type="float">
            <text:p>0.05068064</text:p>
          </table:table-cell>
          <table:table-cell office:value-type="float" office:value="-93.77854" calcext:value-type="float">
            <text:p>-93.77854</text:p>
          </table:table-cell>
          <table:table-cell office:value-type="float" office:value="0" calcext:value-type="float">
            <text:p>0</text:p>
          </table:table-cell>
          <table:table-cell office:value-type="float" office:value="4.786632" calcext:value-type="float">
            <text:p>4.786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926.8858" calcext:value-type="float">
            <text:p>926.8858</text:p>
          </table:table-cell>
          <table:table-cell office:value-type="float" office:value="13261.83" calcext:value-type="float">
            <text:p>13261.83</text:p>
          </table:table-cell>
          <table:table-cell office:value-type="float" office:value="0" calcext:value-type="float">
            <text:p>0</text:p>
          </table:table-cell>
          <table:table-cell office:value-type="float" office:value="0.006115655" calcext:value-type="float">
            <text:p>0.006115655</text:p>
          </table:table-cell>
          <table:table-cell office:value-type="float" office:value="-95.23899" calcext:value-type="float">
            <text:p>-95.23899</text:p>
          </table:table-cell>
          <table:table-cell office:value-type="float" office:value="240.5795" calcext:value-type="float">
            <text:p>240.5795</text:p>
          </table:table-cell>
          <table:table-cell office:value-type="float" office:value="-0.1570319" calcext:value-type="float">
            <text:p>-0.1570319</text:p>
          </table:table-cell>
          <table:table-cell office:value-type="float" office:value="91.72293" calcext:value-type="float">
            <text:p>91.72293</text:p>
          </table:table-cell>
          <table:table-cell office:value-type="float" office:value="678.8572" calcext:value-type="float">
            <text:p>678.8572</text:p>
          </table:table-cell>
          <table:table-cell office:value-type="float" office:value="0.08925328" calcext:value-type="float">
            <text:p>0.08925328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5.09426" calcext:value-type="float">
            <text:p>-95.09426</text:p>
          </table:table-cell>
          <table:table-cell office:value-type="float" office:value="0" calcext:value-type="float">
            <text:p>0</text:p>
          </table:table-cell>
          <table:table-cell office:value-type="float" office:value="360.7197" calcext:value-type="float">
            <text:p>360.7197</text:p>
          </table:table-cell>
          <table:table-cell office:value-type="float" office:value="1208.898" calcext:value-type="float">
            <text:p>1208.898</text:p>
          </table:table-cell>
          <table:table-cell office:value-type="float" office:value="1468.848" calcext:value-type="float">
            <text:p>1468.848</text:p>
          </table:table-cell>
          <table:table-cell office:value-type="float" office:value="1270.355" calcext:value-type="float">
            <text:p>1270.355</text:p>
          </table:table-cell>
          <table:table-cell office:value-type="float" office:value="758.3522" calcext:value-type="float">
            <text:p>758.3522</text:p>
          </table:table-cell>
          <table:table-cell office:value-type="float" office:value="1121.973" calcext:value-type="float">
            <text:p>1121.973</text:p>
          </table:table-cell>
          <table:table-cell office:value-type="float" office:value="410.485" calcext:value-type="float">
            <text:p>410.485</text:p>
          </table:table-cell>
          <table:table-cell office:value-type="float" office:value="1833.616" calcext:value-type="float">
            <text:p>1833.616</text:p>
          </table:table-cell>
          <table:table-cell office:value-type="float" office:value="2074.633" calcext:value-type="float">
            <text:p>2074.633</text:p>
          </table:table-cell>
          <table:table-cell office:value-type="float" office:value="1662.197" calcext:value-type="float">
            <text:p>1662.197</text:p>
          </table:table-cell>
          <table:table-cell office:value-type="float" office:value="583.7576" calcext:value-type="float">
            <text:p>583.7576</text:p>
          </table:table-cell>
          <table:table-cell office:value-type="float" office:value="577.6178" calcext:value-type="float">
            <text:p>577.617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2157277" calcext:value-type="float">
            <text:p>-0.0002157277</text:p>
          </table:table-cell>
          <table:table-cell office:value-type="float" office:value="0" calcext:value-type="float">
            <text:p>0</text:p>
          </table:table-cell>
          <table:table-cell office:value-type="float" office:value="0.06675609" calcext:value-type="float">
            <text:p>0.06675609</text:p>
          </table:table-cell>
          <table:table-cell office:value-type="float" office:value="0.8889818" calcext:value-type="float">
            <text:p>0.8889818</text:p>
          </table:table-cell>
          <table:table-cell office:value-type="float" office:value="-0.6171807" calcext:value-type="float">
            <text:p>-0.6171807</text:p>
          </table:table-cell>
          <table:table-cell office:value-type="float" office:value="0.2718011" calcext:value-type="float">
            <text:p>0.2718011</text:p>
          </table:table-cell>
          <table:table-cell office:value-type="float" office:value="-95.1585" calcext:value-type="float">
            <text:p>-95.1585</text:p>
          </table:table-cell>
          <table:table-cell office:value-type="float" office:value="0" calcext:value-type="float">
            <text:p>0</text:p>
          </table:table-cell>
          <table:table-cell office:value-type="float" office:value="4.823" calcext:value-type="float">
            <text:p>4.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925.5334" calcext:value-type="float">
            <text:p>925.5334</text:p>
          </table:table-cell>
          <table:table-cell office:value-type="float" office:value="13261.72" calcext:value-type="float">
            <text:p>13261.72</text:p>
          </table:table-cell>
          <table:table-cell office:value-type="float" office:value="0" calcext:value-type="float">
            <text:p>0</text:p>
          </table:table-cell>
          <table:table-cell office:value-type="float" office:value="0.007900804" calcext:value-type="float">
            <text:p>0.007900804</text:p>
          </table:table-cell>
          <table:table-cell office:value-type="float" office:value="-96.67197" calcext:value-type="float">
            <text:p>-96.67197</text:p>
          </table:table-cell>
          <table:table-cell office:value-type="float" office:value="244.2574" calcext:value-type="float">
            <text:p>244.2574</text:p>
          </table:table-cell>
          <table:table-cell office:value-type="float" office:value="-0.2288309" calcext:value-type="float">
            <text:p>-0.2288309</text:p>
          </table:table-cell>
          <table:table-cell office:value-type="float" office:value="91.48" calcext:value-type="float">
            <text:p>91.48</text:p>
          </table:table-cell>
          <table:table-cell office:value-type="float" office:value="678.7768" calcext:value-type="float">
            <text:p>678.7768</text:p>
          </table:table-cell>
          <table:table-cell office:value-type="float" office:value="0.08965407" calcext:value-type="float">
            <text:p>0.08965407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6.09016" calcext:value-type="float">
            <text:p>-96.09016</text:p>
          </table:table-cell>
          <table:table-cell office:value-type="float" office:value="0" calcext:value-type="float">
            <text:p>0</text:p>
          </table:table-cell>
          <table:table-cell office:value-type="float" office:value="360.7276" calcext:value-type="float">
            <text:p>360.7276</text:p>
          </table:table-cell>
          <table:table-cell office:value-type="float" office:value="1208.523" calcext:value-type="float">
            <text:p>1208.523</text:p>
          </table:table-cell>
          <table:table-cell office:value-type="float" office:value="1468.457" calcext:value-type="float">
            <text:p>1468.457</text:p>
          </table:table-cell>
          <table:table-cell office:value-type="float" office:value="1270.093" calcext:value-type="float">
            <text:p>1270.093</text:p>
          </table:table-cell>
          <table:table-cell office:value-type="float" office:value="758.182" calcext:value-type="float">
            <text:p>758.182</text:p>
          </table:table-cell>
          <table:table-cell office:value-type="float" office:value="1121.879" calcext:value-type="float">
            <text:p>1121.879</text:p>
          </table:table-cell>
          <table:table-cell office:value-type="float" office:value="410.4649" calcext:value-type="float">
            <text:p>410.4649</text:p>
          </table:table-cell>
          <table:table-cell office:value-type="float" office:value="1833.584" calcext:value-type="float">
            <text:p>1833.584</text:p>
          </table:table-cell>
          <table:table-cell office:value-type="float" office:value="2074.61" calcext:value-type="float">
            <text:p>2074.61</text:p>
          </table:table-cell>
          <table:table-cell office:value-type="float" office:value="1662.178" calcext:value-type="float">
            <text:p>1662.178</text:p>
          </table:table-cell>
          <table:table-cell office:value-type="float" office:value="583.7552" calcext:value-type="float">
            <text:p>583.7552</text:p>
          </table:table-cell>
          <table:table-cell office:value-type="float" office:value="577.6121" calcext:value-type="float">
            <text:p>577.6121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2267541" calcext:value-type="float">
            <text:p>-0.0002267541</text:p>
          </table:table-cell>
          <table:table-cell office:value-type="float" office:value="0" calcext:value-type="float">
            <text:p>0</text:p>
          </table:table-cell>
          <table:table-cell office:value-type="float" office:value="0.08802065" calcext:value-type="float">
            <text:p>0.08802065</text:p>
          </table:table-cell>
          <table:table-cell office:value-type="float" office:value="1.539771" calcext:value-type="float">
            <text:p>1.539771</text:p>
          </table:table-cell>
          <table:table-cell office:value-type="float" office:value="-0.9048285" calcext:value-type="float">
            <text:p>-0.9048285</text:p>
          </table:table-cell>
          <table:table-cell office:value-type="float" office:value="0.6349426" calcext:value-type="float">
            <text:p>0.6349426</text:p>
          </table:table-cell>
          <table:table-cell office:value-type="float" office:value="-96.55507" calcext:value-type="float">
            <text:p>-96.55507</text:p>
          </table:table-cell>
          <table:table-cell office:value-type="float" office:value="0" calcext:value-type="float">
            <text:p>0</text:p>
          </table:table-cell>
          <table:table-cell office:value-type="float" office:value="4.85814" calcext:value-type="float">
            <text:p>4.8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924.0037" calcext:value-type="float">
            <text:p>924.0037</text:p>
          </table:table-cell>
          <table:table-cell office:value-type="float" office:value="13261.58" calcext:value-type="float">
            <text:p>13261.58</text:p>
          </table:table-cell>
          <table:table-cell office:value-type="float" office:value="0" calcext:value-type="float">
            <text:p>0</text:p>
          </table:table-cell>
          <table:table-cell office:value-type="float" office:value="0.01022008" calcext:value-type="float">
            <text:p>0.01022008</text:p>
          </table:table-cell>
          <table:table-cell office:value-type="float" office:value="-98.30341" calcext:value-type="float">
            <text:p>-98.30341</text:p>
          </table:table-cell>
          <table:table-cell office:value-type="float" office:value="248.9171" calcext:value-type="float">
            <text:p>248.9171</text:p>
          </table:table-cell>
          <table:table-cell office:value-type="float" office:value="-0.3307112" calcext:value-type="float">
            <text:p>-0.3307112</text:p>
          </table:table-cell>
          <table:table-cell office:value-type="float" office:value="91.23225" calcext:value-type="float">
            <text:p>91.23225</text:p>
          </table:table-cell>
          <table:table-cell office:value-type="float" office:value="678.6945" calcext:value-type="float">
            <text:p>678.6945</text:p>
          </table:table-cell>
          <table:table-cell office:value-type="float" office:value="0.09004019" calcext:value-type="float">
            <text:p>0.0900401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6" calcext:value-type="float">
            <text:p>0.0002280926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6.98037" calcext:value-type="float">
            <text:p>-96.98037</text:p>
          </table:table-cell>
          <table:table-cell office:value-type="float" office:value="0" calcext:value-type="float">
            <text:p>0</text:p>
          </table:table-cell>
          <table:table-cell office:value-type="float" office:value="360.723" calcext:value-type="float">
            <text:p>360.723</text:p>
          </table:table-cell>
          <table:table-cell office:value-type="float" office:value="1208.081" calcext:value-type="float">
            <text:p>1208.081</text:p>
          </table:table-cell>
          <table:table-cell office:value-type="float" office:value="1468.007" calcext:value-type="float">
            <text:p>1468.007</text:p>
          </table:table-cell>
          <table:table-cell office:value-type="float" office:value="1269.811" calcext:value-type="float">
            <text:p>1269.811</text:p>
          </table:table-cell>
          <table:table-cell office:value-type="float" office:value="757.9913" calcext:value-type="float">
            <text:p>757.9913</text:p>
          </table:table-cell>
          <table:table-cell office:value-type="float" office:value="1121.777" calcext:value-type="float">
            <text:p>1121.777</text:p>
          </table:table-cell>
          <table:table-cell office:value-type="float" office:value="410.4413" calcext:value-type="float">
            <text:p>410.4413</text:p>
          </table:table-cell>
          <table:table-cell office:value-type="float" office:value="1833.543" calcext:value-type="float">
            <text:p>1833.543</text:p>
          </table:table-cell>
          <table:table-cell office:value-type="float" office:value="2074.586" calcext:value-type="float">
            <text:p>2074.586</text:p>
          </table:table-cell>
          <table:table-cell office:value-type="float" office:value="1662.16" calcext:value-type="float">
            <text:p>1662.16</text:p>
          </table:table-cell>
          <table:table-cell office:value-type="float" office:value="583.7529" calcext:value-type="float">
            <text:p>583.7529</text:p>
          </table:table-cell>
          <table:table-cell office:value-type="float" office:value="577.6062" calcext:value-type="float">
            <text:p>577.6062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2514728" calcext:value-type="float">
            <text:p>-0.0002514728</text:p>
          </table:table-cell>
          <table:table-cell office:value-type="float" office:value="0" calcext:value-type="float">
            <text:p>0</text:p>
          </table:table-cell>
          <table:table-cell office:value-type="float" office:value="0.1287262" calcext:value-type="float">
            <text:p>0.1287262</text:p>
          </table:table-cell>
          <table:table-cell office:value-type="float" office:value="2.607396" calcext:value-type="float">
            <text:p>2.607396</text:p>
          </table:table-cell>
          <table:table-cell office:value-type="float" office:value="-1.335464" calcext:value-type="float">
            <text:p>-1.335464</text:p>
          </table:table-cell>
          <table:table-cell office:value-type="float" office:value="1.271931" calcext:value-type="float">
            <text:p>1.271931</text:p>
          </table:table-cell>
          <table:table-cell office:value-type="float" office:value="-98.1403" calcext:value-type="float">
            <text:p>-98.1403</text:p>
          </table:table-cell>
          <table:table-cell office:value-type="float" office:value="0" calcext:value-type="float">
            <text:p>0</text:p>
          </table:table-cell>
          <table:table-cell office:value-type="float" office:value="4.913742" calcext:value-type="float">
            <text:p>4.913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922.6915" calcext:value-type="float">
            <text:p>922.6915</text:p>
          </table:table-cell>
          <table:table-cell office:value-type="float" office:value="13261.39" calcext:value-type="float">
            <text:p>13261.39</text:p>
          </table:table-cell>
          <table:table-cell office:value-type="float" office:value="0" calcext:value-type="float">
            <text:p>0</text:p>
          </table:table-cell>
          <table:table-cell office:value-type="float" office:value="0.01299066" calcext:value-type="float">
            <text:p>0.01299066</text:p>
          </table:table-cell>
          <table:table-cell office:value-type="float" office:value="-99.81215" calcext:value-type="float">
            <text:p>-99.81215</text:p>
          </table:table-cell>
          <table:table-cell office:value-type="float" office:value="253.7967" calcext:value-type="float">
            <text:p>253.7967</text:p>
          </table:table-cell>
          <table:table-cell office:value-type="float" office:value="-0.4446209" calcext:value-type="float">
            <text:p>-0.4446209</text:p>
          </table:table-cell>
          <table:table-cell office:value-type="float" office:value="91.14188" calcext:value-type="float">
            <text:p>91.14188</text:p>
          </table:table-cell>
          <table:table-cell office:value-type="float" office:value="678.6823" calcext:value-type="float">
            <text:p>678.6823</text:p>
          </table:table-cell>
          <table:table-cell office:value-type="float" office:value="0.09047099" calcext:value-type="float">
            <text:p>0.0904709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7" calcext:value-type="float">
            <text:p>0.0002280927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7.83146" calcext:value-type="float">
            <text:p>-97.83146</text:p>
          </table:table-cell>
          <table:table-cell office:value-type="float" office:value="0" calcext:value-type="float">
            <text:p>0</text:p>
          </table:table-cell>
          <table:table-cell office:value-type="float" office:value="360.7192" calcext:value-type="float">
            <text:p>360.7192</text:p>
          </table:table-cell>
          <table:table-cell office:value-type="float" office:value="1207.71" calcext:value-type="float">
            <text:p>1207.71</text:p>
          </table:table-cell>
          <table:table-cell office:value-type="float" office:value="1467.594" calcext:value-type="float">
            <text:p>1467.594</text:p>
          </table:table-cell>
          <table:table-cell office:value-type="float" office:value="1269.535" calcext:value-type="float">
            <text:p>1269.535</text:p>
          </table:table-cell>
          <table:table-cell office:value-type="float" office:value="757.799" calcext:value-type="float">
            <text:p>757.799</text:p>
          </table:table-cell>
          <table:table-cell office:value-type="float" office:value="1121.667" calcext:value-type="float">
            <text:p>1121.667</text:p>
          </table:table-cell>
          <table:table-cell office:value-type="float" office:value="410.4167" calcext:value-type="float">
            <text:p>410.4167</text:p>
          </table:table-cell>
          <table:table-cell office:value-type="float" office:value="1833.5" calcext:value-type="float">
            <text:p>1833.5</text:p>
          </table:table-cell>
          <table:table-cell office:value-type="float" office:value="2074.561" calcext:value-type="float">
            <text:p>2074.561</text:p>
          </table:table-cell>
          <table:table-cell office:value-type="float" office:value="1662.141" calcext:value-type="float">
            <text:p>1662.141</text:p>
          </table:table-cell>
          <table:table-cell office:value-type="float" office:value="583.7505" calcext:value-type="float">
            <text:p>583.7505</text:p>
          </table:table-cell>
          <table:table-cell office:value-type="float" office:value="577.6005" calcext:value-type="float">
            <text:p>577.6005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261151" calcext:value-type="float">
            <text:p>-0.000261151</text:p>
          </table:table-cell>
          <table:table-cell office:value-type="float" office:value="0" calcext:value-type="float">
            <text:p>0</text:p>
          </table:table-cell>
          <table:table-cell office:value-type="float" office:value="0.1463847" calcext:value-type="float">
            <text:p>0.1463847</text:p>
          </table:table-cell>
          <table:table-cell office:value-type="float" office:value="3.471061" calcext:value-type="float">
            <text:p>3.471061</text:p>
          </table:table-cell>
          <table:table-cell office:value-type="float" office:value="-1.656842" calcext:value-type="float">
            <text:p>-1.656842</text:p>
          </table:table-cell>
          <table:table-cell office:value-type="float" office:value="1.814219" calcext:value-type="float">
            <text:p>1.814219</text:p>
          </table:table-cell>
          <table:table-cell office:value-type="float" office:value="-99.5513" calcext:value-type="float">
            <text:p>-99.5513</text:p>
          </table:table-cell>
          <table:table-cell office:value-type="float" office:value="0" calcext:value-type="float">
            <text:p>0</text:p>
          </table:table-cell>
          <table:table-cell office:value-type="float" office:value="4.929705" calcext:value-type="float">
            <text:p>4.929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921.4113" calcext:value-type="float">
            <text:p>921.4113</text:p>
          </table:table-cell>
          <table:table-cell office:value-type="float" office:value="13261.22" calcext:value-type="float">
            <text:p>13261.22</text:p>
          </table:table-cell>
          <table:table-cell office:value-type="float" office:value="0" calcext:value-type="float">
            <text:p>0</text:p>
          </table:table-cell>
          <table:table-cell office:value-type="float" office:value="0.01615431" calcext:value-type="float">
            <text:p>0.01615431</text:p>
          </table:table-cell>
          <table:table-cell office:value-type="float" office:value="-101.2813" calcext:value-type="float">
            <text:p>-101.2813</text:p>
          </table:table-cell>
          <table:table-cell office:value-type="float" office:value="258.1496" calcext:value-type="float">
            <text:p>258.1496</text:p>
          </table:table-cell>
          <table:table-cell office:value-type="float" office:value="-0.5740293" calcext:value-type="float">
            <text:p>-0.5740293</text:p>
          </table:table-cell>
          <table:table-cell office:value-type="float" office:value="91.00217" calcext:value-type="float">
            <text:p>91.00217</text:p>
          </table:table-cell>
          <table:table-cell office:value-type="float" office:value="678.6617" calcext:value-type="float">
            <text:p>678.6617</text:p>
          </table:table-cell>
          <table:table-cell office:value-type="float" office:value="0.09090681" calcext:value-type="float">
            <text:p>0.09090681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8" calcext:value-type="float">
            <text:p>0.000228092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8.31953" calcext:value-type="float">
            <text:p>-98.31953</text:p>
          </table:table-cell>
          <table:table-cell office:value-type="float" office:value="0" calcext:value-type="float">
            <text:p>0</text:p>
          </table:table-cell>
          <table:table-cell office:value-type="float" office:value="360.7192" calcext:value-type="float">
            <text:p>360.7192</text:p>
          </table:table-cell>
          <table:table-cell office:value-type="float" office:value="1207.339" calcext:value-type="float">
            <text:p>1207.339</text:p>
          </table:table-cell>
          <table:table-cell office:value-type="float" office:value="1467.196" calcext:value-type="float">
            <text:p>1467.196</text:p>
          </table:table-cell>
          <table:table-cell office:value-type="float" office:value="1269.276" calcext:value-type="float">
            <text:p>1269.276</text:p>
          </table:table-cell>
          <table:table-cell office:value-type="float" office:value="757.6119" calcext:value-type="float">
            <text:p>757.6119</text:p>
          </table:table-cell>
          <table:table-cell office:value-type="float" office:value="1121.565" calcext:value-type="float">
            <text:p>1121.565</text:p>
          </table:table-cell>
          <table:table-cell office:value-type="float" office:value="410.3925" calcext:value-type="float">
            <text:p>410.3925</text:p>
          </table:table-cell>
          <table:table-cell office:value-type="float" office:value="1833.457" calcext:value-type="float">
            <text:p>1833.457</text:p>
          </table:table-cell>
          <table:table-cell office:value-type="float" office:value="2074.536" calcext:value-type="float">
            <text:p>2074.536</text:p>
          </table:table-cell>
          <table:table-cell office:value-type="float" office:value="1662.122" calcext:value-type="float">
            <text:p>1662.122</text:p>
          </table:table-cell>
          <table:table-cell office:value-type="float" office:value="583.7482" calcext:value-type="float">
            <text:p>583.7482</text:p>
          </table:table-cell>
          <table:table-cell office:value-type="float" office:value="577.5945" calcext:value-type="float">
            <text:p>577.5945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2709059" calcext:value-type="float">
            <text:p>-0.0002709059</text:p>
          </table:table-cell>
          <table:table-cell office:value-type="float" office:value="0" calcext:value-type="float">
            <text:p>0</text:p>
          </table:table-cell>
          <table:table-cell office:value-type="float" office:value="0.1645694" calcext:value-type="float">
            <text:p>0.1645694</text:p>
          </table:table-cell>
          <table:table-cell office:value-type="float" office:value="4.696036" calcext:value-type="float">
            <text:p>4.696036</text:p>
          </table:table-cell>
          <table:table-cell office:value-type="float" office:value="-2.030767" calcext:value-type="float">
            <text:p>-2.030767</text:p>
          </table:table-cell>
          <table:table-cell office:value-type="float" office:value="2.665269" calcext:value-type="float">
            <text:p>2.665269</text:p>
          </table:table-cell>
          <table:table-cell office:value-type="float" office:value="-100.925" calcext:value-type="float">
            <text:p>-100.925</text:p>
          </table:table-cell>
          <table:table-cell office:value-type="float" office:value="0" calcext:value-type="float">
            <text:p>0</text:p>
          </table:table-cell>
          <table:table-cell office:value-type="float" office:value="4.963149" calcext:value-type="float">
            <text:p>4.96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920.0376" calcext:value-type="float">
            <text:p>920.0376</text:p>
          </table:table-cell>
          <table:table-cell office:value-type="float" office:value="13261.04" calcext:value-type="float">
            <text:p>13261.04</text:p>
          </table:table-cell>
          <table:table-cell office:value-type="float" office:value="0" calcext:value-type="float">
            <text:p>0</text:p>
          </table:table-cell>
          <table:table-cell office:value-type="float" office:value="0.01985532" calcext:value-type="float">
            <text:p>0.01985532</text:p>
          </table:table-cell>
          <table:table-cell office:value-type="float" office:value="-102.8639" calcext:value-type="float">
            <text:p>-102.8639</text:p>
          </table:table-cell>
          <table:table-cell office:value-type="float" office:value="262.3034" calcext:value-type="float">
            <text:p>262.3034</text:p>
          </table:table-cell>
          <table:table-cell office:value-type="float" office:value="-0.7302347" calcext:value-type="float">
            <text:p>-0.7302347</text:p>
          </table:table-cell>
          <table:table-cell office:value-type="float" office:value="90.84898" calcext:value-type="float">
            <text:p>90.84898</text:p>
          </table:table-cell>
          <table:table-cell office:value-type="float" office:value="678.6406" calcext:value-type="float">
            <text:p>678.6406</text:p>
          </table:table-cell>
          <table:table-cell office:value-type="float" office:value="0.09132989" calcext:value-type="float">
            <text:p>0.09132989</text:p>
          </table:table-cell>
          <table:table-cell office:value-type="float" office:value="0.399929" calcext:value-type="float">
            <text:p>0.399929</text:p>
          </table:table-cell>
          <table:table-cell office:value-type="float" office:value="0.0002280928" calcext:value-type="float">
            <text:p>0.0002280928</text:p>
          </table:table-cell>
          <table:table-cell office:value-type="float" office:value="0.01390927" calcext:value-type="float">
            <text:p>0.0139092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8.80385" calcext:value-type="float">
            <text:p>-98.80385</text:p>
          </table:table-cell>
          <table:table-cell office:value-type="float" office:value="0" calcext:value-type="float">
            <text:p>0</text:p>
          </table:table-cell>
          <table:table-cell office:value-type="float" office:value="360.7121" calcext:value-type="float">
            <text:p>360.7121</text:p>
          </table:table-cell>
          <table:table-cell office:value-type="float" office:value="1206.928" calcext:value-type="float">
            <text:p>1206.928</text:p>
          </table:table-cell>
          <table:table-cell office:value-type="float" office:value="1466.77" calcext:value-type="float">
            <text:p>1466.77</text:p>
          </table:table-cell>
          <table:table-cell office:value-type="float" office:value="1268.997" calcext:value-type="float">
            <text:p>1268.997</text:p>
          </table:table-cell>
          <table:table-cell office:value-type="float" office:value="757.4267" calcext:value-type="float">
            <text:p>757.4267</text:p>
          </table:table-cell>
          <table:table-cell office:value-type="float" office:value="1121.459" calcext:value-type="float">
            <text:p>1121.459</text:p>
          </table:table-cell>
          <table:table-cell office:value-type="float" office:value="410.368" calcext:value-type="float">
            <text:p>410.368</text:p>
          </table:table-cell>
          <table:table-cell office:value-type="float" office:value="1833.413" calcext:value-type="float">
            <text:p>1833.413</text:p>
          </table:table-cell>
          <table:table-cell office:value-type="float" office:value="2074.511" calcext:value-type="float">
            <text:p>2074.511</text:p>
          </table:table-cell>
          <table:table-cell office:value-type="float" office:value="1662.103" calcext:value-type="float">
            <text:p>1662.103</text:p>
          </table:table-cell>
          <table:table-cell office:value-type="float" office:value="583.7457" calcext:value-type="float">
            <text:p>583.7457</text:p>
          </table:table-cell>
          <table:table-cell office:value-type="float" office:value="577.5884" calcext:value-type="float">
            <text:p>577.5884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2876078" calcext:value-type="float">
            <text:p>-0.0002876078</text:p>
          </table:table-cell>
          <table:table-cell office:value-type="float" office:value="0" calcext:value-type="float">
            <text:p>0</text:p>
          </table:table-cell>
          <table:table-cell office:value-type="float" office:value="0.1860922" calcext:value-type="float">
            <text:p>0.1860922</text:p>
          </table:table-cell>
          <table:table-cell office:value-type="float" office:value="6.168551" calcext:value-type="float">
            <text:p>6.168551</text:p>
          </table:table-cell>
          <table:table-cell office:value-type="float" office:value="-2.562023" calcext:value-type="float">
            <text:p>-2.562023</text:p>
          </table:table-cell>
          <table:table-cell office:value-type="float" office:value="3.606528" calcext:value-type="float">
            <text:p>3.606528</text:p>
          </table:table-cell>
          <table:table-cell office:value-type="float" office:value="-102.3995" calcext:value-type="float">
            <text:p>-102.3995</text:p>
          </table:table-cell>
          <table:table-cell office:value-type="float" office:value="0" calcext:value-type="float">
            <text:p>0</text:p>
          </table:table-cell>
          <table:table-cell office:value-type="float" office:value="5.011038" calcext:value-type="float">
            <text:p>5.01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918.4946" calcext:value-type="float">
            <text:p>918.4946</text:p>
          </table:table-cell>
          <table:table-cell office:value-type="float" office:value="13260.84" calcext:value-type="float">
            <text:p>13260.84</text:p>
          </table:table-cell>
          <table:table-cell office:value-type="float" office:value="0" calcext:value-type="float">
            <text:p>0</text:p>
          </table:table-cell>
          <table:table-cell office:value-type="float" office:value="0.02424301" calcext:value-type="float">
            <text:p>0.02424301</text:p>
          </table:table-cell>
          <table:table-cell office:value-type="float" office:value="-104.4597" calcext:value-type="float">
            <text:p>-104.4597</text:p>
          </table:table-cell>
          <table:table-cell office:value-type="float" office:value="263.6653" calcext:value-type="float">
            <text:p>263.6653</text:p>
          </table:table-cell>
          <table:table-cell office:value-type="float" office:value="-0.9121894" calcext:value-type="float">
            <text:p>-0.9121894</text:p>
          </table:table-cell>
          <table:table-cell office:value-type="float" office:value="90.74074" calcext:value-type="float">
            <text:p>90.74074</text:p>
          </table:table-cell>
          <table:table-cell office:value-type="float" office:value="678.6045" calcext:value-type="float">
            <text:p>678.6045</text:p>
          </table:table-cell>
          <table:table-cell office:value-type="float" office:value="0.09171941" calcext:value-type="float">
            <text:p>0.09171941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786954" calcext:value-type="float">
            <text:p>0.0002786954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9.15789" calcext:value-type="float">
            <text:p>-99.15789</text:p>
          </table:table-cell>
          <table:table-cell office:value-type="float" office:value="0" calcext:value-type="float">
            <text:p>0</text:p>
          </table:table-cell>
          <table:table-cell office:value-type="float" office:value="360.6878" calcext:value-type="float">
            <text:p>360.6878</text:p>
          </table:table-cell>
          <table:table-cell office:value-type="float" office:value="1206.474" calcext:value-type="float">
            <text:p>1206.474</text:p>
          </table:table-cell>
          <table:table-cell office:value-type="float" office:value="1466.294" calcext:value-type="float">
            <text:p>1466.294</text:p>
          </table:table-cell>
          <table:table-cell office:value-type="float" office:value="1268.689" calcext:value-type="float">
            <text:p>1268.689</text:p>
          </table:table-cell>
          <table:table-cell office:value-type="float" office:value="757.2261" calcext:value-type="float">
            <text:p>757.2261</text:p>
          </table:table-cell>
          <table:table-cell office:value-type="float" office:value="1121.343" calcext:value-type="float">
            <text:p>1121.343</text:p>
          </table:table-cell>
          <table:table-cell office:value-type="float" office:value="410.3426" calcext:value-type="float">
            <text:p>410.3426</text:p>
          </table:table-cell>
          <table:table-cell office:value-type="float" office:value="1833.37" calcext:value-type="float">
            <text:p>1833.37</text:p>
          </table:table-cell>
          <table:table-cell office:value-type="float" office:value="2074.486" calcext:value-type="float">
            <text:p>2074.486</text:p>
          </table:table-cell>
          <table:table-cell office:value-type="float" office:value="1662.084" calcext:value-type="float">
            <text:p>1662.084</text:p>
          </table:table-cell>
          <table:table-cell office:value-type="float" office:value="583.7433" calcext:value-type="float">
            <text:p>583.7433</text:p>
          </table:table-cell>
          <table:table-cell office:value-type="float" office:value="577.5824" calcext:value-type="float">
            <text:p>577.5824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03139379" calcext:value-type="float">
            <text:p>-0.0003139379</text:p>
          </table:table-cell>
          <table:table-cell office:value-type="float" office:value="0" calcext:value-type="float">
            <text:p>0</text:p>
          </table:table-cell>
          <table:table-cell office:value-type="float" office:value="0.2223147" calcext:value-type="float">
            <text:p>0.2223147</text:p>
          </table:table-cell>
          <table:table-cell office:value-type="float" office:value="7.867118" calcext:value-type="float">
            <text:p>7.867118</text:p>
          </table:table-cell>
          <table:table-cell office:value-type="float" office:value="-3.20118" calcext:value-type="float">
            <text:p>-3.20118</text:p>
          </table:table-cell>
          <table:table-cell office:value-type="float" office:value="4.665938" calcext:value-type="float">
            <text:p>4.665938</text:p>
          </table:table-cell>
          <table:table-cell office:value-type="float" office:value="-104.0568" calcext:value-type="float">
            <text:p>-104.0568</text:p>
          </table:table-cell>
          <table:table-cell office:value-type="float" office:value="0" calcext:value-type="float">
            <text:p>0</text:p>
          </table:table-cell>
          <table:table-cell office:value-type="float" office:value="5.253805" calcext:value-type="float">
            <text:p>5.253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916.165" calcext:value-type="float">
            <text:p>916.165</text:p>
          </table:table-cell>
          <table:table-cell office:value-type="float" office:value="13260.72" calcext:value-type="float">
            <text:p>13260.72</text:p>
          </table:table-cell>
          <table:table-cell office:value-type="float" office:value="0" calcext:value-type="float">
            <text:p>0</text:p>
          </table:table-cell>
          <table:table-cell office:value-type="float" office:value="0.029252" calcext:value-type="float">
            <text:p>0.029252</text:p>
          </table:table-cell>
          <table:table-cell office:value-type="float" office:value="-107.0465" calcext:value-type="float">
            <text:p>-107.0465</text:p>
          </table:table-cell>
          <table:table-cell office:value-type="float" office:value="272.5094" calcext:value-type="float">
            <text:p>272.5094</text:p>
          </table:table-cell>
          <table:table-cell office:value-type="float" office:value="-1.106482" calcext:value-type="float">
            <text:p>-1.106482</text:p>
          </table:table-cell>
          <table:table-cell office:value-type="float" office:value="91.48251" calcext:value-type="float">
            <text:p>91.48251</text:p>
          </table:table-cell>
          <table:table-cell office:value-type="float" office:value="677.8484" calcext:value-type="float">
            <text:p>677.8484</text:p>
          </table:table-cell>
          <table:table-cell office:value-type="float" office:value="0.09218672" calcext:value-type="float">
            <text:p>0.09218672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00.1366" calcext:value-type="float">
            <text:p>-100.1366</text:p>
          </table:table-cell>
          <table:table-cell office:value-type="float" office:value="0" calcext:value-type="float">
            <text:p>0</text:p>
          </table:table-cell>
          <table:table-cell office:value-type="float" office:value="360.6273" calcext:value-type="float">
            <text:p>360.6273</text:p>
          </table:table-cell>
          <table:table-cell office:value-type="float" office:value="1206.048" calcext:value-type="float">
            <text:p>1206.048</text:p>
          </table:table-cell>
          <table:table-cell office:value-type="float" office:value="1465.839" calcext:value-type="float">
            <text:p>1465.839</text:p>
          </table:table-cell>
          <table:table-cell office:value-type="float" office:value="1268.388" calcext:value-type="float">
            <text:p>1268.388</text:p>
          </table:table-cell>
          <table:table-cell office:value-type="float" office:value="757.028" calcext:value-type="float">
            <text:p>757.028</text:p>
          </table:table-cell>
          <table:table-cell office:value-type="float" office:value="1121.226" calcext:value-type="float">
            <text:p>1121.226</text:p>
          </table:table-cell>
          <table:table-cell office:value-type="float" office:value="410.3163" calcext:value-type="float">
            <text:p>410.3163</text:p>
          </table:table-cell>
          <table:table-cell office:value-type="float" office:value="1833.325" calcext:value-type="float">
            <text:p>1833.325</text:p>
          </table:table-cell>
          <table:table-cell office:value-type="float" office:value="2074.45" calcext:value-type="float">
            <text:p>2074.45</text:p>
          </table:table-cell>
          <table:table-cell office:value-type="float" office:value="1662.065" calcext:value-type="float">
            <text:p>1662.065</text:p>
          </table:table-cell>
          <table:table-cell office:value-type="float" office:value="583.7408" calcext:value-type="float">
            <text:p>583.7408</text:p>
          </table:table-cell>
          <table:table-cell office:value-type="float" office:value="577.5764" calcext:value-type="float">
            <text:p>577.5764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03679323" calcext:value-type="float">
            <text:p>-0.0003679323</text:p>
          </table:table-cell>
          <table:table-cell office:value-type="float" office:value="0" calcext:value-type="float">
            <text:p>0</text:p>
          </table:table-cell>
          <table:table-cell office:value-type="float" office:value="0.2485588" calcext:value-type="float">
            <text:p>0.2485588</text:p>
          </table:table-cell>
          <table:table-cell office:value-type="float" office:value="9.947812" calcext:value-type="float">
            <text:p>9.947812</text:p>
          </table:table-cell>
          <table:table-cell office:value-type="float" office:value="-3.868888" calcext:value-type="float">
            <text:p>-3.868888</text:p>
          </table:table-cell>
          <table:table-cell office:value-type="float" office:value="6.078924" calcext:value-type="float">
            <text:p>6.078924</text:p>
          </table:table-cell>
          <table:table-cell office:value-type="float" office:value="-106.4135" calcext:value-type="float">
            <text:p>-106.4135</text:p>
          </table:table-cell>
          <table:table-cell office:value-type="float" office:value="0" calcext:value-type="float">
            <text:p>0</text:p>
          </table:table-cell>
          <table:table-cell office:value-type="float" office:value="5.217751" calcext:value-type="float">
            <text:p>5.21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913.9049" calcext:value-type="float">
            <text:p>913.9049</text:p>
          </table:table-cell>
          <table:table-cell office:value-type="float" office:value="13260.62" calcext:value-type="float">
            <text:p>13260.62</text:p>
          </table:table-cell>
          <table:table-cell office:value-type="float" office:value="0" calcext:value-type="float">
            <text:p>0</text:p>
          </table:table-cell>
          <table:table-cell office:value-type="float" office:value="0.035133" calcext:value-type="float">
            <text:p>0.035133</text:p>
          </table:table-cell>
          <table:table-cell office:value-type="float" office:value="-109.5491" calcext:value-type="float">
            <text:p>-109.5491</text:p>
          </table:table-cell>
          <table:table-cell office:value-type="float" office:value="281.0588" calcext:value-type="float">
            <text:p>281.0588</text:p>
          </table:table-cell>
          <table:table-cell office:value-type="float" office:value="-1.337455" calcext:value-type="float">
            <text:p>-1.337455</text:p>
          </table:table-cell>
          <table:table-cell office:value-type="float" office:value="91.98351" calcext:value-type="float">
            <text:p>91.98351</text:p>
          </table:table-cell>
          <table:table-cell office:value-type="float" office:value="677.0355" calcext:value-type="float">
            <text:p>677.0355</text:p>
          </table:table-cell>
          <table:table-cell office:value-type="float" office:value="0.09263337" calcext:value-type="float">
            <text:p>0.09263337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00.6817" calcext:value-type="float">
            <text:p>-100.6817</text:p>
          </table:table-cell>
          <table:table-cell office:value-type="float" office:value="0" calcext:value-type="float">
            <text:p>0</text:p>
          </table:table-cell>
          <table:table-cell office:value-type="float" office:value="360.6504" calcext:value-type="float">
            <text:p>360.6504</text:p>
          </table:table-cell>
          <table:table-cell office:value-type="float" office:value="1205.649" calcext:value-type="float">
            <text:p>1205.649</text:p>
          </table:table-cell>
          <table:table-cell office:value-type="float" office:value="1465.402" calcext:value-type="float">
            <text:p>1465.402</text:p>
          </table:table-cell>
          <table:table-cell office:value-type="float" office:value="1268.099" calcext:value-type="float">
            <text:p>1268.099</text:p>
          </table:table-cell>
          <table:table-cell office:value-type="float" office:value="756.8328" calcext:value-type="float">
            <text:p>756.8328</text:p>
          </table:table-cell>
          <table:table-cell office:value-type="float" office:value="1121.109" calcext:value-type="float">
            <text:p>1121.109</text:p>
          </table:table-cell>
          <table:table-cell office:value-type="float" office:value="410.2902" calcext:value-type="float">
            <text:p>410.2902</text:p>
          </table:table-cell>
          <table:table-cell office:value-type="float" office:value="1833.281" calcext:value-type="float">
            <text:p>1833.281</text:p>
          </table:table-cell>
          <table:table-cell office:value-type="float" office:value="2074.412" calcext:value-type="float">
            <text:p>2074.412</text:p>
          </table:table-cell>
          <table:table-cell office:value-type="float" office:value="1662.046" calcext:value-type="float">
            <text:p>1662.046</text:p>
          </table:table-cell>
          <table:table-cell office:value-type="float" office:value="583.7383" calcext:value-type="float">
            <text:p>583.7383</text:p>
          </table:table-cell>
          <table:table-cell office:value-type="float" office:value="577.5701" calcext:value-type="float">
            <text:p>577.5701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03854562" calcext:value-type="float">
            <text:p>-0.0003854562</text:p>
          </table:table-cell>
          <table:table-cell office:value-type="float" office:value="0" calcext:value-type="float">
            <text:p>0</text:p>
          </table:table-cell>
          <table:table-cell office:value-type="float" office:value="0.2741372" calcext:value-type="float">
            <text:p>0.2741372</text:p>
          </table:table-cell>
          <table:table-cell office:value-type="float" office:value="12.39543" calcext:value-type="float">
            <text:p>12.39543</text:p>
          </table:table-cell>
          <table:table-cell office:value-type="float" office:value="-4.591" calcext:value-type="float">
            <text:p>-4.591</text:p>
          </table:table-cell>
          <table:table-cell office:value-type="float" office:value="7.804432" calcext:value-type="float">
            <text:p>7.804432</text:p>
          </table:table-cell>
          <table:table-cell office:value-type="float" office:value="-108.6849" calcext:value-type="float">
            <text:p>-108.6849</text:p>
          </table:table-cell>
          <table:table-cell office:value-type="float" office:value="0" calcext:value-type="float">
            <text:p>0</text:p>
          </table:table-cell>
          <table:table-cell office:value-type="float" office:value="5.217156" calcext:value-type="float">
            <text:p>5.217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912.274" calcext:value-type="float">
            <text:p>912.274</text:p>
          </table:table-cell>
          <table:table-cell office:value-type="float" office:value="13260.47" calcext:value-type="float">
            <text:p>13260.47</text:p>
          </table:table-cell>
          <table:table-cell office:value-type="float" office:value="0" calcext:value-type="float">
            <text:p>0</text:p>
          </table:table-cell>
          <table:table-cell office:value-type="float" office:value="0.04223002" calcext:value-type="float">
            <text:p>0.04223002</text:p>
          </table:table-cell>
          <table:table-cell office:value-type="float" office:value="-111.4663" calcext:value-type="float">
            <text:p>-111.4663</text:p>
          </table:table-cell>
          <table:table-cell office:value-type="float" office:value="285.6877" calcext:value-type="float">
            <text:p>285.6877</text:p>
          </table:table-cell>
          <table:table-cell office:value-type="float" office:value="-1.618108" calcext:value-type="float">
            <text:p>-1.618108</text:p>
          </table:table-cell>
          <table:table-cell office:value-type="float" office:value="91.60422" calcext:value-type="float">
            <text:p>91.60422</text:p>
          </table:table-cell>
          <table:table-cell office:value-type="float" office:value="676.7675" calcext:value-type="float">
            <text:p>676.7675</text:p>
          </table:table-cell>
          <table:table-cell office:value-type="float" office:value="0.09305296" calcext:value-type="float">
            <text:p>0.09305296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00.4731" calcext:value-type="float">
            <text:p>-100.4731</text:p>
          </table:table-cell>
          <table:table-cell office:value-type="float" office:value="0" calcext:value-type="float">
            <text:p>0</text:p>
          </table:table-cell>
          <table:table-cell office:value-type="float" office:value="360.7078" calcext:value-type="float">
            <text:p>360.7078</text:p>
          </table:table-cell>
          <table:table-cell office:value-type="float" office:value="1205.25" calcext:value-type="float">
            <text:p>1205.25</text:p>
          </table:table-cell>
          <table:table-cell office:value-type="float" office:value="1464.966" calcext:value-type="float">
            <text:p>1464.966</text:p>
          </table:table-cell>
          <table:table-cell office:value-type="float" office:value="1267.821" calcext:value-type="float">
            <text:p>1267.821</text:p>
          </table:table-cell>
          <table:table-cell office:value-type="float" office:value="756.6326" calcext:value-type="float">
            <text:p>756.6326</text:p>
          </table:table-cell>
          <table:table-cell office:value-type="float" office:value="1120.994" calcext:value-type="float">
            <text:p>1120.994</text:p>
          </table:table-cell>
          <table:table-cell office:value-type="float" office:value="410.2643" calcext:value-type="float">
            <text:p>410.2643</text:p>
          </table:table-cell>
          <table:table-cell office:value-type="float" office:value="1833.236" calcext:value-type="float">
            <text:p>1833.236</text:p>
          </table:table-cell>
          <table:table-cell office:value-type="float" office:value="2074.375" calcext:value-type="float">
            <text:p>2074.375</text:p>
          </table:table-cell>
          <table:table-cell office:value-type="float" office:value="1662.026" calcext:value-type="float">
            <text:p>1662.026</text:p>
          </table:table-cell>
          <table:table-cell office:value-type="float" office:value="583.7357" calcext:value-type="float">
            <text:p>583.7357</text:p>
          </table:table-cell>
          <table:table-cell office:value-type="float" office:value="577.5638" calcext:value-type="float">
            <text:p>577.563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04019686" calcext:value-type="float">
            <text:p>-0.0004019686</text:p>
          </table:table-cell>
          <table:table-cell office:value-type="float" office:value="0" calcext:value-type="float">
            <text:p>0</text:p>
          </table:table-cell>
          <table:table-cell office:value-type="float" office:value="0.3194381" calcext:value-type="float">
            <text:p>0.3194381</text:p>
          </table:table-cell>
          <table:table-cell office:value-type="float" office:value="15.08171" calcext:value-type="float">
            <text:p>15.08171</text:p>
          </table:table-cell>
          <table:table-cell office:value-type="float" office:value="-5.433079" calcext:value-type="float">
            <text:p>-5.433079</text:p>
          </table:table-cell>
          <table:table-cell office:value-type="float" office:value="9.648636" calcext:value-type="float">
            <text:p>9.648636</text:p>
          </table:table-cell>
          <table:table-cell office:value-type="float" office:value="-110.3717" calcext:value-type="float">
            <text:p>-110.3717</text:p>
          </table:table-cell>
          <table:table-cell office:value-type="float" office:value="0" calcext:value-type="float">
            <text:p>0</text:p>
          </table:table-cell>
          <table:table-cell office:value-type="float" office:value="5.266906" calcext:value-type="float">
            <text:p>5.266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909.9277" calcext:value-type="float">
            <text:p>909.9277</text:p>
          </table:table-cell>
          <table:table-cell office:value-type="float" office:value="13260.38" calcext:value-type="float">
            <text:p>13260.38</text:p>
          </table:table-cell>
          <table:table-cell office:value-type="float" office:value="0" calcext:value-type="float">
            <text:p>0</text:p>
          </table:table-cell>
          <table:table-cell office:value-type="float" office:value="0.05127506" calcext:value-type="float">
            <text:p>0.05127506</text:p>
          </table:table-cell>
          <table:table-cell office:value-type="float" office:value="-114.0936" calcext:value-type="float">
            <text:p>-114.0936</text:p>
          </table:table-cell>
          <table:table-cell office:value-type="float" office:value="293.9202" calcext:value-type="float">
            <text:p>293.9202</text:p>
          </table:table-cell>
          <table:table-cell office:value-type="float" office:value="-1.958285" calcext:value-type="float">
            <text:p>-1.958285</text:p>
          </table:table-cell>
          <table:table-cell office:value-type="float" office:value="92.04726" calcext:value-type="float">
            <text:p>92.04726</text:p>
          </table:table-cell>
          <table:table-cell office:value-type="float" office:value="675.8535" calcext:value-type="float">
            <text:p>675.8535</text:p>
          </table:table-cell>
          <table:table-cell office:value-type="float" office:value="0.0935602" calcext:value-type="float">
            <text:p>0.0935602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00.9059" calcext:value-type="float">
            <text:p>-100.9059</text:p>
          </table:table-cell>
          <table:table-cell office:value-type="float" office:value="0" calcext:value-type="float">
            <text:p>0</text:p>
          </table:table-cell>
          <table:table-cell office:value-type="float" office:value="360.7818" calcext:value-type="float">
            <text:p>360.7818</text:p>
          </table:table-cell>
          <table:table-cell office:value-type="float" office:value="1204.841" calcext:value-type="float">
            <text:p>1204.841</text:p>
          </table:table-cell>
          <table:table-cell office:value-type="float" office:value="1464.519" calcext:value-type="float">
            <text:p>1464.519</text:p>
          </table:table-cell>
          <table:table-cell office:value-type="float" office:value="1267.538" calcext:value-type="float">
            <text:p>1267.538</text:p>
          </table:table-cell>
          <table:table-cell office:value-type="float" office:value="756.4272" calcext:value-type="float">
            <text:p>756.4272</text:p>
          </table:table-cell>
          <table:table-cell office:value-type="float" office:value="1120.877" calcext:value-type="float">
            <text:p>1120.877</text:p>
          </table:table-cell>
          <table:table-cell office:value-type="float" office:value="410.2383" calcext:value-type="float">
            <text:p>410.2383</text:p>
          </table:table-cell>
          <table:table-cell office:value-type="float" office:value="1833.191" calcext:value-type="float">
            <text:p>1833.191</text:p>
          </table:table-cell>
          <table:table-cell office:value-type="float" office:value="2074.337" calcext:value-type="float">
            <text:p>2074.337</text:p>
          </table:table-cell>
          <table:table-cell office:value-type="float" office:value="1662.007" calcext:value-type="float">
            <text:p>1662.007</text:p>
          </table:table-cell>
          <table:table-cell office:value-type="float" office:value="583.7332" calcext:value-type="float">
            <text:p>583.7332</text:p>
          </table:table-cell>
          <table:table-cell office:value-type="float" office:value="577.5575" calcext:value-type="float">
            <text:p>577.5575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04220317" calcext:value-type="float">
            <text:p>-0.0004220317</text:p>
          </table:table-cell>
          <table:table-cell office:value-type="float" office:value="0" calcext:value-type="float">
            <text:p>0</text:p>
          </table:table-cell>
          <table:table-cell office:value-type="float" office:value="0.367268" calcext:value-type="float">
            <text:p>0.367268</text:p>
          </table:table-cell>
          <table:table-cell office:value-type="float" office:value="18.13876" calcext:value-type="float">
            <text:p>18.13876</text:p>
          </table:table-cell>
          <table:table-cell office:value-type="float" office:value="-6.636886" calcext:value-type="float">
            <text:p>-6.636886</text:p>
          </table:table-cell>
          <table:table-cell office:value-type="float" office:value="11.50187" calcext:value-type="float">
            <text:p>11.50187</text:p>
          </table:table-cell>
          <table:table-cell office:value-type="float" office:value="-112.7226" calcext:value-type="float">
            <text:p>-112.7226</text:p>
          </table:table-cell>
          <table:table-cell office:value-type="float" office:value="0" calcext:value-type="float">
            <text:p>0</text:p>
          </table:table-cell>
          <table:table-cell office:value-type="float" office:value="5.330059" calcext:value-type="float">
            <text:p>5.33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908.1055" calcext:value-type="float">
            <text:p>908.1055</text:p>
          </table:table-cell>
          <table:table-cell office:value-type="float" office:value="13260.26" calcext:value-type="float">
            <text:p>13260.26</text:p>
          </table:table-cell>
          <table:table-cell office:value-type="float" office:value="0" calcext:value-type="float">
            <text:p>0</text:p>
          </table:table-cell>
          <table:table-cell office:value-type="float" office:value="0.06294253" calcext:value-type="float">
            <text:p>0.06294253</text:p>
          </table:table-cell>
          <table:table-cell office:value-type="float" office:value="-116.271" calcext:value-type="float">
            <text:p>-116.271</text:p>
          </table:table-cell>
          <table:table-cell office:value-type="float" office:value="300.2414" calcext:value-type="float">
            <text:p>300.2414</text:p>
          </table:table-cell>
          <table:table-cell office:value-type="float" office:value="-2.349224" calcext:value-type="float">
            <text:p>-2.349224</text:p>
          </table:table-cell>
          <table:table-cell office:value-type="float" office:value="91.33655" calcext:value-type="float">
            <text:p>91.33655</text:p>
          </table:table-cell>
          <table:table-cell office:value-type="float" office:value="675.5164" calcext:value-type="float">
            <text:p>675.5164</text:p>
          </table:table-cell>
          <table:table-cell office:value-type="float" office:value="0.09400141" calcext:value-type="float">
            <text:p>0.09400141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00.6007" calcext:value-type="float">
            <text:p>-100.6007</text:p>
          </table:table-cell>
          <table:table-cell office:value-type="float" office:value="0" calcext:value-type="float">
            <text:p>0</text:p>
          </table:table-cell>
          <table:table-cell office:value-type="float" office:value="360.8704" calcext:value-type="float">
            <text:p>360.8704</text:p>
          </table:table-cell>
          <table:table-cell office:value-type="float" office:value="1204.395" calcext:value-type="float">
            <text:p>1204.395</text:p>
          </table:table-cell>
          <table:table-cell office:value-type="float" office:value="1464.042" calcext:value-type="float">
            <text:p>1464.042</text:p>
          </table:table-cell>
          <table:table-cell office:value-type="float" office:value="1267.231" calcext:value-type="float">
            <text:p>1267.231</text:p>
          </table:table-cell>
          <table:table-cell office:value-type="float" office:value="756.2187" calcext:value-type="float">
            <text:p>756.2187</text:p>
          </table:table-cell>
          <table:table-cell office:value-type="float" office:value="1120.758" calcext:value-type="float">
            <text:p>1120.758</text:p>
          </table:table-cell>
          <table:table-cell office:value-type="float" office:value="410.2117" calcext:value-type="float">
            <text:p>410.2117</text:p>
          </table:table-cell>
          <table:table-cell office:value-type="float" office:value="1833.147" calcext:value-type="float">
            <text:p>1833.147</text:p>
          </table:table-cell>
          <table:table-cell office:value-type="float" office:value="2074.299" calcext:value-type="float">
            <text:p>2074.299</text:p>
          </table:table-cell>
          <table:table-cell office:value-type="float" office:value="1661.987" calcext:value-type="float">
            <text:p>1661.987</text:p>
          </table:table-cell>
          <table:table-cell office:value-type="float" office:value="583.7305" calcext:value-type="float">
            <text:p>583.7305</text:p>
          </table:table-cell>
          <table:table-cell office:value-type="float" office:value="577.5511" calcext:value-type="float">
            <text:p>577.5511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04523041" calcext:value-type="float">
            <text:p>-0.0004523041</text:p>
          </table:table-cell>
          <table:table-cell office:value-type="float" office:value="0" calcext:value-type="float">
            <text:p>0</text:p>
          </table:table-cell>
          <table:table-cell office:value-type="float" office:value="0.4105297" calcext:value-type="float">
            <text:p>0.4105297</text:p>
          </table:table-cell>
          <table:table-cell office:value-type="float" office:value="21.51501" calcext:value-type="float">
            <text:p>21.51501</text:p>
          </table:table-cell>
          <table:table-cell office:value-type="float" office:value="-7.922462" calcext:value-type="float">
            <text:p>-7.922462</text:p>
          </table:table-cell>
          <table:table-cell office:value-type="float" office:value="13.59255" calcext:value-type="float">
            <text:p>13.59255</text:p>
          </table:table-cell>
          <table:table-cell office:value-type="float" office:value="-114.586" calcext:value-type="float">
            <text:p>-114.586</text:p>
          </table:table-cell>
          <table:table-cell office:value-type="float" office:value="0" calcext:value-type="float">
            <text:p>0</text:p>
          </table:table-cell>
          <table:table-cell office:value-type="float" office:value="5.406338" calcext:value-type="float">
            <text:p>5.406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906.3999" calcext:value-type="float">
            <text:p>906.3999</text:p>
          </table:table-cell>
          <table:table-cell office:value-type="float" office:value="13260.06" calcext:value-type="float">
            <text:p>13260.06</text:p>
          </table:table-cell>
          <table:table-cell office:value-type="float" office:value="0" calcext:value-type="float">
            <text:p>0</text:p>
          </table:table-cell>
          <table:table-cell office:value-type="float" office:value="0.07787349" calcext:value-type="float">
            <text:p>0.07787349</text:p>
          </table:table-cell>
          <table:table-cell office:value-type="float" office:value="-118.4656" calcext:value-type="float">
            <text:p>-118.4656</text:p>
          </table:table-cell>
          <table:table-cell office:value-type="float" office:value="306.9612" calcext:value-type="float">
            <text:p>306.9612</text:p>
          </table:table-cell>
          <table:table-cell office:value-type="float" office:value="-2.782777" calcext:value-type="float">
            <text:p>-2.782777</text:p>
          </table:table-cell>
          <table:table-cell office:value-type="float" office:value="90.9658" calcext:value-type="float">
            <text:p>90.9658</text:p>
          </table:table-cell>
          <table:table-cell office:value-type="float" office:value="675.3061" calcext:value-type="float">
            <text:p>675.3061</text:p>
          </table:table-cell>
          <table:table-cell office:value-type="float" office:value="0.09446642" calcext:value-type="float">
            <text:p>0.09446642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9.71842" calcext:value-type="float">
            <text:p>-99.71842</text:p>
          </table:table-cell>
          <table:table-cell office:value-type="float" office:value="0" calcext:value-type="float">
            <text:p>0</text:p>
          </table:table-cell>
          <table:table-cell office:value-type="float" office:value="360.9009" calcext:value-type="float">
            <text:p>360.9009</text:p>
          </table:table-cell>
          <table:table-cell office:value-type="float" office:value="1203.953" calcext:value-type="float">
            <text:p>1203.953</text:p>
          </table:table-cell>
          <table:table-cell office:value-type="float" office:value="1463.555" calcext:value-type="float">
            <text:p>1463.555</text:p>
          </table:table-cell>
          <table:table-cell office:value-type="float" office:value="1266.912" calcext:value-type="float">
            <text:p>1266.912</text:p>
          </table:table-cell>
          <table:table-cell office:value-type="float" office:value="756.0009" calcext:value-type="float">
            <text:p>756.0009</text:p>
          </table:table-cell>
          <table:table-cell office:value-type="float" office:value="1120.634" calcext:value-type="float">
            <text:p>1120.634</text:p>
          </table:table-cell>
          <table:table-cell office:value-type="float" office:value="410.1841" calcext:value-type="float">
            <text:p>410.1841</text:p>
          </table:table-cell>
          <table:table-cell office:value-type="float" office:value="1833.102" calcext:value-type="float">
            <text:p>1833.102</text:p>
          </table:table-cell>
          <table:table-cell office:value-type="float" office:value="2074.262" calcext:value-type="float">
            <text:p>2074.262</text:p>
          </table:table-cell>
          <table:table-cell office:value-type="float" office:value="1661.968" calcext:value-type="float">
            <text:p>1661.968</text:p>
          </table:table-cell>
          <table:table-cell office:value-type="float" office:value="583.7278" calcext:value-type="float">
            <text:p>583.7278</text:p>
          </table:table-cell>
          <table:table-cell office:value-type="float" office:value="577.5446" calcext:value-type="float">
            <text:p>577.5446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04818589" calcext:value-type="float">
            <text:p>-0.0004818589</text:p>
          </table:table-cell>
          <table:table-cell office:value-type="float" office:value="0" calcext:value-type="float">
            <text:p>0</text:p>
          </table:table-cell>
          <table:table-cell office:value-type="float" office:value="0.449765" calcext:value-type="float">
            <text:p>0.449765</text:p>
          </table:table-cell>
          <table:table-cell office:value-type="float" office:value="25.44645" calcext:value-type="float">
            <text:p>25.44645</text:p>
          </table:table-cell>
          <table:table-cell office:value-type="float" office:value="-9.211523" calcext:value-type="float">
            <text:p>-9.211523</text:p>
          </table:table-cell>
          <table:table-cell office:value-type="float" office:value="16.23492" calcext:value-type="float">
            <text:p>16.23492</text:p>
          </table:table-cell>
          <table:table-cell office:value-type="float" office:value="-116.4173" calcext:value-type="float">
            <text:p>-116.4173</text:p>
          </table:table-cell>
          <table:table-cell office:value-type="float" office:value="0" calcext:value-type="float">
            <text:p>0</text:p>
          </table:table-cell>
          <table:table-cell office:value-type="float" office:value="5.476311" calcext:value-type="float">
            <text:p>5.476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904.8408" calcext:value-type="float">
            <text:p>904.8408</text:p>
          </table:table-cell>
          <table:table-cell office:value-type="float" office:value="13259.81" calcext:value-type="float">
            <text:p>13259.81</text:p>
          </table:table-cell>
          <table:table-cell office:value-type="float" office:value="0" calcext:value-type="float">
            <text:p>0</text:p>
          </table:table-cell>
          <table:table-cell office:value-type="float" office:value="0.09637524" calcext:value-type="float">
            <text:p>0.09637524</text:p>
          </table:table-cell>
          <table:table-cell office:value-type="float" office:value="-120.6201" calcext:value-type="float">
            <text:p>-120.6201</text:p>
          </table:table-cell>
          <table:table-cell office:value-type="float" office:value="313.5382" calcext:value-type="float">
            <text:p>313.5382</text:p>
          </table:table-cell>
          <table:table-cell office:value-type="float" office:value="-3.279493" calcext:value-type="float">
            <text:p>-3.279493</text:p>
          </table:table-cell>
          <table:table-cell office:value-type="float" office:value="90.64732" calcext:value-type="float">
            <text:p>90.64732</text:p>
          </table:table-cell>
          <table:table-cell office:value-type="float" office:value="675.1923" calcext:value-type="float">
            <text:p>675.1923</text:p>
          </table:table-cell>
          <table:table-cell office:value-type="float" office:value="0.09495636" calcext:value-type="float">
            <text:p>0.09495636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8.42081" calcext:value-type="float">
            <text:p>-98.42081</text:p>
          </table:table-cell>
          <table:table-cell office:value-type="float" office:value="0" calcext:value-type="float">
            <text:p>0</text:p>
          </table:table-cell>
          <table:table-cell office:value-type="float" office:value="360.9158" calcext:value-type="float">
            <text:p>360.9158</text:p>
          </table:table-cell>
          <table:table-cell office:value-type="float" office:value="1203.527" calcext:value-type="float">
            <text:p>1203.527</text:p>
          </table:table-cell>
          <table:table-cell office:value-type="float" office:value="1463.075" calcext:value-type="float">
            <text:p>1463.075</text:p>
          </table:table-cell>
          <table:table-cell office:value-type="float" office:value="1266.591" calcext:value-type="float">
            <text:p>1266.591</text:p>
          </table:table-cell>
          <table:table-cell office:value-type="float" office:value="755.7877" calcext:value-type="float">
            <text:p>755.7877</text:p>
          </table:table-cell>
          <table:table-cell office:value-type="float" office:value="1120.509" calcext:value-type="float">
            <text:p>1120.509</text:p>
          </table:table-cell>
          <table:table-cell office:value-type="float" office:value="410.1563" calcext:value-type="float">
            <text:p>410.1563</text:p>
          </table:table-cell>
          <table:table-cell office:value-type="float" office:value="1833.056" calcext:value-type="float">
            <text:p>1833.056</text:p>
          </table:table-cell>
          <table:table-cell office:value-type="float" office:value="2074.224" calcext:value-type="float">
            <text:p>2074.224</text:p>
          </table:table-cell>
          <table:table-cell office:value-type="float" office:value="1661.948" calcext:value-type="float">
            <text:p>1661.948</text:p>
          </table:table-cell>
          <table:table-cell office:value-type="float" office:value="583.7252" calcext:value-type="float">
            <text:p>583.7252</text:p>
          </table:table-cell>
          <table:table-cell office:value-type="float" office:value="577.538" calcext:value-type="float">
            <text:p>577.53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2" calcext:value-type="float">
            <text:p>35.67412</text:p>
          </table:table-cell>
          <table:table-cell office:value-type="float" office:value="0" calcext:value-type="float">
            <text:p>0</text:p>
          </table:table-cell>
          <table:table-cell office:value-type="float" office:value="-0.0005089248" calcext:value-type="float">
            <text:p>-0.0005089248</text:p>
          </table:table-cell>
          <table:table-cell office:value-type="float" office:value="0" calcext:value-type="float">
            <text:p>0</text:p>
          </table:table-cell>
          <table:table-cell office:value-type="float" office:value="0.5006657" calcext:value-type="float">
            <text:p>0.5006657</text:p>
          </table:table-cell>
          <table:table-cell office:value-type="float" office:value="29.84004" calcext:value-type="float">
            <text:p>29.84004</text:p>
          </table:table-cell>
          <table:table-cell office:value-type="float" office:value="-10.65097" calcext:value-type="float">
            <text:p>-10.65097</text:p>
          </table:table-cell>
          <table:table-cell office:value-type="float" office:value="19.18908" calcext:value-type="float">
            <text:p>19.18908</text:p>
          </table:table-cell>
          <table:table-cell office:value-type="float" office:value="-118.1474" calcext:value-type="float">
            <text:p>-118.1474</text:p>
          </table:table-cell>
          <table:table-cell office:value-type="float" office:value="0" calcext:value-type="float">
            <text:p>0</text:p>
          </table:table-cell>
          <table:table-cell office:value-type="float" office:value="5.5492" calcext:value-type="float">
            <text:p>5.5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903.361" calcext:value-type="float">
            <text:p>903.361</text:p>
          </table:table-cell>
          <table:table-cell office:value-type="float" office:value="13259.54" calcext:value-type="float">
            <text:p>13259.54</text:p>
          </table:table-cell>
          <table:table-cell office:value-type="float" office:value="0" calcext:value-type="float">
            <text:p>0</text:p>
          </table:table-cell>
          <table:table-cell office:value-type="float" office:value="0.1193787" calcext:value-type="float">
            <text:p>0.1193787</text:p>
          </table:table-cell>
          <table:table-cell office:value-type="float" office:value="-122.7931" calcext:value-type="float">
            <text:p>-122.7931</text:p>
          </table:table-cell>
          <table:table-cell office:value-type="float" office:value="320.3928" calcext:value-type="float">
            <text:p>320.3928</text:p>
          </table:table-cell>
          <table:table-cell office:value-type="float" office:value="-3.856658" calcext:value-type="float">
            <text:p>-3.856658</text:p>
          </table:table-cell>
          <table:table-cell office:value-type="float" office:value="90.35278" calcext:value-type="float">
            <text:p>90.35278</text:p>
          </table:table-cell>
          <table:table-cell office:value-type="float" office:value="675.1186" calcext:value-type="float">
            <text:p>675.1186</text:p>
          </table:table-cell>
          <table:table-cell office:value-type="float" office:value="0.09548402" calcext:value-type="float">
            <text:p>0.09548402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6.75945" calcext:value-type="float">
            <text:p>-96.75945</text:p>
          </table:table-cell>
          <table:table-cell office:value-type="float" office:value="0" calcext:value-type="float">
            <text:p>0</text:p>
          </table:table-cell>
          <table:table-cell office:value-type="float" office:value="360.9229" calcext:value-type="float">
            <text:p>360.9229</text:p>
          </table:table-cell>
          <table:table-cell office:value-type="float" office:value="1203.115" calcext:value-type="float">
            <text:p>1203.115</text:p>
          </table:table-cell>
          <table:table-cell office:value-type="float" office:value="1462.602" calcext:value-type="float">
            <text:p>1462.602</text:p>
          </table:table-cell>
          <table:table-cell office:value-type="float" office:value="1266.277" calcext:value-type="float">
            <text:p>1266.277</text:p>
          </table:table-cell>
          <table:table-cell office:value-type="float" office:value="755.5728" calcext:value-type="float">
            <text:p>755.5728</text:p>
          </table:table-cell>
          <table:table-cell office:value-type="float" office:value="1120.383" calcext:value-type="float">
            <text:p>1120.383</text:p>
          </table:table-cell>
          <table:table-cell office:value-type="float" office:value="410.1287" calcext:value-type="float">
            <text:p>410.1287</text:p>
          </table:table-cell>
          <table:table-cell office:value-type="float" office:value="1833.01" calcext:value-type="float">
            <text:p>1833.01</text:p>
          </table:table-cell>
          <table:table-cell office:value-type="float" office:value="2074.186" calcext:value-type="float">
            <text:p>2074.186</text:p>
          </table:table-cell>
          <table:table-cell office:value-type="float" office:value="1661.928" calcext:value-type="float">
            <text:p>1661.928</text:p>
          </table:table-cell>
          <table:table-cell office:value-type="float" office:value="583.7224" calcext:value-type="float">
            <text:p>583.7224</text:p>
          </table:table-cell>
          <table:table-cell office:value-type="float" office:value="577.5314" calcext:value-type="float">
            <text:p>577.5314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2" calcext:value-type="float">
            <text:p>35.67412</text:p>
          </table:table-cell>
          <table:table-cell office:value-type="float" office:value="0" calcext:value-type="float">
            <text:p>0</text:p>
          </table:table-cell>
          <table:table-cell office:value-type="float" office:value="-0.0005354539" calcext:value-type="float">
            <text:p>-0.0005354539</text:p>
          </table:table-cell>
          <table:table-cell office:value-type="float" office:value="0" calcext:value-type="float">
            <text:p>0</text:p>
          </table:table-cell>
          <table:table-cell office:value-type="float" office:value="0.5462744" calcext:value-type="float">
            <text:p>0.5462744</text:p>
          </table:table-cell>
          <table:table-cell office:value-type="float" office:value="34.70985" calcext:value-type="float">
            <text:p>34.70985</text:p>
          </table:table-cell>
          <table:table-cell office:value-type="float" office:value="-12.26493" calcext:value-type="float">
            <text:p>-12.26493</text:p>
          </table:table-cell>
          <table:table-cell office:value-type="float" office:value="22.44492" calcext:value-type="float">
            <text:p>22.44492</text:p>
          </table:table-cell>
          <table:table-cell office:value-type="float" office:value="-119.8263" calcext:value-type="float">
            <text:p>-119.8263</text:p>
          </table:table-cell>
          <table:table-cell office:value-type="float" office:value="0" calcext:value-type="float">
            <text:p>0</text:p>
          </table:table-cell>
          <table:table-cell office:value-type="float" office:value="5.632787" calcext:value-type="float">
            <text:p>5.63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901.9902" calcext:value-type="float">
            <text:p>901.9902</text:p>
          </table:table-cell>
          <table:table-cell office:value-type="float" office:value="13259.26" calcext:value-type="float">
            <text:p>13259.26</text:p>
          </table:table-cell>
          <table:table-cell office:value-type="float" office:value="0" calcext:value-type="float">
            <text:p>0</text:p>
          </table:table-cell>
          <table:table-cell office:value-type="float" office:value="0.1476455" calcext:value-type="float">
            <text:p>0.1476455</text:p>
          </table:table-cell>
          <table:table-cell office:value-type="float" office:value="-124.9474" calcext:value-type="float">
            <text:p>-124.9474</text:p>
          </table:table-cell>
          <table:table-cell office:value-type="float" office:value="327.0339" calcext:value-type="float">
            <text:p>327.0339</text:p>
          </table:table-cell>
          <table:table-cell office:value-type="float" office:value="-4.519297" calcext:value-type="float">
            <text:p>-4.519297</text:p>
          </table:table-cell>
          <table:table-cell office:value-type="float" office:value="90.07832" calcext:value-type="float">
            <text:p>90.07832</text:p>
          </table:table-cell>
          <table:table-cell office:value-type="float" office:value="675.0719" calcext:value-type="float">
            <text:p>675.0719</text:p>
          </table:table-cell>
          <table:table-cell office:value-type="float" office:value="0.09605769" calcext:value-type="float">
            <text:p>0.09605769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4.78118" calcext:value-type="float">
            <text:p>-94.78118</text:p>
          </table:table-cell>
          <table:table-cell office:value-type="float" office:value="0" calcext:value-type="float">
            <text:p>0</text:p>
          </table:table-cell>
          <table:table-cell office:value-type="float" office:value="360.9271" calcext:value-type="float">
            <text:p>360.9271</text:p>
          </table:table-cell>
          <table:table-cell office:value-type="float" office:value="1202.733" calcext:value-type="float">
            <text:p>1202.733</text:p>
          </table:table-cell>
          <table:table-cell office:value-type="float" office:value="1462.148" calcext:value-type="float">
            <text:p>1462.148</text:p>
          </table:table-cell>
          <table:table-cell office:value-type="float" office:value="1265.979" calcext:value-type="float">
            <text:p>1265.979</text:p>
          </table:table-cell>
          <table:table-cell office:value-type="float" office:value="755.3589" calcext:value-type="float">
            <text:p>755.3589</text:p>
          </table:table-cell>
          <table:table-cell office:value-type="float" office:value="1120.259" calcext:value-type="float">
            <text:p>1120.259</text:p>
          </table:table-cell>
          <table:table-cell office:value-type="float" office:value="410.1013" calcext:value-type="float">
            <text:p>410.1013</text:p>
          </table:table-cell>
          <table:table-cell office:value-type="float" office:value="1832.964" calcext:value-type="float">
            <text:p>1832.964</text:p>
          </table:table-cell>
          <table:table-cell office:value-type="float" office:value="2074.149" calcext:value-type="float">
            <text:p>2074.149</text:p>
          </table:table-cell>
          <table:table-cell office:value-type="float" office:value="1661.908" calcext:value-type="float">
            <text:p>1661.908</text:p>
          </table:table-cell>
          <table:table-cell office:value-type="float" office:value="583.7196" calcext:value-type="float">
            <text:p>583.7196</text:p>
          </table:table-cell>
          <table:table-cell office:value-type="float" office:value="577.5247" calcext:value-type="float">
            <text:p>577.5247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12" calcext:value-type="float">
            <text:p>35.67412</text:p>
          </table:table-cell>
          <table:table-cell office:value-type="float" office:value="0" calcext:value-type="float">
            <text:p>0</text:p>
          </table:table-cell>
          <table:table-cell office:value-type="float" office:value="-0.0005580839" calcext:value-type="float">
            <text:p>-0.0005580839</text:p>
          </table:table-cell>
          <table:table-cell office:value-type="float" office:value="0" calcext:value-type="float">
            <text:p>0</text:p>
          </table:table-cell>
          <table:table-cell office:value-type="float" office:value="0.5963696" calcext:value-type="float">
            <text:p>0.5963696</text:p>
          </table:table-cell>
          <table:table-cell office:value-type="float" office:value="39.93386" calcext:value-type="float">
            <text:p>39.93386</text:p>
          </table:table-cell>
          <table:table-cell office:value-type="float" office:value="-14.02069" calcext:value-type="float">
            <text:p>-14.02069</text:p>
          </table:table-cell>
          <table:table-cell office:value-type="float" office:value="25.91317" calcext:value-type="float">
            <text:p>25.91317</text:p>
          </table:table-cell>
          <table:table-cell office:value-type="float" office:value="-121.4167" calcext:value-type="float">
            <text:p>-121.4167</text:p>
          </table:table-cell>
          <table:table-cell office:value-type="float" office:value="0" calcext:value-type="float">
            <text:p>0</text:p>
          </table:table-cell>
          <table:table-cell office:value-type="float" office:value="5.732422" calcext:value-type="float">
            <text:p>5.73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900.6512" calcext:value-type="float">
            <text:p>900.6512</text:p>
          </table:table-cell>
          <table:table-cell office:value-type="float" office:value="13258.97" calcext:value-type="float">
            <text:p>13258.97</text:p>
          </table:table-cell>
          <table:table-cell office:value-type="float" office:value="0" calcext:value-type="float">
            <text:p>0</text:p>
          </table:table-cell>
          <table:table-cell office:value-type="float" office:value="0.1830209" calcext:value-type="float">
            <text:p>0.1830209</text:p>
          </table:table-cell>
          <table:table-cell office:value-type="float" office:value="-127.1634" calcext:value-type="float">
            <text:p>-127.1634</text:p>
          </table:table-cell>
          <table:table-cell office:value-type="float" office:value="333.1871" calcext:value-type="float">
            <text:p>333.1871</text:p>
          </table:table-cell>
          <table:table-cell office:value-type="float" office:value="-5.283329" calcext:value-type="float">
            <text:p>-5.283329</text:p>
          </table:table-cell>
          <table:table-cell office:value-type="float" office:value="89.78393" calcext:value-type="float">
            <text:p>89.78393</text:p>
          </table:table-cell>
          <table:table-cell office:value-type="float" office:value="675.0322" calcext:value-type="float">
            <text:p>675.0322</text:p>
          </table:table-cell>
          <table:table-cell office:value-type="float" office:value="0.09666599" calcext:value-type="float">
            <text:p>0.09666599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2.60519" calcext:value-type="float">
            <text:p>-92.60519</text:p>
          </table:table-cell>
          <table:table-cell office:value-type="float" office:value="0" calcext:value-type="float">
            <text:p>0</text:p>
          </table:table-cell>
          <table:table-cell office:value-type="float" office:value="360.9281" calcext:value-type="float">
            <text:p>360.9281</text:p>
          </table:table-cell>
          <table:table-cell office:value-type="float" office:value="1202.357" calcext:value-type="float">
            <text:p>1202.357</text:p>
          </table:table-cell>
          <table:table-cell office:value-type="float" office:value="1461.696" calcext:value-type="float">
            <text:p>1461.696</text:p>
          </table:table-cell>
          <table:table-cell office:value-type="float" office:value="1265.685" calcext:value-type="float">
            <text:p>1265.685</text:p>
          </table:table-cell>
          <table:table-cell office:value-type="float" office:value="755.1481" calcext:value-type="float">
            <text:p>755.1481</text:p>
          </table:table-cell>
          <table:table-cell office:value-type="float" office:value="1120.136" calcext:value-type="float">
            <text:p>1120.136</text:p>
          </table:table-cell>
          <table:table-cell office:value-type="float" office:value="410.0745" calcext:value-type="float">
            <text:p>410.0745</text:p>
          </table:table-cell>
          <table:table-cell office:value-type="float" office:value="1832.918" calcext:value-type="float">
            <text:p>1832.918</text:p>
          </table:table-cell>
          <table:table-cell office:value-type="float" office:value="2074.113" calcext:value-type="float">
            <text:p>2074.113</text:p>
          </table:table-cell>
          <table:table-cell office:value-type="float" office:value="1661.888" calcext:value-type="float">
            <text:p>1661.888</text:p>
          </table:table-cell>
          <table:table-cell office:value-type="float" office:value="583.7168" calcext:value-type="float">
            <text:p>583.7168</text:p>
          </table:table-cell>
          <table:table-cell office:value-type="float" office:value="577.5178" calcext:value-type="float">
            <text:p>577.517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05829382" calcext:value-type="float">
            <text:p>-0.0005829382</text:p>
          </table:table-cell>
          <table:table-cell office:value-type="float" office:value="0" calcext:value-type="float">
            <text:p>0</text:p>
          </table:table-cell>
          <table:table-cell office:value-type="float" office:value="0.6551021" calcext:value-type="float">
            <text:p>0.6551021</text:p>
          </table:table-cell>
          <table:table-cell office:value-type="float" office:value="45.68291" calcext:value-type="float">
            <text:p>45.68291</text:p>
          </table:table-cell>
          <table:table-cell office:value-type="float" office:value="-16.14343" calcext:value-type="float">
            <text:p>-16.14343</text:p>
          </table:table-cell>
          <table:table-cell office:value-type="float" office:value="29.53948" calcext:value-type="float">
            <text:p>29.53948</text:p>
          </table:table-cell>
          <table:table-cell office:value-type="float" office:value="-122.9937" calcext:value-type="float">
            <text:p>-122.9937</text:p>
          </table:table-cell>
          <table:table-cell office:value-type="float" office:value="0" calcext:value-type="float">
            <text:p>0</text:p>
          </table:table-cell>
          <table:table-cell office:value-type="float" office:value="5.857831" calcext:value-type="float">
            <text:p>5.857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898.5048" calcext:value-type="float">
            <text:p>898.5048</text:p>
          </table:table-cell>
          <table:table-cell office:value-type="float" office:value="13258.79" calcext:value-type="float">
            <text:p>13258.79</text:p>
          </table:table-cell>
          <table:table-cell office:value-type="float" office:value="0" calcext:value-type="float">
            <text:p>0</text:p>
          </table:table-cell>
          <table:table-cell office:value-type="float" office:value="0.2263462" calcext:value-type="float">
            <text:p>0.2263462</text:p>
          </table:table-cell>
          <table:table-cell office:value-type="float" office:value="-130.1019" calcext:value-type="float">
            <text:p>-130.1019</text:p>
          </table:table-cell>
          <table:table-cell office:value-type="float" office:value="341.7086" calcext:value-type="float">
            <text:p>341.7086</text:p>
          </table:table-cell>
          <table:table-cell office:value-type="float" office:value="-6.121833" calcext:value-type="float">
            <text:p>-6.121833</text:p>
          </table:table-cell>
          <table:table-cell office:value-type="float" office:value="90.34542" calcext:value-type="float">
            <text:p>90.34542</text:p>
          </table:table-cell>
          <table:table-cell office:value-type="float" office:value="674.2283" calcext:value-type="float">
            <text:p>674.2283</text:p>
          </table:table-cell>
          <table:table-cell office:value-type="float" office:value="0.09746314" calcext:value-type="float">
            <text:p>0.09746314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90.59377" calcext:value-type="float">
            <text:p>-90.59377</text:p>
          </table:table-cell>
          <table:table-cell office:value-type="float" office:value="0" calcext:value-type="float">
            <text:p>0</text:p>
          </table:table-cell>
          <table:table-cell office:value-type="float" office:value="360.928" calcext:value-type="float">
            <text:p>360.928</text:p>
          </table:table-cell>
          <table:table-cell office:value-type="float" office:value="1202.012" calcext:value-type="float">
            <text:p>1202.012</text:p>
          </table:table-cell>
          <table:table-cell office:value-type="float" office:value="1461.266" calcext:value-type="float">
            <text:p>1461.266</text:p>
          </table:table-cell>
          <table:table-cell office:value-type="float" office:value="1265.397" calcext:value-type="float">
            <text:p>1265.397</text:p>
          </table:table-cell>
          <table:table-cell office:value-type="float" office:value="754.9461" calcext:value-type="float">
            <text:p>754.9461</text:p>
          </table:table-cell>
          <table:table-cell office:value-type="float" office:value="1120.014" calcext:value-type="float">
            <text:p>1120.014</text:p>
          </table:table-cell>
          <table:table-cell office:value-type="float" office:value="410.0482" calcext:value-type="float">
            <text:p>410.0482</text:p>
          </table:table-cell>
          <table:table-cell office:value-type="float" office:value="1832.873" calcext:value-type="float">
            <text:p>1832.873</text:p>
          </table:table-cell>
          <table:table-cell office:value-type="float" office:value="2074.078" calcext:value-type="float">
            <text:p>2074.078</text:p>
          </table:table-cell>
          <table:table-cell office:value-type="float" office:value="1661.868" calcext:value-type="float">
            <text:p>1661.868</text:p>
          </table:table-cell>
          <table:table-cell office:value-type="float" office:value="583.714" calcext:value-type="float">
            <text:p>583.714</text:p>
          </table:table-cell>
          <table:table-cell office:value-type="float" office:value="577.5109" calcext:value-type="float">
            <text:p>577.510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06263515" calcext:value-type="float">
            <text:p>-0.0006263515</text:p>
          </table:table-cell>
          <table:table-cell office:value-type="float" office:value="0" calcext:value-type="float">
            <text:p>0</text:p>
          </table:table-cell>
          <table:table-cell office:value-type="float" office:value="0.7097923" calcext:value-type="float">
            <text:p>0.7097923</text:p>
          </table:table-cell>
          <table:table-cell office:value-type="float" office:value="52.08413" calcext:value-type="float">
            <text:p>52.08413</text:p>
          </table:table-cell>
          <table:table-cell office:value-type="float" office:value="-18.43481" calcext:value-type="float">
            <text:p>-18.43481</text:p>
          </table:table-cell>
          <table:table-cell office:value-type="float" office:value="33.64931" calcext:value-type="float">
            <text:p>33.64931</text:p>
          </table:table-cell>
          <table:table-cell office:value-type="float" office:value="-125.2719" calcext:value-type="float">
            <text:p>-125.2719</text:p>
          </table:table-cell>
          <table:table-cell office:value-type="float" office:value="0" calcext:value-type="float">
            <text:p>0</text:p>
          </table:table-cell>
          <table:table-cell office:value-type="float" office:value="6.03443" calcext:value-type="float">
            <text:p>6.03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896.7961" calcext:value-type="float">
            <text:p>896.7961</text:p>
          </table:table-cell>
          <table:table-cell office:value-type="float" office:value="13258.58" calcext:value-type="float">
            <text:p>13258.58</text:p>
          </table:table-cell>
          <table:table-cell office:value-type="float" office:value="0" calcext:value-type="float">
            <text:p>0</text:p>
          </table:table-cell>
          <table:table-cell office:value-type="float" office:value="0.2786641" calcext:value-type="float">
            <text:p>0.2786641</text:p>
          </table:table-cell>
          <table:table-cell office:value-type="float" office:value="-132.7835" calcext:value-type="float">
            <text:p>-132.7835</text:p>
          </table:table-cell>
          <table:table-cell office:value-type="float" office:value="350.7134" calcext:value-type="float">
            <text:p>350.7134</text:p>
          </table:table-cell>
          <table:table-cell office:value-type="float" office:value="-7.061384" calcext:value-type="float">
            <text:p>-7.061384</text:p>
          </table:table-cell>
          <table:table-cell office:value-type="float" office:value="90.39647" calcext:value-type="float">
            <text:p>90.39647</text:p>
          </table:table-cell>
          <table:table-cell office:value-type="float" office:value="673.7235" calcext:value-type="float">
            <text:p>673.7235</text:p>
          </table:table-cell>
          <table:table-cell office:value-type="float" office:value="0.09820426" calcext:value-type="float">
            <text:p>0.09820426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7.5211" calcext:value-type="float">
            <text:p>-87.5211</text:p>
          </table:table-cell>
          <table:table-cell office:value-type="float" office:value="0" calcext:value-type="float">
            <text:p>0</text:p>
          </table:table-cell>
          <table:table-cell office:value-type="float" office:value="360.9515" calcext:value-type="float">
            <text:p>360.9515</text:p>
          </table:table-cell>
          <table:table-cell office:value-type="float" office:value="1201.688" calcext:value-type="float">
            <text:p>1201.688</text:p>
          </table:table-cell>
          <table:table-cell office:value-type="float" office:value="1460.864" calcext:value-type="float">
            <text:p>1460.864</text:p>
          </table:table-cell>
          <table:table-cell office:value-type="float" office:value="1265.125" calcext:value-type="float">
            <text:p>1265.125</text:p>
          </table:table-cell>
          <table:table-cell office:value-type="float" office:value="754.7565" calcext:value-type="float">
            <text:p>754.7565</text:p>
          </table:table-cell>
          <table:table-cell office:value-type="float" office:value="1119.898" calcext:value-type="float">
            <text:p>1119.898</text:p>
          </table:table-cell>
          <table:table-cell office:value-type="float" office:value="410.0231" calcext:value-type="float">
            <text:p>410.0231</text:p>
          </table:table-cell>
          <table:table-cell office:value-type="float" office:value="1832.829" calcext:value-type="float">
            <text:p>1832.829</text:p>
          </table:table-cell>
          <table:table-cell office:value-type="float" office:value="2074.046" calcext:value-type="float">
            <text:p>2074.046</text:p>
          </table:table-cell>
          <table:table-cell office:value-type="float" office:value="1661.849" calcext:value-type="float">
            <text:p>1661.849</text:p>
          </table:table-cell>
          <table:table-cell office:value-type="float" office:value="583.7111" calcext:value-type="float">
            <text:p>583.7111</text:p>
          </table:table-cell>
          <table:table-cell office:value-type="float" office:value="577.5039" calcext:value-type="float">
            <text:p>577.503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06442711" calcext:value-type="float">
            <text:p>-0.0006442711</text:p>
          </table:table-cell>
          <table:table-cell office:value-type="float" office:value="0" calcext:value-type="float">
            <text:p>0</text:p>
          </table:table-cell>
          <table:table-cell office:value-type="float" office:value="0.7680334" calcext:value-type="float">
            <text:p>0.7680334</text:p>
          </table:table-cell>
          <table:table-cell office:value-type="float" office:value="59.21047" calcext:value-type="float">
            <text:p>59.21047</text:p>
          </table:table-cell>
          <table:table-cell office:value-type="float" office:value="-20.74841" calcext:value-type="float">
            <text:p>-20.74841</text:p>
          </table:table-cell>
          <table:table-cell office:value-type="float" office:value="38.46206" calcext:value-type="float">
            <text:p>38.46206</text:p>
          </table:table-cell>
          <table:table-cell office:value-type="float" office:value="-127.1549" calcext:value-type="float">
            <text:p>-127.1549</text:p>
          </table:table-cell>
          <table:table-cell office:value-type="float" office:value="0" calcext:value-type="float">
            <text:p>0</text:p>
          </table:table-cell>
          <table:table-cell office:value-type="float" office:value="6.172871" calcext:value-type="float">
            <text:p>6.17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895.5058" calcext:value-type="float">
            <text:p>895.5058</text:p>
          </table:table-cell>
          <table:table-cell office:value-type="float" office:value="13258.33" calcext:value-type="float">
            <text:p>13258.33</text:p>
          </table:table-cell>
          <table:table-cell office:value-type="float" office:value="0" calcext:value-type="float">
            <text:p>0</text:p>
          </table:table-cell>
          <table:table-cell office:value-type="float" office:value="0.3423747" calcext:value-type="float">
            <text:p>0.3423747</text:p>
          </table:table-cell>
          <table:table-cell office:value-type="float" office:value="-135.1928" calcext:value-type="float">
            <text:p>-135.1928</text:p>
          </table:table-cell>
          <table:table-cell office:value-type="float" office:value="358.3832" calcext:value-type="float">
            <text:p>358.3832</text:p>
          </table:table-cell>
          <table:table-cell office:value-type="float" office:value="-8.139781" calcext:value-type="float">
            <text:p>-8.139781</text:p>
          </table:table-cell>
          <table:table-cell office:value-type="float" office:value="89.89584" calcext:value-type="float">
            <text:p>89.89584</text:p>
          </table:table-cell>
          <table:table-cell office:value-type="float" office:value="673.5583" calcext:value-type="float">
            <text:p>673.5583</text:p>
          </table:table-cell>
          <table:table-cell office:value-type="float" office:value="0.09893178" calcext:value-type="float">
            <text:p>0.09893178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3.7042" calcext:value-type="float">
            <text:p>-83.7042</text:p>
          </table:table-cell>
          <table:table-cell office:value-type="float" office:value="0" calcext:value-type="float">
            <text:p>0</text:p>
          </table:table-cell>
          <table:table-cell office:value-type="float" office:value="360.9896" calcext:value-type="float">
            <text:p>360.9896</text:p>
          </table:table-cell>
          <table:table-cell office:value-type="float" office:value="1201.373" calcext:value-type="float">
            <text:p>1201.373</text:p>
          </table:table-cell>
          <table:table-cell office:value-type="float" office:value="1460.464" calcext:value-type="float">
            <text:p>1460.464</text:p>
          </table:table-cell>
          <table:table-cell office:value-type="float" office:value="1264.858" calcext:value-type="float">
            <text:p>1264.858</text:p>
          </table:table-cell>
          <table:table-cell office:value-type="float" office:value="754.5696" calcext:value-type="float">
            <text:p>754.5696</text:p>
          </table:table-cell>
          <table:table-cell office:value-type="float" office:value="1119.784" calcext:value-type="float">
            <text:p>1119.784</text:p>
          </table:table-cell>
          <table:table-cell office:value-type="float" office:value="409.9991" calcext:value-type="float">
            <text:p>409.9991</text:p>
          </table:table-cell>
          <table:table-cell office:value-type="float" office:value="1832.786" calcext:value-type="float">
            <text:p>1832.786</text:p>
          </table:table-cell>
          <table:table-cell office:value-type="float" office:value="2074.015" calcext:value-type="float">
            <text:p>2074.015</text:p>
          </table:table-cell>
          <table:table-cell office:value-type="float" office:value="1661.829" calcext:value-type="float">
            <text:p>1661.829</text:p>
          </table:table-cell>
          <table:table-cell office:value-type="float" office:value="583.7082" calcext:value-type="float">
            <text:p>583.7082</text:p>
          </table:table-cell>
          <table:table-cell office:value-type="float" office:value="577.4968" calcext:value-type="float">
            <text:p>577.496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0662648" calcext:value-type="float">
            <text:p>-0.000662648</text:p>
          </table:table-cell>
          <table:table-cell office:value-type="float" office:value="0" calcext:value-type="float">
            <text:p>0</text:p>
          </table:table-cell>
          <table:table-cell office:value-type="float" office:value="0.8366791" calcext:value-type="float">
            <text:p>0.8366791</text:p>
          </table:table-cell>
          <table:table-cell office:value-type="float" office:value="66.91507" calcext:value-type="float">
            <text:p>66.91507</text:p>
          </table:table-cell>
          <table:table-cell office:value-type="float" office:value="-23.30736" calcext:value-type="float">
            <text:p>-23.30736</text:p>
          </table:table-cell>
          <table:table-cell office:value-type="float" office:value="43.60771" calcext:value-type="float">
            <text:p>43.60771</text:p>
          </table:table-cell>
          <table:table-cell office:value-type="float" office:value="-128.6734" calcext:value-type="float">
            <text:p>-128.6734</text:p>
          </table:table-cell>
          <table:table-cell office:value-type="float" office:value="0" calcext:value-type="float">
            <text:p>0</text:p>
          </table:table-cell>
          <table:table-cell office:value-type="float" office:value="6.358913" calcext:value-type="float">
            <text:p>6.358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894.2706" calcext:value-type="float">
            <text:p>894.2706</text:p>
          </table:table-cell>
          <table:table-cell office:value-type="float" office:value="13258.07" calcext:value-type="float">
            <text:p>13258.07</text:p>
          </table:table-cell>
          <table:table-cell office:value-type="float" office:value="0" calcext:value-type="float">
            <text:p>0</text:p>
          </table:table-cell>
          <table:table-cell office:value-type="float" office:value="0.4195854" calcext:value-type="float">
            <text:p>0.4195854</text:p>
          </table:table-cell>
          <table:table-cell office:value-type="float" office:value="-137.6799" calcext:value-type="float">
            <text:p>-137.6799</text:p>
          </table:table-cell>
          <table:table-cell office:value-type="float" office:value="365.9391" calcext:value-type="float">
            <text:p>365.9391</text:p>
          </table:table-cell>
          <table:table-cell office:value-type="float" office:value="-9.362488" calcext:value-type="float">
            <text:p>-9.362488</text:p>
          </table:table-cell>
          <table:table-cell office:value-type="float" office:value="89.29461" calcext:value-type="float">
            <text:p>89.29461</text:p>
          </table:table-cell>
          <table:table-cell office:value-type="float" office:value="673.4238" calcext:value-type="float">
            <text:p>673.4238</text:p>
          </table:table-cell>
          <table:table-cell office:value-type="float" office:value="0.09972426" calcext:value-type="float">
            <text:p>0.09972426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0.30971" calcext:value-type="float">
            <text:p>-80.30971</text:p>
          </table:table-cell>
          <table:table-cell office:value-type="float" office:value="0" calcext:value-type="float">
            <text:p>0</text:p>
          </table:table-cell>
          <table:table-cell office:value-type="float" office:value="361.028" calcext:value-type="float">
            <text:p>361.028</text:p>
          </table:table-cell>
          <table:table-cell office:value-type="float" office:value="1201.06" calcext:value-type="float">
            <text:p>1201.06</text:p>
          </table:table-cell>
          <table:table-cell office:value-type="float" office:value="1460.064" calcext:value-type="float">
            <text:p>1460.064</text:p>
          </table:table-cell>
          <table:table-cell office:value-type="float" office:value="1264.59" calcext:value-type="float">
            <text:p>1264.59</text:p>
          </table:table-cell>
          <table:table-cell office:value-type="float" office:value="754.3848" calcext:value-type="float">
            <text:p>754.3848</text:p>
          </table:table-cell>
          <table:table-cell office:value-type="float" office:value="1119.669" calcext:value-type="float">
            <text:p>1119.669</text:p>
          </table:table-cell>
          <table:table-cell office:value-type="float" office:value="409.9761" calcext:value-type="float">
            <text:p>409.9761</text:p>
          </table:table-cell>
          <table:table-cell office:value-type="float" office:value="1832.746" calcext:value-type="float">
            <text:p>1832.746</text:p>
          </table:table-cell>
          <table:table-cell office:value-type="float" office:value="2073.987" calcext:value-type="float">
            <text:p>2073.987</text:p>
          </table:table-cell>
          <table:table-cell office:value-type="float" office:value="1661.811" calcext:value-type="float">
            <text:p>1661.811</text:p>
          </table:table-cell>
          <table:table-cell office:value-type="float" office:value="583.7052" calcext:value-type="float">
            <text:p>583.7052</text:p>
          </table:table-cell>
          <table:table-cell office:value-type="float" office:value="577.4897" calcext:value-type="float">
            <text:p>577.489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06846737" calcext:value-type="float">
            <text:p>-0.0006846737</text:p>
          </table:table-cell>
          <table:table-cell office:value-type="float" office:value="0" calcext:value-type="float">
            <text:p>0</text:p>
          </table:table-cell>
          <table:table-cell office:value-type="float" office:value="0.9091825" calcext:value-type="float">
            <text:p>0.9091825</text:p>
          </table:table-cell>
          <table:table-cell office:value-type="float" office:value="74.75254" calcext:value-type="float">
            <text:p>74.75254</text:p>
          </table:table-cell>
          <table:table-cell office:value-type="float" office:value="-26.48819" calcext:value-type="float">
            <text:p>-26.48819</text:p>
          </table:table-cell>
          <table:table-cell office:value-type="float" office:value="48.26435" calcext:value-type="float">
            <text:p>48.26435</text:p>
          </table:table-cell>
          <table:table-cell office:value-type="float" office:value="-130.1624" calcext:value-type="float">
            <text:p>-130.1624</text:p>
          </table:table-cell>
          <table:table-cell office:value-type="float" office:value="0" calcext:value-type="float">
            <text:p>0</text:p>
          </table:table-cell>
          <table:table-cell office:value-type="float" office:value="6.580663" calcext:value-type="float">
            <text:p>6.58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893.0921" calcext:value-type="float">
            <text:p>893.0921</text:p>
          </table:table-cell>
          <table:table-cell office:value-type="float" office:value="13257.78" calcext:value-type="float">
            <text:p>13257.78</text:p>
          </table:table-cell>
          <table:table-cell office:value-type="float" office:value="0" calcext:value-type="float">
            <text:p>0</text:p>
          </table:table-cell>
          <table:table-cell office:value-type="float" office:value="0.5118216" calcext:value-type="float">
            <text:p>0.5118216</text:p>
          </table:table-cell>
          <table:table-cell office:value-type="float" office:value="-140.2372" calcext:value-type="float">
            <text:p>-140.2372</text:p>
          </table:table-cell>
          <table:table-cell office:value-type="float" office:value="373.6662" calcext:value-type="float">
            <text:p>373.6662</text:p>
          </table:table-cell>
          <table:table-cell office:value-type="float" office:value="-10.67108" calcext:value-type="float">
            <text:p>-10.67108</text:p>
          </table:table-cell>
          <table:table-cell office:value-type="float" office:value="88.70621" calcext:value-type="float">
            <text:p>88.70621</text:p>
          </table:table-cell>
          <table:table-cell office:value-type="float" office:value="673.3378" calcext:value-type="float">
            <text:p>673.3378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6.61452" calcext:value-type="float">
            <text:p>-76.61452</text:p>
          </table:table-cell>
          <table:table-cell office:value-type="float" office:value="0" calcext:value-type="float">
            <text:p>0</text:p>
          </table:table-cell>
          <table:table-cell office:value-type="float" office:value="361.0493" calcext:value-type="float">
            <text:p>361.0493</text:p>
          </table:table-cell>
          <table:table-cell office:value-type="float" office:value="1200.748" calcext:value-type="float">
            <text:p>1200.748</text:p>
          </table:table-cell>
          <table:table-cell office:value-type="float" office:value="1459.655" calcext:value-type="float">
            <text:p>1459.655</text:p>
          </table:table-cell>
          <table:table-cell office:value-type="float" office:value="1264.317" calcext:value-type="float">
            <text:p>1264.317</text:p>
          </table:table-cell>
          <table:table-cell office:value-type="float" office:value="754.1973" calcext:value-type="float">
            <text:p>754.1973</text:p>
          </table:table-cell>
          <table:table-cell office:value-type="float" office:value="1119.55" calcext:value-type="float">
            <text:p>1119.55</text:p>
          </table:table-cell>
          <table:table-cell office:value-type="float" office:value="409.9536" calcext:value-type="float">
            <text:p>409.9536</text:p>
          </table:table-cell>
          <table:table-cell office:value-type="float" office:value="1832.709" calcext:value-type="float">
            <text:p>1832.709</text:p>
          </table:table-cell>
          <table:table-cell office:value-type="float" office:value="2073.964" calcext:value-type="float">
            <text:p>2073.964</text:p>
          </table:table-cell>
          <table:table-cell office:value-type="float" office:value="1661.793" calcext:value-type="float">
            <text:p>1661.793</text:p>
          </table:table-cell>
          <table:table-cell office:value-type="float" office:value="583.7022" calcext:value-type="float">
            <text:p>583.7022</text:p>
          </table:table-cell>
          <table:table-cell office:value-type="float" office:value="577.4824" calcext:value-type="float">
            <text:p>577.4824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07096503" calcext:value-type="float">
            <text:p>-0.0007096503</text:p>
          </table:table-cell>
          <table:table-cell office:value-type="float" office:value="0" calcext:value-type="float">
            <text:p>0</text:p>
          </table:table-cell>
          <table:table-cell office:value-type="float" office:value="0.9777828" calcext:value-type="float">
            <text:p>0.9777828</text:p>
          </table:table-cell>
          <table:table-cell office:value-type="float" office:value="83.13859" calcext:value-type="float">
            <text:p>83.13859</text:p>
          </table:table-cell>
          <table:table-cell office:value-type="float" office:value="-29.93182" calcext:value-type="float">
            <text:p>-29.93182</text:p>
          </table:table-cell>
          <table:table-cell office:value-type="float" office:value="53.20677" calcext:value-type="float">
            <text:p>53.20677</text:p>
          </table:table-cell>
          <table:table-cell office:value-type="float" office:value="-131.643" calcext:value-type="float">
            <text:p>-131.643</text:p>
          </table:table-cell>
          <table:table-cell office:value-type="float" office:value="0" calcext:value-type="float">
            <text:p>0</text:p>
          </table:table-cell>
          <table:table-cell office:value-type="float" office:value="6.808677" calcext:value-type="float">
            <text:p>6.80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891.9901" calcext:value-type="float">
            <text:p>891.9901</text:p>
          </table:table-cell>
          <table:table-cell office:value-type="float" office:value="13257.45" calcext:value-type="float">
            <text:p>13257.45</text:p>
          </table:table-cell>
          <table:table-cell office:value-type="float" office:value="0" calcext:value-type="float">
            <text:p>0</text:p>
          </table:table-cell>
          <table:table-cell office:value-type="float" office:value="0.6166589" calcext:value-type="float">
            <text:p>0.6166589</text:p>
          </table:table-cell>
          <table:table-cell office:value-type="float" office:value="-142.8154" calcext:value-type="float">
            <text:p>-142.8154</text:p>
          </table:table-cell>
          <table:table-cell office:value-type="float" office:value="381.816" calcext:value-type="float">
            <text:p>381.816</text:p>
          </table:table-cell>
          <table:table-cell office:value-type="float" office:value="-12.03034" calcext:value-type="float">
            <text:p>-12.03034</text:p>
          </table:table-cell>
          <table:table-cell office:value-type="float" office:value="88.16605" calcext:value-type="float">
            <text:p>88.16605</text:p>
          </table:table-cell>
          <table:table-cell office:value-type="float" office:value="673.2906" calcext:value-type="float">
            <text:p>673.2906</text:p>
          </table:table-cell>
          <table:table-cell office:value-type="float" office:value="0.1014737" calcext:value-type="float">
            <text:p>0.1014737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71.83757" calcext:value-type="float">
            <text:p>-71.83757</text:p>
          </table:table-cell>
          <table:table-cell office:value-type="float" office:value="0" calcext:value-type="float">
            <text:p>0</text:p>
          </table:table-cell>
          <table:table-cell office:value-type="float" office:value="361.0593" calcext:value-type="float">
            <text:p>361.0593</text:p>
          </table:table-cell>
          <table:table-cell office:value-type="float" office:value="1200.449" calcext:value-type="float">
            <text:p>1200.449</text:p>
          </table:table-cell>
          <table:table-cell office:value-type="float" office:value="1459.253" calcext:value-type="float">
            <text:p>1459.253</text:p>
          </table:table-cell>
          <table:table-cell office:value-type="float" office:value="1264.046" calcext:value-type="float">
            <text:p>1264.046</text:p>
          </table:table-cell>
          <table:table-cell office:value-type="float" office:value="754.0086" calcext:value-type="float">
            <text:p>754.0086</text:p>
          </table:table-cell>
          <table:table-cell office:value-type="float" office:value="1119.428" calcext:value-type="float">
            <text:p>1119.428</text:p>
          </table:table-cell>
          <table:table-cell office:value-type="float" office:value="409.9315" calcext:value-type="float">
            <text:p>409.9315</text:p>
          </table:table-cell>
          <table:table-cell office:value-type="float" office:value="1832.673" calcext:value-type="float">
            <text:p>1832.673</text:p>
          </table:table-cell>
          <table:table-cell office:value-type="float" office:value="2073.945" calcext:value-type="float">
            <text:p>2073.945</text:p>
          </table:table-cell>
          <table:table-cell office:value-type="float" office:value="1661.776" calcext:value-type="float">
            <text:p>1661.776</text:p>
          </table:table-cell>
          <table:table-cell office:value-type="float" office:value="583.6992" calcext:value-type="float">
            <text:p>583.6992</text:p>
          </table:table-cell>
          <table:table-cell office:value-type="float" office:value="577.4749" calcext:value-type="float">
            <text:p>577.474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7335888" calcext:value-type="float">
            <text:p>-0.0007335888</text:p>
          </table:table-cell>
          <table:table-cell office:value-type="float" office:value="0" calcext:value-type="float">
            <text:p>0</text:p>
          </table:table-cell>
          <table:table-cell office:value-type="float" office:value="1.056911" calcext:value-type="float">
            <text:p>1.056911</text:p>
          </table:table-cell>
          <table:table-cell office:value-type="float" office:value="92.53607" calcext:value-type="float">
            <text:p>92.53607</text:p>
          </table:table-cell>
          <table:table-cell office:value-type="float" office:value="-33.33523" calcext:value-type="float">
            <text:p>-33.33523</text:p>
          </table:table-cell>
          <table:table-cell office:value-type="float" office:value="59.20084" calcext:value-type="float">
            <text:p>59.20084</text:p>
          </table:table-cell>
          <table:table-cell office:value-type="float" office:value="-133.0876" calcext:value-type="float">
            <text:p>-133.0876</text:p>
          </table:table-cell>
          <table:table-cell office:value-type="float" office:value="0" calcext:value-type="float">
            <text:p>0</text:p>
          </table:table-cell>
          <table:table-cell office:value-type="float" office:value="7.032017" calcext:value-type="float">
            <text:p>7.03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890.9002" calcext:value-type="float">
            <text:p>890.9002</text:p>
          </table:table-cell>
          <table:table-cell office:value-type="float" office:value="13257.11" calcext:value-type="float">
            <text:p>13257.11</text:p>
          </table:table-cell>
          <table:table-cell office:value-type="float" office:value="0" calcext:value-type="float">
            <text:p>0</text:p>
          </table:table-cell>
          <table:table-cell office:value-type="float" office:value="0.7340314" calcext:value-type="float">
            <text:p>0.7340314</text:p>
          </table:table-cell>
          <table:table-cell office:value-type="float" office:value="-145.4895" calcext:value-type="float">
            <text:p>-145.4895</text:p>
          </table:table-cell>
          <table:table-cell office:value-type="float" office:value="390.336" calcext:value-type="float">
            <text:p>390.336</text:p>
          </table:table-cell>
          <table:table-cell office:value-type="float" office:value="-13.50696" calcext:value-type="float">
            <text:p>-13.50696</text:p>
          </table:table-cell>
          <table:table-cell office:value-type="float" office:value="87.55035" calcext:value-type="float">
            <text:p>87.55035</text:p>
          </table:table-cell>
          <table:table-cell office:value-type="float" office:value="673.243" calcext:value-type="float">
            <text:p>673.243</text:p>
          </table:table-cell>
          <table:table-cell office:value-type="float" office:value="0.1023864" calcext:value-type="float">
            <text:p>0.1023864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8.44334" calcext:value-type="float">
            <text:p>-68.44334</text:p>
          </table:table-cell>
          <table:table-cell office:value-type="float" office:value="0" calcext:value-type="float">
            <text:p>0</text:p>
          </table:table-cell>
          <table:table-cell office:value-type="float" office:value="361.0685" calcext:value-type="float">
            <text:p>361.0685</text:p>
          </table:table-cell>
          <table:table-cell office:value-type="float" office:value="1200.139" calcext:value-type="float">
            <text:p>1200.139</text:p>
          </table:table-cell>
          <table:table-cell office:value-type="float" office:value="1458.85" calcext:value-type="float">
            <text:p>1458.85</text:p>
          </table:table-cell>
          <table:table-cell office:value-type="float" office:value="1263.776" calcext:value-type="float">
            <text:p>1263.776</text:p>
          </table:table-cell>
          <table:table-cell office:value-type="float" office:value="753.8221" calcext:value-type="float">
            <text:p>753.8221</text:p>
          </table:table-cell>
          <table:table-cell office:value-type="float" office:value="1119.305" calcext:value-type="float">
            <text:p>1119.305</text:p>
          </table:table-cell>
          <table:table-cell office:value-type="float" office:value="409.9095" calcext:value-type="float">
            <text:p>409.9095</text:p>
          </table:table-cell>
          <table:table-cell office:value-type="float" office:value="1832.639" calcext:value-type="float">
            <text:p>1832.639</text:p>
          </table:table-cell>
          <table:table-cell office:value-type="float" office:value="2073.931" calcext:value-type="float">
            <text:p>2073.931</text:p>
          </table:table-cell>
          <table:table-cell office:value-type="float" office:value="1661.759" calcext:value-type="float">
            <text:p>1661.759</text:p>
          </table:table-cell>
          <table:table-cell office:value-type="float" office:value="583.6962" calcext:value-type="float">
            <text:p>583.6962</text:p>
          </table:table-cell>
          <table:table-cell office:value-type="float" office:value="577.4675" calcext:value-type="float">
            <text:p>577.4675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7648097" calcext:value-type="float">
            <text:p>-0.0007648097</text:p>
          </table:table-cell>
          <table:table-cell office:value-type="float" office:value="0" calcext:value-type="float">
            <text:p>0</text:p>
          </table:table-cell>
          <table:table-cell office:value-type="float" office:value="1.135285" calcext:value-type="float">
            <text:p>1.135285</text:p>
          </table:table-cell>
          <table:table-cell office:value-type="float" office:value="101.2569" calcext:value-type="float">
            <text:p>101.2569</text:p>
          </table:table-cell>
          <table:table-cell office:value-type="float" office:value="-37.46617" calcext:value-type="float">
            <text:p>-37.46617</text:p>
          </table:table-cell>
          <table:table-cell office:value-type="float" office:value="63.79068" calcext:value-type="float">
            <text:p>63.79068</text:p>
          </table:table-cell>
          <table:table-cell office:value-type="float" office:value="-134.5423" calcext:value-type="float">
            <text:p>-134.5423</text:p>
          </table:table-cell>
          <table:table-cell office:value-type="float" office:value="0" calcext:value-type="float">
            <text:p>0</text:p>
          </table:table-cell>
          <table:table-cell office:value-type="float" office:value="7.286489" calcext:value-type="float">
            <text:p>7.286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889.9681" calcext:value-type="float">
            <text:p>889.9681</text:p>
          </table:table-cell>
          <table:table-cell office:value-type="float" office:value="13256.76" calcext:value-type="float">
            <text:p>13256.76</text:p>
          </table:table-cell>
          <table:table-cell office:value-type="float" office:value="0" calcext:value-type="float">
            <text:p>0</text:p>
          </table:table-cell>
          <table:table-cell office:value-type="float" office:value="0.8607972" calcext:value-type="float">
            <text:p>0.8607972</text:p>
          </table:table-cell>
          <table:table-cell office:value-type="float" office:value="-148.0464" calcext:value-type="float">
            <text:p>-148.0464</text:p>
          </table:table-cell>
          <table:table-cell office:value-type="float" office:value="399.2545" calcext:value-type="float">
            <text:p>399.2545</text:p>
          </table:table-cell>
          <table:table-cell office:value-type="float" office:value="-14.98422" calcext:value-type="float">
            <text:p>-14.98422</text:p>
          </table:table-cell>
          <table:table-cell office:value-type="float" office:value="87.08441" calcext:value-type="float">
            <text:p>87.08441</text:p>
          </table:table-cell>
          <table:table-cell office:value-type="float" office:value="673.2283" calcext:value-type="float">
            <text:p>673.2283</text:p>
          </table:table-cell>
          <table:table-cell office:value-type="float" office:value="0.1033988" calcext:value-type="float">
            <text:p>0.1033988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62.33392" calcext:value-type="float">
            <text:p>-62.33392</text:p>
          </table:table-cell>
          <table:table-cell office:value-type="float" office:value="0" calcext:value-type="float">
            <text:p>0</text:p>
          </table:table-cell>
          <table:table-cell office:value-type="float" office:value="361.0747" calcext:value-type="float">
            <text:p>361.0747</text:p>
          </table:table-cell>
          <table:table-cell office:value-type="float" office:value="1199.881" calcext:value-type="float">
            <text:p>1199.881</text:p>
          </table:table-cell>
          <table:table-cell office:value-type="float" office:value="1458.493" calcext:value-type="float">
            <text:p>1458.493</text:p>
          </table:table-cell>
          <table:table-cell office:value-type="float" office:value="1263.521" calcext:value-type="float">
            <text:p>1263.521</text:p>
          </table:table-cell>
          <table:table-cell office:value-type="float" office:value="753.6424" calcext:value-type="float">
            <text:p>753.6424</text:p>
          </table:table-cell>
          <table:table-cell office:value-type="float" office:value="1119.182" calcext:value-type="float">
            <text:p>1119.182</text:p>
          </table:table-cell>
          <table:table-cell office:value-type="float" office:value="409.8869" calcext:value-type="float">
            <text:p>409.8869</text:p>
          </table:table-cell>
          <table:table-cell office:value-type="float" office:value="1832.593" calcext:value-type="float">
            <text:p>1832.593</text:p>
          </table:table-cell>
          <table:table-cell office:value-type="float" office:value="2073.922" calcext:value-type="float">
            <text:p>2073.922</text:p>
          </table:table-cell>
          <table:table-cell office:value-type="float" office:value="1661.744" calcext:value-type="float">
            <text:p>1661.744</text:p>
          </table:table-cell>
          <table:table-cell office:value-type="float" office:value="583.6932" calcext:value-type="float">
            <text:p>583.6932</text:p>
          </table:table-cell>
          <table:table-cell office:value-type="float" office:value="577.4599" calcext:value-type="float">
            <text:p>577.459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7830352" calcext:value-type="float">
            <text:p>-0.0007830352</text:p>
          </table:table-cell>
          <table:table-cell office:value-type="float" office:value="0" calcext:value-type="float">
            <text:p>0</text:p>
          </table:table-cell>
          <table:table-cell office:value-type="float" office:value="1.190156" calcext:value-type="float">
            <text:p>1.190156</text:p>
          </table:table-cell>
          <table:table-cell office:value-type="float" office:value="111.541" calcext:value-type="float">
            <text:p>111.541</text:p>
          </table:table-cell>
          <table:table-cell office:value-type="float" office:value="-40.56275" calcext:value-type="float">
            <text:p>-40.56275</text:p>
          </table:table-cell>
          <table:table-cell office:value-type="float" office:value="70.97823" calcext:value-type="float">
            <text:p>70.97823</text:p>
          </table:table-cell>
          <table:table-cell office:value-type="float" office:value="-135.8609" calcext:value-type="float">
            <text:p>-135.8609</text:p>
          </table:table-cell>
          <table:table-cell office:value-type="float" office:value="0" calcext:value-type="float">
            <text:p>0</text:p>
          </table:table-cell>
          <table:table-cell office:value-type="float" office:value="7.523603" calcext:value-type="float">
            <text:p>7.523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889.1731" calcext:value-type="float">
            <text:p>889.1731</text:p>
          </table:table-cell>
          <table:table-cell office:value-type="float" office:value="13256.43" calcext:value-type="float">
            <text:p>13256.43</text:p>
          </table:table-cell>
          <table:table-cell office:value-type="float" office:value="0" calcext:value-type="float">
            <text:p>0</text:p>
          </table:table-cell>
          <table:table-cell office:value-type="float" office:value="0.9979666" calcext:value-type="float">
            <text:p>0.9979666</text:p>
          </table:table-cell>
          <table:table-cell office:value-type="float" office:value="-150.558" calcext:value-type="float">
            <text:p>-150.558</text:p>
          </table:table-cell>
          <table:table-cell office:value-type="float" office:value="407.333" calcext:value-type="float">
            <text:p>407.333</text:p>
          </table:table-cell>
          <table:table-cell office:value-type="float" office:value="-16.6296" calcext:value-type="float">
            <text:p>-16.6296</text:p>
          </table:table-cell>
          <table:table-cell office:value-type="float" office:value="86.66168" calcext:value-type="float">
            <text:p>86.66168</text:p>
          </table:table-cell>
          <table:table-cell office:value-type="float" office:value="673.2162" calcext:value-type="float">
            <text:p>673.2162</text:p>
          </table:table-cell>
          <table:table-cell office:value-type="float" office:value="0.1044984" calcext:value-type="float">
            <text:p>0.1044984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55.85327" calcext:value-type="float">
            <text:p>-55.85327</text:p>
          </table:table-cell>
          <table:table-cell office:value-type="float" office:value="0" calcext:value-type="float">
            <text:p>0</text:p>
          </table:table-cell>
          <table:table-cell office:value-type="float" office:value="361.0823" calcext:value-type="float">
            <text:p>361.0823</text:p>
          </table:table-cell>
          <table:table-cell office:value-type="float" office:value="1199.659" calcext:value-type="float">
            <text:p>1199.659</text:p>
          </table:table-cell>
          <table:table-cell office:value-type="float" office:value="1458.186" calcext:value-type="float">
            <text:p>1458.186</text:p>
          </table:table-cell>
          <table:table-cell office:value-type="float" office:value="1263.297" calcext:value-type="float">
            <text:p>1263.297</text:p>
          </table:table-cell>
          <table:table-cell office:value-type="float" office:value="753.4865" calcext:value-type="float">
            <text:p>753.4865</text:p>
          </table:table-cell>
          <table:table-cell office:value-type="float" office:value="1119.069" calcext:value-type="float">
            <text:p>1119.069</text:p>
          </table:table-cell>
          <table:table-cell office:value-type="float" office:value="409.8672" calcext:value-type="float">
            <text:p>409.8672</text:p>
          </table:table-cell>
          <table:table-cell office:value-type="float" office:value="1832.547" calcext:value-type="float">
            <text:p>1832.547</text:p>
          </table:table-cell>
          <table:table-cell office:value-type="float" office:value="2073.916" calcext:value-type="float">
            <text:p>2073.916</text:p>
          </table:table-cell>
          <table:table-cell office:value-type="float" office:value="1661.729" calcext:value-type="float">
            <text:p>1661.729</text:p>
          </table:table-cell>
          <table:table-cell office:value-type="float" office:value="583.6903" calcext:value-type="float">
            <text:p>583.6903</text:p>
          </table:table-cell>
          <table:table-cell office:value-type="float" office:value="577.4523" calcext:value-type="float">
            <text:p>577.452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7950792" calcext:value-type="float">
            <text:p>-0.0007950792</text:p>
          </table:table-cell>
          <table:table-cell office:value-type="float" office:value="0" calcext:value-type="float">
            <text:p>0</text:p>
          </table:table-cell>
          <table:table-cell office:value-type="float" office:value="1.253152" calcext:value-type="float">
            <text:p>1.253152</text:p>
          </table:table-cell>
          <table:table-cell office:value-type="float" office:value="122.3642" calcext:value-type="float">
            <text:p>122.3642</text:p>
          </table:table-cell>
          <table:table-cell office:value-type="float" office:value="-44.04244" calcext:value-type="float">
            <text:p>-44.04244</text:p>
          </table:table-cell>
          <table:table-cell office:value-type="float" office:value="78.32174" calcext:value-type="float">
            <text:p>78.32174</text:p>
          </table:table-cell>
          <table:table-cell office:value-type="float" office:value="-137.0352" calcext:value-type="float">
            <text:p>-137.0352</text:p>
          </table:table-cell>
          <table:table-cell office:value-type="float" office:value="0" calcext:value-type="float">
            <text:p>0</text:p>
          </table:table-cell>
          <table:table-cell office:value-type="float" office:value="7.829226" calcext:value-type="float">
            <text:p>7.829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888.4565" calcext:value-type="float">
            <text:p>888.4565</text:p>
          </table:table-cell>
          <table:table-cell office:value-type="float" office:value="13256.13" calcext:value-type="float">
            <text:p>13256.13</text:p>
          </table:table-cell>
          <table:table-cell office:value-type="float" office:value="0" calcext:value-type="float">
            <text:p>0</text:p>
          </table:table-cell>
          <table:table-cell office:value-type="float" office:value="1.153786" calcext:value-type="float">
            <text:p>1.153786</text:p>
          </table:table-cell>
          <table:table-cell office:value-type="float" office:value="-153.146" calcext:value-type="float">
            <text:p>-153.146</text:p>
          </table:table-cell>
          <table:table-cell office:value-type="float" office:value="415.5093" calcext:value-type="float">
            <text:p>415.5093</text:p>
          </table:table-cell>
          <table:table-cell office:value-type="float" office:value="-18.4852" calcext:value-type="float">
            <text:p>-18.4852</text:p>
          </table:table-cell>
          <table:table-cell office:value-type="float" office:value="86.24809" calcext:value-type="float">
            <text:p>86.24809</text:p>
          </table:table-cell>
          <table:table-cell office:value-type="float" office:value="673.2055" calcext:value-type="float">
            <text:p>673.2055</text:p>
          </table:table-cell>
          <table:table-cell office:value-type="float" office:value="0.1056705" calcext:value-type="float">
            <text:p>0.1056705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49.33278" calcext:value-type="float">
            <text:p>-49.33278</text:p>
          </table:table-cell>
          <table:table-cell office:value-type="float" office:value="0" calcext:value-type="float">
            <text:p>0</text:p>
          </table:table-cell>
          <table:table-cell office:value-type="float" office:value="361.0883" calcext:value-type="float">
            <text:p>361.0883</text:p>
          </table:table-cell>
          <table:table-cell office:value-type="float" office:value="1199.451" calcext:value-type="float">
            <text:p>1199.451</text:p>
          </table:table-cell>
          <table:table-cell office:value-type="float" office:value="1457.901" calcext:value-type="float">
            <text:p>1457.901</text:p>
          </table:table-cell>
          <table:table-cell office:value-type="float" office:value="1263.095" calcext:value-type="float">
            <text:p>1263.095</text:p>
          </table:table-cell>
          <table:table-cell office:value-type="float" office:value="753.3434" calcext:value-type="float">
            <text:p>753.3434</text:p>
          </table:table-cell>
          <table:table-cell office:value-type="float" office:value="1118.965" calcext:value-type="float">
            <text:p>1118.965</text:p>
          </table:table-cell>
          <table:table-cell office:value-type="float" office:value="409.8495" calcext:value-type="float">
            <text:p>409.8495</text:p>
          </table:table-cell>
          <table:table-cell office:value-type="float" office:value="1832.513" calcext:value-type="float">
            <text:p>1832.513</text:p>
          </table:table-cell>
          <table:table-cell office:value-type="float" office:value="2073.916" calcext:value-type="float">
            <text:p>2073.916</text:p>
          </table:table-cell>
          <table:table-cell office:value-type="float" office:value="1661.719" calcext:value-type="float">
            <text:p>1661.719</text:p>
          </table:table-cell>
          <table:table-cell office:value-type="float" office:value="583.6873" calcext:value-type="float">
            <text:p>583.6873</text:p>
          </table:table-cell>
          <table:table-cell office:value-type="float" office:value="577.4445" calcext:value-type="float">
            <text:p>577.4445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8055621" calcext:value-type="float">
            <text:p>-0.0008055621</text:p>
          </table:table-cell>
          <table:table-cell office:value-type="float" office:value="0" calcext:value-type="float">
            <text:p>0</text:p>
          </table:table-cell>
          <table:table-cell office:value-type="float" office:value="1.333825" calcext:value-type="float">
            <text:p>1.333825</text:p>
          </table:table-cell>
          <table:table-cell office:value-type="float" office:value="133.6323" calcext:value-type="float">
            <text:p>133.6323</text:p>
          </table:table-cell>
          <table:table-cell office:value-type="float" office:value="-48.06084" calcext:value-type="float">
            <text:p>-48.06084</text:p>
          </table:table-cell>
          <table:table-cell office:value-type="float" office:value="85.57147" calcext:value-type="float">
            <text:p>85.57147</text:p>
          </table:table-cell>
          <table:table-cell office:value-type="float" office:value="-138.1409" calcext:value-type="float">
            <text:p>-138.1409</text:p>
          </table:table-cell>
          <table:table-cell office:value-type="float" office:value="0" calcext:value-type="float">
            <text:p>0</text:p>
          </table:table-cell>
          <table:table-cell office:value-type="float" office:value="8.200559" calcext:value-type="float">
            <text:p>8.20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887.7737" calcext:value-type="float">
            <text:p>887.7737</text:p>
          </table:table-cell>
          <table:table-cell office:value-type="float" office:value="13255.82" calcext:value-type="float">
            <text:p>13255.82</text:p>
          </table:table-cell>
          <table:table-cell office:value-type="float" office:value="0" calcext:value-type="float">
            <text:p>0</text:p>
          </table:table-cell>
          <table:table-cell office:value-type="float" office:value="1.3354" calcext:value-type="float">
            <text:p>1.3354</text:p>
          </table:table-cell>
          <table:table-cell office:value-type="float" office:value="-155.8756" calcext:value-type="float">
            <text:p>-155.8756</text:p>
          </table:table-cell>
          <table:table-cell office:value-type="float" office:value="423.6031" calcext:value-type="float">
            <text:p>423.6031</text:p>
          </table:table-cell>
          <table:table-cell office:value-type="float" office:value="-20.5119" calcext:value-type="float">
            <text:p>-20.5119</text:p>
          </table:table-cell>
          <table:table-cell office:value-type="float" office:value="85.79482" calcext:value-type="float">
            <text:p>85.79482</text:p>
          </table:table-cell>
          <table:table-cell office:value-type="float" office:value="673.1933" calcext:value-type="float">
            <text:p>673.1933</text:p>
          </table:table-cell>
          <table:table-cell office:value-type="float" office:value="0.1068813" calcext:value-type="float">
            <text:p>0.1068813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43.8485" calcext:value-type="float">
            <text:p>-43.8485</text:p>
          </table:table-cell>
          <table:table-cell office:value-type="float" office:value="0" calcext:value-type="float">
            <text:p>0</text:p>
          </table:table-cell>
          <table:table-cell office:value-type="float" office:value="361.0911" calcext:value-type="float">
            <text:p>361.0911</text:p>
          </table:table-cell>
          <table:table-cell office:value-type="float" office:value="1199.239" calcext:value-type="float">
            <text:p>1199.239</text:p>
          </table:table-cell>
          <table:table-cell office:value-type="float" office:value="1457.625" calcext:value-type="float">
            <text:p>1457.625</text:p>
          </table:table-cell>
          <table:table-cell office:value-type="float" office:value="1262.902" calcext:value-type="float">
            <text:p>1262.902</text:p>
          </table:table-cell>
          <table:table-cell office:value-type="float" office:value="753.2066" calcext:value-type="float">
            <text:p>753.2066</text:p>
          </table:table-cell>
          <table:table-cell office:value-type="float" office:value="1118.865" calcext:value-type="float">
            <text:p>1118.865</text:p>
          </table:table-cell>
          <table:table-cell office:value-type="float" office:value="409.8337" calcext:value-type="float">
            <text:p>409.8337</text:p>
          </table:table-cell>
          <table:table-cell office:value-type="float" office:value="1832.478" calcext:value-type="float">
            <text:p>1832.478</text:p>
          </table:table-cell>
          <table:table-cell office:value-type="float" office:value="2073.925" calcext:value-type="float">
            <text:p>2073.925</text:p>
          </table:table-cell>
          <table:table-cell office:value-type="float" office:value="1661.711" calcext:value-type="float">
            <text:p>1661.711</text:p>
          </table:table-cell>
          <table:table-cell office:value-type="float" office:value="583.6848" calcext:value-type="float">
            <text:p>583.6848</text:p>
          </table:table-cell>
          <table:table-cell office:value-type="float" office:value="577.4367" calcext:value-type="float">
            <text:p>577.436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8179893" calcext:value-type="float">
            <text:p>-0.0008179893</text:p>
          </table:table-cell>
          <table:table-cell office:value-type="float" office:value="0" calcext:value-type="float">
            <text:p>0</text:p>
          </table:table-cell>
          <table:table-cell office:value-type="float" office:value="1.418625" calcext:value-type="float">
            <text:p>1.418625</text:p>
          </table:table-cell>
          <table:table-cell office:value-type="float" office:value="144.8142" calcext:value-type="float">
            <text:p>144.8142</text:p>
          </table:table-cell>
          <table:table-cell office:value-type="float" office:value="-53.0581" calcext:value-type="float">
            <text:p>-53.0581</text:p>
          </table:table-cell>
          <table:table-cell office:value-type="float" office:value="91.75613" calcext:value-type="float">
            <text:p>91.75613</text:p>
          </table:table-cell>
          <table:table-cell office:value-type="float" office:value="-139.2384" calcext:value-type="float">
            <text:p>-139.2384</text:p>
          </table:table-cell>
          <table:table-cell office:value-type="float" office:value="0" calcext:value-type="float">
            <text:p>0</text:p>
          </table:table-cell>
          <table:table-cell office:value-type="float" office:value="8.594429" calcext:value-type="float">
            <text:p>8.594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887.0608" calcext:value-type="float">
            <text:p>887.0608</text:p>
          </table:table-cell>
          <table:table-cell office:value-type="float" office:value="13255.49" calcext:value-type="float">
            <text:p>13255.49</text:p>
          </table:table-cell>
          <table:table-cell office:value-type="float" office:value="0" calcext:value-type="float">
            <text:p>0</text:p>
          </table:table-cell>
          <table:table-cell office:value-type="float" office:value="1.542678" calcext:value-type="float">
            <text:p>1.542678</text:p>
          </table:table-cell>
          <table:table-cell office:value-type="float" office:value="-158.7905" calcext:value-type="float">
            <text:p>-158.7905</text:p>
          </table:table-cell>
          <table:table-cell office:value-type="float" office:value="432.321" calcext:value-type="float">
            <text:p>432.321</text:p>
          </table:table-cell>
          <table:table-cell office:value-type="float" office:value="-22.60512" calcext:value-type="float">
            <text:p>-22.60512</text:p>
          </table:table-cell>
          <table:table-cell office:value-type="float" office:value="85.2536" calcext:value-type="float">
            <text:p>85.2536</text:p>
          </table:table-cell>
          <table:table-cell office:value-type="float" office:value="673.1799" calcext:value-type="float">
            <text:p>673.1799</text:p>
          </table:table-cell>
          <table:table-cell office:value-type="float" office:value="0.1080913" calcext:value-type="float">
            <text:p>0.1080913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39.61366" calcext:value-type="float">
            <text:p>-39.61366</text:p>
          </table:table-cell>
          <table:table-cell office:value-type="float" office:value="0" calcext:value-type="float">
            <text:p>0</text:p>
          </table:table-cell>
          <table:table-cell office:value-type="float" office:value="361.0906" calcext:value-type="float">
            <text:p>361.0906</text:p>
          </table:table-cell>
          <table:table-cell office:value-type="float" office:value="1199.003" calcext:value-type="float">
            <text:p>1199.003</text:p>
          </table:table-cell>
          <table:table-cell office:value-type="float" office:value="1457.325" calcext:value-type="float">
            <text:p>1457.325</text:p>
          </table:table-cell>
          <table:table-cell office:value-type="float" office:value="1262.7" calcext:value-type="float">
            <text:p>1262.7</text:p>
          </table:table-cell>
          <table:table-cell office:value-type="float" office:value="753.0693" calcext:value-type="float">
            <text:p>753.0693</text:p>
          </table:table-cell>
          <table:table-cell office:value-type="float" office:value="1118.76" calcext:value-type="float">
            <text:p>1118.76</text:p>
          </table:table-cell>
          <table:table-cell office:value-type="float" office:value="409.8192" calcext:value-type="float">
            <text:p>409.8192</text:p>
          </table:table-cell>
          <table:table-cell office:value-type="float" office:value="1832.442" calcext:value-type="float">
            <text:p>1832.442</text:p>
          </table:table-cell>
          <table:table-cell office:value-type="float" office:value="2073.938" calcext:value-type="float">
            <text:p>2073.938</text:p>
          </table:table-cell>
          <table:table-cell office:value-type="float" office:value="1661.708" calcext:value-type="float">
            <text:p>1661.708</text:p>
          </table:table-cell>
          <table:table-cell office:value-type="float" office:value="583.6823" calcext:value-type="float">
            <text:p>583.6823</text:p>
          </table:table-cell>
          <table:table-cell office:value-type="float" office:value="577.4289" calcext:value-type="float">
            <text:p>577.428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1" calcext:value-type="float">
            <text:p>35.6741</text:p>
          </table:table-cell>
          <table:table-cell office:value-type="float" office:value="0" calcext:value-type="float">
            <text:p>0</text:p>
          </table:table-cell>
          <table:table-cell office:value-type="float" office:value="-0.000837449" calcext:value-type="float">
            <text:p>-0.000837449</text:p>
          </table:table-cell>
          <table:table-cell office:value-type="float" office:value="0" calcext:value-type="float">
            <text:p>0</text:p>
          </table:table-cell>
          <table:table-cell office:value-type="float" office:value="1.502477" calcext:value-type="float">
            <text:p>1.502477</text:p>
          </table:table-cell>
          <table:table-cell office:value-type="float" office:value="155.5823" calcext:value-type="float">
            <text:p>155.5823</text:p>
          </table:table-cell>
          <table:table-cell office:value-type="float" office:value="-58.77098" calcext:value-type="float">
            <text:p>-58.77098</text:p>
          </table:table-cell>
          <table:table-cell office:value-type="float" office:value="96.81128" calcext:value-type="float">
            <text:p>96.81128</text:p>
          </table:table-cell>
          <table:table-cell office:value-type="float" office:value="-140.409" calcext:value-type="float">
            <text:p>-140.409</text:p>
          </table:table-cell>
          <table:table-cell office:value-type="float" office:value="0" calcext:value-type="float">
            <text:p>0</text:p>
          </table:table-cell>
          <table:table-cell office:value-type="float" office:value="8.943587" calcext:value-type="float">
            <text:p>8.94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886.3383" calcext:value-type="float">
            <text:p>886.3383</text:p>
          </table:table-cell>
          <table:table-cell office:value-type="float" office:value="13255.13" calcext:value-type="float">
            <text:p>13255.13</text:p>
          </table:table-cell>
          <table:table-cell office:value-type="float" office:value="0" calcext:value-type="float">
            <text:p>0</text:p>
          </table:table-cell>
          <table:table-cell office:value-type="float" office:value="1.762708" calcext:value-type="float">
            <text:p>1.762708</text:p>
          </table:table-cell>
          <table:table-cell office:value-type="float" office:value="-161.7276" calcext:value-type="float">
            <text:p>-161.7276</text:p>
          </table:table-cell>
          <table:table-cell office:value-type="float" office:value="441.543" calcext:value-type="float">
            <text:p>441.543</text:p>
          </table:table-cell>
          <table:table-cell office:value-type="float" office:value="-24.61066" calcext:value-type="float">
            <text:p>-24.61066</text:p>
          </table:table-cell>
          <table:table-cell office:value-type="float" office:value="84.67674" calcext:value-type="float">
            <text:p>84.67674</text:p>
          </table:table-cell>
          <table:table-cell office:value-type="float" office:value="673.1693" calcext:value-type="float">
            <text:p>673.1693</text:p>
          </table:table-cell>
          <table:table-cell office:value-type="float" office:value="0.1093426" calcext:value-type="float">
            <text:p>0.1093426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34.93973" calcext:value-type="float">
            <text:p>-34.93973</text:p>
          </table:table-cell>
          <table:table-cell office:value-type="float" office:value="0" calcext:value-type="float">
            <text:p>0</text:p>
          </table:table-cell>
          <table:table-cell office:value-type="float" office:value="361.0916" calcext:value-type="float">
            <text:p>361.0916</text:p>
          </table:table-cell>
          <table:table-cell office:value-type="float" office:value="1198.76" calcext:value-type="float">
            <text:p>1198.76</text:p>
          </table:table-cell>
          <table:table-cell office:value-type="float" office:value="1457.009" calcext:value-type="float">
            <text:p>1457.009</text:p>
          </table:table-cell>
          <table:table-cell office:value-type="float" office:value="1262.493" calcext:value-type="float">
            <text:p>1262.493</text:p>
          </table:table-cell>
          <table:table-cell office:value-type="float" office:value="752.9286" calcext:value-type="float">
            <text:p>752.9286</text:p>
          </table:table-cell>
          <table:table-cell office:value-type="float" office:value="1118.648" calcext:value-type="float">
            <text:p>1118.648</text:p>
          </table:table-cell>
          <table:table-cell office:value-type="float" office:value="409.8045" calcext:value-type="float">
            <text:p>409.8045</text:p>
          </table:table-cell>
          <table:table-cell office:value-type="float" office:value="1832.398" calcext:value-type="float">
            <text:p>1832.398</text:p>
          </table:table-cell>
          <table:table-cell office:value-type="float" office:value="2073.951" calcext:value-type="float">
            <text:p>2073.951</text:p>
          </table:table-cell>
          <table:table-cell office:value-type="float" office:value="1661.71" calcext:value-type="float">
            <text:p>1661.71</text:p>
          </table:table-cell>
          <table:table-cell office:value-type="float" office:value="583.6755" calcext:value-type="float">
            <text:p>583.6755</text:p>
          </table:table-cell>
          <table:table-cell office:value-type="float" office:value="577.421" calcext:value-type="float">
            <text:p>577.421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9" calcext:value-type="float">
            <text:p>35.67409</text:p>
          </table:table-cell>
          <table:table-cell office:value-type="float" office:value="0" calcext:value-type="float">
            <text:p>0</text:p>
          </table:table-cell>
          <table:table-cell office:value-type="float" office:value="-0.0008606835" calcext:value-type="float">
            <text:p>-0.0008606835</text:p>
          </table:table-cell>
          <table:table-cell office:value-type="float" office:value="0" calcext:value-type="float">
            <text:p>0</text:p>
          </table:table-cell>
          <table:table-cell office:value-type="float" office:value="1.587022" calcext:value-type="float">
            <text:p>1.587022</text:p>
          </table:table-cell>
          <table:table-cell office:value-type="float" office:value="166.6395" calcext:value-type="float">
            <text:p>166.6395</text:p>
          </table:table-cell>
          <table:table-cell office:value-type="float" office:value="-64.22263" calcext:value-type="float">
            <text:p>-64.22263</text:p>
          </table:table-cell>
          <table:table-cell office:value-type="float" office:value="102.4169" calcext:value-type="float">
            <text:p>102.4169</text:p>
          </table:table-cell>
          <table:table-cell office:value-type="float" office:value="-141.6192" calcext:value-type="float">
            <text:p>-141.6192</text:p>
          </table:table-cell>
          <table:table-cell office:value-type="float" office:value="0" calcext:value-type="float">
            <text:p>0</text:p>
          </table:table-cell>
          <table:table-cell office:value-type="float" office:value="9.221862" calcext:value-type="float">
            <text:p>9.22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885.1381" calcext:value-type="float">
            <text:p>885.1381</text:p>
          </table:table-cell>
          <table:table-cell office:value-type="float" office:value="13254.87" calcext:value-type="float">
            <text:p>13254.87</text:p>
          </table:table-cell>
          <table:table-cell office:value-type="float" office:value="0" calcext:value-type="float">
            <text:p>0</text:p>
          </table:table-cell>
          <table:table-cell office:value-type="float" office:value="1.985237" calcext:value-type="float">
            <text:p>1.985237</text:p>
          </table:table-cell>
          <table:table-cell office:value-type="float" office:value="-164.9566" calcext:value-type="float">
            <text:p>-164.9566</text:p>
          </table:table-cell>
          <table:table-cell office:value-type="float" office:value="451.6077" calcext:value-type="float">
            <text:p>451.6077</text:p>
          </table:table-cell>
          <table:table-cell office:value-type="float" office:value="-26.51396" calcext:value-type="float">
            <text:p>-26.51396</text:p>
          </table:table-cell>
          <table:table-cell office:value-type="float" office:value="84.63754" calcext:value-type="float">
            <text:p>84.63754</text:p>
          </table:table-cell>
          <table:table-cell office:value-type="float" office:value="672.7314" calcext:value-type="float">
            <text:p>672.7314</text:p>
          </table:table-cell>
          <table:table-cell office:value-type="float" office:value="0.11088" calcext:value-type="float">
            <text:p>0.11088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29.69787" calcext:value-type="float">
            <text:p>-29.69787</text:p>
          </table:table-cell>
          <table:table-cell office:value-type="float" office:value="0" calcext:value-type="float">
            <text:p>0</text:p>
          </table:table-cell>
          <table:table-cell office:value-type="float" office:value="361.0706" calcext:value-type="float">
            <text:p>361.0706</text:p>
          </table:table-cell>
          <table:table-cell office:value-type="float" office:value="1198.542" calcext:value-type="float">
            <text:p>1198.542</text:p>
          </table:table-cell>
          <table:table-cell office:value-type="float" office:value="1456.724" calcext:value-type="float">
            <text:p>1456.724</text:p>
          </table:table-cell>
          <table:table-cell office:value-type="float" office:value="1262.299" calcext:value-type="float">
            <text:p>1262.299</text:p>
          </table:table-cell>
          <table:table-cell office:value-type="float" office:value="752.7941" calcext:value-type="float">
            <text:p>752.7941</text:p>
          </table:table-cell>
          <table:table-cell office:value-type="float" office:value="1118.537" calcext:value-type="float">
            <text:p>1118.537</text:p>
          </table:table-cell>
          <table:table-cell office:value-type="float" office:value="409.7899" calcext:value-type="float">
            <text:p>409.7899</text:p>
          </table:table-cell>
          <table:table-cell office:value-type="float" office:value="1832.349" calcext:value-type="float">
            <text:p>1832.349</text:p>
          </table:table-cell>
          <table:table-cell office:value-type="float" office:value="2073.959" calcext:value-type="float">
            <text:p>2073.959</text:p>
          </table:table-cell>
          <table:table-cell office:value-type="float" office:value="1661.717" calcext:value-type="float">
            <text:p>1661.717</text:p>
          </table:table-cell>
          <table:table-cell office:value-type="float" office:value="583.6671" calcext:value-type="float">
            <text:p>583.6671</text:p>
          </table:table-cell>
          <table:table-cell office:value-type="float" office:value="577.4131" calcext:value-type="float">
            <text:p>577.4131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9" calcext:value-type="float">
            <text:p>35.67409</text:p>
          </table:table-cell>
          <table:table-cell office:value-type="float" office:value="0" calcext:value-type="float">
            <text:p>0</text:p>
          </table:table-cell>
          <table:table-cell office:value-type="float" office:value="-0.0008816326" calcext:value-type="float">
            <text:p>-0.0008816326</text:p>
          </table:table-cell>
          <table:table-cell office:value-type="float" office:value="0" calcext:value-type="float">
            <text:p>0</text:p>
          </table:table-cell>
          <table:table-cell office:value-type="float" office:value="1.66012" calcext:value-type="float">
            <text:p>1.66012</text:p>
          </table:table-cell>
          <table:table-cell office:value-type="float" office:value="178.3704" calcext:value-type="float">
            <text:p>178.3704</text:p>
          </table:table-cell>
          <table:table-cell office:value-type="float" office:value="-69.38718" calcext:value-type="float">
            <text:p>-69.38718</text:p>
          </table:table-cell>
          <table:table-cell office:value-type="float" office:value="108.9832" calcext:value-type="float">
            <text:p>108.9832</text:p>
          </table:table-cell>
          <table:table-cell office:value-type="float" office:value="-143.2109" calcext:value-type="float">
            <text:p>-143.2109</text:p>
          </table:table-cell>
          <table:table-cell office:value-type="float" office:value="0" calcext:value-type="float">
            <text:p>0</text:p>
          </table:table-cell>
          <table:table-cell office:value-type="float" office:value="9.488566" calcext:value-type="float">
            <text:p>9.488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884.1909" calcext:value-type="float">
            <text:p>884.1909</text:p>
          </table:table-cell>
          <table:table-cell office:value-type="float" office:value="13254.6" calcext:value-type="float">
            <text:p>13254.6</text:p>
          </table:table-cell>
          <table:table-cell office:value-type="float" office:value="0" calcext:value-type="float">
            <text:p>0</text:p>
          </table:table-cell>
          <table:table-cell office:value-type="float" office:value="2.21091" calcext:value-type="float">
            <text:p>2.21091</text:p>
          </table:table-cell>
          <table:table-cell office:value-type="float" office:value="-167.985" calcext:value-type="float">
            <text:p>-167.985</text:p>
          </table:table-cell>
          <table:table-cell office:value-type="float" office:value="461.685" calcext:value-type="float">
            <text:p>461.685</text:p>
          </table:table-cell>
          <table:table-cell office:value-type="float" office:value="-28.43962" calcext:value-type="float">
            <text:p>-28.43962</text:p>
          </table:table-cell>
          <table:table-cell office:value-type="float" office:value="84.48553" calcext:value-type="float">
            <text:p>84.48553</text:p>
          </table:table-cell>
          <table:table-cell office:value-type="float" office:value="672.4048" calcext:value-type="float">
            <text:p>672.4048</text:p>
          </table:table-cell>
          <table:table-cell office:value-type="float" office:value="0.1125045" calcext:value-type="float">
            <text:p>0.1125045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22.01068" calcext:value-type="float">
            <text:p>-22.01068</text:p>
          </table:table-cell>
          <table:table-cell office:value-type="float" office:value="0" calcext:value-type="float">
            <text:p>0</text:p>
          </table:table-cell>
          <table:table-cell office:value-type="float" office:value="361.0773" calcext:value-type="float">
            <text:p>361.0773</text:p>
          </table:table-cell>
          <table:table-cell office:value-type="float" office:value="1198.349" calcext:value-type="float">
            <text:p>1198.349</text:p>
          </table:table-cell>
          <table:table-cell office:value-type="float" office:value="1456.481" calcext:value-type="float">
            <text:p>1456.481</text:p>
          </table:table-cell>
          <table:table-cell office:value-type="float" office:value="1262.128" calcext:value-type="float">
            <text:p>1262.128</text:p>
          </table:table-cell>
          <table:table-cell office:value-type="float" office:value="752.6721" calcext:value-type="float">
            <text:p>752.6721</text:p>
          </table:table-cell>
          <table:table-cell office:value-type="float" office:value="1118.436" calcext:value-type="float">
            <text:p>1118.436</text:p>
          </table:table-cell>
          <table:table-cell office:value-type="float" office:value="409.7761" calcext:value-type="float">
            <text:p>409.7761</text:p>
          </table:table-cell>
          <table:table-cell office:value-type="float" office:value="1832.3" calcext:value-type="float">
            <text:p>1832.3</text:p>
          </table:table-cell>
          <table:table-cell office:value-type="float" office:value="2073.962" calcext:value-type="float">
            <text:p>2073.962</text:p>
          </table:table-cell>
          <table:table-cell office:value-type="float" office:value="1661.732" calcext:value-type="float">
            <text:p>1661.732</text:p>
          </table:table-cell>
          <table:table-cell office:value-type="float" office:value="583.6585" calcext:value-type="float">
            <text:p>583.6585</text:p>
          </table:table-cell>
          <table:table-cell office:value-type="float" office:value="577.4053" calcext:value-type="float">
            <text:p>577.405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9" calcext:value-type="float">
            <text:p>35.67409</text:p>
          </table:table-cell>
          <table:table-cell office:value-type="float" office:value="0" calcext:value-type="float">
            <text:p>0</text:p>
          </table:table-cell>
          <table:table-cell office:value-type="float" office:value="-0.0008939286" calcext:value-type="float">
            <text:p>-0.0008939286</text:p>
          </table:table-cell>
          <table:table-cell office:value-type="float" office:value="0" calcext:value-type="float">
            <text:p>0</text:p>
          </table:table-cell>
          <table:table-cell office:value-type="float" office:value="1.725776" calcext:value-type="float">
            <text:p>1.725776</text:p>
          </table:table-cell>
          <table:table-cell office:value-type="float" office:value="191.838" calcext:value-type="float">
            <text:p>191.838</text:p>
          </table:table-cell>
          <table:table-cell office:value-type="float" office:value="-74.06719" calcext:value-type="float">
            <text:p>-74.06719</text:p>
          </table:table-cell>
          <table:table-cell office:value-type="float" office:value="117.7708" calcext:value-type="float">
            <text:p>117.7708</text:p>
          </table:table-cell>
          <table:table-cell office:value-type="float" office:value="-144.5671" calcext:value-type="float">
            <text:p>-144.5671</text:p>
          </table:table-cell>
          <table:table-cell office:value-type="float" office:value="0" calcext:value-type="float">
            <text:p>0</text:p>
          </table:table-cell>
          <table:table-cell office:value-type="float" office:value="9.740846" calcext:value-type="float">
            <text:p>9.74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883.5336" calcext:value-type="float">
            <text:p>883.5336</text:p>
          </table:table-cell>
          <table:table-cell office:value-type="float" office:value="13254.31" calcext:value-type="float">
            <text:p>13254.31</text:p>
          </table:table-cell>
          <table:table-cell office:value-type="float" office:value="0" calcext:value-type="float">
            <text:p>0</text:p>
          </table:table-cell>
          <table:table-cell office:value-type="float" office:value="2.449223" calcext:value-type="float">
            <text:p>2.449223</text:p>
          </table:table-cell>
          <table:table-cell office:value-type="float" office:value="-170.9005" calcext:value-type="float">
            <text:p>-170.9005</text:p>
          </table:table-cell>
          <table:table-cell office:value-type="float" office:value="470.5271" calcext:value-type="float">
            <text:p>470.5271</text:p>
          </table:table-cell>
          <table:table-cell office:value-type="float" office:value="-30.57817" calcext:value-type="float">
            <text:p>-30.57817</text:p>
          </table:table-cell>
          <table:table-cell office:value-type="float" office:value="83.8522" calcext:value-type="float">
            <text:p>83.8522</text:p>
          </table:table-cell>
          <table:table-cell office:value-type="float" office:value="672.3055" calcext:value-type="float">
            <text:p>672.3055</text:p>
          </table:table-cell>
          <table:table-cell office:value-type="float" office:value="0.1140589" calcext:value-type="float">
            <text:p>0.1140589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6.77845" calcext:value-type="float">
            <text:p>-16.77845</text:p>
          </table:table-cell>
          <table:table-cell office:value-type="float" office:value="0" calcext:value-type="float">
            <text:p>0</text:p>
          </table:table-cell>
          <table:table-cell office:value-type="float" office:value="361.1083" calcext:value-type="float">
            <text:p>361.1083</text:p>
          </table:table-cell>
          <table:table-cell office:value-type="float" office:value="1198.147" calcext:value-type="float">
            <text:p>1198.147</text:p>
          </table:table-cell>
          <table:table-cell office:value-type="float" office:value="1456.234" calcext:value-type="float">
            <text:p>1456.234</text:p>
          </table:table-cell>
          <table:table-cell office:value-type="float" office:value="1261.963" calcext:value-type="float">
            <text:p>1261.963</text:p>
          </table:table-cell>
          <table:table-cell office:value-type="float" office:value="752.5574" calcext:value-type="float">
            <text:p>752.5574</text:p>
          </table:table-cell>
          <table:table-cell office:value-type="float" office:value="1118.341" calcext:value-type="float">
            <text:p>1118.341</text:p>
          </table:table-cell>
          <table:table-cell office:value-type="float" office:value="409.7639" calcext:value-type="float">
            <text:p>409.7639</text:p>
          </table:table-cell>
          <table:table-cell office:value-type="float" office:value="1832.25" calcext:value-type="float">
            <text:p>1832.25</text:p>
          </table:table-cell>
          <table:table-cell office:value-type="float" office:value="2073.958" calcext:value-type="float">
            <text:p>2073.958</text:p>
          </table:table-cell>
          <table:table-cell office:value-type="float" office:value="1661.757" calcext:value-type="float">
            <text:p>1661.757</text:p>
          </table:table-cell>
          <table:table-cell office:value-type="float" office:value="583.65" calcext:value-type="float">
            <text:p>583.65</text:p>
          </table:table-cell>
          <table:table-cell office:value-type="float" office:value="577.3974" calcext:value-type="float">
            <text:p>577.3974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9" calcext:value-type="float">
            <text:p>35.67409</text:p>
          </table:table-cell>
          <table:table-cell office:value-type="float" office:value="0" calcext:value-type="float">
            <text:p>0</text:p>
          </table:table-cell>
          <table:table-cell office:value-type="float" office:value="-0.0009081879" calcext:value-type="float">
            <text:p>-0.0009081879</text:p>
          </table:table-cell>
          <table:table-cell office:value-type="float" office:value="0" calcext:value-type="float">
            <text:p>0</text:p>
          </table:table-cell>
          <table:table-cell office:value-type="float" office:value="1.803852" calcext:value-type="float">
            <text:p>1.803852</text:p>
          </table:table-cell>
          <table:table-cell office:value-type="float" office:value="203.5629" calcext:value-type="float">
            <text:p>203.5629</text:p>
          </table:table-cell>
          <table:table-cell office:value-type="float" office:value="-79.78551" calcext:value-type="float">
            <text:p>-79.78551</text:p>
          </table:table-cell>
          <table:table-cell office:value-type="float" office:value="123.7773" calcext:value-type="float">
            <text:p>123.7773</text:p>
          </table:table-cell>
          <table:table-cell office:value-type="float" office:value="-145.6655" calcext:value-type="float">
            <text:p>-145.6655</text:p>
          </table:table-cell>
          <table:table-cell office:value-type="float" office:value="0" calcext:value-type="float">
            <text:p>0</text:p>
          </table:table-cell>
          <table:table-cell office:value-type="float" office:value="10.06091" calcext:value-type="float">
            <text:p>10.06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882.9249" calcext:value-type="float">
            <text:p>882.9249</text:p>
          </table:table-cell>
          <table:table-cell office:value-type="float" office:value="13253.99" calcext:value-type="float">
            <text:p>13253.99</text:p>
          </table:table-cell>
          <table:table-cell office:value-type="float" office:value="0" calcext:value-type="float">
            <text:p>0</text:p>
          </table:table-cell>
          <table:table-cell office:value-type="float" office:value="2.705631" calcext:value-type="float">
            <text:p>2.705631</text:p>
          </table:table-cell>
          <table:table-cell office:value-type="float" office:value="-173.8681" calcext:value-type="float">
            <text:p>-173.8681</text:p>
          </table:table-cell>
          <table:table-cell office:value-type="float" office:value="479.4805" calcext:value-type="float">
            <text:p>479.4805</text:p>
          </table:table-cell>
          <table:table-cell office:value-type="float" office:value="-32.76366" calcext:value-type="float">
            <text:p>-32.76366</text:p>
          </table:table-cell>
          <table:table-cell office:value-type="float" office:value="83.22288" calcext:value-type="float">
            <text:p>83.22288</text:p>
          </table:table-cell>
          <table:table-cell office:value-type="float" office:value="672.2447" calcext:value-type="float">
            <text:p>672.2447</text:p>
          </table:table-cell>
          <table:table-cell office:value-type="float" office:value="0.1155555" calcext:value-type="float">
            <text:p>0.1155555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11.7051" calcext:value-type="float">
            <text:p>-11.7051</text:p>
          </table:table-cell>
          <table:table-cell office:value-type="float" office:value="0" calcext:value-type="float">
            <text:p>0</text:p>
          </table:table-cell>
          <table:table-cell office:value-type="float" office:value="361.1289" calcext:value-type="float">
            <text:p>361.1289</text:p>
          </table:table-cell>
          <table:table-cell office:value-type="float" office:value="1197.94" calcext:value-type="float">
            <text:p>1197.94</text:p>
          </table:table-cell>
          <table:table-cell office:value-type="float" office:value="1455.977" calcext:value-type="float">
            <text:p>1455.977</text:p>
          </table:table-cell>
          <table:table-cell office:value-type="float" office:value="1261.799" calcext:value-type="float">
            <text:p>1261.799</text:p>
          </table:table-cell>
          <table:table-cell office:value-type="float" office:value="752.4409" calcext:value-type="float">
            <text:p>752.4409</text:p>
          </table:table-cell>
          <table:table-cell office:value-type="float" office:value="1118.245" calcext:value-type="float">
            <text:p>1118.245</text:p>
          </table:table-cell>
          <table:table-cell office:value-type="float" office:value="409.7523" calcext:value-type="float">
            <text:p>409.7523</text:p>
          </table:table-cell>
          <table:table-cell office:value-type="float" office:value="1832.2" calcext:value-type="float">
            <text:p>1832.2</text:p>
          </table:table-cell>
          <table:table-cell office:value-type="float" office:value="2073.948" calcext:value-type="float">
            <text:p>2073.948</text:p>
          </table:table-cell>
          <table:table-cell office:value-type="float" office:value="1661.794" calcext:value-type="float">
            <text:p>1661.794</text:p>
          </table:table-cell>
          <table:table-cell office:value-type="float" office:value="583.6413" calcext:value-type="float">
            <text:p>583.6413</text:p>
          </table:table-cell>
          <table:table-cell office:value-type="float" office:value="577.3909" calcext:value-type="float">
            <text:p>577.390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09243918" calcext:value-type="float">
            <text:p>-0.0009243918</text:p>
          </table:table-cell>
          <table:table-cell office:value-type="float" office:value="0" calcext:value-type="float">
            <text:p>0</text:p>
          </table:table-cell>
          <table:table-cell office:value-type="float" office:value="1.872998" calcext:value-type="float">
            <text:p>1.872998</text:p>
          </table:table-cell>
          <table:table-cell office:value-type="float" office:value="215.1973" calcext:value-type="float">
            <text:p>215.1973</text:p>
          </table:table-cell>
          <table:table-cell office:value-type="float" office:value="-85.56615" calcext:value-type="float">
            <text:p>-85.56615</text:p>
          </table:table-cell>
          <table:table-cell office:value-type="float" office:value="129.6311" calcext:value-type="float">
            <text:p>129.6311</text:p>
          </table:table-cell>
          <table:table-cell office:value-type="float" office:value="-146.7576" calcext:value-type="float">
            <text:p>-146.7576</text:p>
          </table:table-cell>
          <table:table-cell office:value-type="float" office:value="0" calcext:value-type="float">
            <text:p>0</text:p>
          </table:table-cell>
          <table:table-cell office:value-type="float" office:value="10.3702" calcext:value-type="float">
            <text:p>10.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882.3454" calcext:value-type="float">
            <text:p>882.3454</text:p>
          </table:table-cell>
          <table:table-cell office:value-type="float" office:value="13253.64" calcext:value-type="float">
            <text:p>13253.64</text:p>
          </table:table-cell>
          <table:table-cell office:value-type="float" office:value="0" calcext:value-type="float">
            <text:p>0</text:p>
          </table:table-cell>
          <table:table-cell office:value-type="float" office:value="3.013469" calcext:value-type="float">
            <text:p>3.013469</text:p>
          </table:table-cell>
          <table:table-cell office:value-type="float" office:value="-176.8972" calcext:value-type="float">
            <text:p>-176.8972</text:p>
          </table:table-cell>
          <table:table-cell office:value-type="float" office:value="488.6683" calcext:value-type="float">
            <text:p>488.6683</text:p>
          </table:table-cell>
          <table:table-cell office:value-type="float" office:value="-34.94381" calcext:value-type="float">
            <text:p>-34.94381</text:p>
          </table:table-cell>
          <table:table-cell office:value-type="float" office:value="82.55858" calcext:value-type="float">
            <text:p>82.55858</text:p>
          </table:table-cell>
          <table:table-cell office:value-type="float" office:value="672.2274" calcext:value-type="float">
            <text:p>672.2274</text:p>
          </table:table-cell>
          <table:table-cell office:value-type="float" office:value="0.1170208" calcext:value-type="float">
            <text:p>0.1170208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8.337849" calcext:value-type="float">
            <text:p>-8.337849</text:p>
          </table:table-cell>
          <table:table-cell office:value-type="float" office:value="0" calcext:value-type="float">
            <text:p>0</text:p>
          </table:table-cell>
          <table:table-cell office:value-type="float" office:value="361.1454" calcext:value-type="float">
            <text:p>361.1454</text:p>
          </table:table-cell>
          <table:table-cell office:value-type="float" office:value="1197.716" calcext:value-type="float">
            <text:p>1197.716</text:p>
          </table:table-cell>
          <table:table-cell office:value-type="float" office:value="1455.711" calcext:value-type="float">
            <text:p>1455.711</text:p>
          </table:table-cell>
          <table:table-cell office:value-type="float" office:value="1261.625" calcext:value-type="float">
            <text:p>1261.625</text:p>
          </table:table-cell>
          <table:table-cell office:value-type="float" office:value="752.3196" calcext:value-type="float">
            <text:p>752.3196</text:p>
          </table:table-cell>
          <table:table-cell office:value-type="float" office:value="1118.145" calcext:value-type="float">
            <text:p>1118.145</text:p>
          </table:table-cell>
          <table:table-cell office:value-type="float" office:value="409.7407" calcext:value-type="float">
            <text:p>409.7407</text:p>
          </table:table-cell>
          <table:table-cell office:value-type="float" office:value="1832.149" calcext:value-type="float">
            <text:p>1832.149</text:p>
          </table:table-cell>
          <table:table-cell office:value-type="float" office:value="2073.933" calcext:value-type="float">
            <text:p>2073.933</text:p>
          </table:table-cell>
          <table:table-cell office:value-type="float" office:value="1661.843" calcext:value-type="float">
            <text:p>1661.843</text:p>
          </table:table-cell>
          <table:table-cell office:value-type="float" office:value="583.6326" calcext:value-type="float">
            <text:p>583.6326</text:p>
          </table:table-cell>
          <table:table-cell office:value-type="float" office:value="577.3868" calcext:value-type="float">
            <text:p>577.386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09467343" calcext:value-type="float">
            <text:p>-0.0009467343</text:p>
          </table:table-cell>
          <table:table-cell office:value-type="float" office:value="0" calcext:value-type="float">
            <text:p>0</text:p>
          </table:table-cell>
          <table:table-cell office:value-type="float" office:value="1.931766" calcext:value-type="float">
            <text:p>1.931766</text:p>
          </table:table-cell>
          <table:table-cell office:value-type="float" office:value="225.6101" calcext:value-type="float">
            <text:p>225.6101</text:p>
          </table:table-cell>
          <table:table-cell office:value-type="float" office:value="-91.76427" calcext:value-type="float">
            <text:p>-91.76427</text:p>
          </table:table-cell>
          <table:table-cell office:value-type="float" office:value="133.8459" calcext:value-type="float">
            <text:p>133.8459</text:p>
          </table:table-cell>
          <table:table-cell office:value-type="float" office:value="-147.8921" calcext:value-type="float">
            <text:p>-147.8921</text:p>
          </table:table-cell>
          <table:table-cell office:value-type="float" office:value="0" calcext:value-type="float">
            <text:p>0</text:p>
          </table:table-cell>
          <table:table-cell office:value-type="float" office:value="10.65493" calcext:value-type="float">
            <text:p>10.65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881.7711" calcext:value-type="float">
            <text:p>881.7711</text:p>
          </table:table-cell>
          <table:table-cell office:value-type="float" office:value="13253.27" calcext:value-type="float">
            <text:p>13253.27</text:p>
          </table:table-cell>
          <table:table-cell office:value-type="float" office:value="0" calcext:value-type="float">
            <text:p>0</text:p>
          </table:table-cell>
          <table:table-cell office:value-type="float" office:value="3.287111" calcext:value-type="float">
            <text:p>3.287111</text:p>
          </table:table-cell>
          <table:table-cell office:value-type="float" office:value="-179.8573" calcext:value-type="float">
            <text:p>-179.8573</text:p>
          </table:table-cell>
          <table:table-cell office:value-type="float" office:value="498.3007" calcext:value-type="float">
            <text:p>498.3007</text:p>
          </table:table-cell>
          <table:table-cell office:value-type="float" office:value="-37.02105" calcext:value-type="float">
            <text:p>-37.02105</text:p>
          </table:table-cell>
          <table:table-cell office:value-type="float" office:value="81.97259" calcext:value-type="float">
            <text:p>81.97259</text:p>
          </table:table-cell>
          <table:table-cell office:value-type="float" office:value="672.1995" calcext:value-type="float">
            <text:p>672.1995</text:p>
          </table:table-cell>
          <table:table-cell office:value-type="float" office:value="0.1185229" calcext:value-type="float">
            <text:p>0.1185229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-3.472027" calcext:value-type="float">
            <text:p>-3.472027</text:p>
          </table:table-cell>
          <table:table-cell office:value-type="float" office:value="0" calcext:value-type="float">
            <text:p>0</text:p>
          </table:table-cell>
          <table:table-cell office:value-type="float" office:value="361.1565" calcext:value-type="float">
            <text:p>361.1565</text:p>
          </table:table-cell>
          <table:table-cell office:value-type="float" office:value="1197.497" calcext:value-type="float">
            <text:p>1197.497</text:p>
          </table:table-cell>
          <table:table-cell office:value-type="float" office:value="1455.444" calcext:value-type="float">
            <text:p>1455.444</text:p>
          </table:table-cell>
          <table:table-cell office:value-type="float" office:value="1261.456" calcext:value-type="float">
            <text:p>1261.456</text:p>
          </table:table-cell>
          <table:table-cell office:value-type="float" office:value="752.1989" calcext:value-type="float">
            <text:p>752.1989</text:p>
          </table:table-cell>
          <table:table-cell office:value-type="float" office:value="1118.041" calcext:value-type="float">
            <text:p>1118.041</text:p>
          </table:table-cell>
          <table:table-cell office:value-type="float" office:value="409.7286" calcext:value-type="float">
            <text:p>409.7286</text:p>
          </table:table-cell>
          <table:table-cell office:value-type="float" office:value="1832.096" calcext:value-type="float">
            <text:p>1832.096</text:p>
          </table:table-cell>
          <table:table-cell office:value-type="float" office:value="2073.914" calcext:value-type="float">
            <text:p>2073.914</text:p>
          </table:table-cell>
          <table:table-cell office:value-type="float" office:value="1661.898" calcext:value-type="float">
            <text:p>1661.898</text:p>
          </table:table-cell>
          <table:table-cell office:value-type="float" office:value="583.6239" calcext:value-type="float">
            <text:p>583.6239</text:p>
          </table:table-cell>
          <table:table-cell office:value-type="float" office:value="577.3824" calcext:value-type="float">
            <text:p>577.3824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09674189" calcext:value-type="float">
            <text:p>-0.0009674189</text:p>
          </table:table-cell>
          <table:table-cell office:value-type="float" office:value="0" calcext:value-type="float">
            <text:p>0</text:p>
          </table:table-cell>
          <table:table-cell office:value-type="float" office:value="1.995397" calcext:value-type="float">
            <text:p>1.995397</text:p>
          </table:table-cell>
          <table:table-cell office:value-type="float" office:value="237.0232" calcext:value-type="float">
            <text:p>237.0232</text:p>
          </table:table-cell>
          <table:table-cell office:value-type="float" office:value="-97.42904" calcext:value-type="float">
            <text:p>-97.42904</text:p>
          </table:table-cell>
          <table:table-cell office:value-type="float" office:value="139.5941" calcext:value-type="float">
            <text:p>139.5941</text:p>
          </table:table-cell>
          <table:table-cell office:value-type="float" office:value="-149.0054" calcext:value-type="float">
            <text:p>-149.0054</text:p>
          </table:table-cell>
          <table:table-cell office:value-type="float" office:value="0" calcext:value-type="float">
            <text:p>0</text:p>
          </table:table-cell>
          <table:table-cell office:value-type="float" office:value="10.88354" calcext:value-type="float">
            <text:p>10.88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881.2405" calcext:value-type="float">
            <text:p>881.2405</text:p>
          </table:table-cell>
          <table:table-cell office:value-type="float" office:value="13252.92" calcext:value-type="float">
            <text:p>13252.92</text:p>
          </table:table-cell>
          <table:table-cell office:value-type="float" office:value="0" calcext:value-type="float">
            <text:p>0</text:p>
          </table:table-cell>
          <table:table-cell office:value-type="float" office:value="3.555433" calcext:value-type="float">
            <text:p>3.555433</text:p>
          </table:table-cell>
          <table:table-cell office:value-type="float" office:value="-182.7048" calcext:value-type="float">
            <text:p>-182.7048</text:p>
          </table:table-cell>
          <table:table-cell office:value-type="float" office:value="507.1473" calcext:value-type="float">
            <text:p>507.1473</text:p>
          </table:table-cell>
          <table:table-cell office:value-type="float" office:value="-39.01886" calcext:value-type="float">
            <text:p>-39.01886</text:p>
          </table:table-cell>
          <table:table-cell office:value-type="float" office:value="81.45113" calcext:value-type="float">
            <text:p>81.45113</text:p>
          </table:table-cell>
          <table:table-cell office:value-type="float" office:value="672.1793" calcext:value-type="float">
            <text:p>672.1793</text:p>
          </table:table-cell>
          <table:table-cell office:value-type="float" office:value="0.1200742" calcext:value-type="float">
            <text:p>0.1200742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.742247" calcext:value-type="float">
            <text:p>1.742247</text:p>
          </table:table-cell>
          <table:table-cell office:value-type="float" office:value="0" calcext:value-type="float">
            <text:p>0</text:p>
          </table:table-cell>
          <table:table-cell office:value-type="float" office:value="361.1653" calcext:value-type="float">
            <text:p>361.1653</text:p>
          </table:table-cell>
          <table:table-cell office:value-type="float" office:value="1197.294" calcext:value-type="float">
            <text:p>1197.294</text:p>
          </table:table-cell>
          <table:table-cell office:value-type="float" office:value="1455.191" calcext:value-type="float">
            <text:p>1455.191</text:p>
          </table:table-cell>
          <table:table-cell office:value-type="float" office:value="1261.294" calcext:value-type="float">
            <text:p>1261.294</text:p>
          </table:table-cell>
          <table:table-cell office:value-type="float" office:value="752.0855" calcext:value-type="float">
            <text:p>752.0855</text:p>
          </table:table-cell>
          <table:table-cell office:value-type="float" office:value="1117.942" calcext:value-type="float">
            <text:p>1117.942</text:p>
          </table:table-cell>
          <table:table-cell office:value-type="float" office:value="409.7166" calcext:value-type="float">
            <text:p>409.7166</text:p>
          </table:table-cell>
          <table:table-cell office:value-type="float" office:value="1832.043" calcext:value-type="float">
            <text:p>1832.043</text:p>
          </table:table-cell>
          <table:table-cell office:value-type="float" office:value="2073.891" calcext:value-type="float">
            <text:p>2073.891</text:p>
          </table:table-cell>
          <table:table-cell office:value-type="float" office:value="1661.954" calcext:value-type="float">
            <text:p>1661.954</text:p>
          </table:table-cell>
          <table:table-cell office:value-type="float" office:value="583.6152" calcext:value-type="float">
            <text:p>583.6152</text:p>
          </table:table-cell>
          <table:table-cell office:value-type="float" office:value="577.3778" calcext:value-type="float">
            <text:p>577.377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09851021" calcext:value-type="float">
            <text:p>-0.0009851021</text:p>
          </table:table-cell>
          <table:table-cell office:value-type="float" office:value="0" calcext:value-type="float">
            <text:p>0</text:p>
          </table:table-cell>
          <table:table-cell office:value-type="float" office:value="2.050693" calcext:value-type="float">
            <text:p>2.050693</text:p>
          </table:table-cell>
          <table:table-cell office:value-type="float" office:value="248.5387" calcext:value-type="float">
            <text:p>248.5387</text:p>
          </table:table-cell>
          <table:table-cell office:value-type="float" office:value="-102.882" calcext:value-type="float">
            <text:p>-102.882</text:p>
          </table:table-cell>
          <table:table-cell office:value-type="float" office:value="145.6567" calcext:value-type="float">
            <text:p>145.6567</text:p>
          </table:table-cell>
          <table:table-cell office:value-type="float" office:value="-150.0665" calcext:value-type="float">
            <text:p>-150.0665</text:p>
          </table:table-cell>
          <table:table-cell office:value-type="float" office:value="0" calcext:value-type="float">
            <text:p>0</text:p>
          </table:table-cell>
          <table:table-cell office:value-type="float" office:value="11.09427" calcext:value-type="float">
            <text:p>11.09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880.2398" calcext:value-type="float">
            <text:p>880.2398</text:p>
          </table:table-cell>
          <table:table-cell office:value-type="float" office:value="13252.68" calcext:value-type="float">
            <text:p>13252.68</text:p>
          </table:table-cell>
          <table:table-cell office:value-type="float" office:value="0" calcext:value-type="float">
            <text:p>0</text:p>
          </table:table-cell>
          <table:table-cell office:value-type="float" office:value="3.81926" calcext:value-type="float">
            <text:p>3.81926</text:p>
          </table:table-cell>
          <table:table-cell office:value-type="float" office:value="-185.8989" calcext:value-type="float">
            <text:p>-185.8989</text:p>
          </table:table-cell>
          <table:table-cell office:value-type="float" office:value="516.754" calcext:value-type="float">
            <text:p>516.754</text:p>
          </table:table-cell>
          <table:table-cell office:value-type="float" office:value="-41.02227" calcext:value-type="float">
            <text:p>-41.02227</text:p>
          </table:table-cell>
          <table:table-cell office:value-type="float" office:value="81.48652" calcext:value-type="float">
            <text:p>81.48652</text:p>
          </table:table-cell>
          <table:table-cell office:value-type="float" office:value="671.7405" calcext:value-type="float">
            <text:p>671.7405</text:p>
          </table:table-cell>
          <table:table-cell office:value-type="float" office:value="0.1218643" calcext:value-type="float">
            <text:p>0.1218643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8.148837" calcext:value-type="float">
            <text:p>8.148837</text:p>
          </table:table-cell>
          <table:table-cell office:value-type="float" office:value="0" calcext:value-type="float">
            <text:p>0</text:p>
          </table:table-cell>
          <table:table-cell office:value-type="float" office:value="361.1575" calcext:value-type="float">
            <text:p>361.1575</text:p>
          </table:table-cell>
          <table:table-cell office:value-type="float" office:value="1197.122" calcext:value-type="float">
            <text:p>1197.122</text:p>
          </table:table-cell>
          <table:table-cell office:value-type="float" office:value="1454.965" calcext:value-type="float">
            <text:p>1454.965</text:p>
          </table:table-cell>
          <table:table-cell office:value-type="float" office:value="1261.141" calcext:value-type="float">
            <text:p>1261.141</text:p>
          </table:table-cell>
          <table:table-cell office:value-type="float" office:value="751.9824" calcext:value-type="float">
            <text:p>751.9824</text:p>
          </table:table-cell>
          <table:table-cell office:value-type="float" office:value="1117.849" calcext:value-type="float">
            <text:p>1117.849</text:p>
          </table:table-cell>
          <table:table-cell office:value-type="float" office:value="409.7051" calcext:value-type="float">
            <text:p>409.7051</text:p>
          </table:table-cell>
          <table:table-cell office:value-type="float" office:value="1831.989" calcext:value-type="float">
            <text:p>1831.989</text:p>
          </table:table-cell>
          <table:table-cell office:value-type="float" office:value="2073.866" calcext:value-type="float">
            <text:p>2073.866</text:p>
          </table:table-cell>
          <table:table-cell office:value-type="float" office:value="1662.01" calcext:value-type="float">
            <text:p>1662.01</text:p>
          </table:table-cell>
          <table:table-cell office:value-type="float" office:value="583.6064" calcext:value-type="float">
            <text:p>583.6064</text:p>
          </table:table-cell>
          <table:table-cell office:value-type="float" office:value="577.3732" calcext:value-type="float">
            <text:p>577.3732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09996727" calcext:value-type="float">
            <text:p>-0.0009996727</text:p>
          </table:table-cell>
          <table:table-cell office:value-type="float" office:value="0" calcext:value-type="float">
            <text:p>0</text:p>
          </table:table-cell>
          <table:table-cell office:value-type="float" office:value="2.106901" calcext:value-type="float">
            <text:p>2.106901</text:p>
          </table:table-cell>
          <table:table-cell office:value-type="float" office:value="261.614" calcext:value-type="float">
            <text:p>261.614</text:p>
          </table:table-cell>
          <table:table-cell office:value-type="float" office:value="-108.3626" calcext:value-type="float">
            <text:p>-108.3626</text:p>
          </table:table-cell>
          <table:table-cell office:value-type="float" office:value="153.2515" calcext:value-type="float">
            <text:p>153.2515</text:p>
          </table:table-cell>
          <table:table-cell office:value-type="float" office:value="-151.4933" calcext:value-type="float">
            <text:p>-151.4933</text:p>
          </table:table-cell>
          <table:table-cell office:value-type="float" office:value="0" calcext:value-type="float">
            <text:p>0</text:p>
          </table:table-cell>
          <table:table-cell office:value-type="float" office:value="11.32973" calcext:value-type="float">
            <text:p>11.3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879.2798" calcext:value-type="float">
            <text:p>879.2798</text:p>
          </table:table-cell>
          <table:table-cell office:value-type="float" office:value="13252.46" calcext:value-type="float">
            <text:p>13252.46</text:p>
          </table:table-cell>
          <table:table-cell office:value-type="float" office:value="0" calcext:value-type="float">
            <text:p>0</text:p>
          </table:table-cell>
          <table:table-cell office:value-type="float" office:value="4.07794" calcext:value-type="float">
            <text:p>4.07794</text:p>
          </table:table-cell>
          <table:table-cell office:value-type="float" office:value="-189.1371" calcext:value-type="float">
            <text:p>-189.1371</text:p>
          </table:table-cell>
          <table:table-cell office:value-type="float" office:value="527.3922" calcext:value-type="float">
            <text:p>527.3922</text:p>
          </table:table-cell>
          <table:table-cell office:value-type="float" office:value="-43.11509" calcext:value-type="float">
            <text:p>-43.11509</text:p>
          </table:table-cell>
          <table:table-cell office:value-type="float" office:value="81.5591" calcext:value-type="float">
            <text:p>81.5591</text:p>
          </table:table-cell>
          <table:table-cell office:value-type="float" office:value="671.2681" calcext:value-type="float">
            <text:p>671.2681</text:p>
          </table:table-cell>
          <table:table-cell office:value-type="float" office:value="0.1236858" calcext:value-type="float">
            <text:p>0.1236858</text:p>
          </table:table-cell>
          <table:table-cell office:value-type="float" office:value="0.4000255" calcext:value-type="float">
            <text:p>0.4000255</text:p>
          </table:table-cell>
          <table:table-cell office:value-type="float" office:value="0.0002886236" calcext:value-type="float">
            <text:p>0.0002886236</text:p>
          </table:table-cell>
          <table:table-cell office:value-type="float" office:value="0.01393017" calcext:value-type="float">
            <text:p>0.0139301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5.73036" calcext:value-type="float">
            <text:p>15.73036</text:p>
          </table:table-cell>
          <table:table-cell office:value-type="float" office:value="0" calcext:value-type="float">
            <text:p>0</text:p>
          </table:table-cell>
          <table:table-cell office:value-type="float" office:value="361.1738" calcext:value-type="float">
            <text:p>361.1738</text:p>
          </table:table-cell>
          <table:table-cell office:value-type="float" office:value="1196.963" calcext:value-type="float">
            <text:p>1196.963</text:p>
          </table:table-cell>
          <table:table-cell office:value-type="float" office:value="1454.76" calcext:value-type="float">
            <text:p>1454.76</text:p>
          </table:table-cell>
          <table:table-cell office:value-type="float" office:value="1261.014" calcext:value-type="float">
            <text:p>1261.014</text:p>
          </table:table-cell>
          <table:table-cell office:value-type="float" office:value="751.8885" calcext:value-type="float">
            <text:p>751.8885</text:p>
          </table:table-cell>
          <table:table-cell office:value-type="float" office:value="1117.762" calcext:value-type="float">
            <text:p>1117.762</text:p>
          </table:table-cell>
          <table:table-cell office:value-type="float" office:value="409.6948" calcext:value-type="float">
            <text:p>409.6948</text:p>
          </table:table-cell>
          <table:table-cell office:value-type="float" office:value="1831.936" calcext:value-type="float">
            <text:p>1831.936</text:p>
          </table:table-cell>
          <table:table-cell office:value-type="float" office:value="2073.839" calcext:value-type="float">
            <text:p>2073.839</text:p>
          </table:table-cell>
          <table:table-cell office:value-type="float" office:value="1662.062" calcext:value-type="float">
            <text:p>1662.062</text:p>
          </table:table-cell>
          <table:table-cell office:value-type="float" office:value="583.5978" calcext:value-type="float">
            <text:p>583.5978</text:p>
          </table:table-cell>
          <table:table-cell office:value-type="float" office:value="577.3685" calcext:value-type="float">
            <text:p>577.3685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7" calcext:value-type="float">
            <text:p>35.67407</text:p>
          </table:table-cell>
          <table:table-cell office:value-type="float" office:value="0" calcext:value-type="float">
            <text:p>0</text:p>
          </table:table-cell>
          <table:table-cell office:value-type="float" office:value="-0.001010017" calcext:value-type="float">
            <text:p>-0.001010017</text:p>
          </table:table-cell>
          <table:table-cell office:value-type="float" office:value="0" calcext:value-type="float">
            <text:p>0</text:p>
          </table:table-cell>
          <table:table-cell office:value-type="float" office:value="2.172375" calcext:value-type="float">
            <text:p>2.172375</text:p>
          </table:table-cell>
          <table:table-cell office:value-type="float" office:value="275.76" calcext:value-type="float">
            <text:p>275.76</text:p>
          </table:table-cell>
          <table:table-cell office:value-type="float" office:value="-113.7851" calcext:value-type="float">
            <text:p>-113.7851</text:p>
          </table:table-cell>
          <table:table-cell office:value-type="float" office:value="161.9749" calcext:value-type="float">
            <text:p>161.9749</text:p>
          </table:table-cell>
          <table:table-cell office:value-type="float" office:value="-152.8596" calcext:value-type="float">
            <text:p>-152.8596</text:p>
          </table:table-cell>
          <table:table-cell office:value-type="float" office:value="0" calcext:value-type="float">
            <text:p>0</text:p>
          </table:table-cell>
          <table:table-cell office:value-type="float" office:value="11.54926" calcext:value-type="float">
            <text:p>11.54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878.2198" calcext:value-type="float">
            <text:p>878.2198</text:p>
          </table:table-cell>
          <table:table-cell office:value-type="float" office:value="13252.31" calcext:value-type="float">
            <text:p>13252.31</text:p>
          </table:table-cell>
          <table:table-cell office:value-type="float" office:value="0" calcext:value-type="float">
            <text:p>0</text:p>
          </table:table-cell>
          <table:table-cell office:value-type="float" office:value="4.355378" calcext:value-type="float">
            <text:p>4.355378</text:p>
          </table:table-cell>
          <table:table-cell office:value-type="float" office:value="-191.5826" calcext:value-type="float">
            <text:p>-191.5826</text:p>
          </table:table-cell>
          <table:table-cell office:value-type="float" office:value="529.1863" calcext:value-type="float">
            <text:p>529.1863</text:p>
          </table:table-cell>
          <table:table-cell office:value-type="float" office:value="-45.31364" calcext:value-type="float">
            <text:p>-45.31364</text:p>
          </table:table-cell>
          <table:table-cell office:value-type="float" office:value="81.70995" calcext:value-type="float">
            <text:p>81.70995</text:p>
          </table:table-cell>
          <table:table-cell office:value-type="float" office:value="670.6393" calcext:value-type="float">
            <text:p>670.6393</text:p>
          </table:table-cell>
          <table:table-cell office:value-type="float" office:value="0.1248471" calcext:value-type="float">
            <text:p>0.1248471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260566" calcext:value-type="float">
            <text:p>0.0005260566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27.94515" calcext:value-type="float">
            <text:p>27.94515</text:p>
          </table:table-cell>
          <table:table-cell office:value-type="float" office:value="0" calcext:value-type="float">
            <text:p>0</text:p>
          </table:table-cell>
          <table:table-cell office:value-type="float" office:value="361.2543" calcext:value-type="float">
            <text:p>361.2543</text:p>
          </table:table-cell>
          <table:table-cell office:value-type="float" office:value="1196.834" calcext:value-type="float">
            <text:p>1196.834</text:p>
          </table:table-cell>
          <table:table-cell office:value-type="float" office:value="1454.57" calcext:value-type="float">
            <text:p>1454.57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751.8017" calcext:value-type="float">
            <text:p>751.8017</text:p>
          </table:table-cell>
          <table:table-cell office:value-type="float" office:value="1117.679" calcext:value-type="float">
            <text:p>1117.679</text:p>
          </table:table-cell>
          <table:table-cell office:value-type="float" office:value="409.6856" calcext:value-type="float">
            <text:p>409.6856</text:p>
          </table:table-cell>
          <table:table-cell office:value-type="float" office:value="1831.884" calcext:value-type="float">
            <text:p>1831.884</text:p>
          </table:table-cell>
          <table:table-cell office:value-type="float" office:value="2073.811" calcext:value-type="float">
            <text:p>2073.811</text:p>
          </table:table-cell>
          <table:table-cell office:value-type="float" office:value="1662.114" calcext:value-type="float">
            <text:p>1662.114</text:p>
          </table:table-cell>
          <table:table-cell office:value-type="float" office:value="583.5895" calcext:value-type="float">
            <text:p>583.5895</text:p>
          </table:table-cell>
          <table:table-cell office:value-type="float" office:value="577.3638" calcext:value-type="float">
            <text:p>577.363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7" calcext:value-type="float">
            <text:p>35.67407</text:p>
          </table:table-cell>
          <table:table-cell office:value-type="float" office:value="0" calcext:value-type="float">
            <text:p>0</text:p>
          </table:table-cell>
          <table:table-cell office:value-type="float" office:value="-0.00105555" calcext:value-type="float">
            <text:p>-0.00105555</text:p>
          </table:table-cell>
          <table:table-cell office:value-type="float" office:value="0" calcext:value-type="float">
            <text:p>0</text:p>
          </table:table-cell>
          <table:table-cell office:value-type="float" office:value="2.248944" calcext:value-type="float">
            <text:p>2.248944</text:p>
          </table:table-cell>
          <table:table-cell office:value-type="float" office:value="293.4307" calcext:value-type="float">
            <text:p>293.4307</text:p>
          </table:table-cell>
          <table:table-cell office:value-type="float" office:value="-118.9865" calcext:value-type="float">
            <text:p>-118.9865</text:p>
          </table:table-cell>
          <table:table-cell office:value-type="float" office:value="174.4443" calcext:value-type="float">
            <text:p>174.4443</text:p>
          </table:table-cell>
          <table:table-cell office:value-type="float" office:value="-154.2677" calcext:value-type="float">
            <text:p>-154.2677</text:p>
          </table:table-cell>
          <table:table-cell office:value-type="float" office:value="0" calcext:value-type="float">
            <text:p>0</text:p>
          </table:table-cell>
          <table:table-cell office:value-type="float" office:value="12.70813" calcext:value-type="float">
            <text:p>12.7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876.6489" calcext:value-type="float">
            <text:p>876.6489</text:p>
          </table:table-cell>
          <table:table-cell office:value-type="float" office:value="13252.25" calcext:value-type="float">
            <text:p>13252.25</text:p>
          </table:table-cell>
          <table:table-cell office:value-type="float" office:value="0" calcext:value-type="float">
            <text:p>0</text:p>
          </table:table-cell>
          <table:table-cell office:value-type="float" office:value="4.638938" calcext:value-type="float">
            <text:p>4.638938</text:p>
          </table:table-cell>
          <table:table-cell office:value-type="float" office:value="-195.6408" calcext:value-type="float">
            <text:p>-195.6408</text:p>
          </table:table-cell>
          <table:table-cell office:value-type="float" office:value="543.0874" calcext:value-type="float">
            <text:p>543.0874</text:p>
          </table:table-cell>
          <table:table-cell office:value-type="float" office:value="-47.86006" calcext:value-type="float">
            <text:p>-47.86006</text:p>
          </table:table-cell>
          <table:table-cell office:value-type="float" office:value="82.40214" calcext:value-type="float">
            <text:p>82.40214</text:p>
          </table:table-cell>
          <table:table-cell office:value-type="float" office:value="669.6339" calcext:value-type="float">
            <text:p>669.6339</text:p>
          </table:table-cell>
          <table:table-cell office:value-type="float" office:value="0.125696" calcext:value-type="float">
            <text:p>0.125696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260566" calcext:value-type="float">
            <text:p>0.0005260566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39.20187" calcext:value-type="float">
            <text:p>39.20187</text:p>
          </table:table-cell>
          <table:table-cell office:value-type="float" office:value="0" calcext:value-type="float">
            <text:p>0</text:p>
          </table:table-cell>
          <table:table-cell office:value-type="float" office:value="361.3517" calcext:value-type="float">
            <text:p>361.3517</text:p>
          </table:table-cell>
          <table:table-cell office:value-type="float" office:value="1196.595" calcext:value-type="float">
            <text:p>1196.595</text:p>
          </table:table-cell>
          <table:table-cell office:value-type="float" office:value="1454.402" calcext:value-type="float">
            <text:p>1454.402</text:p>
          </table:table-cell>
          <table:table-cell office:value-type="float" office:value="1260.783" calcext:value-type="float">
            <text:p>1260.783</text:p>
          </table:table-cell>
          <table:table-cell office:value-type="float" office:value="751.7226" calcext:value-type="float">
            <text:p>751.7226</text:p>
          </table:table-cell>
          <table:table-cell office:value-type="float" office:value="1117.603" calcext:value-type="float">
            <text:p>1117.603</text:p>
          </table:table-cell>
          <table:table-cell office:value-type="float" office:value="409.6772" calcext:value-type="float">
            <text:p>409.6772</text:p>
          </table:table-cell>
          <table:table-cell office:value-type="float" office:value="1831.837" calcext:value-type="float">
            <text:p>1831.837</text:p>
          </table:table-cell>
          <table:table-cell office:value-type="float" office:value="2073.781" calcext:value-type="float">
            <text:p>2073.781</text:p>
          </table:table-cell>
          <table:table-cell office:value-type="float" office:value="1662.165" calcext:value-type="float">
            <text:p>1662.165</text:p>
          </table:table-cell>
          <table:table-cell office:value-type="float" office:value="583.5822" calcext:value-type="float">
            <text:p>583.5822</text:p>
          </table:table-cell>
          <table:table-cell office:value-type="float" office:value="577.3591" calcext:value-type="float">
            <text:p>577.3591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7" calcext:value-type="float">
            <text:p>35.67407</text:p>
          </table:table-cell>
          <table:table-cell office:value-type="float" office:value="0" calcext:value-type="float">
            <text:p>0</text:p>
          </table:table-cell>
          <table:table-cell office:value-type="float" office:value="-0.001213494" calcext:value-type="float">
            <text:p>-0.001213494</text:p>
          </table:table-cell>
          <table:table-cell office:value-type="float" office:value="0" calcext:value-type="float">
            <text:p>0</text:p>
          </table:table-cell>
          <table:table-cell office:value-type="float" office:value="2.338019" calcext:value-type="float">
            <text:p>2.338019</text:p>
          </table:table-cell>
          <table:table-cell office:value-type="float" office:value="312.4435" calcext:value-type="float">
            <text:p>312.4435</text:p>
          </table:table-cell>
          <table:table-cell office:value-type="float" office:value="-125.2419" calcext:value-type="float">
            <text:p>-125.2419</text:p>
          </table:table-cell>
          <table:table-cell office:value-type="float" office:value="187.2016" calcext:value-type="float">
            <text:p>187.2016</text:p>
          </table:table-cell>
          <table:table-cell office:value-type="float" office:value="-156.1161" calcext:value-type="float">
            <text:p>-156.1161</text:p>
          </table:table-cell>
          <table:table-cell office:value-type="float" office:value="0" calcext:value-type="float">
            <text:p>0</text:p>
          </table:table-cell>
          <table:table-cell office:value-type="float" office:value="13.04402" calcext:value-type="float">
            <text:p>13.04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874.8746" calcext:value-type="float">
            <text:p>874.8746</text:p>
          </table:table-cell>
          <table:table-cell office:value-type="float" office:value="13252.27" calcext:value-type="float">
            <text:p>13252.27</text:p>
          </table:table-cell>
          <table:table-cell office:value-type="float" office:value="0" calcext:value-type="float">
            <text:p>0</text:p>
          </table:table-cell>
          <table:table-cell office:value-type="float" office:value="4.951292" calcext:value-type="float">
            <text:p>4.951292</text:p>
          </table:table-cell>
          <table:table-cell office:value-type="float" office:value="-200.7199" calcext:value-type="float">
            <text:p>-200.7199</text:p>
          </table:table-cell>
          <table:table-cell office:value-type="float" office:value="559.1419" calcext:value-type="float">
            <text:p>559.1419</text:p>
          </table:table-cell>
          <table:table-cell office:value-type="float" office:value="-51.05882" calcext:value-type="float">
            <text:p>-51.05882</text:p>
          </table:table-cell>
          <table:table-cell office:value-type="float" office:value="83.16389" calcext:value-type="float">
            <text:p>83.16389</text:p>
          </table:table-cell>
          <table:table-cell office:value-type="float" office:value="668.4023" calcext:value-type="float">
            <text:p>668.4023</text:p>
          </table:table-cell>
          <table:table-cell office:value-type="float" office:value="0.1269639" calcext:value-type="float">
            <text:p>0.1269639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260566" calcext:value-type="float">
            <text:p>0.0005260566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48.46126" calcext:value-type="float">
            <text:p>48.46126</text:p>
          </table:table-cell>
          <table:table-cell office:value-type="float" office:value="0" calcext:value-type="float">
            <text:p>0</text:p>
          </table:table-cell>
          <table:table-cell office:value-type="float" office:value="361.5125" calcext:value-type="float">
            <text:p>361.5125</text:p>
          </table:table-cell>
          <table:table-cell office:value-type="float" office:value="1196.36" calcext:value-type="float">
            <text:p>1196.36</text:p>
          </table:table-cell>
          <table:table-cell office:value-type="float" office:value="1454.228" calcext:value-type="float">
            <text:p>1454.228</text:p>
          </table:table-cell>
          <table:table-cell office:value-type="float" office:value="1260.683" calcext:value-type="float">
            <text:p>1260.683</text:p>
          </table:table-cell>
          <table:table-cell office:value-type="float" office:value="751.6484" calcext:value-type="float">
            <text:p>751.6484</text:p>
          </table:table-cell>
          <table:table-cell office:value-type="float" office:value="1117.533" calcext:value-type="float">
            <text:p>1117.533</text:p>
          </table:table-cell>
          <table:table-cell office:value-type="float" office:value="409.6718" calcext:value-type="float">
            <text:p>409.6718</text:p>
          </table:table-cell>
          <table:table-cell office:value-type="float" office:value="1831.799" calcext:value-type="float">
            <text:p>1831.799</text:p>
          </table:table-cell>
          <table:table-cell office:value-type="float" office:value="2073.751" calcext:value-type="float">
            <text:p>2073.751</text:p>
          </table:table-cell>
          <table:table-cell office:value-type="float" office:value="1662.217" calcext:value-type="float">
            <text:p>1662.217</text:p>
          </table:table-cell>
          <table:table-cell office:value-type="float" office:value="583.5771" calcext:value-type="float">
            <text:p>583.5771</text:p>
          </table:table-cell>
          <table:table-cell office:value-type="float" office:value="577.3543" calcext:value-type="float">
            <text:p>577.354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6" calcext:value-type="float">
            <text:p>35.67406</text:p>
          </table:table-cell>
          <table:table-cell office:value-type="float" office:value="0" calcext:value-type="float">
            <text:p>0</text:p>
          </table:table-cell>
          <table:table-cell office:value-type="float" office:value="-0.001253514" calcext:value-type="float">
            <text:p>-0.001253514</text:p>
          </table:table-cell>
          <table:table-cell office:value-type="float" office:value="0" calcext:value-type="float">
            <text:p>0</text:p>
          </table:table-cell>
          <table:table-cell office:value-type="float" office:value="2.435139" calcext:value-type="float">
            <text:p>2.435139</text:p>
          </table:table-cell>
          <table:table-cell office:value-type="float" office:value="331.1888" calcext:value-type="float">
            <text:p>331.1888</text:p>
          </table:table-cell>
          <table:table-cell office:value-type="float" office:value="-132.8511" calcext:value-type="float">
            <text:p>-132.8511</text:p>
          </table:table-cell>
          <table:table-cell office:value-type="float" office:value="198.3377" calcext:value-type="float">
            <text:p>198.3377</text:p>
          </table:table-cell>
          <table:table-cell office:value-type="float" office:value="-158.1297" calcext:value-type="float">
            <text:p>-158.1297</text:p>
          </table:table-cell>
          <table:table-cell office:value-type="float" office:value="0" calcext:value-type="float">
            <text:p>0</text:p>
          </table:table-cell>
          <table:table-cell office:value-type="float" office:value="13.17545" calcext:value-type="float">
            <text:p>13.1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873.3489" calcext:value-type="float">
            <text:p>873.3489</text:p>
          </table:table-cell>
          <table:table-cell office:value-type="float" office:value="13252.26" calcext:value-type="float">
            <text:p>13252.26</text:p>
          </table:table-cell>
          <table:table-cell office:value-type="float" office:value="0" calcext:value-type="float">
            <text:p>0</text:p>
          </table:table-cell>
          <table:table-cell office:value-type="float" office:value="5.293614" calcext:value-type="float">
            <text:p>5.293614</text:p>
          </table:table-cell>
          <table:table-cell office:value-type="float" office:value="-205.5319" calcext:value-type="float">
            <text:p>-205.5319</text:p>
          </table:table-cell>
          <table:table-cell office:value-type="float" office:value="574.4758" calcext:value-type="float">
            <text:p>574.4758</text:p>
          </table:table-cell>
          <table:table-cell office:value-type="float" office:value="-54.34157" calcext:value-type="float">
            <text:p>-54.34157</text:p>
          </table:table-cell>
          <table:table-cell office:value-type="float" office:value="83.62914" calcext:value-type="float">
            <text:p>83.62914</text:p>
          </table:table-cell>
          <table:table-cell office:value-type="float" office:value="667.3445" calcext:value-type="float">
            <text:p>667.3445</text:p>
          </table:table-cell>
          <table:table-cell office:value-type="float" office:value="0.1284056" calcext:value-type="float">
            <text:p>0.1284056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260566" calcext:value-type="float">
            <text:p>0.0005260566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57.90289" calcext:value-type="float">
            <text:p>57.90289</text:p>
          </table:table-cell>
          <table:table-cell office:value-type="float" office:value="0" calcext:value-type="float">
            <text:p>0</text:p>
          </table:table-cell>
          <table:table-cell office:value-type="float" office:value="361.6669" calcext:value-type="float">
            <text:p>361.6669</text:p>
          </table:table-cell>
          <table:table-cell office:value-type="float" office:value="1196.15" calcext:value-type="float">
            <text:p>1196.15</text:p>
          </table:table-cell>
          <table:table-cell office:value-type="float" office:value="1454.057" calcext:value-type="float">
            <text:p>1454.057</text:p>
          </table:table-cell>
          <table:table-cell office:value-type="float" office:value="1260.588" calcext:value-type="float">
            <text:p>1260.588</text:p>
          </table:table-cell>
          <table:table-cell office:value-type="float" office:value="751.5805" calcext:value-type="float">
            <text:p>751.5805</text:p>
          </table:table-cell>
          <table:table-cell office:value-type="float" office:value="1117.466" calcext:value-type="float">
            <text:p>1117.466</text:p>
          </table:table-cell>
          <table:table-cell office:value-type="float" office:value="409.6693" calcext:value-type="float">
            <text:p>409.6693</text:p>
          </table:table-cell>
          <table:table-cell office:value-type="float" office:value="1831.761" calcext:value-type="float">
            <text:p>1831.761</text:p>
          </table:table-cell>
          <table:table-cell office:value-type="float" office:value="2073.721" calcext:value-type="float">
            <text:p>2073.721</text:p>
          </table:table-cell>
          <table:table-cell office:value-type="float" office:value="1662.27" calcext:value-type="float">
            <text:p>1662.27</text:p>
          </table:table-cell>
          <table:table-cell office:value-type="float" office:value="583.576" calcext:value-type="float">
            <text:p>583.576</text:p>
          </table:table-cell>
          <table:table-cell office:value-type="float" office:value="577.3496" calcext:value-type="float">
            <text:p>577.3496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6" calcext:value-type="float">
            <text:p>35.67406</text:p>
          </table:table-cell>
          <table:table-cell office:value-type="float" office:value="0" calcext:value-type="float">
            <text:p>0</text:p>
          </table:table-cell>
          <table:table-cell office:value-type="float" office:value="-0.001265989" calcext:value-type="float">
            <text:p>-0.001265989</text:p>
          </table:table-cell>
          <table:table-cell office:value-type="float" office:value="0" calcext:value-type="float">
            <text:p>0</text:p>
          </table:table-cell>
          <table:table-cell office:value-type="float" office:value="2.530608" calcext:value-type="float">
            <text:p>2.530608</text:p>
          </table:table-cell>
          <table:table-cell office:value-type="float" office:value="349.9685" calcext:value-type="float">
            <text:p>349.9685</text:p>
          </table:table-cell>
          <table:table-cell office:value-type="float" office:value="-140.6621" calcext:value-type="float">
            <text:p>-140.6621</text:p>
          </table:table-cell>
          <table:table-cell office:value-type="float" office:value="209.3064" calcext:value-type="float">
            <text:p>209.3064</text:p>
          </table:table-cell>
          <table:table-cell office:value-type="float" office:value="-159.9556" calcext:value-type="float">
            <text:p>-159.9556</text:p>
          </table:table-cell>
          <table:table-cell office:value-type="float" office:value="0" calcext:value-type="float">
            <text:p>0</text:p>
          </table:table-cell>
          <table:table-cell office:value-type="float" office:value="13.46954" calcext:value-type="float">
            <text:p>13.46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872.332" calcext:value-type="float">
            <text:p>872.332</text:p>
          </table:table-cell>
          <table:table-cell office:value-type="float" office:value="13252.14" calcext:value-type="float">
            <text:p>13252.14</text:p>
          </table:table-cell>
          <table:table-cell office:value-type="float" office:value="0" calcext:value-type="float">
            <text:p>0</text:p>
          </table:table-cell>
          <table:table-cell office:value-type="float" office:value="5.664489" calcext:value-type="float">
            <text:p>5.664489</text:p>
          </table:table-cell>
          <table:table-cell office:value-type="float" office:value="-210.027" calcext:value-type="float">
            <text:p>-210.027</text:p>
          </table:table-cell>
          <table:table-cell office:value-type="float" office:value="588.5125" calcext:value-type="float">
            <text:p>588.5125</text:p>
          </table:table-cell>
          <table:table-cell office:value-type="float" office:value="-57.67999" calcext:value-type="float">
            <text:p>-57.67999</text:p>
          </table:table-cell>
          <table:table-cell office:value-type="float" office:value="83.4698" calcext:value-type="float">
            <text:p>83.4698</text:p>
          </table:table-cell>
          <table:table-cell office:value-type="float" office:value="666.7056" calcext:value-type="float">
            <text:p>666.7056</text:p>
          </table:table-cell>
          <table:table-cell office:value-type="float" office:value="0.1299523" calcext:value-type="float">
            <text:p>0.1299523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260566" calcext:value-type="float">
            <text:p>0.0005260566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65.01073" calcext:value-type="float">
            <text:p>65.01073</text:p>
          </table:table-cell>
          <table:table-cell office:value-type="float" office:value="0" calcext:value-type="float">
            <text:p>0</text:p>
          </table:table-cell>
          <table:table-cell office:value-type="float" office:value="361.766" calcext:value-type="float">
            <text:p>361.766</text:p>
          </table:table-cell>
          <table:table-cell office:value-type="float" office:value="1195.972" calcext:value-type="float">
            <text:p>1195.972</text:p>
          </table:table-cell>
          <table:table-cell office:value-type="float" office:value="1453.882" calcext:value-type="float">
            <text:p>1453.882</text:p>
          </table:table-cell>
          <table:table-cell office:value-type="float" office:value="1260.491" calcext:value-type="float">
            <text:p>1260.491</text:p>
          </table:table-cell>
          <table:table-cell office:value-type="float" office:value="751.5184" calcext:value-type="float">
            <text:p>751.5184</text:p>
          </table:table-cell>
          <table:table-cell office:value-type="float" office:value="1117.401" calcext:value-type="float">
            <text:p>1117.401</text:p>
          </table:table-cell>
          <table:table-cell office:value-type="float" office:value="409.6698" calcext:value-type="float">
            <text:p>409.6698</text:p>
          </table:table-cell>
          <table:table-cell office:value-type="float" office:value="1831.724" calcext:value-type="float">
            <text:p>1831.724</text:p>
          </table:table-cell>
          <table:table-cell office:value-type="float" office:value="2073.69" calcext:value-type="float">
            <text:p>2073.69</text:p>
          </table:table-cell>
          <table:table-cell office:value-type="float" office:value="1662.319" calcext:value-type="float">
            <text:p>1662.319</text:p>
          </table:table-cell>
          <table:table-cell office:value-type="float" office:value="583.5826" calcext:value-type="float">
            <text:p>583.5826</text:p>
          </table:table-cell>
          <table:table-cell office:value-type="float" office:value="577.345" calcext:value-type="float">
            <text:p>577.345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6" calcext:value-type="float">
            <text:p>35.67406</text:p>
          </table:table-cell>
          <table:table-cell office:value-type="float" office:value="0" calcext:value-type="float">
            <text:p>0</text:p>
          </table:table-cell>
          <table:table-cell office:value-type="float" office:value="-0.001278646" calcext:value-type="float">
            <text:p>-0.001278646</text:p>
          </table:table-cell>
          <table:table-cell office:value-type="float" office:value="0" calcext:value-type="float">
            <text:p>0</text:p>
          </table:table-cell>
          <table:table-cell office:value-type="float" office:value="2.620063" calcext:value-type="float">
            <text:p>2.620063</text:p>
          </table:table-cell>
          <table:table-cell office:value-type="float" office:value="367.2322" calcext:value-type="float">
            <text:p>367.2322</text:p>
          </table:table-cell>
          <table:table-cell office:value-type="float" office:value="-149.6632" calcext:value-type="float">
            <text:p>-149.6632</text:p>
          </table:table-cell>
          <table:table-cell office:value-type="float" office:value="217.569" calcext:value-type="float">
            <text:p>217.569</text:p>
          </table:table-cell>
          <table:table-cell office:value-type="float" office:value="-161.403" calcext:value-type="float">
            <text:p>-161.403</text:p>
          </table:table-cell>
          <table:table-cell office:value-type="float" office:value="0" calcext:value-type="float">
            <text:p>0</text:p>
          </table:table-cell>
          <table:table-cell office:value-type="float" office:value="13.75694" calcext:value-type="float">
            <text:p>13.75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871.6429" calcext:value-type="float">
            <text:p>871.6429</text:p>
          </table:table-cell>
          <table:table-cell office:value-type="float" office:value="13252.04" calcext:value-type="float">
            <text:p>13252.04</text:p>
          </table:table-cell>
          <table:table-cell office:value-type="float" office:value="0" calcext:value-type="float">
            <text:p>0</text:p>
          </table:table-cell>
          <table:table-cell office:value-type="float" office:value="6.147707" calcext:value-type="float">
            <text:p>6.147707</text:p>
          </table:table-cell>
          <table:table-cell office:value-type="float" office:value="-214.2795" calcext:value-type="float">
            <text:p>-214.2795</text:p>
          </table:table-cell>
          <table:table-cell office:value-type="float" office:value="600.9749" calcext:value-type="float">
            <text:p>600.9749</text:p>
          </table:table-cell>
          <table:table-cell office:value-type="float" office:value="-60.95839" calcext:value-type="float">
            <text:p>-60.95839</text:p>
          </table:table-cell>
          <table:table-cell office:value-type="float" office:value="82.20633" calcext:value-type="float">
            <text:p>82.20633</text:p>
          </table:table-cell>
          <table:table-cell office:value-type="float" office:value="666.3574" calcext:value-type="float">
            <text:p>666.3574</text:p>
          </table:table-cell>
          <table:table-cell office:value-type="float" office:value="0.1315687" calcext:value-type="float">
            <text:p>0.1315687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69.2831" calcext:value-type="float">
            <text:p>69.2831</text:p>
          </table:table-cell>
          <table:table-cell office:value-type="float" office:value="0" calcext:value-type="float">
            <text:p>0</text:p>
          </table:table-cell>
          <table:table-cell office:value-type="float" office:value="361.9389" calcext:value-type="float">
            <text:p>361.9389</text:p>
          </table:table-cell>
          <table:table-cell office:value-type="float" office:value="1195.798" calcext:value-type="float">
            <text:p>1195.798</text:p>
          </table:table-cell>
          <table:table-cell office:value-type="float" office:value="1453.687" calcext:value-type="float">
            <text:p>1453.687</text:p>
          </table:table-cell>
          <table:table-cell office:value-type="float" office:value="1260.389" calcext:value-type="float">
            <text:p>1260.389</text:p>
          </table:table-cell>
          <table:table-cell office:value-type="float" office:value="751.454" calcext:value-type="float">
            <text:p>751.454</text:p>
          </table:table-cell>
          <table:table-cell office:value-type="float" office:value="1117.331" calcext:value-type="float">
            <text:p>1117.331</text:p>
          </table:table-cell>
          <table:table-cell office:value-type="float" office:value="409.6725" calcext:value-type="float">
            <text:p>409.6725</text:p>
          </table:table-cell>
          <table:table-cell office:value-type="float" office:value="1831.687" calcext:value-type="float">
            <text:p>1831.687</text:p>
          </table:table-cell>
          <table:table-cell office:value-type="float" office:value="2073.66" calcext:value-type="float">
            <text:p>2073.66</text:p>
          </table:table-cell>
          <table:table-cell office:value-type="float" office:value="1662.355" calcext:value-type="float">
            <text:p>1662.355</text:p>
          </table:table-cell>
          <table:table-cell office:value-type="float" office:value="583.6003" calcext:value-type="float">
            <text:p>583.6003</text:p>
          </table:table-cell>
          <table:table-cell office:value-type="float" office:value="577.3403" calcext:value-type="float">
            <text:p>577.340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6" calcext:value-type="float">
            <text:p>35.67406</text:p>
          </table:table-cell>
          <table:table-cell office:value-type="float" office:value="0" calcext:value-type="float">
            <text:p>0</text:p>
          </table:table-cell>
          <table:table-cell office:value-type="float" office:value="-0.001295731" calcext:value-type="float">
            <text:p>-0.001295731</text:p>
          </table:table-cell>
          <table:table-cell office:value-type="float" office:value="0" calcext:value-type="float">
            <text:p>0</text:p>
          </table:table-cell>
          <table:table-cell office:value-type="float" office:value="2.682895" calcext:value-type="float">
            <text:p>2.682895</text:p>
          </table:table-cell>
          <table:table-cell office:value-type="float" office:value="381.3994" calcext:value-type="float">
            <text:p>381.3994</text:p>
          </table:table-cell>
          <table:table-cell office:value-type="float" office:value="-158.5855" calcext:value-type="float">
            <text:p>-158.5855</text:p>
          </table:table-cell>
          <table:table-cell office:value-type="float" office:value="222.8139" calcext:value-type="float">
            <text:p>222.8139</text:p>
          </table:table-cell>
          <table:table-cell office:value-type="float" office:value="-162.6154" calcext:value-type="float">
            <text:p>-162.6154</text:p>
          </table:table-cell>
          <table:table-cell office:value-type="float" office:value="0" calcext:value-type="float">
            <text:p>0</text:p>
          </table:table-cell>
          <table:table-cell office:value-type="float" office:value="13.99297" calcext:value-type="float">
            <text:p>13.99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870.0719" calcext:value-type="float">
            <text:p>870.0719</text:p>
          </table:table-cell>
          <table:table-cell office:value-type="float" office:value="13252.03" calcext:value-type="float">
            <text:p>13252.03</text:p>
          </table:table-cell>
          <table:table-cell office:value-type="float" office:value="0" calcext:value-type="float">
            <text:p>0</text:p>
          </table:table-cell>
          <table:table-cell office:value-type="float" office:value="6.85647" calcext:value-type="float">
            <text:p>6.85647</text:p>
          </table:table-cell>
          <table:table-cell office:value-type="float" office:value="-219.3233" calcext:value-type="float">
            <text:p>-219.3233</text:p>
          </table:table-cell>
          <table:table-cell office:value-type="float" office:value="615.8292" calcext:value-type="float">
            <text:p>615.8292</text:p>
          </table:table-cell>
          <table:table-cell office:value-type="float" office:value="-64.05027" calcext:value-type="float">
            <text:p>-64.05027</text:p>
          </table:table-cell>
          <table:table-cell office:value-type="float" office:value="82.83974" calcext:value-type="float">
            <text:p>82.83974</text:p>
          </table:table-cell>
          <table:table-cell office:value-type="float" office:value="665.1702" calcext:value-type="float">
            <text:p>665.1702</text:p>
          </table:table-cell>
          <table:table-cell office:value-type="float" office:value="0.1334438" calcext:value-type="float">
            <text:p>0.1334438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72.95645" calcext:value-type="float">
            <text:p>72.95645</text:p>
          </table:table-cell>
          <table:table-cell office:value-type="float" office:value="0" calcext:value-type="float">
            <text:p>0</text:p>
          </table:table-cell>
          <table:table-cell office:value-type="float" office:value="362.1717" calcext:value-type="float">
            <text:p>362.1717</text:p>
          </table:table-cell>
          <table:table-cell office:value-type="float" office:value="1195.634" calcext:value-type="float">
            <text:p>1195.634</text:p>
          </table:table-cell>
          <table:table-cell office:value-type="float" office:value="1453.491" calcext:value-type="float">
            <text:p>1453.491</text:p>
          </table:table-cell>
          <table:table-cell office:value-type="float" office:value="1260.282" calcext:value-type="float">
            <text:p>1260.282</text:p>
          </table:table-cell>
          <table:table-cell office:value-type="float" office:value="751.389" calcext:value-type="float">
            <text:p>751.389</text:p>
          </table:table-cell>
          <table:table-cell office:value-type="float" office:value="1117.258" calcext:value-type="float">
            <text:p>1117.258</text:p>
          </table:table-cell>
          <table:table-cell office:value-type="float" office:value="409.6761" calcext:value-type="float">
            <text:p>409.6761</text:p>
          </table:table-cell>
          <table:table-cell office:value-type="float" office:value="1831.646" calcext:value-type="float">
            <text:p>1831.646</text:p>
          </table:table-cell>
          <table:table-cell office:value-type="float" office:value="2073.629" calcext:value-type="float">
            <text:p>2073.629</text:p>
          </table:table-cell>
          <table:table-cell office:value-type="float" office:value="1662.38" calcext:value-type="float">
            <text:p>1662.38</text:p>
          </table:table-cell>
          <table:table-cell office:value-type="float" office:value="583.6354" calcext:value-type="float">
            <text:p>583.6354</text:p>
          </table:table-cell>
          <table:table-cell office:value-type="float" office:value="577.3354" calcext:value-type="float">
            <text:p>577.3354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6" calcext:value-type="float">
            <text:p>35.67406</text:p>
          </table:table-cell>
          <table:table-cell office:value-type="float" office:value="0" calcext:value-type="float">
            <text:p>0</text:p>
          </table:table-cell>
          <table:table-cell office:value-type="float" office:value="-0.001314005" calcext:value-type="float">
            <text:p>-0.001314005</text:p>
          </table:table-cell>
          <table:table-cell office:value-type="float" office:value="0" calcext:value-type="float">
            <text:p>0</text:p>
          </table:table-cell>
          <table:table-cell office:value-type="float" office:value="2.732701" calcext:value-type="float">
            <text:p>2.732701</text:p>
          </table:table-cell>
          <table:table-cell office:value-type="float" office:value="395.4694" calcext:value-type="float">
            <text:p>395.4694</text:p>
          </table:table-cell>
          <table:table-cell office:value-type="float" office:value="-167.0301" calcext:value-type="float">
            <text:p>-167.0301</text:p>
          </table:table-cell>
          <table:table-cell office:value-type="float" office:value="228.4393" calcext:value-type="float">
            <text:p>228.4393</text:p>
          </table:table-cell>
          <table:table-cell office:value-type="float" office:value="-164.8225" calcext:value-type="float">
            <text:p>-164.8225</text:p>
          </table:table-cell>
          <table:table-cell office:value-type="float" office:value="0" calcext:value-type="float">
            <text:p>0</text:p>
          </table:table-cell>
          <table:table-cell office:value-type="float" office:value="14.24506" calcext:value-type="float">
            <text:p>14.24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869.2118" calcext:value-type="float">
            <text:p>869.2118</text:p>
          </table:table-cell>
          <table:table-cell office:value-type="float" office:value="13251.87" calcext:value-type="float">
            <text:p>13251.87</text:p>
          </table:table-cell>
          <table:table-cell office:value-type="float" office:value="0" calcext:value-type="float">
            <text:p>0</text:p>
          </table:table-cell>
          <table:table-cell office:value-type="float" office:value="7.2641" calcext:value-type="float">
            <text:p>7.2641</text:p>
          </table:table-cell>
          <table:table-cell office:value-type="float" office:value="-223.4346" calcext:value-type="float">
            <text:p>-223.4346</text:p>
          </table:table-cell>
          <table:table-cell office:value-type="float" office:value="629.0458" calcext:value-type="float">
            <text:p>629.0458</text:p>
          </table:table-cell>
          <table:table-cell office:value-type="float" office:value="-67.0097" calcext:value-type="float">
            <text:p>-67.0097</text:p>
          </table:table-cell>
          <table:table-cell office:value-type="float" office:value="82.39373" calcext:value-type="float">
            <text:p>82.39373</text:p>
          </table:table-cell>
          <table:table-cell office:value-type="float" office:value="664.6385" calcext:value-type="float">
            <text:p>664.6385</text:p>
          </table:table-cell>
          <table:table-cell office:value-type="float" office:value="0.1352334" calcext:value-type="float">
            <text:p>0.1352334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79.05913" calcext:value-type="float">
            <text:p>79.05913</text:p>
          </table:table-cell>
          <table:table-cell office:value-type="float" office:value="0" calcext:value-type="float">
            <text:p>0</text:p>
          </table:table-cell>
          <table:table-cell office:value-type="float" office:value="362.2598" calcext:value-type="float">
            <text:p>362.2598</text:p>
          </table:table-cell>
          <table:table-cell office:value-type="float" office:value="1195.482" calcext:value-type="float">
            <text:p>1195.482</text:p>
          </table:table-cell>
          <table:table-cell office:value-type="float" office:value="1453.304" calcext:value-type="float">
            <text:p>1453.304</text:p>
          </table:table-cell>
          <table:table-cell office:value-type="float" office:value="1260.181" calcext:value-type="float">
            <text:p>1260.181</text:p>
          </table:table-cell>
          <table:table-cell office:value-type="float" office:value="751.3254" calcext:value-type="float">
            <text:p>751.3254</text:p>
          </table:table-cell>
          <table:table-cell office:value-type="float" office:value="1117.186" calcext:value-type="float">
            <text:p>1117.186</text:p>
          </table:table-cell>
          <table:table-cell office:value-type="float" office:value="409.6795" calcext:value-type="float">
            <text:p>409.6795</text:p>
          </table:table-cell>
          <table:table-cell office:value-type="float" office:value="1831.598" calcext:value-type="float">
            <text:p>1831.598</text:p>
          </table:table-cell>
          <table:table-cell office:value-type="float" office:value="2073.597" calcext:value-type="float">
            <text:p>2073.597</text:p>
          </table:table-cell>
          <table:table-cell office:value-type="float" office:value="1662.395" calcext:value-type="float">
            <text:p>1662.395</text:p>
          </table:table-cell>
          <table:table-cell office:value-type="float" office:value="583.693" calcext:value-type="float">
            <text:p>583.693</text:p>
          </table:table-cell>
          <table:table-cell office:value-type="float" office:value="577.3306" calcext:value-type="float">
            <text:p>577.3306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1327983" calcext:value-type="float">
            <text:p>-0.001327983</text:p>
          </table:table-cell>
          <table:table-cell office:value-type="float" office:value="0" calcext:value-type="float">
            <text:p>0</text:p>
          </table:table-cell>
          <table:table-cell office:value-type="float" office:value="2.788579" calcext:value-type="float">
            <text:p>2.788579</text:p>
          </table:table-cell>
          <table:table-cell office:value-type="float" office:value="410.5255" calcext:value-type="float">
            <text:p>410.5255</text:p>
          </table:table-cell>
          <table:table-cell office:value-type="float" office:value="-174.8332" calcext:value-type="float">
            <text:p>-174.8332</text:p>
          </table:table-cell>
          <table:table-cell office:value-type="float" office:value="235.6923" calcext:value-type="float">
            <text:p>235.6923</text:p>
          </table:table-cell>
          <table:table-cell office:value-type="float" office:value="-166.1756" calcext:value-type="float">
            <text:p>-166.1756</text:p>
          </table:table-cell>
          <table:table-cell office:value-type="float" office:value="0" calcext:value-type="float">
            <text:p>0</text:p>
          </table:table-cell>
          <table:table-cell office:value-type="float" office:value="14.44742" calcext:value-type="float">
            <text:p>14.44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868.6647" calcext:value-type="float">
            <text:p>868.6647</text:p>
          </table:table-cell>
          <table:table-cell office:value-type="float" office:value="13251.67" calcext:value-type="float">
            <text:p>13251.67</text:p>
          </table:table-cell>
          <table:table-cell office:value-type="float" office:value="0" calcext:value-type="float">
            <text:p>0</text:p>
          </table:table-cell>
          <table:table-cell office:value-type="float" office:value="7.684628" calcext:value-type="float">
            <text:p>7.684628</text:p>
          </table:table-cell>
          <table:table-cell office:value-type="float" office:value="-227.2125" calcext:value-type="float">
            <text:p>-227.2125</text:p>
          </table:table-cell>
          <table:table-cell office:value-type="float" office:value="640.6123" calcext:value-type="float">
            <text:p>640.6123</text:p>
          </table:table-cell>
          <table:table-cell office:value-type="float" office:value="-69.92854" calcext:value-type="float">
            <text:p>-69.92854</text:p>
          </table:table-cell>
          <table:table-cell office:value-type="float" office:value="81.47391" calcext:value-type="float">
            <text:p>81.47391</text:p>
          </table:table-cell>
          <table:table-cell office:value-type="float" office:value="664.3593" calcext:value-type="float">
            <text:p>664.3593</text:p>
          </table:table-cell>
          <table:table-cell office:value-type="float" office:value="0.1370361" calcext:value-type="float">
            <text:p>0.1370361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85.18792" calcext:value-type="float">
            <text:p>85.18792</text:p>
          </table:table-cell>
          <table:table-cell office:value-type="float" office:value="0" calcext:value-type="float">
            <text:p>0</text:p>
          </table:table-cell>
          <table:table-cell office:value-type="float" office:value="362.3589" calcext:value-type="float">
            <text:p>362.3589</text:p>
          </table:table-cell>
          <table:table-cell office:value-type="float" office:value="1195.332" calcext:value-type="float">
            <text:p>1195.332</text:p>
          </table:table-cell>
          <table:table-cell office:value-type="float" office:value="1453.119" calcext:value-type="float">
            <text:p>1453.119</text:p>
          </table:table-cell>
          <table:table-cell office:value-type="float" office:value="1260.076" calcext:value-type="float">
            <text:p>1260.076</text:p>
          </table:table-cell>
          <table:table-cell office:value-type="float" office:value="751.2664" calcext:value-type="float">
            <text:p>751.2664</text:p>
          </table:table-cell>
          <table:table-cell office:value-type="float" office:value="1117.118" calcext:value-type="float">
            <text:p>1117.118</text:p>
          </table:table-cell>
          <table:table-cell office:value-type="float" office:value="409.6826" calcext:value-type="float">
            <text:p>409.6826</text:p>
          </table:table-cell>
          <table:table-cell office:value-type="float" office:value="1831.549" calcext:value-type="float">
            <text:p>1831.549</text:p>
          </table:table-cell>
          <table:table-cell office:value-type="float" office:value="2073.565" calcext:value-type="float">
            <text:p>2073.565</text:p>
          </table:table-cell>
          <table:table-cell office:value-type="float" office:value="1662.404" calcext:value-type="float">
            <text:p>1662.404</text:p>
          </table:table-cell>
          <table:table-cell office:value-type="float" office:value="583.7748" calcext:value-type="float">
            <text:p>583.7748</text:p>
          </table:table-cell>
          <table:table-cell office:value-type="float" office:value="577.3257" calcext:value-type="float">
            <text:p>577.325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134102" calcext:value-type="float">
            <text:p>-0.00134102</text:p>
          </table:table-cell>
          <table:table-cell office:value-type="float" office:value="0" calcext:value-type="float">
            <text:p>0</text:p>
          </table:table-cell>
          <table:table-cell office:value-type="float" office:value="2.836217" calcext:value-type="float">
            <text:p>2.836217</text:p>
          </table:table-cell>
          <table:table-cell office:value-type="float" office:value="424.985" calcext:value-type="float">
            <text:p>424.985</text:p>
          </table:table-cell>
          <table:table-cell office:value-type="float" office:value="-182.3073" calcext:value-type="float">
            <text:p>-182.3073</text:p>
          </table:table-cell>
          <table:table-cell office:value-type="float" office:value="242.6776" calcext:value-type="float">
            <text:p>242.6776</text:p>
          </table:table-cell>
          <table:table-cell office:value-type="float" office:value="-167.2596" calcext:value-type="float">
            <text:p>-167.2596</text:p>
          </table:table-cell>
          <table:table-cell office:value-type="float" office:value="0" calcext:value-type="float">
            <text:p>0</text:p>
          </table:table-cell>
          <table:table-cell office:value-type="float" office:value="14.6716" calcext:value-type="float">
            <text:p>14.6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868.2643" calcext:value-type="float">
            <text:p>868.2643</text:p>
          </table:table-cell>
          <table:table-cell office:value-type="float" office:value="13251.44" calcext:value-type="float">
            <text:p>13251.44</text:p>
          </table:table-cell>
          <table:table-cell office:value-type="float" office:value="0" calcext:value-type="float">
            <text:p>0</text:p>
          </table:table-cell>
          <table:table-cell office:value-type="float" office:value="8.118253" calcext:value-type="float">
            <text:p>8.118253</text:p>
          </table:table-cell>
          <table:table-cell office:value-type="float" office:value="-230.8636" calcext:value-type="float">
            <text:p>-230.8636</text:p>
          </table:table-cell>
          <table:table-cell office:value-type="float" office:value="651.9709" calcext:value-type="float">
            <text:p>651.9709</text:p>
          </table:table-cell>
          <table:table-cell office:value-type="float" office:value="-72.81654" calcext:value-type="float">
            <text:p>-72.81654</text:p>
          </table:table-cell>
          <table:table-cell office:value-type="float" office:value="80.76955" calcext:value-type="float">
            <text:p>80.76955</text:p>
          </table:table-cell>
          <table:table-cell office:value-type="float" office:value="664.1854" calcext:value-type="float">
            <text:p>664.1854</text:p>
          </table:table-cell>
          <table:table-cell office:value-type="float" office:value="0.1387557" calcext:value-type="float">
            <text:p>0.1387557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92.4687" calcext:value-type="float">
            <text:p>92.4687</text:p>
          </table:table-cell>
          <table:table-cell office:value-type="float" office:value="0" calcext:value-type="float">
            <text:p>0</text:p>
          </table:table-cell>
          <table:table-cell office:value-type="float" office:value="362.4193" calcext:value-type="float">
            <text:p>362.4193</text:p>
          </table:table-cell>
          <table:table-cell office:value-type="float" office:value="1195.191" calcext:value-type="float">
            <text:p>1195.191</text:p>
          </table:table-cell>
          <table:table-cell office:value-type="float" office:value="1452.94" calcext:value-type="float">
            <text:p>1452.94</text:p>
          </table:table-cell>
          <table:table-cell office:value-type="float" office:value="1259.97" calcext:value-type="float">
            <text:p>1259.97</text:p>
          </table:table-cell>
          <table:table-cell office:value-type="float" office:value="751.2123" calcext:value-type="float">
            <text:p>751.2123</text:p>
          </table:table-cell>
          <table:table-cell office:value-type="float" office:value="1117.052" calcext:value-type="float">
            <text:p>1117.052</text:p>
          </table:table-cell>
          <table:table-cell office:value-type="float" office:value="409.6853" calcext:value-type="float">
            <text:p>409.6853</text:p>
          </table:table-cell>
          <table:table-cell office:value-type="float" office:value="1831.501" calcext:value-type="float">
            <text:p>1831.501</text:p>
          </table:table-cell>
          <table:table-cell office:value-type="float" office:value="2073.532" calcext:value-type="float">
            <text:p>2073.532</text:p>
          </table:table-cell>
          <table:table-cell office:value-type="float" office:value="1662.408" calcext:value-type="float">
            <text:p>1662.408</text:p>
          </table:table-cell>
          <table:table-cell office:value-type="float" office:value="583.8804" calcext:value-type="float">
            <text:p>583.8804</text:p>
          </table:table-cell>
          <table:table-cell office:value-type="float" office:value="577.3208" calcext:value-type="float">
            <text:p>577.320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1352193" calcext:value-type="float">
            <text:p>-0.001352193</text:p>
          </table:table-cell>
          <table:table-cell office:value-type="float" office:value="0" calcext:value-type="float">
            <text:p>0</text:p>
          </table:table-cell>
          <table:table-cell office:value-type="float" office:value="2.88165" calcext:value-type="float">
            <text:p>2.88165</text:p>
          </table:table-cell>
          <table:table-cell office:value-type="float" office:value="439.9687" calcext:value-type="float">
            <text:p>439.9687</text:p>
          </table:table-cell>
          <table:table-cell office:value-type="float" office:value="-189.2491" calcext:value-type="float">
            <text:p>-189.2491</text:p>
          </table:table-cell>
          <table:table-cell office:value-type="float" office:value="250.7196" calcext:value-type="float">
            <text:p>250.7196</text:p>
          </table:table-cell>
          <table:table-cell office:value-type="float" office:value="-168.2543" calcext:value-type="float">
            <text:p>-168.2543</text:p>
          </table:table-cell>
          <table:table-cell office:value-type="float" office:value="0" calcext:value-type="float">
            <text:p>0</text:p>
          </table:table-cell>
          <table:table-cell office:value-type="float" office:value="14.90137" calcext:value-type="float">
            <text:p>14.9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867.9507" calcext:value-type="float">
            <text:p>867.9507</text:p>
          </table:table-cell>
          <table:table-cell office:value-type="float" office:value="13251.2" calcext:value-type="float">
            <text:p>13251.2</text:p>
          </table:table-cell>
          <table:table-cell office:value-type="float" office:value="0" calcext:value-type="float">
            <text:p>0</text:p>
          </table:table-cell>
          <table:table-cell office:value-type="float" office:value="8.56437" calcext:value-type="float">
            <text:p>8.56437</text:p>
          </table:table-cell>
          <table:table-cell office:value-type="float" office:value="-234.4719" calcext:value-type="float">
            <text:p>-234.4719</text:p>
          </table:table-cell>
          <table:table-cell office:value-type="float" office:value="663.0093" calcext:value-type="float">
            <text:p>663.0093</text:p>
          </table:table-cell>
          <table:table-cell office:value-type="float" office:value="-75.73573" calcext:value-type="float">
            <text:p>-75.73573</text:p>
          </table:table-cell>
          <table:table-cell office:value-type="float" office:value="80.1931" calcext:value-type="float">
            <text:p>80.1931</text:p>
          </table:table-cell>
          <table:table-cell office:value-type="float" office:value="664.0577" calcext:value-type="float">
            <text:p>664.0577</text:p>
          </table:table-cell>
          <table:table-cell office:value-type="float" office:value="0.1404938" calcext:value-type="float">
            <text:p>0.1404938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00.0605" calcext:value-type="float">
            <text:p>100.0605</text:p>
          </table:table-cell>
          <table:table-cell office:value-type="float" office:value="0" calcext:value-type="float">
            <text:p>0</text:p>
          </table:table-cell>
          <table:table-cell office:value-type="float" office:value="362.4612" calcext:value-type="float">
            <text:p>362.4612</text:p>
          </table:table-cell>
          <table:table-cell office:value-type="float" office:value="1195.058" calcext:value-type="float">
            <text:p>1195.058</text:p>
          </table:table-cell>
          <table:table-cell office:value-type="float" office:value="1452.773" calcext:value-type="float">
            <text:p>1452.773</text:p>
          </table:table-cell>
          <table:table-cell office:value-type="float" office:value="1259.866" calcext:value-type="float">
            <text:p>1259.866</text:p>
          </table:table-cell>
          <table:table-cell office:value-type="float" office:value="751.1607" calcext:value-type="float">
            <text:p>751.1607</text:p>
          </table:table-cell>
          <table:table-cell office:value-type="float" office:value="1116.991" calcext:value-type="float">
            <text:p>1116.991</text:p>
          </table:table-cell>
          <table:table-cell office:value-type="float" office:value="409.688" calcext:value-type="float">
            <text:p>409.688</text:p>
          </table:table-cell>
          <table:table-cell office:value-type="float" office:value="1831.453" calcext:value-type="float">
            <text:p>1831.453</text:p>
          </table:table-cell>
          <table:table-cell office:value-type="float" office:value="2073.499" calcext:value-type="float">
            <text:p>2073.499</text:p>
          </table:table-cell>
          <table:table-cell office:value-type="float" office:value="1662.409" calcext:value-type="float">
            <text:p>1662.409</text:p>
          </table:table-cell>
          <table:table-cell office:value-type="float" office:value="584.008" calcext:value-type="float">
            <text:p>584.008</text:p>
          </table:table-cell>
          <table:table-cell office:value-type="float" office:value="577.3159" calcext:value-type="float">
            <text:p>577.315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1361763" calcext:value-type="float">
            <text:p>-0.001361763</text:p>
          </table:table-cell>
          <table:table-cell office:value-type="float" office:value="0" calcext:value-type="float">
            <text:p>0</text:p>
          </table:table-cell>
          <table:table-cell office:value-type="float" office:value="2.922491" calcext:value-type="float">
            <text:p>2.922491</text:p>
          </table:table-cell>
          <table:table-cell office:value-type="float" office:value="455.1292" calcext:value-type="float">
            <text:p>455.1292</text:p>
          </table:table-cell>
          <table:table-cell office:value-type="float" office:value="-196.1316" calcext:value-type="float">
            <text:p>-196.1316</text:p>
          </table:table-cell>
          <table:table-cell office:value-type="float" office:value="258.9976" calcext:value-type="float">
            <text:p>258.9976</text:p>
          </table:table-cell>
          <table:table-cell office:value-type="float" office:value="-169.1884" calcext:value-type="float">
            <text:p>-169.1884</text:p>
          </table:table-cell>
          <table:table-cell office:value-type="float" office:value="0" calcext:value-type="float">
            <text:p>0</text:p>
          </table:table-cell>
          <table:table-cell office:value-type="float" office:value="15.14581" calcext:value-type="float">
            <text:p>15.14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867.6735" calcext:value-type="float">
            <text:p>867.6735</text:p>
          </table:table-cell>
          <table:table-cell office:value-type="float" office:value="13250.95" calcext:value-type="float">
            <text:p>13250.95</text:p>
          </table:table-cell>
          <table:table-cell office:value-type="float" office:value="0" calcext:value-type="float">
            <text:p>0</text:p>
          </table:table-cell>
          <table:table-cell office:value-type="float" office:value="9.025955" calcext:value-type="float">
            <text:p>9.025955</text:p>
          </table:table-cell>
          <table:table-cell office:value-type="float" office:value="-238.1282" calcext:value-type="float">
            <text:p>-238.1282</text:p>
          </table:table-cell>
          <table:table-cell office:value-type="float" office:value="673.89" calcext:value-type="float">
            <text:p>673.89</text:p>
          </table:table-cell>
          <table:table-cell office:value-type="float" office:value="-78.73272" calcext:value-type="float">
            <text:p>-78.73272</text:p>
          </table:table-cell>
          <table:table-cell office:value-type="float" office:value="79.66476" calcext:value-type="float">
            <text:p>79.66476</text:p>
          </table:table-cell>
          <table:table-cell office:value-type="float" office:value="663.9434" calcext:value-type="float">
            <text:p>663.9434</text:p>
          </table:table-cell>
          <table:table-cell office:value-type="float" office:value="0.1422349" calcext:value-type="float">
            <text:p>0.1422349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06.7555" calcext:value-type="float">
            <text:p>106.7555</text:p>
          </table:table-cell>
          <table:table-cell office:value-type="float" office:value="0" calcext:value-type="float">
            <text:p>0</text:p>
          </table:table-cell>
          <table:table-cell office:value-type="float" office:value="362.4955" calcext:value-type="float">
            <text:p>362.4955</text:p>
          </table:table-cell>
          <table:table-cell office:value-type="float" office:value="1194.923" calcext:value-type="float">
            <text:p>1194.923</text:p>
          </table:table-cell>
          <table:table-cell office:value-type="float" office:value="1452.613" calcext:value-type="float">
            <text:p>1452.613</text:p>
          </table:table-cell>
          <table:table-cell office:value-type="float" office:value="1259.765" calcext:value-type="float">
            <text:p>1259.765</text:p>
          </table:table-cell>
          <table:table-cell office:value-type="float" office:value="751.1105" calcext:value-type="float">
            <text:p>751.1105</text:p>
          </table:table-cell>
          <table:table-cell office:value-type="float" office:value="1116.932" calcext:value-type="float">
            <text:p>1116.932</text:p>
          </table:table-cell>
          <table:table-cell office:value-type="float" office:value="409.6909" calcext:value-type="float">
            <text:p>409.6909</text:p>
          </table:table-cell>
          <table:table-cell office:value-type="float" office:value="1831.408" calcext:value-type="float">
            <text:p>1831.408</text:p>
          </table:table-cell>
          <table:table-cell office:value-type="float" office:value="2073.466" calcext:value-type="float">
            <text:p>2073.466</text:p>
          </table:table-cell>
          <table:table-cell office:value-type="float" office:value="1662.406" calcext:value-type="float">
            <text:p>1662.406</text:p>
          </table:table-cell>
          <table:table-cell office:value-type="float" office:value="584.1542" calcext:value-type="float">
            <text:p>584.1542</text:p>
          </table:table-cell>
          <table:table-cell office:value-type="float" office:value="577.3109" calcext:value-type="float">
            <text:p>577.3109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1371429" calcext:value-type="float">
            <text:p>-0.001371429</text:p>
          </table:table-cell>
          <table:table-cell office:value-type="float" office:value="0" calcext:value-type="float">
            <text:p>0</text:p>
          </table:table-cell>
          <table:table-cell office:value-type="float" office:value="2.963969" calcext:value-type="float">
            <text:p>2.963969</text:p>
          </table:table-cell>
          <table:table-cell office:value-type="float" office:value="469.7946" calcext:value-type="float">
            <text:p>469.7946</text:p>
          </table:table-cell>
          <table:table-cell office:value-type="float" office:value="-203.4452" calcext:value-type="float">
            <text:p>-203.4452</text:p>
          </table:table-cell>
          <table:table-cell office:value-type="float" office:value="266.3495" calcext:value-type="float">
            <text:p>266.3495</text:p>
          </table:table-cell>
          <table:table-cell office:value-type="float" office:value="-170.1043" calcext:value-type="float">
            <text:p>-170.1043</text:p>
          </table:table-cell>
          <table:table-cell office:value-type="float" office:value="0" calcext:value-type="float">
            <text:p>0</text:p>
          </table:table-cell>
          <table:table-cell office:value-type="float" office:value="15.40265" calcext:value-type="float">
            <text:p>15.4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866.4579" calcext:value-type="float">
            <text:p>866.4579</text:p>
          </table:table-cell>
          <table:table-cell office:value-type="float" office:value="13250.88" calcext:value-type="float">
            <text:p>13250.88</text:p>
          </table:table-cell>
          <table:table-cell office:value-type="float" office:value="0" calcext:value-type="float">
            <text:p>0</text:p>
          </table:table-cell>
          <table:table-cell office:value-type="float" office:value="9.493048" calcext:value-type="float">
            <text:p>9.493048</text:p>
          </table:table-cell>
          <table:table-cell office:value-type="float" office:value="-242.5628" calcext:value-type="float">
            <text:p>-242.5628</text:p>
          </table:table-cell>
          <table:table-cell office:value-type="float" office:value="686.7014" calcext:value-type="float">
            <text:p>686.7014</text:p>
          </table:table-cell>
          <table:table-cell office:value-type="float" office:value="-81.76102" calcext:value-type="float">
            <text:p>-81.76102</text:p>
          </table:table-cell>
          <table:table-cell office:value-type="float" office:value="80.1777" calcext:value-type="float">
            <text:p>80.1777</text:p>
          </table:table-cell>
          <table:table-cell office:value-type="float" office:value="662.9463" calcext:value-type="float">
            <text:p>662.9463</text:p>
          </table:table-cell>
          <table:table-cell office:value-type="float" office:value="0.1441977" calcext:value-type="float">
            <text:p>0.1441977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13.654" calcext:value-type="float">
            <text:p>113.654</text:p>
          </table:table-cell>
          <table:table-cell office:value-type="float" office:value="0" calcext:value-type="float">
            <text:p>0</text:p>
          </table:table-cell>
          <table:table-cell office:value-type="float" office:value="362.601" calcext:value-type="float">
            <text:p>362.601</text:p>
          </table:table-cell>
          <table:table-cell office:value-type="float" office:value="1194.796" calcext:value-type="float">
            <text:p>1194.796</text:p>
          </table:table-cell>
          <table:table-cell office:value-type="float" office:value="1452.465" calcext:value-type="float">
            <text:p>1452.465</text:p>
          </table:table-cell>
          <table:table-cell office:value-type="float" office:value="1259.668" calcext:value-type="float">
            <text:p>1259.668</text:p>
          </table:table-cell>
          <table:table-cell office:value-type="float" office:value="751.062" calcext:value-type="float">
            <text:p>751.062</text:p>
          </table:table-cell>
          <table:table-cell office:value-type="float" office:value="1116.875" calcext:value-type="float">
            <text:p>1116.875</text:p>
          </table:table-cell>
          <table:table-cell office:value-type="float" office:value="409.6936" calcext:value-type="float">
            <text:p>409.6936</text:p>
          </table:table-cell>
          <table:table-cell office:value-type="float" office:value="1831.368" calcext:value-type="float">
            <text:p>1831.368</text:p>
          </table:table-cell>
          <table:table-cell office:value-type="float" office:value="2073.432" calcext:value-type="float">
            <text:p>2073.432</text:p>
          </table:table-cell>
          <table:table-cell office:value-type="float" office:value="1662.402" calcext:value-type="float">
            <text:p>1662.402</text:p>
          </table:table-cell>
          <table:table-cell office:value-type="float" office:value="584.3094" calcext:value-type="float">
            <text:p>584.3094</text:p>
          </table:table-cell>
          <table:table-cell office:value-type="float" office:value="577.3058" calcext:value-type="float">
            <text:p>577.305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4" calcext:value-type="float">
            <text:p>35.67404</text:p>
          </table:table-cell>
          <table:table-cell office:value-type="float" office:value="0" calcext:value-type="float">
            <text:p>0</text:p>
          </table:table-cell>
          <table:table-cell office:value-type="float" office:value="-0.001381407" calcext:value-type="float">
            <text:p>-0.001381407</text:p>
          </table:table-cell>
          <table:table-cell office:value-type="float" office:value="0" calcext:value-type="float">
            <text:p>0</text:p>
          </table:table-cell>
          <table:table-cell office:value-type="float" office:value="3.010346" calcext:value-type="float">
            <text:p>3.010346</text:p>
          </table:table-cell>
          <table:table-cell office:value-type="float" office:value="485.7036" calcext:value-type="float">
            <text:p>485.7036</text:p>
          </table:table-cell>
          <table:table-cell office:value-type="float" office:value="-211.0513" calcext:value-type="float">
            <text:p>-211.0513</text:p>
          </table:table-cell>
          <table:table-cell office:value-type="float" office:value="274.6523" calcext:value-type="float">
            <text:p>274.6523</text:p>
          </table:table-cell>
          <table:table-cell office:value-type="float" office:value="-171.809" calcext:value-type="float">
            <text:p>-171.809</text:p>
          </table:table-cell>
          <table:table-cell office:value-type="float" office:value="0" calcext:value-type="float">
            <text:p>0</text:p>
          </table:table-cell>
          <table:table-cell office:value-type="float" office:value="15.70112" calcext:value-type="float">
            <text:p>15.7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865.667" calcext:value-type="float">
            <text:p>865.667</text:p>
          </table:table-cell>
          <table:table-cell office:value-type="float" office:value="13250.73" calcext:value-type="float">
            <text:p>13250.73</text:p>
          </table:table-cell>
          <table:table-cell office:value-type="float" office:value="0" calcext:value-type="float">
            <text:p>0</text:p>
          </table:table-cell>
          <table:table-cell office:value-type="float" office:value="9.957891" calcext:value-type="float">
            <text:p>9.957891</text:p>
          </table:table-cell>
          <table:table-cell office:value-type="float" office:value="-246.7257" calcext:value-type="float">
            <text:p>-246.7257</text:p>
          </table:table-cell>
          <table:table-cell office:value-type="float" office:value="699.7114" calcext:value-type="float">
            <text:p>699.7114</text:p>
          </table:table-cell>
          <table:table-cell office:value-type="float" office:value="-84.81762" calcext:value-type="float">
            <text:p>-84.81762</text:p>
          </table:table-cell>
          <table:table-cell office:value-type="float" office:value="80.28943" calcext:value-type="float">
            <text:p>80.28943</text:p>
          </table:table-cell>
          <table:table-cell office:value-type="float" office:value="662.3411" calcext:value-type="float">
            <text:p>662.3411</text:p>
          </table:table-cell>
          <table:table-cell office:value-type="float" office:value="0.1461236" calcext:value-type="float">
            <text:p>0.1461236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20.2822" calcext:value-type="float">
            <text:p>120.2822</text:p>
          </table:table-cell>
          <table:table-cell office:value-type="float" office:value="0" calcext:value-type="float">
            <text:p>0</text:p>
          </table:table-cell>
          <table:table-cell office:value-type="float" office:value="362.6586" calcext:value-type="float">
            <text:p>362.6586</text:p>
          </table:table-cell>
          <table:table-cell office:value-type="float" office:value="1194.671" calcext:value-type="float">
            <text:p>1194.671</text:p>
          </table:table-cell>
          <table:table-cell office:value-type="float" office:value="1452.322" calcext:value-type="float">
            <text:p>1452.322</text:p>
          </table:table-cell>
          <table:table-cell office:value-type="float" office:value="1259.575" calcext:value-type="float">
            <text:p>1259.575</text:p>
          </table:table-cell>
          <table:table-cell office:value-type="float" office:value="751.0159" calcext:value-type="float">
            <text:p>751.0159</text:p>
          </table:table-cell>
          <table:table-cell office:value-type="float" office:value="1116.82" calcext:value-type="float">
            <text:p>1116.82</text:p>
          </table:table-cell>
          <table:table-cell office:value-type="float" office:value="409.6967" calcext:value-type="float">
            <text:p>409.6967</text:p>
          </table:table-cell>
          <table:table-cell office:value-type="float" office:value="1831.331" calcext:value-type="float">
            <text:p>1831.331</text:p>
          </table:table-cell>
          <table:table-cell office:value-type="float" office:value="2073.398" calcext:value-type="float">
            <text:p>2073.398</text:p>
          </table:table-cell>
          <table:table-cell office:value-type="float" office:value="1662.395" calcext:value-type="float">
            <text:p>1662.395</text:p>
          </table:table-cell>
          <table:table-cell office:value-type="float" office:value="584.4659" calcext:value-type="float">
            <text:p>584.4659</text:p>
          </table:table-cell>
          <table:table-cell office:value-type="float" office:value="577.3008" calcext:value-type="float">
            <text:p>577.300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4" calcext:value-type="float">
            <text:p>35.67404</text:p>
          </table:table-cell>
          <table:table-cell office:value-type="float" office:value="0" calcext:value-type="float">
            <text:p>0</text:p>
          </table:table-cell>
          <table:table-cell office:value-type="float" office:value="-0.001390124" calcext:value-type="float">
            <text:p>-0.001390124</text:p>
          </table:table-cell>
          <table:table-cell office:value-type="float" office:value="0" calcext:value-type="float">
            <text:p>0</text:p>
          </table:table-cell>
          <table:table-cell office:value-type="float" office:value="3.055498" calcext:value-type="float">
            <text:p>3.055498</text:p>
          </table:table-cell>
          <table:table-cell office:value-type="float" office:value="501.2275" calcext:value-type="float">
            <text:p>501.2275</text:p>
          </table:table-cell>
          <table:table-cell office:value-type="float" office:value="-218.8424" calcext:value-type="float">
            <text:p>-218.8424</text:p>
          </table:table-cell>
          <table:table-cell office:value-type="float" office:value="282.3851" calcext:value-type="float">
            <text:p>282.3851</text:p>
          </table:table-cell>
          <table:table-cell office:value-type="float" office:value="-173.149" calcext:value-type="float">
            <text:p>-173.149</text:p>
          </table:table-cell>
          <table:table-cell office:value-type="float" office:value="0" calcext:value-type="float">
            <text:p>0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865.2194" calcext:value-type="float">
            <text:p>865.2194</text:p>
          </table:table-cell>
          <table:table-cell office:value-type="float" office:value="13250.55" calcext:value-type="float">
            <text:p>13250.55</text:p>
          </table:table-cell>
          <table:table-cell office:value-type="float" office:value="0" calcext:value-type="float">
            <text:p>0</text:p>
          </table:table-cell>
          <table:table-cell office:value-type="float" office:value="10.42417" calcext:value-type="float">
            <text:p>10.42417</text:p>
          </table:table-cell>
          <table:table-cell office:value-type="float" office:value="-250.6458" calcext:value-type="float">
            <text:p>-250.6458</text:p>
          </table:table-cell>
          <table:table-cell office:value-type="float" office:value="710.9057" calcext:value-type="float">
            <text:p>710.9057</text:p>
          </table:table-cell>
          <table:table-cell office:value-type="float" office:value="-87.92523" calcext:value-type="float">
            <text:p>-87.92523</text:p>
          </table:table-cell>
          <table:table-cell office:value-type="float" office:value="79.66488" calcext:value-type="float">
            <text:p>79.66488</text:p>
          </table:table-cell>
          <table:table-cell office:value-type="float" office:value="662.067" calcext:value-type="float">
            <text:p>662.067</text:p>
          </table:table-cell>
          <table:table-cell office:value-type="float" office:value="0.1479797" calcext:value-type="float">
            <text:p>0.1479797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24.9278" calcext:value-type="float">
            <text:p>124.9278</text:p>
          </table:table-cell>
          <table:table-cell office:value-type="float" office:value="0" calcext:value-type="float">
            <text:p>0</text:p>
          </table:table-cell>
          <table:table-cell office:value-type="float" office:value="362.727" calcext:value-type="float">
            <text:p>362.727</text:p>
          </table:table-cell>
          <table:table-cell office:value-type="float" office:value="1194.535" calcext:value-type="float">
            <text:p>1194.535</text:p>
          </table:table-cell>
          <table:table-cell office:value-type="float" office:value="1452.166" calcext:value-type="float">
            <text:p>1452.166</text:p>
          </table:table-cell>
          <table:table-cell office:value-type="float" office:value="1259.478" calcext:value-type="float">
            <text:p>1259.478</text:p>
          </table:table-cell>
          <table:table-cell office:value-type="float" office:value="750.9686" calcext:value-type="float">
            <text:p>750.9686</text:p>
          </table:table-cell>
          <table:table-cell office:value-type="float" office:value="1116.765" calcext:value-type="float">
            <text:p>1116.765</text:p>
          </table:table-cell>
          <table:table-cell office:value-type="float" office:value="409.7002" calcext:value-type="float">
            <text:p>409.7002</text:p>
          </table:table-cell>
          <table:table-cell office:value-type="float" office:value="1831.295" calcext:value-type="float">
            <text:p>1831.295</text:p>
          </table:table-cell>
          <table:table-cell office:value-type="float" office:value="2073.364" calcext:value-type="float">
            <text:p>2073.364</text:p>
          </table:table-cell>
          <table:table-cell office:value-type="float" office:value="1662.387" calcext:value-type="float">
            <text:p>1662.387</text:p>
          </table:table-cell>
          <table:table-cell office:value-type="float" office:value="584.6183" calcext:value-type="float">
            <text:p>584.6183</text:p>
          </table:table-cell>
          <table:table-cell office:value-type="float" office:value="577.2958" calcext:value-type="float">
            <text:p>577.2958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4" calcext:value-type="float">
            <text:p>35.67404</text:p>
          </table:table-cell>
          <table:table-cell office:value-type="float" office:value="0" calcext:value-type="float">
            <text:p>0</text:p>
          </table:table-cell>
          <table:table-cell office:value-type="float" office:value="-0.001401018" calcext:value-type="float">
            <text:p>-0.001401018</text:p>
          </table:table-cell>
          <table:table-cell office:value-type="float" office:value="0" calcext:value-type="float">
            <text:p>0</text:p>
          </table:table-cell>
          <table:table-cell office:value-type="float" office:value="3.094397" calcext:value-type="float">
            <text:p>3.094397</text:p>
          </table:table-cell>
          <table:table-cell office:value-type="float" office:value="515.1343" calcext:value-type="float">
            <text:p>515.1343</text:p>
          </table:table-cell>
          <table:table-cell office:value-type="float" office:value="-227.292" calcext:value-type="float">
            <text:p>-227.292</text:p>
          </table:table-cell>
          <table:table-cell office:value-type="float" office:value="287.8423" calcext:value-type="float">
            <text:p>287.8423</text:p>
          </table:table-cell>
          <table:table-cell office:value-type="float" office:value="-174.1805" calcext:value-type="float">
            <text:p>-174.1805</text:p>
          </table:table-cell>
          <table:table-cell office:value-type="float" office:value="0" calcext:value-type="float">
            <text:p>0</text:p>
          </table:table-cell>
          <table:table-cell office:value-type="float" office:value="16.14999" calcext:value-type="float">
            <text:p>16.14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863.7218" calcext:value-type="float">
            <text:p>863.7218</text:p>
          </table:table-cell>
          <table:table-cell office:value-type="float" office:value="13250.55" calcext:value-type="float">
            <text:p>13250.55</text:p>
          </table:table-cell>
          <table:table-cell office:value-type="float" office:value="0" calcext:value-type="float">
            <text:p>0</text:p>
          </table:table-cell>
          <table:table-cell office:value-type="float" office:value="10.87052" calcext:value-type="float">
            <text:p>10.87052</text:p>
          </table:table-cell>
          <table:table-cell office:value-type="float" office:value="-255.2386" calcext:value-type="float">
            <text:p>-255.2386</text:p>
          </table:table-cell>
          <table:table-cell office:value-type="float" office:value="723.9971" calcext:value-type="float">
            <text:p>723.9971</text:p>
          </table:table-cell>
          <table:table-cell office:value-type="float" office:value="-90.88956" calcext:value-type="float">
            <text:p>-90.88956</text:p>
          </table:table-cell>
          <table:table-cell office:value-type="float" office:value="80.32258" calcext:value-type="float">
            <text:p>80.32258</text:p>
          </table:table-cell>
          <table:table-cell office:value-type="float" office:value="660.8334" calcext:value-type="float">
            <text:p>660.8334</text:p>
          </table:table-cell>
          <table:table-cell office:value-type="float" office:value="0.1498637" calcext:value-type="float">
            <text:p>0.1498637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33.5631" calcext:value-type="float">
            <text:p>133.5631</text:p>
          </table:table-cell>
          <table:table-cell office:value-type="float" office:value="0" calcext:value-type="float">
            <text:p>0</text:p>
          </table:table-cell>
          <table:table-cell office:value-type="float" office:value="362.8866" calcext:value-type="float">
            <text:p>362.8866</text:p>
          </table:table-cell>
          <table:table-cell office:value-type="float" office:value="1194.404" calcext:value-type="float">
            <text:p>1194.404</text:p>
          </table:table-cell>
          <table:table-cell office:value-type="float" office:value="1452.015" calcext:value-type="float">
            <text:p>1452.015</text:p>
          </table:table-cell>
          <table:table-cell office:value-type="float" office:value="1259.379" calcext:value-type="float">
            <text:p>1259.379</text:p>
          </table:table-cell>
          <table:table-cell office:value-type="float" office:value="750.9199" calcext:value-type="float">
            <text:p>750.9199</text:p>
          </table:table-cell>
          <table:table-cell office:value-type="float" office:value="1116.709" calcext:value-type="float">
            <text:p>1116.709</text:p>
          </table:table-cell>
          <table:table-cell office:value-type="float" office:value="409.7033" calcext:value-type="float">
            <text:p>409.7033</text:p>
          </table:table-cell>
          <table:table-cell office:value-type="float" office:value="1831.259" calcext:value-type="float">
            <text:p>1831.259</text:p>
          </table:table-cell>
          <table:table-cell office:value-type="float" office:value="2073.33" calcext:value-type="float">
            <text:p>2073.33</text:p>
          </table:table-cell>
          <table:table-cell office:value-type="float" office:value="1662.378" calcext:value-type="float">
            <text:p>1662.378</text:p>
          </table:table-cell>
          <table:table-cell office:value-type="float" office:value="584.7537" calcext:value-type="float">
            <text:p>584.7537</text:p>
          </table:table-cell>
          <table:table-cell office:value-type="float" office:value="577.2907" calcext:value-type="float">
            <text:p>577.2907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1434184" calcext:value-type="float">
            <text:p>-0.001434184</text:p>
          </table:table-cell>
          <table:table-cell office:value-type="float" office:value="0" calcext:value-type="float">
            <text:p>0</text:p>
          </table:table-cell>
          <table:table-cell office:value-type="float" office:value="3.145102" calcext:value-type="float">
            <text:p>3.145102</text:p>
          </table:table-cell>
          <table:table-cell office:value-type="float" office:value="532.707" calcext:value-type="float">
            <text:p>532.707</text:p>
          </table:table-cell>
          <table:table-cell office:value-type="float" office:value="-234.601" calcext:value-type="float">
            <text:p>-234.601</text:p>
          </table:table-cell>
          <table:table-cell office:value-type="float" office:value="298.106" calcext:value-type="float">
            <text:p>298.106</text:p>
          </table:table-cell>
          <table:table-cell office:value-type="float" office:value="-176.0808" calcext:value-type="float">
            <text:p>-176.0808</text:p>
          </table:table-cell>
          <table:table-cell office:value-type="float" office:value="0" calcext:value-type="float">
            <text:p>0</text:p>
          </table:table-cell>
          <table:table-cell office:value-type="float" office:value="16.41857" calcext:value-type="float">
            <text:p>16.4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862.2135" calcext:value-type="float">
            <text:p>862.2135</text:p>
          </table:table-cell>
          <table:table-cell office:value-type="float" office:value="13250.57" calcext:value-type="float">
            <text:p>13250.57</text:p>
          </table:table-cell>
          <table:table-cell office:value-type="float" office:value="0" calcext:value-type="float">
            <text:p>0</text:p>
          </table:table-cell>
          <table:table-cell office:value-type="float" office:value="11.29139" calcext:value-type="float">
            <text:p>11.29139</text:p>
          </table:table-cell>
          <table:table-cell office:value-type="float" office:value="-259.9617" calcext:value-type="float">
            <text:p>-259.9617</text:p>
          </table:table-cell>
          <table:table-cell office:value-type="float" office:value="738.6934" calcext:value-type="float">
            <text:p>738.6934</text:p>
          </table:table-cell>
          <table:table-cell office:value-type="float" office:value="-93.84247" calcext:value-type="float">
            <text:p>-93.84247</text:p>
          </table:table-cell>
          <table:table-cell office:value-type="float" office:value="80.88581" calcext:value-type="float">
            <text:p>80.88581</text:p>
          </table:table-cell>
          <table:table-cell office:value-type="float" office:value="659.6028" calcext:value-type="float">
            <text:p>659.6028</text:p>
          </table:table-cell>
          <table:table-cell office:value-type="float" office:value="0.1518464" calcext:value-type="float">
            <text:p>0.1518464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544" calcext:value-type="float">
            <text:p>0.0005529544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40.1373" calcext:value-type="float">
            <text:p>140.1373</text:p>
          </table:table-cell>
          <table:table-cell office:value-type="float" office:value="0" calcext:value-type="float">
            <text:p>0</text:p>
          </table:table-cell>
          <table:table-cell office:value-type="float" office:value="363.0564" calcext:value-type="float">
            <text:p>363.0564</text:p>
          </table:table-cell>
          <table:table-cell office:value-type="float" office:value="1194.278" calcext:value-type="float">
            <text:p>1194.278</text:p>
          </table:table-cell>
          <table:table-cell office:value-type="float" office:value="1451.874" calcext:value-type="float">
            <text:p>1451.874</text:p>
          </table:table-cell>
          <table:table-cell office:value-type="float" office:value="1259.284" calcext:value-type="float">
            <text:p>1259.284</text:p>
          </table:table-cell>
          <table:table-cell office:value-type="float" office:value="750.8735" calcext:value-type="float">
            <text:p>750.8735</text:p>
          </table:table-cell>
          <table:table-cell office:value-type="float" office:value="1116.656" calcext:value-type="float">
            <text:p>1116.656</text:p>
          </table:table-cell>
          <table:table-cell office:value-type="float" office:value="409.7068" calcext:value-type="float">
            <text:p>409.7068</text:p>
          </table:table-cell>
          <table:table-cell office:value-type="float" office:value="1831.223" calcext:value-type="float">
            <text:p>1831.223</text:p>
          </table:table-cell>
          <table:table-cell office:value-type="float" office:value="2073.296" calcext:value-type="float">
            <text:p>2073.296</text:p>
          </table:table-cell>
          <table:table-cell office:value-type="float" office:value="1662.368" calcext:value-type="float">
            <text:p>1662.368</text:p>
          </table:table-cell>
          <table:table-cell office:value-type="float" office:value="584.8695" calcext:value-type="float">
            <text:p>584.8695</text:p>
          </table:table-cell>
          <table:table-cell office:value-type="float" office:value="577.2863" calcext:value-type="float">
            <text:p>577.2863</text:p>
          </table:table-cell>
          <table:table-cell office:value-type="float" office:value="142.735" calcext:value-type="float">
            <text:p>142.735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1443853" calcext:value-type="float">
            <text:p>-0.001443853</text:p>
          </table:table-cell>
          <table:table-cell office:value-type="float" office:value="0" calcext:value-type="float">
            <text:p>0</text:p>
          </table:table-cell>
          <table:table-cell office:value-type="float" office:value="3.190604" calcext:value-type="float">
            <text:p>3.190604</text:p>
          </table:table-cell>
          <table:table-cell office:value-type="float" office:value="548.9199" calcext:value-type="float">
            <text:p>548.9199</text:p>
          </table:table-cell>
          <table:table-cell office:value-type="float" office:value="-242.4714" calcext:value-type="float">
            <text:p>-242.4714</text:p>
          </table:table-cell>
          <table:table-cell office:value-type="float" office:value="306.4485" calcext:value-type="float">
            <text:p>306.4485</text:p>
          </table:table-cell>
          <table:table-cell office:value-type="float" office:value="-177.9377" calcext:value-type="float">
            <text:p>-177.9377</text:p>
          </table:table-cell>
          <table:table-cell office:value-type="float" office:value="0" calcext:value-type="float">
            <text:p>0</text:p>
          </table:table-cell>
          <table:table-cell office:value-type="float" office:value="16.50039" calcext:value-type="float">
            <text:p>16.5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861.1606" calcext:value-type="float">
            <text:p>861.1606</text:p>
          </table:table-cell>
          <table:table-cell office:value-type="float" office:value="13250.5" calcext:value-type="float">
            <text:p>13250.5</text:p>
          </table:table-cell>
          <table:table-cell office:value-type="float" office:value="0" calcext:value-type="float">
            <text:p>0</text:p>
          </table:table-cell>
          <table:table-cell office:value-type="float" office:value="11.69658" calcext:value-type="float">
            <text:p>11.69658</text:p>
          </table:table-cell>
          <table:table-cell office:value-type="float" office:value="-264.295" calcext:value-type="float">
            <text:p>-264.295</text:p>
          </table:table-cell>
          <table:table-cell office:value-type="float" office:value="750.3076" calcext:value-type="float">
            <text:p>750.3076</text:p>
          </table:table-cell>
          <table:table-cell office:value-type="float" office:value="-96.81265" calcext:value-type="float">
            <text:p>-96.81265</text:p>
          </table:table-cell>
          <table:table-cell office:value-type="float" office:value="80.9756" calcext:value-type="float">
            <text:p>80.9756</text:p>
          </table:table-cell>
          <table:table-cell office:value-type="float" office:value="658.7777" calcext:value-type="float">
            <text:p>658.7777</text:p>
          </table:table-cell>
          <table:table-cell office:value-type="float" office:value="0.1537322" calcext:value-type="float">
            <text:p>0.1537322</text:p>
          </table:table-cell>
          <table:table-cell office:value-type="float" office:value="0.4075985" calcext:value-type="float">
            <text:p>0.4075985</text:p>
          </table:table-cell>
          <table:table-cell office:value-type="float" office:value="0.0005529777" calcext:value-type="float">
            <text:p>0.0005529777</text:p>
          </table:table-cell>
          <table:table-cell office:value-type="float" office:value="0.01473173" calcext:value-type="float">
            <text:p>0.01473173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45.9923" calcext:value-type="float">
            <text:p>145.9923</text:p>
          </table:table-cell>
          <table:table-cell office:value-type="float" office:value="0" calcext:value-type="float">
            <text:p>0</text:p>
          </table:table-cell>
          <table:table-cell office:value-type="float" office:value="363.2032" calcext:value-type="float">
            <text:p>363.2032</text:p>
          </table:table-cell>
          <table:table-cell office:value-type="float" office:value="1194.153" calcext:value-type="float">
            <text:p>1194.153</text:p>
          </table:table-cell>
          <table:table-cell office:value-type="float" office:value="1451.729" calcext:value-type="float">
            <text:p>1451.729</text:p>
          </table:table-cell>
          <table:table-cell office:value-type="float" office:value="1259.191" calcext:value-type="float">
            <text:p>1259.191</text:p>
          </table:table-cell>
          <table:table-cell office:value-type="float" office:value="750.8273" calcext:value-type="float">
            <text:p>750.8273</text:p>
          </table:table-cell>
          <table:table-cell office:value-type="float" office:value="1116.603" calcext:value-type="float">
            <text:p>1116.603</text:p>
          </table:table-cell>
          <table:table-cell office:value-type="float" office:value="409.7112" calcext:value-type="float">
            <text:p>409.7112</text:p>
          </table:table-cell>
          <table:table-cell office:value-type="float" office:value="1831.187" calcext:value-type="float">
            <text:p>1831.187</text:p>
          </table:table-cell>
          <table:table-cell office:value-type="float" office:value="2073.262" calcext:value-type="float">
            <text:p>2073.262</text:p>
          </table:table-cell>
          <table:table-cell office:value-type="float" office:value="1662.357" calcext:value-type="float">
            <text:p>1662.357</text:p>
          </table:table-cell>
          <table:table-cell office:value-type="float" office:value="584.9693" calcext:value-type="float">
            <text:p>584.9693</text:p>
          </table:table-cell>
          <table:table-cell office:value-type="float" office:value="577.2827" calcext:value-type="float">
            <text:p>577.2827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1453268" calcext:value-type="float">
            <text:p>-0.001453268</text:p>
          </table:table-cell>
          <table:table-cell office:value-type="float" office:value="0" calcext:value-type="float">
            <text:p>0</text:p>
          </table:table-cell>
          <table:table-cell office:value-type="float" office:value="3.228169" calcext:value-type="float">
            <text:p>3.228169</text:p>
          </table:table-cell>
          <table:table-cell office:value-type="float" office:value="564.3704" calcext:value-type="float">
            <text:p>564.3704</text:p>
          </table:table-cell>
          <table:table-cell office:value-type="float" office:value="-250.7064" calcext:value-type="float">
            <text:p>-250.7064</text:p>
          </table:table-cell>
          <table:table-cell office:value-type="float" office:value="313.664" calcext:value-type="float">
            <text:p>313.664</text:p>
          </table:table-cell>
          <table:table-cell office:value-type="float" office:value="-179.4124" calcext:value-type="float">
            <text:p>-179.4124</text:p>
          </table:table-cell>
          <table:table-cell office:value-type="float" office:value="0" calcext:value-type="float">
            <text:p>0</text:p>
          </table:table-cell>
          <table:table-cell office:value-type="float" office:value="16.60817" calcext:value-type="float">
            <text:p>16.6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858.8239" calcext:value-type="float">
            <text:p>858.8239</text:p>
          </table:table-cell>
          <table:table-cell office:value-type="float" office:value="13250.74" calcext:value-type="float">
            <text:p>13250.74</text:p>
          </table:table-cell>
          <table:table-cell office:value-type="float" office:value="0" calcext:value-type="float">
            <text:p>0</text:p>
          </table:table-cell>
          <table:table-cell office:value-type="float" office:value="12.18905" calcext:value-type="float">
            <text:p>12.18905</text:p>
          </table:table-cell>
          <table:table-cell office:value-type="float" office:value="-268.2871" calcext:value-type="float">
            <text:p>-268.2871</text:p>
          </table:table-cell>
          <table:table-cell office:value-type="float" office:value="758.7751" calcext:value-type="float">
            <text:p>758.7751</text:p>
          </table:table-cell>
          <table:table-cell office:value-type="float" office:value="-99.68756" calcext:value-type="float">
            <text:p>-99.68756</text:p>
          </table:table-cell>
          <table:table-cell office:value-type="float" office:value="81.8685" calcext:value-type="float">
            <text:p>81.8685</text:p>
          </table:table-cell>
          <table:table-cell office:value-type="float" office:value="656.8525" calcext:value-type="float">
            <text:p>656.8525</text:p>
          </table:table-cell>
          <table:table-cell office:value-type="float" office:value="0.1541898" calcext:value-type="float">
            <text:p>0.1541898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548167" calcext:value-type="float">
            <text:p>0.000754816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58.047" calcext:value-type="float">
            <text:p>158.047</text:p>
          </table:table-cell>
          <table:table-cell office:value-type="float" office:value="0" calcext:value-type="float">
            <text:p>0</text:p>
          </table:table-cell>
          <table:table-cell office:value-type="float" office:value="363.5141" calcext:value-type="float">
            <text:p>363.5141</text:p>
          </table:table-cell>
          <table:table-cell office:value-type="float" office:value="1194.05" calcext:value-type="float">
            <text:p>1194.05</text:p>
          </table:table-cell>
          <table:table-cell office:value-type="float" office:value="1451.558" calcext:value-type="float">
            <text:p>1451.558</text:p>
          </table:table-cell>
          <table:table-cell office:value-type="float" office:value="1259.082" calcext:value-type="float">
            <text:p>1259.082</text:p>
          </table:table-cell>
          <table:table-cell office:value-type="float" office:value="750.7768" calcext:value-type="float">
            <text:p>750.7768</text:p>
          </table:table-cell>
          <table:table-cell office:value-type="float" office:value="1116.55" calcext:value-type="float">
            <text:p>1116.55</text:p>
          </table:table-cell>
          <table:table-cell office:value-type="float" office:value="409.7148" calcext:value-type="float">
            <text:p>409.7148</text:p>
          </table:table-cell>
          <table:table-cell office:value-type="float" office:value="1831.151" calcext:value-type="float">
            <text:p>1831.151</text:p>
          </table:table-cell>
          <table:table-cell office:value-type="float" office:value="2073.227" calcext:value-type="float">
            <text:p>2073.227</text:p>
          </table:table-cell>
          <table:table-cell office:value-type="float" office:value="1662.345" calcext:value-type="float">
            <text:p>1662.345</text:p>
          </table:table-cell>
          <table:table-cell office:value-type="float" office:value="585.0571" calcext:value-type="float">
            <text:p>585.0571</text:p>
          </table:table-cell>
          <table:table-cell office:value-type="float" office:value="577.28" calcext:value-type="float">
            <text:p>577.2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1675851" calcext:value-type="float">
            <text:p>-0.001675851</text:p>
          </table:table-cell>
          <table:table-cell office:value-type="float" office:value="0" calcext:value-type="float">
            <text:p>0</text:p>
          </table:table-cell>
          <table:table-cell office:value-type="float" office:value="3.30142" calcext:value-type="float">
            <text:p>3.30142</text:p>
          </table:table-cell>
          <table:table-cell office:value-type="float" office:value="586.6761" calcext:value-type="float">
            <text:p>586.6761</text:p>
          </table:table-cell>
          <table:table-cell office:value-type="float" office:value="-259.7934" calcext:value-type="float">
            <text:p>-259.7934</text:p>
          </table:table-cell>
          <table:table-cell office:value-type="float" office:value="326.8827" calcext:value-type="float">
            <text:p>326.8827</text:p>
          </table:table-cell>
          <table:table-cell office:value-type="float" office:value="-181.9024" calcext:value-type="float">
            <text:p>-181.9024</text:p>
          </table:table-cell>
          <table:table-cell office:value-type="float" office:value="0" calcext:value-type="float">
            <text:p>0</text:p>
          </table:table-cell>
          <table:table-cell office:value-type="float" office:value="17.96883" calcext:value-type="float">
            <text:p>17.96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856.4409" calcext:value-type="float">
            <text:p>856.4409</text:p>
          </table:table-cell>
          <table:table-cell office:value-type="float" office:value="13250.93" calcext:value-type="float">
            <text:p>13250.93</text:p>
          </table:table-cell>
          <table:table-cell office:value-type="float" office:value="0" calcext:value-type="float">
            <text:p>0</text:p>
          </table:table-cell>
          <table:table-cell office:value-type="float" office:value="12.60933" calcext:value-type="float">
            <text:p>12.60933</text:p>
          </table:table-cell>
          <table:table-cell office:value-type="float" office:value="-274.4762" calcext:value-type="float">
            <text:p>-274.4762</text:p>
          </table:table-cell>
          <table:table-cell office:value-type="float" office:value="777.8885" calcext:value-type="float">
            <text:p>777.8885</text:p>
          </table:table-cell>
          <table:table-cell office:value-type="float" office:value="-102.974" calcext:value-type="float">
            <text:p>-102.974</text:p>
          </table:table-cell>
          <table:table-cell office:value-type="float" office:value="82.7832" calcext:value-type="float">
            <text:p>82.7832</text:p>
          </table:table-cell>
          <table:table-cell office:value-type="float" office:value="655.0188" calcext:value-type="float">
            <text:p>655.0188</text:p>
          </table:table-cell>
          <table:table-cell office:value-type="float" office:value="0.1554715" calcext:value-type="float">
            <text:p>0.1554715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548167" calcext:value-type="float">
            <text:p>0.000754816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68.1662" calcext:value-type="float">
            <text:p>168.1662</text:p>
          </table:table-cell>
          <table:table-cell office:value-type="float" office:value="0" calcext:value-type="float">
            <text:p>0</text:p>
          </table:table-cell>
          <table:table-cell office:value-type="float" office:value="363.8335" calcext:value-type="float">
            <text:p>363.8335</text:p>
          </table:table-cell>
          <table:table-cell office:value-type="float" office:value="1193.78" calcext:value-type="float">
            <text:p>1193.78</text:p>
          </table:table-cell>
          <table:table-cell office:value-type="float" office:value="1451.372" calcext:value-type="float">
            <text:p>1451.372</text:p>
          </table:table-cell>
          <table:table-cell office:value-type="float" office:value="1258.968" calcext:value-type="float">
            <text:p>1258.968</text:p>
          </table:table-cell>
          <table:table-cell office:value-type="float" office:value="750.7223" calcext:value-type="float">
            <text:p>750.7223</text:p>
          </table:table-cell>
          <table:table-cell office:value-type="float" office:value="1116.498" calcext:value-type="float">
            <text:p>1116.498</text:p>
          </table:table-cell>
          <table:table-cell office:value-type="float" office:value="409.7173" calcext:value-type="float">
            <text:p>409.7173</text:p>
          </table:table-cell>
          <table:table-cell office:value-type="float" office:value="1831.115" calcext:value-type="float">
            <text:p>1831.115</text:p>
          </table:table-cell>
          <table:table-cell office:value-type="float" office:value="2073.193" calcext:value-type="float">
            <text:p>2073.193</text:p>
          </table:table-cell>
          <table:table-cell office:value-type="float" office:value="1662.333" calcext:value-type="float">
            <text:p>1662.333</text:p>
          </table:table-cell>
          <table:table-cell office:value-type="float" office:value="585.1372" calcext:value-type="float">
            <text:p>585.1372</text:p>
          </table:table-cell>
          <table:table-cell office:value-type="float" office:value="577.2784" calcext:value-type="float">
            <text:p>577.2784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1849965" calcext:value-type="float">
            <text:p>-0.001849965</text:p>
          </table:table-cell>
          <table:table-cell office:value-type="float" office:value="0" calcext:value-type="float">
            <text:p>0</text:p>
          </table:table-cell>
          <table:table-cell office:value-type="float" office:value="3.365863" calcext:value-type="float">
            <text:p>3.365863</text:p>
          </table:table-cell>
          <table:table-cell office:value-type="float" office:value="609.0268" calcext:value-type="float">
            <text:p>609.0268</text:p>
          </table:table-cell>
          <table:table-cell office:value-type="float" office:value="-269.1279" calcext:value-type="float">
            <text:p>-269.1279</text:p>
          </table:table-cell>
          <table:table-cell office:value-type="float" office:value="339.8989" calcext:value-type="float">
            <text:p>339.8989</text:p>
          </table:table-cell>
          <table:table-cell office:value-type="float" office:value="-184.4693" calcext:value-type="float">
            <text:p>-184.4693</text:p>
          </table:table-cell>
          <table:table-cell office:value-type="float" office:value="0" calcext:value-type="float">
            <text:p>0</text:p>
          </table:table-cell>
          <table:table-cell office:value-type="float" office:value="17.62875" calcext:value-type="float">
            <text:p>17.6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854.1281" calcext:value-type="float">
            <text:p>854.1281</text:p>
          </table:table-cell>
          <table:table-cell office:value-type="float" office:value="13251.13" calcext:value-type="float">
            <text:p>13251.13</text:p>
          </table:table-cell>
          <table:table-cell office:value-type="float" office:value="0" calcext:value-type="float">
            <text:p>0</text:p>
          </table:table-cell>
          <table:table-cell office:value-type="float" office:value="13.02395" calcext:value-type="float">
            <text:p>13.02395</text:p>
          </table:table-cell>
          <table:table-cell office:value-type="float" office:value="-280.3453" calcext:value-type="float">
            <text:p>-280.3453</text:p>
          </table:table-cell>
          <table:table-cell office:value-type="float" office:value="795.5114" calcext:value-type="float">
            <text:p>795.5114</text:p>
          </table:table-cell>
          <table:table-cell office:value-type="float" office:value="-106.2428" calcext:value-type="float">
            <text:p>-106.2428</text:p>
          </table:table-cell>
          <table:table-cell office:value-type="float" office:value="83.49761" calcext:value-type="float">
            <text:p>83.49761</text:p>
          </table:table-cell>
          <table:table-cell office:value-type="float" office:value="653.1951" calcext:value-type="float">
            <text:p>653.1951</text:p>
          </table:table-cell>
          <table:table-cell office:value-type="float" office:value="0.1569694" calcext:value-type="float">
            <text:p>0.1569694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548167" calcext:value-type="float">
            <text:p>0.000754816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77.1006" calcext:value-type="float">
            <text:p>177.1006</text:p>
          </table:table-cell>
          <table:table-cell office:value-type="float" office:value="0" calcext:value-type="float">
            <text:p>0</text:p>
          </table:table-cell>
          <table:table-cell office:value-type="float" office:value="364.1755" calcext:value-type="float">
            <text:p>364.1755</text:p>
          </table:table-cell>
          <table:table-cell office:value-type="float" office:value="1193.55" calcext:value-type="float">
            <text:p>1193.55</text:p>
          </table:table-cell>
          <table:table-cell office:value-type="float" office:value="1451.19" calcext:value-type="float">
            <text:p>1451.19</text:p>
          </table:table-cell>
          <table:table-cell office:value-type="float" office:value="1258.86" calcext:value-type="float">
            <text:p>1258.86</text:p>
          </table:table-cell>
          <table:table-cell office:value-type="float" office:value="750.6663" calcext:value-type="float">
            <text:p>750.6663</text:p>
          </table:table-cell>
          <table:table-cell office:value-type="float" office:value="1116.447" calcext:value-type="float">
            <text:p>1116.447</text:p>
          </table:table-cell>
          <table:table-cell office:value-type="float" office:value="409.7198" calcext:value-type="float">
            <text:p>409.7198</text:p>
          </table:table-cell>
          <table:table-cell office:value-type="float" office:value="1831.08" calcext:value-type="float">
            <text:p>1831.08</text:p>
          </table:table-cell>
          <table:table-cell office:value-type="float" office:value="2073.158" calcext:value-type="float">
            <text:p>2073.158</text:p>
          </table:table-cell>
          <table:table-cell office:value-type="float" office:value="1662.32" calcext:value-type="float">
            <text:p>1662.32</text:p>
          </table:table-cell>
          <table:table-cell office:value-type="float" office:value="585.2122" calcext:value-type="float">
            <text:p>585.2122</text:p>
          </table:table-cell>
          <table:table-cell office:value-type="float" office:value="577.2787" calcext:value-type="float">
            <text:p>577.2787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1878697" calcext:value-type="float">
            <text:p>-0.001878697</text:p>
          </table:table-cell>
          <table:table-cell office:value-type="float" office:value="0" calcext:value-type="float">
            <text:p>0</text:p>
          </table:table-cell>
          <table:table-cell office:value-type="float" office:value="3.423606" calcext:value-type="float">
            <text:p>3.423606</text:p>
          </table:table-cell>
          <table:table-cell office:value-type="float" office:value="630.3798" calcext:value-type="float">
            <text:p>630.3798</text:p>
          </table:table-cell>
          <table:table-cell office:value-type="float" office:value="-278.9484" calcext:value-type="float">
            <text:p>-278.9484</text:p>
          </table:table-cell>
          <table:table-cell office:value-type="float" office:value="351.4314" calcext:value-type="float">
            <text:p>351.4314</text:p>
          </table:table-cell>
          <table:table-cell office:value-type="float" office:value="-186.9517" calcext:value-type="float">
            <text:p>-186.9517</text:p>
          </table:table-cell>
          <table:table-cell office:value-type="float" office:value="0" calcext:value-type="float">
            <text:p>0</text:p>
          </table:table-cell>
          <table:table-cell office:value-type="float" office:value="17.50888" calcext:value-type="float">
            <text:p>17.5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852.2469" calcext:value-type="float">
            <text:p>852.2469</text:p>
          </table:table-cell>
          <table:table-cell office:value-type="float" office:value="13251.22" calcext:value-type="float">
            <text:p>13251.22</text:p>
          </table:table-cell>
          <table:table-cell office:value-type="float" office:value="0" calcext:value-type="float">
            <text:p>0</text:p>
          </table:table-cell>
          <table:table-cell office:value-type="float" office:value="13.43324" calcext:value-type="float">
            <text:p>13.43324</text:p>
          </table:table-cell>
          <table:table-cell office:value-type="float" office:value="-285.7554" calcext:value-type="float">
            <text:p>-285.7554</text:p>
          </table:table-cell>
          <table:table-cell office:value-type="float" office:value="812.2327" calcext:value-type="float">
            <text:p>812.2327</text:p>
          </table:table-cell>
          <table:table-cell office:value-type="float" office:value="-109.4801" calcext:value-type="float">
            <text:p>-109.4801</text:p>
          </table:table-cell>
          <table:table-cell office:value-type="float" office:value="83.68201" calcext:value-type="float">
            <text:p>83.68201</text:p>
          </table:table-cell>
          <table:table-cell office:value-type="float" office:value="651.7419" calcext:value-type="float">
            <text:p>651.7419</text:p>
          </table:table-cell>
          <table:table-cell office:value-type="float" office:value="0.1585268" calcext:value-type="float">
            <text:p>0.1585268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548167" calcext:value-type="float">
            <text:p>0.000754816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83.6343" calcext:value-type="float">
            <text:p>183.6343</text:p>
          </table:table-cell>
          <table:table-cell office:value-type="float" office:value="0" calcext:value-type="float">
            <text:p>0</text:p>
          </table:table-cell>
          <table:table-cell office:value-type="float" office:value="364.4498" calcext:value-type="float">
            <text:p>364.4498</text:p>
          </table:table-cell>
          <table:table-cell office:value-type="float" office:value="1193.353" calcext:value-type="float">
            <text:p>1193.353</text:p>
          </table:table-cell>
          <table:table-cell office:value-type="float" office:value="1451.001" calcext:value-type="float">
            <text:p>1451.001</text:p>
          </table:table-cell>
          <table:table-cell office:value-type="float" office:value="1258.748" calcext:value-type="float">
            <text:p>1258.748</text:p>
          </table:table-cell>
          <table:table-cell office:value-type="float" office:value="750.6084" calcext:value-type="float">
            <text:p>750.6084</text:p>
          </table:table-cell>
          <table:table-cell office:value-type="float" office:value="1116.394" calcext:value-type="float">
            <text:p>1116.394</text:p>
          </table:table-cell>
          <table:table-cell office:value-type="float" office:value="409.7221" calcext:value-type="float">
            <text:p>409.7221</text:p>
          </table:table-cell>
          <table:table-cell office:value-type="float" office:value="1831.045" calcext:value-type="float">
            <text:p>1831.045</text:p>
          </table:table-cell>
          <table:table-cell office:value-type="float" office:value="2073.124" calcext:value-type="float">
            <text:p>2073.124</text:p>
          </table:table-cell>
          <table:table-cell office:value-type="float" office:value="1662.307" calcext:value-type="float">
            <text:p>1662.307</text:p>
          </table:table-cell>
          <table:table-cell office:value-type="float" office:value="585.2817" calcext:value-type="float">
            <text:p>585.2817</text:p>
          </table:table-cell>
          <table:table-cell office:value-type="float" office:value="577.2818" calcext:value-type="float">
            <text:p>577.281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1901568" calcext:value-type="float">
            <text:p>-0.001901568</text:p>
          </table:table-cell>
          <table:table-cell office:value-type="float" office:value="0" calcext:value-type="float">
            <text:p>0</text:p>
          </table:table-cell>
          <table:table-cell office:value-type="float" office:value="3.475712" calcext:value-type="float">
            <text:p>3.475712</text:p>
          </table:table-cell>
          <table:table-cell office:value-type="float" office:value="649.6478" calcext:value-type="float">
            <text:p>649.6478</text:p>
          </table:table-cell>
          <table:table-cell office:value-type="float" office:value="-289.5129" calcext:value-type="float">
            <text:p>-289.5129</text:p>
          </table:table-cell>
          <table:table-cell office:value-type="float" office:value="360.1349" calcext:value-type="float">
            <text:p>360.1349</text:p>
          </table:table-cell>
          <table:table-cell office:value-type="float" office:value="-189.1091" calcext:value-type="float">
            <text:p>-189.1091</text:p>
          </table:table-cell>
          <table:table-cell office:value-type="float" office:value="0" calcext:value-type="float">
            <text:p>0</text:p>
          </table:table-cell>
          <table:table-cell office:value-type="float" office:value="17.48969" calcext:value-type="float">
            <text:p>17.48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851.3159" calcext:value-type="float">
            <text:p>851.3159</text:p>
          </table:table-cell>
          <table:table-cell office:value-type="float" office:value="13251.14" calcext:value-type="float">
            <text:p>13251.14</text:p>
          </table:table-cell>
          <table:table-cell office:value-type="float" office:value="0" calcext:value-type="float">
            <text:p>0</text:p>
          </table:table-cell>
          <table:table-cell office:value-type="float" office:value="13.82263" calcext:value-type="float">
            <text:p>13.82263</text:p>
          </table:table-cell>
          <table:table-cell office:value-type="float" office:value="-290.1916" calcext:value-type="float">
            <text:p>-290.1916</text:p>
          </table:table-cell>
          <table:table-cell office:value-type="float" office:value="825.6566" calcext:value-type="float">
            <text:p>825.6566</text:p>
          </table:table-cell>
          <table:table-cell office:value-type="float" office:value="-112.5661" calcext:value-type="float">
            <text:p>-112.5661</text:p>
          </table:table-cell>
          <table:table-cell office:value-type="float" office:value="82.80494" calcext:value-type="float">
            <text:p>82.80494</text:p>
          </table:table-cell>
          <table:table-cell office:value-type="float" office:value="651.1416" calcext:value-type="float">
            <text:p>651.1416</text:p>
          </table:table-cell>
          <table:table-cell office:value-type="float" office:value="0.160238" calcext:value-type="float">
            <text:p>0.160238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548167" calcext:value-type="float">
            <text:p>0.000754816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90.7235" calcext:value-type="float">
            <text:p>190.7235</text:p>
          </table:table-cell>
          <table:table-cell office:value-type="float" office:value="0" calcext:value-type="float">
            <text:p>0</text:p>
          </table:table-cell>
          <table:table-cell office:value-type="float" office:value="364.6147" calcext:value-type="float">
            <text:p>364.6147</text:p>
          </table:table-cell>
          <table:table-cell office:value-type="float" office:value="1193.199" calcext:value-type="float">
            <text:p>1193.199</text:p>
          </table:table-cell>
          <table:table-cell office:value-type="float" office:value="1450.818" calcext:value-type="float">
            <text:p>1450.818</text:p>
          </table:table-cell>
          <table:table-cell office:value-type="float" office:value="1258.644" calcext:value-type="float">
            <text:p>1258.644</text:p>
          </table:table-cell>
          <table:table-cell office:value-type="float" office:value="750.5464" calcext:value-type="float">
            <text:p>750.5464</text:p>
          </table:table-cell>
          <table:table-cell office:value-type="float" office:value="1116.34" calcext:value-type="float">
            <text:p>1116.34</text:p>
          </table:table-cell>
          <table:table-cell office:value-type="float" office:value="409.7241" calcext:value-type="float">
            <text:p>409.7241</text:p>
          </table:table-cell>
          <table:table-cell office:value-type="float" office:value="1831.009" calcext:value-type="float">
            <text:p>1831.009</text:p>
          </table:table-cell>
          <table:table-cell office:value-type="float" office:value="2073.09" calcext:value-type="float">
            <text:p>2073.09</text:p>
          </table:table-cell>
          <table:table-cell office:value-type="float" office:value="1662.293" calcext:value-type="float">
            <text:p>1662.293</text:p>
          </table:table-cell>
          <table:table-cell office:value-type="float" office:value="585.3459" calcext:value-type="float">
            <text:p>585.3459</text:p>
          </table:table-cell>
          <table:table-cell office:value-type="float" office:value="577.2878" calcext:value-type="float">
            <text:p>577.287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1917596" calcext:value-type="float">
            <text:p>-0.001917596</text:p>
          </table:table-cell>
          <table:table-cell office:value-type="float" office:value="0" calcext:value-type="float">
            <text:p>0</text:p>
          </table:table-cell>
          <table:table-cell office:value-type="float" office:value="3.508731" calcext:value-type="float">
            <text:p>3.508731</text:p>
          </table:table-cell>
          <table:table-cell office:value-type="float" office:value="667.1806" calcext:value-type="float">
            <text:p>667.1806</text:p>
          </table:table-cell>
          <table:table-cell office:value-type="float" office:value="-298.6086" calcext:value-type="float">
            <text:p>-298.6086</text:p>
          </table:table-cell>
          <table:table-cell office:value-type="float" office:value="368.572" calcext:value-type="float">
            <text:p>368.572</text:p>
          </table:table-cell>
          <table:table-cell office:value-type="float" office:value="-190.4556" calcext:value-type="float">
            <text:p>-190.4556</text:p>
          </table:table-cell>
          <table:table-cell office:value-type="float" office:value="0" calcext:value-type="float">
            <text:p>0</text:p>
          </table:table-cell>
          <table:table-cell office:value-type="float" office:value="17.48293" calcext:value-type="float">
            <text:p>17.48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850.5452" calcext:value-type="float">
            <text:p>850.5452</text:p>
          </table:table-cell>
          <table:table-cell office:value-type="float" office:value="13251.05" calcext:value-type="float">
            <text:p>13251.05</text:p>
          </table:table-cell>
          <table:table-cell office:value-type="float" office:value="0" calcext:value-type="float">
            <text:p>0</text:p>
          </table:table-cell>
          <table:table-cell office:value-type="float" office:value="14.20176" calcext:value-type="float">
            <text:p>14.20176</text:p>
          </table:table-cell>
          <table:table-cell office:value-type="float" office:value="-294.4029" calcext:value-type="float">
            <text:p>-294.4029</text:p>
          </table:table-cell>
          <table:table-cell office:value-type="float" office:value="837.4332" calcext:value-type="float">
            <text:p>837.4332</text:p>
          </table:table-cell>
          <table:table-cell office:value-type="float" office:value="-115.5817" calcext:value-type="float">
            <text:p>-115.5817</text:p>
          </table:table-cell>
          <table:table-cell office:value-type="float" office:value="81.59605" calcext:value-type="float">
            <text:p>81.59605</text:p>
          </table:table-cell>
          <table:table-cell office:value-type="float" office:value="650.6898" calcext:value-type="float">
            <text:p>650.6898</text:p>
          </table:table-cell>
          <table:table-cell office:value-type="float" office:value="0.1620094" calcext:value-type="float">
            <text:p>0.1620094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548167" calcext:value-type="float">
            <text:p>0.000754816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96.1835" calcext:value-type="float">
            <text:p>196.1835</text:p>
          </table:table-cell>
          <table:table-cell office:value-type="float" office:value="0" calcext:value-type="float">
            <text:p>0</text:p>
          </table:table-cell>
          <table:table-cell office:value-type="float" office:value="364.7845" calcext:value-type="float">
            <text:p>364.7845</text:p>
          </table:table-cell>
          <table:table-cell office:value-type="float" office:value="1193.04" calcext:value-type="float">
            <text:p>1193.04</text:p>
          </table:table-cell>
          <table:table-cell office:value-type="float" office:value="1450.631" calcext:value-type="float">
            <text:p>1450.631</text:p>
          </table:table-cell>
          <table:table-cell office:value-type="float" office:value="1258.537" calcext:value-type="float">
            <text:p>1258.537</text:p>
          </table:table-cell>
          <table:table-cell office:value-type="float" office:value="750.4822" calcext:value-type="float">
            <text:p>750.4822</text:p>
          </table:table-cell>
          <table:table-cell office:value-type="float" office:value="1116.284" calcext:value-type="float">
            <text:p>1116.284</text:p>
          </table:table-cell>
          <table:table-cell office:value-type="float" office:value="409.7255" calcext:value-type="float">
            <text:p>409.7255</text:p>
          </table:table-cell>
          <table:table-cell office:value-type="float" office:value="1830.974" calcext:value-type="float">
            <text:p>1830.974</text:p>
          </table:table-cell>
          <table:table-cell office:value-type="float" office:value="2073.055" calcext:value-type="float">
            <text:p>2073.055</text:p>
          </table:table-cell>
          <table:table-cell office:value-type="float" office:value="1662.279" calcext:value-type="float">
            <text:p>1662.279</text:p>
          </table:table-cell>
          <table:table-cell office:value-type="float" office:value="585.4049" calcext:value-type="float">
            <text:p>585.4049</text:p>
          </table:table-cell>
          <table:table-cell office:value-type="float" office:value="577.2958" calcext:value-type="float">
            <text:p>577.295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1934021" calcext:value-type="float">
            <text:p>-0.001934021</text:p>
          </table:table-cell>
          <table:table-cell office:value-type="float" office:value="0" calcext:value-type="float">
            <text:p>0</text:p>
          </table:table-cell>
          <table:table-cell office:value-type="float" office:value="3.539713" calcext:value-type="float">
            <text:p>3.539713</text:p>
          </table:table-cell>
          <table:table-cell office:value-type="float" office:value="683.1475" calcext:value-type="float">
            <text:p>683.1475</text:p>
          </table:table-cell>
          <table:table-cell office:value-type="float" office:value="-307.9213" calcext:value-type="float">
            <text:p>-307.9213</text:p>
          </table:table-cell>
          <table:table-cell office:value-type="float" office:value="375.2263" calcext:value-type="float">
            <text:p>375.2263</text:p>
          </table:table-cell>
          <table:table-cell office:value-type="float" office:value="-191.6502" calcext:value-type="float">
            <text:p>-191.6502</text:p>
          </table:table-cell>
          <table:table-cell office:value-type="float" office:value="0" calcext:value-type="float">
            <text:p>0</text:p>
          </table:table-cell>
          <table:table-cell office:value-type="float" office:value="17.47784" calcext:value-type="float">
            <text:p>17.47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852.9376" calcext:value-type="float">
            <text:p>852.9376</text:p>
          </table:table-cell>
          <table:table-cell office:value-type="float" office:value="13250.95" calcext:value-type="float">
            <text:p>13250.95</text:p>
          </table:table-cell>
          <table:table-cell office:value-type="float" office:value="0" calcext:value-type="float">
            <text:p>0</text:p>
          </table:table-cell>
          <table:table-cell office:value-type="float" office:value="17.83757" calcext:value-type="float">
            <text:p>17.83757</text:p>
          </table:table-cell>
          <table:table-cell office:value-type="float" office:value="-298.6212" calcext:value-type="float">
            <text:p>-298.6212</text:p>
          </table:table-cell>
          <table:table-cell office:value-type="float" office:value="848.7499" calcext:value-type="float">
            <text:p>848.7499</text:p>
          </table:table-cell>
          <table:table-cell office:value-type="float" office:value="-118.4917" calcext:value-type="float">
            <text:p>-118.4917</text:p>
          </table:table-cell>
          <table:table-cell office:value-type="float" office:value="80.18024" calcext:value-type="float">
            <text:p>80.18024</text:p>
          </table:table-cell>
          <table:table-cell office:value-type="float" office:value="653.4498" calcext:value-type="float">
            <text:p>653.4498</text:p>
          </table:table-cell>
          <table:table-cell office:value-type="float" office:value="0.163697" calcext:value-type="float">
            <text:p>0.163697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7598" calcext:value-type="float">
            <text:p>0.00077598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196.0676" calcext:value-type="float">
            <text:p>196.0676</text:p>
          </table:table-cell>
          <table:table-cell office:value-type="float" office:value="0" calcext:value-type="float">
            <text:p>0</text:p>
          </table:table-cell>
          <table:table-cell office:value-type="float" office:value="364.981" calcext:value-type="float">
            <text:p>364.981</text:p>
          </table:table-cell>
          <table:table-cell office:value-type="float" office:value="1192.856" calcext:value-type="float">
            <text:p>1192.856</text:p>
          </table:table-cell>
          <table:table-cell office:value-type="float" office:value="1450.423" calcext:value-type="float">
            <text:p>1450.423</text:p>
          </table:table-cell>
          <table:table-cell office:value-type="float" office:value="1258.424" calcext:value-type="float">
            <text:p>1258.424</text:p>
          </table:table-cell>
          <table:table-cell office:value-type="float" office:value="750.4088" calcext:value-type="float">
            <text:p>750.4088</text:p>
          </table:table-cell>
          <table:table-cell office:value-type="float" office:value="1116.225" calcext:value-type="float">
            <text:p>1116.225</text:p>
          </table:table-cell>
          <table:table-cell office:value-type="float" office:value="409.7259" calcext:value-type="float">
            <text:p>409.7259</text:p>
          </table:table-cell>
          <table:table-cell office:value-type="float" office:value="1830.938" calcext:value-type="float">
            <text:p>1830.938</text:p>
          </table:table-cell>
          <table:table-cell office:value-type="float" office:value="2073.021" calcext:value-type="float">
            <text:p>2073.021</text:p>
          </table:table-cell>
          <table:table-cell office:value-type="float" office:value="1662.265" calcext:value-type="float">
            <text:p>1662.265</text:p>
          </table:table-cell>
          <table:table-cell office:value-type="float" office:value="585.4579" calcext:value-type="float">
            <text:p>585.4579</text:p>
          </table:table-cell>
          <table:table-cell office:value-type="float" office:value="577.3058" calcext:value-type="float">
            <text:p>577.3058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1959372" calcext:value-type="float">
            <text:p>-0.001959372</text:p>
          </table:table-cell>
          <table:table-cell office:value-type="float" office:value="0" calcext:value-type="float">
            <text:p>0</text:p>
          </table:table-cell>
          <table:table-cell office:value-type="float" office:value="3.423424" calcext:value-type="float">
            <text:p>3.423424</text:p>
          </table:table-cell>
          <table:table-cell office:value-type="float" office:value="695.1926" calcext:value-type="float">
            <text:p>695.1926</text:p>
          </table:table-cell>
          <table:table-cell office:value-type="float" office:value="-318.7772" calcext:value-type="float">
            <text:p>-318.7772</text:p>
          </table:table-cell>
          <table:table-cell office:value-type="float" office:value="376.4153" calcext:value-type="float">
            <text:p>376.4153</text:p>
          </table:table-cell>
          <table:table-cell office:value-type="float" office:value="-192.9266" calcext:value-type="float">
            <text:p>-192.9266</text:p>
          </table:table-cell>
          <table:table-cell office:value-type="float" office:value="0" calcext:value-type="float">
            <text:p>0</text:p>
          </table:table-cell>
          <table:table-cell office:value-type="float" office:value="17.44262" calcext:value-type="float">
            <text:p>17.4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850.5927" calcext:value-type="float">
            <text:p>850.5927</text:p>
          </table:table-cell>
          <table:table-cell office:value-type="float" office:value="13251.04" calcext:value-type="float">
            <text:p>13251.04</text:p>
          </table:table-cell>
          <table:table-cell office:value-type="float" office:value="0" calcext:value-type="float">
            <text:p>0</text:p>
          </table:table-cell>
          <table:table-cell office:value-type="float" office:value="18.19879" calcext:value-type="float">
            <text:p>18.19879</text:p>
          </table:table-cell>
          <table:table-cell office:value-type="float" office:value="-303.6836" calcext:value-type="float">
            <text:p>-303.6836</text:p>
          </table:table-cell>
          <table:table-cell office:value-type="float" office:value="862.7328" calcext:value-type="float">
            <text:p>862.7328</text:p>
          </table:table-cell>
          <table:table-cell office:value-type="float" office:value="-121.15" calcext:value-type="float">
            <text:p>-121.15</text:p>
          </table:table-cell>
          <table:table-cell office:value-type="float" office:value="81.32182" calcext:value-type="float">
            <text:p>81.32182</text:p>
          </table:table-cell>
          <table:table-cell office:value-type="float" office:value="651.5326" calcext:value-type="float">
            <text:p>651.5326</text:p>
          </table:table-cell>
          <table:table-cell office:value-type="float" office:value="0.1652505" calcext:value-type="float">
            <text:p>0.1652505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761617" calcext:value-type="float">
            <text:p>0.000776161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206.2887" calcext:value-type="float">
            <text:p>206.2887</text:p>
          </table:table-cell>
          <table:table-cell office:value-type="float" office:value="0" calcext:value-type="float">
            <text:p>0</text:p>
          </table:table-cell>
          <table:table-cell office:value-type="float" office:value="365.2585" calcext:value-type="float">
            <text:p>365.2585</text:p>
          </table:table-cell>
          <table:table-cell office:value-type="float" office:value="1192.68" calcext:value-type="float">
            <text:p>1192.68</text:p>
          </table:table-cell>
          <table:table-cell office:value-type="float" office:value="1450.243" calcext:value-type="float">
            <text:p>1450.243</text:p>
          </table:table-cell>
          <table:table-cell office:value-type="float" office:value="1258.324" calcext:value-type="float">
            <text:p>1258.324</text:p>
          </table:table-cell>
          <table:table-cell office:value-type="float" office:value="750.3361" calcext:value-type="float">
            <text:p>750.3361</text:p>
          </table:table-cell>
          <table:table-cell office:value-type="float" office:value="1116.166" calcext:value-type="float">
            <text:p>1116.166</text:p>
          </table:table-cell>
          <table:table-cell office:value-type="float" office:value="409.7252" calcext:value-type="float">
            <text:p>409.7252</text:p>
          </table:table-cell>
          <table:table-cell office:value-type="float" office:value="1830.898" calcext:value-type="float">
            <text:p>1830.898</text:p>
          </table:table-cell>
          <table:table-cell office:value-type="float" office:value="2072.986" calcext:value-type="float">
            <text:p>2072.986</text:p>
          </table:table-cell>
          <table:table-cell office:value-type="float" office:value="1662.249" calcext:value-type="float">
            <text:p>1662.249</text:p>
          </table:table-cell>
          <table:table-cell office:value-type="float" office:value="585.5038" calcext:value-type="float">
            <text:p>585.5038</text:p>
          </table:table-cell>
          <table:table-cell office:value-type="float" office:value="577.3177" calcext:value-type="float">
            <text:p>577.3177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2012475" calcext:value-type="float">
            <text:p>-0.002012475</text:p>
          </table:table-cell>
          <table:table-cell office:value-type="float" office:value="0" calcext:value-type="float">
            <text:p>0</text:p>
          </table:table-cell>
          <table:table-cell office:value-type="float" office:value="3.458178" calcext:value-type="float">
            <text:p>3.458178</text:p>
          </table:table-cell>
          <table:table-cell office:value-type="float" office:value="716.0331" calcext:value-type="float">
            <text:p>716.0331</text:p>
          </table:table-cell>
          <table:table-cell office:value-type="float" office:value="-326.9923" calcext:value-type="float">
            <text:p>-326.9923</text:p>
          </table:table-cell>
          <table:table-cell office:value-type="float" office:value="389.0408" calcext:value-type="float">
            <text:p>389.0408</text:p>
          </table:table-cell>
          <table:table-cell office:value-type="float" office:value="-195.5005" calcext:value-type="float">
            <text:p>-195.5005</text:p>
          </table:table-cell>
          <table:table-cell office:value-type="float" office:value="0" calcext:value-type="float">
            <text:p>0</text:p>
          </table:table-cell>
          <table:table-cell office:value-type="float" office:value="17.60907" calcext:value-type="float">
            <text:p>17.6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848.7522" calcext:value-type="float">
            <text:p>848.7522</text:p>
          </table:table-cell>
          <table:table-cell office:value-type="float" office:value="13251.1" calcext:value-type="float">
            <text:p>13251.1</text:p>
          </table:table-cell>
          <table:table-cell office:value-type="float" office:value="0" calcext:value-type="float">
            <text:p>0</text:p>
          </table:table-cell>
          <table:table-cell office:value-type="float" office:value="18.53732" calcext:value-type="float">
            <text:p>18.53732</text:p>
          </table:table-cell>
          <table:table-cell office:value-type="float" office:value="-308.4909" calcext:value-type="float">
            <text:p>-308.4909</text:p>
          </table:table-cell>
          <table:table-cell office:value-type="float" office:value="877.566" calcext:value-type="float">
            <text:p>877.566</text:p>
          </table:table-cell>
          <table:table-cell office:value-type="float" office:value="-123.721" calcext:value-type="float">
            <text:p>-123.721</text:p>
          </table:table-cell>
          <table:table-cell office:value-type="float" office:value="81.98289" calcext:value-type="float">
            <text:p>81.98289</text:p>
          </table:table-cell>
          <table:table-cell office:value-type="float" office:value="650.0995" calcext:value-type="float">
            <text:p>650.0995</text:p>
          </table:table-cell>
          <table:table-cell office:value-type="float" office:value="0.1671489" calcext:value-type="float">
            <text:p>0.1671489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761617" calcext:value-type="float">
            <text:p>0.000776161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216.2538" calcext:value-type="float">
            <text:p>216.2538</text:p>
          </table:table-cell>
          <table:table-cell office:value-type="float" office:value="0" calcext:value-type="float">
            <text:p>0</text:p>
          </table:table-cell>
          <table:table-cell office:value-type="float" office:value="365.4712" calcext:value-type="float">
            <text:p>365.4712</text:p>
          </table:table-cell>
          <table:table-cell office:value-type="float" office:value="1192.534" calcext:value-type="float">
            <text:p>1192.534</text:p>
          </table:table-cell>
          <table:table-cell office:value-type="float" office:value="1450.078" calcext:value-type="float">
            <text:p>1450.078</text:p>
          </table:table-cell>
          <table:table-cell office:value-type="float" office:value="1258.232" calcext:value-type="float">
            <text:p>1258.232</text:p>
          </table:table-cell>
          <table:table-cell office:value-type="float" office:value="750.2672" calcext:value-type="float">
            <text:p>750.2672</text:p>
          </table:table-cell>
          <table:table-cell office:value-type="float" office:value="1116.113" calcext:value-type="float">
            <text:p>1116.113</text:p>
          </table:table-cell>
          <table:table-cell office:value-type="float" office:value="409.7241" calcext:value-type="float">
            <text:p>409.7241</text:p>
          </table:table-cell>
          <table:table-cell office:value-type="float" office:value="1830.862" calcext:value-type="float">
            <text:p>1830.862</text:p>
          </table:table-cell>
          <table:table-cell office:value-type="float" office:value="2072.951" calcext:value-type="float">
            <text:p>2072.951</text:p>
          </table:table-cell>
          <table:table-cell office:value-type="float" office:value="1662.234" calcext:value-type="float">
            <text:p>1662.234</text:p>
          </table:table-cell>
          <table:table-cell office:value-type="float" office:value="585.5429" calcext:value-type="float">
            <text:p>585.5429</text:p>
          </table:table-cell>
          <table:table-cell office:value-type="float" office:value="577.3321" calcext:value-type="float">
            <text:p>577.3321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2024875" calcext:value-type="float">
            <text:p>-0.002024875</text:p>
          </table:table-cell>
          <table:table-cell office:value-type="float" office:value="0" calcext:value-type="float">
            <text:p>0</text:p>
          </table:table-cell>
          <table:table-cell office:value-type="float" office:value="3.485367" calcext:value-type="float">
            <text:p>3.485367</text:p>
          </table:table-cell>
          <table:table-cell office:value-type="float" office:value="735.6154" calcext:value-type="float">
            <text:p>735.6154</text:p>
          </table:table-cell>
          <table:table-cell office:value-type="float" office:value="-334.3773" calcext:value-type="float">
            <text:p>-334.3773</text:p>
          </table:table-cell>
          <table:table-cell office:value-type="float" office:value="401.2381" calcext:value-type="float">
            <text:p>401.2381</text:p>
          </table:table-cell>
          <table:table-cell office:value-type="float" office:value="-197.5849" calcext:value-type="float">
            <text:p>-197.5849</text:p>
          </table:table-cell>
          <table:table-cell office:value-type="float" office:value="0" calcext:value-type="float">
            <text:p>0</text:p>
          </table:table-cell>
          <table:table-cell office:value-type="float" office:value="17.45549" calcext:value-type="float">
            <text:p>17.4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847.4262" calcext:value-type="float">
            <text:p>847.4262</text:p>
          </table:table-cell>
          <table:table-cell office:value-type="float" office:value="13251.07" calcext:value-type="float">
            <text:p>13251.07</text:p>
          </table:table-cell>
          <table:table-cell office:value-type="float" office:value="0" calcext:value-type="float">
            <text:p>0</text:p>
          </table:table-cell>
          <table:table-cell office:value-type="float" office:value="18.86256" calcext:value-type="float">
            <text:p>18.86256</text:p>
          </table:table-cell>
          <table:table-cell office:value-type="float" office:value="-312.8492" calcext:value-type="float">
            <text:p>-312.8492</text:p>
          </table:table-cell>
          <table:table-cell office:value-type="float" office:value="890.6948" calcext:value-type="float">
            <text:p>890.6948</text:p>
          </table:table-cell>
          <table:table-cell office:value-type="float" office:value="-126.3999" calcext:value-type="float">
            <text:p>-126.3999</text:p>
          </table:table-cell>
          <table:table-cell office:value-type="float" office:value="82.16245" calcext:value-type="float">
            <text:p>82.16245</text:p>
          </table:table-cell>
          <table:table-cell office:value-type="float" office:value="649.1134" calcext:value-type="float">
            <text:p>649.1134</text:p>
          </table:table-cell>
          <table:table-cell office:value-type="float" office:value="0.1690463" calcext:value-type="float">
            <text:p>0.1690463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761617" calcext:value-type="float">
            <text:p>0.000776161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224.7345" calcext:value-type="float">
            <text:p>224.7345</text:p>
          </table:table-cell>
          <table:table-cell office:value-type="float" office:value="0" calcext:value-type="float">
            <text:p>0</text:p>
          </table:table-cell>
          <table:table-cell office:value-type="float" office:value="365.6367" calcext:value-type="float">
            <text:p>365.6367</text:p>
          </table:table-cell>
          <table:table-cell office:value-type="float" office:value="1192.406" calcext:value-type="float">
            <text:p>1192.406</text:p>
          </table:table-cell>
          <table:table-cell office:value-type="float" office:value="1449.923" calcext:value-type="float">
            <text:p>1449.923</text:p>
          </table:table-cell>
          <table:table-cell office:value-type="float" office:value="1258.145" calcext:value-type="float">
            <text:p>1258.145</text:p>
          </table:table-cell>
          <table:table-cell office:value-type="float" office:value="750.2003" calcext:value-type="float">
            <text:p>750.2003</text:p>
          </table:table-cell>
          <table:table-cell office:value-type="float" office:value="1116.062" calcext:value-type="float">
            <text:p>1116.062</text:p>
          </table:table-cell>
          <table:table-cell office:value-type="float" office:value="409.7227" calcext:value-type="float">
            <text:p>409.7227</text:p>
          </table:table-cell>
          <table:table-cell office:value-type="float" office:value="1830.826" calcext:value-type="float">
            <text:p>1830.826</text:p>
          </table:table-cell>
          <table:table-cell office:value-type="float" office:value="2072.916" calcext:value-type="float">
            <text:p>2072.916</text:p>
          </table:table-cell>
          <table:table-cell office:value-type="float" office:value="1662.208" calcext:value-type="float">
            <text:p>1662.208</text:p>
          </table:table-cell>
          <table:table-cell office:value-type="float" office:value="585.5759" calcext:value-type="float">
            <text:p>585.5759</text:p>
          </table:table-cell>
          <table:table-cell office:value-type="float" office:value="577.351" calcext:value-type="float">
            <text:p>577.351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2034105" calcext:value-type="float">
            <text:p>-0.002034105</text:p>
          </table:table-cell>
          <table:table-cell office:value-type="float" office:value="0" calcext:value-type="float">
            <text:p>0</text:p>
          </table:table-cell>
          <table:table-cell office:value-type="float" office:value="3.512651" calcext:value-type="float">
            <text:p>3.512651</text:p>
          </table:table-cell>
          <table:table-cell office:value-type="float" office:value="753.6678" calcext:value-type="float">
            <text:p>753.6678</text:p>
          </table:table-cell>
          <table:table-cell office:value-type="float" office:value="-342.2748" calcext:value-type="float">
            <text:p>-342.2748</text:p>
          </table:table-cell>
          <table:table-cell office:value-type="float" office:value="411.3929" calcext:value-type="float">
            <text:p>411.3929</text:p>
          </table:table-cell>
          <table:table-cell office:value-type="float" office:value="-199.2159" calcext:value-type="float">
            <text:p>-199.2159</text:p>
          </table:table-cell>
          <table:table-cell office:value-type="float" office:value="0" calcext:value-type="float">
            <text:p>0</text:p>
          </table:table-cell>
          <table:table-cell office:value-type="float" office:value="17.40639" calcext:value-type="float">
            <text:p>17.4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846.5892" calcext:value-type="float">
            <text:p>846.5892</text:p>
          </table:table-cell>
          <table:table-cell office:value-type="float" office:value="13250.96" calcext:value-type="float">
            <text:p>13250.96</text:p>
          </table:table-cell>
          <table:table-cell office:value-type="float" office:value="0" calcext:value-type="float">
            <text:p>0</text:p>
          </table:table-cell>
          <table:table-cell office:value-type="float" office:value="19.18674" calcext:value-type="float">
            <text:p>19.18674</text:p>
          </table:table-cell>
          <table:table-cell office:value-type="float" office:value="-316.8633" calcext:value-type="float">
            <text:p>-316.8633</text:p>
          </table:table-cell>
          <table:table-cell office:value-type="float" office:value="902.1293" calcext:value-type="float">
            <text:p>902.1293</text:p>
          </table:table-cell>
          <table:table-cell office:value-type="float" office:value="-129.1976" calcext:value-type="float">
            <text:p>-129.1976</text:p>
          </table:table-cell>
          <table:table-cell office:value-type="float" office:value="81.6033" calcext:value-type="float">
            <text:p>81.6033</text:p>
          </table:table-cell>
          <table:table-cell office:value-type="float" office:value="648.5868" calcext:value-type="float">
            <text:p>648.5868</text:p>
          </table:table-cell>
          <table:table-cell office:value-type="float" office:value="0.1708905" calcext:value-type="float">
            <text:p>0.1708905</text:p>
          </table:table-cell>
          <table:table-cell office:value-type="float" office:value="0.4483113" calcext:value-type="float">
            <text:p>0.4483113</text:p>
          </table:table-cell>
          <table:table-cell office:value-type="float" office:value="0.0007761617" calcext:value-type="float">
            <text:p>0.0007761617</text:p>
          </table:table-cell>
          <table:table-cell office:value-type="float" office:value="0.02375097" calcext:value-type="float">
            <text:p>0.02375097</text:p>
          </table:table-cell>
          <table:table-cell office:value-type="float" office:value="-0.03701243" calcext:value-type="float">
            <text:p>-0.03701243</text:p>
          </table:table-cell>
          <table:table-cell office:value-type="float" office:value="370" calcext:value-type="float">
            <text:p>370</text:p>
          </table:table-cell>
          <table:table-cell office:value-type="float" office:value="230.4634" calcext:value-type="float">
            <text:p>230.4634</text:p>
          </table:table-cell>
          <table:table-cell office:value-type="float" office:value="0" calcext:value-type="float">
            <text:p>0</text:p>
          </table:table-cell>
          <table:table-cell office:value-type="float" office:value="365.7601" calcext:value-type="float">
            <text:p>365.7601</text:p>
          </table:table-cell>
          <table:table-cell office:value-type="float" office:value="1192.272" calcext:value-type="float">
            <text:p>1192.272</text:p>
          </table:table-cell>
          <table:table-cell office:value-type="float" office:value="1449.765" calcext:value-type="float">
            <text:p>1449.765</text:p>
          </table:table-cell>
          <table:table-cell office:value-type="float" office:value="1258.059" calcext:value-type="float">
            <text:p>1258.059</text:p>
          </table:table-cell>
          <table:table-cell office:value-type="float" office:value="750.1323" calcext:value-type="float">
            <text:p>750.1323</text:p>
          </table:table-cell>
          <table:table-cell office:value-type="float" office:value="1116.011" calcext:value-type="float">
            <text:p>1116.011</text:p>
          </table:table-cell>
          <table:table-cell office:value-type="float" office:value="409.7216" calcext:value-type="float">
            <text:p>409.7216</text:p>
          </table:table-cell>
          <table:table-cell office:value-type="float" office:value="1830.789" calcext:value-type="float">
            <text:p>1830.789</text:p>
          </table:table-cell>
          <table:table-cell office:value-type="float" office:value="2072.881" calcext:value-type="float">
            <text:p>2072.881</text:p>
          </table:table-cell>
          <table:table-cell office:value-type="float" office:value="1662.18" calcext:value-type="float">
            <text:p>1662.18</text:p>
          </table:table-cell>
          <table:table-cell office:value-type="float" office:value="585.6014" calcext:value-type="float">
            <text:p>585.6014</text:p>
          </table:table-cell>
          <table:table-cell office:value-type="float" office:value="577.3793" calcext:value-type="float">
            <text:p>577.3793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1" calcext:value-type="float">
            <text:p>35.67401</text:p>
          </table:table-cell>
          <table:table-cell office:value-type="float" office:value="0" calcext:value-type="float">
            <text:p>0</text:p>
          </table:table-cell>
          <table:table-cell office:value-type="float" office:value="-0.002044242" calcext:value-type="float">
            <text:p>-0.002044242</text:p>
          </table:table-cell>
          <table:table-cell office:value-type="float" office:value="0" calcext:value-type="float">
            <text:p>0</text:p>
          </table:table-cell>
          <table:table-cell office:value-type="float" office:value="3.536668" calcext:value-type="float">
            <text:p>3.536668</text:p>
          </table:table-cell>
          <table:table-cell office:value-type="float" office:value="769.623" calcext:value-type="float">
            <text:p>769.623</text:p>
          </table:table-cell>
          <table:table-cell office:value-type="float" office:value="-351.2909" calcext:value-type="float">
            <text:p>-351.2909</text:p>
          </table:table-cell>
          <table:table-cell office:value-type="float" office:value="418.3322" calcext:value-type="float">
            <text:p>418.3322</text:p>
          </table:table-cell>
          <table:table-cell office:value-type="float" office:value="-200.4284" calcext:value-type="float">
            <text:p>-200.4284</text:p>
          </table:table-cell>
          <table:table-cell office:value-type="float" office:value="0" calcext:value-type="float">
            <text:p>0</text:p>
          </table:table-cell>
          <table:table-cell office:value-type="float" office:value="17.40167" calcext:value-type="float">
            <text:p>17.4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844.6901" calcext:value-type="float">
            <text:p>844.6901</text:p>
          </table:table-cell>
          <table:table-cell office:value-type="float" office:value="13251.09" calcext:value-type="float">
            <text:p>13251.09</text:p>
          </table:table-cell>
          <table:table-cell office:value-type="float" office:value="0" calcext:value-type="float">
            <text:p>0</text:p>
          </table:table-cell>
          <table:table-cell office:value-type="float" office:value="19.58472" calcext:value-type="float">
            <text:p>19.58472</text:p>
          </table:table-cell>
          <table:table-cell office:value-type="float" office:value="-320.573" calcext:value-type="float">
            <text:p>-320.573</text:p>
          </table:table-cell>
          <table:table-cell office:value-type="float" office:value="906.7176" calcext:value-type="float">
            <text:p>906.7176</text:p>
          </table:table-cell>
          <table:table-cell office:value-type="float" office:value="-132.0257" calcext:value-type="float">
            <text:p>-132.0257</text:p>
          </table:table-cell>
          <table:table-cell office:value-type="float" office:value="81.96861" calcext:value-type="float">
            <text:p>81.96861</text:p>
          </table:table-cell>
          <table:table-cell office:value-type="float" office:value="646.9162" calcext:value-type="float">
            <text:p>646.9162</text:p>
          </table:table-cell>
          <table:table-cell office:value-type="float" office:value="0.1719751" calcext:value-type="float">
            <text:p>0.1719751</text:p>
          </table:table-cell>
          <table:table-cell office:value-type="float" office:value="0.4646872" calcext:value-type="float">
            <text:p>0.4646872</text:p>
          </table:table-cell>
          <table:table-cell office:value-type="float" office:value="0.001521178" calcext:value-type="float">
            <text:p>0.001521178</text:p>
          </table:table-cell>
          <table:table-cell office:value-type="float" office:value="0.02508621" calcext:value-type="float">
            <text:p>0.02508621</text:p>
          </table:table-cell>
          <table:table-cell office:value-type="float" office:value="-0.03788967" calcext:value-type="float">
            <text:p>-0.03788967</text:p>
          </table:table-cell>
          <table:table-cell office:value-type="float" office:value="370" calcext:value-type="float">
            <text:p>370</text:p>
          </table:table-cell>
          <table:table-cell office:value-type="float" office:value="239.3872" calcext:value-type="float">
            <text:p>239.3872</text:p>
          </table:table-cell>
          <table:table-cell office:value-type="float" office:value="0" calcext:value-type="float">
            <text:p>0</text:p>
          </table:table-cell>
          <table:table-cell office:value-type="float" office:value="366.1111" calcext:value-type="float">
            <text:p>366.1111</text:p>
          </table:table-cell>
          <table:table-cell office:value-type="float" office:value="1192.275" calcext:value-type="float">
            <text:p>1192.275</text:p>
          </table:table-cell>
          <table:table-cell office:value-type="float" office:value="1449.583" calcext:value-type="float">
            <text:p>1449.583</text:p>
          </table:table-cell>
          <table:table-cell office:value-type="float" office:value="1257.953" calcext:value-type="float">
            <text:p>1257.953</text:p>
          </table:table-cell>
          <table:table-cell office:value-type="float" office:value="750.0625" calcext:value-type="float">
            <text:p>750.0625</text:p>
          </table:table-cell>
          <table:table-cell office:value-type="float" office:value="1115.958" calcext:value-type="float">
            <text:p>1115.958</text:p>
          </table:table-cell>
          <table:table-cell office:value-type="float" office:value="409.7204" calcext:value-type="float">
            <text:p>409.7204</text:p>
          </table:table-cell>
          <table:table-cell office:value-type="float" office:value="1830.753" calcext:value-type="float">
            <text:p>1830.753</text:p>
          </table:table-cell>
          <table:table-cell office:value-type="float" office:value="2072.846" calcext:value-type="float">
            <text:p>2072.846</text:p>
          </table:table-cell>
          <table:table-cell office:value-type="float" office:value="1662.152" calcext:value-type="float">
            <text:p>1662.152</text:p>
          </table:table-cell>
          <table:table-cell office:value-type="float" office:value="585.6196" calcext:value-type="float">
            <text:p>585.6196</text:p>
          </table:table-cell>
          <table:table-cell office:value-type="float" office:value="577.423" calcext:value-type="float">
            <text:p>577.423</text:p>
          </table:table-cell>
          <table:table-cell office:value-type="float" office:value="142.7349" calcext:value-type="float">
            <text:p>142.7349</text:p>
          </table:table-cell>
          <table:table-cell office:value-type="float" office:value="35.67401" calcext:value-type="float">
            <text:p>35.67401</text:p>
          </table:table-cell>
          <table:table-cell office:value-type="float" office:value="0" calcext:value-type="float">
            <text:p>0</text:p>
          </table:table-cell>
          <table:table-cell office:value-type="float" office:value="-0.002139322" calcext:value-type="float">
            <text:p>-0.002139322</text:p>
          </table:table-cell>
          <table:table-cell office:value-type="float" office:value="0" calcext:value-type="float">
            <text:p>0</text:p>
          </table:table-cell>
          <table:table-cell office:value-type="float" office:value="3.569624" calcext:value-type="float">
            <text:p>3.569624</text:p>
          </table:table-cell>
          <table:table-cell office:value-type="float" office:value="788.9462" calcext:value-type="float">
            <text:p>788.9462</text:p>
          </table:table-cell>
          <table:table-cell office:value-type="float" office:value="-360.7942" calcext:value-type="float">
            <text:p>-360.7942</text:p>
          </table:table-cell>
          <table:table-cell office:value-type="float" office:value="428.1519" calcext:value-type="float">
            <text:p>428.1519</text:p>
          </table:table-cell>
          <table:table-cell office:value-type="float" office:value="-202.5107" calcext:value-type="float">
            <text:p>-202.5107</text:p>
          </table:table-cell>
          <table:table-cell office:value-type="float" office:value="0" calcext:value-type="float">
            <text:p>0</text:p>
          </table:table-cell>
          <table:table-cell office:value-type="float" office:value="18.60234" calcext:value-type="float">
            <text:p>18.6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841.985" calcext:value-type="float">
            <text:p>841.985</text:p>
          </table:table-cell>
          <table:table-cell office:value-type="float" office:value="13251.42" calcext:value-type="float">
            <text:p>13251.42</text:p>
          </table:table-cell>
          <table:table-cell office:value-type="float" office:value="0" calcext:value-type="float">
            <text:p>0</text:p>
          </table:table-cell>
          <table:table-cell office:value-type="float" office:value="20.07551" calcext:value-type="float">
            <text:p>20.07551</text:p>
          </table:table-cell>
          <table:table-cell office:value-type="float" office:value="-325.4812" calcext:value-type="float">
            <text:p>-325.4812</text:p>
          </table:table-cell>
          <table:table-cell office:value-type="float" office:value="921.2945" calcext:value-type="float">
            <text:p>921.2945</text:p>
          </table:table-cell>
          <table:table-cell office:value-type="float" office:value="-134.6927" calcext:value-type="float">
            <text:p>-134.6927</text:p>
          </table:table-cell>
          <table:table-cell office:value-type="float" office:value="82.95845" calcext:value-type="float">
            <text:p>82.95845</text:p>
          </table:table-cell>
          <table:table-cell office:value-type="float" office:value="644.7094" calcext:value-type="float">
            <text:p>644.7094</text:p>
          </table:table-cell>
          <table:table-cell office:value-type="float" office:value="0.1719046" calcext:value-type="float">
            <text:p>0.1719046</text:p>
          </table:table-cell>
          <table:table-cell office:value-type="float" office:value="0.4646872" calcext:value-type="float">
            <text:p>0.4646872</text:p>
          </table:table-cell>
          <table:table-cell office:value-type="float" office:value="0.001521178" calcext:value-type="float">
            <text:p>0.001521178</text:p>
          </table:table-cell>
          <table:table-cell office:value-type="float" office:value="0.02508621" calcext:value-type="float">
            <text:p>0.02508621</text:p>
          </table:table-cell>
          <table:table-cell office:value-type="float" office:value="-0.03925176" calcext:value-type="float">
            <text:p>-0.03925176</text:p>
          </table:table-cell>
          <table:table-cell office:value-type="float" office:value="370" calcext:value-type="float">
            <text:p>370</text:p>
          </table:table-cell>
          <table:table-cell office:value-type="float" office:value="250.2033" calcext:value-type="float">
            <text:p>250.2033</text:p>
          </table:table-cell>
          <table:table-cell office:value-type="float" office:value="0" calcext:value-type="float">
            <text:p>0</text:p>
          </table:table-cell>
          <table:table-cell office:value-type="float" office:value="366.5053" calcext:value-type="float">
            <text:p>366.5053</text:p>
          </table:table-cell>
          <table:table-cell office:value-type="float" office:value="1192.195" calcext:value-type="float">
            <text:p>1192.195</text:p>
          </table:table-cell>
          <table:table-cell office:value-type="float" office:value="1449.387" calcext:value-type="float">
            <text:p>1449.387</text:p>
          </table:table-cell>
          <table:table-cell office:value-type="float" office:value="1257.832" calcext:value-type="float">
            <text:p>1257.832</text:p>
          </table:table-cell>
          <table:table-cell office:value-type="float" office:value="749.989" calcext:value-type="float">
            <text:p>749.989</text:p>
          </table:table-cell>
          <table:table-cell office:value-type="float" office:value="1115.903" calcext:value-type="float">
            <text:p>1115.903</text:p>
          </table:table-cell>
          <table:table-cell office:value-type="float" office:value="409.7168" calcext:value-type="float">
            <text:p>409.7168</text:p>
          </table:table-cell>
          <table:table-cell office:value-type="float" office:value="1830.717" calcext:value-type="float">
            <text:p>1830.717</text:p>
          </table:table-cell>
          <table:table-cell office:value-type="float" office:value="2072.812" calcext:value-type="float">
            <text:p>2072.812</text:p>
          </table:table-cell>
          <table:table-cell office:value-type="float" office:value="1662.124" calcext:value-type="float">
            <text:p>1662.124</text:p>
          </table:table-cell>
          <table:table-cell office:value-type="float" office:value="585.6325" calcext:value-type="float">
            <text:p>585.6325</text:p>
          </table:table-cell>
          <table:table-cell office:value-type="float" office:value="577.4791" calcext:value-type="float">
            <text:p>577.4791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2503062" calcext:value-type="float">
            <text:p>-0.002503062</text:p>
          </table:table-cell>
          <table:table-cell office:value-type="float" office:value="0" calcext:value-type="float">
            <text:p>0</text:p>
          </table:table-cell>
          <table:table-cell office:value-type="float" office:value="3.604516" calcext:value-type="float">
            <text:p>3.604516</text:p>
          </table:table-cell>
          <table:table-cell office:value-type="float" office:value="811.3149" calcext:value-type="float">
            <text:p>811.3149</text:p>
          </table:table-cell>
          <table:table-cell office:value-type="float" office:value="-370.1135" calcext:value-type="float">
            <text:p>-370.1135</text:p>
          </table:table-cell>
          <table:table-cell office:value-type="float" office:value="441.2014" calcext:value-type="float">
            <text:p>441.2014</text:p>
          </table:table-cell>
          <table:table-cell office:value-type="float" office:value="-205.3143" calcext:value-type="float">
            <text:p>-205.3143</text:p>
          </table:table-cell>
          <table:table-cell office:value-type="float" office:value="0" calcext:value-type="float">
            <text:p>0</text:p>
          </table:table-cell>
          <table:table-cell office:value-type="float" office:value="19.1612" calcext:value-type="float">
            <text:p>19.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839.0984" calcext:value-type="float">
            <text:p>839.0984</text:p>
          </table:table-cell>
          <table:table-cell office:value-type="float" office:value="13251.7" calcext:value-type="float">
            <text:p>13251.7</text:p>
          </table:table-cell>
          <table:table-cell office:value-type="float" office:value="0" calcext:value-type="float">
            <text:p>0</text:p>
          </table:table-cell>
          <table:table-cell office:value-type="float" office:value="20.44625" calcext:value-type="float">
            <text:p>20.44625</text:p>
          </table:table-cell>
          <table:table-cell office:value-type="float" office:value="-332.0929" calcext:value-type="float">
            <text:p>-332.0929</text:p>
          </table:table-cell>
          <table:table-cell office:value-type="float" office:value="940.4606" calcext:value-type="float">
            <text:p>940.4606</text:p>
          </table:table-cell>
          <table:table-cell office:value-type="float" office:value="-137.766" calcext:value-type="float">
            <text:p>-137.766</text:p>
          </table:table-cell>
          <table:table-cell office:value-type="float" office:value="83.9823" calcext:value-type="float">
            <text:p>83.9823</text:p>
          </table:table-cell>
          <table:table-cell office:value-type="float" office:value="642.4417" calcext:value-type="float">
            <text:p>642.4417</text:p>
          </table:table-cell>
          <table:table-cell office:value-type="float" office:value="0.1731897" calcext:value-type="float">
            <text:p>0.1731897</text:p>
          </table:table-cell>
          <table:table-cell office:value-type="float" office:value="0.4646872" calcext:value-type="float">
            <text:p>0.4646872</text:p>
          </table:table-cell>
          <table:table-cell office:value-type="float" office:value="0.001521178" calcext:value-type="float">
            <text:p>0.001521178</text:p>
          </table:table-cell>
          <table:table-cell office:value-type="float" office:value="0.02508621" calcext:value-type="float">
            <text:p>0.02508621</text:p>
          </table:table-cell>
          <table:table-cell office:value-type="float" office:value="-0.03962508" calcext:value-type="float">
            <text:p>-0.03962508</text:p>
          </table:table-cell>
          <table:table-cell office:value-type="float" office:value="370" calcext:value-type="float">
            <text:p>370</text:p>
          </table:table-cell>
          <table:table-cell office:value-type="float" office:value="258.4403" calcext:value-type="float">
            <text:p>258.4403</text:p>
          </table:table-cell>
          <table:table-cell office:value-type="float" office:value="0" calcext:value-type="float">
            <text:p>0</text:p>
          </table:table-cell>
          <table:table-cell office:value-type="float" office:value="366.9447" calcext:value-type="float">
            <text:p>366.9447</text:p>
          </table:table-cell>
          <table:table-cell office:value-type="float" office:value="1191.9" calcext:value-type="float">
            <text:p>1191.9</text:p>
          </table:table-cell>
          <table:table-cell office:value-type="float" office:value="1449.187" calcext:value-type="float">
            <text:p>1449.187</text:p>
          </table:table-cell>
          <table:table-cell office:value-type="float" office:value="1257.716" calcext:value-type="float">
            <text:p>1257.716</text:p>
          </table:table-cell>
          <table:table-cell office:value-type="float" office:value="749.9099" calcext:value-type="float">
            <text:p>749.9099</text:p>
          </table:table-cell>
          <table:table-cell office:value-type="float" office:value="1115.846" calcext:value-type="float">
            <text:p>1115.846</text:p>
          </table:table-cell>
          <table:table-cell office:value-type="float" office:value="409.7127" calcext:value-type="float">
            <text:p>409.7127</text:p>
          </table:table-cell>
          <table:table-cell office:value-type="float" office:value="1830.68" calcext:value-type="float">
            <text:p>1830.68</text:p>
          </table:table-cell>
          <table:table-cell office:value-type="float" office:value="2072.776" calcext:value-type="float">
            <text:p>2072.776</text:p>
          </table:table-cell>
          <table:table-cell office:value-type="float" office:value="1662.095" calcext:value-type="float">
            <text:p>1662.095</text:p>
          </table:table-cell>
          <table:table-cell office:value-type="float" office:value="585.6415" calcext:value-type="float">
            <text:p>585.6415</text:p>
          </table:table-cell>
          <table:table-cell office:value-type="float" office:value="577.5408" calcext:value-type="float">
            <text:p>577.5408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2671025" calcext:value-type="float">
            <text:p>-0.002671025</text:p>
          </table:table-cell>
          <table:table-cell office:value-type="float" office:value="0" calcext:value-type="float">
            <text:p>0</text:p>
          </table:table-cell>
          <table:table-cell office:value-type="float" office:value="3.633252" calcext:value-type="float">
            <text:p>3.633252</text:p>
          </table:table-cell>
          <table:table-cell office:value-type="float" office:value="833.0936" calcext:value-type="float">
            <text:p>833.0936</text:p>
          </table:table-cell>
          <table:table-cell office:value-type="float" office:value="-380.123" calcext:value-type="float">
            <text:p>-380.123</text:p>
          </table:table-cell>
          <table:table-cell office:value-type="float" office:value="452.9706" calcext:value-type="float">
            <text:p>452.9706</text:p>
          </table:table-cell>
          <table:table-cell office:value-type="float" office:value="-208.2404" calcext:value-type="float">
            <text:p>-208.2404</text:p>
          </table:table-cell>
          <table:table-cell office:value-type="float" office:value="0" calcext:value-type="float">
            <text:p>0</text:p>
          </table:table-cell>
          <table:table-cell office:value-type="float" office:value="18.54617" calcext:value-type="float">
            <text:p>18.5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836.564" calcext:value-type="float">
            <text:p>836.564</text:p>
          </table:table-cell>
          <table:table-cell office:value-type="float" office:value="13251.92" calcext:value-type="float">
            <text:p>13251.92</text:p>
          </table:table-cell>
          <table:table-cell office:value-type="float" office:value="0" calcext:value-type="float">
            <text:p>0</text:p>
          </table:table-cell>
          <table:table-cell office:value-type="float" office:value="20.81286" calcext:value-type="float">
            <text:p>20.81286</text:p>
          </table:table-cell>
          <table:table-cell office:value-type="float" office:value="-337.9363" calcext:value-type="float">
            <text:p>-337.9363</text:p>
          </table:table-cell>
          <table:table-cell office:value-type="float" office:value="957.9624" calcext:value-type="float">
            <text:p>957.9624</text:p>
          </table:table-cell>
          <table:table-cell office:value-type="float" office:value="-140.7409" calcext:value-type="float">
            <text:p>-140.7409</text:p>
          </table:table-cell>
          <table:table-cell office:value-type="float" office:value="84.65143" calcext:value-type="float">
            <text:p>84.65143</text:p>
          </table:table-cell>
          <table:table-cell office:value-type="float" office:value="640.4562" calcext:value-type="float">
            <text:p>640.4562</text:p>
          </table:table-cell>
          <table:table-cell office:value-type="float" office:value="0.174682" calcext:value-type="float">
            <text:p>0.174682</text:p>
          </table:table-cell>
          <table:table-cell office:value-type="float" office:value="0.4646872" calcext:value-type="float">
            <text:p>0.4646872</text:p>
          </table:table-cell>
          <table:table-cell office:value-type="float" office:value="0.001521178" calcext:value-type="float">
            <text:p>0.001521178</text:p>
          </table:table-cell>
          <table:table-cell office:value-type="float" office:value="0.02508621" calcext:value-type="float">
            <text:p>0.02508621</text:p>
          </table:table-cell>
          <table:table-cell office:value-type="float" office:value="-0.03962508" calcext:value-type="float">
            <text:p>-0.03962508</text:p>
          </table:table-cell>
          <table:table-cell office:value-type="float" office:value="370" calcext:value-type="float">
            <text:p>370</text:p>
          </table:table-cell>
          <table:table-cell office:value-type="float" office:value="267.5189" calcext:value-type="float">
            <text:p>267.5189</text:p>
          </table:table-cell>
          <table:table-cell office:value-type="float" office:value="0" calcext:value-type="float">
            <text:p>0</text:p>
          </table:table-cell>
          <table:table-cell office:value-type="float" office:value="367.3465" calcext:value-type="float">
            <text:p>367.3465</text:p>
          </table:table-cell>
          <table:table-cell office:value-type="float" office:value="1191.653" calcext:value-type="float">
            <text:p>1191.653</text:p>
          </table:table-cell>
          <table:table-cell office:value-type="float" office:value="1448.99" calcext:value-type="float">
            <text:p>1448.99</text:p>
          </table:table-cell>
          <table:table-cell office:value-type="float" office:value="1257.603" calcext:value-type="float">
            <text:p>1257.603</text:p>
          </table:table-cell>
          <table:table-cell office:value-type="float" office:value="749.8304" calcext:value-type="float">
            <text:p>749.8304</text:p>
          </table:table-cell>
          <table:table-cell office:value-type="float" office:value="1115.79" calcext:value-type="float">
            <text:p>1115.79</text:p>
          </table:table-cell>
          <table:table-cell office:value-type="float" office:value="409.7085" calcext:value-type="float">
            <text:p>409.7085</text:p>
          </table:table-cell>
          <table:table-cell office:value-type="float" office:value="1830.643" calcext:value-type="float">
            <text:p>1830.643</text:p>
          </table:table-cell>
          <table:table-cell office:value-type="float" office:value="2072.741" calcext:value-type="float">
            <text:p>2072.741</text:p>
          </table:table-cell>
          <table:table-cell office:value-type="float" office:value="1662.066" calcext:value-type="float">
            <text:p>1662.066</text:p>
          </table:table-cell>
          <table:table-cell office:value-type="float" office:value="585.6476" calcext:value-type="float">
            <text:p>585.6476</text:p>
          </table:table-cell>
          <table:table-cell office:value-type="float" office:value="577.6025" calcext:value-type="float">
            <text:p>577.6025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02" calcext:value-type="float">
            <text:p>35.67402</text:p>
          </table:table-cell>
          <table:table-cell office:value-type="float" office:value="0" calcext:value-type="float">
            <text:p>0</text:p>
          </table:table-cell>
          <table:table-cell office:value-type="float" office:value="-0.002702401" calcext:value-type="float">
            <text:p>-0.002702401</text:p>
          </table:table-cell>
          <table:table-cell office:value-type="float" office:value="0" calcext:value-type="float">
            <text:p>0</text:p>
          </table:table-cell>
          <table:table-cell office:value-type="float" office:value="3.65975" calcext:value-type="float">
            <text:p>3.65975</text:p>
          </table:table-cell>
          <table:table-cell office:value-type="float" office:value="854.5687" calcext:value-type="float">
            <text:p>854.5687</text:p>
          </table:table-cell>
          <table:table-cell office:value-type="float" office:value="-389.6545" calcext:value-type="float">
            <text:p>-389.6545</text:p>
          </table:table-cell>
          <table:table-cell office:value-type="float" office:value="464.9142" calcext:value-type="float">
            <text:p>464.9142</text:p>
          </table:table-cell>
          <table:table-cell office:value-type="float" office:value="-210.8628" calcext:value-type="float">
            <text:p>-210.8628</text:p>
          </table:table-cell>
          <table:table-cell office:value-type="float" office:value="0" calcext:value-type="float">
            <text:p>0</text:p>
          </table:table-cell>
          <table:table-cell office:value-type="float" office:value="18.29701" calcext:value-type="float">
            <text:p>18.29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834.6726" calcext:value-type="float">
            <text:p>834.6726</text:p>
          </table:table-cell>
          <table:table-cell office:value-type="float" office:value="13251.99" calcext:value-type="float">
            <text:p>13251.99</text:p>
          </table:table-cell>
          <table:table-cell office:value-type="float" office:value="0" calcext:value-type="float">
            <text:p>0</text:p>
          </table:table-cell>
          <table:table-cell office:value-type="float" office:value="21.16928" calcext:value-type="float">
            <text:p>21.16928</text:p>
          </table:table-cell>
          <table:table-cell office:value-type="float" office:value="-343.0921" calcext:value-type="float">
            <text:p>-343.0921</text:p>
          </table:table-cell>
          <table:table-cell office:value-type="float" office:value="973.2989" calcext:value-type="float">
            <text:p>973.2989</text:p>
          </table:table-cell>
          <table:table-cell office:value-type="float" office:value="-143.6854" calcext:value-type="float">
            <text:p>-143.6854</text:p>
          </table:table-cell>
          <table:table-cell office:value-type="float" office:value="84.74936" calcext:value-type="float">
            <text:p>84.74936</text:p>
          </table:table-cell>
          <table:table-cell office:value-type="float" office:value="639.0111" calcext:value-type="float">
            <text:p>639.0111</text:p>
          </table:table-cell>
          <table:table-cell office:value-type="float" office:value="0.1762599" calcext:value-type="float">
            <text:p>0.1762599</text:p>
          </table:table-cell>
          <table:table-cell office:value-type="float" office:value="0.4646872" calcext:value-type="float">
            <text:p>0.4646872</text:p>
          </table:table-cell>
          <table:table-cell office:value-type="float" office:value="0.001521178" calcext:value-type="float">
            <text:p>0.001521178</text:p>
          </table:table-cell>
          <table:table-cell office:value-type="float" office:value="0.02508621" calcext:value-type="float">
            <text:p>0.02508621</text:p>
          </table:table-cell>
          <table:table-cell office:value-type="float" office:value="-0.03970751" calcext:value-type="float">
            <text:p>-0.03970751</text:p>
          </table:table-cell>
          <table:table-cell office:value-type="float" office:value="370" calcext:value-type="float">
            <text:p>370</text:p>
          </table:table-cell>
          <table:table-cell office:value-type="float" office:value="274.8756" calcext:value-type="float">
            <text:p>274.8756</text:p>
          </table:table-cell>
          <table:table-cell office:value-type="float" office:value="0" calcext:value-type="float">
            <text:p>0</text:p>
          </table:table-cell>
          <table:table-cell office:value-type="float" office:value="367.6401" calcext:value-type="float">
            <text:p>367.6401</text:p>
          </table:table-cell>
          <table:table-cell office:value-type="float" office:value="1191.458" calcext:value-type="float">
            <text:p>1191.458</text:p>
          </table:table-cell>
          <table:table-cell office:value-type="float" office:value="1448.796" calcext:value-type="float">
            <text:p>1448.796</text:p>
          </table:table-cell>
          <table:table-cell office:value-type="float" office:value="1257.492" calcext:value-type="float">
            <text:p>1257.492</text:p>
          </table:table-cell>
          <table:table-cell office:value-type="float" office:value="749.7512" calcext:value-type="float">
            <text:p>749.7512</text:p>
          </table:table-cell>
          <table:table-cell office:value-type="float" office:value="1115.734" calcext:value-type="float">
            <text:p>1115.734</text:p>
          </table:table-cell>
          <table:table-cell office:value-type="float" office:value="409.704" calcext:value-type="float">
            <text:p>409.704</text:p>
          </table:table-cell>
          <table:table-cell office:value-type="float" office:value="1830.606" calcext:value-type="float">
            <text:p>1830.606</text:p>
          </table:table-cell>
          <table:table-cell office:value-type="float" office:value="2072.706" calcext:value-type="float">
            <text:p>2072.706</text:p>
          </table:table-cell>
          <table:table-cell office:value-type="float" office:value="1662.037" calcext:value-type="float">
            <text:p>1662.037</text:p>
          </table:table-cell>
          <table:table-cell office:value-type="float" office:value="585.6512" calcext:value-type="float">
            <text:p>585.6512</text:p>
          </table:table-cell>
          <table:table-cell office:value-type="float" office:value="577.6676" calcext:value-type="float">
            <text:p>577.6676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01" calcext:value-type="float">
            <text:p>35.67401</text:p>
          </table:table-cell>
          <table:table-cell office:value-type="float" office:value="0" calcext:value-type="float">
            <text:p>0</text:p>
          </table:table-cell>
          <table:table-cell office:value-type="float" office:value="-0.002723668" calcext:value-type="float">
            <text:p>-0.002723668</text:p>
          </table:table-cell>
          <table:table-cell office:value-type="float" office:value="0" calcext:value-type="float">
            <text:p>0</text:p>
          </table:table-cell>
          <table:table-cell office:value-type="float" office:value="3.680534" calcext:value-type="float">
            <text:p>3.680534</text:p>
          </table:table-cell>
          <table:table-cell office:value-type="float" office:value="874.1474" calcext:value-type="float">
            <text:p>874.1474</text:p>
          </table:table-cell>
          <table:table-cell office:value-type="float" office:value="-399.6709" calcext:value-type="float">
            <text:p>-399.6709</text:p>
          </table:table-cell>
          <table:table-cell office:value-type="float" office:value="474.4765" calcext:value-type="float">
            <text:p>474.4765</text:p>
          </table:table-cell>
          <table:table-cell office:value-type="float" office:value="-212.9796" calcext:value-type="float">
            <text:p>-212.9796</text:p>
          </table:table-cell>
          <table:table-cell office:value-type="float" office:value="0" calcext:value-type="float">
            <text:p>0</text:p>
          </table:table-cell>
          <table:table-cell office:value-type="float" office:value="18.20096" calcext:value-type="float">
            <text:p>18.2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831.9174" calcext:value-type="float">
            <text:p>831.9174</text:p>
          </table:table-cell>
          <table:table-cell office:value-type="float" office:value="13252.38" calcext:value-type="float">
            <text:p>13252.38</text:p>
          </table:table-cell>
          <table:table-cell office:value-type="float" office:value="0" calcext:value-type="float">
            <text:p>0</text:p>
          </table:table-cell>
          <table:table-cell office:value-type="float" office:value="21.67979" calcext:value-type="float">
            <text:p>21.67979</text:p>
          </table:table-cell>
          <table:table-cell office:value-type="float" office:value="-347.4884" calcext:value-type="float">
            <text:p>-347.4884</text:p>
          </table:table-cell>
          <table:table-cell office:value-type="float" office:value="980.0424" calcext:value-type="float">
            <text:p>980.0424</text:p>
          </table:table-cell>
          <table:table-cell office:value-type="float" office:value="-146.6156" calcext:value-type="float">
            <text:p>-146.6156</text:p>
          </table:table-cell>
          <table:table-cell office:value-type="float" office:value="85.25609" calcext:value-type="float">
            <text:p>85.25609</text:p>
          </table:table-cell>
          <table:table-cell office:value-type="float" office:value="636.5091" calcext:value-type="float">
            <text:p>636.5091</text:p>
          </table:table-cell>
          <table:table-cell office:value-type="float" office:value="0.1768845" calcext:value-type="float">
            <text:p>0.1768845</text:p>
          </table:table-cell>
          <table:table-cell office:value-type="float" office:value="0.4892747" calcext:value-type="float">
            <text:p>0.4892747</text:p>
          </table:table-cell>
          <table:table-cell office:value-type="float" office:value="0.002507443" calcext:value-type="float">
            <text:p>0.002507443</text:p>
          </table:table-cell>
          <table:table-cell office:value-type="float" office:value="0.02701169" calcext:value-type="float">
            <text:p>0.02701169</text:p>
          </table:table-cell>
          <table:table-cell office:value-type="float" office:value="-0.04120926" calcext:value-type="float">
            <text:p>-0.04120926</text:p>
          </table:table-cell>
          <table:table-cell office:value-type="float" office:value="370" calcext:value-type="float">
            <text:p>370</text:p>
          </table:table-cell>
          <table:table-cell office:value-type="float" office:value="282.0978" calcext:value-type="float">
            <text:p>282.0978</text:p>
          </table:table-cell>
          <table:table-cell office:value-type="float" office:value="0" calcext:value-type="float">
            <text:p>0</text:p>
          </table:table-cell>
          <table:table-cell office:value-type="float" office:value="368.2267" calcext:value-type="float">
            <text:p>368.2267</text:p>
          </table:table-cell>
          <table:table-cell office:value-type="float" office:value="1191.529" calcext:value-type="float">
            <text:p>1191.529</text:p>
          </table:table-cell>
          <table:table-cell office:value-type="float" office:value="1448.581" calcext:value-type="float">
            <text:p>1448.581</text:p>
          </table:table-cell>
          <table:table-cell office:value-type="float" office:value="1257.368" calcext:value-type="float">
            <text:p>1257.368</text:p>
          </table:table-cell>
          <table:table-cell office:value-type="float" office:value="749.6652" calcext:value-type="float">
            <text:p>749.6652</text:p>
          </table:table-cell>
          <table:table-cell office:value-type="float" office:value="1115.674" calcext:value-type="float">
            <text:p>1115.674</text:p>
          </table:table-cell>
          <table:table-cell office:value-type="float" office:value="409.6986" calcext:value-type="float">
            <text:p>409.6986</text:p>
          </table:table-cell>
          <table:table-cell office:value-type="float" office:value="1830.569" calcext:value-type="float">
            <text:p>1830.569</text:p>
          </table:table-cell>
          <table:table-cell office:value-type="float" office:value="2072.67" calcext:value-type="float">
            <text:p>2072.67</text:p>
          </table:table-cell>
          <table:table-cell office:value-type="float" office:value="1662.008" calcext:value-type="float">
            <text:p>1662.008</text:p>
          </table:table-cell>
          <table:table-cell office:value-type="float" office:value="585.6529" calcext:value-type="float">
            <text:p>585.6529</text:p>
          </table:table-cell>
          <table:table-cell office:value-type="float" office:value="577.7344" calcext:value-type="float">
            <text:p>577.7344</text:p>
          </table:table-cell>
          <table:table-cell office:value-type="float" office:value="142.7348" calcext:value-type="float">
            <text:p>142.7348</text:p>
          </table:table-cell>
          <table:table-cell office:value-type="float" office:value="35.67403" calcext:value-type="float">
            <text:p>35.67403</text:p>
          </table:table-cell>
          <table:table-cell office:value-type="float" office:value="0" calcext:value-type="float">
            <text:p>0</text:p>
          </table:table-cell>
          <table:table-cell office:value-type="float" office:value="-0.002852355" calcext:value-type="float">
            <text:p>-0.002852355</text:p>
          </table:table-cell>
          <table:table-cell office:value-type="float" office:value="0" calcext:value-type="float">
            <text:p>0</text:p>
          </table:table-cell>
          <table:table-cell office:value-type="float" office:value="3.698831" calcext:value-type="float">
            <text:p>3.698831</text:p>
          </table:table-cell>
          <table:table-cell office:value-type="float" office:value="893.7323" calcext:value-type="float">
            <text:p>893.7323</text:p>
          </table:table-cell>
          <table:table-cell office:value-type="float" office:value="-410.5457" calcext:value-type="float">
            <text:p>-410.5457</text:p>
          </table:table-cell>
          <table:table-cell office:value-type="float" office:value="483.1866" calcext:value-type="float">
            <text:p>483.1866</text:p>
          </table:table-cell>
          <table:table-cell office:value-type="float" office:value="-215.7596" calcext:value-type="float">
            <text:p>-215.7596</text:p>
          </table:table-cell>
          <table:table-cell office:value-type="float" office:value="0" calcext:value-type="float">
            <text:p>0</text:p>
          </table:table-cell>
          <table:table-cell office:value-type="float" office:value="19.51267" calcext:value-type="float">
            <text:p>19.5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829.0947" calcext:value-type="float">
            <text:p>829.0947</text:p>
          </table:table-cell>
          <table:table-cell office:value-type="float" office:value="13252.89" calcext:value-type="float">
            <text:p>13252.89</text:p>
          </table:table-cell>
          <table:table-cell office:value-type="float" office:value="0" calcext:value-type="float">
            <text:p>0</text:p>
          </table:table-cell>
          <table:table-cell office:value-type="float" office:value="23.17414" calcext:value-type="float">
            <text:p>23.17414</text:p>
          </table:table-cell>
          <table:table-cell office:value-type="float" office:value="-354.3391" calcext:value-type="float">
            <text:p>-354.3391</text:p>
          </table:table-cell>
          <table:table-cell office:value-type="float" office:value="1000.172" calcext:value-type="float">
            <text:p>1000.172</text:p>
          </table:table-cell>
          <table:table-cell office:value-type="float" office:value="-149.5504" calcext:value-type="float">
            <text:p>-149.5504</text:p>
          </table:table-cell>
          <table:table-cell office:value-type="float" office:value="86.55385" calcext:value-type="float">
            <text:p>86.55385</text:p>
          </table:table-cell>
          <table:table-cell office:value-type="float" office:value="634.3601" calcext:value-type="float">
            <text:p>634.3601</text:p>
          </table:table-cell>
          <table:table-cell office:value-type="float" office:value="0.1769653" calcext:value-type="float">
            <text:p>0.1769653</text:p>
          </table:table-cell>
          <table:table-cell office:value-type="float" office:value="0.4892747" calcext:value-type="float">
            <text:p>0.4892747</text:p>
          </table:table-cell>
          <table:table-cell office:value-type="float" office:value="0.002562346" calcext:value-type="float">
            <text:p>0.002562346</text:p>
          </table:table-cell>
          <table:table-cell office:value-type="float" office:value="0.02701169" calcext:value-type="float">
            <text:p>0.02701169</text:p>
          </table:table-cell>
          <table:table-cell office:value-type="float" office:value="-0.04269387" calcext:value-type="float">
            <text:p>-0.04269387</text:p>
          </table:table-cell>
          <table:table-cell office:value-type="float" office:value="370" calcext:value-type="float">
            <text:p>370</text:p>
          </table:table-cell>
          <table:table-cell office:value-type="float" office:value="287.8586" calcext:value-type="float">
            <text:p>287.8586</text:p>
          </table:table-cell>
          <table:table-cell office:value-type="float" office:value="0" calcext:value-type="float">
            <text:p>0</text:p>
          </table:table-cell>
          <table:table-cell office:value-type="float" office:value="368.8957" calcext:value-type="float">
            <text:p>368.8957</text:p>
          </table:table-cell>
          <table:table-cell office:value-type="float" office:value="1191.304" calcext:value-type="float">
            <text:p>1191.304</text:p>
          </table:table-cell>
          <table:table-cell office:value-type="float" office:value="1448.352" calcext:value-type="float">
            <text:p>1448.352</text:p>
          </table:table-cell>
          <table:table-cell office:value-type="float" office:value="1257.216" calcext:value-type="float">
            <text:p>1257.216</text:p>
          </table:table-cell>
          <table:table-cell office:value-type="float" office:value="749.5719" calcext:value-type="float">
            <text:p>749.5719</text:p>
          </table:table-cell>
          <table:table-cell office:value-type="float" office:value="1115.606" calcext:value-type="float">
            <text:p>1115.606</text:p>
          </table:table-cell>
          <table:table-cell office:value-type="float" office:value="409.6874" calcext:value-type="float">
            <text:p>409.6874</text:p>
          </table:table-cell>
          <table:table-cell office:value-type="float" office:value="1830.531" calcext:value-type="float">
            <text:p>1830.531</text:p>
          </table:table-cell>
          <table:table-cell office:value-type="float" office:value="2072.625" calcext:value-type="float">
            <text:p>2072.625</text:p>
          </table:table-cell>
          <table:table-cell office:value-type="float" office:value="1661.978" calcext:value-type="float">
            <text:p>1661.978</text:p>
          </table:table-cell>
          <table:table-cell office:value-type="float" office:value="585.653" calcext:value-type="float">
            <text:p>585.653</text:p>
          </table:table-cell>
          <table:table-cell office:value-type="float" office:value="577.8007" calcext:value-type="float">
            <text:p>577.8007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4" calcext:value-type="float">
            <text:p>35.67404</text:p>
          </table:table-cell>
          <table:table-cell office:value-type="float" office:value="0" calcext:value-type="float">
            <text:p>0</text:p>
          </table:table-cell>
          <table:table-cell office:value-type="float" office:value="-0.003348651" calcext:value-type="float">
            <text:p>-0.003348651</text:p>
          </table:table-cell>
          <table:table-cell office:value-type="float" office:value="0" calcext:value-type="float">
            <text:p>0</text:p>
          </table:table-cell>
          <table:table-cell office:value-type="float" office:value="3.666648" calcext:value-type="float">
            <text:p>3.666648</text:p>
          </table:table-cell>
          <table:table-cell office:value-type="float" office:value="914.4713" calcext:value-type="float">
            <text:p>914.4713</text:p>
          </table:table-cell>
          <table:table-cell office:value-type="float" office:value="-421.6165" calcext:value-type="float">
            <text:p>-421.6165</text:p>
          </table:table-cell>
          <table:table-cell office:value-type="float" office:value="492.8549" calcext:value-type="float">
            <text:p>492.8549</text:p>
          </table:table-cell>
          <table:table-cell office:value-type="float" office:value="-219.4742" calcext:value-type="float">
            <text:p>-219.4742</text:p>
          </table:table-cell>
          <table:table-cell office:value-type="float" office:value="0" calcext:value-type="float">
            <text:p>0</text:p>
          </table:table-cell>
          <table:table-cell office:value-type="float" office:value="19.30863" calcext:value-type="float">
            <text:p>19.30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825.3101" calcext:value-type="float">
            <text:p>825.3101</text:p>
          </table:table-cell>
          <table:table-cell office:value-type="float" office:value="13253.38" calcext:value-type="float">
            <text:p>13253.38</text:p>
          </table:table-cell>
          <table:table-cell office:value-type="float" office:value="0" calcext:value-type="float">
            <text:p>0</text:p>
          </table:table-cell>
          <table:table-cell office:value-type="float" office:value="23.53732" calcext:value-type="float">
            <text:p>23.53732</text:p>
          </table:table-cell>
          <table:table-cell office:value-type="float" office:value="-361.2981" calcext:value-type="float">
            <text:p>-361.2981</text:p>
          </table:table-cell>
          <table:table-cell office:value-type="float" office:value="1020.371" calcext:value-type="float">
            <text:p>1020.371</text:p>
          </table:table-cell>
          <table:table-cell office:value-type="float" office:value="-152.5808" calcext:value-type="float">
            <text:p>-152.5808</text:p>
          </table:table-cell>
          <table:table-cell office:value-type="float" office:value="87.58723" calcext:value-type="float">
            <text:p>87.58723</text:p>
          </table:table-cell>
          <table:table-cell office:value-type="float" office:value="631.2914" calcext:value-type="float">
            <text:p>631.2914</text:p>
          </table:table-cell>
          <table:table-cell office:value-type="float" office:value="0.1783085" calcext:value-type="float">
            <text:p>0.1783085</text:p>
          </table:table-cell>
          <table:table-cell office:value-type="float" office:value="0.4892747" calcext:value-type="float">
            <text:p>0.4892747</text:p>
          </table:table-cell>
          <table:table-cell office:value-type="float" office:value="0.002562346" calcext:value-type="float">
            <text:p>0.002562346</text:p>
          </table:table-cell>
          <table:table-cell office:value-type="float" office:value="0.02701169" calcext:value-type="float">
            <text:p>0.02701169</text:p>
          </table:table-cell>
          <table:table-cell office:value-type="float" office:value="-0.04317785" calcext:value-type="float">
            <text:p>-0.04317785</text:p>
          </table:table-cell>
          <table:table-cell office:value-type="float" office:value="370" calcext:value-type="float">
            <text:p>370</text:p>
          </table:table-cell>
          <table:table-cell office:value-type="float" office:value="293.262" calcext:value-type="float">
            <text:p>293.262</text:p>
          </table:table-cell>
          <table:table-cell office:value-type="float" office:value="0" calcext:value-type="float">
            <text:p>0</text:p>
          </table:table-cell>
          <table:table-cell office:value-type="float" office:value="369.5956" calcext:value-type="float">
            <text:p>369.5956</text:p>
          </table:table-cell>
          <table:table-cell office:value-type="float" office:value="1190.984" calcext:value-type="float">
            <text:p>1190.984</text:p>
          </table:table-cell>
          <table:table-cell office:value-type="float" office:value="1448.118" calcext:value-type="float">
            <text:p>1448.118</text:p>
          </table:table-cell>
          <table:table-cell office:value-type="float" office:value="1257.072" calcext:value-type="float">
            <text:p>1257.072</text:p>
          </table:table-cell>
          <table:table-cell office:value-type="float" office:value="749.475" calcext:value-type="float">
            <text:p>749.475</text:p>
          </table:table-cell>
          <table:table-cell office:value-type="float" office:value="1115.538" calcext:value-type="float">
            <text:p>1115.538</text:p>
          </table:table-cell>
          <table:table-cell office:value-type="float" office:value="409.6759" calcext:value-type="float">
            <text:p>409.6759</text:p>
          </table:table-cell>
          <table:table-cell office:value-type="float" office:value="1830.493" calcext:value-type="float">
            <text:p>1830.493</text:p>
          </table:table-cell>
          <table:table-cell office:value-type="float" office:value="2072.576" calcext:value-type="float">
            <text:p>2072.576</text:p>
          </table:table-cell>
          <table:table-cell office:value-type="float" office:value="1661.948" calcext:value-type="float">
            <text:p>1661.948</text:p>
          </table:table-cell>
          <table:table-cell office:value-type="float" office:value="585.6517" calcext:value-type="float">
            <text:p>585.6517</text:p>
          </table:table-cell>
          <table:table-cell office:value-type="float" office:value="577.8657" calcext:value-type="float">
            <text:p>577.8657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3439517" calcext:value-type="float">
            <text:p>-0.003439517</text:p>
          </table:table-cell>
          <table:table-cell office:value-type="float" office:value="0" calcext:value-type="float">
            <text:p>0</text:p>
          </table:table-cell>
          <table:table-cell office:value-type="float" office:value="3.685834" calcext:value-type="float">
            <text:p>3.685834</text:p>
          </table:table-cell>
          <table:table-cell office:value-type="float" office:value="934.7062" calcext:value-type="float">
            <text:p>934.7062</text:p>
          </table:table-cell>
          <table:table-cell office:value-type="float" office:value="-432.5226" calcext:value-type="float">
            <text:p>-432.5226</text:p>
          </table:table-cell>
          <table:table-cell office:value-type="float" office:value="502.1836" calcext:value-type="float">
            <text:p>502.1836</text:p>
          </table:table-cell>
          <table:table-cell office:value-type="float" office:value="-223.048" calcext:value-type="float">
            <text:p>-223.048</text:p>
          </table:table-cell>
          <table:table-cell office:value-type="float" office:value="0" calcext:value-type="float">
            <text:p>0</text:p>
          </table:table-cell>
          <table:table-cell office:value-type="float" office:value="18.95223" calcext:value-type="float">
            <text:p>18.95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823.9857" calcext:value-type="float">
            <text:p>823.9857</text:p>
          </table:table-cell>
          <table:table-cell office:value-type="float" office:value="13253.76" calcext:value-type="float">
            <text:p>13253.76</text:p>
          </table:table-cell>
          <table:table-cell office:value-type="float" office:value="0" calcext:value-type="float">
            <text:p>0</text:p>
          </table:table-cell>
          <table:table-cell office:value-type="float" office:value="25.88257" calcext:value-type="float">
            <text:p>25.88257</text:p>
          </table:table-cell>
          <table:table-cell office:value-type="float" office:value="-367.6187" calcext:value-type="float">
            <text:p>-367.6187</text:p>
          </table:table-cell>
          <table:table-cell office:value-type="float" office:value="1039.087" calcext:value-type="float">
            <text:p>1039.087</text:p>
          </table:table-cell>
          <table:table-cell office:value-type="float" office:value="-155.5427" calcext:value-type="float">
            <text:p>-155.5427</text:p>
          </table:table-cell>
          <table:table-cell office:value-type="float" office:value="88.17889" calcext:value-type="float">
            <text:p>88.17889</text:p>
          </table:table-cell>
          <table:table-cell office:value-type="float" office:value="630.6038" calcext:value-type="float">
            <text:p>630.6038</text:p>
          </table:table-cell>
          <table:table-cell office:value-type="float" office:value="0.17977" calcext:value-type="float">
            <text:p>0.17977</text:p>
          </table:table-cell>
          <table:table-cell office:value-type="float" office:value="0.4892747" calcext:value-type="float">
            <text:p>0.4892747</text:p>
          </table:table-cell>
          <table:table-cell office:value-type="float" office:value="0.002562346" calcext:value-type="float">
            <text:p>0.002562346</text:p>
          </table:table-cell>
          <table:table-cell office:value-type="float" office:value="0.02701169" calcext:value-type="float">
            <text:p>0.02701169</text:p>
          </table:table-cell>
          <table:table-cell office:value-type="float" office:value="-0.04317785" calcext:value-type="float">
            <text:p>-0.04317785</text:p>
          </table:table-cell>
          <table:table-cell office:value-type="float" office:value="370" calcext:value-type="float">
            <text:p>370</text:p>
          </table:table-cell>
          <table:table-cell office:value-type="float" office:value="298.7573" calcext:value-type="float">
            <text:p>298.7573</text:p>
          </table:table-cell>
          <table:table-cell office:value-type="float" office:value="0" calcext:value-type="float">
            <text:p>0</text:p>
          </table:table-cell>
          <table:table-cell office:value-type="float" office:value="370.2184" calcext:value-type="float">
            <text:p>370.2184</text:p>
          </table:table-cell>
          <table:table-cell office:value-type="float" office:value="1190.71" calcext:value-type="float">
            <text:p>1190.71</text:p>
          </table:table-cell>
          <table:table-cell office:value-type="float" office:value="1447.887" calcext:value-type="float">
            <text:p>1447.887</text:p>
          </table:table-cell>
          <table:table-cell office:value-type="float" office:value="1256.925" calcext:value-type="float">
            <text:p>1256.925</text:p>
          </table:table-cell>
          <table:table-cell office:value-type="float" office:value="749.3817" calcext:value-type="float">
            <text:p>749.3817</text:p>
          </table:table-cell>
          <table:table-cell office:value-type="float" office:value="1115.47" calcext:value-type="float">
            <text:p>1115.47</text:p>
          </table:table-cell>
          <table:table-cell office:value-type="float" office:value="409.6642" calcext:value-type="float">
            <text:p>409.6642</text:p>
          </table:table-cell>
          <table:table-cell office:value-type="float" office:value="1830.455" calcext:value-type="float">
            <text:p>1830.455</text:p>
          </table:table-cell>
          <table:table-cell office:value-type="float" office:value="2072.528" calcext:value-type="float">
            <text:p>2072.528</text:p>
          </table:table-cell>
          <table:table-cell office:value-type="float" office:value="1661.919" calcext:value-type="float">
            <text:p>1661.919</text:p>
          </table:table-cell>
          <table:table-cell office:value-type="float" office:value="585.6494" calcext:value-type="float">
            <text:p>585.6494</text:p>
          </table:table-cell>
          <table:table-cell office:value-type="float" office:value="577.9296" calcext:value-type="float">
            <text:p>577.9296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3484076" calcext:value-type="float">
            <text:p>-0.003484076</text:p>
          </table:table-cell>
          <table:table-cell office:value-type="float" office:value="0" calcext:value-type="float">
            <text:p>0</text:p>
          </table:table-cell>
          <table:table-cell office:value-type="float" office:value="3.604552" calcext:value-type="float">
            <text:p>3.604552</text:p>
          </table:table-cell>
          <table:table-cell office:value-type="float" office:value="954.3781" calcext:value-type="float">
            <text:p>954.3781</text:p>
          </table:table-cell>
          <table:table-cell office:value-type="float" office:value="-443.3448" calcext:value-type="float">
            <text:p>-443.3448</text:p>
          </table:table-cell>
          <table:table-cell office:value-type="float" office:value="511.0332" calcext:value-type="float">
            <text:p>511.0332</text:p>
          </table:table-cell>
          <table:table-cell office:value-type="float" office:value="-226.2577" calcext:value-type="float">
            <text:p>-226.2577</text:p>
          </table:table-cell>
          <table:table-cell office:value-type="float" office:value="0" calcext:value-type="float">
            <text:p>0</text:p>
          </table:table-cell>
          <table:table-cell office:value-type="float" office:value="18.80058" calcext:value-type="float">
            <text:p>18.8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822.6143" calcext:value-type="float">
            <text:p>822.6143</text:p>
          </table:table-cell>
          <table:table-cell office:value-type="float" office:value="13253.72" calcext:value-type="float">
            <text:p>13253.72</text:p>
          </table:table-cell>
          <table:table-cell office:value-type="float" office:value="0" calcext:value-type="float">
            <text:p>0</text:p>
          </table:table-cell>
          <table:table-cell office:value-type="float" office:value="26.34782" calcext:value-type="float">
            <text:p>26.34782</text:p>
          </table:table-cell>
          <table:table-cell office:value-type="float" office:value="-372.4024" calcext:value-type="float">
            <text:p>-372.4024</text:p>
          </table:table-cell>
          <table:table-cell office:value-type="float" office:value="1054.597" calcext:value-type="float">
            <text:p>1054.597</text:p>
          </table:table-cell>
          <table:table-cell office:value-type="float" office:value="-158.4337" calcext:value-type="float">
            <text:p>-158.4337</text:p>
          </table:table-cell>
          <table:table-cell office:value-type="float" office:value="87.95598" calcext:value-type="float">
            <text:p>87.95598</text:p>
          </table:table-cell>
          <table:table-cell office:value-type="float" office:value="629.6973" calcext:value-type="float">
            <text:p>629.6973</text:p>
          </table:table-cell>
          <table:table-cell office:value-type="float" office:value="0.1813956" calcext:value-type="float">
            <text:p>0.1813956</text:p>
          </table:table-cell>
          <table:table-cell office:value-type="float" office:value="0.4892747" calcext:value-type="float">
            <text:p>0.4892747</text:p>
          </table:table-cell>
          <table:table-cell office:value-type="float" office:value="0.002562346" calcext:value-type="float">
            <text:p>0.002562346</text:p>
          </table:table-cell>
          <table:table-cell office:value-type="float" office:value="0.02701169" calcext:value-type="float">
            <text:p>0.02701169</text:p>
          </table:table-cell>
          <table:table-cell office:value-type="float" office:value="-0.04317785" calcext:value-type="float">
            <text:p>-0.04317785</text:p>
          </table:table-cell>
          <table:table-cell office:value-type="float" office:value="370" calcext:value-type="float">
            <text:p>370</text:p>
          </table:table-cell>
          <table:table-cell office:value-type="float" office:value="309.0778" calcext:value-type="float">
            <text:p>309.0778</text:p>
          </table:table-cell>
          <table:table-cell office:value-type="float" office:value="0" calcext:value-type="float">
            <text:p>0</text:p>
          </table:table-cell>
          <table:table-cell office:value-type="float" office:value="370.4579" calcext:value-type="float">
            <text:p>370.4579</text:p>
          </table:table-cell>
          <table:table-cell office:value-type="float" office:value="1190.518" calcext:value-type="float">
            <text:p>1190.518</text:p>
          </table:table-cell>
          <table:table-cell office:value-type="float" office:value="1447.686" calcext:value-type="float">
            <text:p>1447.686</text:p>
          </table:table-cell>
          <table:table-cell office:value-type="float" office:value="1256.799" calcext:value-type="float">
            <text:p>1256.799</text:p>
          </table:table-cell>
          <table:table-cell office:value-type="float" office:value="749.2927" calcext:value-type="float">
            <text:p>749.2927</text:p>
          </table:table-cell>
          <table:table-cell office:value-type="float" office:value="1115.402" calcext:value-type="float">
            <text:p>1115.402</text:p>
          </table:table-cell>
          <table:table-cell office:value-type="float" office:value="409.6541" calcext:value-type="float">
            <text:p>409.6541</text:p>
          </table:table-cell>
          <table:table-cell office:value-type="float" office:value="1830.41" calcext:value-type="float">
            <text:p>1830.41</text:p>
          </table:table-cell>
          <table:table-cell office:value-type="float" office:value="2072.479" calcext:value-type="float">
            <text:p>2072.479</text:p>
          </table:table-cell>
          <table:table-cell office:value-type="float" office:value="1661.888" calcext:value-type="float">
            <text:p>1661.888</text:p>
          </table:table-cell>
          <table:table-cell office:value-type="float" office:value="585.6461" calcext:value-type="float">
            <text:p>585.6461</text:p>
          </table:table-cell>
          <table:table-cell office:value-type="float" office:value="577.993" calcext:value-type="float">
            <text:p>577.993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350461" calcext:value-type="float">
            <text:p>-0.00350461</text:p>
          </table:table-cell>
          <table:table-cell office:value-type="float" office:value="0" calcext:value-type="float">
            <text:p>0</text:p>
          </table:table-cell>
          <table:table-cell office:value-type="float" office:value="3.614255" calcext:value-type="float">
            <text:p>3.614255</text:p>
          </table:table-cell>
          <table:table-cell office:value-type="float" office:value="974.3237" calcext:value-type="float">
            <text:p>974.3237</text:p>
          </table:table-cell>
          <table:table-cell office:value-type="float" office:value="-451.0824" calcext:value-type="float">
            <text:p>-451.0824</text:p>
          </table:table-cell>
          <table:table-cell office:value-type="float" office:value="523.2413" calcext:value-type="float">
            <text:p>523.2413</text:p>
          </table:table-cell>
          <table:table-cell office:value-type="float" office:value="-228.0602" calcext:value-type="float">
            <text:p>-228.0602</text:p>
          </table:table-cell>
          <table:table-cell office:value-type="float" office:value="0" calcext:value-type="float">
            <text:p>0</text:p>
          </table:table-cell>
          <table:table-cell office:value-type="float" office:value="18.71035" calcext:value-type="float">
            <text:p>18.7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820.0984" calcext:value-type="float">
            <text:p>820.0984</text:p>
          </table:table-cell>
          <table:table-cell office:value-type="float" office:value="13254.01" calcext:value-type="float">
            <text:p>13254.01</text:p>
          </table:table-cell>
          <table:table-cell office:value-type="float" office:value="0" calcext:value-type="float">
            <text:p>0</text:p>
          </table:table-cell>
          <table:table-cell office:value-type="float" office:value="26.73956" calcext:value-type="float">
            <text:p>26.73956</text:p>
          </table:table-cell>
          <table:table-cell office:value-type="float" office:value="-376.4748" calcext:value-type="float">
            <text:p>-376.4748</text:p>
          </table:table-cell>
          <table:table-cell office:value-type="float" office:value="1060.134" calcext:value-type="float">
            <text:p>1060.134</text:p>
          </table:table-cell>
          <table:table-cell office:value-type="float" office:value="-161.4009" calcext:value-type="float">
            <text:p>-161.4009</text:p>
          </table:table-cell>
          <table:table-cell office:value-type="float" office:value="88.43858" calcext:value-type="float">
            <text:p>88.43858</text:p>
          </table:table-cell>
          <table:table-cell office:value-type="float" office:value="627.3568" calcext:value-type="float">
            <text:p>627.3568</text:p>
          </table:table-cell>
          <table:table-cell office:value-type="float" office:value="0.1822669" calcext:value-type="float">
            <text:p>0.1822669</text:p>
          </table:table-cell>
          <table:table-cell office:value-type="float" office:value="0.5162184" calcext:value-type="float">
            <text:p>0.5162184</text:p>
          </table:table-cell>
          <table:table-cell office:value-type="float" office:value="0.003500276" calcext:value-type="float">
            <text:p>0.003500276</text:p>
          </table:table-cell>
          <table:table-cell office:value-type="float" office:value="0.02942794" calcext:value-type="float">
            <text:p>0.02942794</text:p>
          </table:table-cell>
          <table:table-cell office:value-type="float" office:value="-0.04317785" calcext:value-type="float">
            <text:p>-0.04317785</text:p>
          </table:table-cell>
          <table:table-cell office:value-type="float" office:value="370" calcext:value-type="float">
            <text:p>370</text:p>
          </table:table-cell>
          <table:table-cell office:value-type="float" office:value="319.1294" calcext:value-type="float">
            <text:p>319.1294</text:p>
          </table:table-cell>
          <table:table-cell office:value-type="float" office:value="0" calcext:value-type="float">
            <text:p>0</text:p>
          </table:table-cell>
          <table:table-cell office:value-type="float" office:value="371.0162" calcext:value-type="float">
            <text:p>371.0162</text:p>
          </table:table-cell>
          <table:table-cell office:value-type="float" office:value="1190.585" calcext:value-type="float">
            <text:p>1190.585</text:p>
          </table:table-cell>
          <table:table-cell office:value-type="float" office:value="1447.501" calcext:value-type="float">
            <text:p>1447.501</text:p>
          </table:table-cell>
          <table:table-cell office:value-type="float" office:value="1256.682" calcext:value-type="float">
            <text:p>1256.682</text:p>
          </table:table-cell>
          <table:table-cell office:value-type="float" office:value="749.2131" calcext:value-type="float">
            <text:p>749.2131</text:p>
          </table:table-cell>
          <table:table-cell office:value-type="float" office:value="1115.342" calcext:value-type="float">
            <text:p>1115.342</text:p>
          </table:table-cell>
          <table:table-cell office:value-type="float" office:value="409.6458" calcext:value-type="float">
            <text:p>409.6458</text:p>
          </table:table-cell>
          <table:table-cell office:value-type="float" office:value="1830.372" calcext:value-type="float">
            <text:p>1830.372</text:p>
          </table:table-cell>
          <table:table-cell office:value-type="float" office:value="2072.431" calcext:value-type="float">
            <text:p>2072.431</text:p>
          </table:table-cell>
          <table:table-cell office:value-type="float" office:value="1661.858" calcext:value-type="float">
            <text:p>1661.858</text:p>
          </table:table-cell>
          <table:table-cell office:value-type="float" office:value="585.6422" calcext:value-type="float">
            <text:p>585.6422</text:p>
          </table:table-cell>
          <table:table-cell office:value-type="float" office:value="578.0589" calcext:value-type="float">
            <text:p>578.0589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5" calcext:value-type="float">
            <text:p>35.67405</text:p>
          </table:table-cell>
          <table:table-cell office:value-type="float" office:value="0" calcext:value-type="float">
            <text:p>0</text:p>
          </table:table-cell>
          <table:table-cell office:value-type="float" office:value="-0.003586965" calcext:value-type="float">
            <text:p>-0.003586965</text:p>
          </table:table-cell>
          <table:table-cell office:value-type="float" office:value="0" calcext:value-type="float">
            <text:p>0</text:p>
          </table:table-cell>
          <table:table-cell office:value-type="float" office:value="3.635173" calcext:value-type="float">
            <text:p>3.635173</text:p>
          </table:table-cell>
          <table:table-cell office:value-type="float" office:value="994.4883" calcext:value-type="float">
            <text:p>994.4883</text:p>
          </table:table-cell>
          <table:table-cell office:value-type="float" office:value="-460.0622" calcext:value-type="float">
            <text:p>-460.0622</text:p>
          </table:table-cell>
          <table:table-cell office:value-type="float" office:value="534.4261" calcext:value-type="float">
            <text:p>534.4261</text:p>
          </table:table-cell>
          <table:table-cell office:value-type="float" office:value="-230.5703" calcext:value-type="float">
            <text:p>-230.5703</text:p>
          </table:table-cell>
          <table:table-cell office:value-type="float" office:value="0" calcext:value-type="float">
            <text:p>0</text:p>
          </table:table-cell>
          <table:table-cell office:value-type="float" office:value="20.11286" calcext:value-type="float">
            <text:p>20.1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817.6238" calcext:value-type="float">
            <text:p>817.6238</text:p>
          </table:table-cell>
          <table:table-cell office:value-type="float" office:value="13254.6" calcext:value-type="float">
            <text:p>13254.6</text:p>
          </table:table-cell>
          <table:table-cell office:value-type="float" office:value="0" calcext:value-type="float">
            <text:p>0</text:p>
          </table:table-cell>
          <table:table-cell office:value-type="float" office:value="28.44364" calcext:value-type="float">
            <text:p>28.44364</text:p>
          </table:table-cell>
          <table:table-cell office:value-type="float" office:value="-382.1925" calcext:value-type="float">
            <text:p>-382.1925</text:p>
          </table:table-cell>
          <table:table-cell office:value-type="float" office:value="1076.248" calcext:value-type="float">
            <text:p>1076.248</text:p>
          </table:table-cell>
          <table:table-cell office:value-type="float" office:value="-164.4161" calcext:value-type="float">
            <text:p>-164.4161</text:p>
          </table:table-cell>
          <table:table-cell office:value-type="float" office:value="89.67788" calcext:value-type="float">
            <text:p>89.67788</text:p>
          </table:table-cell>
          <table:table-cell office:value-type="float" office:value="625.3311" calcext:value-type="float">
            <text:p>625.3311</text:p>
          </table:table-cell>
          <table:table-cell office:value-type="float" office:value="0.1817455" calcext:value-type="float">
            <text:p>0.1817455</text:p>
          </table:table-cell>
          <table:table-cell office:value-type="float" office:value="0.5162184" calcext:value-type="float">
            <text:p>0.5162184</text:p>
          </table:table-cell>
          <table:table-cell office:value-type="float" office:value="0.003500276" calcext:value-type="float">
            <text:p>0.003500276</text:p>
          </table:table-cell>
          <table:table-cell office:value-type="float" office:value="0.02942794" calcext:value-type="float">
            <text:p>0.02942794</text:p>
          </table:table-cell>
          <table:table-cell office:value-type="float" office:value="-0.04394922" calcext:value-type="float">
            <text:p>-0.04394922</text:p>
          </table:table-cell>
          <table:table-cell office:value-type="float" office:value="370" calcext:value-type="float">
            <text:p>370</text:p>
          </table:table-cell>
          <table:table-cell office:value-type="float" office:value="326.9751" calcext:value-type="float">
            <text:p>326.9751</text:p>
          </table:table-cell>
          <table:table-cell office:value-type="float" office:value="0" calcext:value-type="float">
            <text:p>0</text:p>
          </table:table-cell>
          <table:table-cell office:value-type="float" office:value="371.71" calcext:value-type="float">
            <text:p>371.71</text:p>
          </table:table-cell>
          <table:table-cell office:value-type="float" office:value="1190.581" calcext:value-type="float">
            <text:p>1190.581</text:p>
          </table:table-cell>
          <table:table-cell office:value-type="float" office:value="1447.276" calcext:value-type="float">
            <text:p>1447.276</text:p>
          </table:table-cell>
          <table:table-cell office:value-type="float" office:value="1256.557" calcext:value-type="float">
            <text:p>1256.557</text:p>
          </table:table-cell>
          <table:table-cell office:value-type="float" office:value="749.1335" calcext:value-type="float">
            <text:p>749.1335</text:p>
          </table:table-cell>
          <table:table-cell office:value-type="float" office:value="1115.283" calcext:value-type="float">
            <text:p>1115.283</text:p>
          </table:table-cell>
          <table:table-cell office:value-type="float" office:value="409.6338" calcext:value-type="float">
            <text:p>409.6338</text:p>
          </table:table-cell>
          <table:table-cell office:value-type="float" office:value="1830.334" calcext:value-type="float">
            <text:p>1830.334</text:p>
          </table:table-cell>
          <table:table-cell office:value-type="float" office:value="2072.382" calcext:value-type="float">
            <text:p>2072.382</text:p>
          </table:table-cell>
          <table:table-cell office:value-type="float" office:value="1661.828" calcext:value-type="float">
            <text:p>1661.828</text:p>
          </table:table-cell>
          <table:table-cell office:value-type="float" office:value="585.6377" calcext:value-type="float">
            <text:p>585.6377</text:p>
          </table:table-cell>
          <table:table-cell office:value-type="float" office:value="578.1276" calcext:value-type="float">
            <text:p>578.1276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4" calcext:value-type="float">
            <text:p>35.67404</text:p>
          </table:table-cell>
          <table:table-cell office:value-type="float" office:value="0" calcext:value-type="float">
            <text:p>0</text:p>
          </table:table-cell>
          <table:table-cell office:value-type="float" office:value="-0.003957179" calcext:value-type="float">
            <text:p>-0.003957179</text:p>
          </table:table-cell>
          <table:table-cell office:value-type="float" office:value="0" calcext:value-type="float">
            <text:p>0</text:p>
          </table:table-cell>
          <table:table-cell office:value-type="float" office:value="3.609737" calcext:value-type="float">
            <text:p>3.609737</text:p>
          </table:table-cell>
          <table:table-cell office:value-type="float" office:value="1015.328" calcext:value-type="float">
            <text:p>1015.328</text:p>
          </table:table-cell>
          <table:table-cell office:value-type="float" office:value="-470.3579" calcext:value-type="float">
            <text:p>-470.3579</text:p>
          </table:table-cell>
          <table:table-cell office:value-type="float" office:value="544.9702" calcext:value-type="float">
            <text:p>544.9702</text:p>
          </table:table-cell>
          <table:table-cell office:value-type="float" office:value="-234.0844" calcext:value-type="float">
            <text:p>-234.0844</text:p>
          </table:table-cell>
          <table:table-cell office:value-type="float" office:value="0" calcext:value-type="float">
            <text:p>0</text:p>
          </table:table-cell>
          <table:table-cell office:value-type="float" office:value="20.92302" calcext:value-type="float">
            <text:p>20.9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813.9736" calcext:value-type="float">
            <text:p>813.9736</text:p>
          </table:table-cell>
          <table:table-cell office:value-type="float" office:value="13255.38" calcext:value-type="float">
            <text:p>13255.38</text:p>
          </table:table-cell>
          <table:table-cell office:value-type="float" office:value="0" calcext:value-type="float">
            <text:p>0</text:p>
          </table:table-cell>
          <table:table-cell office:value-type="float" office:value="29.53997" calcext:value-type="float">
            <text:p>29.53997</text:p>
          </table:table-cell>
          <table:table-cell office:value-type="float" office:value="-388.7075" calcext:value-type="float">
            <text:p>-388.7075</text:p>
          </table:table-cell>
          <table:table-cell office:value-type="float" office:value="1093.55" calcext:value-type="float">
            <text:p>1093.55</text:p>
          </table:table-cell>
          <table:table-cell office:value-type="float" office:value="-167.5851" calcext:value-type="float">
            <text:p>-167.5851</text:p>
          </table:table-cell>
          <table:table-cell office:value-type="float" office:value="90.9015" calcext:value-type="float">
            <text:p>90.9015</text:p>
          </table:table-cell>
          <table:table-cell office:value-type="float" office:value="622.1456" calcext:value-type="float">
            <text:p>622.1456</text:p>
          </table:table-cell>
          <table:table-cell office:value-type="float" office:value="0.1811147" calcext:value-type="float">
            <text:p>0.1811147</text:p>
          </table:table-cell>
          <table:table-cell office:value-type="float" office:value="0.5162184" calcext:value-type="float">
            <text:p>0.5162184</text:p>
          </table:table-cell>
          <table:table-cell office:value-type="float" office:value="0.003500527" calcext:value-type="float">
            <text:p>0.003500527</text:p>
          </table:table-cell>
          <table:table-cell office:value-type="float" office:value="0.02942794" calcext:value-type="float">
            <text:p>0.02942794</text:p>
          </table:table-cell>
          <table:table-cell office:value-type="float" office:value="-0.04500822" calcext:value-type="float">
            <text:p>-0.04500822</text:p>
          </table:table-cell>
          <table:table-cell office:value-type="float" office:value="370" calcext:value-type="float">
            <text:p>370</text:p>
          </table:table-cell>
          <table:table-cell office:value-type="float" office:value="332.0827" calcext:value-type="float">
            <text:p>332.0827</text:p>
          </table:table-cell>
          <table:table-cell office:value-type="float" office:value="0" calcext:value-type="float">
            <text:p>0</text:p>
          </table:table-cell>
          <table:table-cell office:value-type="float" office:value="372.6346" calcext:value-type="float">
            <text:p>372.6346</text:p>
          </table:table-cell>
          <table:table-cell office:value-type="float" office:value="1190.596" calcext:value-type="float">
            <text:p>1190.596</text:p>
          </table:table-cell>
          <table:table-cell office:value-type="float" office:value="1446.997" calcext:value-type="float">
            <text:p>1446.997</text:p>
          </table:table-cell>
          <table:table-cell office:value-type="float" office:value="1256.422" calcext:value-type="float">
            <text:p>1256.422</text:p>
          </table:table-cell>
          <table:table-cell office:value-type="float" office:value="749.0485" calcext:value-type="float">
            <text:p>749.0485</text:p>
          </table:table-cell>
          <table:table-cell office:value-type="float" office:value="1115.22" calcext:value-type="float">
            <text:p>1115.22</text:p>
          </table:table-cell>
          <table:table-cell office:value-type="float" office:value="409.6219" calcext:value-type="float">
            <text:p>409.6219</text:p>
          </table:table-cell>
          <table:table-cell office:value-type="float" office:value="1830.298" calcext:value-type="float">
            <text:p>1830.298</text:p>
          </table:table-cell>
          <table:table-cell office:value-type="float" office:value="2072.334" calcext:value-type="float">
            <text:p>2072.334</text:p>
          </table:table-cell>
          <table:table-cell office:value-type="float" office:value="1661.797" calcext:value-type="float">
            <text:p>1661.797</text:p>
          </table:table-cell>
          <table:table-cell office:value-type="float" office:value="585.6328" calcext:value-type="float">
            <text:p>585.6328</text:p>
          </table:table-cell>
          <table:table-cell office:value-type="float" office:value="578.1968" calcext:value-type="float">
            <text:p>578.1968</text:p>
          </table:table-cell>
          <table:table-cell office:value-type="float" office:value="142.7347" calcext:value-type="float">
            <text:p>142.7347</text:p>
          </table:table-cell>
          <table:table-cell office:value-type="float" office:value="35.67404" calcext:value-type="float">
            <text:p>35.67404</text:p>
          </table:table-cell>
          <table:table-cell office:value-type="float" office:value="0" calcext:value-type="float">
            <text:p>0</text:p>
          </table:table-cell>
          <table:table-cell office:value-type="float" office:value="-0.004414256" calcext:value-type="float">
            <text:p>-0.004414256</text:p>
          </table:table-cell>
          <table:table-cell office:value-type="float" office:value="0" calcext:value-type="float">
            <text:p>0</text:p>
          </table:table-cell>
          <table:table-cell office:value-type="float" office:value="3.610768" calcext:value-type="float">
            <text:p>3.610768</text:p>
          </table:table-cell>
          <table:table-cell office:value-type="float" office:value="1035.428" calcext:value-type="float">
            <text:p>1035.428</text:p>
          </table:table-cell>
          <table:table-cell office:value-type="float" office:value="-482.0035" calcext:value-type="float">
            <text:p>-482.0035</text:p>
          </table:table-cell>
          <table:table-cell office:value-type="float" office:value="553.4243" calcext:value-type="float">
            <text:p>553.4243</text:p>
          </table:table-cell>
          <table:table-cell office:value-type="float" office:value="-237.9733" calcext:value-type="float">
            <text:p>-237.9733</text:p>
          </table:table-cell>
          <table:table-cell office:value-type="float" office:value="0" calcext:value-type="float">
            <text:p>0</text:p>
          </table:table-cell>
          <table:table-cell office:value-type="float" office:value="21.46378" calcext:value-type="float">
            <text:p>21.4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810.2756" calcext:value-type="float">
            <text:p>810.2756</text:p>
          </table:table-cell>
          <table:table-cell office:value-type="float" office:value="13256.02" calcext:value-type="float">
            <text:p>13256.02</text:p>
          </table:table-cell>
          <table:table-cell office:value-type="float" office:value="0" calcext:value-type="float">
            <text:p>0</text:p>
          </table:table-cell>
          <table:table-cell office:value-type="float" office:value="30.07376" calcext:value-type="float">
            <text:p>30.07376</text:p>
          </table:table-cell>
          <table:table-cell office:value-type="float" office:value="-394.2046" calcext:value-type="float">
            <text:p>-394.2046</text:p>
          </table:table-cell>
          <table:table-cell office:value-type="float" office:value="1106.76" calcext:value-type="float">
            <text:p>1106.76</text:p>
          </table:table-cell>
          <table:table-cell office:value-type="float" office:value="-170.512" calcext:value-type="float">
            <text:p>-170.512</text:p>
          </table:table-cell>
          <table:table-cell office:value-type="float" office:value="91.90886" calcext:value-type="float">
            <text:p>91.90886</text:p>
          </table:table-cell>
          <table:table-cell office:value-type="float" office:value="618.776" calcext:value-type="float">
            <text:p>618.776</text:p>
          </table:table-cell>
          <table:table-cell office:value-type="float" office:value="0.1807455" calcext:value-type="float">
            <text:p>0.1807455</text:p>
          </table:table-cell>
          <table:table-cell office:value-type="float" office:value="0.5162184" calcext:value-type="float">
            <text:p>0.5162184</text:p>
          </table:table-cell>
          <table:table-cell office:value-type="float" office:value="0.003514687" calcext:value-type="float">
            <text:p>0.003514687</text:p>
          </table:table-cell>
          <table:table-cell office:value-type="float" office:value="0.02942794" calcext:value-type="float">
            <text:p>0.02942794</text:p>
          </table:table-cell>
          <table:table-cell office:value-type="float" office:value="-0.04671509" calcext:value-type="float">
            <text:p>-0.04671509</text:p>
          </table:table-cell>
          <table:table-cell office:value-type="float" office:value="370" calcext:value-type="float">
            <text:p>370</text:p>
          </table:table-cell>
          <table:table-cell office:value-type="float" office:value="340.5475" calcext:value-type="float">
            <text:p>340.5475</text:p>
          </table:table-cell>
          <table:table-cell office:value-type="float" office:value="0" calcext:value-type="float">
            <text:p>0</text:p>
          </table:table-cell>
          <table:table-cell office:value-type="float" office:value="373.4478" calcext:value-type="float">
            <text:p>373.4478</text:p>
          </table:table-cell>
          <table:table-cell office:value-type="float" office:value="1190.607" calcext:value-type="float">
            <text:p>1190.607</text:p>
          </table:table-cell>
          <table:table-cell office:value-type="float" office:value="1446.82" calcext:value-type="float">
            <text:p>1446.82</text:p>
          </table:table-cell>
          <table:table-cell office:value-type="float" office:value="1256.298" calcext:value-type="float">
            <text:p>1256.298</text:p>
          </table:table-cell>
          <table:table-cell office:value-type="float" office:value="748.9625" calcext:value-type="float">
            <text:p>748.9625</text:p>
          </table:table-cell>
          <table:table-cell office:value-type="float" office:value="1115.158" calcext:value-type="float">
            <text:p>1115.158</text:p>
          </table:table-cell>
          <table:table-cell office:value-type="float" office:value="409.6122" calcext:value-type="float">
            <text:p>409.6122</text:p>
          </table:table-cell>
          <table:table-cell office:value-type="float" office:value="1830.263" calcext:value-type="float">
            <text:p>1830.263</text:p>
          </table:table-cell>
          <table:table-cell office:value-type="float" office:value="2072.287" calcext:value-type="float">
            <text:p>2072.287</text:p>
          </table:table-cell>
          <table:table-cell office:value-type="float" office:value="1661.767" calcext:value-type="float">
            <text:p>1661.767</text:p>
          </table:table-cell>
          <table:table-cell office:value-type="float" office:value="585.6276" calcext:value-type="float">
            <text:p>585.6276</text:p>
          </table:table-cell>
          <table:table-cell office:value-type="float" office:value="578.2654" calcext:value-type="float">
            <text:p>578.2654</text:p>
          </table:table-cell>
          <table:table-cell office:value-type="float" office:value="142.7346" calcext:value-type="float">
            <text:p>142.7346</text:p>
          </table:table-cell>
          <table:table-cell office:value-type="float" office:value="35.67406" calcext:value-type="float">
            <text:p>35.67406</text:p>
          </table:table-cell>
          <table:table-cell office:value-type="float" office:value="0" calcext:value-type="float">
            <text:p>0</text:p>
          </table:table-cell>
          <table:table-cell office:value-type="float" office:value="-0.004891347" calcext:value-type="float">
            <text:p>-0.004891347</text:p>
          </table:table-cell>
          <table:table-cell office:value-type="float" office:value="0" calcext:value-type="float">
            <text:p>0</text:p>
          </table:table-cell>
          <table:table-cell office:value-type="float" office:value="3.630672" calcext:value-type="float">
            <text:p>3.630672</text:p>
          </table:table-cell>
          <table:table-cell office:value-type="float" office:value="1056.09" calcext:value-type="float">
            <text:p>1056.09</text:p>
          </table:table-cell>
          <table:table-cell office:value-type="float" office:value="-491.6292" calcext:value-type="float">
            <text:p>-491.6292</text:p>
          </table:table-cell>
          <table:table-cell office:value-type="float" office:value="564.4607" calcext:value-type="float">
            <text:p>564.4607</text:p>
          </table:table-cell>
          <table:table-cell office:value-type="float" office:value="-241.4819" calcext:value-type="float">
            <text:p>-241.4819</text:p>
          </table:table-cell>
          <table:table-cell office:value-type="float" office:value="0" calcext:value-type="float">
            <text:p>0</text:p>
          </table:table-cell>
          <table:table-cell office:value-type="float" office:value="22.39956" calcext:value-type="float">
            <text:p>22.3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808.4026" calcext:value-type="float">
            <text:p>808.4026</text:p>
          </table:table-cell>
          <table:table-cell office:value-type="float" office:value="13256.61" calcext:value-type="float">
            <text:p>13256.61</text:p>
          </table:table-cell>
          <table:table-cell office:value-type="float" office:value="0" calcext:value-type="float">
            <text:p>0</text:p>
          </table:table-cell>
          <table:table-cell office:value-type="float" office:value="32.17537" calcext:value-type="float">
            <text:p>32.17537</text:p>
          </table:table-cell>
          <table:table-cell office:value-type="float" office:value="-399.6726" calcext:value-type="float">
            <text:p>-399.6726</text:p>
          </table:table-cell>
          <table:table-cell office:value-type="float" office:value="1110.749" calcext:value-type="float">
            <text:p>1110.749</text:p>
          </table:table-cell>
          <table:table-cell office:value-type="float" office:value="-173.0912" calcext:value-type="float">
            <text:p>-173.0912</text:p>
          </table:table-cell>
          <table:table-cell office:value-type="float" office:value="92.8475" calcext:value-type="float">
            <text:p>92.8475</text:p>
          </table:table-cell>
          <table:table-cell office:value-type="float" office:value="617.2527" calcext:value-type="float">
            <text:p>617.2527</text:p>
          </table:table-cell>
          <table:table-cell office:value-type="float" office:value="0.1804762" calcext:value-type="float">
            <text:p>0.1804762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118" calcext:value-type="float">
            <text:p>0.003750118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4834349" calcext:value-type="float">
            <text:p>-0.04834349</text:p>
          </table:table-cell>
          <table:table-cell office:value-type="float" office:value="370" calcext:value-type="float">
            <text:p>370</text:p>
          </table:table-cell>
          <table:table-cell office:value-type="float" office:value="349.5871" calcext:value-type="float">
            <text:p>349.5871</text:p>
          </table:table-cell>
          <table:table-cell office:value-type="float" office:value="0" calcext:value-type="float">
            <text:p>0</text:p>
          </table:table-cell>
          <table:table-cell office:value-type="float" office:value="374.1149" calcext:value-type="float">
            <text:p>374.1149</text:p>
          </table:table-cell>
          <table:table-cell office:value-type="float" office:value="1190.459" calcext:value-type="float">
            <text:p>1190.459</text:p>
          </table:table-cell>
          <table:table-cell office:value-type="float" office:value="1446.701" calcext:value-type="float">
            <text:p>1446.701</text:p>
          </table:table-cell>
          <table:table-cell office:value-type="float" office:value="1256.261" calcext:value-type="float">
            <text:p>1256.261</text:p>
          </table:table-cell>
          <table:table-cell office:value-type="float" office:value="748.933" calcext:value-type="float">
            <text:p>748.933</text:p>
          </table:table-cell>
          <table:table-cell office:value-type="float" office:value="1115.11" calcext:value-type="float">
            <text:p>1115.11</text:p>
          </table:table-cell>
          <table:table-cell office:value-type="float" office:value="409.6062" calcext:value-type="float">
            <text:p>409.6062</text:p>
          </table:table-cell>
          <table:table-cell office:value-type="float" office:value="1830.233" calcext:value-type="float">
            <text:p>1830.233</text:p>
          </table:table-cell>
          <table:table-cell office:value-type="float" office:value="2072.242" calcext:value-type="float">
            <text:p>2072.242</text:p>
          </table:table-cell>
          <table:table-cell office:value-type="float" office:value="1661.738" calcext:value-type="float">
            <text:p>1661.738</text:p>
          </table:table-cell>
          <table:table-cell office:value-type="float" office:value="585.6226" calcext:value-type="float">
            <text:p>585.6226</text:p>
          </table:table-cell>
          <table:table-cell office:value-type="float" office:value="578.3333" calcext:value-type="float">
            <text:p>578.3333</text:p>
          </table:table-cell>
          <table:table-cell office:value-type="float" office:value="142.7346" calcext:value-type="float">
            <text:p>142.7346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5386765" calcext:value-type="float">
            <text:p>-0.005386765</text:p>
          </table:table-cell>
          <table:table-cell office:value-type="float" office:value="0" calcext:value-type="float">
            <text:p>0</text:p>
          </table:table-cell>
          <table:table-cell office:value-type="float" office:value="3.603132" calcext:value-type="float">
            <text:p>3.603132</text:p>
          </table:table-cell>
          <table:table-cell office:value-type="float" office:value="1076.179" calcext:value-type="float">
            <text:p>1076.179</text:p>
          </table:table-cell>
          <table:table-cell office:value-type="float" office:value="-499.7054" calcext:value-type="float">
            <text:p>-499.7054</text:p>
          </table:table-cell>
          <table:table-cell office:value-type="float" office:value="576.4741" calcext:value-type="float">
            <text:p>576.4741</text:p>
          </table:table-cell>
          <table:table-cell office:value-type="float" office:value="-244.7227" calcext:value-type="float">
            <text:p>-244.7227</text:p>
          </table:table-cell>
          <table:table-cell office:value-type="float" office:value="0" calcext:value-type="float">
            <text:p>0</text:p>
          </table:table-cell>
          <table:table-cell office:value-type="float" office:value="22.7349" calcext:value-type="float">
            <text:p>22.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806.3868" calcext:value-type="float">
            <text:p>806.3868</text:p>
          </table:table-cell>
          <table:table-cell office:value-type="float" office:value="13257.18" calcext:value-type="float">
            <text:p>13257.18</text:p>
          </table:table-cell>
          <table:table-cell office:value-type="float" office:value="0" calcext:value-type="float">
            <text:p>0</text:p>
          </table:table-cell>
          <table:table-cell office:value-type="float" office:value="34.53748" calcext:value-type="float">
            <text:p>34.53748</text:p>
          </table:table-cell>
          <table:table-cell office:value-type="float" office:value="-405.8164" calcext:value-type="float">
            <text:p>-405.8164</text:p>
          </table:table-cell>
          <table:table-cell office:value-type="float" office:value="1128.043" calcext:value-type="float">
            <text:p>1128.043</text:p>
          </table:table-cell>
          <table:table-cell office:value-type="float" office:value="-176.3834" calcext:value-type="float">
            <text:p>-176.3834</text:p>
          </table:table-cell>
          <table:table-cell office:value-type="float" office:value="94.18783" calcext:value-type="float">
            <text:p>94.18783</text:p>
          </table:table-cell>
          <table:table-cell office:value-type="float" office:value="615.7886" calcext:value-type="float">
            <text:p>615.7886</text:p>
          </table:table-cell>
          <table:table-cell office:value-type="float" office:value="0.1806686" calcext:value-type="float">
            <text:p>0.1806686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177" calcext:value-type="float">
            <text:p>0.00375017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4834349" calcext:value-type="float">
            <text:p>-0.04834349</text:p>
          </table:table-cell>
          <table:table-cell office:value-type="float" office:value="370" calcext:value-type="float">
            <text:p>370</text:p>
          </table:table-cell>
          <table:table-cell office:value-type="float" office:value="356.965" calcext:value-type="float">
            <text:p>356.965</text:p>
          </table:table-cell>
          <table:table-cell office:value-type="float" office:value="0" calcext:value-type="float">
            <text:p>0</text:p>
          </table:table-cell>
          <table:table-cell office:value-type="float" office:value="374.8899" calcext:value-type="float">
            <text:p>374.8899</text:p>
          </table:table-cell>
          <table:table-cell office:value-type="float" office:value="1190.282" calcext:value-type="float">
            <text:p>1190.282</text:p>
          </table:table-cell>
          <table:table-cell office:value-type="float" office:value="1446.466" calcext:value-type="float">
            <text:p>1446.466</text:p>
          </table:table-cell>
          <table:table-cell office:value-type="float" office:value="1256.117" calcext:value-type="float">
            <text:p>1256.117</text:p>
          </table:table-cell>
          <table:table-cell office:value-type="float" office:value="748.83" calcext:value-type="float">
            <text:p>748.83</text:p>
          </table:table-cell>
          <table:table-cell office:value-type="float" office:value="1115.046" calcext:value-type="float">
            <text:p>1115.046</text:p>
          </table:table-cell>
          <table:table-cell office:value-type="float" office:value="409.6046" calcext:value-type="float">
            <text:p>409.6046</text:p>
          </table:table-cell>
          <table:table-cell office:value-type="float" office:value="1830.206" calcext:value-type="float">
            <text:p>1830.206</text:p>
          </table:table-cell>
          <table:table-cell office:value-type="float" office:value="2072.199" calcext:value-type="float">
            <text:p>2072.199</text:p>
          </table:table-cell>
          <table:table-cell office:value-type="float" office:value="1661.709" calcext:value-type="float">
            <text:p>1661.709</text:p>
          </table:table-cell>
          <table:table-cell office:value-type="float" office:value="585.6182" calcext:value-type="float">
            <text:p>585.6182</text:p>
          </table:table-cell>
          <table:table-cell office:value-type="float" office:value="578.4035" calcext:value-type="float">
            <text:p>578.4035</text:p>
          </table:table-cell>
          <table:table-cell office:value-type="float" office:value="142.7346" calcext:value-type="float">
            <text:p>142.7346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5881877" calcext:value-type="float">
            <text:p>-0.005881877</text:p>
          </table:table-cell>
          <table:table-cell office:value-type="float" office:value="0" calcext:value-type="float">
            <text:p>0</text:p>
          </table:table-cell>
          <table:table-cell office:value-type="float" office:value="3.560001" calcext:value-type="float">
            <text:p>3.560001</text:p>
          </table:table-cell>
          <table:table-cell office:value-type="float" office:value="1096.154" calcext:value-type="float">
            <text:p>1096.154</text:p>
          </table:table-cell>
          <table:table-cell office:value-type="float" office:value="-509.4596" calcext:value-type="float">
            <text:p>-509.4596</text:p>
          </table:table-cell>
          <table:table-cell office:value-type="float" office:value="586.6943" calcext:value-type="float">
            <text:p>586.6943</text:p>
          </table:table-cell>
          <table:table-cell office:value-type="float" office:value="-248.4616" calcext:value-type="float">
            <text:p>-248.4616</text:p>
          </table:table-cell>
          <table:table-cell office:value-type="float" office:value="0" calcext:value-type="float">
            <text:p>0</text:p>
          </table:table-cell>
          <table:table-cell office:value-type="float" office:value="23.62112" calcext:value-type="float">
            <text:p>23.6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801.937" calcext:value-type="float">
            <text:p>801.937</text:p>
          </table:table-cell>
          <table:table-cell office:value-type="float" office:value="13258.03" calcext:value-type="float">
            <text:p>13258.03</text:p>
          </table:table-cell>
          <table:table-cell office:value-type="float" office:value="0" calcext:value-type="float">
            <text:p>0</text:p>
          </table:table-cell>
          <table:table-cell office:value-type="float" office:value="35.69286" calcext:value-type="float">
            <text:p>35.69286</text:p>
          </table:table-cell>
          <table:table-cell office:value-type="float" office:value="-413.593" calcext:value-type="float">
            <text:p>-413.593</text:p>
          </table:table-cell>
          <table:table-cell office:value-type="float" office:value="1150.395" calcext:value-type="float">
            <text:p>1150.395</text:p>
          </table:table-cell>
          <table:table-cell office:value-type="float" office:value="-180.0961" calcext:value-type="float">
            <text:p>-180.0961</text:p>
          </table:table-cell>
          <table:table-cell office:value-type="float" office:value="95.998" calcext:value-type="float">
            <text:p>95.998</text:p>
          </table:table-cell>
          <table:table-cell office:value-type="float" office:value="611.9256" calcext:value-type="float">
            <text:p>611.9256</text:p>
          </table:table-cell>
          <table:table-cell office:value-type="float" office:value="0.1810893" calcext:value-type="float">
            <text:p>0.1810893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177" calcext:value-type="float">
            <text:p>0.00375017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4834349" calcext:value-type="float">
            <text:p>-0.04834349</text:p>
          </table:table-cell>
          <table:table-cell office:value-type="float" office:value="370" calcext:value-type="float">
            <text:p>370</text:p>
          </table:table-cell>
          <table:table-cell office:value-type="float" office:value="360.0985" calcext:value-type="float">
            <text:p>360.0985</text:p>
          </table:table-cell>
          <table:table-cell office:value-type="float" office:value="0" calcext:value-type="float">
            <text:p>0</text:p>
          </table:table-cell>
          <table:table-cell office:value-type="float" office:value="375.9495" calcext:value-type="float">
            <text:p>375.9495</text:p>
          </table:table-cell>
          <table:table-cell office:value-type="float" office:value="1190.062" calcext:value-type="float">
            <text:p>1190.062</text:p>
          </table:table-cell>
          <table:table-cell office:value-type="float" office:value="1446.206" calcext:value-type="float">
            <text:p>1446.206</text:p>
          </table:table-cell>
          <table:table-cell office:value-type="float" office:value="1255.973" calcext:value-type="float">
            <text:p>1255.973</text:p>
          </table:table-cell>
          <table:table-cell office:value-type="float" office:value="748.7271" calcext:value-type="float">
            <text:p>748.7271</text:p>
          </table:table-cell>
          <table:table-cell office:value-type="float" office:value="1114.982" calcext:value-type="float">
            <text:p>1114.982</text:p>
          </table:table-cell>
          <table:table-cell office:value-type="float" office:value="409.6064" calcext:value-type="float">
            <text:p>409.6064</text:p>
          </table:table-cell>
          <table:table-cell office:value-type="float" office:value="1830.184" calcext:value-type="float">
            <text:p>1830.184</text:p>
          </table:table-cell>
          <table:table-cell office:value-type="float" office:value="2072.159" calcext:value-type="float">
            <text:p>2072.159</text:p>
          </table:table-cell>
          <table:table-cell office:value-type="float" office:value="1661.682" calcext:value-type="float">
            <text:p>1661.682</text:p>
          </table:table-cell>
          <table:table-cell office:value-type="float" office:value="585.6143" calcext:value-type="float">
            <text:p>585.6143</text:p>
          </table:table-cell>
          <table:table-cell office:value-type="float" office:value="578.4844" calcext:value-type="float">
            <text:p>578.4844</text:p>
          </table:table-cell>
          <table:table-cell office:value-type="float" office:value="142.7346" calcext:value-type="float">
            <text:p>142.7346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6284161" calcext:value-type="float">
            <text:p>-0.006284161</text:p>
          </table:table-cell>
          <table:table-cell office:value-type="float" office:value="0" calcext:value-type="float">
            <text:p>0</text:p>
          </table:table-cell>
          <table:table-cell office:value-type="float" office:value="3.559516" calcext:value-type="float">
            <text:p>3.559516</text:p>
          </table:table-cell>
          <table:table-cell office:value-type="float" office:value="1115.874" calcext:value-type="float">
            <text:p>1115.874</text:p>
          </table:table-cell>
          <table:table-cell office:value-type="float" office:value="-521.9828" calcext:value-type="float">
            <text:p>-521.9828</text:p>
          </table:table-cell>
          <table:table-cell office:value-type="float" office:value="593.8915" calcext:value-type="float">
            <text:p>593.8915</text:p>
          </table:table-cell>
          <table:table-cell office:value-type="float" office:value="-253.1512" calcext:value-type="float">
            <text:p>-253.1512</text:p>
          </table:table-cell>
          <table:table-cell office:value-type="float" office:value="0" calcext:value-type="float">
            <text:p>0</text:p>
          </table:table-cell>
          <table:table-cell office:value-type="float" office:value="24.24338" calcext:value-type="float">
            <text:p>24.24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802.0183" calcext:value-type="float">
            <text:p>802.0183</text:p>
          </table:table-cell>
          <table:table-cell office:value-type="float" office:value="13258.73" calcext:value-type="float">
            <text:p>13258.73</text:p>
          </table:table-cell>
          <table:table-cell office:value-type="float" office:value="0" calcext:value-type="float">
            <text:p>0</text:p>
          </table:table-cell>
          <table:table-cell office:value-type="float" office:value="40.83066" calcext:value-type="float">
            <text:p>40.83066</text:p>
          </table:table-cell>
          <table:table-cell office:value-type="float" office:value="-421.3831" calcext:value-type="float">
            <text:p>-421.3831</text:p>
          </table:table-cell>
          <table:table-cell office:value-type="float" office:value="1173.28" calcext:value-type="float">
            <text:p>1173.28</text:p>
          </table:table-cell>
          <table:table-cell office:value-type="float" office:value="-183.7962" calcext:value-type="float">
            <text:p>-183.7962</text:p>
          </table:table-cell>
          <table:table-cell office:value-type="float" office:value="97.43802" calcext:value-type="float">
            <text:p>97.43802</text:p>
          </table:table-cell>
          <table:table-cell office:value-type="float" office:value="612.5874" calcext:value-type="float">
            <text:p>612.5874</text:p>
          </table:table-cell>
          <table:table-cell office:value-type="float" office:value="0.1816597" calcext:value-type="float">
            <text:p>0.1816597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177" calcext:value-type="float">
            <text:p>0.00375017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4834349" calcext:value-type="float">
            <text:p>-0.04834349</text:p>
          </table:table-cell>
          <table:table-cell office:value-type="float" office:value="370" calcext:value-type="float">
            <text:p>370</text:p>
          </table:table-cell>
          <table:table-cell office:value-type="float" office:value="364.646" calcext:value-type="float">
            <text:p>364.646</text:p>
          </table:table-cell>
          <table:table-cell office:value-type="float" office:value="0" calcext:value-type="float">
            <text:p>0</text:p>
          </table:table-cell>
          <table:table-cell office:value-type="float" office:value="376.871" calcext:value-type="float">
            <text:p>376.871</text:p>
          </table:table-cell>
          <table:table-cell office:value-type="float" office:value="1189.838" calcext:value-type="float">
            <text:p>1189.838</text:p>
          </table:table-cell>
          <table:table-cell office:value-type="float" office:value="1445.944" calcext:value-type="float">
            <text:p>1445.944</text:p>
          </table:table-cell>
          <table:table-cell office:value-type="float" office:value="1255.828" calcext:value-type="float">
            <text:p>1255.828</text:p>
          </table:table-cell>
          <table:table-cell office:value-type="float" office:value="748.6271" calcext:value-type="float">
            <text:p>748.6271</text:p>
          </table:table-cell>
          <table:table-cell office:value-type="float" office:value="1114.915" calcext:value-type="float">
            <text:p>1114.915</text:p>
          </table:table-cell>
          <table:table-cell office:value-type="float" office:value="409.6118" calcext:value-type="float">
            <text:p>409.6118</text:p>
          </table:table-cell>
          <table:table-cell office:value-type="float" office:value="1830.167" calcext:value-type="float">
            <text:p>1830.167</text:p>
          </table:table-cell>
          <table:table-cell office:value-type="float" office:value="2072.121" calcext:value-type="float">
            <text:p>2072.121</text:p>
          </table:table-cell>
          <table:table-cell office:value-type="float" office:value="1661.657" calcext:value-type="float">
            <text:p>1661.657</text:p>
          </table:table-cell>
          <table:table-cell office:value-type="float" office:value="585.6109" calcext:value-type="float">
            <text:p>585.6109</text:p>
          </table:table-cell>
          <table:table-cell office:value-type="float" office:value="578.5669" calcext:value-type="float">
            <text:p>578.5669</text:p>
          </table:table-cell>
          <table:table-cell office:value-type="float" office:value="142.7346" calcext:value-type="float">
            <text:p>142.7346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6532057" calcext:value-type="float">
            <text:p>-0.006532057</text:p>
          </table:table-cell>
          <table:table-cell office:value-type="float" office:value="0" calcext:value-type="float">
            <text:p>0</text:p>
          </table:table-cell>
          <table:table-cell office:value-type="float" office:value="3.450254" calcext:value-type="float">
            <text:p>3.450254</text:p>
          </table:table-cell>
          <table:table-cell office:value-type="float" office:value="1135.488" calcext:value-type="float">
            <text:p>1135.488</text:p>
          </table:table-cell>
          <table:table-cell office:value-type="float" office:value="-532.9522" calcext:value-type="float">
            <text:p>-532.9522</text:p>
          </table:table-cell>
          <table:table-cell office:value-type="float" office:value="602.5356" calcext:value-type="float">
            <text:p>602.5356</text:p>
          </table:table-cell>
          <table:table-cell office:value-type="float" office:value="-257.4278" calcext:value-type="float">
            <text:p>-257.4278</text:p>
          </table:table-cell>
          <table:table-cell office:value-type="float" office:value="0" calcext:value-type="float">
            <text:p>0</text:p>
          </table:table-cell>
          <table:table-cell office:value-type="float" office:value="24.4285" calcext:value-type="float">
            <text:p>24.4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799.5813" calcext:value-type="float">
            <text:p>799.5813</text:p>
          </table:table-cell>
          <table:table-cell office:value-type="float" office:value="13259.48" calcext:value-type="float">
            <text:p>13259.48</text:p>
          </table:table-cell>
          <table:table-cell office:value-type="float" office:value="0" calcext:value-type="float">
            <text:p>0</text:p>
          </table:table-cell>
          <table:table-cell office:value-type="float" office:value="43.60643" calcext:value-type="float">
            <text:p>43.60643</text:p>
          </table:table-cell>
          <table:table-cell office:value-type="float" office:value="-429.3416" calcext:value-type="float">
            <text:p>-429.3416</text:p>
          </table:table-cell>
          <table:table-cell office:value-type="float" office:value="1196.052" calcext:value-type="float">
            <text:p>1196.052</text:p>
          </table:table-cell>
          <table:table-cell office:value-type="float" office:value="-187.2715" calcext:value-type="float">
            <text:p>-187.2715</text:p>
          </table:table-cell>
          <table:table-cell office:value-type="float" office:value="98.93336" calcext:value-type="float">
            <text:p>98.93336</text:p>
          </table:table-cell>
          <table:table-cell office:value-type="float" office:value="610.6646" calcext:value-type="float">
            <text:p>610.6646</text:p>
          </table:table-cell>
          <table:table-cell office:value-type="float" office:value="0.1823009" calcext:value-type="float">
            <text:p>0.1823009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177" calcext:value-type="float">
            <text:p>0.00375017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4960248" calcext:value-type="float">
            <text:p>-0.04960248</text:p>
          </table:table-cell>
          <table:table-cell office:value-type="float" office:value="370" calcext:value-type="float">
            <text:p>370</text:p>
          </table:table-cell>
          <table:table-cell office:value-type="float" office:value="368.657" calcext:value-type="float">
            <text:p>368.657</text:p>
          </table:table-cell>
          <table:table-cell office:value-type="float" office:value="0" calcext:value-type="float">
            <text:p>0</text:p>
          </table:table-cell>
          <table:table-cell office:value-type="float" office:value="377.8277" calcext:value-type="float">
            <text:p>377.8277</text:p>
          </table:table-cell>
          <table:table-cell office:value-type="float" office:value="1189.628" calcext:value-type="float">
            <text:p>1189.628</text:p>
          </table:table-cell>
          <table:table-cell office:value-type="float" office:value="1445.704" calcext:value-type="float">
            <text:p>1445.704</text:p>
          </table:table-cell>
          <table:table-cell office:value-type="float" office:value="1255.697" calcext:value-type="float">
            <text:p>1255.697</text:p>
          </table:table-cell>
          <table:table-cell office:value-type="float" office:value="748.5322" calcext:value-type="float">
            <text:p>748.5322</text:p>
          </table:table-cell>
          <table:table-cell office:value-type="float" office:value="1114.855" calcext:value-type="float">
            <text:p>1114.855</text:p>
          </table:table-cell>
          <table:table-cell office:value-type="float" office:value="409.6223" calcext:value-type="float">
            <text:p>409.6223</text:p>
          </table:table-cell>
          <table:table-cell office:value-type="float" office:value="1830.154" calcext:value-type="float">
            <text:p>1830.154</text:p>
          </table:table-cell>
          <table:table-cell office:value-type="float" office:value="2072.086" calcext:value-type="float">
            <text:p>2072.086</text:p>
          </table:table-cell>
          <table:table-cell office:value-type="float" office:value="1661.632" calcext:value-type="float">
            <text:p>1661.632</text:p>
          </table:table-cell>
          <table:table-cell office:value-type="float" office:value="585.6084" calcext:value-type="float">
            <text:p>585.6084</text:p>
          </table:table-cell>
          <table:table-cell office:value-type="float" office:value="578.6414" calcext:value-type="float">
            <text:p>578.6414</text:p>
          </table:table-cell>
          <table:table-cell office:value-type="float" office:value="142.7346" calcext:value-type="float">
            <text:p>142.7346</text:p>
          </table:table-cell>
          <table:table-cell office:value-type="float" office:value="35.67408" calcext:value-type="float">
            <text:p>35.67408</text:p>
          </table:table-cell>
          <table:table-cell office:value-type="float" office:value="0" calcext:value-type="float">
            <text:p>0</text:p>
          </table:table-cell>
          <table:table-cell office:value-type="float" office:value="-0.006674428" calcext:value-type="float">
            <text:p>-0.006674428</text:p>
          </table:table-cell>
          <table:table-cell office:value-type="float" office:value="0" calcext:value-type="float">
            <text:p>0</text:p>
          </table:table-cell>
          <table:table-cell office:value-type="float" office:value="3.40083" calcext:value-type="float">
            <text:p>3.40083</text:p>
          </table:table-cell>
          <table:table-cell office:value-type="float" office:value="1154.833" calcext:value-type="float">
            <text:p>1154.833</text:p>
          </table:table-cell>
          <table:table-cell office:value-type="float" office:value="-543.7964" calcext:value-type="float">
            <text:p>-543.7964</text:p>
          </table:table-cell>
          <table:table-cell office:value-type="float" office:value="611.037" calcext:value-type="float">
            <text:p>611.037</text:p>
          </table:table-cell>
          <table:table-cell office:value-type="float" office:value="-261.8258" calcext:value-type="float">
            <text:p>-261.8258</text:p>
          </table:table-cell>
          <table:table-cell office:value-type="float" office:value="0" calcext:value-type="float">
            <text:p>0</text:p>
          </table:table-cell>
          <table:table-cell office:value-type="float" office:value="24.34326" calcext:value-type="float">
            <text:p>24.34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796.5387" calcext:value-type="float">
            <text:p>796.5387</text:p>
          </table:table-cell>
          <table:table-cell office:value-type="float" office:value="13260.28" calcext:value-type="float">
            <text:p>13260.28</text:p>
          </table:table-cell>
          <table:table-cell office:value-type="float" office:value="0" calcext:value-type="float">
            <text:p>0</text:p>
          </table:table-cell>
          <table:table-cell office:value-type="float" office:value="46.02233" calcext:value-type="float">
            <text:p>46.02233</text:p>
          </table:table-cell>
          <table:table-cell office:value-type="float" office:value="-437.4858" calcext:value-type="float">
            <text:p>-437.4858</text:p>
          </table:table-cell>
          <table:table-cell office:value-type="float" office:value="1218.723" calcext:value-type="float">
            <text:p>1218.723</text:p>
          </table:table-cell>
          <table:table-cell office:value-type="float" office:value="-190.6791" calcext:value-type="float">
            <text:p>-190.6791</text:p>
          </table:table-cell>
          <table:table-cell office:value-type="float" office:value="100.4951" calcext:value-type="float">
            <text:p>100.4951</text:p>
          </table:table-cell>
          <table:table-cell office:value-type="float" office:value="608.0135" calcext:value-type="float">
            <text:p>608.0135</text:p>
          </table:table-cell>
          <table:table-cell office:value-type="float" office:value="0.1829747" calcext:value-type="float">
            <text:p>0.1829747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178" calcext:value-type="float">
            <text:p>0.003750178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165634" calcext:value-type="float">
            <text:p>-0.05165634</text:p>
          </table:table-cell>
          <table:table-cell office:value-type="float" office:value="370" calcext:value-type="float">
            <text:p>370</text:p>
          </table:table-cell>
          <table:table-cell office:value-type="float" office:value="372.201" calcext:value-type="float">
            <text:p>372.201</text:p>
          </table:table-cell>
          <table:table-cell office:value-type="float" office:value="0" calcext:value-type="float">
            <text:p>0</text:p>
          </table:table-cell>
          <table:table-cell office:value-type="float" office:value="378.902" calcext:value-type="float">
            <text:p>378.902</text:p>
          </table:table-cell>
          <table:table-cell office:value-type="float" office:value="1189.433" calcext:value-type="float">
            <text:p>1189.433</text:p>
          </table:table-cell>
          <table:table-cell office:value-type="float" office:value="1445.48" calcext:value-type="float">
            <text:p>1445.48</text:p>
          </table:table-cell>
          <table:table-cell office:value-type="float" office:value="1255.566" calcext:value-type="float">
            <text:p>1255.566</text:p>
          </table:table-cell>
          <table:table-cell office:value-type="float" office:value="748.4515" calcext:value-type="float">
            <text:p>748.4515</text:p>
          </table:table-cell>
          <table:table-cell office:value-type="float" office:value="1114.801" calcext:value-type="float">
            <text:p>1114.801</text:p>
          </table:table-cell>
          <table:table-cell office:value-type="float" office:value="409.6385" calcext:value-type="float">
            <text:p>409.6385</text:p>
          </table:table-cell>
          <table:table-cell office:value-type="float" office:value="1830.147" calcext:value-type="float">
            <text:p>1830.147</text:p>
          </table:table-cell>
          <table:table-cell office:value-type="float" office:value="2072.055" calcext:value-type="float">
            <text:p>2072.055</text:p>
          </table:table-cell>
          <table:table-cell office:value-type="float" office:value="1661.61" calcext:value-type="float">
            <text:p>1661.61</text:p>
          </table:table-cell>
          <table:table-cell office:value-type="float" office:value="585.6069" calcext:value-type="float">
            <text:p>585.6069</text:p>
          </table:table-cell>
          <table:table-cell office:value-type="float" office:value="578.7111" calcext:value-type="float">
            <text:p>578.7111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1" calcext:value-type="float">
            <text:p>35.67411</text:p>
          </table:table-cell>
          <table:table-cell office:value-type="float" office:value="0" calcext:value-type="float">
            <text:p>0</text:p>
          </table:table-cell>
          <table:table-cell office:value-type="float" office:value="-0.006786289" calcext:value-type="float">
            <text:p>-0.006786289</text:p>
          </table:table-cell>
          <table:table-cell office:value-type="float" office:value="0" calcext:value-type="float">
            <text:p>0</text:p>
          </table:table-cell>
          <table:table-cell office:value-type="float" office:value="3.366885" calcext:value-type="float">
            <text:p>3.366885</text:p>
          </table:table-cell>
          <table:table-cell office:value-type="float" office:value="1173.933" calcext:value-type="float">
            <text:p>1173.933</text:p>
          </table:table-cell>
          <table:table-cell office:value-type="float" office:value="-554.6113" calcext:value-type="float">
            <text:p>-554.6113</text:p>
          </table:table-cell>
          <table:table-cell office:value-type="float" office:value="619.3214" calcext:value-type="float">
            <text:p>619.3214</text:p>
          </table:table-cell>
          <table:table-cell office:value-type="float" office:value="-266.4072" calcext:value-type="float">
            <text:p>-266.4072</text:p>
          </table:table-cell>
          <table:table-cell office:value-type="float" office:value="0" calcext:value-type="float">
            <text:p>0</text:p>
          </table:table-cell>
          <table:table-cell office:value-type="float" office:value="24.18693" calcext:value-type="float">
            <text:p>24.18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798.5137" calcext:value-type="float">
            <text:p>798.5137</text:p>
          </table:table-cell>
          <table:table-cell office:value-type="float" office:value="13261.05" calcext:value-type="float">
            <text:p>13261.05</text:p>
          </table:table-cell>
          <table:table-cell office:value-type="float" office:value="0" calcext:value-type="float">
            <text:p>0</text:p>
          </table:table-cell>
          <table:table-cell office:value-type="float" office:value="53.17253" calcext:value-type="float">
            <text:p>53.17253</text:p>
          </table:table-cell>
          <table:table-cell office:value-type="float" office:value="-444.5963" calcext:value-type="float">
            <text:p>-444.5963</text:p>
          </table:table-cell>
          <table:table-cell office:value-type="float" office:value="1237.103" calcext:value-type="float">
            <text:p>1237.103</text:p>
          </table:table-cell>
          <table:table-cell office:value-type="float" office:value="-193.9418" calcext:value-type="float">
            <text:p>-193.9418</text:p>
          </table:table-cell>
          <table:table-cell office:value-type="float" office:value="101.9303" calcext:value-type="float">
            <text:p>101.9303</text:p>
          </table:table-cell>
          <table:table-cell office:value-type="float" office:value="610.1779" calcext:value-type="float">
            <text:p>610.1779</text:p>
          </table:table-cell>
          <table:table-cell office:value-type="float" office:value="0.1835409" calcext:value-type="float">
            <text:p>0.1835409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706" calcext:value-type="float">
            <text:p>0.003750706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366185" calcext:value-type="float">
            <text:p>-0.05366185</text:p>
          </table:table-cell>
          <table:table-cell office:value-type="float" office:value="370" calcext:value-type="float">
            <text:p>370</text:p>
          </table:table-cell>
          <table:table-cell office:value-type="float" office:value="377.118" calcext:value-type="float">
            <text:p>377.118</text:p>
          </table:table-cell>
          <table:table-cell office:value-type="float" office:value="0" calcext:value-type="float">
            <text:p>0</text:p>
          </table:table-cell>
          <table:table-cell office:value-type="float" office:value="379.8868" calcext:value-type="float">
            <text:p>379.8868</text:p>
          </table:table-cell>
          <table:table-cell office:value-type="float" office:value="1189.361" calcext:value-type="float">
            <text:p>1189.361</text:p>
          </table:table-cell>
          <table:table-cell office:value-type="float" office:value="1445.306" calcext:value-type="float">
            <text:p>1445.306</text:p>
          </table:table-cell>
          <table:table-cell office:value-type="float" office:value="1255.454" calcext:value-type="float">
            <text:p>1255.454</text:p>
          </table:table-cell>
          <table:table-cell office:value-type="float" office:value="748.3906" calcext:value-type="float">
            <text:p>748.3906</text:p>
          </table:table-cell>
          <table:table-cell office:value-type="float" office:value="1114.762" calcext:value-type="float">
            <text:p>1114.762</text:p>
          </table:table-cell>
          <table:table-cell office:value-type="float" office:value="409.663" calcext:value-type="float">
            <text:p>409.663</text:p>
          </table:table-cell>
          <table:table-cell office:value-type="float" office:value="1830.147" calcext:value-type="float">
            <text:p>1830.147</text:p>
          </table:table-cell>
          <table:table-cell office:value-type="float" office:value="2072.028" calcext:value-type="float">
            <text:p>2072.028</text:p>
          </table:table-cell>
          <table:table-cell office:value-type="float" office:value="1661.59" calcext:value-type="float">
            <text:p>1661.59</text:p>
          </table:table-cell>
          <table:table-cell office:value-type="float" office:value="585.6069" calcext:value-type="float">
            <text:p>585.6069</text:p>
          </table:table-cell>
          <table:table-cell office:value-type="float" office:value="578.7809" calcext:value-type="float">
            <text:p>578.7809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4" calcext:value-type="float">
            <text:p>35.67414</text:p>
          </table:table-cell>
          <table:table-cell office:value-type="float" office:value="0" calcext:value-type="float">
            <text:p>0</text:p>
          </table:table-cell>
          <table:table-cell office:value-type="float" office:value="-0.006987991" calcext:value-type="float">
            <text:p>-0.006987991</text:p>
          </table:table-cell>
          <table:table-cell office:value-type="float" office:value="0" calcext:value-type="float">
            <text:p>0</text:p>
          </table:table-cell>
          <table:table-cell office:value-type="float" office:value="3.222395" calcext:value-type="float">
            <text:p>3.222395</text:p>
          </table:table-cell>
          <table:table-cell office:value-type="float" office:value="1192.413" calcext:value-type="float">
            <text:p>1192.413</text:p>
          </table:table-cell>
          <table:table-cell office:value-type="float" office:value="-564.324" calcext:value-type="float">
            <text:p>-564.324</text:p>
          </table:table-cell>
          <table:table-cell office:value-type="float" office:value="628.089" calcext:value-type="float">
            <text:p>628.089</text:p>
          </table:table-cell>
          <table:table-cell office:value-type="float" office:value="-270.7518" calcext:value-type="float">
            <text:p>-270.7518</text:p>
          </table:table-cell>
          <table:table-cell office:value-type="float" office:value="0" calcext:value-type="float">
            <text:p>0</text:p>
          </table:table-cell>
          <table:table-cell office:value-type="float" office:value="24.6786" calcext:value-type="float">
            <text:p>24.6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797.0479" calcext:value-type="float">
            <text:p>797.0479</text:p>
          </table:table-cell>
          <table:table-cell office:value-type="float" office:value="13261.74" calcext:value-type="float">
            <text:p>13261.74</text:p>
          </table:table-cell>
          <table:table-cell office:value-type="float" office:value="0" calcext:value-type="float">
            <text:p>0</text:p>
          </table:table-cell>
          <table:table-cell office:value-type="float" office:value="56.71888" calcext:value-type="float">
            <text:p>56.71888</text:p>
          </table:table-cell>
          <table:table-cell office:value-type="float" office:value="-452.2992" calcext:value-type="float">
            <text:p>-452.2992</text:p>
          </table:table-cell>
          <table:table-cell office:value-type="float" office:value="1258.684" calcext:value-type="float">
            <text:p>1258.684</text:p>
          </table:table-cell>
          <table:table-cell office:value-type="float" office:value="-197.116" calcext:value-type="float">
            <text:p>-197.116</text:p>
          </table:table-cell>
          <table:table-cell office:value-type="float" office:value="103.382" calcext:value-type="float">
            <text:p>103.382</text:p>
          </table:table-cell>
          <table:table-cell office:value-type="float" office:value="608.7734" calcext:value-type="float">
            <text:p>608.7734</text:p>
          </table:table-cell>
          <table:table-cell office:value-type="float" office:value="0.1842674" calcext:value-type="float">
            <text:p>0.1842674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706" calcext:value-type="float">
            <text:p>0.003750706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414831" calcext:value-type="float">
            <text:p>-0.05414831</text:p>
          </table:table-cell>
          <table:table-cell office:value-type="float" office:value="370" calcext:value-type="float">
            <text:p>370</text:p>
          </table:table-cell>
          <table:table-cell office:value-type="float" office:value="381.4676" calcext:value-type="float">
            <text:p>381.4676</text:p>
          </table:table-cell>
          <table:table-cell office:value-type="float" office:value="0" calcext:value-type="float">
            <text:p>0</text:p>
          </table:table-cell>
          <table:table-cell office:value-type="float" office:value="380.786" calcext:value-type="float">
            <text:p>380.786</text:p>
          </table:table-cell>
          <table:table-cell office:value-type="float" office:value="1189.254" calcext:value-type="float">
            <text:p>1189.254</text:p>
          </table:table-cell>
          <table:table-cell office:value-type="float" office:value="1445.163" calcext:value-type="float">
            <text:p>1445.163</text:p>
          </table:table-cell>
          <table:table-cell office:value-type="float" office:value="1255.381" calcext:value-type="float">
            <text:p>1255.381</text:p>
          </table:table-cell>
          <table:table-cell office:value-type="float" office:value="748.3552" calcext:value-type="float">
            <text:p>748.3552</text:p>
          </table:table-cell>
          <table:table-cell office:value-type="float" office:value="1114.743" calcext:value-type="float">
            <text:p>1114.743</text:p>
          </table:table-cell>
          <table:table-cell office:value-type="float" office:value="409.7036" calcext:value-type="float">
            <text:p>409.7036</text:p>
          </table:table-cell>
          <table:table-cell office:value-type="float" office:value="1830.162" calcext:value-type="float">
            <text:p>1830.162</text:p>
          </table:table-cell>
          <table:table-cell office:value-type="float" office:value="2072.01" calcext:value-type="float">
            <text:p>2072.01</text:p>
          </table:table-cell>
          <table:table-cell office:value-type="float" office:value="1661.575" calcext:value-type="float">
            <text:p>1661.575</text:p>
          </table:table-cell>
          <table:table-cell office:value-type="float" office:value="585.61" calcext:value-type="float">
            <text:p>585.61</text:p>
          </table:table-cell>
          <table:table-cell office:value-type="float" office:value="578.8646" calcext:value-type="float">
            <text:p>578.8646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7076055" calcext:value-type="float">
            <text:p>-0.007076055</text:p>
          </table:table-cell>
          <table:table-cell office:value-type="float" office:value="0" calcext:value-type="float">
            <text:p>0</text:p>
          </table:table-cell>
          <table:table-cell office:value-type="float" office:value="3.161039" calcext:value-type="float">
            <text:p>3.161039</text:p>
          </table:table-cell>
          <table:table-cell office:value-type="float" office:value="1210.294" calcext:value-type="float">
            <text:p>1210.294</text:p>
          </table:table-cell>
          <table:table-cell office:value-type="float" office:value="-573.3329" calcext:value-type="float">
            <text:p>-573.3329</text:p>
          </table:table-cell>
          <table:table-cell office:value-type="float" office:value="636.9608" calcext:value-type="float">
            <text:p>636.9608</text:p>
          </table:table-cell>
          <table:table-cell office:value-type="float" office:value="-275.0079" calcext:value-type="float">
            <text:p>-275.0079</text:p>
          </table:table-cell>
          <table:table-cell office:value-type="float" office:value="0" calcext:value-type="float">
            <text:p>0</text:p>
          </table:table-cell>
          <table:table-cell office:value-type="float" office:value="24.40099" calcext:value-type="float">
            <text:p>24.4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793.8285" calcext:value-type="float">
            <text:p>793.8285</text:p>
          </table:table-cell>
          <table:table-cell office:value-type="float" office:value="13262.51" calcext:value-type="float">
            <text:p>13262.51</text:p>
          </table:table-cell>
          <table:table-cell office:value-type="float" office:value="0" calcext:value-type="float">
            <text:p>0</text:p>
          </table:table-cell>
          <table:table-cell office:value-type="float" office:value="58.8352" calcext:value-type="float">
            <text:p>58.8352</text:p>
          </table:table-cell>
          <table:table-cell office:value-type="float" office:value="-460.1242" calcext:value-type="float">
            <text:p>-460.1242</text:p>
          </table:table-cell>
          <table:table-cell office:value-type="float" office:value="1279.459" calcext:value-type="float">
            <text:p>1279.459</text:p>
          </table:table-cell>
          <table:table-cell office:value-type="float" office:value="-200.2685" calcext:value-type="float">
            <text:p>-200.2685</text:p>
          </table:table-cell>
          <table:table-cell office:value-type="float" office:value="104.993" calcext:value-type="float">
            <text:p>104.993</text:p>
          </table:table-cell>
          <table:table-cell office:value-type="float" office:value="605.3016" calcext:value-type="float">
            <text:p>605.3016</text:p>
          </table:table-cell>
          <table:table-cell office:value-type="float" office:value="0.1850185" calcext:value-type="float">
            <text:p>0.1850185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3750819" calcext:value-type="float">
            <text:p>0.003750819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414831" calcext:value-type="float">
            <text:p>-0.05414831</text:p>
          </table:table-cell>
          <table:table-cell office:value-type="float" office:value="370" calcext:value-type="float">
            <text:p>370</text:p>
          </table:table-cell>
          <table:table-cell office:value-type="float" office:value="385.394" calcext:value-type="float">
            <text:p>385.394</text:p>
          </table:table-cell>
          <table:table-cell office:value-type="float" office:value="0" calcext:value-type="float">
            <text:p>0</text:p>
          </table:table-cell>
          <table:table-cell office:value-type="float" office:value="381.8467" calcext:value-type="float">
            <text:p>381.8467</text:p>
          </table:table-cell>
          <table:table-cell office:value-type="float" office:value="1189.203" calcext:value-type="float">
            <text:p>1189.203</text:p>
          </table:table-cell>
          <table:table-cell office:value-type="float" office:value="1445.066" calcext:value-type="float">
            <text:p>1445.066</text:p>
          </table:table-cell>
          <table:table-cell office:value-type="float" office:value="1255.329" calcext:value-type="float">
            <text:p>1255.329</text:p>
          </table:table-cell>
          <table:table-cell office:value-type="float" office:value="748.3497" calcext:value-type="float">
            <text:p>748.3497</text:p>
          </table:table-cell>
          <table:table-cell office:value-type="float" office:value="1114.742" calcext:value-type="float">
            <text:p>1114.742</text:p>
          </table:table-cell>
          <table:table-cell office:value-type="float" office:value="409.7597" calcext:value-type="float">
            <text:p>409.7597</text:p>
          </table:table-cell>
          <table:table-cell office:value-type="float" office:value="1830.193" calcext:value-type="float">
            <text:p>1830.193</text:p>
          </table:table-cell>
          <table:table-cell office:value-type="float" office:value="2072" calcext:value-type="float">
            <text:p>2072</text:p>
          </table:table-cell>
          <table:table-cell office:value-type="float" office:value="1661.565" calcext:value-type="float">
            <text:p>1661.565</text:p>
          </table:table-cell>
          <table:table-cell office:value-type="float" office:value="585.6187" calcext:value-type="float">
            <text:p>585.6187</text:p>
          </table:table-cell>
          <table:table-cell office:value-type="float" office:value="578.9551" calcext:value-type="float">
            <text:p>578.9551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7121891" calcext:value-type="float">
            <text:p>-0.007121891</text:p>
          </table:table-cell>
          <table:table-cell office:value-type="float" office:value="0" calcext:value-type="float">
            <text:p>0</text:p>
          </table:table-cell>
          <table:table-cell office:value-type="float" office:value="3.140456" calcext:value-type="float">
            <text:p>3.140456</text:p>
          </table:table-cell>
          <table:table-cell office:value-type="float" office:value="1227.796" calcext:value-type="float">
            <text:p>1227.796</text:p>
          </table:table-cell>
          <table:table-cell office:value-type="float" office:value="-582.2577" calcext:value-type="float">
            <text:p>-582.2577</text:p>
          </table:table-cell>
          <table:table-cell office:value-type="float" office:value="645.5386" calcext:value-type="float">
            <text:p>645.5386</text:p>
          </table:table-cell>
          <table:table-cell office:value-type="float" office:value="-279.5066" calcext:value-type="float">
            <text:p>-279.5066</text:p>
          </table:table-cell>
          <table:table-cell office:value-type="float" office:value="0" calcext:value-type="float">
            <text:p>0</text:p>
          </table:table-cell>
          <table:table-cell office:value-type="float" office:value="24.22225" calcext:value-type="float">
            <text:p>24.2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790.8068" calcext:value-type="float">
            <text:p>790.8068</text:p>
          </table:table-cell>
          <table:table-cell office:value-type="float" office:value="13263.48" calcext:value-type="float">
            <text:p>13263.48</text:p>
          </table:table-cell>
          <table:table-cell office:value-type="float" office:value="0" calcext:value-type="float">
            <text:p>0</text:p>
          </table:table-cell>
          <table:table-cell office:value-type="float" office:value="61.83329" calcext:value-type="float">
            <text:p>61.83329</text:p>
          </table:table-cell>
          <table:table-cell office:value-type="float" office:value="-467.4045" calcext:value-type="float">
            <text:p>-467.4045</text:p>
          </table:table-cell>
          <table:table-cell office:value-type="float" office:value="1295.658" calcext:value-type="float">
            <text:p>1295.658</text:p>
          </table:table-cell>
          <table:table-cell office:value-type="float" office:value="-203.4775" calcext:value-type="float">
            <text:p>-203.4775</text:p>
          </table:table-cell>
          <table:table-cell office:value-type="float" office:value="106.851" calcext:value-type="float">
            <text:p>106.851</text:p>
          </table:table-cell>
          <table:table-cell office:value-type="float" office:value="601.9367" calcext:value-type="float">
            <text:p>601.9367</text:p>
          </table:table-cell>
          <table:table-cell office:value-type="float" office:value="0.1855181" calcext:value-type="float">
            <text:p>0.1855181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414831" calcext:value-type="float">
            <text:p>-0.05414831</text:p>
          </table:table-cell>
          <table:table-cell office:value-type="float" office:value="370" calcext:value-type="float">
            <text:p>370</text:p>
          </table:table-cell>
          <table:table-cell office:value-type="float" office:value="389.1922" calcext:value-type="float">
            <text:p>389.1922</text:p>
          </table:table-cell>
          <table:table-cell office:value-type="float" office:value="0" calcext:value-type="float">
            <text:p>0</text:p>
          </table:table-cell>
          <table:table-cell office:value-type="float" office:value="382.9944" calcext:value-type="float">
            <text:p>382.9944</text:p>
          </table:table-cell>
          <table:table-cell office:value-type="float" office:value="1189.277" calcext:value-type="float">
            <text:p>1189.277</text:p>
          </table:table-cell>
          <table:table-cell office:value-type="float" office:value="1445.003" calcext:value-type="float">
            <text:p>1445.003</text:p>
          </table:table-cell>
          <table:table-cell office:value-type="float" office:value="1255.29" calcext:value-type="float">
            <text:p>1255.29</text:p>
          </table:table-cell>
          <table:table-cell office:value-type="float" office:value="748.3562" calcext:value-type="float">
            <text:p>748.3562</text:p>
          </table:table-cell>
          <table:table-cell office:value-type="float" office:value="1114.751" calcext:value-type="float">
            <text:p>1114.751</text:p>
          </table:table-cell>
          <table:table-cell office:value-type="float" office:value="409.8202" calcext:value-type="float">
            <text:p>409.8202</text:p>
          </table:table-cell>
          <table:table-cell office:value-type="float" office:value="1830.226" calcext:value-type="float">
            <text:p>1830.226</text:p>
          </table:table-cell>
          <table:table-cell office:value-type="float" office:value="2072.002" calcext:value-type="float">
            <text:p>2072.002</text:p>
          </table:table-cell>
          <table:table-cell office:value-type="float" office:value="1661.555" calcext:value-type="float">
            <text:p>1661.555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579.0369" calcext:value-type="float">
            <text:p>579.0369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7337661" calcext:value-type="float">
            <text:p>-0.007337661</text:p>
          </table:table-cell>
          <table:table-cell office:value-type="float" office:value="0" calcext:value-type="float">
            <text:p>0</text:p>
          </table:table-cell>
          <table:table-cell office:value-type="float" office:value="3.09374" calcext:value-type="float">
            <text:p>3.09374</text:p>
          </table:table-cell>
          <table:table-cell office:value-type="float" office:value="1245.073" calcext:value-type="float">
            <text:p>1245.073</text:p>
          </table:table-cell>
          <table:table-cell office:value-type="float" office:value="-591.6778" calcext:value-type="float">
            <text:p>-591.6778</text:p>
          </table:table-cell>
          <table:table-cell office:value-type="float" office:value="653.3954" calcext:value-type="float">
            <text:p>653.3954</text:p>
          </table:table-cell>
          <table:table-cell office:value-type="float" office:value="-284.4942" calcext:value-type="float">
            <text:p>-284.4942</text:p>
          </table:table-cell>
          <table:table-cell office:value-type="float" office:value="0" calcext:value-type="float">
            <text:p>0</text:p>
          </table:table-cell>
          <table:table-cell office:value-type="float" office:value="25.13715" calcext:value-type="float">
            <text:p>25.13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787.8359" calcext:value-type="float">
            <text:p>787.8359</text:p>
          </table:table-cell>
          <table:table-cell office:value-type="float" office:value="13264.66" calcext:value-type="float">
            <text:p>13264.66</text:p>
          </table:table-cell>
          <table:table-cell office:value-type="float" office:value="0" calcext:value-type="float">
            <text:p>0</text:p>
          </table:table-cell>
          <table:table-cell office:value-type="float" office:value="65.81371" calcext:value-type="float">
            <text:p>65.81371</text:p>
          </table:table-cell>
          <table:table-cell office:value-type="float" office:value="-476.278" calcext:value-type="float">
            <text:p>-476.278</text:p>
          </table:table-cell>
          <table:table-cell office:value-type="float" office:value="1319.508" calcext:value-type="float">
            <text:p>1319.508</text:p>
          </table:table-cell>
          <table:table-cell office:value-type="float" office:value="-206.8905" calcext:value-type="float">
            <text:p>-206.8905</text:p>
          </table:table-cell>
          <table:table-cell office:value-type="float" office:value="109.0198" calcext:value-type="float">
            <text:p>109.0198</text:p>
          </table:table-cell>
          <table:table-cell office:value-type="float" office:value="598.7888" calcext:value-type="float">
            <text:p>598.7888</text:p>
          </table:table-cell>
          <table:table-cell office:value-type="float" office:value="0.1861045" calcext:value-type="float">
            <text:p>0.1861045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414831" calcext:value-type="float">
            <text:p>-0.05414831</text:p>
          </table:table-cell>
          <table:table-cell office:value-type="float" office:value="370" calcext:value-type="float">
            <text:p>370</text:p>
          </table:table-cell>
          <table:table-cell office:value-type="float" office:value="390.2279" calcext:value-type="float">
            <text:p>390.2279</text:p>
          </table:table-cell>
          <table:table-cell office:value-type="float" office:value="0" calcext:value-type="float">
            <text:p>0</text:p>
          </table:table-cell>
          <table:table-cell office:value-type="float" office:value="384.4156" calcext:value-type="float">
            <text:p>384.4156</text:p>
          </table:table-cell>
          <table:table-cell office:value-type="float" office:value="1189.206" calcext:value-type="float">
            <text:p>1189.206</text:p>
          </table:table-cell>
          <table:table-cell office:value-type="float" office:value="1444.901" calcext:value-type="float">
            <text:p>1444.901</text:p>
          </table:table-cell>
          <table:table-cell office:value-type="float" office:value="1255.239" calcext:value-type="float">
            <text:p>1255.239</text:p>
          </table:table-cell>
          <table:table-cell office:value-type="float" office:value="748.3535" calcext:value-type="float">
            <text:p>748.3535</text:p>
          </table:table-cell>
          <table:table-cell office:value-type="float" office:value="1114.755" calcext:value-type="float">
            <text:p>1114.755</text:p>
          </table:table-cell>
          <table:table-cell office:value-type="float" office:value="409.8796" calcext:value-type="float">
            <text:p>409.8796</text:p>
          </table:table-cell>
          <table:table-cell office:value-type="float" office:value="1830.259" calcext:value-type="float">
            <text:p>1830.259</text:p>
          </table:table-cell>
          <table:table-cell office:value-type="float" office:value="2072.006" calcext:value-type="float">
            <text:p>2072.006</text:p>
          </table:table-cell>
          <table:table-cell office:value-type="float" office:value="1661.544" calcext:value-type="float">
            <text:p>1661.544</text:p>
          </table:table-cell>
          <table:table-cell office:value-type="float" office:value="585.6331" calcext:value-type="float">
            <text:p>585.6331</text:p>
          </table:table-cell>
          <table:table-cell office:value-type="float" office:value="579.1088" calcext:value-type="float">
            <text:p>579.1088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5" calcext:value-type="float">
            <text:p>35.67415</text:p>
          </table:table-cell>
          <table:table-cell office:value-type="float" office:value="0" calcext:value-type="float">
            <text:p>0</text:p>
          </table:table-cell>
          <table:table-cell office:value-type="float" office:value="-0.007513954" calcext:value-type="float">
            <text:p>-0.007513954</text:p>
          </table:table-cell>
          <table:table-cell office:value-type="float" office:value="0" calcext:value-type="float">
            <text:p>0</text:p>
          </table:table-cell>
          <table:table-cell office:value-type="float" office:value="3.020771" calcext:value-type="float">
            <text:p>3.020771</text:p>
          </table:table-cell>
          <table:table-cell office:value-type="float" office:value="1262.289" calcext:value-type="float">
            <text:p>1262.289</text:p>
          </table:table-cell>
          <table:table-cell office:value-type="float" office:value="-602.4059" calcext:value-type="float">
            <text:p>-602.4059</text:p>
          </table:table-cell>
          <table:table-cell office:value-type="float" office:value="659.8832" calcext:value-type="float">
            <text:p>659.8832</text:p>
          </table:table-cell>
          <table:table-cell office:value-type="float" office:value="-290.2012" calcext:value-type="float">
            <text:p>-290.2012</text:p>
          </table:table-cell>
          <table:table-cell office:value-type="float" office:value="0" calcext:value-type="float">
            <text:p>0</text:p>
          </table:table-cell>
          <table:table-cell office:value-type="float" office:value="25.37701" calcext:value-type="float">
            <text:p>25.3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782.9148" calcext:value-type="float">
            <text:p>782.9148</text:p>
          </table:table-cell>
          <table:table-cell office:value-type="float" office:value="13265.93" calcext:value-type="float">
            <text:p>13265.93</text:p>
          </table:table-cell>
          <table:table-cell office:value-type="float" office:value="0" calcext:value-type="float">
            <text:p>0</text:p>
          </table:table-cell>
          <table:table-cell office:value-type="float" office:value="68.1226" calcext:value-type="float">
            <text:p>68.1226</text:p>
          </table:table-cell>
          <table:table-cell office:value-type="float" office:value="-485.6194" calcext:value-type="float">
            <text:p>-485.6194</text:p>
          </table:table-cell>
          <table:table-cell office:value-type="float" office:value="1344.844" calcext:value-type="float">
            <text:p>1344.844</text:p>
          </table:table-cell>
          <table:table-cell office:value-type="float" office:value="-210.3114" calcext:value-type="float">
            <text:p>-210.3114</text:p>
          </table:table-cell>
          <table:table-cell office:value-type="float" office:value="111.144" calcext:value-type="float">
            <text:p>111.144</text:p>
          </table:table-cell>
          <table:table-cell office:value-type="float" office:value="593.7593" calcext:value-type="float">
            <text:p>593.7593</text:p>
          </table:table-cell>
          <table:table-cell office:value-type="float" office:value="0.1867236" calcext:value-type="float">
            <text:p>0.1867236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471165" calcext:value-type="float">
            <text:p>-0.05471165</text:p>
          </table:table-cell>
          <table:table-cell office:value-type="float" office:value="370" calcext:value-type="float">
            <text:p>370</text:p>
          </table:table-cell>
          <table:table-cell office:value-type="float" office:value="390.6128" calcext:value-type="float">
            <text:p>390.6128</text:p>
          </table:table-cell>
          <table:table-cell office:value-type="float" office:value="0" calcext:value-type="float">
            <text:p>0</text:p>
          </table:table-cell>
          <table:table-cell office:value-type="float" office:value="385.9097" calcext:value-type="float">
            <text:p>385.9097</text:p>
          </table:table-cell>
          <table:table-cell office:value-type="float" office:value="1189.111" calcext:value-type="float">
            <text:p>1189.111</text:p>
          </table:table-cell>
          <table:table-cell office:value-type="float" office:value="1444.785" calcext:value-type="float">
            <text:p>1444.785</text:p>
          </table:table-cell>
          <table:table-cell office:value-type="float" office:value="1255.18" calcext:value-type="float">
            <text:p>1255.18</text:p>
          </table:table-cell>
          <table:table-cell office:value-type="float" office:value="748.3459" calcext:value-type="float">
            <text:p>748.3459</text:p>
          </table:table-cell>
          <table:table-cell office:value-type="float" office:value="1114.755" calcext:value-type="float">
            <text:p>1114.755</text:p>
          </table:table-cell>
          <table:table-cell office:value-type="float" office:value="409.9391" calcext:value-type="float">
            <text:p>409.9391</text:p>
          </table:table-cell>
          <table:table-cell office:value-type="float" office:value="1830.292" calcext:value-type="float">
            <text:p>1830.292</text:p>
          </table:table-cell>
          <table:table-cell office:value-type="float" office:value="2072.011" calcext:value-type="float">
            <text:p>2072.011</text:p>
          </table:table-cell>
          <table:table-cell office:value-type="float" office:value="1661.534" calcext:value-type="float">
            <text:p>1661.534</text:p>
          </table:table-cell>
          <table:table-cell office:value-type="float" office:value="585.6388" calcext:value-type="float">
            <text:p>585.6388</text:p>
          </table:table-cell>
          <table:table-cell office:value-type="float" office:value="579.1757" calcext:value-type="float">
            <text:p>579.1757</text:p>
          </table:table-cell>
          <table:table-cell office:value-type="float" office:value="142.7345" calcext:value-type="float">
            <text:p>142.7345</text:p>
          </table:table-cell>
          <table:table-cell office:value-type="float" office:value="35.67413" calcext:value-type="float">
            <text:p>35.67413</text:p>
          </table:table-cell>
          <table:table-cell office:value-type="float" office:value="0" calcext:value-type="float">
            <text:p>0</text:p>
          </table:table-cell>
          <table:table-cell office:value-type="float" office:value="-0.007651154" calcext:value-type="float">
            <text:p>-0.007651154</text:p>
          </table:table-cell>
          <table:table-cell office:value-type="float" office:value="0" calcext:value-type="float">
            <text:p>0</text:p>
          </table:table-cell>
          <table:table-cell office:value-type="float" office:value="2.995524" calcext:value-type="float">
            <text:p>2.995524</text:p>
          </table:table-cell>
          <table:table-cell office:value-type="float" office:value="1279.258" calcext:value-type="float">
            <text:p>1279.258</text:p>
          </table:table-cell>
          <table:table-cell office:value-type="float" office:value="-613.0763" calcext:value-type="float">
            <text:p>-613.0763</text:p>
          </table:table-cell>
          <table:table-cell office:value-type="float" office:value="666.1819" calcext:value-type="float">
            <text:p>666.1819</text:p>
          </table:table-cell>
          <table:table-cell office:value-type="float" office:value="-296.0986" calcext:value-type="float">
            <text:p>-296.0986</text:p>
          </table:table-cell>
          <table:table-cell office:value-type="float" office:value="0" calcext:value-type="float">
            <text:p>0</text:p>
          </table:table-cell>
          <table:table-cell office:value-type="float" office:value="25.35224" calcext:value-type="float">
            <text:p>25.35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779.3624" calcext:value-type="float">
            <text:p>779.3624</text:p>
          </table:table-cell>
          <table:table-cell office:value-type="float" office:value="13266.87" calcext:value-type="float">
            <text:p>13266.87</text:p>
          </table:table-cell>
          <table:table-cell office:value-type="float" office:value="0" calcext:value-type="float">
            <text:p>0</text:p>
          </table:table-cell>
          <table:table-cell office:value-type="float" office:value="70.46239" calcext:value-type="float">
            <text:p>70.46239</text:p>
          </table:table-cell>
          <table:table-cell office:value-type="float" office:value="-494.0541" calcext:value-type="float">
            <text:p>-494.0541</text:p>
          </table:table-cell>
          <table:table-cell office:value-type="float" office:value="1367.898" calcext:value-type="float">
            <text:p>1367.898</text:p>
          </table:table-cell>
          <table:table-cell office:value-type="float" office:value="-213.6037" calcext:value-type="float">
            <text:p>-213.6037</text:p>
          </table:table-cell>
          <table:table-cell office:value-type="float" office:value="112.6873" calcext:value-type="float">
            <text:p>112.6873</text:p>
          </table:table-cell>
          <table:table-cell office:value-type="float" office:value="590.046" calcext:value-type="float">
            <text:p>590.046</text:p>
          </table:table-cell>
          <table:table-cell office:value-type="float" office:value="0.1874271" calcext:value-type="float">
            <text:p>0.1874271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705908" calcext:value-type="float">
            <text:p>-0.05705908</text:p>
          </table:table-cell>
          <table:table-cell office:value-type="float" office:value="370" calcext:value-type="float">
            <text:p>370</text:p>
          </table:table-cell>
          <table:table-cell office:value-type="float" office:value="393.2267" calcext:value-type="float">
            <text:p>393.2267</text:p>
          </table:table-cell>
          <table:table-cell office:value-type="float" office:value="0" calcext:value-type="float">
            <text:p>0</text:p>
          </table:table-cell>
          <table:table-cell office:value-type="float" office:value="387.0622" calcext:value-type="float">
            <text:p>387.0622</text:p>
          </table:table-cell>
          <table:table-cell office:value-type="float" office:value="1189.045" calcext:value-type="float">
            <text:p>1189.045</text:p>
          </table:table-cell>
          <table:table-cell office:value-type="float" office:value="1444.688" calcext:value-type="float">
            <text:p>1444.688</text:p>
          </table:table-cell>
          <table:table-cell office:value-type="float" office:value="1255.133" calcext:value-type="float">
            <text:p>1255.133</text:p>
          </table:table-cell>
          <table:table-cell office:value-type="float" office:value="748.3408" calcext:value-type="float">
            <text:p>748.3408</text:p>
          </table:table-cell>
          <table:table-cell office:value-type="float" office:value="1114.756" calcext:value-type="float">
            <text:p>1114.756</text:p>
          </table:table-cell>
          <table:table-cell office:value-type="float" office:value="410.0005" calcext:value-type="float">
            <text:p>410.0005</text:p>
          </table:table-cell>
          <table:table-cell office:value-type="float" office:value="1830.328" calcext:value-type="float">
            <text:p>1830.328</text:p>
          </table:table-cell>
          <table:table-cell office:value-type="float" office:value="2072.017" calcext:value-type="float">
            <text:p>2072.017</text:p>
          </table:table-cell>
          <table:table-cell office:value-type="float" office:value="1661.525" calcext:value-type="float">
            <text:p>1661.525</text:p>
          </table:table-cell>
          <table:table-cell office:value-type="float" office:value="585.6453" calcext:value-type="float">
            <text:p>585.6453</text:p>
          </table:table-cell>
          <table:table-cell office:value-type="float" office:value="579.24" calcext:value-type="float">
            <text:p>579.24</text:p>
          </table:table-cell>
          <table:table-cell office:value-type="float" office:value="142.7344" calcext:value-type="float">
            <text:p>142.7344</text:p>
          </table:table-cell>
          <table:table-cell office:value-type="float" office:value="35.67417" calcext:value-type="float">
            <text:p>35.67417</text:p>
          </table:table-cell>
          <table:table-cell office:value-type="float" office:value="0" calcext:value-type="float">
            <text:p>0</text:p>
          </table:table-cell>
          <table:table-cell office:value-type="float" office:value="-0.007739859" calcext:value-type="float">
            <text:p>-0.007739859</text:p>
          </table:table-cell>
          <table:table-cell office:value-type="float" office:value="0" calcext:value-type="float">
            <text:p>0</text:p>
          </table:table-cell>
          <table:table-cell office:value-type="float" office:value="2.968946" calcext:value-type="float">
            <text:p>2.968946</text:p>
          </table:table-cell>
          <table:table-cell office:value-type="float" office:value="1295.319" calcext:value-type="float">
            <text:p>1295.319</text:p>
          </table:table-cell>
          <table:table-cell office:value-type="float" office:value="-621.3881" calcext:value-type="float">
            <text:p>-621.3881</text:p>
          </table:table-cell>
          <table:table-cell office:value-type="float" office:value="673.9309" calcext:value-type="float">
            <text:p>673.9309</text:p>
          </table:table-cell>
          <table:table-cell office:value-type="float" office:value="-300.9872" calcext:value-type="float">
            <text:p>-300.9872</text:p>
          </table:table-cell>
          <table:table-cell office:value-type="float" office:value="0" calcext:value-type="float">
            <text:p>0</text:p>
          </table:table-cell>
          <table:table-cell office:value-type="float" office:value="25.10156" calcext:value-type="float">
            <text:p>25.1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775.8399" calcext:value-type="float">
            <text:p>775.8399</text:p>
          </table:table-cell>
          <table:table-cell office:value-type="float" office:value="13267.94" calcext:value-type="float">
            <text:p>13267.94</text:p>
          </table:table-cell>
          <table:table-cell office:value-type="float" office:value="0" calcext:value-type="float">
            <text:p>0</text:p>
          </table:table-cell>
          <table:table-cell office:value-type="float" office:value="73.40435" calcext:value-type="float">
            <text:p>73.40435</text:p>
          </table:table-cell>
          <table:table-cell office:value-type="float" office:value="-502.9429" calcext:value-type="float">
            <text:p>-502.9429</text:p>
          </table:table-cell>
          <table:table-cell office:value-type="float" office:value="1391.506" calcext:value-type="float">
            <text:p>1391.506</text:p>
          </table:table-cell>
          <table:table-cell office:value-type="float" office:value="-216.8481" calcext:value-type="float">
            <text:p>-216.8481</text:p>
          </table:table-cell>
          <table:table-cell office:value-type="float" office:value="114.5779" calcext:value-type="float">
            <text:p>114.5779</text:p>
          </table:table-cell>
          <table:table-cell office:value-type="float" office:value="586.2515" calcext:value-type="float">
            <text:p>586.2515</text:p>
          </table:table-cell>
          <table:table-cell office:value-type="float" office:value="0.1881565" calcext:value-type="float">
            <text:p>0.1881565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593815" calcext:value-type="float">
            <text:p>-0.0593815</text:p>
          </table:table-cell>
          <table:table-cell office:value-type="float" office:value="370" calcext:value-type="float">
            <text:p>370</text:p>
          </table:table-cell>
          <table:table-cell office:value-type="float" office:value="394.9568" calcext:value-type="float">
            <text:p>394.9568</text:p>
          </table:table-cell>
          <table:table-cell office:value-type="float" office:value="0" calcext:value-type="float">
            <text:p>0</text:p>
          </table:table-cell>
          <table:table-cell office:value-type="float" office:value="388.332" calcext:value-type="float">
            <text:p>388.332</text:p>
          </table:table-cell>
          <table:table-cell office:value-type="float" office:value="1189.006" calcext:value-type="float">
            <text:p>1189.006</text:p>
          </table:table-cell>
          <table:table-cell office:value-type="float" office:value="1444.609" calcext:value-type="float">
            <text:p>1444.609</text:p>
          </table:table-cell>
          <table:table-cell office:value-type="float" office:value="1255.102" calcext:value-type="float">
            <text:p>1255.102</text:p>
          </table:table-cell>
          <table:table-cell office:value-type="float" office:value="748.356" calcext:value-type="float">
            <text:p>748.356</text:p>
          </table:table-cell>
          <table:table-cell office:value-type="float" office:value="1114.769" calcext:value-type="float">
            <text:p>1114.769</text:p>
          </table:table-cell>
          <table:table-cell office:value-type="float" office:value="410.0683" calcext:value-type="float">
            <text:p>410.0683</text:p>
          </table:table-cell>
          <table:table-cell office:value-type="float" office:value="1830.369" calcext:value-type="float">
            <text:p>1830.369</text:p>
          </table:table-cell>
          <table:table-cell office:value-type="float" office:value="2072.027" calcext:value-type="float">
            <text:p>2072.027</text:p>
          </table:table-cell>
          <table:table-cell office:value-type="float" office:value="1661.519" calcext:value-type="float">
            <text:p>1661.519</text:p>
          </table:table-cell>
          <table:table-cell office:value-type="float" office:value="585.6541" calcext:value-type="float">
            <text:p>585.6541</text:p>
          </table:table-cell>
          <table:table-cell office:value-type="float" office:value="579.3054" calcext:value-type="float">
            <text:p>579.3054</text:p>
          </table:table-cell>
          <table:table-cell office:value-type="float" office:value="142.7344" calcext:value-type="float">
            <text:p>142.7344</text:p>
          </table:table-cell>
          <table:table-cell office:value-type="float" office:value="35.6742" calcext:value-type="float">
            <text:p>35.6742</text:p>
          </table:table-cell>
          <table:table-cell office:value-type="float" office:value="0" calcext:value-type="float">
            <text:p>0</text:p>
          </table:table-cell>
          <table:table-cell office:value-type="float" office:value="-0.007786796" calcext:value-type="float">
            <text:p>-0.007786796</text:p>
          </table:table-cell>
          <table:table-cell office:value-type="float" office:value="0" calcext:value-type="float">
            <text:p>0</text:p>
          </table:table-cell>
          <table:table-cell office:value-type="float" office:value="2.930205" calcext:value-type="float">
            <text:p>2.930205</text:p>
          </table:table-cell>
          <table:table-cell office:value-type="float" office:value="1311.417" calcext:value-type="float">
            <text:p>1311.417</text:p>
          </table:table-cell>
          <table:table-cell office:value-type="float" office:value="-630.1238" calcext:value-type="float">
            <text:p>-630.1238</text:p>
          </table:table-cell>
          <table:table-cell office:value-type="float" office:value="681.2937" calcext:value-type="float">
            <text:p>681.2937</text:p>
          </table:table-cell>
          <table:table-cell office:value-type="float" office:value="-306.3235" calcext:value-type="float">
            <text:p>-306.3235</text:p>
          </table:table-cell>
          <table:table-cell office:value-type="float" office:value="0" calcext:value-type="float">
            <text:p>0</text:p>
          </table:table-cell>
          <table:table-cell office:value-type="float" office:value="24.79274" calcext:value-type="float">
            <text:p>24.79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770.3527" calcext:value-type="float">
            <text:p>770.3527</text:p>
          </table:table-cell>
          <table:table-cell office:value-type="float" office:value="13269.16" calcext:value-type="float">
            <text:p>13269.16</text:p>
          </table:table-cell>
          <table:table-cell office:value-type="float" office:value="0" calcext:value-type="float">
            <text:p>0</text:p>
          </table:table-cell>
          <table:table-cell office:value-type="float" office:value="74.98146" calcext:value-type="float">
            <text:p>74.98146</text:p>
          </table:table-cell>
          <table:table-cell office:value-type="float" office:value="-512.3515" calcext:value-type="float">
            <text:p>-512.3515</text:p>
          </table:table-cell>
          <table:table-cell office:value-type="float" office:value="1416.331" calcext:value-type="float">
            <text:p>1416.331</text:p>
          </table:table-cell>
          <table:table-cell office:value-type="float" office:value="-220.1238" calcext:value-type="float">
            <text:p>-220.1238</text:p>
          </table:table-cell>
          <table:table-cell office:value-type="float" office:value="116.5925" calcext:value-type="float">
            <text:p>116.5925</text:p>
          </table:table-cell>
          <table:table-cell office:value-type="float" office:value="580.392" calcext:value-type="float">
            <text:p>580.392</text:p>
          </table:table-cell>
          <table:table-cell office:value-type="float" office:value="0.1888862" calcext:value-type="float">
            <text:p>0.1888862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053803" calcext:value-type="float">
            <text:p>-0.06053803</text:p>
          </table:table-cell>
          <table:table-cell office:value-type="float" office:value="370" calcext:value-type="float">
            <text:p>370</text:p>
          </table:table-cell>
          <table:table-cell office:value-type="float" office:value="395.4311" calcext:value-type="float">
            <text:p>395.4311</text:p>
          </table:table-cell>
          <table:table-cell office:value-type="float" office:value="0" calcext:value-type="float">
            <text:p>0</text:p>
          </table:table-cell>
          <table:table-cell office:value-type="float" office:value="389.754" calcext:value-type="float">
            <text:p>389.754</text:p>
          </table:table-cell>
          <table:table-cell office:value-type="float" office:value="1188.982" calcext:value-type="float">
            <text:p>1188.982</text:p>
          </table:table-cell>
          <table:table-cell office:value-type="float" office:value="1444.55" calcext:value-type="float">
            <text:p>1444.55</text:p>
          </table:table-cell>
          <table:table-cell office:value-type="float" office:value="1255.092" calcext:value-type="float">
            <text:p>1255.092</text:p>
          </table:table-cell>
          <table:table-cell office:value-type="float" office:value="748.3787" calcext:value-type="float">
            <text:p>748.3787</text:p>
          </table:table-cell>
          <table:table-cell office:value-type="float" office:value="1114.791" calcext:value-type="float">
            <text:p>1114.791</text:p>
          </table:table-cell>
          <table:table-cell office:value-type="float" office:value="410.1456" calcext:value-type="float">
            <text:p>410.1456</text:p>
          </table:table-cell>
          <table:table-cell office:value-type="float" office:value="1830.419" calcext:value-type="float">
            <text:p>1830.419</text:p>
          </table:table-cell>
          <table:table-cell office:value-type="float" office:value="2072.043" calcext:value-type="float">
            <text:p>2072.043</text:p>
          </table:table-cell>
          <table:table-cell office:value-type="float" office:value="1661.516" calcext:value-type="float">
            <text:p>1661.516</text:p>
          </table:table-cell>
          <table:table-cell office:value-type="float" office:value="585.6658" calcext:value-type="float">
            <text:p>585.6658</text:p>
          </table:table-cell>
          <table:table-cell office:value-type="float" office:value="579.3741" calcext:value-type="float">
            <text:p>579.3741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7821824" calcext:value-type="float">
            <text:p>-0.007821824</text:p>
          </table:table-cell>
          <table:table-cell office:value-type="float" office:value="0" calcext:value-type="float">
            <text:p>0</text:p>
          </table:table-cell>
          <table:table-cell office:value-type="float" office:value="2.932391" calcext:value-type="float">
            <text:p>2.932391</text:p>
          </table:table-cell>
          <table:table-cell office:value-type="float" office:value="1327.589" calcext:value-type="float">
            <text:p>1327.589</text:p>
          </table:table-cell>
          <table:table-cell office:value-type="float" office:value="-639.6971" calcext:value-type="float">
            <text:p>-639.6971</text:p>
          </table:table-cell>
          <table:table-cell office:value-type="float" office:value="687.8914" calcext:value-type="float">
            <text:p>687.8914</text:p>
          </table:table-cell>
          <table:table-cell office:value-type="float" office:value="-312.1067" calcext:value-type="float">
            <text:p>-312.1067</text:p>
          </table:table-cell>
          <table:table-cell office:value-type="float" office:value="0" calcext:value-type="float">
            <text:p>0</text:p>
          </table:table-cell>
          <table:table-cell office:value-type="float" office:value="24.44236" calcext:value-type="float">
            <text:p>24.44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765.3506" calcext:value-type="float">
            <text:p>765.3506</text:p>
          </table:table-cell>
          <table:table-cell office:value-type="float" office:value="13270.28" calcext:value-type="float">
            <text:p>13270.28</text:p>
          </table:table-cell>
          <table:table-cell office:value-type="float" office:value="0" calcext:value-type="float">
            <text:p>0</text:p>
          </table:table-cell>
          <table:table-cell office:value-type="float" office:value="76.56079" calcext:value-type="float">
            <text:p>76.56079</text:p>
          </table:table-cell>
          <table:table-cell office:value-type="float" office:value="-521.4031" calcext:value-type="float">
            <text:p>-521.4031</text:p>
          </table:table-cell>
          <table:table-cell office:value-type="float" office:value="1440.417" calcext:value-type="float">
            <text:p>1440.417</text:p>
          </table:table-cell>
          <table:table-cell office:value-type="float" office:value="-223.4363" calcext:value-type="float">
            <text:p>-223.4363</text:p>
          </table:table-cell>
          <table:table-cell office:value-type="float" office:value="118.0289" calcext:value-type="float">
            <text:p>118.0289</text:p>
          </table:table-cell>
          <table:table-cell office:value-type="float" office:value="574.9072" calcext:value-type="float">
            <text:p>574.9072</text:p>
          </table:table-cell>
          <table:table-cell office:value-type="float" office:value="0.1896167" calcext:value-type="float">
            <text:p>0.1896167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053803" calcext:value-type="float">
            <text:p>-0.06053803</text:p>
          </table:table-cell>
          <table:table-cell office:value-type="float" office:value="370" calcext:value-type="float">
            <text:p>370</text:p>
          </table:table-cell>
          <table:table-cell office:value-type="float" office:value="396.1547" calcext:value-type="float">
            <text:p>396.1547</text:p>
          </table:table-cell>
          <table:table-cell office:value-type="float" office:value="0" calcext:value-type="float">
            <text:p>0</text:p>
          </table:table-cell>
          <table:table-cell office:value-type="float" office:value="391.0926" calcext:value-type="float">
            <text:p>391.0926</text:p>
          </table:table-cell>
          <table:table-cell office:value-type="float" office:value="1188.977" calcext:value-type="float">
            <text:p>1188.977</text:p>
          </table:table-cell>
          <table:table-cell office:value-type="float" office:value="1444.502" calcext:value-type="float">
            <text:p>1444.502</text:p>
          </table:table-cell>
          <table:table-cell office:value-type="float" office:value="1255.098" calcext:value-type="float">
            <text:p>1255.098</text:p>
          </table:table-cell>
          <table:table-cell office:value-type="float" office:value="748.4057" calcext:value-type="float">
            <text:p>748.4057</text:p>
          </table:table-cell>
          <table:table-cell office:value-type="float" office:value="1114.822" calcext:value-type="float">
            <text:p>1114.822</text:p>
          </table:table-cell>
          <table:table-cell office:value-type="float" office:value="410.2317" calcext:value-type="float">
            <text:p>410.2317</text:p>
          </table:table-cell>
          <table:table-cell office:value-type="float" office:value="1830.478" calcext:value-type="float">
            <text:p>1830.478</text:p>
          </table:table-cell>
          <table:table-cell office:value-type="float" office:value="2072.064" calcext:value-type="float">
            <text:p>2072.064</text:p>
          </table:table-cell>
          <table:table-cell office:value-type="float" office:value="1661.516" calcext:value-type="float">
            <text:p>1661.516</text:p>
          </table:table-cell>
          <table:table-cell office:value-type="float" office:value="585.6821" calcext:value-type="float">
            <text:p>585.6821</text:p>
          </table:table-cell>
          <table:table-cell office:value-type="float" office:value="579.4443" calcext:value-type="float">
            <text:p>579.4443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7850737" calcext:value-type="float">
            <text:p>-0.007850737</text:p>
          </table:table-cell>
          <table:table-cell office:value-type="float" office:value="0" calcext:value-type="float">
            <text:p>0</text:p>
          </table:table-cell>
          <table:table-cell office:value-type="float" office:value="2.935728" calcext:value-type="float">
            <text:p>2.935728</text:p>
          </table:table-cell>
          <table:table-cell office:value-type="float" office:value="1343.653" calcext:value-type="float">
            <text:p>1343.653</text:p>
          </table:table-cell>
          <table:table-cell office:value-type="float" office:value="-649.3053" calcext:value-type="float">
            <text:p>-649.3053</text:p>
          </table:table-cell>
          <table:table-cell office:value-type="float" office:value="694.3475" calcext:value-type="float">
            <text:p>694.3475</text:p>
          </table:table-cell>
          <table:table-cell office:value-type="float" office:value="-317.5019" calcext:value-type="float">
            <text:p>-317.5019</text:p>
          </table:table-cell>
          <table:table-cell office:value-type="float" office:value="0" calcext:value-type="float">
            <text:p>0</text:p>
          </table:table-cell>
          <table:table-cell office:value-type="float" office:value="24.09245" calcext:value-type="float">
            <text:p>24.09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761.366" calcext:value-type="float">
            <text:p>761.366</text:p>
          </table:table-cell>
          <table:table-cell office:value-type="float" office:value="13271.23" calcext:value-type="float">
            <text:p>13271.23</text:p>
          </table:table-cell>
          <table:table-cell office:value-type="float" office:value="0" calcext:value-type="float">
            <text:p>0</text:p>
          </table:table-cell>
          <table:table-cell office:value-type="float" office:value="78.47475" calcext:value-type="float">
            <text:p>78.47475</text:p>
          </table:table-cell>
          <table:table-cell office:value-type="float" office:value="-529.9816" calcext:value-type="float">
            <text:p>-529.9816</text:p>
          </table:table-cell>
          <table:table-cell office:value-type="float" office:value="1463.057" calcext:value-type="float">
            <text:p>1463.057</text:p>
          </table:table-cell>
          <table:table-cell office:value-type="float" office:value="-226.7914" calcext:value-type="float">
            <text:p>-226.7914</text:p>
          </table:table-cell>
          <table:table-cell office:value-type="float" office:value="118.7244" calcext:value-type="float">
            <text:p>118.7244</text:p>
          </table:table-cell>
          <table:table-cell office:value-type="float" office:value="570.3192" calcext:value-type="float">
            <text:p>570.3192</text:p>
          </table:table-cell>
          <table:table-cell office:value-type="float" office:value="0.1903504" calcext:value-type="float">
            <text:p>0.1903504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053803" calcext:value-type="float">
            <text:p>-0.06053803</text:p>
          </table:table-cell>
          <table:table-cell office:value-type="float" office:value="370" calcext:value-type="float">
            <text:p>370</text:p>
          </table:table-cell>
          <table:table-cell office:value-type="float" office:value="396.5977" calcext:value-type="float">
            <text:p>396.5977</text:p>
          </table:table-cell>
          <table:table-cell office:value-type="float" office:value="0" calcext:value-type="float">
            <text:p>0</text:p>
          </table:table-cell>
          <table:table-cell office:value-type="float" office:value="392.2874" calcext:value-type="float">
            <text:p>392.2874</text:p>
          </table:table-cell>
          <table:table-cell office:value-type="float" office:value="1189.006" calcext:value-type="float">
            <text:p>1189.006</text:p>
          </table:table-cell>
          <table:table-cell office:value-type="float" office:value="1444.472" calcext:value-type="float">
            <text:p>1444.472</text:p>
          </table:table-cell>
          <table:table-cell office:value-type="float" office:value="1255.108" calcext:value-type="float">
            <text:p>1255.108</text:p>
          </table:table-cell>
          <table:table-cell office:value-type="float" office:value="748.4462" calcext:value-type="float">
            <text:p>748.4462</text:p>
          </table:table-cell>
          <table:table-cell office:value-type="float" office:value="1114.859" calcext:value-type="float">
            <text:p>1114.859</text:p>
          </table:table-cell>
          <table:table-cell office:value-type="float" office:value="410.3262" calcext:value-type="float">
            <text:p>410.3262</text:p>
          </table:table-cell>
          <table:table-cell office:value-type="float" office:value="1830.545" calcext:value-type="float">
            <text:p>1830.545</text:p>
          </table:table-cell>
          <table:table-cell office:value-type="float" office:value="2072.089" calcext:value-type="float">
            <text:p>2072.089</text:p>
          </table:table-cell>
          <table:table-cell office:value-type="float" office:value="1661.518" calcext:value-type="float">
            <text:p>1661.518</text:p>
          </table:table-cell>
          <table:table-cell office:value-type="float" office:value="585.7001" calcext:value-type="float">
            <text:p>585.7001</text:p>
          </table:table-cell>
          <table:table-cell office:value-type="float" office:value="579.5157" calcext:value-type="float">
            <text:p>579.5157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7877508" calcext:value-type="float">
            <text:p>-0.007877508</text:p>
          </table:table-cell>
          <table:table-cell office:value-type="float" office:value="0" calcext:value-type="float">
            <text:p>0</text:p>
          </table:table-cell>
          <table:table-cell office:value-type="float" office:value="2.93177" calcext:value-type="float">
            <text:p>2.93177</text:p>
          </table:table-cell>
          <table:table-cell office:value-type="float" office:value="1359.687" calcext:value-type="float">
            <text:p>1359.687</text:p>
          </table:table-cell>
          <table:table-cell office:value-type="float" office:value="-659.6757" calcext:value-type="float">
            <text:p>-659.6757</text:p>
          </table:table-cell>
          <table:table-cell office:value-type="float" office:value="700.0114" calcext:value-type="float">
            <text:p>700.0114</text:p>
          </table:table-cell>
          <table:table-cell office:value-type="float" office:value="-322.3794" calcext:value-type="float">
            <text:p>-322.3794</text:p>
          </table:table-cell>
          <table:table-cell office:value-type="float" office:value="0" calcext:value-type="float">
            <text:p>0</text:p>
          </table:table-cell>
          <table:table-cell office:value-type="float" office:value="23.73984" calcext:value-type="float">
            <text:p>23.7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759.5866" calcext:value-type="float">
            <text:p>759.5866</text:p>
          </table:table-cell>
          <table:table-cell office:value-type="float" office:value="13271.81" calcext:value-type="float">
            <text:p>13271.81</text:p>
          </table:table-cell>
          <table:table-cell office:value-type="float" office:value="0" calcext:value-type="float">
            <text:p>0</text:p>
          </table:table-cell>
          <table:table-cell office:value-type="float" office:value="81.10473" calcext:value-type="float">
            <text:p>81.10473</text:p>
          </table:table-cell>
          <table:table-cell office:value-type="float" office:value="-537.4916" calcext:value-type="float">
            <text:p>-537.4916</text:p>
          </table:table-cell>
          <table:table-cell office:value-type="float" office:value="1482.941" calcext:value-type="float">
            <text:p>1482.941</text:p>
          </table:table-cell>
          <table:table-cell office:value-type="float" office:value="-230.1878" calcext:value-type="float">
            <text:p>-230.1878</text:p>
          </table:table-cell>
          <table:table-cell office:value-type="float" office:value="118.4585" calcext:value-type="float">
            <text:p>118.4585</text:p>
          </table:table-cell>
          <table:table-cell office:value-type="float" office:value="567.7847" calcext:value-type="float">
            <text:p>567.7847</text:p>
          </table:table-cell>
          <table:table-cell office:value-type="float" office:value="0.1911249" calcext:value-type="float">
            <text:p>0.1911249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053803" calcext:value-type="float">
            <text:p>-0.06053803</text:p>
          </table:table-cell>
          <table:table-cell office:value-type="float" office:value="370" calcext:value-type="float">
            <text:p>370</text:p>
          </table:table-cell>
          <table:table-cell office:value-type="float" office:value="397.2547" calcext:value-type="float">
            <text:p>397.2547</text:p>
          </table:table-cell>
          <table:table-cell office:value-type="float" office:value="0" calcext:value-type="float">
            <text:p>0</text:p>
          </table:table-cell>
          <table:table-cell office:value-type="float" office:value="393.131" calcext:value-type="float">
            <text:p>393.131</text:p>
          </table:table-cell>
          <table:table-cell office:value-type="float" office:value="1189.065" calcext:value-type="float">
            <text:p>1189.065</text:p>
          </table:table-cell>
          <table:table-cell office:value-type="float" office:value="1444.459" calcext:value-type="float">
            <text:p>1444.459</text:p>
          </table:table-cell>
          <table:table-cell office:value-type="float" office:value="1255.138" calcext:value-type="float">
            <text:p>1255.138</text:p>
          </table:table-cell>
          <table:table-cell office:value-type="float" office:value="748.5025" calcext:value-type="float">
            <text:p>748.5025</text:p>
          </table:table-cell>
          <table:table-cell office:value-type="float" office:value="1114.903" calcext:value-type="float">
            <text:p>1114.903</text:p>
          </table:table-cell>
          <table:table-cell office:value-type="float" office:value="410.4316" calcext:value-type="float">
            <text:p>410.4316</text:p>
          </table:table-cell>
          <table:table-cell office:value-type="float" office:value="1830.621" calcext:value-type="float">
            <text:p>1830.621</text:p>
          </table:table-cell>
          <table:table-cell office:value-type="float" office:value="2072.121" calcext:value-type="float">
            <text:p>2072.121</text:p>
          </table:table-cell>
          <table:table-cell office:value-type="float" office:value="1661.524" calcext:value-type="float">
            <text:p>1661.524</text:p>
          </table:table-cell>
          <table:table-cell office:value-type="float" office:value="585.7205" calcext:value-type="float">
            <text:p>585.7205</text:p>
          </table:table-cell>
          <table:table-cell office:value-type="float" office:value="579.5901" calcext:value-type="float">
            <text:p>579.5901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7904627" calcext:value-type="float">
            <text:p>-0.007904627</text:p>
          </table:table-cell>
          <table:table-cell office:value-type="float" office:value="0" calcext:value-type="float">
            <text:p>0</text:p>
          </table:table-cell>
          <table:table-cell office:value-type="float" office:value="2.911859" calcext:value-type="float">
            <text:p>2.911859</text:p>
          </table:table-cell>
          <table:table-cell office:value-type="float" office:value="1375.578" calcext:value-type="float">
            <text:p>1375.578</text:p>
          </table:table-cell>
          <table:table-cell office:value-type="float" office:value="-670.8039" calcext:value-type="float">
            <text:p>-670.8039</text:p>
          </table:table-cell>
          <table:table-cell office:value-type="float" office:value="704.7741" calcext:value-type="float">
            <text:p>704.7741</text:p>
          </table:table-cell>
          <table:table-cell office:value-type="float" office:value="-326.1433" calcext:value-type="float">
            <text:p>-326.1433</text:p>
          </table:table-cell>
          <table:table-cell office:value-type="float" office:value="0" calcext:value-type="float">
            <text:p>0</text:p>
          </table:table-cell>
          <table:table-cell office:value-type="float" office:value="23.38516" calcext:value-type="float">
            <text:p>23.38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759.2935" calcext:value-type="float">
            <text:p>759.2935</text:p>
          </table:table-cell>
          <table:table-cell office:value-type="float" office:value="13271.96" calcext:value-type="float">
            <text:p>13271.96</text:p>
          </table:table-cell>
          <table:table-cell office:value-type="float" office:value="0" calcext:value-type="float">
            <text:p>0</text:p>
          </table:table-cell>
          <table:table-cell office:value-type="float" office:value="83.24401" calcext:value-type="float">
            <text:p>83.24401</text:p>
          </table:table-cell>
          <table:table-cell office:value-type="float" office:value="-543.4427" calcext:value-type="float">
            <text:p>-543.4427</text:p>
          </table:table-cell>
          <table:table-cell office:value-type="float" office:value="1498.25" calcext:value-type="float">
            <text:p>1498.25</text:p>
          </table:table-cell>
          <table:table-cell office:value-type="float" office:value="-233.5934" calcext:value-type="float">
            <text:p>-233.5934</text:p>
          </table:table-cell>
          <table:table-cell office:value-type="float" office:value="117.0598" calcext:value-type="float">
            <text:p>117.0598</text:p>
          </table:table-cell>
          <table:table-cell office:value-type="float" office:value="566.5739" calcext:value-type="float">
            <text:p>566.5739</text:p>
          </table:table-cell>
          <table:table-cell office:value-type="float" office:value="0.1920212" calcext:value-type="float">
            <text:p>0.1920212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053803" calcext:value-type="float">
            <text:p>-0.06053803</text:p>
          </table:table-cell>
          <table:table-cell office:value-type="float" office:value="370" calcext:value-type="float">
            <text:p>370</text:p>
          </table:table-cell>
          <table:table-cell office:value-type="float" office:value="401.0352" calcext:value-type="float">
            <text:p>401.0352</text:p>
          </table:table-cell>
          <table:table-cell office:value-type="float" office:value="0" calcext:value-type="float">
            <text:p>0</text:p>
          </table:table-cell>
          <table:table-cell office:value-type="float" office:value="393.5647" calcext:value-type="float">
            <text:p>393.5647</text:p>
          </table:table-cell>
          <table:table-cell office:value-type="float" office:value="1189.171" calcext:value-type="float">
            <text:p>1189.171</text:p>
          </table:table-cell>
          <table:table-cell office:value-type="float" office:value="1444.482" calcext:value-type="float">
            <text:p>1444.482</text:p>
          </table:table-cell>
          <table:table-cell office:value-type="float" office:value="1255.185" calcext:value-type="float">
            <text:p>1255.185</text:p>
          </table:table-cell>
          <table:table-cell office:value-type="float" office:value="748.5766" calcext:value-type="float">
            <text:p>748.5766</text:p>
          </table:table-cell>
          <table:table-cell office:value-type="float" office:value="1114.953" calcext:value-type="float">
            <text:p>1114.953</text:p>
          </table:table-cell>
          <table:table-cell office:value-type="float" office:value="410.5459" calcext:value-type="float">
            <text:p>410.5459</text:p>
          </table:table-cell>
          <table:table-cell office:value-type="float" office:value="1830.704" calcext:value-type="float">
            <text:p>1830.704</text:p>
          </table:table-cell>
          <table:table-cell office:value-type="float" office:value="2072.156" calcext:value-type="float">
            <text:p>2072.156</text:p>
          </table:table-cell>
          <table:table-cell office:value-type="float" office:value="1661.531" calcext:value-type="float">
            <text:p>1661.531</text:p>
          </table:table-cell>
          <table:table-cell office:value-type="float" office:value="585.7419" calcext:value-type="float">
            <text:p>585.7419</text:p>
          </table:table-cell>
          <table:table-cell office:value-type="float" office:value="579.6657" calcext:value-type="float">
            <text:p>579.6657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1" calcext:value-type="float">
            <text:p>35.67421</text:p>
          </table:table-cell>
          <table:table-cell office:value-type="float" office:value="0" calcext:value-type="float">
            <text:p>0</text:p>
          </table:table-cell>
          <table:table-cell office:value-type="float" office:value="-0.007925343" calcext:value-type="float">
            <text:p>-0.007925343</text:p>
          </table:table-cell>
          <table:table-cell office:value-type="float" office:value="0" calcext:value-type="float">
            <text:p>0</text:p>
          </table:table-cell>
          <table:table-cell office:value-type="float" office:value="2.906773" calcext:value-type="float">
            <text:p>2.906773</text:p>
          </table:table-cell>
          <table:table-cell office:value-type="float" office:value="1390.989" calcext:value-type="float">
            <text:p>1390.989</text:p>
          </table:table-cell>
          <table:table-cell office:value-type="float" office:value="-679.8984" calcext:value-type="float">
            <text:p>-679.8984</text:p>
          </table:table-cell>
          <table:table-cell office:value-type="float" office:value="711.0905" calcext:value-type="float">
            <text:p>711.0905</text:p>
          </table:table-cell>
          <table:table-cell office:value-type="float" office:value="-328.3556" calcext:value-type="float">
            <text:p>-328.3556</text:p>
          </table:table-cell>
          <table:table-cell office:value-type="float" office:value="0" calcext:value-type="float">
            <text:p>0</text:p>
          </table:table-cell>
          <table:table-cell office:value-type="float" office:value="23.04681" calcext:value-type="float">
            <text:p>23.04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759.5532" calcext:value-type="float">
            <text:p>759.5532</text:p>
          </table:table-cell>
          <table:table-cell office:value-type="float" office:value="13272.06" calcext:value-type="float">
            <text:p>13272.06</text:p>
          </table:table-cell>
          <table:table-cell office:value-type="float" office:value="0" calcext:value-type="float">
            <text:p>0</text:p>
          </table:table-cell>
          <table:table-cell office:value-type="float" office:value="85.49201" calcext:value-type="float">
            <text:p>85.49201</text:p>
          </table:table-cell>
          <table:table-cell office:value-type="float" office:value="-548.9955" calcext:value-type="float">
            <text:p>-548.9955</text:p>
          </table:table-cell>
          <table:table-cell office:value-type="float" office:value="1511.284" calcext:value-type="float">
            <text:p>1511.284</text:p>
          </table:table-cell>
          <table:table-cell office:value-type="float" office:value="-237.0134" calcext:value-type="float">
            <text:p>-237.0134</text:p>
          </table:table-cell>
          <table:table-cell office:value-type="float" office:value="115.3716" calcext:value-type="float">
            <text:p>115.3716</text:p>
          </table:table-cell>
          <table:table-cell office:value-type="float" office:value="565.8121" calcext:value-type="float">
            <text:p>565.8121</text:p>
          </table:table-cell>
          <table:table-cell office:value-type="float" office:value="0.19304" calcext:value-type="float">
            <text:p>0.19304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176956" calcext:value-type="float">
            <text:p>-0.06176956</text:p>
          </table:table-cell>
          <table:table-cell office:value-type="float" office:value="370" calcext:value-type="float">
            <text:p>370</text:p>
          </table:table-cell>
          <table:table-cell office:value-type="float" office:value="405.3012" calcext:value-type="float">
            <text:p>405.3012</text:p>
          </table:table-cell>
          <table:table-cell office:value-type="float" office:value="0" calcext:value-type="float">
            <text:p>0</text:p>
          </table:table-cell>
          <table:table-cell office:value-type="float" office:value="393.9312" calcext:value-type="float">
            <text:p>393.9312</text:p>
          </table:table-cell>
          <table:table-cell office:value-type="float" office:value="1189.31" calcext:value-type="float">
            <text:p>1189.31</text:p>
          </table:table-cell>
          <table:table-cell office:value-type="float" office:value="1444.539" calcext:value-type="float">
            <text:p>1444.539</text:p>
          </table:table-cell>
          <table:table-cell office:value-type="float" office:value="1255.251" calcext:value-type="float">
            <text:p>1255.251</text:p>
          </table:table-cell>
          <table:table-cell office:value-type="float" office:value="748.6599" calcext:value-type="float">
            <text:p>748.6599</text:p>
          </table:table-cell>
          <table:table-cell office:value-type="float" office:value="1115.009" calcext:value-type="float">
            <text:p>1115.009</text:p>
          </table:table-cell>
          <table:table-cell office:value-type="float" office:value="410.6625" calcext:value-type="float">
            <text:p>410.6625</text:p>
          </table:table-cell>
          <table:table-cell office:value-type="float" office:value="1830.79" calcext:value-type="float">
            <text:p>1830.79</text:p>
          </table:table-cell>
          <table:table-cell office:value-type="float" office:value="2072.192" calcext:value-type="float">
            <text:p>2072.192</text:p>
          </table:table-cell>
          <table:table-cell office:value-type="float" office:value="1661.538" calcext:value-type="float">
            <text:p>1661.538</text:p>
          </table:table-cell>
          <table:table-cell office:value-type="float" office:value="585.7638" calcext:value-type="float">
            <text:p>585.7638</text:p>
          </table:table-cell>
          <table:table-cell office:value-type="float" office:value="579.7424" calcext:value-type="float">
            <text:p>579.7424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" calcext:value-type="float">
            <text:p>35.6742</text:p>
          </table:table-cell>
          <table:table-cell office:value-type="float" office:value="0" calcext:value-type="float">
            <text:p>0</text:p>
          </table:table-cell>
          <table:table-cell office:value-type="float" office:value="-0.007941534" calcext:value-type="float">
            <text:p>-0.007941534</text:p>
          </table:table-cell>
          <table:table-cell office:value-type="float" office:value="0" calcext:value-type="float">
            <text:p>0</text:p>
          </table:table-cell>
          <table:table-cell office:value-type="float" office:value="2.899518" calcext:value-type="float">
            <text:p>2.899518</text:p>
          </table:table-cell>
          <table:table-cell office:value-type="float" office:value="1406" calcext:value-type="float">
            <text:p>1406</text:p>
          </table:table-cell>
          <table:table-cell office:value-type="float" office:value="-688.5218" calcext:value-type="float">
            <text:p>-688.5218</text:p>
          </table:table-cell>
          <table:table-cell office:value-type="float" office:value="717.4783" calcext:value-type="float">
            <text:p>717.4783</text:p>
          </table:table-cell>
          <table:table-cell office:value-type="float" office:value="-330.1832" calcext:value-type="float">
            <text:p>-330.1832</text:p>
          </table:table-cell>
          <table:table-cell office:value-type="float" office:value="0" calcext:value-type="float">
            <text:p>0</text:p>
          </table:table-cell>
          <table:table-cell office:value-type="float" office:value="22.73956" calcext:value-type="float">
            <text:p>22.73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754.0762" calcext:value-type="float">
            <text:p>754.0762</text:p>
          </table:table-cell>
          <table:table-cell office:value-type="float" office:value="13273.18" calcext:value-type="float">
            <text:p>13273.18</text:p>
          </table:table-cell>
          <table:table-cell office:value-type="float" office:value="0" calcext:value-type="float">
            <text:p>0</text:p>
          </table:table-cell>
          <table:table-cell office:value-type="float" office:value="87.71937" calcext:value-type="float">
            <text:p>87.71937</text:p>
          </table:table-cell>
          <table:table-cell office:value-type="float" office:value="-559.0067" calcext:value-type="float">
            <text:p>-559.0067</text:p>
          </table:table-cell>
          <table:table-cell office:value-type="float" office:value="1536.057" calcext:value-type="float">
            <text:p>1536.057</text:p>
          </table:table-cell>
          <table:table-cell office:value-type="float" office:value="-240.4657" calcext:value-type="float">
            <text:p>-240.4657</text:p>
          </table:table-cell>
          <table:table-cell office:value-type="float" office:value="118.7389" calcext:value-type="float">
            <text:p>118.7389</text:p>
          </table:table-cell>
          <table:table-cell office:value-type="float" office:value="559.1951" calcext:value-type="float">
            <text:p>559.1951</text:p>
          </table:table-cell>
          <table:table-cell office:value-type="float" office:value="0.1942281" calcext:value-type="float">
            <text:p>0.1942281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44699" calcext:value-type="float">
            <text:p>-0.0644699</text:p>
          </table:table-cell>
          <table:table-cell office:value-type="float" office:value="370" calcext:value-type="float">
            <text:p>370</text:p>
          </table:table-cell>
          <table:table-cell office:value-type="float" office:value="405.0328" calcext:value-type="float">
            <text:p>405.0328</text:p>
          </table:table-cell>
          <table:table-cell office:value-type="float" office:value="0" calcext:value-type="float">
            <text:p>0</text:p>
          </table:table-cell>
          <table:table-cell office:value-type="float" office:value="395.3701" calcext:value-type="float">
            <text:p>395.3701</text:p>
          </table:table-cell>
          <table:table-cell office:value-type="float" office:value="1189.465" calcext:value-type="float">
            <text:p>1189.465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1255.33" calcext:value-type="float">
            <text:p>1255.33</text:p>
          </table:table-cell>
          <table:table-cell office:value-type="float" office:value="748.7521" calcext:value-type="float">
            <text:p>748.7521</text:p>
          </table:table-cell>
          <table:table-cell office:value-type="float" office:value="1115.073" calcext:value-type="float">
            <text:p>1115.073</text:p>
          </table:table-cell>
          <table:table-cell office:value-type="float" office:value="410.7794" calcext:value-type="float">
            <text:p>410.7794</text:p>
          </table:table-cell>
          <table:table-cell office:value-type="float" office:value="1830.875" calcext:value-type="float">
            <text:p>1830.875</text:p>
          </table:table-cell>
          <table:table-cell office:value-type="float" office:value="2072.227" calcext:value-type="float">
            <text:p>2072.227</text:p>
          </table:table-cell>
          <table:table-cell office:value-type="float" office:value="1661.545" calcext:value-type="float">
            <text:p>1661.545</text:p>
          </table:table-cell>
          <table:table-cell office:value-type="float" office:value="585.7918" calcext:value-type="float">
            <text:p>585.7918</text:p>
          </table:table-cell>
          <table:table-cell office:value-type="float" office:value="579.8192" calcext:value-type="float">
            <text:p>579.8192</text:p>
          </table:table-cell>
          <table:table-cell office:value-type="float" office:value="142.7343" calcext:value-type="float">
            <text:p>142.7343</text:p>
          </table:table-cell>
          <table:table-cell office:value-type="float" office:value="35.67424" calcext:value-type="float">
            <text:p>35.67424</text:p>
          </table:table-cell>
          <table:table-cell office:value-type="float" office:value="0" calcext:value-type="float">
            <text:p>0</text:p>
          </table:table-cell>
          <table:table-cell office:value-type="float" office:value="-0.008021315" calcext:value-type="float">
            <text:p>-0.008021315</text:p>
          </table:table-cell>
          <table:table-cell office:value-type="float" office:value="0" calcext:value-type="float">
            <text:p>0</text:p>
          </table:table-cell>
          <table:table-cell office:value-type="float" office:value="2.89321" calcext:value-type="float">
            <text:p>2.89321</text:p>
          </table:table-cell>
          <table:table-cell office:value-type="float" office:value="1420.691" calcext:value-type="float">
            <text:p>1420.691</text:p>
          </table:table-cell>
          <table:table-cell office:value-type="float" office:value="-696.9229" calcext:value-type="float">
            <text:p>-696.9229</text:p>
          </table:table-cell>
          <table:table-cell office:value-type="float" office:value="723.7686" calcext:value-type="float">
            <text:p>723.7686</text:p>
          </table:table-cell>
          <table:table-cell office:value-type="float" office:value="-336.7031" calcext:value-type="float">
            <text:p>-336.7031</text:p>
          </table:table-cell>
          <table:table-cell office:value-type="float" office:value="0" calcext:value-type="float">
            <text:p>0</text:p>
          </table:table-cell>
          <table:table-cell office:value-type="float" office:value="22.69914" calcext:value-type="float">
            <text:p>22.69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750.2242" calcext:value-type="float">
            <text:p>750.2242</text:p>
          </table:table-cell>
          <table:table-cell office:value-type="float" office:value="13274.11" calcext:value-type="float">
            <text:p>13274.11</text:p>
          </table:table-cell>
          <table:table-cell office:value-type="float" office:value="0" calcext:value-type="float">
            <text:p>0</text:p>
          </table:table-cell>
          <table:table-cell office:value-type="float" office:value="89.98911" calcext:value-type="float">
            <text:p>89.98911</text:p>
          </table:table-cell>
          <table:table-cell office:value-type="float" office:value="-567.8996" calcext:value-type="float">
            <text:p>-567.8996</text:p>
          </table:table-cell>
          <table:table-cell office:value-type="float" office:value="1559.229" calcext:value-type="float">
            <text:p>1559.229</text:p>
          </table:table-cell>
          <table:table-cell office:value-type="float" office:value="-243.9133" calcext:value-type="float">
            <text:p>-243.9133</text:p>
          </table:table-cell>
          <table:table-cell office:value-type="float" office:value="120.7348" calcext:value-type="float">
            <text:p>120.7348</text:p>
          </table:table-cell>
          <table:table-cell office:value-type="float" office:value="554.2195" calcext:value-type="float">
            <text:p>554.2195</text:p>
          </table:table-cell>
          <table:table-cell office:value-type="float" office:value="0.1955524" calcext:value-type="float">
            <text:p>0.1955524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710094" calcext:value-type="float">
            <text:p>-0.06710094</text:p>
          </table:table-cell>
          <table:table-cell office:value-type="float" office:value="370" calcext:value-type="float">
            <text:p>370</text:p>
          </table:table-cell>
          <table:table-cell office:value-type="float" office:value="405.9442" calcext:value-type="float">
            <text:p>405.9442</text:p>
          </table:table-cell>
          <table:table-cell office:value-type="float" office:value="0" calcext:value-type="float">
            <text:p>0</text:p>
          </table:table-cell>
          <table:table-cell office:value-type="float" office:value="396.5069" calcext:value-type="float">
            <text:p>396.5069</text:p>
          </table:table-cell>
          <table:table-cell office:value-type="float" office:value="1189.634" calcext:value-type="float">
            <text:p>1189.634</text:p>
          </table:table-cell>
          <table:table-cell office:value-type="float" office:value="1444.727" calcext:value-type="float">
            <text:p>1444.727</text:p>
          </table:table-cell>
          <table:table-cell office:value-type="float" office:value="1255.427" calcext:value-type="float">
            <text:p>1255.427</text:p>
          </table:table-cell>
          <table:table-cell office:value-type="float" office:value="748.8486" calcext:value-type="float">
            <text:p>748.8486</text:p>
          </table:table-cell>
          <table:table-cell office:value-type="float" office:value="1115.142" calcext:value-type="float">
            <text:p>1115.142</text:p>
          </table:table-cell>
          <table:table-cell office:value-type="float" office:value="410.8977" calcext:value-type="float">
            <text:p>410.8977</text:p>
          </table:table-cell>
          <table:table-cell office:value-type="float" office:value="1830.961" calcext:value-type="float">
            <text:p>1830.961</text:p>
          </table:table-cell>
          <table:table-cell office:value-type="float" office:value="2072.263" calcext:value-type="float">
            <text:p>2072.263</text:p>
          </table:table-cell>
          <table:table-cell office:value-type="float" office:value="1661.552" calcext:value-type="float">
            <text:p>1661.552</text:p>
          </table:table-cell>
          <table:table-cell office:value-type="float" office:value="585.8506" calcext:value-type="float">
            <text:p>585.8506</text:p>
          </table:table-cell>
          <table:table-cell office:value-type="float" office:value="579.8936" calcext:value-type="float">
            <text:p>579.8936</text:p>
          </table:table-cell>
          <table:table-cell office:value-type="float" office:value="142.7342" calcext:value-type="float">
            <text:p>142.7342</text:p>
          </table:table-cell>
          <table:table-cell office:value-type="float" office:value="35.67427" calcext:value-type="float">
            <text:p>35.67427</text:p>
          </table:table-cell>
          <table:table-cell office:value-type="float" office:value="0" calcext:value-type="float">
            <text:p>0</text:p>
          </table:table-cell>
          <table:table-cell office:value-type="float" office:value="-0.008032706" calcext:value-type="float">
            <text:p>-0.008032706</text:p>
          </table:table-cell>
          <table:table-cell office:value-type="float" office:value="0" calcext:value-type="float">
            <text:p>0</text:p>
          </table:table-cell>
          <table:table-cell office:value-type="float" office:value="2.886557" calcext:value-type="float">
            <text:p>2.886557</text:p>
          </table:table-cell>
          <table:table-cell office:value-type="float" office:value="1434.487" calcext:value-type="float">
            <text:p>1434.487</text:p>
          </table:table-cell>
          <table:table-cell office:value-type="float" office:value="-704.367" calcext:value-type="float">
            <text:p>-704.367</text:p>
          </table:table-cell>
          <table:table-cell office:value-type="float" office:value="730.1197" calcext:value-type="float">
            <text:p>730.1197</text:p>
          </table:table-cell>
          <table:table-cell office:value-type="float" office:value="-341.8342" calcext:value-type="float">
            <text:p>-341.8342</text:p>
          </table:table-cell>
          <table:table-cell office:value-type="float" office:value="0" calcext:value-type="float">
            <text:p>0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748.071" calcext:value-type="float">
            <text:p>748.071</text:p>
          </table:table-cell>
          <table:table-cell office:value-type="float" office:value="13274.82" calcext:value-type="float">
            <text:p>13274.82</text:p>
          </table:table-cell>
          <table:table-cell office:value-type="float" office:value="0" calcext:value-type="float">
            <text:p>0</text:p>
          </table:table-cell>
          <table:table-cell office:value-type="float" office:value="92.58195" calcext:value-type="float">
            <text:p>92.58195</text:p>
          </table:table-cell>
          <table:table-cell office:value-type="float" office:value="-575.6191" calcext:value-type="float">
            <text:p>-575.6191</text:p>
          </table:table-cell>
          <table:table-cell office:value-type="float" office:value="1579.229" calcext:value-type="float">
            <text:p>1579.229</text:p>
          </table:table-cell>
          <table:table-cell office:value-type="float" office:value="-247.3987" calcext:value-type="float">
            <text:p>-247.3987</text:p>
          </table:table-cell>
          <table:table-cell office:value-type="float" office:value="121.4027" calcext:value-type="float">
            <text:p>121.4027</text:p>
          </table:table-cell>
          <table:table-cell office:value-type="float" office:value="550.8777" calcext:value-type="float">
            <text:p>550.8777</text:p>
          </table:table-cell>
          <table:table-cell office:value-type="float" office:value="0.1968442" calcext:value-type="float">
            <text:p>0.1968442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805309" calcext:value-type="float">
            <text:p>-0.06805309</text:p>
          </table:table-cell>
          <table:table-cell office:value-type="float" office:value="370" calcext:value-type="float">
            <text:p>370</text:p>
          </table:table-cell>
          <table:table-cell office:value-type="float" office:value="407.7004" calcext:value-type="float">
            <text:p>407.7004</text:p>
          </table:table-cell>
          <table:table-cell office:value-type="float" office:value="0" calcext:value-type="float">
            <text:p>0</text:p>
          </table:table-cell>
          <table:table-cell office:value-type="float" office:value="397.4403" calcext:value-type="float">
            <text:p>397.4403</text:p>
          </table:table-cell>
          <table:table-cell office:value-type="float" office:value="1189.816" calcext:value-type="float">
            <text:p>1189.816</text:p>
          </table:table-cell>
          <table:table-cell office:value-type="float" office:value="1444.841" calcext:value-type="float">
            <text:p>1444.841</text:p>
          </table:table-cell>
          <table:table-cell office:value-type="float" office:value="1255.536" calcext:value-type="float">
            <text:p>1255.536</text:p>
          </table:table-cell>
          <table:table-cell office:value-type="float" office:value="748.9571" calcext:value-type="float">
            <text:p>748.9571</text:p>
          </table:table-cell>
          <table:table-cell office:value-type="float" office:value="1115.216" calcext:value-type="float">
            <text:p>1115.216</text:p>
          </table:table-cell>
          <table:table-cell office:value-type="float" office:value="411.0184" calcext:value-type="float">
            <text:p>411.0184</text:p>
          </table:table-cell>
          <table:table-cell office:value-type="float" office:value="1831.047" calcext:value-type="float">
            <text:p>1831.047</text:p>
          </table:table-cell>
          <table:table-cell office:value-type="float" office:value="2072.298" calcext:value-type="float">
            <text:p>2072.298</text:p>
          </table:table-cell>
          <table:table-cell office:value-type="float" office:value="1661.558" calcext:value-type="float">
            <text:p>1661.558</text:p>
          </table:table-cell>
          <table:table-cell office:value-type="float" office:value="585.9076" calcext:value-type="float">
            <text:p>585.9076</text:p>
          </table:table-cell>
          <table:table-cell office:value-type="float" office:value="579.9687" calcext:value-type="float">
            <text:p>579.9687</text:p>
          </table:table-cell>
          <table:table-cell office:value-type="float" office:value="142.7342" calcext:value-type="float">
            <text:p>142.7342</text:p>
          </table:table-cell>
          <table:table-cell office:value-type="float" office:value="35.67428" calcext:value-type="float">
            <text:p>35.67428</text:p>
          </table:table-cell>
          <table:table-cell office:value-type="float" office:value="0" calcext:value-type="float">
            <text:p>0</text:p>
          </table:table-cell>
          <table:table-cell office:value-type="float" office:value="-0.008042037" calcext:value-type="float">
            <text:p>-0.008042037</text:p>
          </table:table-cell>
          <table:table-cell office:value-type="float" office:value="0" calcext:value-type="float">
            <text:p>0</text:p>
          </table:table-cell>
          <table:table-cell office:value-type="float" office:value="2.871565" calcext:value-type="float">
            <text:p>2.871565</text:p>
          </table:table-cell>
          <table:table-cell office:value-type="float" office:value="1448.671" calcext:value-type="float">
            <text:p>1448.671</text:p>
          </table:table-cell>
          <table:table-cell office:value-type="float" office:value="-712.5714" calcext:value-type="float">
            <text:p>-712.5714</text:p>
          </table:table-cell>
          <table:table-cell office:value-type="float" office:value="736.0997" calcext:value-type="float">
            <text:p>736.0997</text:p>
          </table:table-cell>
          <table:table-cell office:value-type="float" office:value="-345.8083" calcext:value-type="float">
            <text:p>-345.8083</text:p>
          </table:table-cell>
          <table:table-cell office:value-type="float" office:value="0" calcext:value-type="float">
            <text:p>0</text:p>
          </table:table-cell>
          <table:table-cell office:value-type="float" office:value="22.12086" calcext:value-type="float">
            <text:p>22.1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748.0593" calcext:value-type="float">
            <text:p>748.0593</text:p>
          </table:table-cell>
          <table:table-cell office:value-type="float" office:value="13275.12" calcext:value-type="float">
            <text:p>13275.12</text:p>
          </table:table-cell>
          <table:table-cell office:value-type="float" office:value="0" calcext:value-type="float">
            <text:p>0</text:p>
          </table:table-cell>
          <table:table-cell office:value-type="float" office:value="95.49047" calcext:value-type="float">
            <text:p>95.49047</text:p>
          </table:table-cell>
          <table:table-cell office:value-type="float" office:value="-581.9485" calcext:value-type="float">
            <text:p>-581.9485</text:p>
          </table:table-cell>
          <table:table-cell office:value-type="float" office:value="1595.599" calcext:value-type="float">
            <text:p>1595.599</text:p>
          </table:table-cell>
          <table:table-cell office:value-type="float" office:value="-250.9489" calcext:value-type="float">
            <text:p>-250.9489</text:p>
          </table:table-cell>
          <table:table-cell office:value-type="float" office:value="120.9876" calcext:value-type="float">
            <text:p>120.9876</text:p>
          </table:table-cell>
          <table:table-cell office:value-type="float" office:value="549.6508" calcext:value-type="float">
            <text:p>549.6508</text:p>
          </table:table-cell>
          <table:table-cell office:value-type="float" office:value="0.1981772" calcext:value-type="float">
            <text:p>0.1981772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805309" calcext:value-type="float">
            <text:p>-0.06805309</text:p>
          </table:table-cell>
          <table:table-cell office:value-type="float" office:value="370" calcext:value-type="float">
            <text:p>370</text:p>
          </table:table-cell>
          <table:table-cell office:value-type="float" office:value="410.3608" calcext:value-type="float">
            <text:p>410.3608</text:p>
          </table:table-cell>
          <table:table-cell office:value-type="float" office:value="0" calcext:value-type="float">
            <text:p>0</text:p>
          </table:table-cell>
          <table:table-cell office:value-type="float" office:value="397.9775" calcext:value-type="float">
            <text:p>397.9775</text:p>
          </table:table-cell>
          <table:table-cell office:value-type="float" office:value="1190.002" calcext:value-type="float">
            <text:p>1190.002</text:p>
          </table:table-cell>
          <table:table-cell office:value-type="float" office:value="1444.954" calcext:value-type="float">
            <text:p>1444.954</text:p>
          </table:table-cell>
          <table:table-cell office:value-type="float" office:value="1255.656" calcext:value-type="float">
            <text:p>1255.656</text:p>
          </table:table-cell>
          <table:table-cell office:value-type="float" office:value="749.0663" calcext:value-type="float">
            <text:p>749.0663</text:p>
          </table:table-cell>
          <table:table-cell office:value-type="float" office:value="1115.291" calcext:value-type="float">
            <text:p>1115.291</text:p>
          </table:table-cell>
          <table:table-cell office:value-type="float" office:value="411.1405" calcext:value-type="float">
            <text:p>411.1405</text:p>
          </table:table-cell>
          <table:table-cell office:value-type="float" office:value="1831.132" calcext:value-type="float">
            <text:p>1831.132</text:p>
          </table:table-cell>
          <table:table-cell office:value-type="float" office:value="2072.332" calcext:value-type="float">
            <text:p>2072.332</text:p>
          </table:table-cell>
          <table:table-cell office:value-type="float" office:value="1661.564" calcext:value-type="float">
            <text:p>1661.564</text:p>
          </table:table-cell>
          <table:table-cell office:value-type="float" office:value="585.9615" calcext:value-type="float">
            <text:p>585.9615</text:p>
          </table:table-cell>
          <table:table-cell office:value-type="float" office:value="580.0445" calcext:value-type="float">
            <text:p>580.0445</text:p>
          </table:table-cell>
          <table:table-cell office:value-type="float" office:value="142.7342" calcext:value-type="float">
            <text:p>142.7342</text:p>
          </table:table-cell>
          <table:table-cell office:value-type="float" office:value="35.67428" calcext:value-type="float">
            <text:p>35.67428</text:p>
          </table:table-cell>
          <table:table-cell office:value-type="float" office:value="0" calcext:value-type="float">
            <text:p>0</text:p>
          </table:table-cell>
          <table:table-cell office:value-type="float" office:value="-0.008050886" calcext:value-type="float">
            <text:p>-0.008050886</text:p>
          </table:table-cell>
          <table:table-cell office:value-type="float" office:value="0" calcext:value-type="float">
            <text:p>0</text:p>
          </table:table-cell>
          <table:table-cell office:value-type="float" office:value="2.848072" calcext:value-type="float">
            <text:p>2.848072</text:p>
          </table:table-cell>
          <table:table-cell office:value-type="float" office:value="1462.7" calcext:value-type="float">
            <text:p>1462.7</text:p>
          </table:table-cell>
          <table:table-cell office:value-type="float" office:value="-721.1697" calcext:value-type="float">
            <text:p>-721.1697</text:p>
          </table:table-cell>
          <table:table-cell office:value-type="float" office:value="741.5303" calcext:value-type="float">
            <text:p>741.5303</text:p>
          </table:table-cell>
          <table:table-cell office:value-type="float" office:value="-348.3665" calcext:value-type="float">
            <text:p>-348.3665</text:p>
          </table:table-cell>
          <table:table-cell office:value-type="float" office:value="0" calcext:value-type="float">
            <text:p>0</text:p>
          </table:table-cell>
          <table:table-cell office:value-type="float" office:value="21.89385" calcext:value-type="float">
            <text:p>21.89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749.4428" calcext:value-type="float">
            <text:p>749.4428</text:p>
          </table:table-cell>
          <table:table-cell office:value-type="float" office:value="13275.28" calcext:value-type="float">
            <text:p>13275.28</text:p>
          </table:table-cell>
          <table:table-cell office:value-type="float" office:value="0" calcext:value-type="float">
            <text:p>0</text:p>
          </table:table-cell>
          <table:table-cell office:value-type="float" office:value="98.8745" calcext:value-type="float">
            <text:p>98.8745</text:p>
          </table:table-cell>
          <table:table-cell office:value-type="float" office:value="-587.5663" calcext:value-type="float">
            <text:p>-587.5663</text:p>
          </table:table-cell>
          <table:table-cell office:value-type="float" office:value="1609.359" calcext:value-type="float">
            <text:p>1609.359</text:p>
          </table:table-cell>
          <table:table-cell office:value-type="float" office:value="-254.6054" calcext:value-type="float">
            <text:p>-254.6054</text:p>
          </table:table-cell>
          <table:table-cell office:value-type="float" office:value="119.2847" calcext:value-type="float">
            <text:p>119.2847</text:p>
          </table:table-cell>
          <table:table-cell office:value-type="float" office:value="549.8528" calcext:value-type="float">
            <text:p>549.8528</text:p>
          </table:table-cell>
          <table:table-cell office:value-type="float" office:value="0.1996042" calcext:value-type="float">
            <text:p>0.1996042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805309" calcext:value-type="float">
            <text:p>-0.06805309</text:p>
          </table:table-cell>
          <table:table-cell office:value-type="float" office:value="370" calcext:value-type="float">
            <text:p>370</text:p>
          </table:table-cell>
          <table:table-cell office:value-type="float" office:value="413.025" calcext:value-type="float">
            <text:p>413.025</text:p>
          </table:table-cell>
          <table:table-cell office:value-type="float" office:value="0" calcext:value-type="float">
            <text:p>0</text:p>
          </table:table-cell>
          <table:table-cell office:value-type="float" office:value="398.3795" calcext:value-type="float">
            <text:p>398.3795</text:p>
          </table:table-cell>
          <table:table-cell office:value-type="float" office:value="1190.179" calcext:value-type="float">
            <text:p>1190.179</text:p>
          </table:table-cell>
          <table:table-cell office:value-type="float" office:value="1445.066" calcext:value-type="float">
            <text:p>1445.066</text:p>
          </table:table-cell>
          <table:table-cell office:value-type="float" office:value="1255.765" calcext:value-type="float">
            <text:p>1255.765</text:p>
          </table:table-cell>
          <table:table-cell office:value-type="float" office:value="749.1802" calcext:value-type="float">
            <text:p>749.1802</text:p>
          </table:table-cell>
          <table:table-cell office:value-type="float" office:value="1115.362" calcext:value-type="float">
            <text:p>1115.362</text:p>
          </table:table-cell>
          <table:table-cell office:value-type="float" office:value="411.2596" calcext:value-type="float">
            <text:p>411.2596</text:p>
          </table:table-cell>
          <table:table-cell office:value-type="float" office:value="1831.213" calcext:value-type="float">
            <text:p>1831.213</text:p>
          </table:table-cell>
          <table:table-cell office:value-type="float" office:value="2072.364" calcext:value-type="float">
            <text:p>2072.364</text:p>
          </table:table-cell>
          <table:table-cell office:value-type="float" office:value="1661.568" calcext:value-type="float">
            <text:p>1661.568</text:p>
          </table:table-cell>
          <table:table-cell office:value-type="float" office:value="586.007" calcext:value-type="float">
            <text:p>586.007</text:p>
          </table:table-cell>
          <table:table-cell office:value-type="float" office:value="580.1184" calcext:value-type="float">
            <text:p>580.1184</text:p>
          </table:table-cell>
          <table:table-cell office:value-type="float" office:value="142.7342" calcext:value-type="float">
            <text:p>142.7342</text:p>
          </table:table-cell>
          <table:table-cell office:value-type="float" office:value="35.67428" calcext:value-type="float">
            <text:p>35.67428</text:p>
          </table:table-cell>
          <table:table-cell office:value-type="float" office:value="0" calcext:value-type="float">
            <text:p>0</text:p>
          </table:table-cell>
          <table:table-cell office:value-type="float" office:value="-0.008060375" calcext:value-type="float">
            <text:p>-0.008060375</text:p>
          </table:table-cell>
          <table:table-cell office:value-type="float" office:value="0" calcext:value-type="float">
            <text:p>0</text:p>
          </table:table-cell>
          <table:table-cell office:value-type="float" office:value="2.810625" calcext:value-type="float">
            <text:p>2.810625</text:p>
          </table:table-cell>
          <table:table-cell office:value-type="float" office:value="1476.591" calcext:value-type="float">
            <text:p>1476.591</text:p>
          </table:table-cell>
          <table:table-cell office:value-type="float" office:value="-730.4462" calcext:value-type="float">
            <text:p>-730.4462</text:p>
          </table:table-cell>
          <table:table-cell office:value-type="float" office:value="746.1447" calcext:value-type="float">
            <text:p>746.1447</text:p>
          </table:table-cell>
          <table:table-cell office:value-type="float" office:value="-350.1444" calcext:value-type="float">
            <text:p>-350.1444</text:p>
          </table:table-cell>
          <table:table-cell office:value-type="float" office:value="0" calcext:value-type="float">
            <text:p>0</text:p>
          </table:table-cell>
          <table:table-cell office:value-type="float" office:value="21.70737" calcext:value-type="float">
            <text:p>21.7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751.296" calcext:value-type="float">
            <text:p>751.296</text:p>
          </table:table-cell>
          <table:table-cell office:value-type="float" office:value="13275.37" calcext:value-type="float">
            <text:p>13275.37</text:p>
          </table:table-cell>
          <table:table-cell office:value-type="float" office:value="0" calcext:value-type="float">
            <text:p>0</text:p>
          </table:table-cell>
          <table:table-cell office:value-type="float" office:value="102.4771" calcext:value-type="float">
            <text:p>102.4771</text:p>
          </table:table-cell>
          <table:table-cell office:value-type="float" office:value="-593.1062" calcext:value-type="float">
            <text:p>-593.1062</text:p>
          </table:table-cell>
          <table:table-cell office:value-type="float" office:value="1623.273" calcext:value-type="float">
            <text:p>1623.273</text:p>
          </table:table-cell>
          <table:table-cell office:value-type="float" office:value="-258.4043" calcext:value-type="float">
            <text:p>-258.4043</text:p>
          </table:table-cell>
          <table:table-cell office:value-type="float" office:value="117.5671" calcext:value-type="float">
            <text:p>117.5671</text:p>
          </table:table-cell>
          <table:table-cell office:value-type="float" office:value="550.6124" calcext:value-type="float">
            <text:p>550.6124</text:p>
          </table:table-cell>
          <table:table-cell office:value-type="float" office:value="0.2011469" calcext:value-type="float">
            <text:p>0.2011469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805309" calcext:value-type="float">
            <text:p>-0.06805309</text:p>
          </table:table-cell>
          <table:table-cell office:value-type="float" office:value="370" calcext:value-type="float">
            <text:p>370</text:p>
          </table:table-cell>
          <table:table-cell office:value-type="float" office:value="415.4232" calcext:value-type="float">
            <text:p>415.4232</text:p>
          </table:table-cell>
          <table:table-cell office:value-type="float" office:value="0" calcext:value-type="float">
            <text:p>0</text:p>
          </table:table-cell>
          <table:table-cell office:value-type="float" office:value="398.721" calcext:value-type="float">
            <text:p>398.721</text:p>
          </table:table-cell>
          <table:table-cell office:value-type="float" office:value="1190.342" calcext:value-type="float">
            <text:p>1190.342</text:p>
          </table:table-cell>
          <table:table-cell office:value-type="float" office:value="1445.168" calcext:value-type="float">
            <text:p>1445.168</text:p>
          </table:table-cell>
          <table:table-cell office:value-type="float" office:value="1255.864" calcext:value-type="float">
            <text:p>1255.864</text:p>
          </table:table-cell>
          <table:table-cell office:value-type="float" office:value="749.2873" calcext:value-type="float">
            <text:p>749.2873</text:p>
          </table:table-cell>
          <table:table-cell office:value-type="float" office:value="1115.425" calcext:value-type="float">
            <text:p>1115.425</text:p>
          </table:table-cell>
          <table:table-cell office:value-type="float" office:value="411.3692" calcext:value-type="float">
            <text:p>411.3692</text:p>
          </table:table-cell>
          <table:table-cell office:value-type="float" office:value="1831.285" calcext:value-type="float">
            <text:p>1831.285</text:p>
          </table:table-cell>
          <table:table-cell office:value-type="float" office:value="2072.388" calcext:value-type="float">
            <text:p>2072.388</text:p>
          </table:table-cell>
          <table:table-cell office:value-type="float" office:value="1661.567" calcext:value-type="float">
            <text:p>1661.567</text:p>
          </table:table-cell>
          <table:table-cell office:value-type="float" office:value="586.0378" calcext:value-type="float">
            <text:p>586.0378</text:p>
          </table:table-cell>
          <table:table-cell office:value-type="float" office:value="580.1876" calcext:value-type="float">
            <text:p>580.1876</text:p>
          </table:table-cell>
          <table:table-cell office:value-type="float" office:value="142.7342" calcext:value-type="float">
            <text:p>142.7342</text:p>
          </table:table-cell>
          <table:table-cell office:value-type="float" office:value="35.67428" calcext:value-type="float">
            <text:p>35.67428</text:p>
          </table:table-cell>
          <table:table-cell office:value-type="float" office:value="0" calcext:value-type="float">
            <text:p>0</text:p>
          </table:table-cell>
          <table:table-cell office:value-type="float" office:value="-0.008069918" calcext:value-type="float">
            <text:p>-0.008069918</text:p>
          </table:table-cell>
          <table:table-cell office:value-type="float" office:value="0" calcext:value-type="float">
            <text:p>0</text:p>
          </table:table-cell>
          <table:table-cell office:value-type="float" office:value="2.76371" calcext:value-type="float">
            <text:p>2.76371</text:p>
          </table:table-cell>
          <table:table-cell office:value-type="float" office:value="1489.88" calcext:value-type="float">
            <text:p>1489.88</text:p>
          </table:table-cell>
          <table:table-cell office:value-type="float" office:value="-739.6007" calcext:value-type="float">
            <text:p>-739.6007</text:p>
          </table:table-cell>
          <table:table-cell office:value-type="float" office:value="750.2793" calcext:value-type="float">
            <text:p>750.2793</text:p>
          </table:table-cell>
          <table:table-cell office:value-type="float" office:value="-351.7416" calcext:value-type="float">
            <text:p>-351.7416</text:p>
          </table:table-cell>
          <table:table-cell office:value-type="float" office:value="0" calcext:value-type="float">
            <text:p>0</text:p>
          </table:table-cell>
          <table:table-cell office:value-type="float" office:value="21.56078" calcext:value-type="float">
            <text:p>21.56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753.0719" calcext:value-type="float">
            <text:p>753.0719</text:p>
          </table:table-cell>
          <table:table-cell office:value-type="float" office:value="13275.34" calcext:value-type="float">
            <text:p>13275.34</text:p>
          </table:table-cell>
          <table:table-cell office:value-type="float" office:value="0" calcext:value-type="float">
            <text:p>0</text:p>
          </table:table-cell>
          <table:table-cell office:value-type="float" office:value="105.6314" calcext:value-type="float">
            <text:p>105.6314</text:p>
          </table:table-cell>
          <table:table-cell office:value-type="float" office:value="-598.4517" calcext:value-type="float">
            <text:p>-598.4517</text:p>
          </table:table-cell>
          <table:table-cell office:value-type="float" office:value="1636.04" calcext:value-type="float">
            <text:p>1636.04</text:p>
          </table:table-cell>
          <table:table-cell office:value-type="float" office:value="-262.2782" calcext:value-type="float">
            <text:p>-262.2782</text:p>
          </table:table-cell>
          <table:table-cell office:value-type="float" office:value="116.3861" calcext:value-type="float">
            <text:p>116.3861</text:p>
          </table:table-cell>
          <table:table-cell office:value-type="float" office:value="551.344" calcext:value-type="float">
            <text:p>551.344</text:p>
          </table:table-cell>
          <table:table-cell office:value-type="float" office:value="0.2028276" calcext:value-type="float">
            <text:p>0.2028276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382" calcext:value-type="float">
            <text:p>0.004105382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6966986" calcext:value-type="float">
            <text:p>-0.06966986</text:p>
          </table:table-cell>
          <table:table-cell office:value-type="float" office:value="370" calcext:value-type="float">
            <text:p>370</text:p>
          </table:table-cell>
          <table:table-cell office:value-type="float" office:value="418.2199" calcext:value-type="float">
            <text:p>418.2199</text:p>
          </table:table-cell>
          <table:table-cell office:value-type="float" office:value="0" calcext:value-type="float">
            <text:p>0</text:p>
          </table:table-cell>
          <table:table-cell office:value-type="float" office:value="398.9484" calcext:value-type="float">
            <text:p>398.9484</text:p>
          </table:table-cell>
          <table:table-cell office:value-type="float" office:value="1190.509" calcext:value-type="float">
            <text:p>1190.509</text:p>
          </table:table-cell>
          <table:table-cell office:value-type="float" office:value="1445.269" calcext:value-type="float">
            <text:p>1445.269</text:p>
          </table:table-cell>
          <table:table-cell office:value-type="float" office:value="1255.963" calcext:value-type="float">
            <text:p>1255.963</text:p>
          </table:table-cell>
          <table:table-cell office:value-type="float" office:value="749.3884" calcext:value-type="float">
            <text:p>749.3884</text:p>
          </table:table-cell>
          <table:table-cell office:value-type="float" office:value="1115.481" calcext:value-type="float">
            <text:p>1115.481</text:p>
          </table:table-cell>
          <table:table-cell office:value-type="float" office:value="411.4705" calcext:value-type="float">
            <text:p>411.4705</text:p>
          </table:table-cell>
          <table:table-cell office:value-type="float" office:value="1831.349" calcext:value-type="float">
            <text:p>1831.349</text:p>
          </table:table-cell>
          <table:table-cell office:value-type="float" office:value="2072.409" calcext:value-type="float">
            <text:p>2072.409</text:p>
          </table:table-cell>
          <table:table-cell office:value-type="float" office:value="1661.563" calcext:value-type="float">
            <text:p>1661.563</text:p>
          </table:table-cell>
          <table:table-cell office:value-type="float" office:value="586.058" calcext:value-type="float">
            <text:p>586.058</text:p>
          </table:table-cell>
          <table:table-cell office:value-type="float" office:value="580.2527" calcext:value-type="float">
            <text:p>580.2527</text:p>
          </table:table-cell>
          <table:table-cell office:value-type="float" office:value="142.7342" calcext:value-type="float">
            <text:p>142.7342</text:p>
          </table:table-cell>
          <table:table-cell office:value-type="float" office:value="35.67427" calcext:value-type="float">
            <text:p>35.67427</text:p>
          </table:table-cell>
          <table:table-cell office:value-type="float" office:value="0" calcext:value-type="float">
            <text:p>0</text:p>
          </table:table-cell>
          <table:table-cell office:value-type="float" office:value="-0.008076663" calcext:value-type="float">
            <text:p>-0.008076663</text:p>
          </table:table-cell>
          <table:table-cell office:value-type="float" office:value="0" calcext:value-type="float">
            <text:p>0</text:p>
          </table:table-cell>
          <table:table-cell office:value-type="float" office:value="2.725321" calcext:value-type="float">
            <text:p>2.725321</text:p>
          </table:table-cell>
          <table:table-cell office:value-type="float" office:value="1501.769" calcext:value-type="float">
            <text:p>1501.769</text:p>
          </table:table-cell>
          <table:table-cell office:value-type="float" office:value="-747.2319" calcext:value-type="float">
            <text:p>-747.2319</text:p>
          </table:table-cell>
          <table:table-cell office:value-type="float" office:value="754.5368" calcext:value-type="float">
            <text:p>754.5368</text:p>
          </table:table-cell>
          <table:table-cell office:value-type="float" office:value="-353.0786" calcext:value-type="float">
            <text:p>-353.0786</text:p>
          </table:table-cell>
          <table:table-cell office:value-type="float" office:value="0" calcext:value-type="float">
            <text:p>0</text:p>
          </table:table-cell>
          <table:table-cell office:value-type="float" office:value="21.42777" calcext:value-type="float">
            <text:p>21.4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749.8127" calcext:value-type="float">
            <text:p>749.8127</text:p>
          </table:table-cell>
          <table:table-cell office:value-type="float" office:value="13276.21" calcext:value-type="float">
            <text:p>13276.21</text:p>
          </table:table-cell>
          <table:table-cell office:value-type="float" office:value="0" calcext:value-type="float">
            <text:p>0</text:p>
          </table:table-cell>
          <table:table-cell office:value-type="float" office:value="108.8718" calcext:value-type="float">
            <text:p>108.8718</text:p>
          </table:table-cell>
          <table:table-cell office:value-type="float" office:value="-607.6514" calcext:value-type="float">
            <text:p>-607.6514</text:p>
          </table:table-cell>
          <table:table-cell office:value-type="float" office:value="1657.94" calcext:value-type="float">
            <text:p>1657.94</text:p>
          </table:table-cell>
          <table:table-cell office:value-type="float" office:value="-266.227" calcext:value-type="float">
            <text:p>-266.227</text:p>
          </table:table-cell>
          <table:table-cell office:value-type="float" office:value="119.5082" calcext:value-type="float">
            <text:p>119.5082</text:p>
          </table:table-cell>
          <table:table-cell office:value-type="float" office:value="547.0247" calcext:value-type="float">
            <text:p>547.0247</text:p>
          </table:table-cell>
          <table:table-cell office:value-type="float" office:value="0.2042151" calcext:value-type="float">
            <text:p>0.2042151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737" calcext:value-type="float">
            <text:p>0.00410573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7277782" calcext:value-type="float">
            <text:p>-0.07277782</text:p>
          </table:table-cell>
          <table:table-cell office:value-type="float" office:value="370" calcext:value-type="float">
            <text:p>370</text:p>
          </table:table-cell>
          <table:table-cell office:value-type="float" office:value="416.3279" calcext:value-type="float">
            <text:p>416.3279</text:p>
          </table:table-cell>
          <table:table-cell office:value-type="float" office:value="0" calcext:value-type="float">
            <text:p>0</text:p>
          </table:table-cell>
          <table:table-cell office:value-type="float" office:value="400.0925" calcext:value-type="float">
            <text:p>400.0925</text:p>
          </table:table-cell>
          <table:table-cell office:value-type="float" office:value="1190.675" calcext:value-type="float">
            <text:p>1190.675</text:p>
          </table:table-cell>
          <table:table-cell office:value-type="float" office:value="1445.385" calcext:value-type="float">
            <text:p>1445.385</text:p>
          </table:table-cell>
          <table:table-cell office:value-type="float" office:value="1256.07" calcext:value-type="float">
            <text:p>1256.07</text:p>
          </table:table-cell>
          <table:table-cell office:value-type="float" office:value="749.4852" calcext:value-type="float">
            <text:p>749.4852</text:p>
          </table:table-cell>
          <table:table-cell office:value-type="float" office:value="1115.539" calcext:value-type="float">
            <text:p>1115.539</text:p>
          </table:table-cell>
          <table:table-cell office:value-type="float" office:value="411.566" calcext:value-type="float">
            <text:p>411.566</text:p>
          </table:table-cell>
          <table:table-cell office:value-type="float" office:value="1831.409" calcext:value-type="float">
            <text:p>1831.409</text:p>
          </table:table-cell>
          <table:table-cell office:value-type="float" office:value="2072.425" calcext:value-type="float">
            <text:p>2072.425</text:p>
          </table:table-cell>
          <table:table-cell office:value-type="float" office:value="1661.558" calcext:value-type="float">
            <text:p>1661.558</text:p>
          </table:table-cell>
          <table:table-cell office:value-type="float" office:value="586.0714" calcext:value-type="float">
            <text:p>586.0714</text:p>
          </table:table-cell>
          <table:table-cell office:value-type="float" office:value="580.3148" calcext:value-type="float">
            <text:p>580.3148</text:p>
          </table:table-cell>
          <table:table-cell office:value-type="float" office:value="142.7341" calcext:value-type="float">
            <text:p>142.7341</text:p>
          </table:table-cell>
          <table:table-cell office:value-type="float" office:value="35.67431" calcext:value-type="float">
            <text:p>35.67431</text:p>
          </table:table-cell>
          <table:table-cell office:value-type="float" office:value="0" calcext:value-type="float">
            <text:p>0</text:p>
          </table:table-cell>
          <table:table-cell office:value-type="float" office:value="-0.008116194" calcext:value-type="float">
            <text:p>-0.008116194</text:p>
          </table:table-cell>
          <table:table-cell office:value-type="float" office:value="0" calcext:value-type="float">
            <text:p>0</text:p>
          </table:table-cell>
          <table:table-cell office:value-type="float" office:value="2.682328" calcext:value-type="float">
            <text:p>2.682328</text:p>
          </table:table-cell>
          <table:table-cell office:value-type="float" office:value="1513.017" calcext:value-type="float">
            <text:p>1513.017</text:p>
          </table:table-cell>
          <table:table-cell office:value-type="float" office:value="-755.1331" calcext:value-type="float">
            <text:p>-755.1331</text:p>
          </table:table-cell>
          <table:table-cell office:value-type="float" office:value="757.8837" calcext:value-type="float">
            <text:p>757.8837</text:p>
          </table:table-cell>
          <table:table-cell office:value-type="float" office:value="-358.6418" calcext:value-type="float">
            <text:p>-358.6418</text:p>
          </table:table-cell>
          <table:table-cell office:value-type="float" office:value="0" calcext:value-type="float">
            <text:p>0</text:p>
          </table:table-cell>
          <table:table-cell office:value-type="float" office:value="21.74352" calcext:value-type="float">
            <text:p>21.7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748.0109" calcext:value-type="float">
            <text:p>748.0109</text:p>
          </table:table-cell>
          <table:table-cell office:value-type="float" office:value="13276.97" calcext:value-type="float">
            <text:p>13276.97</text:p>
          </table:table-cell>
          <table:table-cell office:value-type="float" office:value="0" calcext:value-type="float">
            <text:p>0</text:p>
          </table:table-cell>
          <table:table-cell office:value-type="float" office:value="112.4679" calcext:value-type="float">
            <text:p>112.4679</text:p>
          </table:table-cell>
          <table:table-cell office:value-type="float" office:value="-616.5227" calcext:value-type="float">
            <text:p>-616.5227</text:p>
          </table:table-cell>
          <table:table-cell office:value-type="float" office:value="1680.859" calcext:value-type="float">
            <text:p>1680.859</text:p>
          </table:table-cell>
          <table:table-cell office:value-type="float" office:value="-270.3549" calcext:value-type="float">
            <text:p>-270.3549</text:p>
          </table:table-cell>
          <table:table-cell office:value-type="float" office:value="121.3787" calcext:value-type="float">
            <text:p>121.3787</text:p>
          </table:table-cell>
          <table:table-cell office:value-type="float" office:value="544.3353" calcext:value-type="float">
            <text:p>544.3353</text:p>
          </table:table-cell>
          <table:table-cell office:value-type="float" office:value="0.2056925" calcext:value-type="float">
            <text:p>0.2056925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737" calcext:value-type="float">
            <text:p>0.00410573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7579244" calcext:value-type="float">
            <text:p>-0.07579244</text:p>
          </table:table-cell>
          <table:table-cell office:value-type="float" office:value="370" calcext:value-type="float">
            <text:p>370</text:p>
          </table:table-cell>
          <table:table-cell office:value-type="float" office:value="413.8441" calcext:value-type="float">
            <text:p>413.8441</text:p>
          </table:table-cell>
          <table:table-cell office:value-type="float" office:value="0" calcext:value-type="float">
            <text:p>0</text:p>
          </table:table-cell>
          <table:table-cell office:value-type="float" office:value="401.0502" calcext:value-type="float">
            <text:p>401.0502</text:p>
          </table:table-cell>
          <table:table-cell office:value-type="float" office:value="1190.786" calcext:value-type="float">
            <text:p>1190.786</text:p>
          </table:table-cell>
          <table:table-cell office:value-type="float" office:value="1445.484" calcext:value-type="float">
            <text:p>1445.484</text:p>
          </table:table-cell>
          <table:table-cell office:value-type="float" office:value="1256.166" calcext:value-type="float">
            <text:p>1256.166</text:p>
          </table:table-cell>
          <table:table-cell office:value-type="float" office:value="749.5787" calcext:value-type="float">
            <text:p>749.5787</text:p>
          </table:table-cell>
          <table:table-cell office:value-type="float" office:value="1115.597" calcext:value-type="float">
            <text:p>1115.597</text:p>
          </table:table-cell>
          <table:table-cell office:value-type="float" office:value="411.6591" calcext:value-type="float">
            <text:p>411.6591</text:p>
          </table:table-cell>
          <table:table-cell office:value-type="float" office:value="1831.466" calcext:value-type="float">
            <text:p>1831.466</text:p>
          </table:table-cell>
          <table:table-cell office:value-type="float" office:value="2072.44" calcext:value-type="float">
            <text:p>2072.44</text:p>
          </table:table-cell>
          <table:table-cell office:value-type="float" office:value="1661.551" calcext:value-type="float">
            <text:p>1661.551</text:p>
          </table:table-cell>
          <table:table-cell office:value-type="float" office:value="586.0835" calcext:value-type="float">
            <text:p>586.0835</text:p>
          </table:table-cell>
          <table:table-cell office:value-type="float" office:value="580.3753" calcext:value-type="float">
            <text:p>580.3753</text:p>
          </table:table-cell>
          <table:table-cell office:value-type="float" office:value="142.7341" calcext:value-type="float">
            <text:p>142.7341</text:p>
          </table:table-cell>
          <table:table-cell office:value-type="float" office:value="35.67435" calcext:value-type="float">
            <text:p>35.67435</text:p>
          </table:table-cell>
          <table:table-cell office:value-type="float" office:value="0" calcext:value-type="float">
            <text:p>0</text:p>
          </table:table-cell>
          <table:table-cell office:value-type="float" office:value="-0.008122657" calcext:value-type="float">
            <text:p>-0.008122657</text:p>
          </table:table-cell>
          <table:table-cell office:value-type="float" office:value="0" calcext:value-type="float">
            <text:p>0</text:p>
          </table:table-cell>
          <table:table-cell office:value-type="float" office:value="2.628472" calcext:value-type="float">
            <text:p>2.628472</text:p>
          </table:table-cell>
          <table:table-cell office:value-type="float" office:value="1523.377" calcext:value-type="float">
            <text:p>1523.377</text:p>
          </table:table-cell>
          <table:table-cell office:value-type="float" office:value="-763.2479" calcext:value-type="float">
            <text:p>-763.2479</text:p>
          </table:table-cell>
          <table:table-cell office:value-type="float" office:value="760.1293" calcext:value-type="float">
            <text:p>760.1293</text:p>
          </table:table-cell>
          <table:table-cell office:value-type="float" office:value="-363.2139" calcext:value-type="float">
            <text:p>-363.2139</text:p>
          </table:table-cell>
          <table:table-cell office:value-type="float" office:value="0" calcext:value-type="float">
            <text:p>0</text:p>
          </table:table-cell>
          <table:table-cell office:value-type="float" office:value="21.57509" calcext:value-type="float">
            <text:p>21.5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748.5443" calcext:value-type="float">
            <text:p>748.5443</text:p>
          </table:table-cell>
          <table:table-cell office:value-type="float" office:value="13277.53" calcext:value-type="float">
            <text:p>13277.53</text:p>
          </table:table-cell>
          <table:table-cell office:value-type="float" office:value="0" calcext:value-type="float">
            <text:p>0</text:p>
          </table:table-cell>
          <table:table-cell office:value-type="float" office:value="117.0573" calcext:value-type="float">
            <text:p>117.0573</text:p>
          </table:table-cell>
          <table:table-cell office:value-type="float" office:value="-624.3527" calcext:value-type="float">
            <text:p>-624.3527</text:p>
          </table:table-cell>
          <table:table-cell office:value-type="float" office:value="1701.124" calcext:value-type="float">
            <text:p>1701.124</text:p>
          </table:table-cell>
          <table:table-cell office:value-type="float" office:value="-274.6031" calcext:value-type="float">
            <text:p>-274.6031</text:p>
          </table:table-cell>
          <table:table-cell office:value-type="float" office:value="121.8695" calcext:value-type="float">
            <text:p>121.8695</text:p>
          </table:table-cell>
          <table:table-cell office:value-type="float" office:value="543.9821" calcext:value-type="float">
            <text:p>543.9821</text:p>
          </table:table-cell>
          <table:table-cell office:value-type="float" office:value="0.2071825" calcext:value-type="float">
            <text:p>0.2071825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737" calcext:value-type="float">
            <text:p>0.00410573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770592" calcext:value-type="float">
            <text:p>-0.0770592</text:p>
          </table:table-cell>
          <table:table-cell office:value-type="float" office:value="370" calcext:value-type="float">
            <text:p>370</text:p>
          </table:table-cell>
          <table:table-cell office:value-type="float" office:value="410.9485" calcext:value-type="float">
            <text:p>410.9485</text:p>
          </table:table-cell>
          <table:table-cell office:value-type="float" office:value="0" calcext:value-type="float">
            <text:p>0</text:p>
          </table:table-cell>
          <table:table-cell office:value-type="float" office:value="401.8279" calcext:value-type="float">
            <text:p>401.8279</text:p>
          </table:table-cell>
          <table:table-cell office:value-type="float" office:value="1190.911" calcext:value-type="float">
            <text:p>1190.911</text:p>
          </table:table-cell>
          <table:table-cell office:value-type="float" office:value="1445.568" calcext:value-type="float">
            <text:p>1445.568</text:p>
          </table:table-cell>
          <table:table-cell office:value-type="float" office:value="1256.254" calcext:value-type="float">
            <text:p>1256.254</text:p>
          </table:table-cell>
          <table:table-cell office:value-type="float" office:value="749.6718" calcext:value-type="float">
            <text:p>749.6718</text:p>
          </table:table-cell>
          <table:table-cell office:value-type="float" office:value="1115.653" calcext:value-type="float">
            <text:p>1115.653</text:p>
          </table:table-cell>
          <table:table-cell office:value-type="float" office:value="411.7502" calcext:value-type="float">
            <text:p>411.7502</text:p>
          </table:table-cell>
          <table:table-cell office:value-type="float" office:value="1831.522" calcext:value-type="float">
            <text:p>1831.522</text:p>
          </table:table-cell>
          <table:table-cell office:value-type="float" office:value="2072.455" calcext:value-type="float">
            <text:p>2072.455</text:p>
          </table:table-cell>
          <table:table-cell office:value-type="float" office:value="1661.544" calcext:value-type="float">
            <text:p>1661.544</text:p>
          </table:table-cell>
          <table:table-cell office:value-type="float" office:value="586.0955" calcext:value-type="float">
            <text:p>586.0955</text:p>
          </table:table-cell>
          <table:table-cell office:value-type="float" office:value="580.4346" calcext:value-type="float">
            <text:p>580.4346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7" calcext:value-type="float">
            <text:p>35.67437</text:p>
          </table:table-cell>
          <table:table-cell office:value-type="float" office:value="0" calcext:value-type="float">
            <text:p>0</text:p>
          </table:table-cell>
          <table:table-cell office:value-type="float" office:value="-0.008128868" calcext:value-type="float">
            <text:p>-0.008128868</text:p>
          </table:table-cell>
          <table:table-cell office:value-type="float" office:value="0" calcext:value-type="float">
            <text:p>0</text:p>
          </table:table-cell>
          <table:table-cell office:value-type="float" office:value="2.545905" calcext:value-type="float">
            <text:p>2.545905</text:p>
          </table:table-cell>
          <table:table-cell office:value-type="float" office:value="1533.096" calcext:value-type="float">
            <text:p>1533.096</text:p>
          </table:table-cell>
          <table:table-cell office:value-type="float" office:value="-772.2937" calcext:value-type="float">
            <text:p>-772.2937</text:p>
          </table:table-cell>
          <table:table-cell office:value-type="float" office:value="760.8027" calcext:value-type="float">
            <text:p>760.8027</text:p>
          </table:table-cell>
          <table:table-cell office:value-type="float" office:value="-366.6411" calcext:value-type="float">
            <text:p>-366.6411</text:p>
          </table:table-cell>
          <table:table-cell office:value-type="float" office:value="0" calcext:value-type="float">
            <text:p>0</text:p>
          </table:table-cell>
          <table:table-cell office:value-type="float" office:value="21.41951" calcext:value-type="float">
            <text:p>21.4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751.7919" calcext:value-type="float">
            <text:p>751.7919</text:p>
          </table:table-cell>
          <table:table-cell office:value-type="float" office:value="13277.73" calcext:value-type="float">
            <text:p>13277.73</text:p>
          </table:table-cell>
          <table:table-cell office:value-type="float" office:value="0" calcext:value-type="float">
            <text:p>0</text:p>
          </table:table-cell>
          <table:table-cell office:value-type="float" office:value="122.4961" calcext:value-type="float">
            <text:p>122.4961</text:p>
          </table:table-cell>
          <table:table-cell office:value-type="float" office:value="-630.697" calcext:value-type="float">
            <text:p>-630.697</text:p>
          </table:table-cell>
          <table:table-cell office:value-type="float" office:value="1717.199" calcext:value-type="float">
            <text:p>1717.199</text:p>
          </table:table-cell>
          <table:table-cell office:value-type="float" office:value="-278.8961" calcext:value-type="float">
            <text:p>-278.8961</text:p>
          </table:table-cell>
          <table:table-cell office:value-type="float" office:value="120.82" calcext:value-type="float">
            <text:p>120.82</text:p>
          </table:table-cell>
          <table:table-cell office:value-type="float" office:value="546.3536" calcext:value-type="float">
            <text:p>546.3536</text:p>
          </table:table-cell>
          <table:table-cell office:value-type="float" office:value="0.2087557" calcext:value-type="float">
            <text:p>0.2087557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737" calcext:value-type="float">
            <text:p>0.00410573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770592" calcext:value-type="float">
            <text:p>-0.0770592</text:p>
          </table:table-cell>
          <table:table-cell office:value-type="float" office:value="370" calcext:value-type="float">
            <text:p>370</text:p>
          </table:table-cell>
          <table:table-cell office:value-type="float" office:value="408.1873" calcext:value-type="float">
            <text:p>408.1873</text:p>
          </table:table-cell>
          <table:table-cell office:value-type="float" office:value="0" calcext:value-type="float">
            <text:p>0</text:p>
          </table:table-cell>
          <table:table-cell office:value-type="float" office:value="402.2577" calcext:value-type="float">
            <text:p>402.2577</text:p>
          </table:table-cell>
          <table:table-cell office:value-type="float" office:value="1191.039" calcext:value-type="float">
            <text:p>1191.039</text:p>
          </table:table-cell>
          <table:table-cell office:value-type="float" office:value="1445.641" calcext:value-type="float">
            <text:p>1445.641</text:p>
          </table:table-cell>
          <table:table-cell office:value-type="float" office:value="1256.34" calcext:value-type="float">
            <text:p>1256.34</text:p>
          </table:table-cell>
          <table:table-cell office:value-type="float" office:value="749.7581" calcext:value-type="float">
            <text:p>749.7581</text:p>
          </table:table-cell>
          <table:table-cell office:value-type="float" office:value="1115.706" calcext:value-type="float">
            <text:p>1115.706</text:p>
          </table:table-cell>
          <table:table-cell office:value-type="float" office:value="411.8394" calcext:value-type="float">
            <text:p>411.8394</text:p>
          </table:table-cell>
          <table:table-cell office:value-type="float" office:value="1831.575" calcext:value-type="float">
            <text:p>1831.575</text:p>
          </table:table-cell>
          <table:table-cell office:value-type="float" office:value="2072.468" calcext:value-type="float">
            <text:p>2072.468</text:p>
          </table:table-cell>
          <table:table-cell office:value-type="float" office:value="1661.537" calcext:value-type="float">
            <text:p>1661.537</text:p>
          </table:table-cell>
          <table:table-cell office:value-type="float" office:value="586.1076" calcext:value-type="float">
            <text:p>586.1076</text:p>
          </table:table-cell>
          <table:table-cell office:value-type="float" office:value="580.4922" calcext:value-type="float">
            <text:p>580.4922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7" calcext:value-type="float">
            <text:p>35.67437</text:p>
          </table:table-cell>
          <table:table-cell office:value-type="float" office:value="0" calcext:value-type="float">
            <text:p>0</text:p>
          </table:table-cell>
          <table:table-cell office:value-type="float" office:value="-0.008135255" calcext:value-type="float">
            <text:p>-0.008135255</text:p>
          </table:table-cell>
          <table:table-cell office:value-type="float" office:value="0" calcext:value-type="float">
            <text:p>0</text:p>
          </table:table-cell>
          <table:table-cell office:value-type="float" office:value="2.438046" calcext:value-type="float">
            <text:p>2.438046</text:p>
          </table:table-cell>
          <table:table-cell office:value-type="float" office:value="1541.81" calcext:value-type="float">
            <text:p>1541.81</text:p>
          </table:table-cell>
          <table:table-cell office:value-type="float" office:value="-781.726" calcext:value-type="float">
            <text:p>-781.726</text:p>
          </table:table-cell>
          <table:table-cell office:value-type="float" office:value="760.0844" calcext:value-type="float">
            <text:p>760.0844</text:p>
          </table:table-cell>
          <table:table-cell office:value-type="float" office:value="-368.5684" calcext:value-type="float">
            <text:p>-368.5684</text:p>
          </table:table-cell>
          <table:table-cell office:value-type="float" office:value="0" calcext:value-type="float">
            <text:p>0</text:p>
          </table:table-cell>
          <table:table-cell office:value-type="float" office:value="21.2952" calcext:value-type="float">
            <text:p>21.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755.3572" calcext:value-type="float">
            <text:p>755.3572</text:p>
          </table:table-cell>
          <table:table-cell office:value-type="float" office:value="13277.89" calcext:value-type="float">
            <text:p>13277.89</text:p>
          </table:table-cell>
          <table:table-cell office:value-type="float" office:value="0" calcext:value-type="float">
            <text:p>0</text:p>
          </table:table-cell>
          <table:table-cell office:value-type="float" office:value="127.8647" calcext:value-type="float">
            <text:p>127.8647</text:p>
          </table:table-cell>
          <table:table-cell office:value-type="float" office:value="-636.6903" calcext:value-type="float">
            <text:p>-636.6903</text:p>
          </table:table-cell>
          <table:table-cell office:value-type="float" office:value="1731.748" calcext:value-type="float">
            <text:p>1731.748</text:p>
          </table:table-cell>
          <table:table-cell office:value-type="float" office:value="-283.1942" calcext:value-type="float">
            <text:p>-283.1942</text:p>
          </table:table-cell>
          <table:table-cell office:value-type="float" office:value="118.9066" calcext:value-type="float">
            <text:p>118.9066</text:p>
          </table:table-cell>
          <table:table-cell office:value-type="float" office:value="549.0764" calcext:value-type="float">
            <text:p>549.0764</text:p>
          </table:table-cell>
          <table:table-cell office:value-type="float" office:value="0.2104051" calcext:value-type="float">
            <text:p>0.2104051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737" calcext:value-type="float">
            <text:p>0.004105737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770592" calcext:value-type="float">
            <text:p>-0.0770592</text:p>
          </table:table-cell>
          <table:table-cell office:value-type="float" office:value="370" calcext:value-type="float">
            <text:p>370</text:p>
          </table:table-cell>
          <table:table-cell office:value-type="float" office:value="405.3477" calcext:value-type="float">
            <text:p>405.3477</text:p>
          </table:table-cell>
          <table:table-cell office:value-type="float" office:value="0" calcext:value-type="float">
            <text:p>0</text:p>
          </table:table-cell>
          <table:table-cell office:value-type="float" office:value="402.6642" calcext:value-type="float">
            <text:p>402.6642</text:p>
          </table:table-cell>
          <table:table-cell office:value-type="float" office:value="1191.156" calcext:value-type="float">
            <text:p>1191.156</text:p>
          </table:table-cell>
          <table:table-cell office:value-type="float" office:value="1445.704" calcext:value-type="float">
            <text:p>1445.704</text:p>
          </table:table-cell>
          <table:table-cell office:value-type="float" office:value="1256.414" calcext:value-type="float">
            <text:p>1256.414</text:p>
          </table:table-cell>
          <table:table-cell office:value-type="float" office:value="749.8419" calcext:value-type="float">
            <text:p>749.8419</text:p>
          </table:table-cell>
          <table:table-cell office:value-type="float" office:value="1115.755" calcext:value-type="float">
            <text:p>1115.755</text:p>
          </table:table-cell>
          <table:table-cell office:value-type="float" office:value="411.9265" calcext:value-type="float">
            <text:p>411.9265</text:p>
          </table:table-cell>
          <table:table-cell office:value-type="float" office:value="1831.625" calcext:value-type="float">
            <text:p>1831.625</text:p>
          </table:table-cell>
          <table:table-cell office:value-type="float" office:value="2072.48" calcext:value-type="float">
            <text:p>2072.48</text:p>
          </table:table-cell>
          <table:table-cell office:value-type="float" office:value="1661.53" calcext:value-type="float">
            <text:p>1661.53</text:p>
          </table:table-cell>
          <table:table-cell office:value-type="float" office:value="586.1201" calcext:value-type="float">
            <text:p>586.1201</text:p>
          </table:table-cell>
          <table:table-cell office:value-type="float" office:value="580.548" calcext:value-type="float">
            <text:p>580.548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6" calcext:value-type="float">
            <text:p>35.67436</text:p>
          </table:table-cell>
          <table:table-cell office:value-type="float" office:value="0" calcext:value-type="float">
            <text:p>0</text:p>
          </table:table-cell>
          <table:table-cell office:value-type="float" office:value="-0.008142672" calcext:value-type="float">
            <text:p>-0.008142672</text:p>
          </table:table-cell>
          <table:table-cell office:value-type="float" office:value="0" calcext:value-type="float">
            <text:p>0</text:p>
          </table:table-cell>
          <table:table-cell office:value-type="float" office:value="2.339995" calcext:value-type="float">
            <text:p>2.339995</text:p>
          </table:table-cell>
          <table:table-cell office:value-type="float" office:value="1549.474" calcext:value-type="float">
            <text:p>1549.474</text:p>
          </table:table-cell>
          <table:table-cell office:value-type="float" office:value="-790.547" calcext:value-type="float">
            <text:p>-790.547</text:p>
          </table:table-cell>
          <table:table-cell office:value-type="float" office:value="758.927" calcext:value-type="float">
            <text:p>758.927</text:p>
          </table:table-cell>
          <table:table-cell office:value-type="float" office:value="-370.1429" calcext:value-type="float">
            <text:p>-370.1429</text:p>
          </table:table-cell>
          <table:table-cell office:value-type="float" office:value="0" calcext:value-type="float">
            <text:p>0</text:p>
          </table:table-cell>
          <table:table-cell office:value-type="float" office:value="21.17413" calcext:value-type="float">
            <text:p>21.17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758.0832" calcext:value-type="float">
            <text:p>758.0832</text:p>
          </table:table-cell>
          <table:table-cell office:value-type="float" office:value="13278.04" calcext:value-type="float">
            <text:p>13278.04</text:p>
          </table:table-cell>
          <table:table-cell office:value-type="float" office:value="0" calcext:value-type="float">
            <text:p>0</text:p>
          </table:table-cell>
          <table:table-cell office:value-type="float" office:value="132.3416" calcext:value-type="float">
            <text:p>132.3416</text:p>
          </table:table-cell>
          <table:table-cell office:value-type="float" office:value="-642.5312" calcext:value-type="float">
            <text:p>-642.5312</text:p>
          </table:table-cell>
          <table:table-cell office:value-type="float" office:value="1743.874" calcext:value-type="float">
            <text:p>1743.874</text:p>
          </table:table-cell>
          <table:table-cell office:value-type="float" office:value="-287.4407" calcext:value-type="float">
            <text:p>-287.4407</text:p>
          </table:table-cell>
          <table:table-cell office:value-type="float" office:value="117.0723" calcext:value-type="float">
            <text:p>117.0723</text:p>
          </table:table-cell>
          <table:table-cell office:value-type="float" office:value="550.8711" calcext:value-type="float">
            <text:p>550.8711</text:p>
          </table:table-cell>
          <table:table-cell office:value-type="float" office:value="0.2120537" calcext:value-type="float">
            <text:p>0.2120537</text:p>
          </table:table-cell>
          <table:table-cell office:value-type="float" office:value="0.5900553" calcext:value-type="float">
            <text:p>0.5900553</text:p>
          </table:table-cell>
          <table:table-cell office:value-type="float" office:value="0.004105816" calcext:value-type="float">
            <text:p>0.004105816</text:p>
          </table:table-cell>
          <table:table-cell office:value-type="float" office:value="0.04487177" calcext:value-type="float">
            <text:p>0.04487177</text:p>
          </table:table-cell>
          <table:table-cell office:value-type="float" office:value="-0.0770592" calcext:value-type="float">
            <text:p>-0.0770592</text:p>
          </table:table-cell>
          <table:table-cell office:value-type="float" office:value="370" calcext:value-type="float">
            <text:p>370</text:p>
          </table:table-cell>
          <table:table-cell office:value-type="float" office:value="402.9083" calcext:value-type="float">
            <text:p>402.9083</text:p>
          </table:table-cell>
          <table:table-cell office:value-type="float" office:value="0" calcext:value-type="float">
            <text:p>0</text:p>
          </table:table-cell>
          <table:table-cell office:value-type="float" office:value="403.1786" calcext:value-type="float">
            <text:p>403.1786</text:p>
          </table:table-cell>
          <table:table-cell office:value-type="float" office:value="1191.268" calcext:value-type="float">
            <text:p>1191.268</text:p>
          </table:table-cell>
          <table:table-cell office:value-type="float" office:value="1445.759" calcext:value-type="float">
            <text:p>1445.759</text:p>
          </table:table-cell>
          <table:table-cell office:value-type="float" office:value="1256.483" calcext:value-type="float">
            <text:p>1256.483</text:p>
          </table:table-cell>
          <table:table-cell office:value-type="float" office:value="749.9207" calcext:value-type="float">
            <text:p>749.9207</text:p>
          </table:table-cell>
          <table:table-cell office:value-type="float" office:value="1115.802" calcext:value-type="float">
            <text:p>1115.802</text:p>
          </table:table-cell>
          <table:table-cell office:value-type="float" office:value="412.0114" calcext:value-type="float">
            <text:p>412.0114</text:p>
          </table:table-cell>
          <table:table-cell office:value-type="float" office:value="1831.674" calcext:value-type="float">
            <text:p>1831.674</text:p>
          </table:table-cell>
          <table:table-cell office:value-type="float" office:value="2072.491" calcext:value-type="float">
            <text:p>2072.491</text:p>
          </table:table-cell>
          <table:table-cell office:value-type="float" office:value="1661.521" calcext:value-type="float">
            <text:p>1661.521</text:p>
          </table:table-cell>
          <table:table-cell office:value-type="float" office:value="586.1331" calcext:value-type="float">
            <text:p>586.1331</text:p>
          </table:table-cell>
          <table:table-cell office:value-type="float" office:value="580.6017" calcext:value-type="float">
            <text:p>580.601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6" calcext:value-type="float">
            <text:p>35.67436</text:p>
          </table:table-cell>
          <table:table-cell office:value-type="float" office:value="0" calcext:value-type="float">
            <text:p>0</text:p>
          </table:table-cell>
          <table:table-cell office:value-type="float" office:value="-0.008150656" calcext:value-type="float">
            <text:p>-0.008150656</text:p>
          </table:table-cell>
          <table:table-cell office:value-type="float" office:value="0" calcext:value-type="float">
            <text:p>0</text:p>
          </table:table-cell>
          <table:table-cell office:value-type="float" office:value="2.274248" calcext:value-type="float">
            <text:p>2.274248</text:p>
          </table:table-cell>
          <table:table-cell office:value-type="float" office:value="1556.02" calcext:value-type="float">
            <text:p>1556.02</text:p>
          </table:table-cell>
          <table:table-cell office:value-type="float" office:value="-797.9539" calcext:value-type="float">
            <text:p>-797.9539</text:p>
          </table:table-cell>
          <table:table-cell office:value-type="float" office:value="758.066" calcext:value-type="float">
            <text:p>758.066</text:p>
          </table:table-cell>
          <table:table-cell office:value-type="float" office:value="-371.681" calcext:value-type="float">
            <text:p>-371.681</text:p>
          </table:table-cell>
          <table:table-cell office:value-type="float" office:value="0" calcext:value-type="float">
            <text:p>0</text:p>
          </table:table-cell>
          <table:table-cell office:value-type="float" office:value="21.11716" calcext:value-type="float">
            <text:p>21.1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751.9044" calcext:value-type="float">
            <text:p>751.9044</text:p>
          </table:table-cell>
          <table:table-cell office:value-type="float" office:value="13279.22" calcext:value-type="float">
            <text:p>13279.22</text:p>
          </table:table-cell>
          <table:table-cell office:value-type="float" office:value="0" calcext:value-type="float">
            <text:p>0</text:p>
          </table:table-cell>
          <table:table-cell office:value-type="float" office:value="134.1085" calcext:value-type="float">
            <text:p>134.1085</text:p>
          </table:table-cell>
          <table:table-cell office:value-type="float" office:value="-650.0098" calcext:value-type="float">
            <text:p>-650.0098</text:p>
          </table:table-cell>
          <table:table-cell office:value-type="float" office:value="1759.031" calcext:value-type="float">
            <text:p>1759.031</text:p>
          </table:table-cell>
          <table:table-cell office:value-type="float" office:value="-289.2692" calcext:value-type="float">
            <text:p>-289.2692</text:p>
          </table:table-cell>
          <table:table-cell office:value-type="float" office:value="120.8538" calcext:value-type="float">
            <text:p>120.8538</text:p>
          </table:table-cell>
          <table:table-cell office:value-type="float" office:value="543.7837" calcext:value-type="float">
            <text:p>543.7837</text:p>
          </table:table-cell>
          <table:table-cell office:value-type="float" office:value="0.2121858" calcext:value-type="float">
            <text:p>0.2121858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120552" calcext:value-type="float">
            <text:p>0.005120552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770592" calcext:value-type="float">
            <text:p>-0.0770592</text:p>
          </table:table-cell>
          <table:table-cell office:value-type="float" office:value="370" calcext:value-type="float">
            <text:p>370</text:p>
          </table:table-cell>
          <table:table-cell office:value-type="float" office:value="400.1371" calcext:value-type="float">
            <text:p>400.1371</text:p>
          </table:table-cell>
          <table:table-cell office:value-type="float" office:value="0" calcext:value-type="float">
            <text:p>0</text:p>
          </table:table-cell>
          <table:table-cell office:value-type="float" office:value="404.6065" calcext:value-type="float">
            <text:p>404.6065</text:p>
          </table:table-cell>
          <table:table-cell office:value-type="float" office:value="1191.562" calcext:value-type="float">
            <text:p>1191.562</text:p>
          </table:table-cell>
          <table:table-cell office:value-type="float" office:value="1445.808" calcext:value-type="float">
            <text:p>1445.808</text:p>
          </table:table-cell>
          <table:table-cell office:value-type="float" office:value="1256.533" calcext:value-type="float">
            <text:p>1256.533</text:p>
          </table:table-cell>
          <table:table-cell office:value-type="float" office:value="749.9977" calcext:value-type="float">
            <text:p>749.9977</text:p>
          </table:table-cell>
          <table:table-cell office:value-type="float" office:value="1115.847" calcext:value-type="float">
            <text:p>1115.847</text:p>
          </table:table-cell>
          <table:table-cell office:value-type="float" office:value="412.0927" calcext:value-type="float">
            <text:p>412.0927</text:p>
          </table:table-cell>
          <table:table-cell office:value-type="float" office:value="1831.721" calcext:value-type="float">
            <text:p>1831.721</text:p>
          </table:table-cell>
          <table:table-cell office:value-type="float" office:value="2072.501" calcext:value-type="float">
            <text:p>2072.501</text:p>
          </table:table-cell>
          <table:table-cell office:value-type="float" office:value="1661.513" calcext:value-type="float">
            <text:p>1661.513</text:p>
          </table:table-cell>
          <table:table-cell office:value-type="float" office:value="586.1291" calcext:value-type="float">
            <text:p>586.1291</text:p>
          </table:table-cell>
          <table:table-cell office:value-type="float" office:value="580.6172" calcext:value-type="float">
            <text:p>580.6172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6" calcext:value-type="float">
            <text:p>35.67436</text:p>
          </table:table-cell>
          <table:table-cell office:value-type="float" office:value="0" calcext:value-type="float">
            <text:p>0</text:p>
          </table:table-cell>
          <table:table-cell office:value-type="float" office:value="-0.008376422" calcext:value-type="float">
            <text:p>-0.008376422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61.347" calcext:value-type="float">
            <text:p>1561.347</text:p>
          </table:table-cell>
          <table:table-cell office:value-type="float" office:value="-800.0739" calcext:value-type="float">
            <text:p>-800.0739</text:p>
          </table:table-cell>
          <table:table-cell office:value-type="float" office:value="761.2729" calcext:value-type="float">
            <text:p>761.2729</text:p>
          </table:table-cell>
          <table:table-cell office:value-type="float" office:value="-378.1359" calcext:value-type="float">
            <text:p>-378.1359</text:p>
          </table:table-cell>
          <table:table-cell office:value-type="float" office:value="0" calcext:value-type="float">
            <text:p>0</text:p>
          </table:table-cell>
          <table:table-cell office:value-type="float" office:value="21.86949" calcext:value-type="float">
            <text:p>21.8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746.1204" calcext:value-type="float">
            <text:p>746.1204</text:p>
          </table:table-cell>
          <table:table-cell office:value-type="float" office:value="13280.41" calcext:value-type="float">
            <text:p>13280.41</text:p>
          </table:table-cell>
          <table:table-cell office:value-type="float" office:value="0" calcext:value-type="float">
            <text:p>0</text:p>
          </table:table-cell>
          <table:table-cell office:value-type="float" office:value="135.5782" calcext:value-type="float">
            <text:p>135.5782</text:p>
          </table:table-cell>
          <table:table-cell office:value-type="float" office:value="-657.5754" calcext:value-type="float">
            <text:p>-657.5754</text:p>
          </table:table-cell>
          <table:table-cell office:value-type="float" office:value="1775.721" calcext:value-type="float">
            <text:p>1775.721</text:p>
          </table:table-cell>
          <table:table-cell office:value-type="float" office:value="-290.0291" calcext:value-type="float">
            <text:p>-290.0291</text:p>
          </table:table-cell>
          <table:table-cell office:value-type="float" office:value="124.0149" calcext:value-type="float">
            <text:p>124.0149</text:p>
          </table:table-cell>
          <table:table-cell office:value-type="float" office:value="537.3132" calcext:value-type="float">
            <text:p>537.3132</text:p>
          </table:table-cell>
          <table:table-cell office:value-type="float" office:value="0.2126481" calcext:value-type="float">
            <text:p>0.2126481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121207" calcext:value-type="float">
            <text:p>0.005121207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795426" calcext:value-type="float">
            <text:p>-0.0795426</text:p>
          </table:table-cell>
          <table:table-cell office:value-type="float" office:value="370" calcext:value-type="float">
            <text:p>370</text:p>
          </table:table-cell>
          <table:table-cell office:value-type="float" office:value="396.8312" calcext:value-type="float">
            <text:p>396.8312</text:p>
          </table:table-cell>
          <table:table-cell office:value-type="float" office:value="0" calcext:value-type="float">
            <text:p>0</text:p>
          </table:table-cell>
          <table:table-cell office:value-type="float" office:value="405.945" calcext:value-type="float">
            <text:p>405.945</text:p>
          </table:table-cell>
          <table:table-cell office:value-type="float" office:value="1191.744" calcext:value-type="float">
            <text:p>1191.744</text:p>
          </table:table-cell>
          <table:table-cell office:value-type="float" office:value="1445.86" calcext:value-type="float">
            <text:p>1445.86</text:p>
          </table:table-cell>
          <table:table-cell office:value-type="float" office:value="1256.593" calcext:value-type="float">
            <text:p>1256.593</text:p>
          </table:table-cell>
          <table:table-cell office:value-type="float" office:value="750.0772" calcext:value-type="float">
            <text:p>750.0772</text:p>
          </table:table-cell>
          <table:table-cell office:value-type="float" office:value="1115.896" calcext:value-type="float">
            <text:p>1115.896</text:p>
          </table:table-cell>
          <table:table-cell office:value-type="float" office:value="412.1737" calcext:value-type="float">
            <text:p>412.1737</text:p>
          </table:table-cell>
          <table:table-cell office:value-type="float" office:value="1831.77" calcext:value-type="float">
            <text:p>1831.77</text:p>
          </table:table-cell>
          <table:table-cell office:value-type="float" office:value="2072.513" calcext:value-type="float">
            <text:p>2072.513</text:p>
          </table:table-cell>
          <table:table-cell office:value-type="float" office:value="1661.505" calcext:value-type="float">
            <text:p>1661.505</text:p>
          </table:table-cell>
          <table:table-cell office:value-type="float" office:value="586.1199" calcext:value-type="float">
            <text:p>586.1199</text:p>
          </table:table-cell>
          <table:table-cell office:value-type="float" office:value="580.6144" calcext:value-type="float">
            <text:p>580.6144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6" calcext:value-type="float">
            <text:p>35.67436</text:p>
          </table:table-cell>
          <table:table-cell office:value-type="float" office:value="0" calcext:value-type="float">
            <text:p>0</text:p>
          </table:table-cell>
          <table:table-cell office:value-type="float" office:value="-0.008662923" calcext:value-type="float">
            <text:p>-0.008662923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65.602" calcext:value-type="float">
            <text:p>1565.602</text:p>
          </table:table-cell>
          <table:table-cell office:value-type="float" office:value="-800.8361" calcext:value-type="float">
            <text:p>-800.8361</text:p>
          </table:table-cell>
          <table:table-cell office:value-type="float" office:value="764.7661" calcext:value-type="float">
            <text:p>764.7661</text:p>
          </table:table-cell>
          <table:table-cell office:value-type="float" office:value="-384.1273" calcext:value-type="float">
            <text:p>-384.1273</text:p>
          </table:table-cell>
          <table:table-cell office:value-type="float" office:value="0" calcext:value-type="float">
            <text:p>0</text:p>
          </table:table-cell>
          <table:table-cell office:value-type="float" office:value="21.05638" calcext:value-type="float">
            <text:p>21.05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741.0971" calcext:value-type="float">
            <text:p>741.0971</text:p>
          </table:table-cell>
          <table:table-cell office:value-type="float" office:value="13281.44" calcext:value-type="float">
            <text:p>13281.44</text:p>
          </table:table-cell>
          <table:table-cell office:value-type="float" office:value="0" calcext:value-type="float">
            <text:p>0</text:p>
          </table:table-cell>
          <table:table-cell office:value-type="float" office:value="137.0258" calcext:value-type="float">
            <text:p>137.0258</text:p>
          </table:table-cell>
          <table:table-cell office:value-type="float" office:value="-664.4913" calcext:value-type="float">
            <text:p>-664.4913</text:p>
          </table:table-cell>
          <table:table-cell office:value-type="float" office:value="1792.703" calcext:value-type="float">
            <text:p>1792.703</text:p>
          </table:table-cell>
          <table:table-cell office:value-type="float" office:value="-290.7577" calcext:value-type="float">
            <text:p>-290.7577</text:p>
          </table:table-cell>
          <table:table-cell office:value-type="float" office:value="126.5761" calcext:value-type="float">
            <text:p>126.5761</text:p>
          </table:table-cell>
          <table:table-cell office:value-type="float" office:value="531.7646" calcext:value-type="float">
            <text:p>531.7646</text:p>
          </table:table-cell>
          <table:table-cell office:value-type="float" office:value="0.2136719" calcext:value-type="float">
            <text:p>0.2136719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121207" calcext:value-type="float">
            <text:p>0.005121207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8257388" calcext:value-type="float">
            <text:p>-0.08257388</text:p>
          </table:table-cell>
          <table:table-cell office:value-type="float" office:value="370" calcext:value-type="float">
            <text:p>370</text:p>
          </table:table-cell>
          <table:table-cell office:value-type="float" office:value="393.1889" calcext:value-type="float">
            <text:p>393.1889</text:p>
          </table:table-cell>
          <table:table-cell office:value-type="float" office:value="0" calcext:value-type="float">
            <text:p>0</text:p>
          </table:table-cell>
          <table:table-cell office:value-type="float" office:value="407.1559" calcext:value-type="float">
            <text:p>407.1559</text:p>
          </table:table-cell>
          <table:table-cell office:value-type="float" office:value="1191.787" calcext:value-type="float">
            <text:p>1191.787</text:p>
          </table:table-cell>
          <table:table-cell office:value-type="float" office:value="1445.855" calcext:value-type="float">
            <text:p>1445.855</text:p>
          </table:table-cell>
          <table:table-cell office:value-type="float" office:value="1256.657" calcext:value-type="float">
            <text:p>1256.657</text:p>
          </table:table-cell>
          <table:table-cell office:value-type="float" office:value="750.1537" calcext:value-type="float">
            <text:p>750.1537</text:p>
          </table:table-cell>
          <table:table-cell office:value-type="float" office:value="1115.946" calcext:value-type="float">
            <text:p>1115.946</text:p>
          </table:table-cell>
          <table:table-cell office:value-type="float" office:value="412.2531" calcext:value-type="float">
            <text:p>412.2531</text:p>
          </table:table-cell>
          <table:table-cell office:value-type="float" office:value="1831.817" calcext:value-type="float">
            <text:p>1831.817</text:p>
          </table:table-cell>
          <table:table-cell office:value-type="float" office:value="2072.523" calcext:value-type="float">
            <text:p>2072.523</text:p>
          </table:table-cell>
          <table:table-cell office:value-type="float" office:value="1661.496" calcext:value-type="float">
            <text:p>1661.496</text:p>
          </table:table-cell>
          <table:table-cell office:value-type="float" office:value="586.1107" calcext:value-type="float">
            <text:p>586.1107</text:p>
          </table:table-cell>
          <table:table-cell office:value-type="float" office:value="580.6071" calcext:value-type="float">
            <text:p>580.6071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7" calcext:value-type="float">
            <text:p>35.67437</text:p>
          </table:table-cell>
          <table:table-cell office:value-type="float" office:value="0" calcext:value-type="float">
            <text:p>0</text:p>
          </table:table-cell>
          <table:table-cell office:value-type="float" office:value="-0.008682345" calcext:value-type="float">
            <text:p>-0.008682345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68.871" calcext:value-type="float">
            <text:p>1568.871</text:p>
          </table:table-cell>
          <table:table-cell office:value-type="float" office:value="-801.5621" calcext:value-type="float">
            <text:p>-801.5621</text:p>
          </table:table-cell>
          <table:table-cell office:value-type="float" office:value="767.3091" calcext:value-type="float">
            <text:p>767.3091</text:p>
          </table:table-cell>
          <table:table-cell office:value-type="float" office:value="-389.5045" calcext:value-type="float">
            <text:p>-389.5045</text:p>
          </table:table-cell>
          <table:table-cell office:value-type="float" office:value="0" calcext:value-type="float">
            <text:p>0</text:p>
          </table:table-cell>
          <table:table-cell office:value-type="float" office:value="20.24826" calcext:value-type="float">
            <text:p>20.24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735.455" calcext:value-type="float">
            <text:p>735.455</text:p>
          </table:table-cell>
          <table:table-cell office:value-type="float" office:value="13282.63" calcext:value-type="float">
            <text:p>13282.63</text:p>
          </table:table-cell>
          <table:table-cell office:value-type="float" office:value="0" calcext:value-type="float">
            <text:p>0</text:p>
          </table:table-cell>
          <table:table-cell office:value-type="float" office:value="138.4309" calcext:value-type="float">
            <text:p>138.4309</text:p>
          </table:table-cell>
          <table:table-cell office:value-type="float" office:value="-671.6472" calcext:value-type="float">
            <text:p>-671.6472</text:p>
          </table:table-cell>
          <table:table-cell office:value-type="float" office:value="1810.187" calcext:value-type="float">
            <text:p>1810.187</text:p>
          </table:table-cell>
          <table:table-cell office:value-type="float" office:value="-291.4588" calcext:value-type="float">
            <text:p>-291.4588</text:p>
          </table:table-cell>
          <table:table-cell office:value-type="float" office:value="129.3478" calcext:value-type="float">
            <text:p>129.3478</text:p>
          </table:table-cell>
          <table:table-cell office:value-type="float" office:value="525.6185" calcext:value-type="float">
            <text:p>525.6185</text:p>
          </table:table-cell>
          <table:table-cell office:value-type="float" office:value="0.2147225" calcext:value-type="float">
            <text:p>0.2147225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121207" calcext:value-type="float">
            <text:p>0.005121207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8369846" calcext:value-type="float">
            <text:p>-0.08369846</text:p>
          </table:table-cell>
          <table:table-cell office:value-type="float" office:value="370" calcext:value-type="float">
            <text:p>370</text:p>
          </table:table-cell>
          <table:table-cell office:value-type="float" office:value="388.6598" calcext:value-type="float">
            <text:p>388.6598</text:p>
          </table:table-cell>
          <table:table-cell office:value-type="float" office:value="0" calcext:value-type="float">
            <text:p>0</text:p>
          </table:table-cell>
          <table:table-cell office:value-type="float" office:value="408.531" calcext:value-type="float">
            <text:p>408.531</text:p>
          </table:table-cell>
          <table:table-cell office:value-type="float" office:value="1191.831" calcext:value-type="float">
            <text:p>1191.831</text:p>
          </table:table-cell>
          <table:table-cell office:value-type="float" office:value="1445.861" calcext:value-type="float">
            <text:p>1445.861</text:p>
          </table:table-cell>
          <table:table-cell office:value-type="float" office:value="1256.713" calcext:value-type="float">
            <text:p>1256.713</text:p>
          </table:table-cell>
          <table:table-cell office:value-type="float" office:value="750.2249" calcext:value-type="float">
            <text:p>750.2249</text:p>
          </table:table-cell>
          <table:table-cell office:value-type="float" office:value="1115.995" calcext:value-type="float">
            <text:p>1115.995</text:p>
          </table:table-cell>
          <table:table-cell office:value-type="float" office:value="412.3292" calcext:value-type="float">
            <text:p>412.3292</text:p>
          </table:table-cell>
          <table:table-cell office:value-type="float" office:value="1831.862" calcext:value-type="float">
            <text:p>1831.862</text:p>
          </table:table-cell>
          <table:table-cell office:value-type="float" office:value="2072.532" calcext:value-type="float">
            <text:p>2072.532</text:p>
          </table:table-cell>
          <table:table-cell office:value-type="float" office:value="1661.486" calcext:value-type="float">
            <text:p>1661.486</text:p>
          </table:table-cell>
          <table:table-cell office:value-type="float" office:value="586.1013" calcext:value-type="float">
            <text:p>586.1013</text:p>
          </table:table-cell>
          <table:table-cell office:value-type="float" office:value="580.5968" calcext:value-type="float">
            <text:p>580.5968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8" calcext:value-type="float">
            <text:p>35.67438</text:p>
          </table:table-cell>
          <table:table-cell office:value-type="float" office:value="0" calcext:value-type="float">
            <text:p>0</text:p>
          </table:table-cell>
          <table:table-cell office:value-type="float" office:value="-0.008690714" calcext:value-type="float">
            <text:p>-0.008690714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1.495" calcext:value-type="float">
            <text:p>1571.495</text:p>
          </table:table-cell>
          <table:table-cell office:value-type="float" office:value="-802.2413" calcext:value-type="float">
            <text:p>-802.2413</text:p>
          </table:table-cell>
          <table:table-cell office:value-type="float" office:value="769.2537" calcext:value-type="float">
            <text:p>769.2537</text:p>
          </table:table-cell>
          <table:table-cell office:value-type="float" office:value="-395.2841" calcext:value-type="float">
            <text:p>-395.2841</text:p>
          </table:table-cell>
          <table:table-cell office:value-type="float" office:value="0" calcext:value-type="float">
            <text:p>0</text:p>
          </table:table-cell>
          <table:table-cell office:value-type="float" office:value="19.56946" calcext:value-type="float">
            <text:p>19.56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728.7181" calcext:value-type="float">
            <text:p>728.7181</text:p>
          </table:table-cell>
          <table:table-cell office:value-type="float" office:value="13284.12" calcext:value-type="float">
            <text:p>13284.12</text:p>
          </table:table-cell>
          <table:table-cell office:value-type="float" office:value="0" calcext:value-type="float">
            <text:p>0</text:p>
          </table:table-cell>
          <table:table-cell office:value-type="float" office:value="139.7936" calcext:value-type="float">
            <text:p>139.7936</text:p>
          </table:table-cell>
          <table:table-cell office:value-type="float" office:value="-679.4383" calcext:value-type="float">
            <text:p>-679.4383</text:p>
          </table:table-cell>
          <table:table-cell office:value-type="float" office:value="1829.326" calcext:value-type="float">
            <text:p>1829.326</text:p>
          </table:table-cell>
          <table:table-cell office:value-type="float" office:value="-292.1378" calcext:value-type="float">
            <text:p>-292.1378</text:p>
          </table:table-cell>
          <table:table-cell office:value-type="float" office:value="132.4794" calcext:value-type="float">
            <text:p>132.4794</text:p>
          </table:table-cell>
          <table:table-cell office:value-type="float" office:value="518.4438" calcext:value-type="float">
            <text:p>518.4438</text:p>
          </table:table-cell>
          <table:table-cell office:value-type="float" office:value="0.2158002" calcext:value-type="float">
            <text:p>0.2158002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121207" calcext:value-type="float">
            <text:p>0.005121207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8369846" calcext:value-type="float">
            <text:p>-0.08369846</text:p>
          </table:table-cell>
          <table:table-cell office:value-type="float" office:value="370" calcext:value-type="float">
            <text:p>370</text:p>
          </table:table-cell>
          <table:table-cell office:value-type="float" office:value="382.696" calcext:value-type="float">
            <text:p>382.696</text:p>
          </table:table-cell>
          <table:table-cell office:value-type="float" office:value="0" calcext:value-type="float">
            <text:p>0</text:p>
          </table:table-cell>
          <table:table-cell office:value-type="float" office:value="410.1978" calcext:value-type="float">
            <text:p>410.1978</text:p>
          </table:table-cell>
          <table:table-cell office:value-type="float" office:value="1191.859" calcext:value-type="float">
            <text:p>1191.859</text:p>
          </table:table-cell>
          <table:table-cell office:value-type="float" office:value="1445.853" calcext:value-type="float">
            <text:p>1445.853</text:p>
          </table:table-cell>
          <table:table-cell office:value-type="float" office:value="1256.757" calcext:value-type="float">
            <text:p>1256.757</text:p>
          </table:table-cell>
          <table:table-cell office:value-type="float" office:value="750.2896" calcext:value-type="float">
            <text:p>750.2896</text:p>
          </table:table-cell>
          <table:table-cell office:value-type="float" office:value="1116.038" calcext:value-type="float">
            <text:p>1116.038</text:p>
          </table:table-cell>
          <table:table-cell office:value-type="float" office:value="412.4008" calcext:value-type="float">
            <text:p>412.4008</text:p>
          </table:table-cell>
          <table:table-cell office:value-type="float" office:value="1831.904" calcext:value-type="float">
            <text:p>1831.904</text:p>
          </table:table-cell>
          <table:table-cell office:value-type="float" office:value="2072.538" calcext:value-type="float">
            <text:p>2072.538</text:p>
          </table:table-cell>
          <table:table-cell office:value-type="float" office:value="1661.476" calcext:value-type="float">
            <text:p>1661.476</text:p>
          </table:table-cell>
          <table:table-cell office:value-type="float" office:value="586.0917" calcext:value-type="float">
            <text:p>586.0917</text:p>
          </table:table-cell>
          <table:table-cell office:value-type="float" office:value="580.5844" calcext:value-type="float">
            <text:p>580.5844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8" calcext:value-type="float">
            <text:p>35.67438</text:p>
          </table:table-cell>
          <table:table-cell office:value-type="float" office:value="0" calcext:value-type="float">
            <text:p>0</text:p>
          </table:table-cell>
          <table:table-cell office:value-type="float" office:value="-0.008697283" calcext:value-type="float">
            <text:p>-0.008697283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3.321" calcext:value-type="float">
            <text:p>1573.321</text:p>
          </table:table-cell>
          <table:table-cell office:value-type="float" office:value="-802.9094" calcext:value-type="float">
            <text:p>-802.9094</text:p>
          </table:table-cell>
          <table:table-cell office:value-type="float" office:value="770.4115" calcext:value-type="float">
            <text:p>770.4115</text:p>
          </table:table-cell>
          <table:table-cell office:value-type="float" office:value="-401.8233" calcext:value-type="float">
            <text:p>-401.8233</text:p>
          </table:table-cell>
          <table:table-cell office:value-type="float" office:value="0" calcext:value-type="float">
            <text:p>0</text:p>
          </table:table-cell>
          <table:table-cell office:value-type="float" office:value="18.99538" calcext:value-type="float">
            <text:p>18.99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721.1522" calcext:value-type="float">
            <text:p>721.1522</text:p>
          </table:table-cell>
          <table:table-cell office:value-type="float" office:value="13285.89" calcext:value-type="float">
            <text:p>13285.89</text:p>
          </table:table-cell>
          <table:table-cell office:value-type="float" office:value="0" calcext:value-type="float">
            <text:p>0</text:p>
          </table:table-cell>
          <table:table-cell office:value-type="float" office:value="141.119" calcext:value-type="float">
            <text:p>141.119</text:p>
          </table:table-cell>
          <table:table-cell office:value-type="float" office:value="-687.6634" calcext:value-type="float">
            <text:p>-687.6634</text:p>
          </table:table-cell>
          <table:table-cell office:value-type="float" office:value="1849.028" calcext:value-type="float">
            <text:p>1849.028</text:p>
          </table:table-cell>
          <table:table-cell office:value-type="float" office:value="-292.8092" calcext:value-type="float">
            <text:p>-292.8092</text:p>
          </table:table-cell>
          <table:table-cell office:value-type="float" office:value="135.487" calcext:value-type="float">
            <text:p>135.487</text:p>
          </table:table-cell>
          <table:table-cell office:value-type="float" office:value="510.4699" calcext:value-type="float">
            <text:p>510.4699</text:p>
          </table:table-cell>
          <table:table-cell office:value-type="float" office:value="0.2168577" calcext:value-type="float">
            <text:p>0.2168577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121208" calcext:value-type="float">
            <text:p>0.005121208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8369846" calcext:value-type="float">
            <text:p>-0.08369846</text:p>
          </table:table-cell>
          <table:table-cell office:value-type="float" office:value="370" calcext:value-type="float">
            <text:p>370</text:p>
          </table:table-cell>
          <table:table-cell office:value-type="float" office:value="375.4868" calcext:value-type="float">
            <text:p>375.4868</text:p>
          </table:table-cell>
          <table:table-cell office:value-type="float" office:value="0" calcext:value-type="float">
            <text:p>0</text:p>
          </table:table-cell>
          <table:table-cell office:value-type="float" office:value="412.2124" calcext:value-type="float">
            <text:p>412.2124</text:p>
          </table:table-cell>
          <table:table-cell office:value-type="float" office:value="1191.855" calcext:value-type="float">
            <text:p>1191.855</text:p>
          </table:table-cell>
          <table:table-cell office:value-type="float" office:value="1445.82" calcext:value-type="float">
            <text:p>1445.82</text:p>
          </table:table-cell>
          <table:table-cell office:value-type="float" office:value="1256.781" calcext:value-type="float">
            <text:p>1256.781</text:p>
          </table:table-cell>
          <table:table-cell office:value-type="float" office:value="750.3431" calcext:value-type="float">
            <text:p>750.3431</text:p>
          </table:table-cell>
          <table:table-cell office:value-type="float" office:value="1116.077" calcext:value-type="float">
            <text:p>1116.077</text:p>
          </table:table-cell>
          <table:table-cell office:value-type="float" office:value="412.4682" calcext:value-type="float">
            <text:p>412.4682</text:p>
          </table:table-cell>
          <table:table-cell office:value-type="float" office:value="1831.943" calcext:value-type="float">
            <text:p>1831.943</text:p>
          </table:table-cell>
          <table:table-cell office:value-type="float" office:value="2072.544" calcext:value-type="float">
            <text:p>2072.544</text:p>
          </table:table-cell>
          <table:table-cell office:value-type="float" office:value="1661.464" calcext:value-type="float">
            <text:p>1661.464</text:p>
          </table:table-cell>
          <table:table-cell office:value-type="float" office:value="586.0819" calcext:value-type="float">
            <text:p>586.0819</text:p>
          </table:table-cell>
          <table:table-cell office:value-type="float" office:value="580.5704" calcext:value-type="float">
            <text:p>580.5704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8" calcext:value-type="float">
            <text:p>35.67438</text:p>
          </table:table-cell>
          <table:table-cell office:value-type="float" office:value="0" calcext:value-type="float">
            <text:p>0</text:p>
          </table:table-cell>
          <table:table-cell office:value-type="float" office:value="-0.00870467" calcext:value-type="float">
            <text:p>-0.00870467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336" calcext:value-type="float">
            <text:p>1574.336</text:p>
          </table:table-cell>
          <table:table-cell office:value-type="float" office:value="-803.571" calcext:value-type="float">
            <text:p>-803.571</text:p>
          </table:table-cell>
          <table:table-cell office:value-type="float" office:value="770.7652" calcext:value-type="float">
            <text:p>770.7652</text:p>
          </table:table-cell>
          <table:table-cell office:value-type="float" office:value="-408.8823" calcext:value-type="float">
            <text:p>-408.8823</text:p>
          </table:table-cell>
          <table:table-cell office:value-type="float" office:value="0" calcext:value-type="float">
            <text:p>0</text:p>
          </table:table-cell>
          <table:table-cell office:value-type="float" office:value="18.49906" calcext:value-type="float">
            <text:p>18.49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711.873" calcext:value-type="float">
            <text:p>711.873</text:p>
          </table:table-cell>
          <table:table-cell office:value-type="float" office:value="13288.13" calcext:value-type="float">
            <text:p>13288.13</text:p>
          </table:table-cell>
          <table:table-cell office:value-type="float" office:value="0" calcext:value-type="float">
            <text:p>0</text:p>
          </table:table-cell>
          <table:table-cell office:value-type="float" office:value="142.4071" calcext:value-type="float">
            <text:p>142.4071</text:p>
          </table:table-cell>
          <table:table-cell office:value-type="float" office:value="-696.683" calcext:value-type="float">
            <text:p>-696.683</text:p>
          </table:table-cell>
          <table:table-cell office:value-type="float" office:value="1868.223" calcext:value-type="float">
            <text:p>1868.223</text:p>
          </table:table-cell>
          <table:table-cell office:value-type="float" office:value="-293.47" calcext:value-type="float">
            <text:p>-293.47</text:p>
          </table:table-cell>
          <table:table-cell office:value-type="float" office:value="139.264" calcext:value-type="float">
            <text:p>139.264</text:p>
          </table:table-cell>
          <table:table-cell office:value-type="float" office:value="500.4673" calcext:value-type="float">
            <text:p>500.4673</text:p>
          </table:table-cell>
          <table:table-cell office:value-type="float" office:value="0.2175926" calcext:value-type="float">
            <text:p>0.2175926</text:p>
          </table:table-cell>
          <table:table-cell office:value-type="float" office:value="0.8300552" calcext:value-type="float">
            <text:p>0.8300552</text:p>
          </table:table-cell>
          <table:table-cell office:value-type="float" office:value="0.005299843" calcext:value-type="float">
            <text:p>0.005299843</text:p>
          </table:table-cell>
          <table:table-cell office:value-type="float" office:value="0.09792139" calcext:value-type="float">
            <text:p>0.09792139</text:p>
          </table:table-cell>
          <table:table-cell office:value-type="float" office:value="-0.08383756" calcext:value-type="float">
            <text:p>-0.08383756</text:p>
          </table:table-cell>
          <table:table-cell office:value-type="float" office:value="370" calcext:value-type="float">
            <text:p>370</text:p>
          </table:table-cell>
          <table:table-cell office:value-type="float" office:value="366.8496" calcext:value-type="float">
            <text:p>366.8496</text:p>
          </table:table-cell>
          <table:table-cell office:value-type="float" office:value="0" calcext:value-type="float">
            <text:p>0</text:p>
          </table:table-cell>
          <table:table-cell office:value-type="float" office:value="414.8896" calcext:value-type="float">
            <text:p>414.8896</text:p>
          </table:table-cell>
          <table:table-cell office:value-type="float" office:value="1192.054" calcext:value-type="float">
            <text:p>1192.054</text:p>
          </table:table-cell>
          <table:table-cell office:value-type="float" office:value="1445.769" calcext:value-type="float">
            <text:p>1445.769</text:p>
          </table:table-cell>
          <table:table-cell office:value-type="float" office:value="1256.792" calcext:value-type="float">
            <text:p>1256.792</text:p>
          </table:table-cell>
          <table:table-cell office:value-type="float" office:value="750.382" calcext:value-type="float">
            <text:p>750.382</text:p>
          </table:table-cell>
          <table:table-cell office:value-type="float" office:value="1116.108" calcext:value-type="float">
            <text:p>1116.108</text:p>
          </table:table-cell>
          <table:table-cell office:value-type="float" office:value="412.5313" calcext:value-type="float">
            <text:p>412.5313</text:p>
          </table:table-cell>
          <table:table-cell office:value-type="float" office:value="1831.978" calcext:value-type="float">
            <text:p>1831.978</text:p>
          </table:table-cell>
          <table:table-cell office:value-type="float" office:value="2072.548" calcext:value-type="float">
            <text:p>2072.548</text:p>
          </table:table-cell>
          <table:table-cell office:value-type="float" office:value="1661.453" calcext:value-type="float">
            <text:p>1661.453</text:p>
          </table:table-cell>
          <table:table-cell office:value-type="float" office:value="586.0718" calcext:value-type="float">
            <text:p>586.0718</text:p>
          </table:table-cell>
          <table:table-cell office:value-type="float" office:value="580.5554" calcext:value-type="float">
            <text:p>580.5554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35.67435" calcext:value-type="float">
            <text:p>35.67435</text:p>
          </table:table-cell>
          <table:table-cell office:value-type="float" office:value="0" calcext:value-type="float">
            <text:p>0</text:p>
          </table:table-cell>
          <table:table-cell office:value-type="float" office:value="-0.008867825" calcext:value-type="float">
            <text:p>-0.008867825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4.2171" calcext:value-type="float">
            <text:p>-804.2171</text:p>
          </table:table-cell>
          <table:table-cell office:value-type="float" office:value="770.5013" calcext:value-type="float">
            <text:p>770.5013</text:p>
          </table:table-cell>
          <table:table-cell office:value-type="float" office:value="-417.1316" calcext:value-type="float">
            <text:p>-417.1316</text:p>
          </table:table-cell>
          <table:table-cell office:value-type="float" office:value="0" calcext:value-type="float">
            <text:p>0</text:p>
          </table:table-cell>
          <table:table-cell office:value-type="float" office:value="18.386" calcext:value-type="float">
            <text:p>18.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701.7422" calcext:value-type="float">
            <text:p>701.7422</text:p>
          </table:table-cell>
          <table:table-cell office:value-type="float" office:value="13290.56" calcext:value-type="float">
            <text:p>13290.56</text:p>
          </table:table-cell>
          <table:table-cell office:value-type="float" office:value="0" calcext:value-type="float">
            <text:p>0</text:p>
          </table:table-cell>
          <table:table-cell office:value-type="float" office:value="143.6569" calcext:value-type="float">
            <text:p>143.6569</text:p>
          </table:table-cell>
          <table:table-cell office:value-type="float" office:value="-705.3158" calcext:value-type="float">
            <text:p>-705.3158</text:p>
          </table:table-cell>
          <table:table-cell office:value-type="float" office:value="1885.642" calcext:value-type="float">
            <text:p>1885.642</text:p>
          </table:table-cell>
          <table:table-cell office:value-type="float" office:value="-294.1136" calcext:value-type="float">
            <text:p>-294.1136</text:p>
          </table:table-cell>
          <table:table-cell office:value-type="float" office:value="143.0237" calcext:value-type="float">
            <text:p>143.0237</text:p>
          </table:table-cell>
          <table:table-cell office:value-type="float" office:value="490.1216" calcext:value-type="float">
            <text:p>490.1216</text:p>
          </table:table-cell>
          <table:table-cell office:value-type="float" office:value="0.2179424" calcext:value-type="float">
            <text:p>0.217942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6324957" calcext:value-type="float">
            <text:p>0.006324957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8739983" calcext:value-type="float">
            <text:p>-0.08739983</text:p>
          </table:table-cell>
          <table:table-cell office:value-type="float" office:value="370" calcext:value-type="float">
            <text:p>370</text:p>
          </table:table-cell>
          <table:table-cell office:value-type="float" office:value="357.7289" calcext:value-type="float">
            <text:p>357.7289</text:p>
          </table:table-cell>
          <table:table-cell office:value-type="float" office:value="0" calcext:value-type="float">
            <text:p>0</text:p>
          </table:table-cell>
          <table:table-cell office:value-type="float" office:value="417.3977" calcext:value-type="float">
            <text:p>417.3977</text:p>
          </table:table-cell>
          <table:table-cell office:value-type="float" office:value="1192.113" calcext:value-type="float">
            <text:p>1192.113</text:p>
          </table:table-cell>
          <table:table-cell office:value-type="float" office:value="1445.751" calcext:value-type="float">
            <text:p>1445.751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750.4048" calcext:value-type="float">
            <text:p>750.4048</text:p>
          </table:table-cell>
          <table:table-cell office:value-type="float" office:value="1116.135" calcext:value-type="float">
            <text:p>1116.135</text:p>
          </table:table-cell>
          <table:table-cell office:value-type="float" office:value="412.5884" calcext:value-type="float">
            <text:p>412.5884</text:p>
          </table:table-cell>
          <table:table-cell office:value-type="float" office:value="1832.009" calcext:value-type="float">
            <text:p>1832.009</text:p>
          </table:table-cell>
          <table:table-cell office:value-type="float" office:value="2072.551" calcext:value-type="float">
            <text:p>2072.551</text:p>
          </table:table-cell>
          <table:table-cell office:value-type="float" office:value="1661.44" calcext:value-type="float">
            <text:p>1661.44</text:p>
          </table:table-cell>
          <table:table-cell office:value-type="float" office:value="586.0616" calcext:value-type="float">
            <text:p>586.0616</text:p>
          </table:table-cell>
          <table:table-cell office:value-type="float" office:value="580.5394" calcext:value-type="float">
            <text:p>580.5394</text:p>
          </table:table-cell>
          <table:table-cell office:value-type="float" office:value="142.7339" calcext:value-type="float">
            <text:p>142.7339</text:p>
          </table:table-cell>
          <table:table-cell office:value-type="float" office:value="35.67439" calcext:value-type="float">
            <text:p>35.67439</text:p>
          </table:table-cell>
          <table:table-cell office:value-type="float" office:value="0" calcext:value-type="float">
            <text:p>0</text:p>
          </table:table-cell>
          <table:table-cell office:value-type="float" office:value="-0.009050719" calcext:value-type="float">
            <text:p>-0.009050719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4.8455" calcext:value-type="float">
            <text:p>-804.8455</text:p>
          </table:table-cell>
          <table:table-cell office:value-type="float" office:value="769.8729" calcext:value-type="float">
            <text:p>769.8729</text:p>
          </table:table-cell>
          <table:table-cell office:value-type="float" office:value="-425.6416" calcext:value-type="float">
            <text:p>-425.6416</text:p>
          </table:table-cell>
          <table:table-cell office:value-type="float" office:value="0" calcext:value-type="float">
            <text:p>0</text:p>
          </table:table-cell>
          <table:table-cell office:value-type="float" office:value="18.79446" calcext:value-type="float">
            <text:p>18.79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695.1633" calcext:value-type="float">
            <text:p>695.1633</text:p>
          </table:table-cell>
          <table:table-cell office:value-type="float" office:value="13292.11" calcext:value-type="float">
            <text:p>13292.11</text:p>
          </table:table-cell>
          <table:table-cell office:value-type="float" office:value="0" calcext:value-type="float">
            <text:p>0</text:p>
          </table:table-cell>
          <table:table-cell office:value-type="float" office:value="144.8633" calcext:value-type="float">
            <text:p>144.8633</text:p>
          </table:table-cell>
          <table:table-cell office:value-type="float" office:value="-712.3931" calcext:value-type="float">
            <text:p>-712.3931</text:p>
          </table:table-cell>
          <table:table-cell office:value-type="float" office:value="1904.019" calcext:value-type="float">
            <text:p>1904.019</text:p>
          </table:table-cell>
          <table:table-cell office:value-type="float" office:value="-294.7368" calcext:value-type="float">
            <text:p>-294.7368</text:p>
          </table:table-cell>
          <table:table-cell office:value-type="float" office:value="145.2947" calcext:value-type="float">
            <text:p>145.2947</text:p>
          </table:table-cell>
          <table:table-cell office:value-type="float" office:value="483.4104" calcext:value-type="float">
            <text:p>483.4104</text:p>
          </table:table-cell>
          <table:table-cell office:value-type="float" office:value="0.2186905" calcext:value-type="float">
            <text:p>0.218690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6324957" calcext:value-type="float">
            <text:p>0.006324957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092154" calcext:value-type="float">
            <text:p>-0.09092154</text:p>
          </table:table-cell>
          <table:table-cell office:value-type="float" office:value="370" calcext:value-type="float">
            <text:p>370</text:p>
          </table:table-cell>
          <table:table-cell office:value-type="float" office:value="350.6558" calcext:value-type="float">
            <text:p>350.6558</text:p>
          </table:table-cell>
          <table:table-cell office:value-type="float" office:value="0" calcext:value-type="float">
            <text:p>0</text:p>
          </table:table-cell>
          <table:table-cell office:value-type="float" office:value="419.1394" calcext:value-type="float">
            <text:p>419.1394</text:p>
          </table:table-cell>
          <table:table-cell office:value-type="float" office:value="1192.072" calcext:value-type="float">
            <text:p>1192.072</text:p>
          </table:table-cell>
          <table:table-cell office:value-type="float" office:value="1445.691" calcext:value-type="float">
            <text:p>1445.691</text:p>
          </table:table-cell>
          <table:table-cell office:value-type="float" office:value="1256.751" calcext:value-type="float">
            <text:p>1256.751</text:p>
          </table:table-cell>
          <table:table-cell office:value-type="float" office:value="750.4097" calcext:value-type="float">
            <text:p>750.4097</text:p>
          </table:table-cell>
          <table:table-cell office:value-type="float" office:value="1116.158" calcext:value-type="float">
            <text:p>1116.158</text:p>
          </table:table-cell>
          <table:table-cell office:value-type="float" office:value="412.6404" calcext:value-type="float">
            <text:p>412.6404</text:p>
          </table:table-cell>
          <table:table-cell office:value-type="float" office:value="1832.038" calcext:value-type="float">
            <text:p>1832.038</text:p>
          </table:table-cell>
          <table:table-cell office:value-type="float" office:value="2072.552" calcext:value-type="float">
            <text:p>2072.552</text:p>
          </table:table-cell>
          <table:table-cell office:value-type="float" office:value="1661.428" calcext:value-type="float">
            <text:p>1661.428</text:p>
          </table:table-cell>
          <table:table-cell office:value-type="float" office:value="586.0511" calcext:value-type="float">
            <text:p>586.0511</text:p>
          </table:table-cell>
          <table:table-cell office:value-type="float" office:value="580.5227" calcext:value-type="float">
            <text:p>580.5227</text:p>
          </table:table-cell>
          <table:table-cell office:value-type="float" office:value="142.7339" calcext:value-type="float">
            <text:p>142.7339</text:p>
          </table:table-cell>
          <table:table-cell office:value-type="float" office:value="35.67443" calcext:value-type="float">
            <text:p>35.67443</text:p>
          </table:table-cell>
          <table:table-cell office:value-type="float" office:value="0" calcext:value-type="float">
            <text:p>0</text:p>
          </table:table-cell>
          <table:table-cell office:value-type="float" office:value="-0.009094986" calcext:value-type="float">
            <text:p>-0.009094986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5.4511" calcext:value-type="float">
            <text:p>-805.4511</text:p>
          </table:table-cell>
          <table:table-cell office:value-type="float" office:value="769.2673" calcext:value-type="float">
            <text:p>769.2673</text:p>
          </table:table-cell>
          <table:table-cell office:value-type="float" office:value="-431.8127" calcext:value-type="float">
            <text:p>-431.8127</text:p>
          </table:table-cell>
          <table:table-cell office:value-type="float" office:value="0" calcext:value-type="float">
            <text:p>0</text:p>
          </table:table-cell>
          <table:table-cell office:value-type="float" office:value="18.51358" calcext:value-type="float">
            <text:p>18.5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689.6972" calcext:value-type="float">
            <text:p>689.6972</text:p>
          </table:table-cell>
          <table:table-cell office:value-type="float" office:value="13293.35" calcext:value-type="float">
            <text:p>13293.35</text:p>
          </table:table-cell>
          <table:table-cell office:value-type="float" office:value="0" calcext:value-type="float">
            <text:p>0</text:p>
          </table:table-cell>
          <table:table-cell office:value-type="float" office:value="146.0219" calcext:value-type="float">
            <text:p>146.0219</text:p>
          </table:table-cell>
          <table:table-cell office:value-type="float" office:value="-718.8069" calcext:value-type="float">
            <text:p>-718.8069</text:p>
          </table:table-cell>
          <table:table-cell office:value-type="float" office:value="1919.585" calcext:value-type="float">
            <text:p>1919.585</text:p>
          </table:table-cell>
          <table:table-cell office:value-type="float" office:value="-295.3345" calcext:value-type="float">
            <text:p>-295.3345</text:p>
          </table:table-cell>
          <table:table-cell office:value-type="float" office:value="147.1684" calcext:value-type="float">
            <text:p>147.1684</text:p>
          </table:table-cell>
          <table:table-cell office:value-type="float" office:value="477.761" calcext:value-type="float">
            <text:p>477.761</text:p>
          </table:table-cell>
          <table:table-cell office:value-type="float" office:value="0.219494" calcext:value-type="float">
            <text:p>0.21949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6324957" calcext:value-type="float">
            <text:p>0.006324957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422947" calcext:value-type="float">
            <text:p>-0.09422947</text:p>
          </table:table-cell>
          <table:table-cell office:value-type="float" office:value="370" calcext:value-type="float">
            <text:p>370</text:p>
          </table:table-cell>
          <table:table-cell office:value-type="float" office:value="344.2461" calcext:value-type="float">
            <text:p>344.2461</text:p>
          </table:table-cell>
          <table:table-cell office:value-type="float" office:value="0" calcext:value-type="float">
            <text:p>0</text:p>
          </table:table-cell>
          <table:table-cell office:value-type="float" office:value="420.572" calcext:value-type="float">
            <text:p>420.572</text:p>
          </table:table-cell>
          <table:table-cell office:value-type="float" office:value="1192.063" calcext:value-type="float">
            <text:p>1192.063</text:p>
          </table:table-cell>
          <table:table-cell office:value-type="float" office:value="1445.653" calcext:value-type="float">
            <text:p>1445.653</text:p>
          </table:table-cell>
          <table:table-cell office:value-type="float" office:value="1256.737" calcext:value-type="float">
            <text:p>1256.737</text:p>
          </table:table-cell>
          <table:table-cell office:value-type="float" office:value="750.4067" calcext:value-type="float">
            <text:p>750.4067</text:p>
          </table:table-cell>
          <table:table-cell office:value-type="float" office:value="1116.182" calcext:value-type="float">
            <text:p>1116.182</text:p>
          </table:table-cell>
          <table:table-cell office:value-type="float" office:value="412.69" calcext:value-type="float">
            <text:p>412.69</text:p>
          </table:table-cell>
          <table:table-cell office:value-type="float" office:value="1832.065" calcext:value-type="float">
            <text:p>1832.065</text:p>
          </table:table-cell>
          <table:table-cell office:value-type="float" office:value="2072.553" calcext:value-type="float">
            <text:p>2072.553</text:p>
          </table:table-cell>
          <table:table-cell office:value-type="float" office:value="1661.414" calcext:value-type="float">
            <text:p>1661.414</text:p>
          </table:table-cell>
          <table:table-cell office:value-type="float" office:value="586.0402" calcext:value-type="float">
            <text:p>586.0402</text:p>
          </table:table-cell>
          <table:table-cell office:value-type="float" office:value="580.5054" calcext:value-type="float">
            <text:p>580.5054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7" calcext:value-type="float">
            <text:p>35.67447</text:p>
          </table:table-cell>
          <table:table-cell office:value-type="float" office:value="0" calcext:value-type="float">
            <text:p>0</text:p>
          </table:table-cell>
          <table:table-cell office:value-type="float" office:value="-0.009105101" calcext:value-type="float">
            <text:p>-0.009105101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6.0359" calcext:value-type="float">
            <text:p>-806.0359</text:p>
          </table:table-cell>
          <table:table-cell office:value-type="float" office:value="768.6825" calcext:value-type="float">
            <text:p>768.6825</text:p>
          </table:table-cell>
          <table:table-cell office:value-type="float" office:value="-437.1271" calcext:value-type="float">
            <text:p>-437.1271</text:p>
          </table:table-cell>
          <table:table-cell office:value-type="float" office:value="0" calcext:value-type="float">
            <text:p>0</text:p>
          </table:table-cell>
          <table:table-cell office:value-type="float" office:value="18.01063" calcext:value-type="float">
            <text:p>18.0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683.9614" calcext:value-type="float">
            <text:p>683.9614</text:p>
          </table:table-cell>
          <table:table-cell office:value-type="float" office:value="13294.61" calcext:value-type="float">
            <text:p>13294.61</text:p>
          </table:table-cell>
          <table:table-cell office:value-type="float" office:value="0" calcext:value-type="float">
            <text:p>0</text:p>
          </table:table-cell>
          <table:table-cell office:value-type="float" office:value="147.1406" calcext:value-type="float">
            <text:p>147.1406</text:p>
          </table:table-cell>
          <table:table-cell office:value-type="float" office:value="-725.2521" calcext:value-type="float">
            <text:p>-725.2521</text:p>
          </table:table-cell>
          <table:table-cell office:value-type="float" office:value="1935.659" calcext:value-type="float">
            <text:p>1935.659</text:p>
          </table:table-cell>
          <table:table-cell office:value-type="float" office:value="-295.9102" calcext:value-type="float">
            <text:p>-295.9102</text:p>
          </table:table-cell>
          <table:table-cell office:value-type="float" office:value="149.3533" calcext:value-type="float">
            <text:p>149.3533</text:p>
          </table:table-cell>
          <table:table-cell office:value-type="float" office:value="471.8101" calcext:value-type="float">
            <text:p>471.8101</text:p>
          </table:table-cell>
          <table:table-cell office:value-type="float" office:value="0.2202541" calcext:value-type="float">
            <text:p>0.220254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6324957" calcext:value-type="float">
            <text:p>0.006324957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442811" calcext:value-type="float">
            <text:p>-0.09442811</text:p>
          </table:table-cell>
          <table:table-cell office:value-type="float" office:value="370" calcext:value-type="float">
            <text:p>370</text:p>
          </table:table-cell>
          <table:table-cell office:value-type="float" office:value="337.8019" calcext:value-type="float">
            <text:p>337.8019</text:p>
          </table:table-cell>
          <table:table-cell office:value-type="float" office:value="0" calcext:value-type="float">
            <text:p>0</text:p>
          </table:table-cell>
          <table:table-cell office:value-type="float" office:value="422.0105" calcext:value-type="float">
            <text:p>422.0105</text:p>
          </table:table-cell>
          <table:table-cell office:value-type="float" office:value="1192.068" calcext:value-type="float">
            <text:p>1192.068</text:p>
          </table:table-cell>
          <table:table-cell office:value-type="float" office:value="1445.63" calcext:value-type="float">
            <text:p>1445.63</text:p>
          </table:table-cell>
          <table:table-cell office:value-type="float" office:value="1256.733" calcext:value-type="float">
            <text:p>1256.733</text:p>
          </table:table-cell>
          <table:table-cell office:value-type="float" office:value="750.4091" calcext:value-type="float">
            <text:p>750.4091</text:p>
          </table:table-cell>
          <table:table-cell office:value-type="float" office:value="1116.206" calcext:value-type="float">
            <text:p>1116.206</text:p>
          </table:table-cell>
          <table:table-cell office:value-type="float" office:value="412.7379" calcext:value-type="float">
            <text:p>412.7379</text:p>
          </table:table-cell>
          <table:table-cell office:value-type="float" office:value="1832.09" calcext:value-type="float">
            <text:p>1832.09</text:p>
          </table:table-cell>
          <table:table-cell office:value-type="float" office:value="2072.553" calcext:value-type="float">
            <text:p>2072.553</text:p>
          </table:table-cell>
          <table:table-cell office:value-type="float" office:value="1661.4" calcext:value-type="float">
            <text:p>1661.4</text:p>
          </table:table-cell>
          <table:table-cell office:value-type="float" office:value="586.0292" calcext:value-type="float">
            <text:p>586.0292</text:p>
          </table:table-cell>
          <table:table-cell office:value-type="float" office:value="580.4877" calcext:value-type="float">
            <text:p>580.4877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7" calcext:value-type="float">
            <text:p>35.67447</text:p>
          </table:table-cell>
          <table:table-cell office:value-type="float" office:value="0" calcext:value-type="float">
            <text:p>0</text:p>
          </table:table-cell>
          <table:table-cell office:value-type="float" office:value="-0.009109925" calcext:value-type="float">
            <text:p>-0.009109925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6.6083" calcext:value-type="float">
            <text:p>-806.6083</text:p>
          </table:table-cell>
          <table:table-cell office:value-type="float" office:value="768.1101" calcext:value-type="float">
            <text:p>768.1101</text:p>
          </table:table-cell>
          <table:table-cell office:value-type="float" office:value="-442.6534" calcext:value-type="float">
            <text:p>-442.6534</text:p>
          </table:table-cell>
          <table:table-cell office:value-type="float" office:value="0" calcext:value-type="float">
            <text:p>0</text:p>
          </table:table-cell>
          <table:table-cell office:value-type="float" office:value="17.66397" calcext:value-type="float">
            <text:p>17.66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677.1249" calcext:value-type="float">
            <text:p>677.1249</text:p>
          </table:table-cell>
          <table:table-cell office:value-type="float" office:value="13296.11" calcext:value-type="float">
            <text:p>13296.11</text:p>
          </table:table-cell>
          <table:table-cell office:value-type="float" office:value="0" calcext:value-type="float">
            <text:p>0</text:p>
          </table:table-cell>
          <table:table-cell office:value-type="float" office:value="148.2296" calcext:value-type="float">
            <text:p>148.2296</text:p>
          </table:table-cell>
          <table:table-cell office:value-type="float" office:value="-732.3829" calcext:value-type="float">
            <text:p>-732.3829</text:p>
          </table:table-cell>
          <table:table-cell office:value-type="float" office:value="1952.284" calcext:value-type="float">
            <text:p>1952.284</text:p>
          </table:table-cell>
          <table:table-cell office:value-type="float" office:value="-296.4739" calcext:value-type="float">
            <text:p>-296.4739</text:p>
          </table:table-cell>
          <table:table-cell office:value-type="float" office:value="152.1306" calcext:value-type="float">
            <text:p>152.1306</text:p>
          </table:table-cell>
          <table:table-cell office:value-type="float" office:value="464.521" calcext:value-type="float">
            <text:p>464.521</text:p>
          </table:table-cell>
          <table:table-cell office:value-type="float" office:value="0.2209942" calcext:value-type="float">
            <text:p>0.220994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6415765" calcext:value-type="float">
            <text:p>0.00641576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442811" calcext:value-type="float">
            <text:p>-0.09442811</text:p>
          </table:table-cell>
          <table:table-cell office:value-type="float" office:value="370" calcext:value-type="float">
            <text:p>370</text:p>
          </table:table-cell>
          <table:table-cell office:value-type="float" office:value="330.6717" calcext:value-type="float">
            <text:p>330.6717</text:p>
          </table:table-cell>
          <table:table-cell office:value-type="float" office:value="0" calcext:value-type="float">
            <text:p>0</text:p>
          </table:table-cell>
          <table:table-cell office:value-type="float" office:value="423.8278" calcext:value-type="float">
            <text:p>423.8278</text:p>
          </table:table-cell>
          <table:table-cell office:value-type="float" office:value="1192.17" calcext:value-type="float">
            <text:p>1192.17</text:p>
          </table:table-cell>
          <table:table-cell office:value-type="float" office:value="1445.61" calcext:value-type="float">
            <text:p>1445.61</text:p>
          </table:table-cell>
          <table:table-cell office:value-type="float" office:value="1256.731" calcext:value-type="float">
            <text:p>1256.731</text:p>
          </table:table-cell>
          <table:table-cell office:value-type="float" office:value="750.4131" calcext:value-type="float">
            <text:p>750.4131</text:p>
          </table:table-cell>
          <table:table-cell office:value-type="float" office:value="1116.23" calcext:value-type="float">
            <text:p>1116.23</text:p>
          </table:table-cell>
          <table:table-cell office:value-type="float" office:value="412.7846" calcext:value-type="float">
            <text:p>412.7846</text:p>
          </table:table-cell>
          <table:table-cell office:value-type="float" office:value="1832.114" calcext:value-type="float">
            <text:p>1832.114</text:p>
          </table:table-cell>
          <table:table-cell office:value-type="float" office:value="2072.552" calcext:value-type="float">
            <text:p>2072.552</text:p>
          </table:table-cell>
          <table:table-cell office:value-type="float" office:value="1661.385" calcext:value-type="float">
            <text:p>1661.385</text:p>
          </table:table-cell>
          <table:table-cell office:value-type="float" office:value="586.0179" calcext:value-type="float">
            <text:p>586.0179</text:p>
          </table:table-cell>
          <table:table-cell office:value-type="float" office:value="580.4696" calcext:value-type="float">
            <text:p>580.4696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7" calcext:value-type="float">
            <text:p>35.67447</text:p>
          </table:table-cell>
          <table:table-cell office:value-type="float" office:value="0" calcext:value-type="float">
            <text:p>0</text:p>
          </table:table-cell>
          <table:table-cell office:value-type="float" office:value="-0.009113488" calcext:value-type="float">
            <text:p>-0.009113488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7.1676" calcext:value-type="float">
            <text:p>-807.1676</text:p>
          </table:table-cell>
          <table:table-cell office:value-type="float" office:value="767.5508" calcext:value-type="float">
            <text:p>767.5508</text:p>
          </table:table-cell>
          <table:table-cell office:value-type="float" office:value="-449.0091" calcext:value-type="float">
            <text:p>-449.0091</text:p>
          </table:table-cell>
          <table:table-cell office:value-type="float" office:value="0" calcext:value-type="float">
            <text:p>0</text:p>
          </table:table-cell>
          <table:table-cell office:value-type="float" office:value="17.44571" calcext:value-type="float">
            <text:p>17.44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669.1989" calcext:value-type="float">
            <text:p>669.1989</text:p>
          </table:table-cell>
          <table:table-cell office:value-type="float" office:value="13297.94" calcext:value-type="float">
            <text:p>13297.94</text:p>
          </table:table-cell>
          <table:table-cell office:value-type="float" office:value="0" calcext:value-type="float">
            <text:p>0</text:p>
          </table:table-cell>
          <table:table-cell office:value-type="float" office:value="149.298" calcext:value-type="float">
            <text:p>149.298</text:p>
          </table:table-cell>
          <table:table-cell office:value-type="float" office:value="-739.7344" calcext:value-type="float">
            <text:p>-739.7344</text:p>
          </table:table-cell>
          <table:table-cell office:value-type="float" office:value="1961.732" calcext:value-type="float">
            <text:p>1961.732</text:p>
          </table:table-cell>
          <table:table-cell office:value-type="float" office:value="-297.0227" calcext:value-type="float">
            <text:p>-297.0227</text:p>
          </table:table-cell>
          <table:table-cell office:value-type="float" office:value="155.2265" calcext:value-type="float">
            <text:p>155.2265</text:p>
          </table:table-cell>
          <table:table-cell office:value-type="float" office:value="456.0792" calcext:value-type="float">
            <text:p>456.0792</text:p>
          </table:table-cell>
          <table:table-cell office:value-type="float" office:value="0.2212998" calcext:value-type="float">
            <text:p>0.221299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27475" calcext:value-type="float">
            <text:p>0.00702747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442811" calcext:value-type="float">
            <text:p>-0.09442811</text:p>
          </table:table-cell>
          <table:table-cell office:value-type="float" office:value="370" calcext:value-type="float">
            <text:p>370</text:p>
          </table:table-cell>
          <table:table-cell office:value-type="float" office:value="323.3199" calcext:value-type="float">
            <text:p>323.3199</text:p>
          </table:table-cell>
          <table:table-cell office:value-type="float" office:value="0" calcext:value-type="float">
            <text:p>0</text:p>
          </table:table-cell>
          <table:table-cell office:value-type="float" office:value="425.8138" calcext:value-type="float">
            <text:p>425.8138</text:p>
          </table:table-cell>
          <table:table-cell office:value-type="float" office:value="1192.35" calcext:value-type="float">
            <text:p>1192.35</text:p>
          </table:table-cell>
          <table:table-cell office:value-type="float" office:value="1445.709" calcext:value-type="float">
            <text:p>1445.709</text:p>
          </table:table-cell>
          <table:table-cell office:value-type="float" office:value="1256.76" calcext:value-type="float">
            <text:p>1256.76</text:p>
          </table:table-cell>
          <table:table-cell office:value-type="float" office:value="750.4186" calcext:value-type="float">
            <text:p>750.4186</text:p>
          </table:table-cell>
          <table:table-cell office:value-type="float" office:value="1116.255" calcext:value-type="float">
            <text:p>1116.255</text:p>
          </table:table-cell>
          <table:table-cell office:value-type="float" office:value="412.8311" calcext:value-type="float">
            <text:p>412.8311</text:p>
          </table:table-cell>
          <table:table-cell office:value-type="float" office:value="1832.137" calcext:value-type="float">
            <text:p>1832.137</text:p>
          </table:table-cell>
          <table:table-cell office:value-type="float" office:value="2072.55" calcext:value-type="float">
            <text:p>2072.55</text:p>
          </table:table-cell>
          <table:table-cell office:value-type="float" office:value="1661.37" calcext:value-type="float">
            <text:p>1661.37</text:p>
          </table:table-cell>
          <table:table-cell office:value-type="float" office:value="586.0065" calcext:value-type="float">
            <text:p>586.0065</text:p>
          </table:table-cell>
          <table:table-cell office:value-type="float" office:value="580.4513" calcext:value-type="float">
            <text:p>580.4513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7" calcext:value-type="float">
            <text:p>35.67447</text:p>
          </table:table-cell>
          <table:table-cell office:value-type="float" office:value="0" calcext:value-type="float">
            <text:p>0</text:p>
          </table:table-cell>
          <table:table-cell office:value-type="float" office:value="-0.009402119" calcext:value-type="float">
            <text:p>-0.009402119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7.7169" calcext:value-type="float">
            <text:p>-807.7169</text:p>
          </table:table-cell>
          <table:table-cell office:value-type="float" office:value="767.0015" calcext:value-type="float">
            <text:p>767.0015</text:p>
          </table:table-cell>
          <table:table-cell office:value-type="float" office:value="-456.0989" calcext:value-type="float">
            <text:p>-456.0989</text:p>
          </table:table-cell>
          <table:table-cell office:value-type="float" office:value="0" calcext:value-type="float">
            <text:p>0</text:p>
          </table:table-cell>
          <table:table-cell office:value-type="float" office:value="17.73059" calcext:value-type="float">
            <text:p>17.7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660.1409" calcext:value-type="float">
            <text:p>660.1409</text:p>
          </table:table-cell>
          <table:table-cell office:value-type="float" office:value="13299.93" calcext:value-type="float">
            <text:p>13299.93</text:p>
          </table:table-cell>
          <table:table-cell office:value-type="float" office:value="0" calcext:value-type="float">
            <text:p>0</text:p>
          </table:table-cell>
          <table:table-cell office:value-type="float" office:value="150.3466" calcext:value-type="float">
            <text:p>150.3466</text:p>
          </table:table-cell>
          <table:table-cell office:value-type="float" office:value="-748.21" calcext:value-type="float">
            <text:p>-748.21</text:p>
          </table:table-cell>
          <table:table-cell office:value-type="float" office:value="1983.63" calcext:value-type="float">
            <text:p>1983.63</text:p>
          </table:table-cell>
          <table:table-cell office:value-type="float" office:value="-297.564" calcext:value-type="float">
            <text:p>-297.564</text:p>
          </table:table-cell>
          <table:table-cell office:value-type="float" office:value="159.0095" calcext:value-type="float">
            <text:p>159.0095</text:p>
          </table:table-cell>
          <table:table-cell office:value-type="float" office:value="446.9137" calcext:value-type="float">
            <text:p>446.9137</text:p>
          </table:table-cell>
          <table:table-cell office:value-type="float" office:value="0.2218396" calcext:value-type="float">
            <text:p>0.221839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27475" calcext:value-type="float">
            <text:p>0.00702747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442811" calcext:value-type="float">
            <text:p>-0.09442811</text:p>
          </table:table-cell>
          <table:table-cell office:value-type="float" office:value="370" calcext:value-type="float">
            <text:p>370</text:p>
          </table:table-cell>
          <table:table-cell office:value-type="float" office:value="314.8448" calcext:value-type="float">
            <text:p>314.8448</text:p>
          </table:table-cell>
          <table:table-cell office:value-type="float" office:value="0" calcext:value-type="float">
            <text:p>0</text:p>
          </table:table-cell>
          <table:table-cell office:value-type="float" office:value="427.9795" calcext:value-type="float">
            <text:p>427.9795</text:p>
          </table:table-cell>
          <table:table-cell office:value-type="float" office:value="1192.316" calcext:value-type="float">
            <text:p>1192.316</text:p>
          </table:table-cell>
          <table:table-cell office:value-type="float" office:value="1445.667" calcext:value-type="float">
            <text:p>1445.667</text:p>
          </table:table-cell>
          <table:table-cell office:value-type="float" office:value="1256.747" calcext:value-type="float">
            <text:p>1256.747</text:p>
          </table:table-cell>
          <table:table-cell office:value-type="float" office:value="750.4161" calcext:value-type="float">
            <text:p>750.4161</text:p>
          </table:table-cell>
          <table:table-cell office:value-type="float" office:value="1116.264" calcext:value-type="float">
            <text:p>1116.264</text:p>
          </table:table-cell>
          <table:table-cell office:value-type="float" office:value="412.8735" calcext:value-type="float">
            <text:p>412.8735</text:p>
          </table:table-cell>
          <table:table-cell office:value-type="float" office:value="1832.16" calcext:value-type="float">
            <text:p>1832.16</text:p>
          </table:table-cell>
          <table:table-cell office:value-type="float" office:value="2072.547" calcext:value-type="float">
            <text:p>2072.547</text:p>
          </table:table-cell>
          <table:table-cell office:value-type="float" office:value="1661.355" calcext:value-type="float">
            <text:p>1661.355</text:p>
          </table:table-cell>
          <table:table-cell office:value-type="float" office:value="585.9949" calcext:value-type="float">
            <text:p>585.9949</text:p>
          </table:table-cell>
          <table:table-cell office:value-type="float" office:value="580.4327" calcext:value-type="float">
            <text:p>580.4327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7" calcext:value-type="float">
            <text:p>35.67447</text:p>
          </table:table-cell>
          <table:table-cell office:value-type="float" office:value="0" calcext:value-type="float">
            <text:p>0</text:p>
          </table:table-cell>
          <table:table-cell office:value-type="float" office:value="-0.00941738" calcext:value-type="float">
            <text:p>-0.00941738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8.2559" calcext:value-type="float">
            <text:p>-808.2559</text:p>
          </table:table-cell>
          <table:table-cell office:value-type="float" office:value="766.4625" calcext:value-type="float">
            <text:p>766.4625</text:p>
          </table:table-cell>
          <table:table-cell office:value-type="float" office:value="-464.1397" calcext:value-type="float">
            <text:p>-464.1397</text:p>
          </table:table-cell>
          <table:table-cell office:value-type="float" office:value="0" calcext:value-type="float">
            <text:p>0</text:p>
          </table:table-cell>
          <table:table-cell office:value-type="float" office:value="17.83828" calcext:value-type="float">
            <text:p>17.83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652.7243" calcext:value-type="float">
            <text:p>652.7243</text:p>
          </table:table-cell>
          <table:table-cell office:value-type="float" office:value="13301.61" calcext:value-type="float">
            <text:p>13301.61</text:p>
          </table:table-cell>
          <table:table-cell office:value-type="float" office:value="0" calcext:value-type="float">
            <text:p>0</text:p>
          </table:table-cell>
          <table:table-cell office:value-type="float" office:value="151.3727" calcext:value-type="float">
            <text:p>151.3727</text:p>
          </table:table-cell>
          <table:table-cell office:value-type="float" office:value="-755.4314" calcext:value-type="float">
            <text:p>-755.4314</text:p>
          </table:table-cell>
          <table:table-cell office:value-type="float" office:value="2002.306" calcext:value-type="float">
            <text:p>2002.306</text:p>
          </table:table-cell>
          <table:table-cell office:value-type="float" office:value="-298.0945" calcext:value-type="float">
            <text:p>-298.0945</text:p>
          </table:table-cell>
          <table:table-cell office:value-type="float" office:value="161.7785" calcext:value-type="float">
            <text:p>161.7785</text:p>
          </table:table-cell>
          <table:table-cell office:value-type="float" office:value="439.3936" calcext:value-type="float">
            <text:p>439.3936</text:p>
          </table:table-cell>
          <table:table-cell office:value-type="float" office:value="0.2224014" calcext:value-type="float">
            <text:p>0.222401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27475" calcext:value-type="float">
            <text:p>0.00702747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528742" calcext:value-type="float">
            <text:p>-0.09528742</text:p>
          </table:table-cell>
          <table:table-cell office:value-type="float" office:value="370" calcext:value-type="float">
            <text:p>370</text:p>
          </table:table-cell>
          <table:table-cell office:value-type="float" office:value="307.6249" calcext:value-type="float">
            <text:p>307.6249</text:p>
          </table:table-cell>
          <table:table-cell office:value-type="float" office:value="0" calcext:value-type="float">
            <text:p>0</text:p>
          </table:table-cell>
          <table:table-cell office:value-type="float" office:value="429.8151" calcext:value-type="float">
            <text:p>429.8151</text:p>
          </table:table-cell>
          <table:table-cell office:value-type="float" office:value="1192.289" calcext:value-type="float">
            <text:p>1192.289</text:p>
          </table:table-cell>
          <table:table-cell office:value-type="float" office:value="1445.625" calcext:value-type="float">
            <text:p>1445.625</text:p>
          </table:table-cell>
          <table:table-cell office:value-type="float" office:value="1256.731" calcext:value-type="float">
            <text:p>1256.731</text:p>
          </table:table-cell>
          <table:table-cell office:value-type="float" office:value="750.4106" calcext:value-type="float">
            <text:p>750.4106</text:p>
          </table:table-cell>
          <table:table-cell office:value-type="float" office:value="1116.272" calcext:value-type="float">
            <text:p>1116.272</text:p>
          </table:table-cell>
          <table:table-cell office:value-type="float" office:value="412.9136" calcext:value-type="float">
            <text:p>412.9136</text:p>
          </table:table-cell>
          <table:table-cell office:value-type="float" office:value="1832.181" calcext:value-type="float">
            <text:p>1832.181</text:p>
          </table:table-cell>
          <table:table-cell office:value-type="float" office:value="2072.544" calcext:value-type="float">
            <text:p>2072.544</text:p>
          </table:table-cell>
          <table:table-cell office:value-type="float" office:value="1661.351" calcext:value-type="float">
            <text:p>1661.351</text:p>
          </table:table-cell>
          <table:table-cell office:value-type="float" office:value="585.9832" calcext:value-type="float">
            <text:p>585.9832</text:p>
          </table:table-cell>
          <table:table-cell office:value-type="float" office:value="580.4139" calcext:value-type="float">
            <text:p>580.4139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5" calcext:value-type="float">
            <text:p>35.67445</text:p>
          </table:table-cell>
          <table:table-cell office:value-type="float" office:value="0" calcext:value-type="float">
            <text:p>0</text:p>
          </table:table-cell>
          <table:table-cell office:value-type="float" office:value="-0.009426752" calcext:value-type="float">
            <text:p>-0.009426752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8.7868" calcext:value-type="float">
            <text:p>-808.7868</text:p>
          </table:table-cell>
          <table:table-cell office:value-type="float" office:value="765.9316" calcext:value-type="float">
            <text:p>765.9316</text:p>
          </table:table-cell>
          <table:table-cell office:value-type="float" office:value="-470.8536" calcext:value-type="float">
            <text:p>-470.8536</text:p>
          </table:table-cell>
          <table:table-cell office:value-type="float" office:value="0" calcext:value-type="float">
            <text:p>0</text:p>
          </table:table-cell>
          <table:table-cell office:value-type="float" office:value="17.86328" calcext:value-type="float">
            <text:p>17.86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643.67" calcext:value-type="float">
            <text:p>643.67</text:p>
          </table:table-cell>
          <table:table-cell office:value-type="float" office:value="13303.65" calcext:value-type="float">
            <text:p>13303.65</text:p>
          </table:table-cell>
          <table:table-cell office:value-type="float" office:value="0" calcext:value-type="float">
            <text:p>0</text:p>
          </table:table-cell>
          <table:table-cell office:value-type="float" office:value="152.3769" calcext:value-type="float">
            <text:p>152.3769</text:p>
          </table:table-cell>
          <table:table-cell office:value-type="float" office:value="-763.8652" calcext:value-type="float">
            <text:p>-763.8652</text:p>
          </table:table-cell>
          <table:table-cell office:value-type="float" office:value="2024.003" calcext:value-type="float">
            <text:p>2024.003</text:p>
          </table:table-cell>
          <table:table-cell office:value-type="float" office:value="-298.6178" calcext:value-type="float">
            <text:p>-298.6178</text:p>
          </table:table-cell>
          <table:table-cell office:value-type="float" office:value="165.3799" calcext:value-type="float">
            <text:p>165.3799</text:p>
          </table:table-cell>
          <table:table-cell office:value-type="float" office:value="430.2445" calcext:value-type="float">
            <text:p>430.2445</text:p>
          </table:table-cell>
          <table:table-cell office:value-type="float" office:value="0.2229483" calcext:value-type="float">
            <text:p>0.222948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27475" calcext:value-type="float">
            <text:p>0.00702747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09909787" calcext:value-type="float">
            <text:p>-0.09909787</text:p>
          </table:table-cell>
          <table:table-cell office:value-type="float" office:value="370" calcext:value-type="float">
            <text:p>370</text:p>
          </table:table-cell>
          <table:table-cell office:value-type="float" office:value="299.1955" calcext:value-type="float">
            <text:p>299.1955</text:p>
          </table:table-cell>
          <table:table-cell office:value-type="float" office:value="0" calcext:value-type="float">
            <text:p>0</text:p>
          </table:table-cell>
          <table:table-cell office:value-type="float" office:value="432.0231" calcext:value-type="float">
            <text:p>432.0231</text:p>
          </table:table-cell>
          <table:table-cell office:value-type="float" office:value="1192.259" calcext:value-type="float">
            <text:p>1192.259</text:p>
          </table:table-cell>
          <table:table-cell office:value-type="float" office:value="1445.582" calcext:value-type="float">
            <text:p>1445.582</text:p>
          </table:table-cell>
          <table:table-cell office:value-type="float" office:value="1256.716" calcext:value-type="float">
            <text:p>1256.716</text:p>
          </table:table-cell>
          <table:table-cell office:value-type="float" office:value="750.4055" calcext:value-type="float">
            <text:p>750.4055</text:p>
          </table:table-cell>
          <table:table-cell office:value-type="float" office:value="1116.278" calcext:value-type="float">
            <text:p>1116.278</text:p>
          </table:table-cell>
          <table:table-cell office:value-type="float" office:value="412.9521" calcext:value-type="float">
            <text:p>412.9521</text:p>
          </table:table-cell>
          <table:table-cell office:value-type="float" office:value="1832.201" calcext:value-type="float">
            <text:p>1832.201</text:p>
          </table:table-cell>
          <table:table-cell office:value-type="float" office:value="2072.54" calcext:value-type="float">
            <text:p>2072.54</text:p>
          </table:table-cell>
          <table:table-cell office:value-type="float" office:value="1661.347" calcext:value-type="float">
            <text:p>1661.347</text:p>
          </table:table-cell>
          <table:table-cell office:value-type="float" office:value="585.9714" calcext:value-type="float">
            <text:p>585.9714</text:p>
          </table:table-cell>
          <table:table-cell office:value-type="float" office:value="580.395" calcext:value-type="float">
            <text:p>580.395</text:p>
          </table:table-cell>
          <table:table-cell office:value-type="float" office:value="142.7338" calcext:value-type="float">
            <text:p>142.7338</text:p>
          </table:table-cell>
          <table:table-cell office:value-type="float" office:value="35.67449" calcext:value-type="float">
            <text:p>35.67449</text:p>
          </table:table-cell>
          <table:table-cell office:value-type="float" office:value="0" calcext:value-type="float">
            <text:p>0</text:p>
          </table:table-cell>
          <table:table-cell office:value-type="float" office:value="-0.009434757" calcext:value-type="float">
            <text:p>-0.009434757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9.3035" calcext:value-type="float">
            <text:p>-809.3035</text:p>
          </table:table-cell>
          <table:table-cell office:value-type="float" office:value="765.4149" calcext:value-type="float">
            <text:p>765.4149</text:p>
          </table:table-cell>
          <table:table-cell office:value-type="float" office:value="-478.8044" calcext:value-type="float">
            <text:p>-478.8044</text:p>
          </table:table-cell>
          <table:table-cell office:value-type="float" office:value="0" calcext:value-type="float">
            <text:p>0</text:p>
          </table:table-cell>
          <table:table-cell office:value-type="float" office:value="17.90623" calcext:value-type="float">
            <text:p>17.9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632.954" calcext:value-type="float">
            <text:p>632.954</text:p>
          </table:table-cell>
          <table:table-cell office:value-type="float" office:value="13306.11" calcext:value-type="float">
            <text:p>13306.11</text:p>
          </table:table-cell>
          <table:table-cell office:value-type="float" office:value="0" calcext:value-type="float">
            <text:p>0</text:p>
          </table:table-cell>
          <table:table-cell office:value-type="float" office:value="153.3637" calcext:value-type="float">
            <text:p>153.3637</text:p>
          </table:table-cell>
          <table:table-cell office:value-type="float" office:value="-773.5906" calcext:value-type="float">
            <text:p>-773.5906</text:p>
          </table:table-cell>
          <table:table-cell office:value-type="float" office:value="2048.915" calcext:value-type="float">
            <text:p>2048.915</text:p>
          </table:table-cell>
          <table:table-cell office:value-type="float" office:value="-299.1364" calcext:value-type="float">
            <text:p>-299.1364</text:p>
          </table:table-cell>
          <table:table-cell office:value-type="float" office:value="169.6751" calcext:value-type="float">
            <text:p>169.6751</text:p>
          </table:table-cell>
          <table:table-cell office:value-type="float" office:value="419.4784" calcext:value-type="float">
            <text:p>419.4784</text:p>
          </table:table-cell>
          <table:table-cell office:value-type="float" office:value="0.2234795" calcext:value-type="float">
            <text:p>0.223479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27475" calcext:value-type="float">
            <text:p>0.00702747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27794" calcext:value-type="float">
            <text:p>-0.1027794</text:p>
          </table:table-cell>
          <table:table-cell office:value-type="float" office:value="370" calcext:value-type="float">
            <text:p>370</text:p>
          </table:table-cell>
          <table:table-cell office:value-type="float" office:value="289.4742" calcext:value-type="float">
            <text:p>289.4742</text:p>
          </table:table-cell>
          <table:table-cell office:value-type="float" office:value="0" calcext:value-type="float">
            <text:p>0</text:p>
          </table:table-cell>
          <table:table-cell office:value-type="float" office:value="434.6504" calcext:value-type="float">
            <text:p>434.6504</text:p>
          </table:table-cell>
          <table:table-cell office:value-type="float" office:value="1192.21" calcext:value-type="float">
            <text:p>1192.21</text:p>
          </table:table-cell>
          <table:table-cell office:value-type="float" office:value="1445.526" calcext:value-type="float">
            <text:p>1445.526</text:p>
          </table:table-cell>
          <table:table-cell office:value-type="float" office:value="1256.694" calcext:value-type="float">
            <text:p>1256.694</text:p>
          </table:table-cell>
          <table:table-cell office:value-type="float" office:value="750.3967" calcext:value-type="float">
            <text:p>750.3967</text:p>
          </table:table-cell>
          <table:table-cell office:value-type="float" office:value="1116.283" calcext:value-type="float">
            <text:p>1116.283</text:p>
          </table:table-cell>
          <table:table-cell office:value-type="float" office:value="412.9886" calcext:value-type="float">
            <text:p>412.9886</text:p>
          </table:table-cell>
          <table:table-cell office:value-type="float" office:value="1832.219" calcext:value-type="float">
            <text:p>1832.219</text:p>
          </table:table-cell>
          <table:table-cell office:value-type="float" office:value="2072.535" calcext:value-type="float">
            <text:p>2072.535</text:p>
          </table:table-cell>
          <table:table-cell office:value-type="float" office:value="1661.342" calcext:value-type="float">
            <text:p>1661.342</text:p>
          </table:table-cell>
          <table:table-cell office:value-type="float" office:value="585.9595" calcext:value-type="float">
            <text:p>585.9595</text:p>
          </table:table-cell>
          <table:table-cell office:value-type="float" office:value="580.3759" calcext:value-type="float">
            <text:p>580.3759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3" calcext:value-type="float">
            <text:p>35.67453</text:p>
          </table:table-cell>
          <table:table-cell office:value-type="float" office:value="0" calcext:value-type="float">
            <text:p>0</text:p>
          </table:table-cell>
          <table:table-cell office:value-type="float" office:value="-0.00944486" calcext:value-type="float">
            <text:p>-0.00944486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09.8149" calcext:value-type="float">
            <text:p>-809.8149</text:p>
          </table:table-cell>
          <table:table-cell office:value-type="float" office:value="764.9035" calcext:value-type="float">
            <text:p>764.9035</text:p>
          </table:table-cell>
          <table:table-cell office:value-type="float" office:value="-487.9825" calcext:value-type="float">
            <text:p>-487.9825</text:p>
          </table:table-cell>
          <table:table-cell office:value-type="float" office:value="0" calcext:value-type="float">
            <text:p>0</text:p>
          </table:table-cell>
          <table:table-cell office:value-type="float" office:value="17.88047" calcext:value-type="float">
            <text:p>17.8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620.5838" calcext:value-type="float">
            <text:p>620.5838</text:p>
          </table:table-cell>
          <table:table-cell office:value-type="float" office:value="13309.01" calcext:value-type="float">
            <text:p>13309.01</text:p>
          </table:table-cell>
          <table:table-cell office:value-type="float" office:value="0" calcext:value-type="float">
            <text:p>0</text:p>
          </table:table-cell>
          <table:table-cell office:value-type="float" office:value="154.3353" calcext:value-type="float">
            <text:p>154.3353</text:p>
          </table:table-cell>
          <table:table-cell office:value-type="float" office:value="-784.5783" calcext:value-type="float">
            <text:p>-784.5783</text:p>
          </table:table-cell>
          <table:table-cell office:value-type="float" office:value="2077.156" calcext:value-type="float">
            <text:p>2077.156</text:p>
          </table:table-cell>
          <table:table-cell office:value-type="float" office:value="-299.6541" calcext:value-type="float">
            <text:p>-299.6541</text:p>
          </table:table-cell>
          <table:table-cell office:value-type="float" office:value="174.5127" calcext:value-type="float">
            <text:p>174.5127</text:p>
          </table:table-cell>
          <table:table-cell office:value-type="float" office:value="407.1013" calcext:value-type="float">
            <text:p>407.1013</text:p>
          </table:table-cell>
          <table:table-cell office:value-type="float" office:value="0.2239939" calcext:value-type="float">
            <text:p>0.223993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54765" calcext:value-type="float">
            <text:p>-0.1054765</text:p>
          </table:table-cell>
          <table:table-cell office:value-type="float" office:value="370" calcext:value-type="float">
            <text:p>370</text:p>
          </table:table-cell>
          <table:table-cell office:value-type="float" office:value="278.4897" calcext:value-type="float">
            <text:p>278.4897</text:p>
          </table:table-cell>
          <table:table-cell office:value-type="float" office:value="0" calcext:value-type="float">
            <text:p>0</text:p>
          </table:table-cell>
          <table:table-cell office:value-type="float" office:value="437.7352" calcext:value-type="float">
            <text:p>437.7352</text:p>
          </table:table-cell>
          <table:table-cell office:value-type="float" office:value="1192.143" calcext:value-type="float">
            <text:p>1192.143</text:p>
          </table:table-cell>
          <table:table-cell office:value-type="float" office:value="1445.45" calcext:value-type="float">
            <text:p>1445.45</text:p>
          </table:table-cell>
          <table:table-cell office:value-type="float" office:value="1256.662" calcext:value-type="float">
            <text:p>1256.662</text:p>
          </table:table-cell>
          <table:table-cell office:value-type="float" office:value="750.3815" calcext:value-type="float">
            <text:p>750.3815</text:p>
          </table:table-cell>
          <table:table-cell office:value-type="float" office:value="1116.283" calcext:value-type="float">
            <text:p>1116.283</text:p>
          </table:table-cell>
          <table:table-cell office:value-type="float" office:value="413.0229" calcext:value-type="float">
            <text:p>413.0229</text:p>
          </table:table-cell>
          <table:table-cell office:value-type="float" office:value="1832.236" calcext:value-type="float">
            <text:p>1832.236</text:p>
          </table:table-cell>
          <table:table-cell office:value-type="float" office:value="2072.53" calcext:value-type="float">
            <text:p>2072.53</text:p>
          </table:table-cell>
          <table:table-cell office:value-type="float" office:value="1661.337" calcext:value-type="float">
            <text:p>1661.337</text:p>
          </table:table-cell>
          <table:table-cell office:value-type="float" office:value="585.9474" calcext:value-type="float">
            <text:p>585.9474</text:p>
          </table:table-cell>
          <table:table-cell office:value-type="float" office:value="580.3566" calcext:value-type="float">
            <text:p>580.3566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458884" calcext:value-type="float">
            <text:p>-0.009458884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0.3233" calcext:value-type="float">
            <text:p>-810.3233</text:p>
          </table:table-cell>
          <table:table-cell office:value-type="float" office:value="764.3951" calcext:value-type="float">
            <text:p>764.3951</text:p>
          </table:table-cell>
          <table:table-cell office:value-type="float" office:value="-498.3671" calcext:value-type="float">
            <text:p>-498.3671</text:p>
          </table:table-cell>
          <table:table-cell office:value-type="float" office:value="0" calcext:value-type="float">
            <text:p>0</text:p>
          </table:table-cell>
          <table:table-cell office:value-type="float" office:value="17.79199" calcext:value-type="float">
            <text:p>17.7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612.1738" calcext:value-type="float">
            <text:p>612.1738</text:p>
          </table:table-cell>
          <table:table-cell office:value-type="float" office:value="13310.99" calcext:value-type="float">
            <text:p>13310.99</text:p>
          </table:table-cell>
          <table:table-cell office:value-type="float" office:value="0" calcext:value-type="float">
            <text:p>0</text:p>
          </table:table-cell>
          <table:table-cell office:value-type="float" office:value="155.2841" calcext:value-type="float">
            <text:p>155.2841</text:p>
          </table:table-cell>
          <table:table-cell office:value-type="float" office:value="-792.4805" calcext:value-type="float">
            <text:p>-792.4805</text:p>
          </table:table-cell>
          <table:table-cell office:value-type="float" office:value="2097.459" calcext:value-type="float">
            <text:p>2097.459</text:p>
          </table:table-cell>
          <table:table-cell office:value-type="float" office:value="-300.1582" calcext:value-type="float">
            <text:p>-300.1582</text:p>
          </table:table-cell>
          <table:table-cell office:value-type="float" office:value="177.2311" calcext:value-type="float">
            <text:p>177.2311</text:p>
          </table:table-cell>
          <table:table-cell office:value-type="float" office:value="398.6061" calcext:value-type="float">
            <text:p>398.6061</text:p>
          </table:table-cell>
          <table:table-cell office:value-type="float" office:value="0.2245275" calcext:value-type="float">
            <text:p>0.224527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54765" calcext:value-type="float">
            <text:p>-0.1054765</text:p>
          </table:table-cell>
          <table:table-cell office:value-type="float" office:value="370" calcext:value-type="float">
            <text:p>370</text:p>
          </table:table-cell>
          <table:table-cell office:value-type="float" office:value="270.5881" calcext:value-type="float">
            <text:p>270.5881</text:p>
          </table:table-cell>
          <table:table-cell office:value-type="float" office:value="0" calcext:value-type="float">
            <text:p>0</text:p>
          </table:table-cell>
          <table:table-cell office:value-type="float" office:value="439.9458" calcext:value-type="float">
            <text:p>439.9458</text:p>
          </table:table-cell>
          <table:table-cell office:value-type="float" office:value="1192.11" calcext:value-type="float">
            <text:p>1192.11</text:p>
          </table:table-cell>
          <table:table-cell office:value-type="float" office:value="1445.383" calcext:value-type="float">
            <text:p>1445.383</text:p>
          </table:table-cell>
          <table:table-cell office:value-type="float" office:value="1256.632" calcext:value-type="float">
            <text:p>1256.632</text:p>
          </table:table-cell>
          <table:table-cell office:value-type="float" office:value="750.3654" calcext:value-type="float">
            <text:p>750.3654</text:p>
          </table:table-cell>
          <table:table-cell office:value-type="float" office:value="1116.281" calcext:value-type="float">
            <text:p>1116.281</text:p>
          </table:table-cell>
          <table:table-cell office:value-type="float" office:value="413.0553" calcext:value-type="float">
            <text:p>413.0553</text:p>
          </table:table-cell>
          <table:table-cell office:value-type="float" office:value="1832.251" calcext:value-type="float">
            <text:p>1832.251</text:p>
          </table:table-cell>
          <table:table-cell office:value-type="float" office:value="2072.523" calcext:value-type="float">
            <text:p>2072.523</text:p>
          </table:table-cell>
          <table:table-cell office:value-type="float" office:value="1661.331" calcext:value-type="float">
            <text:p>1661.331</text:p>
          </table:table-cell>
          <table:table-cell office:value-type="float" office:value="585.9354" calcext:value-type="float">
            <text:p>585.9354</text:p>
          </table:table-cell>
          <table:table-cell office:value-type="float" office:value="580.3372" calcext:value-type="float">
            <text:p>580.3372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497172" calcext:value-type="float">
            <text:p>-0.009497172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0.818" calcext:value-type="float">
            <text:p>-810.818</text:p>
          </table:table-cell>
          <table:table-cell office:value-type="float" office:value="763.9004" calcext:value-type="float">
            <text:p>763.9004</text:p>
          </table:table-cell>
          <table:table-cell office:value-type="float" office:value="-505.6803" calcext:value-type="float">
            <text:p>-505.6803</text:p>
          </table:table-cell>
          <table:table-cell office:value-type="float" office:value="0" calcext:value-type="float">
            <text:p>0</text:p>
          </table:table-cell>
          <table:table-cell office:value-type="float" office:value="17.70311" calcext:value-type="float">
            <text:p>17.7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604.168" calcext:value-type="float">
            <text:p>604.168</text:p>
          </table:table-cell>
          <table:table-cell office:value-type="float" office:value="13312.79" calcext:value-type="float">
            <text:p>13312.79</text:p>
          </table:table-cell>
          <table:table-cell office:value-type="float" office:value="0" calcext:value-type="float">
            <text:p>0</text:p>
          </table:table-cell>
          <table:table-cell office:value-type="float" office:value="156.2091" calcext:value-type="float">
            <text:p>156.2091</text:p>
          </table:table-cell>
          <table:table-cell office:value-type="float" office:value="-800.1732" calcext:value-type="float">
            <text:p>-800.1732</text:p>
          </table:table-cell>
          <table:table-cell office:value-type="float" office:value="2117.162" calcext:value-type="float">
            <text:p>2117.162</text:p>
          </table:table-cell>
          <table:table-cell office:value-type="float" office:value="-300.646" calcext:value-type="float">
            <text:p>-300.646</text:p>
          </table:table-cell>
          <table:table-cell office:value-type="float" office:value="179.9073" calcext:value-type="float">
            <text:p>179.9073</text:p>
          </table:table-cell>
          <table:table-cell office:value-type="float" office:value="390.5308" calcext:value-type="float">
            <text:p>390.5308</text:p>
          </table:table-cell>
          <table:table-cell office:value-type="float" office:value="0.2250652" calcext:value-type="float">
            <text:p>0.225065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54765" calcext:value-type="float">
            <text:p>-0.1054765</text:p>
          </table:table-cell>
          <table:table-cell office:value-type="float" office:value="370" calcext:value-type="float">
            <text:p>370</text:p>
          </table:table-cell>
          <table:table-cell office:value-type="float" office:value="262.896" calcext:value-type="float">
            <text:p>262.896</text:p>
          </table:table-cell>
          <table:table-cell office:value-type="float" office:value="0" calcext:value-type="float">
            <text:p>0</text:p>
          </table:table-cell>
          <table:table-cell office:value-type="float" office:value="441.9123" calcext:value-type="float">
            <text:p>441.9123</text:p>
          </table:table-cell>
          <table:table-cell office:value-type="float" office:value="1192.082" calcext:value-type="float">
            <text:p>1192.082</text:p>
          </table:table-cell>
          <table:table-cell office:value-type="float" office:value="1445.341" calcext:value-type="float">
            <text:p>1445.341</text:p>
          </table:table-cell>
          <table:table-cell office:value-type="float" office:value="1256.61" calcext:value-type="float">
            <text:p>1256.61</text:p>
          </table:table-cell>
          <table:table-cell office:value-type="float" office:value="750.3547" calcext:value-type="float">
            <text:p>750.3547</text:p>
          </table:table-cell>
          <table:table-cell office:value-type="float" office:value="1116.281" calcext:value-type="float">
            <text:p>1116.281</text:p>
          </table:table-cell>
          <table:table-cell office:value-type="float" office:value="413.087" calcext:value-type="float">
            <text:p>413.087</text:p>
          </table:table-cell>
          <table:table-cell office:value-type="float" office:value="1832.265" calcext:value-type="float">
            <text:p>1832.265</text:p>
          </table:table-cell>
          <table:table-cell office:value-type="float" office:value="2072.516" calcext:value-type="float">
            <text:p>2072.516</text:p>
          </table:table-cell>
          <table:table-cell office:value-type="float" office:value="1661.325" calcext:value-type="float">
            <text:p>1661.325</text:p>
          </table:table-cell>
          <table:table-cell office:value-type="float" office:value="585.9233" calcext:value-type="float">
            <text:p>585.9233</text:p>
          </table:table-cell>
          <table:table-cell office:value-type="float" office:value="580.3177" calcext:value-type="float">
            <text:p>580.3177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500925" calcext:value-type="float">
            <text:p>-0.009500925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1.3047" calcext:value-type="float">
            <text:p>-811.3047</text:p>
          </table:table-cell>
          <table:table-cell office:value-type="float" office:value="763.4137" calcext:value-type="float">
            <text:p>763.4137</text:p>
          </table:table-cell>
          <table:table-cell office:value-type="float" office:value="-512.7509" calcext:value-type="float">
            <text:p>-512.7509</text:p>
          </table:table-cell>
          <table:table-cell office:value-type="float" office:value="0" calcext:value-type="float">
            <text:p>0</text:p>
          </table:table-cell>
          <table:table-cell office:value-type="float" office:value="17.56468" calcext:value-type="float">
            <text:p>17.5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592.6654" calcext:value-type="float">
            <text:p>592.6654</text:p>
          </table:table-cell>
          <table:table-cell office:value-type="float" office:value="13315.22" calcext:value-type="float">
            <text:p>13315.22</text:p>
          </table:table-cell>
          <table:table-cell office:value-type="float" office:value="0" calcext:value-type="float">
            <text:p>0</text:p>
          </table:table-cell>
          <table:table-cell office:value-type="float" office:value="157.1186" calcext:value-type="float">
            <text:p>157.1186</text:p>
          </table:table-cell>
          <table:table-cell office:value-type="float" office:value="-810.6763" calcext:value-type="float">
            <text:p>-810.6763</text:p>
          </table:table-cell>
          <table:table-cell office:value-type="float" office:value="2144.062" calcext:value-type="float">
            <text:p>2144.062</text:p>
          </table:table-cell>
          <table:table-cell office:value-type="float" office:value="-301.1229" calcext:value-type="float">
            <text:p>-301.1229</text:p>
          </table:table-cell>
          <table:table-cell office:value-type="float" office:value="184.398" calcext:value-type="float">
            <text:p>184.398</text:p>
          </table:table-cell>
          <table:table-cell office:value-type="float" office:value="379.0023" calcext:value-type="float">
            <text:p>379.0023</text:p>
          </table:table-cell>
          <table:table-cell office:value-type="float" office:value="0.2255833" calcext:value-type="float">
            <text:p>0.225583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54765" calcext:value-type="float">
            <text:p>-0.1054765</text:p>
          </table:table-cell>
          <table:table-cell office:value-type="float" office:value="370" calcext:value-type="float">
            <text:p>370</text:p>
          </table:table-cell>
          <table:table-cell office:value-type="float" office:value="252.3934" calcext:value-type="float">
            <text:p>252.3934</text:p>
          </table:table-cell>
          <table:table-cell office:value-type="float" office:value="0" calcext:value-type="float">
            <text:p>0</text:p>
          </table:table-cell>
          <table:table-cell office:value-type="float" office:value="444.5202" calcext:value-type="float">
            <text:p>444.5202</text:p>
          </table:table-cell>
          <table:table-cell office:value-type="float" office:value="1192.035" calcext:value-type="float">
            <text:p>1192.035</text:p>
          </table:table-cell>
          <table:table-cell office:value-type="float" office:value="1445.281" calcext:value-type="float">
            <text:p>1445.281</text:p>
          </table:table-cell>
          <table:table-cell office:value-type="float" office:value="1256.586" calcext:value-type="float">
            <text:p>1256.586</text:p>
          </table:table-cell>
          <table:table-cell office:value-type="float" office:value="750.3425" calcext:value-type="float">
            <text:p>750.3425</text:p>
          </table:table-cell>
          <table:table-cell office:value-type="float" office:value="1116.28" calcext:value-type="float">
            <text:p>1116.28</text:p>
          </table:table-cell>
          <table:table-cell office:value-type="float" office:value="413.1179" calcext:value-type="float">
            <text:p>413.1179</text:p>
          </table:table-cell>
          <table:table-cell office:value-type="float" office:value="1832.278" calcext:value-type="float">
            <text:p>1832.278</text:p>
          </table:table-cell>
          <table:table-cell office:value-type="float" office:value="2072.509" calcext:value-type="float">
            <text:p>2072.509</text:p>
          </table:table-cell>
          <table:table-cell office:value-type="float" office:value="1661.319" calcext:value-type="float">
            <text:p>1661.319</text:p>
          </table:table-cell>
          <table:table-cell office:value-type="float" office:value="585.9111" calcext:value-type="float">
            <text:p>585.9111</text:p>
          </table:table-cell>
          <table:table-cell office:value-type="float" office:value="580.2982" calcext:value-type="float">
            <text:p>580.2982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506347" calcext:value-type="float">
            <text:p>-0.009506347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1.7863" calcext:value-type="float">
            <text:p>-811.7863</text:p>
          </table:table-cell>
          <table:table-cell office:value-type="float" office:value="762.9321" calcext:value-type="float">
            <text:p>762.9321</text:p>
          </table:table-cell>
          <table:table-cell office:value-type="float" office:value="-522.6581" calcext:value-type="float">
            <text:p>-522.6581</text:p>
          </table:table-cell>
          <table:table-cell office:value-type="float" office:value="0" calcext:value-type="float">
            <text:p>0</text:p>
          </table:table-cell>
          <table:table-cell office:value-type="float" office:value="17.44625" calcext:value-type="float">
            <text:p>17.4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578.5843" calcext:value-type="float">
            <text:p>578.5843</text:p>
          </table:table-cell>
          <table:table-cell office:value-type="float" office:value="13318.13" calcext:value-type="float">
            <text:p>13318.13</text:p>
          </table:table-cell>
          <table:table-cell office:value-type="float" office:value="0" calcext:value-type="float">
            <text:p>0</text:p>
          </table:table-cell>
          <table:table-cell office:value-type="float" office:value="158.017" calcext:value-type="float">
            <text:p>158.017</text:p>
          </table:table-cell>
          <table:table-cell office:value-type="float" office:value="-823.3082" calcext:value-type="float">
            <text:p>-823.3082</text:p>
          </table:table-cell>
          <table:table-cell office:value-type="float" office:value="2176.632" calcext:value-type="float">
            <text:p>2176.632</text:p>
          </table:table-cell>
          <table:table-cell office:value-type="float" office:value="-301.6017" calcext:value-type="float">
            <text:p>-301.6017</text:p>
          </table:table-cell>
          <table:table-cell office:value-type="float" office:value="189.9585" calcext:value-type="float">
            <text:p>189.9585</text:p>
          </table:table-cell>
          <table:table-cell office:value-type="float" office:value="364.9872" calcext:value-type="float">
            <text:p>364.9872</text:p>
          </table:table-cell>
          <table:table-cell office:value-type="float" office:value="0.2260761" calcext:value-type="float">
            <text:p>0.226076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54765" calcext:value-type="float">
            <text:p>-0.1054765</text:p>
          </table:table-cell>
          <table:table-cell office:value-type="float" office:value="370" calcext:value-type="float">
            <text:p>370</text:p>
          </table:table-cell>
          <table:table-cell office:value-type="float" office:value="239.7619" calcext:value-type="float">
            <text:p>239.7619</text:p>
          </table:table-cell>
          <table:table-cell office:value-type="float" office:value="0" calcext:value-type="float">
            <text:p>0</text:p>
          </table:table-cell>
          <table:table-cell office:value-type="float" office:value="447.5981" calcext:value-type="float">
            <text:p>447.5981</text:p>
          </table:table-cell>
          <table:table-cell office:value-type="float" office:value="1191.954" calcext:value-type="float">
            <text:p>1191.954</text:p>
          </table:table-cell>
          <table:table-cell office:value-type="float" office:value="1445.191" calcext:value-type="float">
            <text:p>1445.191</text:p>
          </table:table-cell>
          <table:table-cell office:value-type="float" office:value="1256.546" calcext:value-type="float">
            <text:p>1256.546</text:p>
          </table:table-cell>
          <table:table-cell office:value-type="float" office:value="750.322" calcext:value-type="float">
            <text:p>750.322</text:p>
          </table:table-cell>
          <table:table-cell office:value-type="float" office:value="1116.276" calcext:value-type="float">
            <text:p>1116.276</text:p>
          </table:table-cell>
          <table:table-cell office:value-type="float" office:value="413.1466" calcext:value-type="float">
            <text:p>413.1466</text:p>
          </table:table-cell>
          <table:table-cell office:value-type="float" office:value="1832.29" calcext:value-type="float">
            <text:p>1832.29</text:p>
          </table:table-cell>
          <table:table-cell office:value-type="float" office:value="2072.501" calcext:value-type="float">
            <text:p>2072.501</text:p>
          </table:table-cell>
          <table:table-cell office:value-type="float" office:value="1661.312" calcext:value-type="float">
            <text:p>1661.312</text:p>
          </table:table-cell>
          <table:table-cell office:value-type="float" office:value="585.8989" calcext:value-type="float">
            <text:p>585.8989</text:p>
          </table:table-cell>
          <table:table-cell office:value-type="float" office:value="580.2786" calcext:value-type="float">
            <text:p>580.2786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516492" calcext:value-type="float">
            <text:p>-0.009516492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2.2668" calcext:value-type="float">
            <text:p>-812.2668</text:p>
          </table:table-cell>
          <table:table-cell office:value-type="float" office:value="762.4515" calcext:value-type="float">
            <text:p>762.4515</text:p>
          </table:table-cell>
          <table:table-cell office:value-type="float" office:value="-534.6686" calcext:value-type="float">
            <text:p>-534.6686</text:p>
          </table:table-cell>
          <table:table-cell office:value-type="float" office:value="0" calcext:value-type="float">
            <text:p>0</text:p>
          </table:table-cell>
          <table:table-cell office:value-type="float" office:value="17.30209" calcext:value-type="float">
            <text:p>17.3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561.8741" calcext:value-type="float">
            <text:p>561.8741</text:p>
          </table:table-cell>
          <table:table-cell office:value-type="float" office:value="13321.55" calcext:value-type="float">
            <text:p>13321.55</text:p>
          </table:table-cell>
          <table:table-cell office:value-type="float" office:value="0" calcext:value-type="float">
            <text:p>0</text:p>
          </table:table-cell>
          <table:table-cell office:value-type="float" office:value="158.9062" calcext:value-type="float">
            <text:p>158.9062</text:p>
          </table:table-cell>
          <table:table-cell office:value-type="float" office:value="-838.061" calcext:value-type="float">
            <text:p>-838.061</text:p>
          </table:table-cell>
          <table:table-cell office:value-type="float" office:value="2214.835" calcext:value-type="float">
            <text:p>2214.835</text:p>
          </table:table-cell>
          <table:table-cell office:value-type="float" office:value="-302.0829" calcext:value-type="float">
            <text:p>-302.0829</text:p>
          </table:table-cell>
          <table:table-cell office:value-type="float" office:value="196.2877" calcext:value-type="float">
            <text:p>196.2877</text:p>
          </table:table-cell>
          <table:table-cell office:value-type="float" office:value="348.4659" calcext:value-type="float">
            <text:p>348.4659</text:p>
          </table:table-cell>
          <table:table-cell office:value-type="float" office:value="0.2265401" calcext:value-type="float">
            <text:p>0.226540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54765" calcext:value-type="float">
            <text:p>-0.1054765</text:p>
          </table:table-cell>
          <table:table-cell office:value-type="float" office:value="370" calcext:value-type="float">
            <text:p>370</text:p>
          </table:table-cell>
          <table:table-cell office:value-type="float" office:value="225.0096" calcext:value-type="float">
            <text:p>225.0096</text:p>
          </table:table-cell>
          <table:table-cell office:value-type="float" office:value="0" calcext:value-type="float">
            <text:p>0</text:p>
          </table:table-cell>
          <table:table-cell office:value-type="float" office:value="451.1986" calcext:value-type="float">
            <text:p>451.1986</text:p>
          </table:table-cell>
          <table:table-cell office:value-type="float" office:value="1191.829" calcext:value-type="float">
            <text:p>1191.829</text:p>
          </table:table-cell>
          <table:table-cell office:value-type="float" office:value="1445.067" calcext:value-type="float">
            <text:p>1445.067</text:p>
          </table:table-cell>
          <table:table-cell office:value-type="float" office:value="1256.483" calcext:value-type="float">
            <text:p>1256.483</text:p>
          </table:table-cell>
          <table:table-cell office:value-type="float" office:value="750.2886" calcext:value-type="float">
            <text:p>750.2886</text:p>
          </table:table-cell>
          <table:table-cell office:value-type="float" office:value="1116.263" calcext:value-type="float">
            <text:p>1116.263</text:p>
          </table:table-cell>
          <table:table-cell office:value-type="float" office:value="413.1723" calcext:value-type="float">
            <text:p>413.1723</text:p>
          </table:table-cell>
          <table:table-cell office:value-type="float" office:value="1832.3" calcext:value-type="float">
            <text:p>1832.3</text:p>
          </table:table-cell>
          <table:table-cell office:value-type="float" office:value="2072.492" calcext:value-type="float">
            <text:p>2072.492</text:p>
          </table:table-cell>
          <table:table-cell office:value-type="float" office:value="1661.305" calcext:value-type="float">
            <text:p>1661.305</text:p>
          </table:table-cell>
          <table:table-cell office:value-type="float" office:value="585.8865" calcext:value-type="float">
            <text:p>585.8865</text:p>
          </table:table-cell>
          <table:table-cell office:value-type="float" office:value="580.2589" calcext:value-type="float">
            <text:p>580.2589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53681" calcext:value-type="float">
            <text:p>-0.00953681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2.7495" calcext:value-type="float">
            <text:p>-812.7495</text:p>
          </table:table-cell>
          <table:table-cell office:value-type="float" office:value="761.9689" calcext:value-type="float">
            <text:p>761.9689</text:p>
          </table:table-cell>
          <table:table-cell office:value-type="float" office:value="-548.775" calcext:value-type="float">
            <text:p>-548.775</text:p>
          </table:table-cell>
          <table:table-cell office:value-type="float" office:value="0" calcext:value-type="float">
            <text:p>0</text:p>
          </table:table-cell>
          <table:table-cell office:value-type="float" office:value="17.13911" calcext:value-type="float">
            <text:p>17.13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545.542" calcext:value-type="float">
            <text:p>545.542</text:p>
          </table:table-cell>
          <table:table-cell office:value-type="float" office:value="13324.96" calcext:value-type="float">
            <text:p>13324.96</text:p>
          </table:table-cell>
          <table:table-cell office:value-type="float" office:value="0" calcext:value-type="float">
            <text:p>0</text:p>
          </table:table-cell>
          <table:table-cell office:value-type="float" office:value="159.784" calcext:value-type="float">
            <text:p>159.784</text:p>
          </table:table-cell>
          <table:table-cell office:value-type="float" office:value="-852.4611" calcext:value-type="float">
            <text:p>-852.4611</text:p>
          </table:table-cell>
          <table:table-cell office:value-type="float" office:value="2252.189" calcext:value-type="float">
            <text:p>2252.189</text:p>
          </table:table-cell>
          <table:table-cell office:value-type="float" office:value="-302.5659" calcext:value-type="float">
            <text:p>-302.5659</text:p>
          </table:table-cell>
          <table:table-cell office:value-type="float" office:value="201.5974" calcext:value-type="float">
            <text:p>201.5974</text:p>
          </table:table-cell>
          <table:table-cell office:value-type="float" office:value="332.4142" calcext:value-type="float">
            <text:p>332.4142</text:p>
          </table:table-cell>
          <table:table-cell office:value-type="float" office:value="0.226996" calcext:value-type="float">
            <text:p>0.22699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64107" calcext:value-type="float">
            <text:p>-0.1064107</text:p>
          </table:table-cell>
          <table:table-cell office:value-type="float" office:value="370" calcext:value-type="float">
            <text:p>370</text:p>
          </table:table-cell>
          <table:table-cell office:value-type="float" office:value="210.6109" calcext:value-type="float">
            <text:p>210.6109</text:p>
          </table:table-cell>
          <table:table-cell office:value-type="float" office:value="0" calcext:value-type="float">
            <text:p>0</text:p>
          </table:table-cell>
          <table:table-cell office:value-type="float" office:value="454.8203" calcext:value-type="float">
            <text:p>454.8203</text:p>
          </table:table-cell>
          <table:table-cell office:value-type="float" office:value="1191.674" calcext:value-type="float">
            <text:p>1191.674</text:p>
          </table:table-cell>
          <table:table-cell office:value-type="float" office:value="1444.918" calcext:value-type="float">
            <text:p>1444.918</text:p>
          </table:table-cell>
          <table:table-cell office:value-type="float" office:value="1256.397" calcext:value-type="float">
            <text:p>1256.397</text:p>
          </table:table-cell>
          <table:table-cell office:value-type="float" office:value="750.2405" calcext:value-type="float">
            <text:p>750.2405</text:p>
          </table:table-cell>
          <table:table-cell office:value-type="float" office:value="1116.239" calcext:value-type="float">
            <text:p>1116.239</text:p>
          </table:table-cell>
          <table:table-cell office:value-type="float" office:value="413.1944" calcext:value-type="float">
            <text:p>413.1944</text:p>
          </table:table-cell>
          <table:table-cell office:value-type="float" office:value="1832.307" calcext:value-type="float">
            <text:p>1832.307</text:p>
          </table:table-cell>
          <table:table-cell office:value-type="float" office:value="2072.482" calcext:value-type="float">
            <text:p>2072.482</text:p>
          </table:table-cell>
          <table:table-cell office:value-type="float" office:value="1661.298" calcext:value-type="float">
            <text:p>1661.298</text:p>
          </table:table-cell>
          <table:table-cell office:value-type="float" office:value="585.8741" calcext:value-type="float">
            <text:p>585.8741</text:p>
          </table:table-cell>
          <table:table-cell office:value-type="float" office:value="580.2391" calcext:value-type="float">
            <text:p>580.2391</text:p>
          </table:table-cell>
          <table:table-cell office:value-type="float" office:value="142.7337" calcext:value-type="float">
            <text:p>142.7337</text:p>
          </table:table-cell>
          <table:table-cell office:value-type="float" office:value="35.67454" calcext:value-type="float">
            <text:p>35.67454</text:p>
          </table:table-cell>
          <table:table-cell office:value-type="float" office:value="0" calcext:value-type="float">
            <text:p>0</text:p>
          </table:table-cell>
          <table:table-cell office:value-type="float" office:value="-0.009560737" calcext:value-type="float">
            <text:p>-0.009560737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3.2342" calcext:value-type="float">
            <text:p>-813.2342</text:p>
          </table:table-cell>
          <table:table-cell office:value-type="float" office:value="761.4842" calcext:value-type="float">
            <text:p>761.4842</text:p>
          </table:table-cell>
          <table:table-cell office:value-type="float" office:value="-562.4816" calcext:value-type="float">
            <text:p>-562.4816</text:p>
          </table:table-cell>
          <table:table-cell office:value-type="float" office:value="0" calcext:value-type="float">
            <text:p>0</text:p>
          </table:table-cell>
          <table:table-cell office:value-type="float" office:value="16.93118" calcext:value-type="float">
            <text:p>16.9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529.9724" calcext:value-type="float">
            <text:p>529.9724</text:p>
          </table:table-cell>
          <table:table-cell office:value-type="float" office:value="13328.3" calcext:value-type="float">
            <text:p>13328.3</text:p>
          </table:table-cell>
          <table:table-cell office:value-type="float" office:value="0" calcext:value-type="float">
            <text:p>0</text:p>
          </table:table-cell>
          <table:table-cell office:value-type="float" office:value="160.6474" calcext:value-type="float">
            <text:p>160.6474</text:p>
          </table:table-cell>
          <table:table-cell office:value-type="float" office:value="-866.1979" calcext:value-type="float">
            <text:p>-866.1979</text:p>
          </table:table-cell>
          <table:table-cell office:value-type="float" office:value="2287.715" calcext:value-type="float">
            <text:p>2287.715</text:p>
          </table:table-cell>
          <table:table-cell office:value-type="float" office:value="-303.0462" calcext:value-type="float">
            <text:p>-303.0462</text:p>
          </table:table-cell>
          <table:table-cell office:value-type="float" office:value="205.8835" calcext:value-type="float">
            <text:p>205.8835</text:p>
          </table:table-cell>
          <table:table-cell office:value-type="float" office:value="317.1776" calcext:value-type="float">
            <text:p>317.1776</text:p>
          </table:table-cell>
          <table:table-cell office:value-type="float" office:value="0.2274504" calcext:value-type="float">
            <text:p>0.227450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099356" calcext:value-type="float">
            <text:p>-0.1099356</text:p>
          </table:table-cell>
          <table:table-cell office:value-type="float" office:value="370" calcext:value-type="float">
            <text:p>370</text:p>
          </table:table-cell>
          <table:table-cell office:value-type="float" office:value="196.8781" calcext:value-type="float">
            <text:p>196.8781</text:p>
          </table:table-cell>
          <table:table-cell office:value-type="float" office:value="0" calcext:value-type="float">
            <text:p>0</text:p>
          </table:table-cell>
          <table:table-cell office:value-type="float" office:value="458.3627" calcext:value-type="float">
            <text:p>458.3627</text:p>
          </table:table-cell>
          <table:table-cell office:value-type="float" office:value="1191.508" calcext:value-type="float">
            <text:p>1191.508</text:p>
          </table:table-cell>
          <table:table-cell office:value-type="float" office:value="1444.752" calcext:value-type="float">
            <text:p>1444.752</text:p>
          </table:table-cell>
          <table:table-cell office:value-type="float" office:value="1256.305" calcext:value-type="float">
            <text:p>1256.305</text:p>
          </table:table-cell>
          <table:table-cell office:value-type="float" office:value="750.1794" calcext:value-type="float">
            <text:p>750.1794</text:p>
          </table:table-cell>
          <table:table-cell office:value-type="float" office:value="1116.21" calcext:value-type="float">
            <text:p>1116.21</text:p>
          </table:table-cell>
          <table:table-cell office:value-type="float" office:value="413.2136" calcext:value-type="float">
            <text:p>413.2136</text:p>
          </table:table-cell>
          <table:table-cell office:value-type="float" office:value="1832.312" calcext:value-type="float">
            <text:p>1832.312</text:p>
          </table:table-cell>
          <table:table-cell office:value-type="float" office:value="2072.472" calcext:value-type="float">
            <text:p>2072.472</text:p>
          </table:table-cell>
          <table:table-cell office:value-type="float" office:value="1661.291" calcext:value-type="float">
            <text:p>1661.291</text:p>
          </table:table-cell>
          <table:table-cell office:value-type="float" office:value="585.8618" calcext:value-type="float">
            <text:p>585.8618</text:p>
          </table:table-cell>
          <table:table-cell office:value-type="float" office:value="580.2194" calcext:value-type="float">
            <text:p>580.2194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5" calcext:value-type="float">
            <text:p>35.67455</text:p>
          </table:table-cell>
          <table:table-cell office:value-type="float" office:value="0" calcext:value-type="float">
            <text:p>0</text:p>
          </table:table-cell>
          <table:table-cell office:value-type="float" office:value="-0.009584924" calcext:value-type="float">
            <text:p>-0.009584924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3.7123" calcext:value-type="float">
            <text:p>-813.7123</text:p>
          </table:table-cell>
          <table:table-cell office:value-type="float" office:value="761.0061" calcext:value-type="float">
            <text:p>761.0061</text:p>
          </table:table-cell>
          <table:table-cell office:value-type="float" office:value="-575.4986" calcext:value-type="float">
            <text:p>-575.4986</text:p>
          </table:table-cell>
          <table:table-cell office:value-type="float" office:value="0" calcext:value-type="float">
            <text:p>0</text:p>
          </table:table-cell>
          <table:table-cell office:value-type="float" office:value="16.69734" calcext:value-type="float">
            <text:p>16.69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521.0797" calcext:value-type="float">
            <text:p>521.0797</text:p>
          </table:table-cell>
          <table:table-cell office:value-type="float" office:value="13330.25" calcext:value-type="float">
            <text:p>13330.25</text:p>
          </table:table-cell>
          <table:table-cell office:value-type="float" office:value="0" calcext:value-type="float">
            <text:p>0</text:p>
          </table:table-cell>
          <table:table-cell office:value-type="float" office:value="161.4856" calcext:value-type="float">
            <text:p>161.4856</text:p>
          </table:table-cell>
          <table:table-cell office:value-type="float" office:value="-874.6837" calcext:value-type="float">
            <text:p>-874.6837</text:p>
          </table:table-cell>
          <table:table-cell office:value-type="float" office:value="2309.751" calcext:value-type="float">
            <text:p>2309.751</text:p>
          </table:table-cell>
          <table:table-cell office:value-type="float" office:value="-303.5103" calcext:value-type="float">
            <text:p>-303.5103</text:p>
          </table:table-cell>
          <table:table-cell office:value-type="float" office:value="207.2282" calcext:value-type="float">
            <text:p>207.2282</text:p>
          </table:table-cell>
          <table:table-cell office:value-type="float" office:value="308.4923" calcext:value-type="float">
            <text:p>308.4923</text:p>
          </table:table-cell>
          <table:table-cell office:value-type="float" office:value="0.2279608" calcext:value-type="float">
            <text:p>0.227960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20501" calcext:value-type="float">
            <text:p>-0.1120501</text:p>
          </table:table-cell>
          <table:table-cell office:value-type="float" office:value="370" calcext:value-type="float">
            <text:p>370</text:p>
          </table:table-cell>
          <table:table-cell office:value-type="float" office:value="188.3949" calcext:value-type="float">
            <text:p>188.3949</text:p>
          </table:table-cell>
          <table:table-cell office:value-type="float" office:value="0" calcext:value-type="float">
            <text:p>0</text:p>
          </table:table-cell>
          <table:table-cell office:value-type="float" office:value="460.5328" calcext:value-type="float">
            <text:p>460.5328</text:p>
          </table:table-cell>
          <table:table-cell office:value-type="float" office:value="1191.403" calcext:value-type="float">
            <text:p>1191.403</text:p>
          </table:table-cell>
          <table:table-cell office:value-type="float" office:value="1444.628" calcext:value-type="float">
            <text:p>1444.628</text:p>
          </table:table-cell>
          <table:table-cell office:value-type="float" office:value="1256.226" calcext:value-type="float">
            <text:p>1256.226</text:p>
          </table:table-cell>
          <table:table-cell office:value-type="float" office:value="750.1207" calcext:value-type="float">
            <text:p>750.1207</text:p>
          </table:table-cell>
          <table:table-cell office:value-type="float" office:value="1116.179" calcext:value-type="float">
            <text:p>1116.179</text:p>
          </table:table-cell>
          <table:table-cell office:value-type="float" office:value="413.2307" calcext:value-type="float">
            <text:p>413.2307</text:p>
          </table:table-cell>
          <table:table-cell office:value-type="float" office:value="1832.315" calcext:value-type="float">
            <text:p>1832.315</text:p>
          </table:table-cell>
          <table:table-cell office:value-type="float" office:value="2072.46" calcext:value-type="float">
            <text:p>2072.46</text:p>
          </table:table-cell>
          <table:table-cell office:value-type="float" office:value="1661.283" calcext:value-type="float">
            <text:p>1661.283</text:p>
          </table:table-cell>
          <table:table-cell office:value-type="float" office:value="585.8493" calcext:value-type="float">
            <text:p>585.8493</text:p>
          </table:table-cell>
          <table:table-cell office:value-type="float" office:value="580.1995" calcext:value-type="float">
            <text:p>580.1995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6" calcext:value-type="float">
            <text:p>35.67456</text:p>
          </table:table-cell>
          <table:table-cell office:value-type="float" office:value="0" calcext:value-type="float">
            <text:p>0</text:p>
          </table:table-cell>
          <table:table-cell office:value-type="float" office:value="-0.009592164" calcext:value-type="float">
            <text:p>-0.009592164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4.1721" calcext:value-type="float">
            <text:p>-814.1721</text:p>
          </table:table-cell>
          <table:table-cell office:value-type="float" office:value="760.5463" calcext:value-type="float">
            <text:p>760.5463</text:p>
          </table:table-cell>
          <table:table-cell office:value-type="float" office:value="-583.2037" calcext:value-type="float">
            <text:p>-583.2037</text:p>
          </table:table-cell>
          <table:table-cell office:value-type="float" office:value="0" calcext:value-type="float">
            <text:p>0</text:p>
          </table:table-cell>
          <table:table-cell office:value-type="float" office:value="16.38142" calcext:value-type="float">
            <text:p>16.3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511.5251" calcext:value-type="float">
            <text:p>511.5251</text:p>
          </table:table-cell>
          <table:table-cell office:value-type="float" office:value="13332.31" calcext:value-type="float">
            <text:p>13332.31</text:p>
          </table:table-cell>
          <table:table-cell office:value-type="float" office:value="0" calcext:value-type="float">
            <text:p>0</text:p>
          </table:table-cell>
          <table:table-cell office:value-type="float" office:value="162.3014" calcext:value-type="float">
            <text:p>162.3014</text:p>
          </table:table-cell>
          <table:table-cell office:value-type="float" office:value="-883.6084" calcext:value-type="float">
            <text:p>-883.6084</text:p>
          </table:table-cell>
          <table:table-cell office:value-type="float" office:value="2332.584" calcext:value-type="float">
            <text:p>2332.584</text:p>
          </table:table-cell>
          <table:table-cell office:value-type="float" office:value="-303.9583" calcext:value-type="float">
            <text:p>-303.9583</text:p>
          </table:table-cell>
          <table:table-cell office:value-type="float" office:value="208.9811" calcext:value-type="float">
            <text:p>208.9811</text:p>
          </table:table-cell>
          <table:table-cell office:value-type="float" office:value="299.0712" calcext:value-type="float">
            <text:p>299.0712</text:p>
          </table:table-cell>
          <table:table-cell office:value-type="float" office:value="0.228468" calcext:value-type="float">
            <text:p>0.22846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20501" calcext:value-type="float">
            <text:p>-0.1120501</text:p>
          </table:table-cell>
          <table:table-cell office:value-type="float" office:value="370" calcext:value-type="float">
            <text:p>370</text:p>
          </table:table-cell>
          <table:table-cell office:value-type="float" office:value="179.4707" calcext:value-type="float">
            <text:p>179.4707</text:p>
          </table:table-cell>
          <table:table-cell office:value-type="float" office:value="0" calcext:value-type="float">
            <text:p>0</text:p>
          </table:table-cell>
          <table:table-cell office:value-type="float" office:value="462.7891" calcext:value-type="float">
            <text:p>462.7891</text:p>
          </table:table-cell>
          <table:table-cell office:value-type="float" office:value="1191.322" calcext:value-type="float">
            <text:p>1191.322</text:p>
          </table:table-cell>
          <table:table-cell office:value-type="float" office:value="1444.533" calcext:value-type="float">
            <text:p>1444.533</text:p>
          </table:table-cell>
          <table:table-cell office:value-type="float" office:value="1256.164" calcext:value-type="float">
            <text:p>1256.164</text:p>
          </table:table-cell>
          <table:table-cell office:value-type="float" office:value="750.0856" calcext:value-type="float">
            <text:p>750.0856</text:p>
          </table:table-cell>
          <table:table-cell office:value-type="float" office:value="1116.157" calcext:value-type="float">
            <text:p>1116.157</text:p>
          </table:table-cell>
          <table:table-cell office:value-type="float" office:value="413.2487" calcext:value-type="float">
            <text:p>413.2487</text:p>
          </table:table-cell>
          <table:table-cell office:value-type="float" office:value="1832.317" calcext:value-type="float">
            <text:p>1832.317</text:p>
          </table:table-cell>
          <table:table-cell office:value-type="float" office:value="2072.448" calcext:value-type="float">
            <text:p>2072.448</text:p>
          </table:table-cell>
          <table:table-cell office:value-type="float" office:value="1661.274" calcext:value-type="float">
            <text:p>1661.274</text:p>
          </table:table-cell>
          <table:table-cell office:value-type="float" office:value="585.8368" calcext:value-type="float">
            <text:p>585.8368</text:p>
          </table:table-cell>
          <table:table-cell office:value-type="float" office:value="580.1796" calcext:value-type="float">
            <text:p>580.1796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6" calcext:value-type="float">
            <text:p>35.67456</text:p>
          </table:table-cell>
          <table:table-cell office:value-type="float" office:value="0" calcext:value-type="float">
            <text:p>0</text:p>
          </table:table-cell>
          <table:table-cell office:value-type="float" office:value="-0.009596452" calcext:value-type="float">
            <text:p>-0.009596452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4.6209" calcext:value-type="float">
            <text:p>-814.6209</text:p>
          </table:table-cell>
          <table:table-cell office:value-type="float" office:value="760.0975" calcext:value-type="float">
            <text:p>760.0975</text:p>
          </table:table-cell>
          <table:table-cell office:value-type="float" office:value="-591.4445" calcext:value-type="float">
            <text:p>-591.4445</text:p>
          </table:table-cell>
          <table:table-cell office:value-type="float" office:value="0" calcext:value-type="float">
            <text:p>0</text:p>
          </table:table-cell>
          <table:table-cell office:value-type="float" office:value="16.14221" calcext:value-type="float">
            <text:p>16.14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501.41" calcext:value-type="float">
            <text:p>501.41</text:p>
          </table:table-cell>
          <table:table-cell office:value-type="float" office:value="13334.46" calcext:value-type="float">
            <text:p>13334.46</text:p>
          </table:table-cell>
          <table:table-cell office:value-type="float" office:value="0" calcext:value-type="float">
            <text:p>0</text:p>
          </table:table-cell>
          <table:table-cell office:value-type="float" office:value="163.1021" calcext:value-type="float">
            <text:p>163.1021</text:p>
          </table:table-cell>
          <table:table-cell office:value-type="float" office:value="-892.9685" calcext:value-type="float">
            <text:p>-892.9685</text:p>
          </table:table-cell>
          <table:table-cell office:value-type="float" office:value="2356.473" calcext:value-type="float">
            <text:p>2356.473</text:p>
          </table:table-cell>
          <table:table-cell office:value-type="float" office:value="-304.4" calcext:value-type="float">
            <text:p>-304.4</text:p>
          </table:table-cell>
          <table:table-cell office:value-type="float" office:value="210.8826" calcext:value-type="float">
            <text:p>210.8826</text:p>
          </table:table-cell>
          <table:table-cell office:value-type="float" office:value="289.1106" calcext:value-type="float">
            <text:p>289.1106</text:p>
          </table:table-cell>
          <table:table-cell office:value-type="float" office:value="0.2289696" calcext:value-type="float">
            <text:p>0.228969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20501" calcext:value-type="float">
            <text:p>-0.1120501</text:p>
          </table:table-cell>
          <table:table-cell office:value-type="float" office:value="370" calcext:value-type="float">
            <text:p>370</text:p>
          </table:table-cell>
          <table:table-cell office:value-type="float" office:value="170.1111" calcext:value-type="float">
            <text:p>170.1111</text:p>
          </table:table-cell>
          <table:table-cell office:value-type="float" office:value="0" calcext:value-type="float">
            <text:p>0</text:p>
          </table:table-cell>
          <table:table-cell office:value-type="float" office:value="465.1377" calcext:value-type="float">
            <text:p>465.1377</text:p>
          </table:table-cell>
          <table:table-cell office:value-type="float" office:value="1191.231" calcext:value-type="float">
            <text:p>1191.231</text:p>
          </table:table-cell>
          <table:table-cell office:value-type="float" office:value="1444.433" calcext:value-type="float">
            <text:p>1444.433</text:p>
          </table:table-cell>
          <table:table-cell office:value-type="float" office:value="1256.1" calcext:value-type="float">
            <text:p>1256.1</text:p>
          </table:table-cell>
          <table:table-cell office:value-type="float" office:value="750.0502" calcext:value-type="float">
            <text:p>750.0502</text:p>
          </table:table-cell>
          <table:table-cell office:value-type="float" office:value="1116.136" calcext:value-type="float">
            <text:p>1116.136</text:p>
          </table:table-cell>
          <table:table-cell office:value-type="float" office:value="413.2661" calcext:value-type="float">
            <text:p>413.2661</text:p>
          </table:table-cell>
          <table:table-cell office:value-type="float" office:value="1832.318" calcext:value-type="float">
            <text:p>1832.318</text:p>
          </table:table-cell>
          <table:table-cell office:value-type="float" office:value="2072.435" calcext:value-type="float">
            <text:p>2072.435</text:p>
          </table:table-cell>
          <table:table-cell office:value-type="float" office:value="1661.265" calcext:value-type="float">
            <text:p>1661.265</text:p>
          </table:table-cell>
          <table:table-cell office:value-type="float" office:value="585.8241" calcext:value-type="float">
            <text:p>585.8241</text:p>
          </table:table-cell>
          <table:table-cell office:value-type="float" office:value="580.1599" calcext:value-type="float">
            <text:p>580.1599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6" calcext:value-type="float">
            <text:p>35.67456</text:p>
          </table:table-cell>
          <table:table-cell office:value-type="float" office:value="0" calcext:value-type="float">
            <text:p>0</text:p>
          </table:table-cell>
          <table:table-cell office:value-type="float" office:value="-0.009601008" calcext:value-type="float">
            <text:p>-0.009601008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5.0627" calcext:value-type="float">
            <text:p>-815.0627</text:p>
          </table:table-cell>
          <table:table-cell office:value-type="float" office:value="759.6556" calcext:value-type="float">
            <text:p>759.6556</text:p>
          </table:table-cell>
          <table:table-cell office:value-type="float" office:value="-600.1332" calcext:value-type="float">
            <text:p>-600.1332</text:p>
          </table:table-cell>
          <table:table-cell office:value-type="float" office:value="0" calcext:value-type="float">
            <text:p>0</text:p>
          </table:table-cell>
          <table:table-cell office:value-type="float" office:value="15.91163" calcext:value-type="float">
            <text:p>15.9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489.4526" calcext:value-type="float">
            <text:p>489.4526</text:p>
          </table:table-cell>
          <table:table-cell office:value-type="float" office:value="13337.02" calcext:value-type="float">
            <text:p>13337.02</text:p>
          </table:table-cell>
          <table:table-cell office:value-type="float" office:value="0" calcext:value-type="float">
            <text:p>0</text:p>
          </table:table-cell>
          <table:table-cell office:value-type="float" office:value="163.8924" calcext:value-type="float">
            <text:p>163.8924</text:p>
          </table:table-cell>
          <table:table-cell office:value-type="float" office:value="-903.7412" calcext:value-type="float">
            <text:p>-903.7412</text:p>
          </table:table-cell>
          <table:table-cell office:value-type="float" office:value="2384.138" calcext:value-type="float">
            <text:p>2384.138</text:p>
          </table:table-cell>
          <table:table-cell office:value-type="float" office:value="-304.8419" calcext:value-type="float">
            <text:p>-304.8419</text:p>
          </table:table-cell>
          <table:table-cell office:value-type="float" office:value="213.1422" calcext:value-type="float">
            <text:p>213.1422</text:p>
          </table:table-cell>
          <table:table-cell office:value-type="float" office:value="277.3989" calcext:value-type="float">
            <text:p>277.3989</text:p>
          </table:table-cell>
          <table:table-cell office:value-type="float" office:value="0.2294523" calcext:value-type="float">
            <text:p>0.229452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20501" calcext:value-type="float">
            <text:p>-0.1120501</text:p>
          </table:table-cell>
          <table:table-cell office:value-type="float" office:value="370" calcext:value-type="float">
            <text:p>370</text:p>
          </table:table-cell>
          <table:table-cell office:value-type="float" office:value="159.3389" calcext:value-type="float">
            <text:p>159.3389</text:p>
          </table:table-cell>
          <table:table-cell office:value-type="float" office:value="0" calcext:value-type="float">
            <text:p>0</text:p>
          </table:table-cell>
          <table:table-cell office:value-type="float" office:value="467.8902" calcext:value-type="float">
            <text:p>467.8902</text:p>
          </table:table-cell>
          <table:table-cell office:value-type="float" office:value="1191.104" calcext:value-type="float">
            <text:p>1191.104</text:p>
          </table:table-cell>
          <table:table-cell office:value-type="float" office:value="1444.305" calcext:value-type="float">
            <text:p>1444.305</text:p>
          </table:table-cell>
          <table:table-cell office:value-type="float" office:value="1256.024" calcext:value-type="float">
            <text:p>1256.024</text:p>
          </table:table-cell>
          <table:table-cell office:value-type="float" office:value="750.0027" calcext:value-type="float">
            <text:p>750.0027</text:p>
          </table:table-cell>
          <table:table-cell office:value-type="float" office:value="1116.111" calcext:value-type="float">
            <text:p>1116.111</text:p>
          </table:table-cell>
          <table:table-cell office:value-type="float" office:value="413.2822" calcext:value-type="float">
            <text:p>413.2822</text:p>
          </table:table-cell>
          <table:table-cell office:value-type="float" office:value="1832.318" calcext:value-type="float">
            <text:p>1832.318</text:p>
          </table:table-cell>
          <table:table-cell office:value-type="float" office:value="2072.421" calcext:value-type="float">
            <text:p>2072.421</text:p>
          </table:table-cell>
          <table:table-cell office:value-type="float" office:value="1661.256" calcext:value-type="float">
            <text:p>1661.256</text:p>
          </table:table-cell>
          <table:table-cell office:value-type="float" office:value="585.8114" calcext:value-type="float">
            <text:p>585.8114</text:p>
          </table:table-cell>
          <table:table-cell office:value-type="float" office:value="580.14" calcext:value-type="float">
            <text:p>580.14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6" calcext:value-type="float">
            <text:p>35.67456</text:p>
          </table:table-cell>
          <table:table-cell office:value-type="float" office:value="0" calcext:value-type="float">
            <text:p>0</text:p>
          </table:table-cell>
          <table:table-cell office:value-type="float" office:value="-0.00960895" calcext:value-type="float">
            <text:p>-0.00960895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5.5036" calcext:value-type="float">
            <text:p>-815.5036</text:p>
          </table:table-cell>
          <table:table-cell office:value-type="float" office:value="759.2148" calcext:value-type="float">
            <text:p>759.2148</text:p>
          </table:table-cell>
          <table:table-cell office:value-type="float" office:value="-610.2489" calcext:value-type="float">
            <text:p>-610.2489</text:p>
          </table:table-cell>
          <table:table-cell office:value-type="float" office:value="0" calcext:value-type="float">
            <text:p>0</text:p>
          </table:table-cell>
          <table:table-cell office:value-type="float" office:value="15.69511" calcext:value-type="float">
            <text:p>15.69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481.1729" calcext:value-type="float">
            <text:p>481.1729</text:p>
          </table:table-cell>
          <table:table-cell office:value-type="float" office:value="13338.85" calcext:value-type="float">
            <text:p>13338.85</text:p>
          </table:table-cell>
          <table:table-cell office:value-type="float" office:value="0" calcext:value-type="float">
            <text:p>0</text:p>
          </table:table-cell>
          <table:table-cell office:value-type="float" office:value="164.6658" calcext:value-type="float">
            <text:p>164.6658</text:p>
          </table:table-cell>
          <table:table-cell office:value-type="float" office:value="-911.5806" calcext:value-type="float">
            <text:p>-911.5806</text:p>
          </table:table-cell>
          <table:table-cell office:value-type="float" office:value="2404.544" calcext:value-type="float">
            <text:p>2404.544</text:p>
          </table:table-cell>
          <table:table-cell office:value-type="float" office:value="-305.2692" calcext:value-type="float">
            <text:p>-305.2692</text:p>
          </table:table-cell>
          <table:table-cell office:value-type="float" office:value="213.7765" calcext:value-type="float">
            <text:p>213.7765</text:p>
          </table:table-cell>
          <table:table-cell office:value-type="float" office:value="269.3261" calcext:value-type="float">
            <text:p>269.3261</text:p>
          </table:table-cell>
          <table:table-cell office:value-type="float" office:value="0.2299665" calcext:value-type="float">
            <text:p>0.229966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20501" calcext:value-type="float">
            <text:p>-0.1120501</text:p>
          </table:table-cell>
          <table:table-cell office:value-type="float" office:value="370" calcext:value-type="float">
            <text:p>370</text:p>
          </table:table-cell>
          <table:table-cell office:value-type="float" office:value="151.5" calcext:value-type="float">
            <text:p>151.5</text:p>
          </table:table-cell>
          <table:table-cell office:value-type="float" office:value="0" calcext:value-type="float">
            <text:p>0</text:p>
          </table:table-cell>
          <table:table-cell office:value-type="float" office:value="469.9363" calcext:value-type="float">
            <text:p>469.9363</text:p>
          </table:table-cell>
          <table:table-cell office:value-type="float" office:value="1191" calcext:value-type="float">
            <text:p>1191</text:p>
          </table:table-cell>
          <table:table-cell office:value-type="float" office:value="1444.187" calcext:value-type="float">
            <text:p>1444.187</text:p>
          </table:table-cell>
          <table:table-cell office:value-type="float" office:value="1255.951" calcext:value-type="float">
            <text:p>1255.951</text:p>
          </table:table-cell>
          <table:table-cell office:value-type="float" office:value="749.9526" calcext:value-type="float">
            <text:p>749.9526</text:p>
          </table:table-cell>
          <table:table-cell office:value-type="float" office:value="1116.081" calcext:value-type="float">
            <text:p>1116.081</text:p>
          </table:table-cell>
          <table:table-cell office:value-type="float" office:value="413.2962" calcext:value-type="float">
            <text:p>413.2962</text:p>
          </table:table-cell>
          <table:table-cell office:value-type="float" office:value="1832.317" calcext:value-type="float">
            <text:p>1832.317</text:p>
          </table:table-cell>
          <table:table-cell office:value-type="float" office:value="2072.407" calcext:value-type="float">
            <text:p>2072.407</text:p>
          </table:table-cell>
          <table:table-cell office:value-type="float" office:value="1661.247" calcext:value-type="float">
            <text:p>1661.247</text:p>
          </table:table-cell>
          <table:table-cell office:value-type="float" office:value="585.7986" calcext:value-type="float">
            <text:p>585.7986</text:p>
          </table:table-cell>
          <table:table-cell office:value-type="float" office:value="580.1201" calcext:value-type="float">
            <text:p>580.1201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6" calcext:value-type="float">
            <text:p>35.67456</text:p>
          </table:table-cell>
          <table:table-cell office:value-type="float" office:value="0" calcext:value-type="float">
            <text:p>0</text:p>
          </table:table-cell>
          <table:table-cell office:value-type="float" office:value="-0.009613306" calcext:value-type="float">
            <text:p>-0.009613306</text:p>
          </table:table-cell>
          <table:table-cell office:value-type="float" office:value="0" calcext:value-type="float">
            <text:p>0</text:p>
          </table:table-cell>
          <table:table-cell office:value-type="float" office:value="2.267993" calcext:value-type="float">
            <text:p>2.267993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5.9375" calcext:value-type="float">
            <text:p>-815.9375</text:p>
          </table:table-cell>
          <table:table-cell office:value-type="float" office:value="758.7809" calcext:value-type="float">
            <text:p>758.7809</text:p>
          </table:table-cell>
          <table:table-cell office:value-type="float" office:value="-617.3959" calcext:value-type="float">
            <text:p>-617.3959</text:p>
          </table:table-cell>
          <table:table-cell office:value-type="float" office:value="0" calcext:value-type="float">
            <text:p>0</text:p>
          </table:table-cell>
          <table:table-cell office:value-type="float" office:value="15.431" calcext:value-type="float">
            <text:p>15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888.1714" calcext:value-type="float">
            <text:p>888.1714</text:p>
          </table:table-cell>
          <table:table-cell office:value-type="float" office:value="13340.3" calcext:value-type="float">
            <text:p>13340.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17.1697" calcext:value-type="float">
            <text:p>-917.1697</text:p>
          </table:table-cell>
          <table:table-cell office:value-type="float" office:value="2423.681" calcext:value-type="float">
            <text:p>2423.68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3.212" calcext:value-type="float">
            <text:p>213.212</text:p>
          </table:table-cell>
          <table:table-cell office:value-type="float" office:value="586.5847" calcext:value-type="float">
            <text:p>586.5847</text:p>
          </table:table-cell>
          <table:table-cell office:value-type="float" office:value="0.2306027" calcext:value-type="float">
            <text:p>0.2306027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51402" calcext:value-type="float">
            <text:p>-0.1151402</text:p>
          </table:table-cell>
          <table:table-cell office:value-type="float" office:value="370" calcext:value-type="float">
            <text:p>370</text:p>
          </table:table-cell>
          <table:table-cell office:value-type="float" office:value="145.9147" calcext:value-type="float">
            <text:p>145.9147</text:p>
          </table:table-cell>
          <table:table-cell office:value-type="float" office:value="0" calcext:value-type="float">
            <text:p>0</text:p>
          </table:table-cell>
          <table:table-cell office:value-type="float" office:value="467.4722" calcext:value-type="float">
            <text:p>467.4722</text:p>
          </table:table-cell>
          <table:table-cell office:value-type="float" office:value="1211.756" calcext:value-type="float">
            <text:p>1211.756</text:p>
          </table:table-cell>
          <table:table-cell office:value-type="float" office:value="1460.814" calcext:value-type="float">
            <text:p>1460.814</text:p>
          </table:table-cell>
          <table:table-cell office:value-type="float" office:value="1268.923" calcext:value-type="float">
            <text:p>1268.923</text:p>
          </table:table-cell>
          <table:table-cell office:value-type="float" office:value="759.6478" calcext:value-type="float">
            <text:p>759.6478</text:p>
          </table:table-cell>
          <table:table-cell office:value-type="float" office:value="1124.346" calcext:value-type="float">
            <text:p>1124.346</text:p>
          </table:table-cell>
          <table:table-cell office:value-type="float" office:value="420.2623" calcext:value-type="float">
            <text:p>420.2623</text:p>
          </table:table-cell>
          <table:table-cell office:value-type="float" office:value="1839.019" calcext:value-type="float">
            <text:p>1839.019</text:p>
          </table:table-cell>
          <table:table-cell office:value-type="float" office:value="2076.832" calcext:value-type="float">
            <text:p>2076.832</text:p>
          </table:table-cell>
          <table:table-cell office:value-type="float" office:value="1664.252" calcext:value-type="float">
            <text:p>1664.252</text:p>
          </table:table-cell>
          <table:table-cell office:value-type="float" office:value="586.9496" calcext:value-type="float">
            <text:p>586.9496</text:p>
          </table:table-cell>
          <table:table-cell office:value-type="float" office:value="583.2061" calcext:value-type="float">
            <text:p>583.2061</text:p>
          </table:table-cell>
          <table:table-cell office:value-type="float" office:value="142.7336" calcext:value-type="float">
            <text:p>142.7336</text:p>
          </table:table-cell>
          <table:table-cell office:value-type="float" office:value="35.67456" calcext:value-type="float">
            <text:p>35.67456</text:p>
          </table:table-cell>
          <table:table-cell office:value-type="float" office:value="0" calcext:value-type="float">
            <text:p>0</text:p>
          </table:table-cell>
          <table:table-cell office:value-type="float" office:value="-0.009615488" calcext:value-type="float">
            <text:p>-0.009615488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22.209" calcext:value-type="float">
            <text:p>-622.209</text:p>
          </table:table-cell>
          <table:table-cell office:value-type="float" office:value="0" calcext:value-type="float">
            <text:p>0</text:p>
          </table:table-cell>
          <table:table-cell office:value-type="float" office:value="14.85511" calcext:value-type="float">
            <text:p>14.85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880.632" calcext:value-type="float">
            <text:p>880.632</text:p>
          </table:table-cell>
          <table:table-cell office:value-type="float" office:value="13341.93" calcext:value-type="float">
            <text:p>13341.9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23.3748" calcext:value-type="float">
            <text:p>-923.3748</text:p>
          </table:table-cell>
          <table:table-cell office:value-type="float" office:value="2439.644" calcext:value-type="float">
            <text:p>2439.64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4.4876" calcext:value-type="float">
            <text:p>214.4876</text:p>
          </table:table-cell>
          <table:table-cell office:value-type="float" office:value="579.8018" calcext:value-type="float">
            <text:p>579.8018</text:p>
          </table:table-cell>
          <table:table-cell office:value-type="float" office:value="0.2312317" calcext:value-type="float">
            <text:p>0.2312317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18969" calcext:value-type="float">
            <text:p>-0.118969</text:p>
          </table:table-cell>
          <table:table-cell office:value-type="float" office:value="370" calcext:value-type="float">
            <text:p>370</text:p>
          </table:table-cell>
          <table:table-cell office:value-type="float" office:value="139.714" calcext:value-type="float">
            <text:p>139.714</text:p>
          </table:table-cell>
          <table:table-cell office:value-type="float" office:value="0" calcext:value-type="float">
            <text:p>0</text:p>
          </table:table-cell>
          <table:table-cell office:value-type="float" office:value="469.3428" calcext:value-type="float">
            <text:p>469.3428</text:p>
          </table:table-cell>
          <table:table-cell office:value-type="float" office:value="1211.547" calcext:value-type="float">
            <text:p>1211.547</text:p>
          </table:table-cell>
          <table:table-cell office:value-type="float" office:value="1460.594" calcext:value-type="float">
            <text:p>1460.594</text:p>
          </table:table-cell>
          <table:table-cell office:value-type="float" office:value="1268.777" calcext:value-type="float">
            <text:p>1268.777</text:p>
          </table:table-cell>
          <table:table-cell office:value-type="float" office:value="759.5187" calcext:value-type="float">
            <text:p>759.5187</text:p>
          </table:table-cell>
          <table:table-cell office:value-type="float" office:value="1124.266" calcext:value-type="float">
            <text:p>1124.266</text:p>
          </table:table-cell>
          <table:table-cell office:value-type="float" office:value="420.2206" calcext:value-type="float">
            <text:p>420.2206</text:p>
          </table:table-cell>
          <table:table-cell office:value-type="float" office:value="1838.964" calcext:value-type="float">
            <text:p>1838.964</text:p>
          </table:table-cell>
          <table:table-cell office:value-type="float" office:value="2076.786" calcext:value-type="float">
            <text:p>2076.786</text:p>
          </table:table-cell>
          <table:table-cell office:value-type="float" office:value="1664.223" calcext:value-type="float">
            <text:p>1664.223</text:p>
          </table:table-cell>
          <table:table-cell office:value-type="float" office:value="586.9326" calcext:value-type="float">
            <text:p>586.9326</text:p>
          </table:table-cell>
          <table:table-cell office:value-type="float" office:value="583.181" calcext:value-type="float">
            <text:p>583.181</text:p>
          </table:table-cell>
          <table:table-cell office:value-type="float" office:value="142.7335" calcext:value-type="float">
            <text:p>142.7335</text:p>
          </table:table-cell>
          <table:table-cell office:value-type="float" office:value="35.6746" calcext:value-type="float">
            <text:p>35.6746</text:p>
          </table:table-cell>
          <table:table-cell office:value-type="float" office:value="0" calcext:value-type="float">
            <text:p>0</text:p>
          </table:table-cell>
          <table:table-cell office:value-type="float" office:value="-0.009617521" calcext:value-type="float">
            <text:p>-0.00961752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28.0548" calcext:value-type="float">
            <text:p>-628.0548</text:p>
          </table:table-cell>
          <table:table-cell office:value-type="float" office:value="0" calcext:value-type="float">
            <text:p>0</text:p>
          </table:table-cell>
          <table:table-cell office:value-type="float" office:value="14.49796" calcext:value-type="float">
            <text:p>14.49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874.3232" calcext:value-type="float">
            <text:p>874.3232</text:p>
          </table:table-cell>
          <table:table-cell office:value-type="float" office:value="13343.17" calcext:value-type="float">
            <text:p>13343.1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28.7726" calcext:value-type="float">
            <text:p>-928.7726</text:p>
          </table:table-cell>
          <table:table-cell office:value-type="float" office:value="2453.845" calcext:value-type="float">
            <text:p>2453.845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5.8374" calcext:value-type="float">
            <text:p>215.8374</text:p>
          </table:table-cell>
          <table:table-cell office:value-type="float" office:value="574.2193" calcext:value-type="float">
            <text:p>574.2193</text:p>
          </table:table-cell>
          <table:table-cell office:value-type="float" office:value="0.2318073" calcext:value-type="float">
            <text:p>0.231807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5321" calcext:value-type="float">
            <text:p>-0.1225321</text:p>
          </table:table-cell>
          <table:table-cell office:value-type="float" office:value="370" calcext:value-type="float">
            <text:p>370</text:p>
          </table:table-cell>
          <table:table-cell office:value-type="float" office:value="134.3203" calcext:value-type="float">
            <text:p>134.3203</text:p>
          </table:table-cell>
          <table:table-cell office:value-type="float" office:value="0" calcext:value-type="float">
            <text:p>0</text:p>
          </table:table-cell>
          <table:table-cell office:value-type="float" office:value="470.7935" calcext:value-type="float">
            <text:p>470.7935</text:p>
          </table:table-cell>
          <table:table-cell office:value-type="float" office:value="1211.359" calcext:value-type="float">
            <text:p>1211.359</text:p>
          </table:table-cell>
          <table:table-cell office:value-type="float" office:value="1460.397" calcext:value-type="float">
            <text:p>1460.397</text:p>
          </table:table-cell>
          <table:table-cell office:value-type="float" office:value="1268.637" calcext:value-type="float">
            <text:p>1268.637</text:p>
          </table:table-cell>
          <table:table-cell office:value-type="float" office:value="759.3961" calcext:value-type="float">
            <text:p>759.3961</text:p>
          </table:table-cell>
          <table:table-cell office:value-type="float" office:value="1124.188" calcext:value-type="float">
            <text:p>1124.188</text:p>
          </table:table-cell>
          <table:table-cell office:value-type="float" office:value="420.1797" calcext:value-type="float">
            <text:p>420.1797</text:p>
          </table:table-cell>
          <table:table-cell office:value-type="float" office:value="1838.911" calcext:value-type="float">
            <text:p>1838.911</text:p>
          </table:table-cell>
          <table:table-cell office:value-type="float" office:value="2076.739" calcext:value-type="float">
            <text:p>2076.739</text:p>
          </table:table-cell>
          <table:table-cell office:value-type="float" office:value="1664.195" calcext:value-type="float">
            <text:p>1664.195</text:p>
          </table:table-cell>
          <table:table-cell office:value-type="float" office:value="586.9153" calcext:value-type="float">
            <text:p>586.9153</text:p>
          </table:table-cell>
          <table:table-cell office:value-type="float" office:value="583.1553" calcext:value-type="float">
            <text:p>583.1553</text:p>
          </table:table-cell>
          <table:table-cell office:value-type="float" office:value="142.7335" calcext:value-type="float">
            <text:p>142.7335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18476" calcext:value-type="float">
            <text:p>-0.00961847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33.0513" calcext:value-type="float">
            <text:p>-633.0513</text:p>
          </table:table-cell>
          <table:table-cell office:value-type="float" office:value="0" calcext:value-type="float">
            <text:p>0</text:p>
          </table:table-cell>
          <table:table-cell office:value-type="float" office:value="14.1028" calcext:value-type="float">
            <text:p>14.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867.21" calcext:value-type="float">
            <text:p>867.21</text:p>
          </table:table-cell>
          <table:table-cell office:value-type="float" office:value="13344.56" calcext:value-type="float">
            <text:p>13344.5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34.722" calcext:value-type="float">
            <text:p>-934.722</text:p>
          </table:table-cell>
          <table:table-cell office:value-type="float" office:value="2469.732" calcext:value-type="float">
            <text:p>2469.73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7.7693" calcext:value-type="float">
            <text:p>217.7693</text:p>
          </table:table-cell>
          <table:table-cell office:value-type="float" office:value="567.8047" calcext:value-type="float">
            <text:p>567.8047</text:p>
          </table:table-cell>
          <table:table-cell office:value-type="float" office:value="0.2324103" calcext:value-type="float">
            <text:p>0.232410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128.372" calcext:value-type="float">
            <text:p>128.372</text:p>
          </table:table-cell>
          <table:table-cell office:value-type="float" office:value="0" calcext:value-type="float">
            <text:p>0</text:p>
          </table:table-cell>
          <table:table-cell office:value-type="float" office:value="472.3834" calcext:value-type="float">
            <text:p>472.3834</text:p>
          </table:table-cell>
          <table:table-cell office:value-type="float" office:value="1211.183" calcext:value-type="float">
            <text:p>1211.183</text:p>
          </table:table-cell>
          <table:table-cell office:value-type="float" office:value="1460.208" calcext:value-type="float">
            <text:p>1460.208</text:p>
          </table:table-cell>
          <table:table-cell office:value-type="float" office:value="1268.505" calcext:value-type="float">
            <text:p>1268.505</text:p>
          </table:table-cell>
          <table:table-cell office:value-type="float" office:value="759.2811" calcext:value-type="float">
            <text:p>759.2811</text:p>
          </table:table-cell>
          <table:table-cell office:value-type="float" office:value="1124.114" calcext:value-type="float">
            <text:p>1124.114</text:p>
          </table:table-cell>
          <table:table-cell office:value-type="float" office:value="420.1403" calcext:value-type="float">
            <text:p>420.1403</text:p>
          </table:table-cell>
          <table:table-cell office:value-type="float" office:value="1838.858" calcext:value-type="float">
            <text:p>1838.858</text:p>
          </table:table-cell>
          <table:table-cell office:value-type="float" office:value="2076.692" calcext:value-type="float">
            <text:p>2076.692</text:p>
          </table:table-cell>
          <table:table-cell office:value-type="float" office:value="1664.165" calcext:value-type="float">
            <text:p>1664.165</text:p>
          </table:table-cell>
          <table:table-cell office:value-type="float" office:value="586.8978" calcext:value-type="float">
            <text:p>586.8978</text:p>
          </table:table-cell>
          <table:table-cell office:value-type="float" office:value="583.1292" calcext:value-type="float">
            <text:p>583.1292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19229" calcext:value-type="float">
            <text:p>-0.00961922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38.7063" calcext:value-type="float">
            <text:p>-638.7063</text:p>
          </table:table-cell>
          <table:table-cell office:value-type="float" office:value="0" calcext:value-type="float">
            <text:p>0</text:p>
          </table:table-cell>
          <table:table-cell office:value-type="float" office:value="13.80757" calcext:value-type="float">
            <text:p>13.8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859.1545" calcext:value-type="float">
            <text:p>859.1545</text:p>
          </table:table-cell>
          <table:table-cell office:value-type="float" office:value="13346.15" calcext:value-type="float">
            <text:p>13346.1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41.3917" calcext:value-type="float">
            <text:p>-941.3917</text:p>
          </table:table-cell>
          <table:table-cell office:value-type="float" office:value="2487.562" calcext:value-type="float">
            <text:p>2487.56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0.2099" calcext:value-type="float">
            <text:p>220.2099</text:p>
          </table:table-cell>
          <table:table-cell office:value-type="float" office:value="560.4619" calcext:value-type="float">
            <text:p>560.4619</text:p>
          </table:table-cell>
          <table:table-cell office:value-type="float" office:value="0.2330374" calcext:value-type="float">
            <text:p>0.233037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121.7029" calcext:value-type="float">
            <text:p>121.7029</text:p>
          </table:table-cell>
          <table:table-cell office:value-type="float" office:value="0" calcext:value-type="float">
            <text:p>0</text:p>
          </table:table-cell>
          <table:table-cell office:value-type="float" office:value="474.1545" calcext:value-type="float">
            <text:p>474.1545</text:p>
          </table:table-cell>
          <table:table-cell office:value-type="float" office:value="1211.002" calcext:value-type="float">
            <text:p>1211.002</text:p>
          </table:table-cell>
          <table:table-cell office:value-type="float" office:value="1460.017" calcext:value-type="float">
            <text:p>1460.017</text:p>
          </table:table-cell>
          <table:table-cell office:value-type="float" office:value="1268.372" calcext:value-type="float">
            <text:p>1268.372</text:p>
          </table:table-cell>
          <table:table-cell office:value-type="float" office:value="759.166" calcext:value-type="float">
            <text:p>759.166</text:p>
          </table:table-cell>
          <table:table-cell office:value-type="float" office:value="1124.04" calcext:value-type="float">
            <text:p>1124.04</text:p>
          </table:table-cell>
          <table:table-cell office:value-type="float" office:value="420.1027" calcext:value-type="float">
            <text:p>420.1027</text:p>
          </table:table-cell>
          <table:table-cell office:value-type="float" office:value="1838.816" calcext:value-type="float">
            <text:p>1838.816</text:p>
          </table:table-cell>
          <table:table-cell office:value-type="float" office:value="2076.646" calcext:value-type="float">
            <text:p>2076.646</text:p>
          </table:table-cell>
          <table:table-cell office:value-type="float" office:value="1664.136" calcext:value-type="float">
            <text:p>1664.136</text:p>
          </table:table-cell>
          <table:table-cell office:value-type="float" office:value="586.8801" calcext:value-type="float">
            <text:p>586.8801</text:p>
          </table:table-cell>
          <table:table-cell office:value-type="float" office:value="583.1027" calcext:value-type="float">
            <text:p>583.1027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19935" calcext:value-type="float">
            <text:p>-0.00961993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45.1135" calcext:value-type="float">
            <text:p>-645.1135</text:p>
          </table:table-cell>
          <table:table-cell office:value-type="float" office:value="0" calcext:value-type="float">
            <text:p>0</text:p>
          </table:table-cell>
          <table:table-cell office:value-type="float" office:value="13.5431" calcext:value-type="float">
            <text:p>13.5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850.0161" calcext:value-type="float">
            <text:p>850.0161</text:p>
          </table:table-cell>
          <table:table-cell office:value-type="float" office:value="13348" calcext:value-type="float">
            <text:p>1334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48.8583" calcext:value-type="float">
            <text:p>-948.8583</text:p>
          </table:table-cell>
          <table:table-cell office:value-type="float" office:value="2507.074" calcext:value-type="float">
            <text:p>2507.07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3.0398" calcext:value-type="float">
            <text:p>223.0398</text:p>
          </table:table-cell>
          <table:table-cell office:value-type="float" office:value="552.0653" calcext:value-type="float">
            <text:p>552.0653</text:p>
          </table:table-cell>
          <table:table-cell office:value-type="float" office:value="0.2336945" calcext:value-type="float">
            <text:p>0.233694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114.237" calcext:value-type="float">
            <text:p>114.237</text:p>
          </table:table-cell>
          <table:table-cell office:value-type="float" office:value="0" calcext:value-type="float">
            <text:p>0</text:p>
          </table:table-cell>
          <table:table-cell office:value-type="float" office:value="476.1761" calcext:value-type="float">
            <text:p>476.1761</text:p>
          </table:table-cell>
          <table:table-cell office:value-type="float" office:value="1210.81" calcext:value-type="float">
            <text:p>1210.81</text:p>
          </table:table-cell>
          <table:table-cell office:value-type="float" office:value="1459.818" calcext:value-type="float">
            <text:p>1459.818</text:p>
          </table:table-cell>
          <table:table-cell office:value-type="float" office:value="1268.232" calcext:value-type="float">
            <text:p>1268.232</text:p>
          </table:table-cell>
          <table:table-cell office:value-type="float" office:value="759.0513" calcext:value-type="float">
            <text:p>759.0513</text:p>
          </table:table-cell>
          <table:table-cell office:value-type="float" office:value="1123.966" calcext:value-type="float">
            <text:p>1123.966</text:p>
          </table:table-cell>
          <table:table-cell office:value-type="float" office:value="420.066" calcext:value-type="float">
            <text:p>420.066</text:p>
          </table:table-cell>
          <table:table-cell office:value-type="float" office:value="1838.775" calcext:value-type="float">
            <text:p>1838.775</text:p>
          </table:table-cell>
          <table:table-cell office:value-type="float" office:value="2076.599" calcext:value-type="float">
            <text:p>2076.599</text:p>
          </table:table-cell>
          <table:table-cell office:value-type="float" office:value="1664.106" calcext:value-type="float">
            <text:p>1664.106</text:p>
          </table:table-cell>
          <table:table-cell office:value-type="float" office:value="586.8622" calcext:value-type="float">
            <text:p>586.8622</text:p>
          </table:table-cell>
          <table:table-cell office:value-type="float" office:value="583.0759" calcext:value-type="float">
            <text:p>583.0759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20689" calcext:value-type="float">
            <text:p>-0.00962068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52.3497" calcext:value-type="float">
            <text:p>-652.3497</text:p>
          </table:table-cell>
          <table:table-cell office:value-type="float" office:value="0" calcext:value-type="float">
            <text:p>0</text:p>
          </table:table-cell>
          <table:table-cell office:value-type="float" office:value="13.3105" calcext:value-type="float">
            <text:p>13.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837.4678" calcext:value-type="float">
            <text:p>837.4678</text:p>
          </table:table-cell>
          <table:table-cell office:value-type="float" office:value="13350.64" calcext:value-type="float">
            <text:p>13350.6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58.867" calcext:value-type="float">
            <text:p>-958.867</text:p>
          </table:table-cell>
          <table:table-cell office:value-type="float" office:value="2533.088" calcext:value-type="float">
            <text:p>2533.08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7.2227" calcext:value-type="float">
            <text:p>227.2227</text:p>
          </table:table-cell>
          <table:table-cell office:value-type="float" office:value="540.3575" calcext:value-type="float">
            <text:p>540.3575</text:p>
          </table:table-cell>
          <table:table-cell office:value-type="float" office:value="0.2344398" calcext:value-type="float">
            <text:p>0.234439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104.229" calcext:value-type="float">
            <text:p>104.229</text:p>
          </table:table-cell>
          <table:table-cell office:value-type="float" office:value="0" calcext:value-type="float">
            <text:p>0</text:p>
          </table:table-cell>
          <table:table-cell office:value-type="float" office:value="479.0057" calcext:value-type="float">
            <text:p>479.0057</text:p>
          </table:table-cell>
          <table:table-cell office:value-type="float" office:value="1210.578" calcext:value-type="float">
            <text:p>1210.578</text:p>
          </table:table-cell>
          <table:table-cell office:value-type="float" office:value="1459.59" calcext:value-type="float">
            <text:p>1459.59</text:p>
          </table:table-cell>
          <table:table-cell office:value-type="float" office:value="1268.074" calcext:value-type="float">
            <text:p>1268.074</text:p>
          </table:table-cell>
          <table:table-cell office:value-type="float" office:value="758.9249" calcext:value-type="float">
            <text:p>758.9249</text:p>
          </table:table-cell>
          <table:table-cell office:value-type="float" office:value="1123.888" calcext:value-type="float">
            <text:p>1123.888</text:p>
          </table:table-cell>
          <table:table-cell office:value-type="float" office:value="420.0281" calcext:value-type="float">
            <text:p>420.0281</text:p>
          </table:table-cell>
          <table:table-cell office:value-type="float" office:value="1838.734" calcext:value-type="float">
            <text:p>1838.734</text:p>
          </table:table-cell>
          <table:table-cell office:value-type="float" office:value="2076.553" calcext:value-type="float">
            <text:p>2076.553</text:p>
          </table:table-cell>
          <table:table-cell office:value-type="float" office:value="1664.076" calcext:value-type="float">
            <text:p>1664.076</text:p>
          </table:table-cell>
          <table:table-cell office:value-type="float" office:value="586.8442" calcext:value-type="float">
            <text:p>586.8442</text:p>
          </table:table-cell>
          <table:table-cell office:value-type="float" office:value="583.0488" calcext:value-type="float">
            <text:p>583.0488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21832" calcext:value-type="float">
            <text:p>-0.00962183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62.1898" calcext:value-type="float">
            <text:p>-662.1898</text:p>
          </table:table-cell>
          <table:table-cell office:value-type="float" office:value="0" calcext:value-type="float">
            <text:p>0</text:p>
          </table:table-cell>
          <table:table-cell office:value-type="float" office:value="13.14067" calcext:value-type="float">
            <text:p>13.14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824.423" calcext:value-type="float">
            <text:p>824.423</text:p>
          </table:table-cell>
          <table:table-cell office:value-type="float" office:value="13353.48" calcext:value-type="float">
            <text:p>13353.4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69.2132" calcext:value-type="float">
            <text:p>-969.2132</text:p>
          </table:table-cell>
          <table:table-cell office:value-type="float" office:value="2560.777" calcext:value-type="float">
            <text:p>2560.77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1.1177" calcext:value-type="float">
            <text:p>231.1177</text:p>
          </table:table-cell>
          <table:table-cell office:value-type="float" office:value="528.2706" calcext:value-type="float">
            <text:p>528.2706</text:p>
          </table:table-cell>
          <table:table-cell office:value-type="float" office:value="0.2352431" calcext:value-type="float">
            <text:p>0.235243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93.88361" calcext:value-type="float">
            <text:p>93.88361</text:p>
          </table:table-cell>
          <table:table-cell office:value-type="float" office:value="0" calcext:value-type="float">
            <text:p>0</text:p>
          </table:table-cell>
          <table:table-cell office:value-type="float" office:value="482.0233" calcext:value-type="float">
            <text:p>482.0233</text:p>
          </table:table-cell>
          <table:table-cell office:value-type="float" office:value="1210.317" calcext:value-type="float">
            <text:p>1210.317</text:p>
          </table:table-cell>
          <table:table-cell office:value-type="float" office:value="1459.329" calcext:value-type="float">
            <text:p>1459.329</text:p>
          </table:table-cell>
          <table:table-cell office:value-type="float" office:value="1267.891" calcext:value-type="float">
            <text:p>1267.891</text:p>
          </table:table-cell>
          <table:table-cell office:value-type="float" office:value="758.7823" calcext:value-type="float">
            <text:p>758.7823</text:p>
          </table:table-cell>
          <table:table-cell office:value-type="float" office:value="1123.805" calcext:value-type="float">
            <text:p>1123.805</text:p>
          </table:table-cell>
          <table:table-cell office:value-type="float" office:value="419.9852" calcext:value-type="float">
            <text:p>419.9852</text:p>
          </table:table-cell>
          <table:table-cell office:value-type="float" office:value="1838.692" calcext:value-type="float">
            <text:p>1838.692</text:p>
          </table:table-cell>
          <table:table-cell office:value-type="float" office:value="2076.506" calcext:value-type="float">
            <text:p>2076.506</text:p>
          </table:table-cell>
          <table:table-cell office:value-type="float" office:value="1664.046" calcext:value-type="float">
            <text:p>1664.046</text:p>
          </table:table-cell>
          <table:table-cell office:value-type="float" office:value="586.8262" calcext:value-type="float">
            <text:p>586.8262</text:p>
          </table:table-cell>
          <table:table-cell office:value-type="float" office:value="583.0214" calcext:value-type="float">
            <text:p>583.0214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23359" calcext:value-type="float">
            <text:p>-0.00962335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72.3375" calcext:value-type="float">
            <text:p>-672.3375</text:p>
          </table:table-cell>
          <table:table-cell office:value-type="float" office:value="0" calcext:value-type="float">
            <text:p>0</text:p>
          </table:table-cell>
          <table:table-cell office:value-type="float" office:value="12.93786" calcext:value-type="float">
            <text:p>12.93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811.5509" calcext:value-type="float">
            <text:p>811.5509</text:p>
          </table:table-cell>
          <table:table-cell office:value-type="float" office:value="13356.15" calcext:value-type="float">
            <text:p>13356.1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79.5197" calcext:value-type="float">
            <text:p>-979.5197</text:p>
          </table:table-cell>
          <table:table-cell office:value-type="float" office:value="2587.886" calcext:value-type="float">
            <text:p>2587.88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5.8353" calcext:value-type="float">
            <text:p>235.8353</text:p>
          </table:table-cell>
          <table:table-cell office:value-type="float" office:value="516.2823" calcext:value-type="float">
            <text:p>516.2823</text:p>
          </table:table-cell>
          <table:table-cell office:value-type="float" office:value="0.2359661" calcext:value-type="float">
            <text:p>0.235966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83.57788" calcext:value-type="float">
            <text:p>83.57788</text:p>
          </table:table-cell>
          <table:table-cell office:value-type="float" office:value="0" calcext:value-type="float">
            <text:p>0</text:p>
          </table:table-cell>
          <table:table-cell office:value-type="float" office:value="484.9254" calcext:value-type="float">
            <text:p>484.9254</text:p>
          </table:table-cell>
          <table:table-cell office:value-type="float" office:value="1210.072" calcext:value-type="float">
            <text:p>1210.072</text:p>
          </table:table-cell>
          <table:table-cell office:value-type="float" office:value="1459.079" calcext:value-type="float">
            <text:p>1459.079</text:p>
          </table:table-cell>
          <table:table-cell office:value-type="float" office:value="1267.712" calcext:value-type="float">
            <text:p>1267.712</text:p>
          </table:table-cell>
          <table:table-cell office:value-type="float" office:value="758.6354" calcext:value-type="float">
            <text:p>758.6354</text:p>
          </table:table-cell>
          <table:table-cell office:value-type="float" office:value="1123.72" calcext:value-type="float">
            <text:p>1123.72</text:p>
          </table:table-cell>
          <table:table-cell office:value-type="float" office:value="419.9407" calcext:value-type="float">
            <text:p>419.9407</text:p>
          </table:table-cell>
          <table:table-cell office:value-type="float" office:value="1838.648" calcext:value-type="float">
            <text:p>1838.648</text:p>
          </table:table-cell>
          <table:table-cell office:value-type="float" office:value="2076.458" calcext:value-type="float">
            <text:p>2076.458</text:p>
          </table:table-cell>
          <table:table-cell office:value-type="float" office:value="1664.016" calcext:value-type="float">
            <text:p>1664.016</text:p>
          </table:table-cell>
          <table:table-cell office:value-type="float" office:value="586.8082" calcext:value-type="float">
            <text:p>586.8082</text:p>
          </table:table-cell>
          <table:table-cell office:value-type="float" office:value="582.9936" calcext:value-type="float">
            <text:p>582.9936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29919" calcext:value-type="float">
            <text:p>-0.00962991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82.4796" calcext:value-type="float">
            <text:p>-682.4796</text:p>
          </table:table-cell>
          <table:table-cell office:value-type="float" office:value="0" calcext:value-type="float">
            <text:p>0</text:p>
          </table:table-cell>
          <table:table-cell office:value-type="float" office:value="12.76914" calcext:value-type="float">
            <text:p>12.76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804.7747" calcext:value-type="float">
            <text:p>804.7747</text:p>
          </table:table-cell>
          <table:table-cell office:value-type="float" office:value="13357.41" calcext:value-type="float">
            <text:p>13357.4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85.1454" calcext:value-type="float">
            <text:p>-985.1454</text:p>
          </table:table-cell>
          <table:table-cell office:value-type="float" office:value="2602.597" calcext:value-type="float">
            <text:p>2602.59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7.8251" calcext:value-type="float">
            <text:p>237.8251</text:p>
          </table:table-cell>
          <table:table-cell office:value-type="float" office:value="510.1579" calcext:value-type="float">
            <text:p>510.1579</text:p>
          </table:table-cell>
          <table:table-cell office:value-type="float" office:value="0.2365512" calcext:value-type="float">
            <text:p>0.236551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364" calcext:value-type="float">
            <text:p>0.00704036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299" calcext:value-type="float">
            <text:p>-0.12299</text:p>
          </table:table-cell>
          <table:table-cell office:value-type="float" office:value="370" calcext:value-type="float">
            <text:p>370</text:p>
          </table:table-cell>
          <table:table-cell office:value-type="float" office:value="77.95267" calcext:value-type="float">
            <text:p>77.95267</text:p>
          </table:table-cell>
          <table:table-cell office:value-type="float" office:value="0" calcext:value-type="float">
            <text:p>0</text:p>
          </table:table-cell>
          <table:table-cell office:value-type="float" office:value="486.5062" calcext:value-type="float">
            <text:p>486.5062</text:p>
          </table:table-cell>
          <table:table-cell office:value-type="float" office:value="1209.887" calcext:value-type="float">
            <text:p>1209.887</text:p>
          </table:table-cell>
          <table:table-cell office:value-type="float" office:value="1458.872" calcext:value-type="float">
            <text:p>1458.872</text:p>
          </table:table-cell>
          <table:table-cell office:value-type="float" office:value="1267.558" calcext:value-type="float">
            <text:p>1267.558</text:p>
          </table:table-cell>
          <table:table-cell office:value-type="float" office:value="758.5049" calcext:value-type="float">
            <text:p>758.5049</text:p>
          </table:table-cell>
          <table:table-cell office:value-type="float" office:value="1123.637" calcext:value-type="float">
            <text:p>1123.637</text:p>
          </table:table-cell>
          <table:table-cell office:value-type="float" office:value="419.8982" calcext:value-type="float">
            <text:p>419.8982</text:p>
          </table:table-cell>
          <table:table-cell office:value-type="float" office:value="1838.604" calcext:value-type="float">
            <text:p>1838.604</text:p>
          </table:table-cell>
          <table:table-cell office:value-type="float" office:value="2076.41" calcext:value-type="float">
            <text:p>2076.41</text:p>
          </table:table-cell>
          <table:table-cell office:value-type="float" office:value="1663.985" calcext:value-type="float">
            <text:p>1663.985</text:p>
          </table:table-cell>
          <table:table-cell office:value-type="float" office:value="586.7902" calcext:value-type="float">
            <text:p>586.7902</text:p>
          </table:table-cell>
          <table:table-cell office:value-type="float" office:value="582.9655" calcext:value-type="float">
            <text:p>582.9655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4" calcext:value-type="float">
            <text:p>35.67464</text:p>
          </table:table-cell>
          <table:table-cell office:value-type="float" office:value="0" calcext:value-type="float">
            <text:p>0</text:p>
          </table:table-cell>
          <table:table-cell office:value-type="float" office:value="-0.009649112" calcext:value-type="float">
            <text:p>-0.00964911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87.9349" calcext:value-type="float">
            <text:p>-687.9349</text:p>
          </table:table-cell>
          <table:table-cell office:value-type="float" office:value="0" calcext:value-type="float">
            <text:p>0</text:p>
          </table:table-cell>
          <table:table-cell office:value-type="float" office:value="12.59335" calcext:value-type="float">
            <text:p>12.59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794.85" calcext:value-type="float">
            <text:p>794.85</text:p>
          </table:table-cell>
          <table:table-cell office:value-type="float" office:value="13359.24" calcext:value-type="float">
            <text:p>13359.2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993.3566" calcext:value-type="float">
            <text:p>-993.3566</text:p>
          </table:table-cell>
          <table:table-cell office:value-type="float" office:value="2623.813" calcext:value-type="float">
            <text:p>2623.81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1.6445" calcext:value-type="float">
            <text:p>241.6445</text:p>
          </table:table-cell>
          <table:table-cell office:value-type="float" office:value="500.948" calcext:value-type="float">
            <text:p>500.948</text:p>
          </table:table-cell>
          <table:table-cell office:value-type="float" office:value="0.2371803" calcext:value-type="float">
            <text:p>0.237180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994" calcext:value-type="float">
            <text:p>0.00704099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45968" calcext:value-type="float">
            <text:p>-0.1245968</text:p>
          </table:table-cell>
          <table:table-cell office:value-type="float" office:value="370" calcext:value-type="float">
            <text:p>370</text:p>
          </table:table-cell>
          <table:table-cell office:value-type="float" office:value="69.74378" calcext:value-type="float">
            <text:p>69.74378</text:p>
          </table:table-cell>
          <table:table-cell office:value-type="float" office:value="0" calcext:value-type="float">
            <text:p>0</text:p>
          </table:table-cell>
          <table:table-cell office:value-type="float" office:value="488.5259" calcext:value-type="float">
            <text:p>488.5259</text:p>
          </table:table-cell>
          <table:table-cell office:value-type="float" office:value="1209.706" calcext:value-type="float">
            <text:p>1209.706</text:p>
          </table:table-cell>
          <table:table-cell office:value-type="float" office:value="1458.68" calcext:value-type="float">
            <text:p>1458.68</text:p>
          </table:table-cell>
          <table:table-cell office:value-type="float" office:value="1267.422" calcext:value-type="float">
            <text:p>1267.422</text:p>
          </table:table-cell>
          <table:table-cell office:value-type="float" office:value="758.387" calcext:value-type="float">
            <text:p>758.387</text:p>
          </table:table-cell>
          <table:table-cell office:value-type="float" office:value="1123.562" calcext:value-type="float">
            <text:p>1123.562</text:p>
          </table:table-cell>
          <table:table-cell office:value-type="float" office:value="419.8593" calcext:value-type="float">
            <text:p>419.8593</text:p>
          </table:table-cell>
          <table:table-cell office:value-type="float" office:value="1838.56" calcext:value-type="float">
            <text:p>1838.56</text:p>
          </table:table-cell>
          <table:table-cell office:value-type="float" office:value="2076.362" calcext:value-type="float">
            <text:p>2076.362</text:p>
          </table:table-cell>
          <table:table-cell office:value-type="float" office:value="1663.955" calcext:value-type="float">
            <text:p>1663.955</text:p>
          </table:table-cell>
          <table:table-cell office:value-type="float" office:value="586.7723" calcext:value-type="float">
            <text:p>586.7723</text:p>
          </table:table-cell>
          <table:table-cell office:value-type="float" office:value="582.9372" calcext:value-type="float">
            <text:p>582.9372</text:p>
          </table:table-cell>
          <table:table-cell office:value-type="float" office:value="142.7334" calcext:value-type="float">
            <text:p>142.7334</text:p>
          </table:table-cell>
          <table:table-cell office:value-type="float" office:value="35.67463" calcext:value-type="float">
            <text:p>35.67463</text:p>
          </table:table-cell>
          <table:table-cell office:value-type="float" office:value="0" calcext:value-type="float">
            <text:p>0</text:p>
          </table:table-cell>
          <table:table-cell office:value-type="float" office:value="-0.009649728" calcext:value-type="float">
            <text:p>-0.009649728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695.9741" calcext:value-type="float">
            <text:p>-695.9741</text:p>
          </table:table-cell>
          <table:table-cell office:value-type="float" office:value="0" calcext:value-type="float">
            <text:p>0</text:p>
          </table:table-cell>
          <table:table-cell office:value-type="float" office:value="12.42213" calcext:value-type="float">
            <text:p>12.4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781.04" calcext:value-type="float">
            <text:p>781.04</text:p>
          </table:table-cell>
          <table:table-cell office:value-type="float" office:value="13361.77" calcext:value-type="float">
            <text:p>13361.7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04.682" calcext:value-type="float">
            <text:p>-1004.682</text:p>
          </table:table-cell>
          <table:table-cell office:value-type="float" office:value="2653.241" calcext:value-type="float">
            <text:p>2653.24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7.4179" calcext:value-type="float">
            <text:p>247.4179</text:p>
          </table:table-cell>
          <table:table-cell office:value-type="float" office:value="487.9454" calcext:value-type="float">
            <text:p>487.9454</text:p>
          </table:table-cell>
          <table:table-cell office:value-type="float" office:value="0.237829" calcext:value-type="float">
            <text:p>0.23782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994" calcext:value-type="float">
            <text:p>0.00704099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282674" calcext:value-type="float">
            <text:p>-0.1282674</text:p>
          </table:table-cell>
          <table:table-cell office:value-type="float" office:value="370" calcext:value-type="float">
            <text:p>370</text:p>
          </table:table-cell>
          <table:table-cell office:value-type="float" office:value="58.42248" calcext:value-type="float">
            <text:p>58.42248</text:p>
          </table:table-cell>
          <table:table-cell office:value-type="float" office:value="0" calcext:value-type="float">
            <text:p>0</text:p>
          </table:table-cell>
          <table:table-cell office:value-type="float" office:value="491.2372" calcext:value-type="float">
            <text:p>491.2372</text:p>
          </table:table-cell>
          <table:table-cell office:value-type="float" office:value="1209.491" calcext:value-type="float">
            <text:p>1209.491</text:p>
          </table:table-cell>
          <table:table-cell office:value-type="float" office:value="1458.46" calcext:value-type="float">
            <text:p>1458.46</text:p>
          </table:table-cell>
          <table:table-cell office:value-type="float" office:value="1267.272" calcext:value-type="float">
            <text:p>1267.272</text:p>
          </table:table-cell>
          <table:table-cell office:value-type="float" office:value="758.265" calcext:value-type="float">
            <text:p>758.265</text:p>
          </table:table-cell>
          <table:table-cell office:value-type="float" office:value="1123.486" calcext:value-type="float">
            <text:p>1123.486</text:p>
          </table:table-cell>
          <table:table-cell office:value-type="float" office:value="419.8201" calcext:value-type="float">
            <text:p>419.8201</text:p>
          </table:table-cell>
          <table:table-cell office:value-type="float" office:value="1838.516" calcext:value-type="float">
            <text:p>1838.516</text:p>
          </table:table-cell>
          <table:table-cell office:value-type="float" office:value="2076.32" calcext:value-type="float">
            <text:p>2076.32</text:p>
          </table:table-cell>
          <table:table-cell office:value-type="float" office:value="1663.924" calcext:value-type="float">
            <text:p>1663.924</text:p>
          </table:table-cell>
          <table:table-cell office:value-type="float" office:value="586.7545" calcext:value-type="float">
            <text:p>586.7545</text:p>
          </table:table-cell>
          <table:table-cell office:value-type="float" office:value="582.9086" calcext:value-type="float">
            <text:p>582.9086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5" calcext:value-type="float">
            <text:p>35.67465</text:p>
          </table:table-cell>
          <table:table-cell office:value-type="float" office:value="0" calcext:value-type="float">
            <text:p>0</text:p>
          </table:table-cell>
          <table:table-cell office:value-type="float" office:value="-0.009650513" calcext:value-type="float">
            <text:p>-0.00965051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07.1874" calcext:value-type="float">
            <text:p>-707.1874</text:p>
          </table:table-cell>
          <table:table-cell office:value-type="float" office:value="0" calcext:value-type="float">
            <text:p>0</text:p>
          </table:table-cell>
          <table:table-cell office:value-type="float" office:value="12.31492" calcext:value-type="float">
            <text:p>12.3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773.2703" calcext:value-type="float">
            <text:p>773.2703</text:p>
          </table:table-cell>
          <table:table-cell office:value-type="float" office:value="13363.16" calcext:value-type="float">
            <text:p>13363.1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11.242" calcext:value-type="float">
            <text:p>-1011.242</text:p>
          </table:table-cell>
          <table:table-cell office:value-type="float" office:value="2670.698" calcext:value-type="float">
            <text:p>2670.69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9.9485" calcext:value-type="float">
            <text:p>249.9485</text:p>
          </table:table-cell>
          <table:table-cell office:value-type="float" office:value="480.95" calcext:value-type="float">
            <text:p>480.95</text:p>
          </table:table-cell>
          <table:table-cell office:value-type="float" office:value="0.2384096" calcext:value-type="float">
            <text:p>0.238409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0994" calcext:value-type="float">
            <text:p>0.00704099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013" calcext:value-type="float">
            <text:p>-0.1317013</text:p>
          </table:table-cell>
          <table:table-cell office:value-type="float" office:value="370" calcext:value-type="float">
            <text:p>370</text:p>
          </table:table-cell>
          <table:table-cell office:value-type="float" office:value="51.86705" calcext:value-type="float">
            <text:p>51.86705</text:p>
          </table:table-cell>
          <table:table-cell office:value-type="float" office:value="0" calcext:value-type="float">
            <text:p>0</text:p>
          </table:table-cell>
          <table:table-cell office:value-type="float" office:value="492.7891" calcext:value-type="float">
            <text:p>492.7891</text:p>
          </table:table-cell>
          <table:table-cell office:value-type="float" office:value="1209.3" calcext:value-type="float">
            <text:p>1209.3</text:p>
          </table:table-cell>
          <table:table-cell office:value-type="float" office:value="1458.258" calcext:value-type="float">
            <text:p>1458.258</text:p>
          </table:table-cell>
          <table:table-cell office:value-type="float" office:value="1267.127" calcext:value-type="float">
            <text:p>1267.127</text:p>
          </table:table-cell>
          <table:table-cell office:value-type="float" office:value="758.1385" calcext:value-type="float">
            <text:p>758.1385</text:p>
          </table:table-cell>
          <table:table-cell office:value-type="float" office:value="1123.409" calcext:value-type="float">
            <text:p>1123.409</text:p>
          </table:table-cell>
          <table:table-cell office:value-type="float" office:value="419.7797" calcext:value-type="float">
            <text:p>419.7797</text:p>
          </table:table-cell>
          <table:table-cell office:value-type="float" office:value="1838.472" calcext:value-type="float">
            <text:p>1838.472</text:p>
          </table:table-cell>
          <table:table-cell office:value-type="float" office:value="2076.284" calcext:value-type="float">
            <text:p>2076.284</text:p>
          </table:table-cell>
          <table:table-cell office:value-type="float" office:value="1663.893" calcext:value-type="float">
            <text:p>1663.893</text:p>
          </table:table-cell>
          <table:table-cell office:value-type="float" office:value="586.7369" calcext:value-type="float">
            <text:p>586.7369</text:p>
          </table:table-cell>
          <table:table-cell office:value-type="float" office:value="582.8798" calcext:value-type="float">
            <text:p>582.8798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0917" calcext:value-type="float">
            <text:p>-0.00965091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13.5153" calcext:value-type="float">
            <text:p>-713.5153</text:p>
          </table:table-cell>
          <table:table-cell office:value-type="float" office:value="0" calcext:value-type="float">
            <text:p>0</text:p>
          </table:table-cell>
          <table:table-cell office:value-type="float" office:value="12.08774" calcext:value-type="float">
            <text:p>12.08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765.6313" calcext:value-type="float">
            <text:p>765.6313</text:p>
          </table:table-cell>
          <table:table-cell office:value-type="float" office:value="13364.51" calcext:value-type="float">
            <text:p>13364.5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17.641" calcext:value-type="float">
            <text:p>-1017.641</text:p>
          </table:table-cell>
          <table:table-cell office:value-type="float" office:value="2687.999" calcext:value-type="float">
            <text:p>2687.99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2.4805" calcext:value-type="float">
            <text:p>252.4805</text:p>
          </table:table-cell>
          <table:table-cell office:value-type="float" office:value="473.9895" calcext:value-type="float">
            <text:p>473.9895</text:p>
          </table:table-cell>
          <table:table-cell office:value-type="float" office:value="0.2390182" calcext:value-type="float">
            <text:p>0.239018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1597" calcext:value-type="float">
            <text:p>0.007041597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45.46801" calcext:value-type="float">
            <text:p>45.46801</text:p>
          </table:table-cell>
          <table:table-cell office:value-type="float" office:value="0" calcext:value-type="float">
            <text:p>0</text:p>
          </table:table-cell>
          <table:table-cell office:value-type="float" office:value="494.3195" calcext:value-type="float">
            <text:p>494.3195</text:p>
          </table:table-cell>
          <table:table-cell office:value-type="float" office:value="1209.136" calcext:value-type="float">
            <text:p>1209.136</text:p>
          </table:table-cell>
          <table:table-cell office:value-type="float" office:value="1458.08" calcext:value-type="float">
            <text:p>1458.08</text:p>
          </table:table-cell>
          <table:table-cell office:value-type="float" office:value="1266.991" calcext:value-type="float">
            <text:p>1266.991</text:p>
          </table:table-cell>
          <table:table-cell office:value-type="float" office:value="758.0273" calcext:value-type="float">
            <text:p>758.0273</text:p>
          </table:table-cell>
          <table:table-cell office:value-type="float" office:value="1123.341" calcext:value-type="float">
            <text:p>1123.341</text:p>
          </table:table-cell>
          <table:table-cell office:value-type="float" office:value="419.7411" calcext:value-type="float">
            <text:p>419.7411</text:p>
          </table:table-cell>
          <table:table-cell office:value-type="float" office:value="1838.429" calcext:value-type="float">
            <text:p>1838.429</text:p>
          </table:table-cell>
          <table:table-cell office:value-type="float" office:value="2076.247" calcext:value-type="float">
            <text:p>2076.247</text:p>
          </table:table-cell>
          <table:table-cell office:value-type="float" office:value="1663.862" calcext:value-type="float">
            <text:p>1663.862</text:p>
          </table:table-cell>
          <table:table-cell office:value-type="float" office:value="586.7192" calcext:value-type="float">
            <text:p>586.7192</text:p>
          </table:table-cell>
          <table:table-cell office:value-type="float" office:value="582.8506" calcext:value-type="float">
            <text:p>582.8506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122" calcext:value-type="float">
            <text:p>-0.0096512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19.7425" calcext:value-type="float">
            <text:p>-719.7425</text:p>
          </table:table-cell>
          <table:table-cell office:value-type="float" office:value="0" calcext:value-type="float">
            <text:p>0</text:p>
          </table:table-cell>
          <table:table-cell office:value-type="float" office:value="11.91942" calcext:value-type="float">
            <text:p>11.9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757.4938" calcext:value-type="float">
            <text:p>757.4938</text:p>
          </table:table-cell>
          <table:table-cell office:value-type="float" office:value="13365.95" calcext:value-type="float">
            <text:p>13365.9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24.444" calcext:value-type="float">
            <text:p>-1024.444</text:p>
          </table:table-cell>
          <table:table-cell office:value-type="float" office:value="2706.245" calcext:value-type="float">
            <text:p>2706.245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5.2754" calcext:value-type="float">
            <text:p>255.2754</text:p>
          </table:table-cell>
          <table:table-cell office:value-type="float" office:value="466.5042" calcext:value-type="float">
            <text:p>466.5042</text:p>
          </table:table-cell>
          <table:table-cell office:value-type="float" office:value="0.2396563" calcext:value-type="float">
            <text:p>0.239656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179" calcext:value-type="float">
            <text:p>0.00704179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38.6661" calcext:value-type="float">
            <text:p>38.6661</text:p>
          </table:table-cell>
          <table:table-cell office:value-type="float" office:value="0" calcext:value-type="float">
            <text:p>0</text:p>
          </table:table-cell>
          <table:table-cell office:value-type="float" office:value="495.934" calcext:value-type="float">
            <text:p>495.934</text:p>
          </table:table-cell>
          <table:table-cell office:value-type="float" office:value="1208.973" calcext:value-type="float">
            <text:p>1208.973</text:p>
          </table:table-cell>
          <table:table-cell office:value-type="float" office:value="1457.908" calcext:value-type="float">
            <text:p>1457.908</text:p>
          </table:table-cell>
          <table:table-cell office:value-type="float" office:value="1266.862" calcext:value-type="float">
            <text:p>1266.862</text:p>
          </table:table-cell>
          <table:table-cell office:value-type="float" office:value="757.92" calcext:value-type="float">
            <text:p>757.92</text:p>
          </table:table-cell>
          <table:table-cell office:value-type="float" office:value="1123.276" calcext:value-type="float">
            <text:p>1123.276</text:p>
          </table:table-cell>
          <table:table-cell office:value-type="float" office:value="419.7038" calcext:value-type="float">
            <text:p>419.7038</text:p>
          </table:table-cell>
          <table:table-cell office:value-type="float" office:value="1838.387" calcext:value-type="float">
            <text:p>1838.387</text:p>
          </table:table-cell>
          <table:table-cell office:value-type="float" office:value="2076.211" calcext:value-type="float">
            <text:p>2076.211</text:p>
          </table:table-cell>
          <table:table-cell office:value-type="float" office:value="1663.831" calcext:value-type="float">
            <text:p>1663.831</text:p>
          </table:table-cell>
          <table:table-cell office:value-type="float" office:value="586.7017" calcext:value-type="float">
            <text:p>586.7017</text:p>
          </table:table-cell>
          <table:table-cell office:value-type="float" office:value="582.8213" calcext:value-type="float">
            <text:p>582.8213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1521" calcext:value-type="float">
            <text:p>-0.00965152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26.3845" calcext:value-type="float">
            <text:p>-726.3845</text:p>
          </table:table-cell>
          <table:table-cell office:value-type="float" office:value="0" calcext:value-type="float">
            <text:p>0</text:p>
          </table:table-cell>
          <table:table-cell office:value-type="float" office:value="11.76577" calcext:value-type="float">
            <text:p>11.76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748.1077" calcext:value-type="float">
            <text:p>748.1077</text:p>
          </table:table-cell>
          <table:table-cell office:value-type="float" office:value="13367.64" calcext:value-type="float">
            <text:p>13367.6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32.222" calcext:value-type="float">
            <text:p>-1032.222</text:p>
          </table:table-cell>
          <table:table-cell office:value-type="float" office:value="2726.711" calcext:value-type="float">
            <text:p>2726.71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8.5222" calcext:value-type="float">
            <text:p>258.5222</text:p>
          </table:table-cell>
          <table:table-cell office:value-type="float" office:value="457.7867" calcext:value-type="float">
            <text:p>457.7867</text:p>
          </table:table-cell>
          <table:table-cell office:value-type="float" office:value="0.2403229" calcext:value-type="float">
            <text:p>0.240322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179" calcext:value-type="float">
            <text:p>0.00704179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30.88893" calcext:value-type="float">
            <text:p>30.88893</text:p>
          </table:table-cell>
          <table:table-cell office:value-type="float" office:value="0" calcext:value-type="float">
            <text:p>0</text:p>
          </table:table-cell>
          <table:table-cell office:value-type="float" office:value="497.801" calcext:value-type="float">
            <text:p>497.801</text:p>
          </table:table-cell>
          <table:table-cell office:value-type="float" office:value="1208.8" calcext:value-type="float">
            <text:p>1208.8</text:p>
          </table:table-cell>
          <table:table-cell office:value-type="float" office:value="1457.732" calcext:value-type="float">
            <text:p>1457.732</text:p>
          </table:table-cell>
          <table:table-cell office:value-type="float" office:value="1266.732" calcext:value-type="float">
            <text:p>1266.732</text:p>
          </table:table-cell>
          <table:table-cell office:value-type="float" office:value="757.8111" calcext:value-type="float">
            <text:p>757.8111</text:p>
          </table:table-cell>
          <table:table-cell office:value-type="float" office:value="1123.211" calcext:value-type="float">
            <text:p>1123.211</text:p>
          </table:table-cell>
          <table:table-cell office:value-type="float" office:value="419.6669" calcext:value-type="float">
            <text:p>419.6669</text:p>
          </table:table-cell>
          <table:table-cell office:value-type="float" office:value="1838.345" calcext:value-type="float">
            <text:p>1838.345</text:p>
          </table:table-cell>
          <table:table-cell office:value-type="float" office:value="2076.175" calcext:value-type="float">
            <text:p>2076.175</text:p>
          </table:table-cell>
          <table:table-cell office:value-type="float" office:value="1663.801" calcext:value-type="float">
            <text:p>1663.801</text:p>
          </table:table-cell>
          <table:table-cell office:value-type="float" office:value="586.6843" calcext:value-type="float">
            <text:p>586.6843</text:p>
          </table:table-cell>
          <table:table-cell office:value-type="float" office:value="582.7916" calcext:value-type="float">
            <text:p>582.7916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1834" calcext:value-type="float">
            <text:p>-0.00965183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34.0217" calcext:value-type="float">
            <text:p>-734.0217</text:p>
          </table:table-cell>
          <table:table-cell office:value-type="float" office:value="0" calcext:value-type="float">
            <text:p>0</text:p>
          </table:table-cell>
          <table:table-cell office:value-type="float" office:value="11.63004" calcext:value-type="float">
            <text:p>11.6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738.5138" calcext:value-type="float">
            <text:p>738.5138</text:p>
          </table:table-cell>
          <table:table-cell office:value-type="float" office:value="13369.49" calcext:value-type="float">
            <text:p>13369.4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40.01" calcext:value-type="float">
            <text:p>-1040.01</text:p>
          </table:table-cell>
          <table:table-cell office:value-type="float" office:value="2746.783" calcext:value-type="float">
            <text:p>2746.78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1.5062" calcext:value-type="float">
            <text:p>261.5062</text:p>
          </table:table-cell>
          <table:table-cell office:value-type="float" office:value="448.9102" calcext:value-type="float">
            <text:p>448.9102</text:p>
          </table:table-cell>
          <table:table-cell office:value-type="float" office:value="0.2409744" calcext:value-type="float">
            <text:p>0.240974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23.10089" calcext:value-type="float">
            <text:p>23.10089</text:p>
          </table:table-cell>
          <table:table-cell office:value-type="float" office:value="0" calcext:value-type="float">
            <text:p>0</text:p>
          </table:table-cell>
          <table:table-cell office:value-type="float" office:value="499.8078" calcext:value-type="float">
            <text:p>499.8078</text:p>
          </table:table-cell>
          <table:table-cell office:value-type="float" office:value="1208.617" calcext:value-type="float">
            <text:p>1208.617</text:p>
          </table:table-cell>
          <table:table-cell office:value-type="float" office:value="1457.544" calcext:value-type="float">
            <text:p>1457.544</text:p>
          </table:table-cell>
          <table:table-cell office:value-type="float" office:value="1266.596" calcext:value-type="float">
            <text:p>1266.596</text:p>
          </table:table-cell>
          <table:table-cell office:value-type="float" office:value="757.6974" calcext:value-type="float">
            <text:p>757.6974</text:p>
          </table:table-cell>
          <table:table-cell office:value-type="float" office:value="1123.145" calcext:value-type="float">
            <text:p>1123.145</text:p>
          </table:table-cell>
          <table:table-cell office:value-type="float" office:value="419.6294" calcext:value-type="float">
            <text:p>419.6294</text:p>
          </table:table-cell>
          <table:table-cell office:value-type="float" office:value="1838.303" calcext:value-type="float">
            <text:p>1838.303</text:p>
          </table:table-cell>
          <table:table-cell office:value-type="float" office:value="2076.14" calcext:value-type="float">
            <text:p>2076.14</text:p>
          </table:table-cell>
          <table:table-cell office:value-type="float" office:value="1663.77" calcext:value-type="float">
            <text:p>1663.77</text:p>
          </table:table-cell>
          <table:table-cell office:value-type="float" office:value="586.6671" calcext:value-type="float">
            <text:p>586.6671</text:p>
          </table:table-cell>
          <table:table-cell office:value-type="float" office:value="582.7662" calcext:value-type="float">
            <text:p>582.7662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213" calcext:value-type="float">
            <text:p>-0.0096521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41.7112" calcext:value-type="float">
            <text:p>-741.7112</text:p>
          </table:table-cell>
          <table:table-cell office:value-type="float" office:value="0" calcext:value-type="float">
            <text:p>0</text:p>
          </table:table-cell>
          <table:table-cell office:value-type="float" office:value="11.53282" calcext:value-type="float">
            <text:p>11.5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729.0359" calcext:value-type="float">
            <text:p>729.0359</text:p>
          </table:table-cell>
          <table:table-cell office:value-type="float" office:value="13371.48" calcext:value-type="float">
            <text:p>13371.4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47.566" calcext:value-type="float">
            <text:p>-1047.566</text:p>
          </table:table-cell>
          <table:table-cell office:value-type="float" office:value="2767.062" calcext:value-type="float">
            <text:p>2767.06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3.7124" calcext:value-type="float">
            <text:p>263.7124</text:p>
          </table:table-cell>
          <table:table-cell office:value-type="float" office:value="440.2339" calcext:value-type="float">
            <text:p>440.2339</text:p>
          </table:table-cell>
          <table:table-cell office:value-type="float" office:value="0.2416824" calcext:value-type="float">
            <text:p>0.241682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15.5463" calcext:value-type="float">
            <text:p>15.5463</text:p>
          </table:table-cell>
          <table:table-cell office:value-type="float" office:value="0" calcext:value-type="float">
            <text:p>0</text:p>
          </table:table-cell>
          <table:table-cell office:value-type="float" office:value="501.9323" calcext:value-type="float">
            <text:p>501.9323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1457.339" calcext:value-type="float">
            <text:p>1457.339</text:p>
          </table:table-cell>
          <table:table-cell office:value-type="float" office:value="1266.446" calcext:value-type="float">
            <text:p>1266.446</text:p>
          </table:table-cell>
          <table:table-cell office:value-type="float" office:value="757.5782" calcext:value-type="float">
            <text:p>757.5782</text:p>
          </table:table-cell>
          <table:table-cell office:value-type="float" office:value="1123.076" calcext:value-type="float">
            <text:p>1123.076</text:p>
          </table:table-cell>
          <table:table-cell office:value-type="float" office:value="419.5907" calcext:value-type="float">
            <text:p>419.5907</text:p>
          </table:table-cell>
          <table:table-cell office:value-type="float" office:value="1838.261" calcext:value-type="float">
            <text:p>1838.261</text:p>
          </table:table-cell>
          <table:table-cell office:value-type="float" office:value="2076.105" calcext:value-type="float">
            <text:p>2076.105</text:p>
          </table:table-cell>
          <table:table-cell office:value-type="float" office:value="1663.74" calcext:value-type="float">
            <text:p>1663.74</text:p>
          </table:table-cell>
          <table:table-cell office:value-type="float" office:value="586.6499" calcext:value-type="float">
            <text:p>586.6499</text:p>
          </table:table-cell>
          <table:table-cell office:value-type="float" office:value="582.742" calcext:value-type="float">
            <text:p>582.742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2469" calcext:value-type="float">
            <text:p>-0.00965246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49.143" calcext:value-type="float">
            <text:p>-749.143</text:p>
          </table:table-cell>
          <table:table-cell office:value-type="float" office:value="0" calcext:value-type="float">
            <text:p>0</text:p>
          </table:table-cell>
          <table:table-cell office:value-type="float" office:value="11.41528" calcext:value-type="float">
            <text:p>11.4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718.1342" calcext:value-type="float">
            <text:p>718.1342</text:p>
          </table:table-cell>
          <table:table-cell office:value-type="float" office:value="13373.93" calcext:value-type="float">
            <text:p>13373.9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56.072" calcext:value-type="float">
            <text:p>-1056.072</text:p>
          </table:table-cell>
          <table:table-cell office:value-type="float" office:value="2789.807" calcext:value-type="float">
            <text:p>2789.80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5.8321" calcext:value-type="float">
            <text:p>265.8321</text:p>
          </table:table-cell>
          <table:table-cell office:value-type="float" office:value="430.1878" calcext:value-type="float">
            <text:p>430.1878</text:p>
          </table:table-cell>
          <table:table-cell office:value-type="float" office:value="0.2423685" calcext:value-type="float">
            <text:p>0.242368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7.040759" calcext:value-type="float">
            <text:p>7.040759</text:p>
          </table:table-cell>
          <table:table-cell office:value-type="float" office:value="0" calcext:value-type="float">
            <text:p>0</text:p>
          </table:table-cell>
          <table:table-cell office:value-type="float" office:value="504.5174" calcext:value-type="float">
            <text:p>504.5174</text:p>
          </table:table-cell>
          <table:table-cell office:value-type="float" office:value="1208.181" calcext:value-type="float">
            <text:p>1208.181</text:p>
          </table:table-cell>
          <table:table-cell office:value-type="float" office:value="1457.114" calcext:value-type="float">
            <text:p>1457.114</text:p>
          </table:table-cell>
          <table:table-cell office:value-type="float" office:value="1266.295" calcext:value-type="float">
            <text:p>1266.295</text:p>
          </table:table-cell>
          <table:table-cell office:value-type="float" office:value="757.4545" calcext:value-type="float">
            <text:p>757.4545</text:p>
          </table:table-cell>
          <table:table-cell office:value-type="float" office:value="1123.005" calcext:value-type="float">
            <text:p>1123.005</text:p>
          </table:table-cell>
          <table:table-cell office:value-type="float" office:value="419.5509" calcext:value-type="float">
            <text:p>419.5509</text:p>
          </table:table-cell>
          <table:table-cell office:value-type="float" office:value="1838.218" calcext:value-type="float">
            <text:p>1838.218</text:p>
          </table:table-cell>
          <table:table-cell office:value-type="float" office:value="2076.07" calcext:value-type="float">
            <text:p>2076.07</text:p>
          </table:table-cell>
          <table:table-cell office:value-type="float" office:value="1663.71" calcext:value-type="float">
            <text:p>1663.71</text:p>
          </table:table-cell>
          <table:table-cell office:value-type="float" office:value="586.6329" calcext:value-type="float">
            <text:p>586.6329</text:p>
          </table:table-cell>
          <table:table-cell office:value-type="float" office:value="582.7175" calcext:value-type="float">
            <text:p>582.7175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3035" calcext:value-type="float">
            <text:p>-0.00965303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57.5341" calcext:value-type="float">
            <text:p>-757.5341</text:p>
          </table:table-cell>
          <table:table-cell office:value-type="float" office:value="0" calcext:value-type="float">
            <text:p>0</text:p>
          </table:table-cell>
          <table:table-cell office:value-type="float" office:value="11.30422" calcext:value-type="float">
            <text:p>11.3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708.1826" calcext:value-type="float">
            <text:p>708.1826</text:p>
          </table:table-cell>
          <table:table-cell office:value-type="float" office:value="13376.33" calcext:value-type="float">
            <text:p>13376.3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63.679" calcext:value-type="float">
            <text:p>-1063.679</text:p>
          </table:table-cell>
          <table:table-cell office:value-type="float" office:value="2810.267" calcext:value-type="float">
            <text:p>2810.26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6.7978" calcext:value-type="float">
            <text:p>266.7978</text:p>
          </table:table-cell>
          <table:table-cell office:value-type="float" office:value="421.1326" calcext:value-type="float">
            <text:p>421.1326</text:p>
          </table:table-cell>
          <table:table-cell office:value-type="float" office:value="0.2430604" calcext:value-type="float">
            <text:p>0.243060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17151" calcext:value-type="float">
            <text:p>-0.1317151</text:p>
          </table:table-cell>
          <table:table-cell office:value-type="float" office:value="370" calcext:value-type="float">
            <text:p>370</text:p>
          </table:table-cell>
          <table:table-cell office:value-type="float" office:value="-0.5654829" calcext:value-type="float">
            <text:p>-0.5654829</text:p>
          </table:table-cell>
          <table:table-cell office:value-type="float" office:value="0" calcext:value-type="float">
            <text:p>0</text:p>
          </table:table-cell>
          <table:table-cell office:value-type="float" office:value="507.0612" calcext:value-type="float">
            <text:p>507.0612</text:p>
          </table:table-cell>
          <table:table-cell office:value-type="float" office:value="1207.943" calcext:value-type="float">
            <text:p>1207.943</text:p>
          </table:table-cell>
          <table:table-cell office:value-type="float" office:value="1456.876" calcext:value-type="float">
            <text:p>1456.876</text:p>
          </table:table-cell>
          <table:table-cell office:value-type="float" office:value="1266.134" calcext:value-type="float">
            <text:p>1266.134</text:p>
          </table:table-cell>
          <table:table-cell office:value-type="float" office:value="757.3239" calcext:value-type="float">
            <text:p>757.3239</text:p>
          </table:table-cell>
          <table:table-cell office:value-type="float" office:value="1122.929" calcext:value-type="float">
            <text:p>1122.929</text:p>
          </table:table-cell>
          <table:table-cell office:value-type="float" office:value="419.5091" calcext:value-type="float">
            <text:p>419.5091</text:p>
          </table:table-cell>
          <table:table-cell office:value-type="float" office:value="1838.174" calcext:value-type="float">
            <text:p>1838.174</text:p>
          </table:table-cell>
          <table:table-cell office:value-type="float" office:value="2076.035" calcext:value-type="float">
            <text:p>2076.035</text:p>
          </table:table-cell>
          <table:table-cell office:value-type="float" office:value="1663.68" calcext:value-type="float">
            <text:p>1663.68</text:p>
          </table:table-cell>
          <table:table-cell office:value-type="float" office:value="586.616" calcext:value-type="float">
            <text:p>586.616</text:p>
          </table:table-cell>
          <table:table-cell office:value-type="float" office:value="582.6929" calcext:value-type="float">
            <text:p>582.6929</text:p>
          </table:table-cell>
          <table:table-cell office:value-type="float" office:value="142.7333" calcext:value-type="float">
            <text:p>142.7333</text:p>
          </table:table-cell>
          <table:table-cell office:value-type="float" office:value="35.67466" calcext:value-type="float">
            <text:p>35.67466</text:p>
          </table:table-cell>
          <table:table-cell office:value-type="float" office:value="0" calcext:value-type="float">
            <text:p>0</text:p>
          </table:table-cell>
          <table:table-cell office:value-type="float" office:value="-0.009653732" calcext:value-type="float">
            <text:p>-0.00965373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65.0239" calcext:value-type="float">
            <text:p>-765.0239</text:p>
          </table:table-cell>
          <table:table-cell office:value-type="float" office:value="0" calcext:value-type="float">
            <text:p>0</text:p>
          </table:table-cell>
          <table:table-cell office:value-type="float" office:value="11.18699" calcext:value-type="float">
            <text:p>11.18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698.1519" calcext:value-type="float">
            <text:p>698.1519</text:p>
          </table:table-cell>
          <table:table-cell office:value-type="float" office:value="13378.94" calcext:value-type="float">
            <text:p>13378.9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71.302" calcext:value-type="float">
            <text:p>-1071.302</text:p>
          </table:table-cell>
          <table:table-cell office:value-type="float" office:value="2830.138" calcext:value-type="float">
            <text:p>2830.13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6.6323" calcext:value-type="float">
            <text:p>266.6323</text:p>
          </table:table-cell>
          <table:table-cell office:value-type="float" office:value="412.0612" calcext:value-type="float">
            <text:p>412.0612</text:p>
          </table:table-cell>
          <table:table-cell office:value-type="float" office:value="0.2437569" calcext:value-type="float">
            <text:p>0.243756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5305" calcext:value-type="float">
            <text:p>-0.135305</text:p>
          </table:table-cell>
          <table:table-cell office:value-type="float" office:value="370" calcext:value-type="float">
            <text:p>370</text:p>
          </table:table-cell>
          <table:table-cell office:value-type="float" office:value="-8.183876" calcext:value-type="float">
            <text:p>-8.183876</text:p>
          </table:table-cell>
          <table:table-cell office:value-type="float" office:value="0" calcext:value-type="float">
            <text:p>0</text:p>
          </table:table-cell>
          <table:table-cell office:value-type="float" office:value="509.8085" calcext:value-type="float">
            <text:p>509.8085</text:p>
          </table:table-cell>
          <table:table-cell office:value-type="float" office:value="1207.685" calcext:value-type="float">
            <text:p>1207.685</text:p>
          </table:table-cell>
          <table:table-cell office:value-type="float" office:value="1456.618" calcext:value-type="float">
            <text:p>1456.618</text:p>
          </table:table-cell>
          <table:table-cell office:value-type="float" office:value="1265.963" calcext:value-type="float">
            <text:p>1265.963</text:p>
          </table:table-cell>
          <table:table-cell office:value-type="float" office:value="757.1838" calcext:value-type="float">
            <text:p>757.1838</text:p>
          </table:table-cell>
          <table:table-cell office:value-type="float" office:value="1122.848" calcext:value-type="float">
            <text:p>1122.848</text:p>
          </table:table-cell>
          <table:table-cell office:value-type="float" office:value="419.4654" calcext:value-type="float">
            <text:p>419.4654</text:p>
          </table:table-cell>
          <table:table-cell office:value-type="float" office:value="1838.129" calcext:value-type="float">
            <text:p>1838.129</text:p>
          </table:table-cell>
          <table:table-cell office:value-type="float" office:value="2076" calcext:value-type="float">
            <text:p>2076</text:p>
          </table:table-cell>
          <table:table-cell office:value-type="float" office:value="1663.651" calcext:value-type="float">
            <text:p>1663.651</text:p>
          </table:table-cell>
          <table:table-cell office:value-type="float" office:value="586.5992" calcext:value-type="float">
            <text:p>586.5992</text:p>
          </table:table-cell>
          <table:table-cell office:value-type="float" office:value="582.668" calcext:value-type="float">
            <text:p>582.668</text:p>
          </table:table-cell>
          <table:table-cell office:value-type="float" office:value="142.7332" calcext:value-type="float">
            <text:p>142.7332</text:p>
          </table:table-cell>
          <table:table-cell office:value-type="float" office:value="35.67467" calcext:value-type="float">
            <text:p>35.67467</text:p>
          </table:table-cell>
          <table:table-cell office:value-type="float" office:value="0" calcext:value-type="float">
            <text:p>0</text:p>
          </table:table-cell>
          <table:table-cell office:value-type="float" office:value="-0.009654884" calcext:value-type="float">
            <text:p>-0.00965488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72.3891" calcext:value-type="float">
            <text:p>-772.3891</text:p>
          </table:table-cell>
          <table:table-cell office:value-type="float" office:value="0" calcext:value-type="float">
            <text:p>0</text:p>
          </table:table-cell>
          <table:table-cell office:value-type="float" office:value="10.93205" calcext:value-type="float">
            <text:p>10.9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691.1637" calcext:value-type="float">
            <text:p>691.1637</text:p>
          </table:table-cell>
          <table:table-cell office:value-type="float" office:value="13380.82" calcext:value-type="float">
            <text:p>13380.8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76.487" calcext:value-type="float">
            <text:p>-1076.487</text:p>
          </table:table-cell>
          <table:table-cell office:value-type="float" office:value="2844.385" calcext:value-type="float">
            <text:p>2844.385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5.3439" calcext:value-type="float">
            <text:p>265.3439</text:p>
          </table:table-cell>
          <table:table-cell office:value-type="float" office:value="406.0101" calcext:value-type="float">
            <text:p>406.0101</text:p>
          </table:table-cell>
          <table:table-cell office:value-type="float" office:value="0.2444967" calcext:value-type="float">
            <text:p>0.2444967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390703" calcext:value-type="float">
            <text:p>-0.1390703</text:p>
          </table:table-cell>
          <table:table-cell office:value-type="float" office:value="370" calcext:value-type="float">
            <text:p>370</text:p>
          </table:table-cell>
          <table:table-cell office:value-type="float" office:value="-13.3648" calcext:value-type="float">
            <text:p>-13.3648</text:p>
          </table:table-cell>
          <table:table-cell office:value-type="float" office:value="0" calcext:value-type="float">
            <text:p>0</text:p>
          </table:table-cell>
          <table:table-cell office:value-type="float" office:value="511.8495" calcext:value-type="float">
            <text:p>511.8495</text:p>
          </table:table-cell>
          <table:table-cell office:value-type="float" office:value="1207.448" calcext:value-type="float">
            <text:p>1207.448</text:p>
          </table:table-cell>
          <table:table-cell office:value-type="float" office:value="1456.366" calcext:value-type="float">
            <text:p>1456.366</text:p>
          </table:table-cell>
          <table:table-cell office:value-type="float" office:value="1265.783" calcext:value-type="float">
            <text:p>1265.783</text:p>
          </table:table-cell>
          <table:table-cell office:value-type="float" office:value="757.0415" calcext:value-type="float">
            <text:p>757.0415</text:p>
          </table:table-cell>
          <table:table-cell office:value-type="float" office:value="1122.762" calcext:value-type="float">
            <text:p>1122.762</text:p>
          </table:table-cell>
          <table:table-cell office:value-type="float" office:value="419.4191" calcext:value-type="float">
            <text:p>419.4191</text:p>
          </table:table-cell>
          <table:table-cell office:value-type="float" office:value="1838.083" calcext:value-type="float">
            <text:p>1838.083</text:p>
          </table:table-cell>
          <table:table-cell office:value-type="float" office:value="2075.965" calcext:value-type="float">
            <text:p>2075.965</text:p>
          </table:table-cell>
          <table:table-cell office:value-type="float" office:value="1663.621" calcext:value-type="float">
            <text:p>1663.621</text:p>
          </table:table-cell>
          <table:table-cell office:value-type="float" office:value="586.5825" calcext:value-type="float">
            <text:p>586.5825</text:p>
          </table:table-cell>
          <table:table-cell office:value-type="float" office:value="582.6428" calcext:value-type="float">
            <text:p>582.6428</text:p>
          </table:table-cell>
          <table:table-cell office:value-type="float" office:value="142.7332" calcext:value-type="float">
            <text:p>142.7332</text:p>
          </table:table-cell>
          <table:table-cell office:value-type="float" office:value="35.67472" calcext:value-type="float">
            <text:p>35.67472</text:p>
          </table:table-cell>
          <table:table-cell office:value-type="float" office:value="0" calcext:value-type="float">
            <text:p>0</text:p>
          </table:table-cell>
          <table:table-cell office:value-type="float" office:value="-0.009655757" calcext:value-type="float">
            <text:p>-0.00965575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77.4315" calcext:value-type="float">
            <text:p>-777.4315</text:p>
          </table:table-cell>
          <table:table-cell office:value-type="float" office:value="0" calcext:value-type="float">
            <text:p>0</text:p>
          </table:table-cell>
          <table:table-cell office:value-type="float" office:value="10.79266" calcext:value-type="float">
            <text:p>10.7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688.1471" calcext:value-type="float">
            <text:p>688.1471</text:p>
          </table:table-cell>
          <table:table-cell office:value-type="float" office:value="13381.56" calcext:value-type="float">
            <text:p>13381.5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78.917" calcext:value-type="float">
            <text:p>-1078.917</text:p>
          </table:table-cell>
          <table:table-cell office:value-type="float" office:value="2851.27" calcext:value-type="float">
            <text:p>2851.2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4.27" calcext:value-type="float">
            <text:p>264.27</text:p>
          </table:table-cell>
          <table:table-cell office:value-type="float" office:value="403.7287" calcext:value-type="float">
            <text:p>403.7287</text:p>
          </table:table-cell>
          <table:table-cell office:value-type="float" office:value="0.2452916" calcext:value-type="float">
            <text:p>0.245291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5271" calcext:value-type="float">
            <text:p>-0.1425271</text:p>
          </table:table-cell>
          <table:table-cell office:value-type="float" office:value="370" calcext:value-type="float">
            <text:p>370</text:p>
          </table:table-cell>
          <table:table-cell office:value-type="float" office:value="-15.79023" calcext:value-type="float">
            <text:p>-15.79023</text:p>
          </table:table-cell>
          <table:table-cell office:value-type="float" office:value="0" calcext:value-type="float">
            <text:p>0</text:p>
          </table:table-cell>
          <table:table-cell office:value-type="float" office:value="512.7549" calcext:value-type="float">
            <text:p>512.7549</text:p>
          </table:table-cell>
          <table:table-cell office:value-type="float" office:value="1207.295" calcext:value-type="float">
            <text:p>1207.295</text:p>
          </table:table-cell>
          <table:table-cell office:value-type="float" office:value="1456.175" calcext:value-type="float">
            <text:p>1456.175</text:p>
          </table:table-cell>
          <table:table-cell office:value-type="float" office:value="1265.638" calcext:value-type="float">
            <text:p>1265.638</text:p>
          </table:table-cell>
          <table:table-cell office:value-type="float" office:value="756.9135" calcext:value-type="float">
            <text:p>756.9135</text:p>
          </table:table-cell>
          <table:table-cell office:value-type="float" office:value="1122.683" calcext:value-type="float">
            <text:p>1122.683</text:p>
          </table:table-cell>
          <table:table-cell office:value-type="float" office:value="419.3733" calcext:value-type="float">
            <text:p>419.3733</text:p>
          </table:table-cell>
          <table:table-cell office:value-type="float" office:value="1838.035" calcext:value-type="float">
            <text:p>1838.035</text:p>
          </table:table-cell>
          <table:table-cell office:value-type="float" office:value="2075.93" calcext:value-type="float">
            <text:p>2075.93</text:p>
          </table:table-cell>
          <table:table-cell office:value-type="float" office:value="1663.592" calcext:value-type="float">
            <text:p>1663.592</text:p>
          </table:table-cell>
          <table:table-cell office:value-type="float" office:value="586.5659" calcext:value-type="float">
            <text:p>586.5659</text:p>
          </table:table-cell>
          <table:table-cell office:value-type="float" office:value="582.6174" calcext:value-type="float">
            <text:p>582.6174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56015" calcext:value-type="float">
            <text:p>-0.00965601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79.6526" calcext:value-type="float">
            <text:p>-779.6526</text:p>
          </table:table-cell>
          <table:table-cell office:value-type="float" office:value="0" calcext:value-type="float">
            <text:p>0</text:p>
          </table:table-cell>
          <table:table-cell office:value-type="float" office:value="10.58473" calcext:value-type="float">
            <text:p>10.5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685.1284" calcext:value-type="float">
            <text:p>685.1284</text:p>
          </table:table-cell>
          <table:table-cell office:value-type="float" office:value="13382.35" calcext:value-type="float">
            <text:p>13382.3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81.229" calcext:value-type="float">
            <text:p>-1081.229</text:p>
          </table:table-cell>
          <table:table-cell office:value-type="float" office:value="2857.641" calcext:value-type="float">
            <text:p>2857.64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3.2306" calcext:value-type="float">
            <text:p>263.2306</text:p>
          </table:table-cell>
          <table:table-cell office:value-type="float" office:value="401.2919" calcext:value-type="float">
            <text:p>401.2919</text:p>
          </table:table-cell>
          <table:table-cell office:value-type="float" office:value="0.2461169" calcext:value-type="float">
            <text:p>0.246116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18.10126" calcext:value-type="float">
            <text:p>-18.10126</text:p>
          </table:table-cell>
          <table:table-cell office:value-type="float" office:value="0" calcext:value-type="float">
            <text:p>0</text:p>
          </table:table-cell>
          <table:table-cell office:value-type="float" office:value="513.7031" calcext:value-type="float">
            <text:p>513.7031</text:p>
          </table:table-cell>
          <table:table-cell office:value-type="float" office:value="1207.176" calcext:value-type="float">
            <text:p>1207.176</text:p>
          </table:table-cell>
          <table:table-cell office:value-type="float" office:value="1456.032" calcext:value-type="float">
            <text:p>1456.032</text:p>
          </table:table-cell>
          <table:table-cell office:value-type="float" office:value="1265.52" calcext:value-type="float">
            <text:p>1265.52</text:p>
          </table:table-cell>
          <table:table-cell office:value-type="float" office:value="756.8102" calcext:value-type="float">
            <text:p>756.8102</text:p>
          </table:table-cell>
          <table:table-cell office:value-type="float" office:value="1122.617" calcext:value-type="float">
            <text:p>1122.617</text:p>
          </table:table-cell>
          <table:table-cell office:value-type="float" office:value="419.3319" calcext:value-type="float">
            <text:p>419.3319</text:p>
          </table:table-cell>
          <table:table-cell office:value-type="float" office:value="1837.989" calcext:value-type="float">
            <text:p>1837.989</text:p>
          </table:table-cell>
          <table:table-cell office:value-type="float" office:value="2075.895" calcext:value-type="float">
            <text:p>2075.895</text:p>
          </table:table-cell>
          <table:table-cell office:value-type="float" office:value="1663.562" calcext:value-type="float">
            <text:p>1663.562</text:p>
          </table:table-cell>
          <table:table-cell office:value-type="float" office:value="586.5494" calcext:value-type="float">
            <text:p>586.5494</text:p>
          </table:table-cell>
          <table:table-cell office:value-type="float" office:value="582.592" calcext:value-type="float">
            <text:p>582.592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56162" calcext:value-type="float">
            <text:p>-0.00965616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81.8351" calcext:value-type="float">
            <text:p>-781.8351</text:p>
          </table:table-cell>
          <table:table-cell office:value-type="float" office:value="0" calcext:value-type="float">
            <text:p>0</text:p>
          </table:table-cell>
          <table:table-cell office:value-type="float" office:value="10.45323" calcext:value-type="float">
            <text:p>10.45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682.7222" calcext:value-type="float">
            <text:p>682.7222</text:p>
          </table:table-cell>
          <table:table-cell office:value-type="float" office:value="13383.01" calcext:value-type="float">
            <text:p>13383.0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82.991" calcext:value-type="float">
            <text:p>-1082.991</text:p>
          </table:table-cell>
          <table:table-cell office:value-type="float" office:value="2857.396" calcext:value-type="float">
            <text:p>2857.39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61.8629" calcext:value-type="float">
            <text:p>261.8629</text:p>
          </table:table-cell>
          <table:table-cell office:value-type="float" office:value="119.6034" calcext:value-type="float">
            <text:p>119.6034</text:p>
          </table:table-cell>
          <table:table-cell office:value-type="float" office:value="0.2468599" calcext:value-type="float">
            <text:p>0.246859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19.86309" calcext:value-type="float">
            <text:p>-19.86309</text:p>
          </table:table-cell>
          <table:table-cell office:value-type="float" office:value="0" calcext:value-type="float">
            <text:p>0</text:p>
          </table:table-cell>
          <table:table-cell office:value-type="float" office:value="404.8466" calcext:value-type="float">
            <text:p>404.8466</text:p>
          </table:table-cell>
          <table:table-cell office:value-type="float" office:value="1363.71" calcext:value-type="float">
            <text:p>1363.71</text:p>
          </table:table-cell>
          <table:table-cell office:value-type="float" office:value="1688.737" calcext:value-type="float">
            <text:p>1688.737</text:p>
          </table:table-cell>
          <table:table-cell office:value-type="float" office:value="1265.422" calcext:value-type="float">
            <text:p>1265.422</text:p>
          </table:table-cell>
          <table:table-cell office:value-type="float" office:value="756.7145" calcext:value-type="float">
            <text:p>756.7145</text:p>
          </table:table-cell>
          <table:table-cell office:value-type="float" office:value="1122.556" calcext:value-type="float">
            <text:p>1122.556</text:p>
          </table:table-cell>
          <table:table-cell office:value-type="float" office:value="419.2929" calcext:value-type="float">
            <text:p>419.2929</text:p>
          </table:table-cell>
          <table:table-cell office:value-type="float" office:value="1837.945" calcext:value-type="float">
            <text:p>1837.945</text:p>
          </table:table-cell>
          <table:table-cell office:value-type="float" office:value="2075.861" calcext:value-type="float">
            <text:p>2075.861</text:p>
          </table:table-cell>
          <table:table-cell office:value-type="float" office:value="1663.533" calcext:value-type="float">
            <text:p>1663.533</text:p>
          </table:table-cell>
          <table:table-cell office:value-type="float" office:value="586.533" calcext:value-type="float">
            <text:p>586.533</text:p>
          </table:table-cell>
          <table:table-cell office:value-type="float" office:value="582.5667" calcext:value-type="float">
            <text:p>582.5667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56331" calcext:value-type="float">
            <text:p>-0.00965633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83.5331" calcext:value-type="float">
            <text:p>-783.5331</text:p>
          </table:table-cell>
          <table:table-cell office:value-type="float" office:value="0" calcext:value-type="float">
            <text:p>0</text:p>
          </table:table-cell>
          <table:table-cell office:value-type="float" office:value="10.39193" calcext:value-type="float">
            <text:p>10.3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679.6387" calcext:value-type="float">
            <text:p>679.6387</text:p>
          </table:table-cell>
          <table:table-cell office:value-type="float" office:value="13383.91" calcext:value-type="float">
            <text:p>13383.9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85.196" calcext:value-type="float">
            <text:p>-1085.196</text:p>
          </table:table-cell>
          <table:table-cell office:value-type="float" office:value="2863.581" calcext:value-type="float">
            <text:p>2863.58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9.8742" calcext:value-type="float">
            <text:p>259.8742</text:p>
          </table:table-cell>
          <table:table-cell office:value-type="float" office:value="118.4099" calcext:value-type="float">
            <text:p>118.4099</text:p>
          </table:table-cell>
          <table:table-cell office:value-type="float" office:value="0.2475751" calcext:value-type="float">
            <text:p>0.247575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22.06709" calcext:value-type="float">
            <text:p>-22.06709</text:p>
          </table:table-cell>
          <table:table-cell office:value-type="float" office:value="0" calcext:value-type="float">
            <text:p>0</text:p>
          </table:table-cell>
          <table:table-cell office:value-type="float" office:value="405.2682" calcext:value-type="float">
            <text:p>405.2682</text:p>
          </table:table-cell>
          <table:table-cell office:value-type="float" office:value="1363.287" calcext:value-type="float">
            <text:p>1363.287</text:p>
          </table:table-cell>
          <table:table-cell office:value-type="float" office:value="1688.184" calcext:value-type="float">
            <text:p>1688.184</text:p>
          </table:table-cell>
          <table:table-cell office:value-type="float" office:value="1265.325" calcext:value-type="float">
            <text:p>1265.325</text:p>
          </table:table-cell>
          <table:table-cell office:value-type="float" office:value="756.6181" calcext:value-type="float">
            <text:p>756.6181</text:p>
          </table:table-cell>
          <table:table-cell office:value-type="float" office:value="1122.496" calcext:value-type="float">
            <text:p>1122.496</text:p>
          </table:table-cell>
          <table:table-cell office:value-type="float" office:value="419.2557" calcext:value-type="float">
            <text:p>419.2557</text:p>
          </table:table-cell>
          <table:table-cell office:value-type="float" office:value="1837.903" calcext:value-type="float">
            <text:p>1837.903</text:p>
          </table:table-cell>
          <table:table-cell office:value-type="float" office:value="2075.827" calcext:value-type="float">
            <text:p>2075.827</text:p>
          </table:table-cell>
          <table:table-cell office:value-type="float" office:value="1663.504" calcext:value-type="float">
            <text:p>1663.504</text:p>
          </table:table-cell>
          <table:table-cell office:value-type="float" office:value="586.5166" calcext:value-type="float">
            <text:p>586.5166</text:p>
          </table:table-cell>
          <table:table-cell office:value-type="float" office:value="582.5414" calcext:value-type="float">
            <text:p>582.5414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56779" calcext:value-type="float">
            <text:p>-0.00965677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85.6708" calcext:value-type="float">
            <text:p>-785.6708</text:p>
          </table:table-cell>
          <table:table-cell office:value-type="float" office:value="0" calcext:value-type="float">
            <text:p>0</text:p>
          </table:table-cell>
          <table:table-cell office:value-type="float" office:value="10.32384" calcext:value-type="float">
            <text:p>10.3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677.1163" calcext:value-type="float">
            <text:p>677.1163</text:p>
          </table:table-cell>
          <table:table-cell office:value-type="float" office:value="13384.62" calcext:value-type="float">
            <text:p>13384.6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87.046" calcext:value-type="float">
            <text:p>-1087.046</text:p>
          </table:table-cell>
          <table:table-cell office:value-type="float" office:value="2868.812" calcext:value-type="float">
            <text:p>2868.81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7.9157" calcext:value-type="float">
            <text:p>257.9157</text:p>
          </table:table-cell>
          <table:table-cell office:value-type="float" office:value="117.7036" calcext:value-type="float">
            <text:p>117.7036</text:p>
          </table:table-cell>
          <table:table-cell office:value-type="float" office:value="0.2483416" calcext:value-type="float">
            <text:p>0.248341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23.91605" calcext:value-type="float">
            <text:p>-23.91605</text:p>
          </table:table-cell>
          <table:table-cell office:value-type="float" office:value="0" calcext:value-type="float">
            <text:p>0</text:p>
          </table:table-cell>
          <table:table-cell office:value-type="float" office:value="405.558" calcext:value-type="float">
            <text:p>405.558</text:p>
          </table:table-cell>
          <table:table-cell office:value-type="float" office:value="1362.889" calcext:value-type="float">
            <text:p>1362.889</text:p>
          </table:table-cell>
          <table:table-cell office:value-type="float" office:value="1687.639" calcext:value-type="float">
            <text:p>1687.639</text:p>
          </table:table-cell>
          <table:table-cell office:value-type="float" office:value="1265.224" calcext:value-type="float">
            <text:p>1265.224</text:p>
          </table:table-cell>
          <table:table-cell office:value-type="float" office:value="756.5191" calcext:value-type="float">
            <text:p>756.5191</text:p>
          </table:table-cell>
          <table:table-cell office:value-type="float" office:value="1122.435" calcext:value-type="float">
            <text:p>1122.435</text:p>
          </table:table-cell>
          <table:table-cell office:value-type="float" office:value="419.2179" calcext:value-type="float">
            <text:p>419.2179</text:p>
          </table:table-cell>
          <table:table-cell office:value-type="float" office:value="1837.86" calcext:value-type="float">
            <text:p>1837.86</text:p>
          </table:table-cell>
          <table:table-cell office:value-type="float" office:value="2075.793" calcext:value-type="float">
            <text:p>2075.793</text:p>
          </table:table-cell>
          <table:table-cell office:value-type="float" office:value="1663.476" calcext:value-type="float">
            <text:p>1663.476</text:p>
          </table:table-cell>
          <table:table-cell office:value-type="float" office:value="586.5003" calcext:value-type="float">
            <text:p>586.5003</text:p>
          </table:table-cell>
          <table:table-cell office:value-type="float" office:value="582.5163" calcext:value-type="float">
            <text:p>582.5163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57165" calcext:value-type="float">
            <text:p>-0.00965716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87.4291" calcext:value-type="float">
            <text:p>-787.4291</text:p>
          </table:table-cell>
          <table:table-cell office:value-type="float" office:value="0" calcext:value-type="float">
            <text:p>0</text:p>
          </table:table-cell>
          <table:table-cell office:value-type="float" office:value="10.22832" calcext:value-type="float">
            <text:p>10.2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674.0867" calcext:value-type="float">
            <text:p>674.0867</text:p>
          </table:table-cell>
          <table:table-cell office:value-type="float" office:value="13385.48" calcext:value-type="float">
            <text:p>13385.4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89.222" calcext:value-type="float">
            <text:p>-1089.222</text:p>
          </table:table-cell>
          <table:table-cell office:value-type="float" office:value="2874.746" calcext:value-type="float">
            <text:p>2874.74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5.4967" calcext:value-type="float">
            <text:p>255.4967</text:p>
          </table:table-cell>
          <table:table-cell office:value-type="float" office:value="116.8743" calcext:value-type="float">
            <text:p>116.8743</text:p>
          </table:table-cell>
          <table:table-cell office:value-type="float" office:value="0.2491292" calcext:value-type="float">
            <text:p>0.249129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26.09141" calcext:value-type="float">
            <text:p>-26.09141</text:p>
          </table:table-cell>
          <table:table-cell office:value-type="float" office:value="0" calcext:value-type="float">
            <text:p>0</text:p>
          </table:table-cell>
          <table:table-cell office:value-type="float" office:value="405.8736" calcext:value-type="float">
            <text:p>405.8736</text:p>
          </table:table-cell>
          <table:table-cell office:value-type="float" office:value="1362.373" calcext:value-type="float">
            <text:p>1362.373</text:p>
          </table:table-cell>
          <table:table-cell office:value-type="float" office:value="1686.981" calcext:value-type="float">
            <text:p>1686.981</text:p>
          </table:table-cell>
          <table:table-cell office:value-type="float" office:value="1265.097" calcext:value-type="float">
            <text:p>1265.097</text:p>
          </table:table-cell>
          <table:table-cell office:value-type="float" office:value="756.4117" calcext:value-type="float">
            <text:p>756.4117</text:p>
          </table:table-cell>
          <table:table-cell office:value-type="float" office:value="1122.37" calcext:value-type="float">
            <text:p>1122.37</text:p>
          </table:table-cell>
          <table:table-cell office:value-type="float" office:value="419.1792" calcext:value-type="float">
            <text:p>419.1792</text:p>
          </table:table-cell>
          <table:table-cell office:value-type="float" office:value="1837.818" calcext:value-type="float">
            <text:p>1837.818</text:p>
          </table:table-cell>
          <table:table-cell office:value-type="float" office:value="2075.76" calcext:value-type="float">
            <text:p>2075.76</text:p>
          </table:table-cell>
          <table:table-cell office:value-type="float" office:value="1663.448" calcext:value-type="float">
            <text:p>1663.448</text:p>
          </table:table-cell>
          <table:table-cell office:value-type="float" office:value="586.4841" calcext:value-type="float">
            <text:p>586.4841</text:p>
          </table:table-cell>
          <table:table-cell office:value-type="float" office:value="582.4913" calcext:value-type="float">
            <text:p>582.4913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59117" calcext:value-type="float">
            <text:p>-0.00965911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89.5438" calcext:value-type="float">
            <text:p>-789.5438</text:p>
          </table:table-cell>
          <table:table-cell office:value-type="float" office:value="0" calcext:value-type="float">
            <text:p>0</text:p>
          </table:table-cell>
          <table:table-cell office:value-type="float" office:value="10.16981" calcext:value-type="float">
            <text:p>10.1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671.2772" calcext:value-type="float">
            <text:p>671.2772</text:p>
          </table:table-cell>
          <table:table-cell office:value-type="float" office:value="13386.28" calcext:value-type="float">
            <text:p>13386.2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91.247" calcext:value-type="float">
            <text:p>-1091.247</text:p>
          </table:table-cell>
          <table:table-cell office:value-type="float" office:value="2880.102" calcext:value-type="float">
            <text:p>2880.10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52.5585" calcext:value-type="float">
            <text:p>252.5585</text:p>
          </table:table-cell>
          <table:table-cell office:value-type="float" office:value="116.296" calcext:value-type="float">
            <text:p>116.296</text:p>
          </table:table-cell>
          <table:table-cell office:value-type="float" office:value="0.2498684" calcext:value-type="float">
            <text:p>0.249868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28.11606" calcext:value-type="float">
            <text:p>-28.11606</text:p>
          </table:table-cell>
          <table:table-cell office:value-type="float" office:value="0" calcext:value-type="float">
            <text:p>0</text:p>
          </table:table-cell>
          <table:table-cell office:value-type="float" office:value="406.1796" calcext:value-type="float">
            <text:p>406.1796</text:p>
          </table:table-cell>
          <table:table-cell office:value-type="float" office:value="1361.838" calcext:value-type="float">
            <text:p>1361.838</text:p>
          </table:table-cell>
          <table:table-cell office:value-type="float" office:value="1686.292" calcext:value-type="float">
            <text:p>1686.292</text:p>
          </table:table-cell>
          <table:table-cell office:value-type="float" office:value="1264.964" calcext:value-type="float">
            <text:p>1264.964</text:p>
          </table:table-cell>
          <table:table-cell office:value-type="float" office:value="756.2908" calcext:value-type="float">
            <text:p>756.2908</text:p>
          </table:table-cell>
          <table:table-cell office:value-type="float" office:value="1122.299" calcext:value-type="float">
            <text:p>1122.299</text:p>
          </table:table-cell>
          <table:table-cell office:value-type="float" office:value="419.1375" calcext:value-type="float">
            <text:p>419.1375</text:p>
          </table:table-cell>
          <table:table-cell office:value-type="float" office:value="1837.774" calcext:value-type="float">
            <text:p>1837.774</text:p>
          </table:table-cell>
          <table:table-cell office:value-type="float" office:value="2075.727" calcext:value-type="float">
            <text:p>2075.727</text:p>
          </table:table-cell>
          <table:table-cell office:value-type="float" office:value="1663.42" calcext:value-type="float">
            <text:p>1663.42</text:p>
          </table:table-cell>
          <table:table-cell office:value-type="float" office:value="586.4681" calcext:value-type="float">
            <text:p>586.4681</text:p>
          </table:table-cell>
          <table:table-cell office:value-type="float" office:value="582.4665" calcext:value-type="float">
            <text:p>582.4665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6243" calcext:value-type="float">
            <text:p>-0.0096624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91.4888" calcext:value-type="float">
            <text:p>-791.4888</text:p>
          </table:table-cell>
          <table:table-cell office:value-type="float" office:value="0" calcext:value-type="float">
            <text:p>0</text:p>
          </table:table-cell>
          <table:table-cell office:value-type="float" office:value="10.09659" calcext:value-type="float">
            <text:p>10.09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668.1882" calcext:value-type="float">
            <text:p>668.1882</text:p>
          </table:table-cell>
          <table:table-cell office:value-type="float" office:value="13387.17" calcext:value-type="float">
            <text:p>13387.1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93.444" calcext:value-type="float">
            <text:p>-1093.444</text:p>
          </table:table-cell>
          <table:table-cell office:value-type="float" office:value="2885.139" calcext:value-type="float">
            <text:p>2885.13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9.1428" calcext:value-type="float">
            <text:p>249.1428</text:p>
          </table:table-cell>
          <table:table-cell office:value-type="float" office:value="115.6265" calcext:value-type="float">
            <text:p>115.6265</text:p>
          </table:table-cell>
          <table:table-cell office:value-type="float" office:value="0.2505443" calcext:value-type="float">
            <text:p>0.250544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" calcext:value-type="float">
            <text:p>0.0070422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30.31253" calcext:value-type="float">
            <text:p>-30.31253</text:p>
          </table:table-cell>
          <table:table-cell office:value-type="float" office:value="0" calcext:value-type="float">
            <text:p>0</text:p>
          </table:table-cell>
          <table:table-cell office:value-type="float" office:value="406.5452" calcext:value-type="float">
            <text:p>406.5452</text:p>
          </table:table-cell>
          <table:table-cell office:value-type="float" office:value="1361.226" calcext:value-type="float">
            <text:p>1361.226</text:p>
          </table:table-cell>
          <table:table-cell office:value-type="float" office:value="1685.548" calcext:value-type="float">
            <text:p>1685.548</text:p>
          </table:table-cell>
          <table:table-cell office:value-type="float" office:value="1264.813" calcext:value-type="float">
            <text:p>1264.813</text:p>
          </table:table-cell>
          <table:table-cell office:value-type="float" office:value="756.1624" calcext:value-type="float">
            <text:p>756.1624</text:p>
          </table:table-cell>
          <table:table-cell office:value-type="float" office:value="1122.223" calcext:value-type="float">
            <text:p>1122.223</text:p>
          </table:table-cell>
          <table:table-cell office:value-type="float" office:value="419.0943" calcext:value-type="float">
            <text:p>419.0943</text:p>
          </table:table-cell>
          <table:table-cell office:value-type="float" office:value="1837.729" calcext:value-type="float">
            <text:p>1837.729</text:p>
          </table:table-cell>
          <table:table-cell office:value-type="float" office:value="2075.694" calcext:value-type="float">
            <text:p>2075.694</text:p>
          </table:table-cell>
          <table:table-cell office:value-type="float" office:value="1663.392" calcext:value-type="float">
            <text:p>1663.392</text:p>
          </table:table-cell>
          <table:table-cell office:value-type="float" office:value="586.4521" calcext:value-type="float">
            <text:p>586.4521</text:p>
          </table:table-cell>
          <table:table-cell office:value-type="float" office:value="582.4418" calcext:value-type="float">
            <text:p>582.4418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64735" calcext:value-type="float">
            <text:p>-0.00966473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93.6264" calcext:value-type="float">
            <text:p>-793.6264</text:p>
          </table:table-cell>
          <table:table-cell office:value-type="float" office:value="0" calcext:value-type="float">
            <text:p>0</text:p>
          </table:table-cell>
          <table:table-cell office:value-type="float" office:value="10.04284" calcext:value-type="float">
            <text:p>10.04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664.2435" calcext:value-type="float">
            <text:p>664.2435</text:p>
          </table:table-cell>
          <table:table-cell office:value-type="float" office:value="13388.3" calcext:value-type="float">
            <text:p>13388.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96.206" calcext:value-type="float">
            <text:p>-1096.206</text:p>
          </table:table-cell>
          <table:table-cell office:value-type="float" office:value="2891.321" calcext:value-type="float">
            <text:p>2891.32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4.8116" calcext:value-type="float">
            <text:p>244.8116</text:p>
          </table:table-cell>
          <table:table-cell office:value-type="float" office:value="114.6783" calcext:value-type="float">
            <text:p>114.6783</text:p>
          </table:table-cell>
          <table:table-cell office:value-type="float" office:value="0.2511712" calcext:value-type="float">
            <text:p>0.251171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43" calcext:value-type="float">
            <text:p>0.007042243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33.07326" calcext:value-type="float">
            <text:p>-33.07326</text:p>
          </table:table-cell>
          <table:table-cell office:value-type="float" office:value="0" calcext:value-type="float">
            <text:p>0</text:p>
          </table:table-cell>
          <table:table-cell office:value-type="float" office:value="407.0337" calcext:value-type="float">
            <text:p>407.0337</text:p>
          </table:table-cell>
          <table:table-cell office:value-type="float" office:value="1360.418" calcext:value-type="float">
            <text:p>1360.418</text:p>
          </table:table-cell>
          <table:table-cell office:value-type="float" office:value="1684.629" calcext:value-type="float">
            <text:p>1684.629</text:p>
          </table:table-cell>
          <table:table-cell office:value-type="float" office:value="1264.623" calcext:value-type="float">
            <text:p>1264.623</text:p>
          </table:table-cell>
          <table:table-cell office:value-type="float" office:value="756.0126" calcext:value-type="float">
            <text:p>756.0126</text:p>
          </table:table-cell>
          <table:table-cell office:value-type="float" office:value="1122.133" calcext:value-type="float">
            <text:p>1122.133</text:p>
          </table:table-cell>
          <table:table-cell office:value-type="float" office:value="419.047" calcext:value-type="float">
            <text:p>419.047</text:p>
          </table:table-cell>
          <table:table-cell office:value-type="float" office:value="1837.682" calcext:value-type="float">
            <text:p>1837.682</text:p>
          </table:table-cell>
          <table:table-cell office:value-type="float" office:value="2075.66" calcext:value-type="float">
            <text:p>2075.66</text:p>
          </table:table-cell>
          <table:table-cell office:value-type="float" office:value="1663.364" calcext:value-type="float">
            <text:p>1663.364</text:p>
          </table:table-cell>
          <table:table-cell office:value-type="float" office:value="586.4363" calcext:value-type="float">
            <text:p>586.4363</text:p>
          </table:table-cell>
          <table:table-cell office:value-type="float" office:value="582.4172" calcext:value-type="float">
            <text:p>582.4172</text:p>
          </table:table-cell>
          <table:table-cell office:value-type="float" office:value="142.7331" calcext:value-type="float">
            <text:p>142.7331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72029" calcext:value-type="float">
            <text:p>-0.00967202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96.3742" calcext:value-type="float">
            <text:p>-796.3742</text:p>
          </table:table-cell>
          <table:table-cell office:value-type="float" office:value="0" calcext:value-type="float">
            <text:p>0</text:p>
          </table:table-cell>
          <table:table-cell office:value-type="float" office:value="10.02935" calcext:value-type="float">
            <text:p>10.0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659.6579" calcext:value-type="float">
            <text:p>659.6579</text:p>
          </table:table-cell>
          <table:table-cell office:value-type="float" office:value="13389.33" calcext:value-type="float">
            <text:p>13389.3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099.751" calcext:value-type="float">
            <text:p>-1099.751</text:p>
          </table:table-cell>
          <table:table-cell office:value-type="float" office:value="2901.828" calcext:value-type="float">
            <text:p>2901.82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4.0523" calcext:value-type="float">
            <text:p>244.0523</text:p>
          </table:table-cell>
          <table:table-cell office:value-type="float" office:value="112.6024" calcext:value-type="float">
            <text:p>112.6024</text:p>
          </table:table-cell>
          <table:table-cell office:value-type="float" office:value="0.2518854" calcext:value-type="float">
            <text:p>0.251885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28069" calcext:value-type="float">
            <text:p>-0.1428069</text:p>
          </table:table-cell>
          <table:table-cell office:value-type="float" office:value="370" calcext:value-type="float">
            <text:p>370</text:p>
          </table:table-cell>
          <table:table-cell office:value-type="float" office:value="-36.61759" calcext:value-type="float">
            <text:p>-36.61759</text:p>
          </table:table-cell>
          <table:table-cell office:value-type="float" office:value="0" calcext:value-type="float">
            <text:p>0</text:p>
          </table:table-cell>
          <table:table-cell office:value-type="float" office:value="407.5501" calcext:value-type="float">
            <text:p>407.5501</text:p>
          </table:table-cell>
          <table:table-cell office:value-type="float" office:value="1359.828" calcext:value-type="float">
            <text:p>1359.828</text:p>
          </table:table-cell>
          <table:table-cell office:value-type="float" office:value="1683.851" calcext:value-type="float">
            <text:p>1683.851</text:p>
          </table:table-cell>
          <table:table-cell office:value-type="float" office:value="1264.451" calcext:value-type="float">
            <text:p>1264.451</text:p>
          </table:table-cell>
          <table:table-cell office:value-type="float" office:value="755.859" calcext:value-type="float">
            <text:p>755.859</text:p>
          </table:table-cell>
          <table:table-cell office:value-type="float" office:value="1122.039" calcext:value-type="float">
            <text:p>1122.039</text:p>
          </table:table-cell>
          <table:table-cell office:value-type="float" office:value="418.996" calcext:value-type="float">
            <text:p>418.996</text:p>
          </table:table-cell>
          <table:table-cell office:value-type="float" office:value="1837.631" calcext:value-type="float">
            <text:p>1837.631</text:p>
          </table:table-cell>
          <table:table-cell office:value-type="float" office:value="2075.626" calcext:value-type="float">
            <text:p>2075.626</text:p>
          </table:table-cell>
          <table:table-cell office:value-type="float" office:value="1663.336" calcext:value-type="float">
            <text:p>1663.336</text:p>
          </table:table-cell>
          <table:table-cell office:value-type="float" office:value="586.4205" calcext:value-type="float">
            <text:p>586.4205</text:p>
          </table:table-cell>
          <table:table-cell office:value-type="float" office:value="582.3929" calcext:value-type="float">
            <text:p>582.3929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74367" calcext:value-type="float">
            <text:p>-0.00967436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799.8677" calcext:value-type="float">
            <text:p>-799.8677</text:p>
          </table:table-cell>
          <table:table-cell office:value-type="float" office:value="0" calcext:value-type="float">
            <text:p>0</text:p>
          </table:table-cell>
          <table:table-cell office:value-type="float" office:value="9.978502" calcext:value-type="float">
            <text:p>9.97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657.519" calcext:value-type="float">
            <text:p>657.519</text:p>
          </table:table-cell>
          <table:table-cell office:value-type="float" office:value="13389.79" calcext:value-type="float">
            <text:p>13389.7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01.551" calcext:value-type="float">
            <text:p>-1101.551</text:p>
          </table:table-cell>
          <table:table-cell office:value-type="float" office:value="2907.52" calcext:value-type="float">
            <text:p>2907.5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3.1611" calcext:value-type="float">
            <text:p>243.1611</text:p>
          </table:table-cell>
          <table:table-cell office:value-type="float" office:value="112.0316" calcext:value-type="float">
            <text:p>112.0316</text:p>
          </table:table-cell>
          <table:table-cell office:value-type="float" office:value="0.2526499" calcext:value-type="float">
            <text:p>0.252649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51176" calcext:value-type="float">
            <text:p>-0.1451176</text:p>
          </table:table-cell>
          <table:table-cell office:value-type="float" office:value="370" calcext:value-type="float">
            <text:p>370</text:p>
          </table:table-cell>
          <table:table-cell office:value-type="float" office:value="-38.41431" calcext:value-type="float">
            <text:p>-38.41431</text:p>
          </table:table-cell>
          <table:table-cell office:value-type="float" office:value="0" calcext:value-type="float">
            <text:p>0</text:p>
          </table:table-cell>
          <table:table-cell office:value-type="float" office:value="407.7431" calcext:value-type="float">
            <text:p>407.7431</text:p>
          </table:table-cell>
          <table:table-cell office:value-type="float" office:value="1359.5" calcext:value-type="float">
            <text:p>1359.5</text:p>
          </table:table-cell>
          <table:table-cell office:value-type="float" office:value="1683.363" calcext:value-type="float">
            <text:p>1683.363</text:p>
          </table:table-cell>
          <table:table-cell office:value-type="float" office:value="1264.34" calcext:value-type="float">
            <text:p>1264.34</text:p>
          </table:table-cell>
          <table:table-cell office:value-type="float" office:value="755.7535" calcext:value-type="float">
            <text:p>755.7535</text:p>
          </table:table-cell>
          <table:table-cell office:value-type="float" office:value="1121.965" calcext:value-type="float">
            <text:p>1121.965</text:p>
          </table:table-cell>
          <table:table-cell office:value-type="float" office:value="418.9512" calcext:value-type="float">
            <text:p>418.9512</text:p>
          </table:table-cell>
          <table:table-cell office:value-type="float" office:value="1837.581" calcext:value-type="float">
            <text:p>1837.581</text:p>
          </table:table-cell>
          <table:table-cell office:value-type="float" office:value="2075.591" calcext:value-type="float">
            <text:p>2075.591</text:p>
          </table:table-cell>
          <table:table-cell office:value-type="float" office:value="1663.308" calcext:value-type="float">
            <text:p>1663.308</text:p>
          </table:table-cell>
          <table:table-cell office:value-type="float" office:value="586.4048" calcext:value-type="float">
            <text:p>586.4048</text:p>
          </table:table-cell>
          <table:table-cell office:value-type="float" office:value="582.3687" calcext:value-type="float">
            <text:p>582.3687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74634" calcext:value-type="float">
            <text:p>-0.00967463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1.4998" calcext:value-type="float">
            <text:p>-801.4998</text:p>
          </table:table-cell>
          <table:table-cell office:value-type="float" office:value="0" calcext:value-type="float">
            <text:p>0</text:p>
          </table:table-cell>
          <table:table-cell office:value-type="float" office:value="9.815536" calcext:value-type="float">
            <text:p>9.815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655.5789" calcext:value-type="float">
            <text:p>655.5789</text:p>
          </table:table-cell>
          <table:table-cell office:value-type="float" office:value="13390.23" calcext:value-type="float">
            <text:p>13390.2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03.127" calcext:value-type="float">
            <text:p>-1103.127</text:p>
          </table:table-cell>
          <table:table-cell office:value-type="float" office:value="2911.735" calcext:value-type="float">
            <text:p>2911.735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2.3065" calcext:value-type="float">
            <text:p>242.3065</text:p>
          </table:table-cell>
          <table:table-cell office:value-type="float" office:value="111.4127" calcext:value-type="float">
            <text:p>111.4127</text:p>
          </table:table-cell>
          <table:table-cell office:value-type="float" office:value="0.2534373" calcext:value-type="float">
            <text:p>0.253437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79181" calcext:value-type="float">
            <text:p>-0.1479181</text:p>
          </table:table-cell>
          <table:table-cell office:value-type="float" office:value="370" calcext:value-type="float">
            <text:p>370</text:p>
          </table:table-cell>
          <table:table-cell office:value-type="float" office:value="-39.98727" calcext:value-type="float">
            <text:p>-39.98727</text:p>
          </table:table-cell>
          <table:table-cell office:value-type="float" office:value="0" calcext:value-type="float">
            <text:p>0</text:p>
          </table:table-cell>
          <table:table-cell office:value-type="float" office:value="407.9512" calcext:value-type="float">
            <text:p>407.9512</text:p>
          </table:table-cell>
          <table:table-cell office:value-type="float" office:value="1359.215" calcext:value-type="float">
            <text:p>1359.215</text:p>
          </table:table-cell>
          <table:table-cell office:value-type="float" office:value="1682.961" calcext:value-type="float">
            <text:p>1682.961</text:p>
          </table:table-cell>
          <table:table-cell office:value-type="float" office:value="1264.262" calcext:value-type="float">
            <text:p>1264.262</text:p>
          </table:table-cell>
          <table:table-cell office:value-type="float" office:value="755.6708" calcext:value-type="float">
            <text:p>755.6708</text:p>
          </table:table-cell>
          <table:table-cell office:value-type="float" office:value="1121.909" calcext:value-type="float">
            <text:p>1121.909</text:p>
          </table:table-cell>
          <table:table-cell office:value-type="float" office:value="418.9144" calcext:value-type="float">
            <text:p>418.9144</text:p>
          </table:table-cell>
          <table:table-cell office:value-type="float" office:value="1837.535" calcext:value-type="float">
            <text:p>1837.535</text:p>
          </table:table-cell>
          <table:table-cell office:value-type="float" office:value="2075.557" calcext:value-type="float">
            <text:p>2075.557</text:p>
          </table:table-cell>
          <table:table-cell office:value-type="float" office:value="1663.28" calcext:value-type="float">
            <text:p>1663.28</text:p>
          </table:table-cell>
          <table:table-cell office:value-type="float" office:value="586.389" calcext:value-type="float">
            <text:p>586.389</text:p>
          </table:table-cell>
          <table:table-cell office:value-type="float" office:value="582.3445" calcext:value-type="float">
            <text:p>582.3445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74788" calcext:value-type="float">
            <text:p>-0.009674788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2.9547" calcext:value-type="float">
            <text:p>-802.9547</text:p>
          </table:table-cell>
          <table:table-cell office:value-type="float" office:value="0" calcext:value-type="float">
            <text:p>0</text:p>
          </table:table-cell>
          <table:table-cell office:value-type="float" office:value="9.697906" calcext:value-type="float">
            <text:p>9.69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653.4177" calcext:value-type="float">
            <text:p>653.4177</text:p>
          </table:table-cell>
          <table:table-cell office:value-type="float" office:value="13390.75" calcext:value-type="float">
            <text:p>13390.7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04.804" calcext:value-type="float">
            <text:p>-1104.804</text:p>
          </table:table-cell>
          <table:table-cell office:value-type="float" office:value="2916.487" calcext:value-type="float">
            <text:p>2916.48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1.2451" calcext:value-type="float">
            <text:p>241.2451</text:p>
          </table:table-cell>
          <table:table-cell office:value-type="float" office:value="110.6849" calcext:value-type="float">
            <text:p>110.6849</text:p>
          </table:table-cell>
          <table:table-cell office:value-type="float" office:value="0.2542653" calcext:value-type="float">
            <text:p>0.254265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79181" calcext:value-type="float">
            <text:p>-0.1479181</text:p>
          </table:table-cell>
          <table:table-cell office:value-type="float" office:value="370" calcext:value-type="float">
            <text:p>370</text:p>
          </table:table-cell>
          <table:table-cell office:value-type="float" office:value="-41.66344" calcext:value-type="float">
            <text:p>-41.66344</text:p>
          </table:table-cell>
          <table:table-cell office:value-type="float" office:value="0" calcext:value-type="float">
            <text:p>0</text:p>
          </table:table-cell>
          <table:table-cell office:value-type="float" office:value="408.1955" calcext:value-type="float">
            <text:p>408.1955</text:p>
          </table:table-cell>
          <table:table-cell office:value-type="float" office:value="1358.89" calcext:value-type="float">
            <text:p>1358.89</text:p>
          </table:table-cell>
          <table:table-cell office:value-type="float" office:value="1682.52" calcext:value-type="float">
            <text:p>1682.52</text:p>
          </table:table-cell>
          <table:table-cell office:value-type="float" office:value="1264.182" calcext:value-type="float">
            <text:p>1264.182</text:p>
          </table:table-cell>
          <table:table-cell office:value-type="float" office:value="755.5881" calcext:value-type="float">
            <text:p>755.5881</text:p>
          </table:table-cell>
          <table:table-cell office:value-type="float" office:value="1121.855" calcext:value-type="float">
            <text:p>1121.855</text:p>
          </table:table-cell>
          <table:table-cell office:value-type="float" office:value="418.8804" calcext:value-type="float">
            <text:p>418.8804</text:p>
          </table:table-cell>
          <table:table-cell office:value-type="float" office:value="1837.492" calcext:value-type="float">
            <text:p>1837.492</text:p>
          </table:table-cell>
          <table:table-cell office:value-type="float" office:value="2075.523" calcext:value-type="float">
            <text:p>2075.523</text:p>
          </table:table-cell>
          <table:table-cell office:value-type="float" office:value="1663.252" calcext:value-type="float">
            <text:p>1663.252</text:p>
          </table:table-cell>
          <table:table-cell office:value-type="float" office:value="586.3734" calcext:value-type="float">
            <text:p>586.3734</text:p>
          </table:table-cell>
          <table:table-cell office:value-type="float" office:value="582.3205" calcext:value-type="float">
            <text:p>582.3205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7503" calcext:value-type="float">
            <text:p>-0.0096750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4.5501" calcext:value-type="float">
            <text:p>-804.5501</text:p>
          </table:table-cell>
          <table:table-cell office:value-type="float" office:value="0" calcext:value-type="float">
            <text:p>0</text:p>
          </table:table-cell>
          <table:table-cell office:value-type="float" office:value="9.616705" calcext:value-type="float">
            <text:p>9.616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651.3817" calcext:value-type="float">
            <text:p>651.3817</text:p>
          </table:table-cell>
          <table:table-cell office:value-type="float" office:value="13391.23" calcext:value-type="float">
            <text:p>13391.2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06.385" calcext:value-type="float">
            <text:p>-1106.385</text:p>
          </table:table-cell>
          <table:table-cell office:value-type="float" office:value="2921.02" calcext:value-type="float">
            <text:p>2921.0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40.0439" calcext:value-type="float">
            <text:p>240.0439</text:p>
          </table:table-cell>
          <table:table-cell office:value-type="float" office:value="110.1299" calcext:value-type="float">
            <text:p>110.1299</text:p>
          </table:table-cell>
          <table:table-cell office:value-type="float" office:value="0.255145" calcext:value-type="float">
            <text:p>0.25514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79181" calcext:value-type="float">
            <text:p>-0.1479181</text:p>
          </table:table-cell>
          <table:table-cell office:value-type="float" office:value="370" calcext:value-type="float">
            <text:p>370</text:p>
          </table:table-cell>
          <table:table-cell office:value-type="float" office:value="-43.24325" calcext:value-type="float">
            <text:p>-43.24325</text:p>
          </table:table-cell>
          <table:table-cell office:value-type="float" office:value="0" calcext:value-type="float">
            <text:p>0</text:p>
          </table:table-cell>
          <table:table-cell office:value-type="float" office:value="408.4055" calcext:value-type="float">
            <text:p>408.4055</text:p>
          </table:table-cell>
          <table:table-cell office:value-type="float" office:value="1358.554" calcext:value-type="float">
            <text:p>1358.554</text:p>
          </table:table-cell>
          <table:table-cell office:value-type="float" office:value="1682.06" calcext:value-type="float">
            <text:p>1682.06</text:p>
          </table:table-cell>
          <table:table-cell office:value-type="float" office:value="1264.095" calcext:value-type="float">
            <text:p>1264.095</text:p>
          </table:table-cell>
          <table:table-cell office:value-type="float" office:value="755.4999" calcext:value-type="float">
            <text:p>755.4999</text:p>
          </table:table-cell>
          <table:table-cell office:value-type="float" office:value="1121.8" calcext:value-type="float">
            <text:p>1121.8</text:p>
          </table:table-cell>
          <table:table-cell office:value-type="float" office:value="418.8466" calcext:value-type="float">
            <text:p>418.8466</text:p>
          </table:table-cell>
          <table:table-cell office:value-type="float" office:value="1837.449" calcext:value-type="float">
            <text:p>1837.449</text:p>
          </table:table-cell>
          <table:table-cell office:value-type="float" office:value="2075.49" calcext:value-type="float">
            <text:p>2075.49</text:p>
          </table:table-cell>
          <table:table-cell office:value-type="float" office:value="1663.224" calcext:value-type="float">
            <text:p>1663.224</text:p>
          </table:table-cell>
          <table:table-cell office:value-type="float" office:value="586.3577" calcext:value-type="float">
            <text:p>586.3577</text:p>
          </table:table-cell>
          <table:table-cell office:value-type="float" office:value="582.2966" calcext:value-type="float">
            <text:p>582.2966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7529" calcext:value-type="float">
            <text:p>-0.0096752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6.0461" calcext:value-type="float">
            <text:p>-806.0461</text:p>
          </table:table-cell>
          <table:table-cell office:value-type="float" office:value="0" calcext:value-type="float">
            <text:p>0</text:p>
          </table:table-cell>
          <table:table-cell office:value-type="float" office:value="9.536488" calcext:value-type="float">
            <text:p>9.53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649.179" calcext:value-type="float">
            <text:p>649.179</text:p>
          </table:table-cell>
          <table:table-cell office:value-type="float" office:value="13391.76" calcext:value-type="float">
            <text:p>13391.7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08.079" calcext:value-type="float">
            <text:p>-1108.079</text:p>
          </table:table-cell>
          <table:table-cell office:value-type="float" office:value="2925.947" calcext:value-type="float">
            <text:p>2925.94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8.822" calcext:value-type="float">
            <text:p>238.822</text:p>
          </table:table-cell>
          <table:table-cell office:value-type="float" office:value="109.464" calcext:value-type="float">
            <text:p>109.464</text:p>
          </table:table-cell>
          <table:table-cell office:value-type="float" office:value="0.256052" calcext:value-type="float">
            <text:p>0.25605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79181" calcext:value-type="float">
            <text:p>-0.1479181</text:p>
          </table:table-cell>
          <table:table-cell office:value-type="float" office:value="370" calcext:value-type="float">
            <text:p>370</text:p>
          </table:table-cell>
          <table:table-cell office:value-type="float" office:value="-44.9368" calcext:value-type="float">
            <text:p>-44.9368</text:p>
          </table:table-cell>
          <table:table-cell office:value-type="float" office:value="0" calcext:value-type="float">
            <text:p>0</text:p>
          </table:table-cell>
          <table:table-cell office:value-type="float" office:value="408.6437" calcext:value-type="float">
            <text:p>408.6437</text:p>
          </table:table-cell>
          <table:table-cell office:value-type="float" office:value="1358.205" calcext:value-type="float">
            <text:p>1358.205</text:p>
          </table:table-cell>
          <table:table-cell office:value-type="float" office:value="1681.578" calcext:value-type="float">
            <text:p>1681.578</text:p>
          </table:table-cell>
          <table:table-cell office:value-type="float" office:value="1264.003" calcext:value-type="float">
            <text:p>1264.003</text:p>
          </table:table-cell>
          <table:table-cell office:value-type="float" office:value="755.4102" calcext:value-type="float">
            <text:p>755.4102</text:p>
          </table:table-cell>
          <table:table-cell office:value-type="float" office:value="1121.744" calcext:value-type="float">
            <text:p>1121.744</text:p>
          </table:table-cell>
          <table:table-cell office:value-type="float" office:value="418.8125" calcext:value-type="float">
            <text:p>418.8125</text:p>
          </table:table-cell>
          <table:table-cell office:value-type="float" office:value="1837.407" calcext:value-type="float">
            <text:p>1837.407</text:p>
          </table:table-cell>
          <table:table-cell office:value-type="float" office:value="2075.457" calcext:value-type="float">
            <text:p>2075.457</text:p>
          </table:table-cell>
          <table:table-cell office:value-type="float" office:value="1663.196" calcext:value-type="float">
            <text:p>1663.196</text:p>
          </table:table-cell>
          <table:table-cell office:value-type="float" office:value="586.3422" calcext:value-type="float">
            <text:p>586.3422</text:p>
          </table:table-cell>
          <table:table-cell office:value-type="float" office:value="582.2728" calcext:value-type="float">
            <text:p>582.2728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75593" calcext:value-type="float">
            <text:p>-0.00967559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7.6652" calcext:value-type="float">
            <text:p>-807.6652</text:p>
          </table:table-cell>
          <table:table-cell office:value-type="float" office:value="0" calcext:value-type="float">
            <text:p>0</text:p>
          </table:table-cell>
          <table:table-cell office:value-type="float" office:value="9.465006" calcext:value-type="float">
            <text:p>9.465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647.6406" calcext:value-type="float">
            <text:p>647.6406</text:p>
          </table:table-cell>
          <table:table-cell office:value-type="float" office:value="13392.1" calcext:value-type="float">
            <text:p>13392.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09.338" calcext:value-type="float">
            <text:p>-1109.338</text:p>
          </table:table-cell>
          <table:table-cell office:value-type="float" office:value="2930.082" calcext:value-type="float">
            <text:p>2930.08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7.8562" calcext:value-type="float">
            <text:p>237.8562</text:p>
          </table:table-cell>
          <table:table-cell office:value-type="float" office:value="109.1848" calcext:value-type="float">
            <text:p>109.1848</text:p>
          </table:table-cell>
          <table:table-cell office:value-type="float" office:value="0.2569874" calcext:value-type="float">
            <text:p>0.256987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79181" calcext:value-type="float">
            <text:p>-0.1479181</text:p>
          </table:table-cell>
          <table:table-cell office:value-type="float" office:value="370" calcext:value-type="float">
            <text:p>370</text:p>
          </table:table-cell>
          <table:table-cell office:value-type="float" office:value="-46.19429" calcext:value-type="float">
            <text:p>-46.19429</text:p>
          </table:table-cell>
          <table:table-cell office:value-type="float" office:value="0" calcext:value-type="float">
            <text:p>0</text:p>
          </table:table-cell>
          <table:table-cell office:value-type="float" office:value="408.7767" calcext:value-type="float">
            <text:p>408.7767</text:p>
          </table:table-cell>
          <table:table-cell office:value-type="float" office:value="1357.938" calcext:value-type="float">
            <text:p>1357.938</text:p>
          </table:table-cell>
          <table:table-cell office:value-type="float" office:value="1681.179" calcext:value-type="float">
            <text:p>1681.179</text:p>
          </table:table-cell>
          <table:table-cell office:value-type="float" office:value="1263.926" calcext:value-type="float">
            <text:p>1263.926</text:p>
          </table:table-cell>
          <table:table-cell office:value-type="float" office:value="755.3259" calcext:value-type="float">
            <text:p>755.3259</text:p>
          </table:table-cell>
          <table:table-cell office:value-type="float" office:value="1121.69" calcext:value-type="float">
            <text:p>1121.69</text:p>
          </table:table-cell>
          <table:table-cell office:value-type="float" office:value="418.779" calcext:value-type="float">
            <text:p>418.779</text:p>
          </table:table-cell>
          <table:table-cell office:value-type="float" office:value="1837.365" calcext:value-type="float">
            <text:p>1837.365</text:p>
          </table:table-cell>
          <table:table-cell office:value-type="float" office:value="2075.425" calcext:value-type="float">
            <text:p>2075.425</text:p>
          </table:table-cell>
          <table:table-cell office:value-type="float" office:value="1663.169" calcext:value-type="float">
            <text:p>1663.169</text:p>
          </table:table-cell>
          <table:table-cell office:value-type="float" office:value="586.3273" calcext:value-type="float">
            <text:p>586.3273</text:p>
          </table:table-cell>
          <table:table-cell office:value-type="float" office:value="582.2492" calcext:value-type="float">
            <text:p>582.2492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75708" calcext:value-type="float">
            <text:p>-0.009675708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8.8209" calcext:value-type="float">
            <text:p>-808.8209</text:p>
          </table:table-cell>
          <table:table-cell office:value-type="float" office:value="0" calcext:value-type="float">
            <text:p>0</text:p>
          </table:table-cell>
          <table:table-cell office:value-type="float" office:value="9.364944" calcext:value-type="float">
            <text:p>9.36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646.2664" calcext:value-type="float">
            <text:p>646.2664</text:p>
          </table:table-cell>
          <table:table-cell office:value-type="float" office:value="13392.4" calcext:value-type="float">
            <text:p>13392.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0.462" calcext:value-type="float">
            <text:p>-1110.462</text:p>
          </table:table-cell>
          <table:table-cell office:value-type="float" office:value="2933.508" calcext:value-type="float">
            <text:p>2933.50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6.9745" calcext:value-type="float">
            <text:p>236.9745</text:p>
          </table:table-cell>
          <table:table-cell office:value-type="float" office:value="108.9338" calcext:value-type="float">
            <text:p>108.9338</text:p>
          </table:table-cell>
          <table:table-cell office:value-type="float" office:value="0.2579163" calcext:value-type="float">
            <text:p>0.257916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479181" calcext:value-type="float">
            <text:p>-0.1479181</text:p>
          </table:table-cell>
          <table:table-cell office:value-type="float" office:value="370" calcext:value-type="float">
            <text:p>370</text:p>
          </table:table-cell>
          <table:table-cell office:value-type="float" office:value="-47.31714" calcext:value-type="float">
            <text:p>-47.31714</text:p>
          </table:table-cell>
          <table:table-cell office:value-type="float" office:value="0" calcext:value-type="float">
            <text:p>0</text:p>
          </table:table-cell>
          <table:table-cell office:value-type="float" office:value="408.8947" calcext:value-type="float">
            <text:p>408.8947</text:p>
          </table:table-cell>
          <table:table-cell office:value-type="float" office:value="1357.696" calcext:value-type="float">
            <text:p>1357.696</text:p>
          </table:table-cell>
          <table:table-cell office:value-type="float" office:value="1680.817" calcext:value-type="float">
            <text:p>1680.817</text:p>
          </table:table-cell>
          <table:table-cell office:value-type="float" office:value="1263.869" calcext:value-type="float">
            <text:p>1263.869</text:p>
          </table:table-cell>
          <table:table-cell office:value-type="float" office:value="755.2521" calcext:value-type="float">
            <text:p>755.2521</text:p>
          </table:table-cell>
          <table:table-cell office:value-type="float" office:value="1121.641" calcext:value-type="float">
            <text:p>1121.641</text:p>
          </table:table-cell>
          <table:table-cell office:value-type="float" office:value="418.7487" calcext:value-type="float">
            <text:p>418.7487</text:p>
          </table:table-cell>
          <table:table-cell office:value-type="float" office:value="1837.324" calcext:value-type="float">
            <text:p>1837.324</text:p>
          </table:table-cell>
          <table:table-cell office:value-type="float" office:value="2075.393" calcext:value-type="float">
            <text:p>2075.393</text:p>
          </table:table-cell>
          <table:table-cell office:value-type="float" office:value="1663.142" calcext:value-type="float">
            <text:p>1663.142</text:p>
          </table:table-cell>
          <table:table-cell office:value-type="float" office:value="586.3178" calcext:value-type="float">
            <text:p>586.3178</text:p>
          </table:table-cell>
          <table:table-cell office:value-type="float" office:value="582.2256" calcext:value-type="float">
            <text:p>582.2256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75795" calcext:value-type="float">
            <text:p>-0.00967579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09.8556" calcext:value-type="float">
            <text:p>-809.8556</text:p>
          </table:table-cell>
          <table:table-cell office:value-type="float" office:value="0" calcext:value-type="float">
            <text:p>0</text:p>
          </table:table-cell>
          <table:table-cell office:value-type="float" office:value="9.277487" calcext:value-type="float">
            <text:p>9.277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645.0001" calcext:value-type="float">
            <text:p>645.0001</text:p>
          </table:table-cell>
          <table:table-cell office:value-type="float" office:value="13392.65" calcext:value-type="float">
            <text:p>13392.6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1.531" calcext:value-type="float">
            <text:p>-1111.531</text:p>
          </table:table-cell>
          <table:table-cell office:value-type="float" office:value="2936.395" calcext:value-type="float">
            <text:p>2936.395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6.1486" calcext:value-type="float">
            <text:p>236.1486</text:p>
          </table:table-cell>
          <table:table-cell office:value-type="float" office:value="108.7283" calcext:value-type="float">
            <text:p>108.7283</text:p>
          </table:table-cell>
          <table:table-cell office:value-type="float" office:value="0.2588315" calcext:value-type="float">
            <text:p>0.258831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11668" calcext:value-type="float">
            <text:p>-0.1511668</text:p>
          </table:table-cell>
          <table:table-cell office:value-type="float" office:value="370" calcext:value-type="float">
            <text:p>370</text:p>
          </table:table-cell>
          <table:table-cell office:value-type="float" office:value="-48.38256" calcext:value-type="float">
            <text:p>-48.38256</text:p>
          </table:table-cell>
          <table:table-cell office:value-type="float" office:value="0" calcext:value-type="float">
            <text:p>0</text:p>
          </table:table-cell>
          <table:table-cell office:value-type="float" office:value="408.9929" calcext:value-type="float">
            <text:p>408.9929</text:p>
          </table:table-cell>
          <table:table-cell office:value-type="float" office:value="1357.461" calcext:value-type="float">
            <text:p>1357.461</text:p>
          </table:table-cell>
          <table:table-cell office:value-type="float" office:value="1680.478" calcext:value-type="float">
            <text:p>1680.478</text:p>
          </table:table-cell>
          <table:table-cell office:value-type="float" office:value="1263.815" calcext:value-type="float">
            <text:p>1263.815</text:p>
          </table:table-cell>
          <table:table-cell office:value-type="float" office:value="755.1834" calcext:value-type="float">
            <text:p>755.1834</text:p>
          </table:table-cell>
          <table:table-cell office:value-type="float" office:value="1121.596" calcext:value-type="float">
            <text:p>1121.596</text:p>
          </table:table-cell>
          <table:table-cell office:value-type="float" office:value="418.7201" calcext:value-type="float">
            <text:p>418.7201</text:p>
          </table:table-cell>
          <table:table-cell office:value-type="float" office:value="1837.285" calcext:value-type="float">
            <text:p>1837.285</text:p>
          </table:table-cell>
          <table:table-cell office:value-type="float" office:value="2075.361" calcext:value-type="float">
            <text:p>2075.361</text:p>
          </table:table-cell>
          <table:table-cell office:value-type="float" office:value="1663.115" calcext:value-type="float">
            <text:p>1663.115</text:p>
          </table:table-cell>
          <table:table-cell office:value-type="float" office:value="586.3084" calcext:value-type="float">
            <text:p>586.3084</text:p>
          </table:table-cell>
          <table:table-cell office:value-type="float" office:value="582.2023" calcext:value-type="float">
            <text:p>582.2023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5" calcext:value-type="float">
            <text:p>35.67475</text:p>
          </table:table-cell>
          <table:table-cell office:value-type="float" office:value="0" calcext:value-type="float">
            <text:p>0</text:p>
          </table:table-cell>
          <table:table-cell office:value-type="float" office:value="-0.009676189" calcext:value-type="float">
            <text:p>-0.00967618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0.8191" calcext:value-type="float">
            <text:p>-810.8191</text:p>
          </table:table-cell>
          <table:table-cell office:value-type="float" office:value="0" calcext:value-type="float">
            <text:p>0</text:p>
          </table:table-cell>
          <table:table-cell office:value-type="float" office:value="9.172994" calcext:value-type="float">
            <text:p>9.17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643.9141" calcext:value-type="float">
            <text:p>643.9141</text:p>
          </table:table-cell>
          <table:table-cell office:value-type="float" office:value="13392.85" calcext:value-type="float">
            <text:p>13392.8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2.488" calcext:value-type="float">
            <text:p>-1112.488</text:p>
          </table:table-cell>
          <table:table-cell office:value-type="float" office:value="2939.049" calcext:value-type="float">
            <text:p>2939.04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5.4442" calcext:value-type="float">
            <text:p>235.4442</text:p>
          </table:table-cell>
          <table:table-cell office:value-type="float" office:value="108.5911" calcext:value-type="float">
            <text:p>108.5911</text:p>
          </table:table-cell>
          <table:table-cell office:value-type="float" office:value="0.2597338" calcext:value-type="float">
            <text:p>0.259733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49.33568" calcext:value-type="float">
            <text:p>-49.33568</text:p>
          </table:table-cell>
          <table:table-cell office:value-type="float" office:value="0" calcext:value-type="float">
            <text:p>0</text:p>
          </table:table-cell>
          <table:table-cell office:value-type="float" office:value="409.0689" calcext:value-type="float">
            <text:p>409.0689</text:p>
          </table:table-cell>
          <table:table-cell office:value-type="float" office:value="1357.252" calcext:value-type="float">
            <text:p>1357.252</text:p>
          </table:table-cell>
          <table:table-cell office:value-type="float" office:value="1680.17" calcext:value-type="float">
            <text:p>1680.17</text:p>
          </table:table-cell>
          <table:table-cell office:value-type="float" office:value="1263.769" calcext:value-type="float">
            <text:p>1263.769</text:p>
          </table:table-cell>
          <table:table-cell office:value-type="float" office:value="755.1206" calcext:value-type="float">
            <text:p>755.1206</text:p>
          </table:table-cell>
          <table:table-cell office:value-type="float" office:value="1121.555" calcext:value-type="float">
            <text:p>1121.555</text:p>
          </table:table-cell>
          <table:table-cell office:value-type="float" office:value="418.6929" calcext:value-type="float">
            <text:p>418.6929</text:p>
          </table:table-cell>
          <table:table-cell office:value-type="float" office:value="1837.247" calcext:value-type="float">
            <text:p>1837.247</text:p>
          </table:table-cell>
          <table:table-cell office:value-type="float" office:value="2075.33" calcext:value-type="float">
            <text:p>2075.33</text:p>
          </table:table-cell>
          <table:table-cell office:value-type="float" office:value="1663.088" calcext:value-type="float">
            <text:p>1663.088</text:p>
          </table:table-cell>
          <table:table-cell office:value-type="float" office:value="586.2991" calcext:value-type="float">
            <text:p>586.2991</text:p>
          </table:table-cell>
          <table:table-cell office:value-type="float" office:value="582.1791" calcext:value-type="float">
            <text:p>582.1791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76792" calcext:value-type="float">
            <text:p>-0.00967679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1.6567" calcext:value-type="float">
            <text:p>-811.6567</text:p>
          </table:table-cell>
          <table:table-cell office:value-type="float" office:value="0" calcext:value-type="float">
            <text:p>0</text:p>
          </table:table-cell>
          <table:table-cell office:value-type="float" office:value="9.055321" calcext:value-type="float">
            <text:p>9.055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642.7962" calcext:value-type="float">
            <text:p>642.7962</text:p>
          </table:table-cell>
          <table:table-cell office:value-type="float" office:value="13393.08" calcext:value-type="float">
            <text:p>13393.0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3.409" calcext:value-type="float">
            <text:p>-1113.409</text:p>
          </table:table-cell>
          <table:table-cell office:value-type="float" office:value="2941.432" calcext:value-type="float">
            <text:p>2941.43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4.5971" calcext:value-type="float">
            <text:p>234.5971</text:p>
          </table:table-cell>
          <table:table-cell office:value-type="float" office:value="108.4222" calcext:value-type="float">
            <text:p>108.4222</text:p>
          </table:table-cell>
          <table:table-cell office:value-type="float" office:value="0.2606318" calcext:value-type="float">
            <text:p>0.260631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50.25593" calcext:value-type="float">
            <text:p>-50.25593</text:p>
          </table:table-cell>
          <table:table-cell office:value-type="float" office:value="0" calcext:value-type="float">
            <text:p>0</text:p>
          </table:table-cell>
          <table:table-cell office:value-type="float" office:value="409.1597" calcext:value-type="float">
            <text:p>409.1597</text:p>
          </table:table-cell>
          <table:table-cell office:value-type="float" office:value="1357.037" calcext:value-type="float">
            <text:p>1357.037</text:p>
          </table:table-cell>
          <table:table-cell office:value-type="float" office:value="1679.867" calcext:value-type="float">
            <text:p>1679.867</text:p>
          </table:table-cell>
          <table:table-cell office:value-type="float" office:value="1263.721" calcext:value-type="float">
            <text:p>1263.721</text:p>
          </table:table-cell>
          <table:table-cell office:value-type="float" office:value="755.0626" calcext:value-type="float">
            <text:p>755.0626</text:p>
          </table:table-cell>
          <table:table-cell office:value-type="float" office:value="1121.516" calcext:value-type="float">
            <text:p>1121.516</text:p>
          </table:table-cell>
          <table:table-cell office:value-type="float" office:value="418.6674" calcext:value-type="float">
            <text:p>418.6674</text:p>
          </table:table-cell>
          <table:table-cell office:value-type="float" office:value="1837.21" calcext:value-type="float">
            <text:p>1837.21</text:p>
          </table:table-cell>
          <table:table-cell office:value-type="float" office:value="2075.301" calcext:value-type="float">
            <text:p>2075.301</text:p>
          </table:table-cell>
          <table:table-cell office:value-type="float" office:value="1663.061" calcext:value-type="float">
            <text:p>1663.061</text:p>
          </table:table-cell>
          <table:table-cell office:value-type="float" office:value="586.29" calcext:value-type="float">
            <text:p>586.29</text:p>
          </table:table-cell>
          <table:table-cell office:value-type="float" office:value="582.1562" calcext:value-type="float">
            <text:p>582.1562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7" calcext:value-type="float">
            <text:p>35.67477</text:p>
          </table:table-cell>
          <table:table-cell office:value-type="float" office:value="0" calcext:value-type="float">
            <text:p>0</text:p>
          </table:table-cell>
          <table:table-cell office:value-type="float" office:value="-0.009678426" calcext:value-type="float">
            <text:p>-0.00967842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2.504" calcext:value-type="float">
            <text:p>-812.504</text:p>
          </table:table-cell>
          <table:table-cell office:value-type="float" office:value="0" calcext:value-type="float">
            <text:p>0</text:p>
          </table:table-cell>
          <table:table-cell office:value-type="float" office:value="8.977385" calcext:value-type="float">
            <text:p>8.977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641.636" calcext:value-type="float">
            <text:p>641.636</text:p>
          </table:table-cell>
          <table:table-cell office:value-type="float" office:value="13393.32" calcext:value-type="float">
            <text:p>13393.3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4.354" calcext:value-type="float">
            <text:p>-1114.354</text:p>
          </table:table-cell>
          <table:table-cell office:value-type="float" office:value="2943.744" calcext:value-type="float">
            <text:p>2943.74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3.679" calcext:value-type="float">
            <text:p>233.679</text:p>
          </table:table-cell>
          <table:table-cell office:value-type="float" office:value="108.2552" calcext:value-type="float">
            <text:p>108.2552</text:p>
          </table:table-cell>
          <table:table-cell office:value-type="float" office:value="0.2615546" calcext:value-type="float">
            <text:p>0.261554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51.19995" calcext:value-type="float">
            <text:p>-51.19995</text:p>
          </table:table-cell>
          <table:table-cell office:value-type="float" office:value="0" calcext:value-type="float">
            <text:p>0</text:p>
          </table:table-cell>
          <table:table-cell office:value-type="float" office:value="409.2542" calcext:value-type="float">
            <text:p>409.2542</text:p>
          </table:table-cell>
          <table:table-cell office:value-type="float" office:value="1356.809" calcext:value-type="float">
            <text:p>1356.809</text:p>
          </table:table-cell>
          <table:table-cell office:value-type="float" office:value="1679.546" calcext:value-type="float">
            <text:p>1679.546</text:p>
          </table:table-cell>
          <table:table-cell office:value-type="float" office:value="1263.671" calcext:value-type="float">
            <text:p>1263.671</text:p>
          </table:table-cell>
          <table:table-cell office:value-type="float" office:value="755.001" calcext:value-type="float">
            <text:p>755.001</text:p>
          </table:table-cell>
          <table:table-cell office:value-type="float" office:value="1121.477" calcext:value-type="float">
            <text:p>1121.477</text:p>
          </table:table-cell>
          <table:table-cell office:value-type="float" office:value="418.642" calcext:value-type="float">
            <text:p>418.642</text:p>
          </table:table-cell>
          <table:table-cell office:value-type="float" office:value="1837.175" calcext:value-type="float">
            <text:p>1837.175</text:p>
          </table:table-cell>
          <table:table-cell office:value-type="float" office:value="2075.271" calcext:value-type="float">
            <text:p>2075.271</text:p>
          </table:table-cell>
          <table:table-cell office:value-type="float" office:value="1663.035" calcext:value-type="float">
            <text:p>1663.035</text:p>
          </table:table-cell>
          <table:table-cell office:value-type="float" office:value="586.281" calcext:value-type="float">
            <text:p>586.281</text:p>
          </table:table-cell>
          <table:table-cell office:value-type="float" office:value="582.1333" calcext:value-type="float">
            <text:p>582.1333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80265" calcext:value-type="float">
            <text:p>-0.00968026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3.376" calcext:value-type="float">
            <text:p>-813.376</text:p>
          </table:table-cell>
          <table:table-cell office:value-type="float" office:value="0" calcext:value-type="float">
            <text:p>0</text:p>
          </table:table-cell>
          <table:table-cell office:value-type="float" office:value="8.904267" calcext:value-type="float">
            <text:p>8.904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640.2104" calcext:value-type="float">
            <text:p>640.2104</text:p>
          </table:table-cell>
          <table:table-cell office:value-type="float" office:value="13393.65" calcext:value-type="float">
            <text:p>13393.6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5.46" calcext:value-type="float">
            <text:p>-1115.46</text:p>
          </table:table-cell>
          <table:table-cell office:value-type="float" office:value="2946.11" calcext:value-type="float">
            <text:p>2946.1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2.4336" calcext:value-type="float">
            <text:p>232.4336</text:p>
          </table:table-cell>
          <table:table-cell office:value-type="float" office:value="108.0157" calcext:value-type="float">
            <text:p>108.0157</text:p>
          </table:table-cell>
          <table:table-cell office:value-type="float" office:value="0.2625296" calcext:value-type="float">
            <text:p>0.262529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52.30444" calcext:value-type="float">
            <text:p>-52.30444</text:p>
          </table:table-cell>
          <table:table-cell office:value-type="float" office:value="0" calcext:value-type="float">
            <text:p>0</text:p>
          </table:table-cell>
          <table:table-cell office:value-type="float" office:value="409.3819" calcext:value-type="float">
            <text:p>409.3819</text:p>
          </table:table-cell>
          <table:table-cell office:value-type="float" office:value="1356.532" calcext:value-type="float">
            <text:p>1356.532</text:p>
          </table:table-cell>
          <table:table-cell office:value-type="float" office:value="1679.159" calcext:value-type="float">
            <text:p>1679.159</text:p>
          </table:table-cell>
          <table:table-cell office:value-type="float" office:value="1263.607" calcext:value-type="float">
            <text:p>1263.607</text:p>
          </table:table-cell>
          <table:table-cell office:value-type="float" office:value="754.9301" calcext:value-type="float">
            <text:p>754.9301</text:p>
          </table:table-cell>
          <table:table-cell office:value-type="float" office:value="1121.435" calcext:value-type="float">
            <text:p>1121.435</text:p>
          </table:table-cell>
          <table:table-cell office:value-type="float" office:value="418.6157" calcext:value-type="float">
            <text:p>418.6157</text:p>
          </table:table-cell>
          <table:table-cell office:value-type="float" office:value="1837.141" calcext:value-type="float">
            <text:p>1837.141</text:p>
          </table:table-cell>
          <table:table-cell office:value-type="float" office:value="2075.242" calcext:value-type="float">
            <text:p>2075.242</text:p>
          </table:table-cell>
          <table:table-cell office:value-type="float" office:value="1663.009" calcext:value-type="float">
            <text:p>1663.009</text:p>
          </table:table-cell>
          <table:table-cell office:value-type="float" office:value="586.2722" calcext:value-type="float">
            <text:p>586.2722</text:p>
          </table:table-cell>
          <table:table-cell office:value-type="float" office:value="582.1107" calcext:value-type="float">
            <text:p>582.1107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82655" calcext:value-type="float">
            <text:p>-0.00968265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4.4267" calcext:value-type="float">
            <text:p>-814.4267</text:p>
          </table:table-cell>
          <table:table-cell office:value-type="float" office:value="0" calcext:value-type="float">
            <text:p>0</text:p>
          </table:table-cell>
          <table:table-cell office:value-type="float" office:value="8.848183" calcext:value-type="float">
            <text:p>8.84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638.6302" calcext:value-type="float">
            <text:p>638.6302</text:p>
          </table:table-cell>
          <table:table-cell office:value-type="float" office:value="13394.01" calcext:value-type="float">
            <text:p>13394.0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6.679" calcext:value-type="float">
            <text:p>-1116.679</text:p>
          </table:table-cell>
          <table:table-cell office:value-type="float" office:value="2948.421" calcext:value-type="float">
            <text:p>2948.42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31.012" calcext:value-type="float">
            <text:p>231.012</text:p>
          </table:table-cell>
          <table:table-cell office:value-type="float" office:value="107.7493" calcext:value-type="float">
            <text:p>107.7493</text:p>
          </table:table-cell>
          <table:table-cell office:value-type="float" office:value="0.2635157" calcext:value-type="float">
            <text:p>0.2635157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53.52258" calcext:value-type="float">
            <text:p>-53.52258</text:p>
          </table:table-cell>
          <table:table-cell office:value-type="float" office:value="0" calcext:value-type="float">
            <text:p>0</text:p>
          </table:table-cell>
          <table:table-cell office:value-type="float" office:value="409.5284" calcext:value-type="float">
            <text:p>409.5284</text:p>
          </table:table-cell>
          <table:table-cell office:value-type="float" office:value="1356.222" calcext:value-type="float">
            <text:p>1356.222</text:p>
          </table:table-cell>
          <table:table-cell office:value-type="float" office:value="1678.727" calcext:value-type="float">
            <text:p>1678.727</text:p>
          </table:table-cell>
          <table:table-cell office:value-type="float" office:value="1263.525" calcext:value-type="float">
            <text:p>1263.525</text:p>
          </table:table-cell>
          <table:table-cell office:value-type="float" office:value="754.8547" calcext:value-type="float">
            <text:p>754.8547</text:p>
          </table:table-cell>
          <table:table-cell office:value-type="float" office:value="1121.387" calcext:value-type="float">
            <text:p>1121.387</text:p>
          </table:table-cell>
          <table:table-cell office:value-type="float" office:value="418.5875" calcext:value-type="float">
            <text:p>418.5875</text:p>
          </table:table-cell>
          <table:table-cell office:value-type="float" office:value="1837.104" calcext:value-type="float">
            <text:p>1837.104</text:p>
          </table:table-cell>
          <table:table-cell office:value-type="float" office:value="2075.214" calcext:value-type="float">
            <text:p>2075.214</text:p>
          </table:table-cell>
          <table:table-cell office:value-type="float" office:value="1662.983" calcext:value-type="float">
            <text:p>1662.983</text:p>
          </table:table-cell>
          <table:table-cell office:value-type="float" office:value="586.2635" calcext:value-type="float">
            <text:p>586.2635</text:p>
          </table:table-cell>
          <table:table-cell office:value-type="float" office:value="582.0884" calcext:value-type="float">
            <text:p>582.0884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84684" calcext:value-type="float">
            <text:p>-0.00968468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5.5908" calcext:value-type="float">
            <text:p>-815.5908</text:p>
          </table:table-cell>
          <table:table-cell office:value-type="float" office:value="0" calcext:value-type="float">
            <text:p>0</text:p>
          </table:table-cell>
          <table:table-cell office:value-type="float" office:value="8.79396" calcext:value-type="float">
            <text:p>8.79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636.9481" calcext:value-type="float">
            <text:p>636.9481</text:p>
          </table:table-cell>
          <table:table-cell office:value-type="float" office:value="13394.39" calcext:value-type="float">
            <text:p>13394.3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7.979" calcext:value-type="float">
            <text:p>-1117.979</text:p>
          </table:table-cell>
          <table:table-cell office:value-type="float" office:value="2951.801" calcext:value-type="float">
            <text:p>2951.80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9.5421" calcext:value-type="float">
            <text:p>229.5421</text:p>
          </table:table-cell>
          <table:table-cell office:value-type="float" office:value="107.4827" calcext:value-type="float">
            <text:p>107.4827</text:p>
          </table:table-cell>
          <table:table-cell office:value-type="float" office:value="0.2644903" calcext:value-type="float">
            <text:p>0.264490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54.8214" calcext:value-type="float">
            <text:p>-54.8214</text:p>
          </table:table-cell>
          <table:table-cell office:value-type="float" office:value="0" calcext:value-type="float">
            <text:p>0</text:p>
          </table:table-cell>
          <table:table-cell office:value-type="float" office:value="409.6824" calcext:value-type="float">
            <text:p>409.6824</text:p>
          </table:table-cell>
          <table:table-cell office:value-type="float" office:value="1355.887" calcext:value-type="float">
            <text:p>1355.887</text:p>
          </table:table-cell>
          <table:table-cell office:value-type="float" office:value="1678.251" calcext:value-type="float">
            <text:p>1678.251</text:p>
          </table:table-cell>
          <table:table-cell office:value-type="float" office:value="1263.436" calcext:value-type="float">
            <text:p>1263.436</text:p>
          </table:table-cell>
          <table:table-cell office:value-type="float" office:value="754.7693" calcext:value-type="float">
            <text:p>754.7693</text:p>
          </table:table-cell>
          <table:table-cell office:value-type="float" office:value="1121.335" calcext:value-type="float">
            <text:p>1121.335</text:p>
          </table:table-cell>
          <table:table-cell office:value-type="float" office:value="418.5574" calcext:value-type="float">
            <text:p>418.5574</text:p>
          </table:table-cell>
          <table:table-cell office:value-type="float" office:value="1837.066" calcext:value-type="float">
            <text:p>1837.066</text:p>
          </table:table-cell>
          <table:table-cell office:value-type="float" office:value="2075.185" calcext:value-type="float">
            <text:p>2075.185</text:p>
          </table:table-cell>
          <table:table-cell office:value-type="float" office:value="1662.958" calcext:value-type="float">
            <text:p>1662.958</text:p>
          </table:table-cell>
          <table:table-cell office:value-type="float" office:value="586.2549" calcext:value-type="float">
            <text:p>586.2549</text:p>
          </table:table-cell>
          <table:table-cell office:value-type="float" office:value="582.0663" calcext:value-type="float">
            <text:p>582.0663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86556" calcext:value-type="float">
            <text:p>-0.00968655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6.8405" calcext:value-type="float">
            <text:p>-816.8405</text:p>
          </table:table-cell>
          <table:table-cell office:value-type="float" office:value="0" calcext:value-type="float">
            <text:p>0</text:p>
          </table:table-cell>
          <table:table-cell office:value-type="float" office:value="8.741708" calcext:value-type="float">
            <text:p>8.74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635.448" calcext:value-type="float">
            <text:p>635.448</text:p>
          </table:table-cell>
          <table:table-cell office:value-type="float" office:value="13394.7" calcext:value-type="float">
            <text:p>13394.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19.18" calcext:value-type="float">
            <text:p>-1119.18</text:p>
          </table:table-cell>
          <table:table-cell office:value-type="float" office:value="2955.273" calcext:value-type="float">
            <text:p>2955.27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8.3572" calcext:value-type="float">
            <text:p>228.3572</text:p>
          </table:table-cell>
          <table:table-cell office:value-type="float" office:value="107.3002" calcext:value-type="float">
            <text:p>107.3002</text:p>
          </table:table-cell>
          <table:table-cell office:value-type="float" office:value="0.2654951" calcext:value-type="float">
            <text:p>0.265495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41663" calcext:value-type="float">
            <text:p>-0.1541663</text:p>
          </table:table-cell>
          <table:table-cell office:value-type="float" office:value="370" calcext:value-type="float">
            <text:p>370</text:p>
          </table:table-cell>
          <table:table-cell office:value-type="float" office:value="-56.02194" calcext:value-type="float">
            <text:p>-56.02194</text:p>
          </table:table-cell>
          <table:table-cell office:value-type="float" office:value="0" calcext:value-type="float">
            <text:p>0</text:p>
          </table:table-cell>
          <table:table-cell office:value-type="float" office:value="409.8037" calcext:value-type="float">
            <text:p>409.8037</text:p>
          </table:table-cell>
          <table:table-cell office:value-type="float" office:value="1355.586" calcext:value-type="float">
            <text:p>1355.586</text:p>
          </table:table-cell>
          <table:table-cell office:value-type="float" office:value="1677.808" calcext:value-type="float">
            <text:p>1677.808</text:p>
          </table:table-cell>
          <table:table-cell office:value-type="float" office:value="1263.347" calcext:value-type="float">
            <text:p>1263.347</text:p>
          </table:table-cell>
          <table:table-cell office:value-type="float" office:value="754.6843" calcext:value-type="float">
            <text:p>754.6843</text:p>
          </table:table-cell>
          <table:table-cell office:value-type="float" office:value="1121.281" calcext:value-type="float">
            <text:p>1121.281</text:p>
          </table:table-cell>
          <table:table-cell office:value-type="float" office:value="418.5262" calcext:value-type="float">
            <text:p>418.5262</text:p>
          </table:table-cell>
          <table:table-cell office:value-type="float" office:value="1837.026" calcext:value-type="float">
            <text:p>1837.026</text:p>
          </table:table-cell>
          <table:table-cell office:value-type="float" office:value="2075.156" calcext:value-type="float">
            <text:p>2075.156</text:p>
          </table:table-cell>
          <table:table-cell office:value-type="float" office:value="1662.932" calcext:value-type="float">
            <text:p>1662.932</text:p>
          </table:table-cell>
          <table:table-cell office:value-type="float" office:value="586.2464" calcext:value-type="float">
            <text:p>586.2464</text:p>
          </table:table-cell>
          <table:table-cell office:value-type="float" office:value="582.0443" calcext:value-type="float">
            <text:p>582.0443</text:p>
          </table:table-cell>
          <table:table-cell office:value-type="float" office:value="142.733" calcext:value-type="float">
            <text:p>142.733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87661" calcext:value-type="float">
            <text:p>-0.00968766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7.9825" calcext:value-type="float">
            <text:p>-817.9825</text:p>
          </table:table-cell>
          <table:table-cell office:value-type="float" office:value="0" calcext:value-type="float">
            <text:p>0</text:p>
          </table:table-cell>
          <table:table-cell office:value-type="float" office:value="8.676477" calcext:value-type="float">
            <text:p>8.676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634.0748" calcext:value-type="float">
            <text:p>634.0748</text:p>
          </table:table-cell>
          <table:table-cell office:value-type="float" office:value="13394.98" calcext:value-type="float">
            <text:p>13394.9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0.326" calcext:value-type="float">
            <text:p>-1120.326</text:p>
          </table:table-cell>
          <table:table-cell office:value-type="float" office:value="2958.178" calcext:value-type="float">
            <text:p>2958.17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7.3029" calcext:value-type="float">
            <text:p>227.3029</text:p>
          </table:table-cell>
          <table:table-cell office:value-type="float" office:value="107.1407" calcext:value-type="float">
            <text:p>107.1407</text:p>
          </table:table-cell>
          <table:table-cell office:value-type="float" office:value="0.2665073" calcext:value-type="float">
            <text:p>0.266507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571833" calcext:value-type="float">
            <text:p>-0.1571833</text:p>
          </table:table-cell>
          <table:table-cell office:value-type="float" office:value="370" calcext:value-type="float">
            <text:p>370</text:p>
          </table:table-cell>
          <table:table-cell office:value-type="float" office:value="-57.1633" calcext:value-type="float">
            <text:p>-57.1633</text:p>
          </table:table-cell>
          <table:table-cell office:value-type="float" office:value="0" calcext:value-type="float">
            <text:p>0</text:p>
          </table:table-cell>
          <table:table-cell office:value-type="float" office:value="409.9114" calcext:value-type="float">
            <text:p>409.9114</text:p>
          </table:table-cell>
          <table:table-cell office:value-type="float" office:value="1355.311" calcext:value-type="float">
            <text:p>1355.311</text:p>
          </table:table-cell>
          <table:table-cell office:value-type="float" office:value="1677.404" calcext:value-type="float">
            <text:p>1677.404</text:p>
          </table:table-cell>
          <table:table-cell office:value-type="float" office:value="1263.268" calcext:value-type="float">
            <text:p>1263.268</text:p>
          </table:table-cell>
          <table:table-cell office:value-type="float" office:value="754.6042" calcext:value-type="float">
            <text:p>754.6042</text:p>
          </table:table-cell>
          <table:table-cell office:value-type="float" office:value="1121.229" calcext:value-type="float">
            <text:p>1121.229</text:p>
          </table:table-cell>
          <table:table-cell office:value-type="float" office:value="418.4955" calcext:value-type="float">
            <text:p>418.4955</text:p>
          </table:table-cell>
          <table:table-cell office:value-type="float" office:value="1836.987" calcext:value-type="float">
            <text:p>1836.987</text:p>
          </table:table-cell>
          <table:table-cell office:value-type="float" office:value="2075.126" calcext:value-type="float">
            <text:p>2075.126</text:p>
          </table:table-cell>
          <table:table-cell office:value-type="float" office:value="1662.907" calcext:value-type="float">
            <text:p>1662.907</text:p>
          </table:table-cell>
          <table:table-cell office:value-type="float" office:value="586.238" calcext:value-type="float">
            <text:p>586.238</text:p>
          </table:table-cell>
          <table:table-cell office:value-type="float" office:value="582.0227" calcext:value-type="float">
            <text:p>582.0227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6" calcext:value-type="float">
            <text:p>35.67476</text:p>
          </table:table-cell>
          <table:table-cell office:value-type="float" office:value="0" calcext:value-type="float">
            <text:p>0</text:p>
          </table:table-cell>
          <table:table-cell office:value-type="float" office:value="-0.009688701" calcext:value-type="float">
            <text:p>-0.00968870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9.0355" calcext:value-type="float">
            <text:p>-819.0355</text:p>
          </table:table-cell>
          <table:table-cell office:value-type="float" office:value="0" calcext:value-type="float">
            <text:p>0</text:p>
          </table:table-cell>
          <table:table-cell office:value-type="float" office:value="8.5804" calcext:value-type="float">
            <text:p>8.5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632.9401" calcext:value-type="float">
            <text:p>632.9401</text:p>
          </table:table-cell>
          <table:table-cell office:value-type="float" office:value="13395.19" calcext:value-type="float">
            <text:p>13395.1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1.317" calcext:value-type="float">
            <text:p>-1121.317</text:p>
          </table:table-cell>
          <table:table-cell office:value-type="float" office:value="2961.987" calcext:value-type="float">
            <text:p>2961.98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6.507" calcext:value-type="float">
            <text:p>226.507</text:p>
          </table:table-cell>
          <table:table-cell office:value-type="float" office:value="107.0379" calcext:value-type="float">
            <text:p>107.0379</text:p>
          </table:table-cell>
          <table:table-cell office:value-type="float" office:value="0.2675131" calcext:value-type="float">
            <text:p>0.267513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04479" calcext:value-type="float">
            <text:p>-0.1604479</text:p>
          </table:table-cell>
          <table:table-cell office:value-type="float" office:value="370" calcext:value-type="float">
            <text:p>370</text:p>
          </table:table-cell>
          <table:table-cell office:value-type="float" office:value="-58.1506" calcext:value-type="float">
            <text:p>-58.1506</text:p>
          </table:table-cell>
          <table:table-cell office:value-type="float" office:value="0" calcext:value-type="float">
            <text:p>0</text:p>
          </table:table-cell>
          <table:table-cell office:value-type="float" office:value="409.9915" calcext:value-type="float">
            <text:p>409.9915</text:p>
          </table:table-cell>
          <table:table-cell office:value-type="float" office:value="1355.085" calcext:value-type="float">
            <text:p>1355.085</text:p>
          </table:table-cell>
          <table:table-cell office:value-type="float" office:value="1677.062" calcext:value-type="float">
            <text:p>1677.062</text:p>
          </table:table-cell>
          <table:table-cell office:value-type="float" office:value="1263.207" calcext:value-type="float">
            <text:p>1263.207</text:p>
          </table:table-cell>
          <table:table-cell office:value-type="float" office:value="754.5303" calcext:value-type="float">
            <text:p>754.5303</text:p>
          </table:table-cell>
          <table:table-cell office:value-type="float" office:value="1121.181" calcext:value-type="float">
            <text:p>1121.181</text:p>
          </table:table-cell>
          <table:table-cell office:value-type="float" office:value="418.4661" calcext:value-type="float">
            <text:p>418.4661</text:p>
          </table:table-cell>
          <table:table-cell office:value-type="float" office:value="1836.948" calcext:value-type="float">
            <text:p>1836.948</text:p>
          </table:table-cell>
          <table:table-cell office:value-type="float" office:value="2075.097" calcext:value-type="float">
            <text:p>2075.097</text:p>
          </table:table-cell>
          <table:table-cell office:value-type="float" office:value="1662.881" calcext:value-type="float">
            <text:p>1662.881</text:p>
          </table:table-cell>
          <table:table-cell office:value-type="float" office:value="586.2297" calcext:value-type="float">
            <text:p>586.2297</text:p>
          </table:table-cell>
          <table:table-cell office:value-type="float" office:value="582.0013" calcext:value-type="float">
            <text:p>582.0013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7" calcext:value-type="float">
            <text:p>35.67477</text:p>
          </table:table-cell>
          <table:table-cell office:value-type="float" office:value="0" calcext:value-type="float">
            <text:p>0</text:p>
          </table:table-cell>
          <table:table-cell office:value-type="float" office:value="-0.009689475" calcext:value-type="float">
            <text:p>-0.00968947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19.9195" calcext:value-type="float">
            <text:p>-819.9195</text:p>
          </table:table-cell>
          <table:table-cell office:value-type="float" office:value="0" calcext:value-type="float">
            <text:p>0</text:p>
          </table:table-cell>
          <table:table-cell office:value-type="float" office:value="8.471252" calcext:value-type="float">
            <text:p>8.47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631.4825" calcext:value-type="float">
            <text:p>631.4825</text:p>
          </table:table-cell>
          <table:table-cell office:value-type="float" office:value="13395.49" calcext:value-type="float">
            <text:p>13395.4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2.488" calcext:value-type="float">
            <text:p>-1122.488</text:p>
          </table:table-cell>
          <table:table-cell office:value-type="float" office:value="2965.121" calcext:value-type="float">
            <text:p>2965.12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5.7757" calcext:value-type="float">
            <text:p>225.7757</text:p>
          </table:table-cell>
          <table:table-cell office:value-type="float" office:value="106.5838" calcext:value-type="float">
            <text:p>106.5838</text:p>
          </table:table-cell>
          <table:table-cell office:value-type="float" office:value="0.2685876" calcext:value-type="float">
            <text:p>0.268587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12331" calcext:value-type="float">
            <text:p>-0.1612331</text:p>
          </table:table-cell>
          <table:table-cell office:value-type="float" office:value="370" calcext:value-type="float">
            <text:p>370</text:p>
          </table:table-cell>
          <table:table-cell office:value-type="float" office:value="-59.3194" calcext:value-type="float">
            <text:p>-59.3194</text:p>
          </table:table-cell>
          <table:table-cell office:value-type="float" office:value="0" calcext:value-type="float">
            <text:p>0</text:p>
          </table:table-cell>
          <table:table-cell office:value-type="float" office:value="410.1556" calcext:value-type="float">
            <text:p>410.1556</text:p>
          </table:table-cell>
          <table:table-cell office:value-type="float" office:value="1354.865" calcext:value-type="float">
            <text:p>1354.865</text:p>
          </table:table-cell>
          <table:table-cell office:value-type="float" office:value="1676.738" calcext:value-type="float">
            <text:p>1676.738</text:p>
          </table:table-cell>
          <table:table-cell office:value-type="float" office:value="1263.149" calcext:value-type="float">
            <text:p>1263.149</text:p>
          </table:table-cell>
          <table:table-cell office:value-type="float" office:value="754.4632" calcext:value-type="float">
            <text:p>754.4632</text:p>
          </table:table-cell>
          <table:table-cell office:value-type="float" office:value="1121.137" calcext:value-type="float">
            <text:p>1121.137</text:p>
          </table:table-cell>
          <table:table-cell office:value-type="float" office:value="418.4387" calcext:value-type="float">
            <text:p>418.4387</text:p>
          </table:table-cell>
          <table:table-cell office:value-type="float" office:value="1836.91" calcext:value-type="float">
            <text:p>1836.91</text:p>
          </table:table-cell>
          <table:table-cell office:value-type="float" office:value="2075.068" calcext:value-type="float">
            <text:p>2075.068</text:p>
          </table:table-cell>
          <table:table-cell office:value-type="float" office:value="1662.856" calcext:value-type="float">
            <text:p>1662.856</text:p>
          </table:table-cell>
          <table:table-cell office:value-type="float" office:value="586.2214" calcext:value-type="float">
            <text:p>586.2214</text:p>
          </table:table-cell>
          <table:table-cell office:value-type="float" office:value="581.98" calcext:value-type="float">
            <text:p>581.98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8" calcext:value-type="float">
            <text:p>35.67478</text:p>
          </table:table-cell>
          <table:table-cell office:value-type="float" office:value="0" calcext:value-type="float">
            <text:p>0</text:p>
          </table:table-cell>
          <table:table-cell office:value-type="float" office:value="-0.009689587" calcext:value-type="float">
            <text:p>-0.00968958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1.0271" calcext:value-type="float">
            <text:p>-821.0271</text:p>
          </table:table-cell>
          <table:table-cell office:value-type="float" office:value="0" calcext:value-type="float">
            <text:p>0</text:p>
          </table:table-cell>
          <table:table-cell office:value-type="float" office:value="8.405099" calcext:value-type="float">
            <text:p>8.405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630.1455" calcext:value-type="float">
            <text:p>630.1455</text:p>
          </table:table-cell>
          <table:table-cell office:value-type="float" office:value="13395.76" calcext:value-type="float">
            <text:p>13395.7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3.569" calcext:value-type="float">
            <text:p>-1123.569</text:p>
          </table:table-cell>
          <table:table-cell office:value-type="float" office:value="2968.527" calcext:value-type="float">
            <text:p>2968.52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4.9968" calcext:value-type="float">
            <text:p>224.9968</text:p>
          </table:table-cell>
          <table:table-cell office:value-type="float" office:value="106.2698" calcext:value-type="float">
            <text:p>106.2698</text:p>
          </table:table-cell>
          <table:table-cell office:value-type="float" office:value="0.2696574" calcext:value-type="float">
            <text:p>0.269657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12331" calcext:value-type="float">
            <text:p>-0.1612331</text:p>
          </table:table-cell>
          <table:table-cell office:value-type="float" office:value="370" calcext:value-type="float">
            <text:p>370</text:p>
          </table:table-cell>
          <table:table-cell office:value-type="float" office:value="-60.39938" calcext:value-type="float">
            <text:p>-60.39938</text:p>
          </table:table-cell>
          <table:table-cell office:value-type="float" office:value="0" calcext:value-type="float">
            <text:p>0</text:p>
          </table:table-cell>
          <table:table-cell office:value-type="float" office:value="410.2672" calcext:value-type="float">
            <text:p>410.2672</text:p>
          </table:table-cell>
          <table:table-cell office:value-type="float" office:value="1354.641" calcext:value-type="float">
            <text:p>1354.641</text:p>
          </table:table-cell>
          <table:table-cell office:value-type="float" office:value="1676.411" calcext:value-type="float">
            <text:p>1676.411</text:p>
          </table:table-cell>
          <table:table-cell office:value-type="float" office:value="1263.091" calcext:value-type="float">
            <text:p>1263.091</text:p>
          </table:table-cell>
          <table:table-cell office:value-type="float" office:value="754.3982" calcext:value-type="float">
            <text:p>754.3982</text:p>
          </table:table-cell>
          <table:table-cell office:value-type="float" office:value="1121.094" calcext:value-type="float">
            <text:p>1121.094</text:p>
          </table:table-cell>
          <table:table-cell office:value-type="float" office:value="418.412" calcext:value-type="float">
            <text:p>418.412</text:p>
          </table:table-cell>
          <table:table-cell office:value-type="float" office:value="1836.872" calcext:value-type="float">
            <text:p>1836.872</text:p>
          </table:table-cell>
          <table:table-cell office:value-type="float" office:value="2075.04" calcext:value-type="float">
            <text:p>2075.04</text:p>
          </table:table-cell>
          <table:table-cell office:value-type="float" office:value="1662.831" calcext:value-type="float">
            <text:p>1662.831</text:p>
          </table:table-cell>
          <table:table-cell office:value-type="float" office:value="586.2133" calcext:value-type="float">
            <text:p>586.2133</text:p>
          </table:table-cell>
          <table:table-cell office:value-type="float" office:value="581.9589" calcext:value-type="float">
            <text:p>581.9589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8" calcext:value-type="float">
            <text:p>35.67478</text:p>
          </table:table-cell>
          <table:table-cell office:value-type="float" office:value="0" calcext:value-type="float">
            <text:p>0</text:p>
          </table:table-cell>
          <table:table-cell office:value-type="float" office:value="-0.009690172" calcext:value-type="float">
            <text:p>-0.00969017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2.051" calcext:value-type="float">
            <text:p>-822.051</text:p>
          </table:table-cell>
          <table:table-cell office:value-type="float" office:value="0" calcext:value-type="float">
            <text:p>0</text:p>
          </table:table-cell>
          <table:table-cell office:value-type="float" office:value="8.342903" calcext:value-type="float">
            <text:p>8.34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629.488" calcext:value-type="float">
            <text:p>629.488</text:p>
          </table:table-cell>
          <table:table-cell office:value-type="float" office:value="13395.83" calcext:value-type="float">
            <text:p>13395.8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4.212" calcext:value-type="float">
            <text:p>-1124.212</text:p>
          </table:table-cell>
          <table:table-cell office:value-type="float" office:value="2971.424" calcext:value-type="float">
            <text:p>2971.42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4.679" calcext:value-type="float">
            <text:p>224.679</text:p>
          </table:table-cell>
          <table:table-cell office:value-type="float" office:value="106.228" calcext:value-type="float">
            <text:p>106.228</text:p>
          </table:table-cell>
          <table:table-cell office:value-type="float" office:value="0.2705244" calcext:value-type="float">
            <text:p>0.270524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12331" calcext:value-type="float">
            <text:p>-0.1612331</text:p>
          </table:table-cell>
          <table:table-cell office:value-type="float" office:value="370" calcext:value-type="float">
            <text:p>370</text:p>
          </table:table-cell>
          <table:table-cell office:value-type="float" office:value="-61.04171" calcext:value-type="float">
            <text:p>-61.04171</text:p>
          </table:table-cell>
          <table:table-cell office:value-type="float" office:value="0" calcext:value-type="float">
            <text:p>0</text:p>
          </table:table-cell>
          <table:table-cell office:value-type="float" office:value="410.3098" calcext:value-type="float">
            <text:p>410.3098</text:p>
          </table:table-cell>
          <table:table-cell office:value-type="float" office:value="1354.525" calcext:value-type="float">
            <text:p>1354.525</text:p>
          </table:table-cell>
          <table:table-cell office:value-type="float" office:value="1676.203" calcext:value-type="float">
            <text:p>1676.203</text:p>
          </table:table-cell>
          <table:table-cell office:value-type="float" office:value="1263.061" calcext:value-type="float">
            <text:p>1263.061</text:p>
          </table:table-cell>
          <table:table-cell office:value-type="float" office:value="754.3453" calcext:value-type="float">
            <text:p>754.3453</text:p>
          </table:table-cell>
          <table:table-cell office:value-type="float" office:value="1121.057" calcext:value-type="float">
            <text:p>1121.057</text:p>
          </table:table-cell>
          <table:table-cell office:value-type="float" office:value="418.387" calcext:value-type="float">
            <text:p>418.387</text:p>
          </table:table-cell>
          <table:table-cell office:value-type="float" office:value="1836.837" calcext:value-type="float">
            <text:p>1836.837</text:p>
          </table:table-cell>
          <table:table-cell office:value-type="float" office:value="2075.011" calcext:value-type="float">
            <text:p>2075.011</text:p>
          </table:table-cell>
          <table:table-cell office:value-type="float" office:value="1662.806" calcext:value-type="float">
            <text:p>1662.806</text:p>
          </table:table-cell>
          <table:table-cell office:value-type="float" office:value="586.2051" calcext:value-type="float">
            <text:p>586.2051</text:p>
          </table:table-cell>
          <table:table-cell office:value-type="float" office:value="581.938" calcext:value-type="float">
            <text:p>581.938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8" calcext:value-type="float">
            <text:p>35.67478</text:p>
          </table:table-cell>
          <table:table-cell office:value-type="float" office:value="0" calcext:value-type="float">
            <text:p>0</text:p>
          </table:table-cell>
          <table:table-cell office:value-type="float" office:value="-0.009690177" calcext:value-type="float">
            <text:p>-0.00969017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2.5921" calcext:value-type="float">
            <text:p>-822.5921</text:p>
          </table:table-cell>
          <table:table-cell office:value-type="float" office:value="0" calcext:value-type="float">
            <text:p>0</text:p>
          </table:table-cell>
          <table:table-cell office:value-type="float" office:value="8.237717" calcext:value-type="float">
            <text:p>8.23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629.0013" calcext:value-type="float">
            <text:p>629.0013</text:p>
          </table:table-cell>
          <table:table-cell office:value-type="float" office:value="13395.88" calcext:value-type="float">
            <text:p>13395.8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4.702" calcext:value-type="float">
            <text:p>-1124.702</text:p>
          </table:table-cell>
          <table:table-cell office:value-type="float" office:value="2972.983" calcext:value-type="float">
            <text:p>2972.98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4.4777" calcext:value-type="float">
            <text:p>224.4777</text:p>
          </table:table-cell>
          <table:table-cell office:value-type="float" office:value="106.1954" calcext:value-type="float">
            <text:p>106.1954</text:p>
          </table:table-cell>
          <table:table-cell office:value-type="float" office:value="0.2712238" calcext:value-type="float">
            <text:p>0.271223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12331" calcext:value-type="float">
            <text:p>-0.1612331</text:p>
          </table:table-cell>
          <table:table-cell office:value-type="float" office:value="370" calcext:value-type="float">
            <text:p>370</text:p>
          </table:table-cell>
          <table:table-cell office:value-type="float" office:value="-61.53099" calcext:value-type="float">
            <text:p>-61.53099</text:p>
          </table:table-cell>
          <table:table-cell office:value-type="float" office:value="0" calcext:value-type="float">
            <text:p>0</text:p>
          </table:table-cell>
          <table:table-cell office:value-type="float" office:value="410.3422" calcext:value-type="float">
            <text:p>410.3422</text:p>
          </table:table-cell>
          <table:table-cell office:value-type="float" office:value="1354.437" calcext:value-type="float">
            <text:p>1354.437</text:p>
          </table:table-cell>
          <table:table-cell office:value-type="float" office:value="1676.055" calcext:value-type="float">
            <text:p>1676.055</text:p>
          </table:table-cell>
          <table:table-cell office:value-type="float" office:value="1263.048" calcext:value-type="float">
            <text:p>1263.048</text:p>
          </table:table-cell>
          <table:table-cell office:value-type="float" office:value="754.3057" calcext:value-type="float">
            <text:p>754.3057</text:p>
          </table:table-cell>
          <table:table-cell office:value-type="float" office:value="1121.035" calcext:value-type="float">
            <text:p>1121.035</text:p>
          </table:table-cell>
          <table:table-cell office:value-type="float" office:value="418.3704" calcext:value-type="float">
            <text:p>418.3704</text:p>
          </table:table-cell>
          <table:table-cell office:value-type="float" office:value="1836.804" calcext:value-type="float">
            <text:p>1836.804</text:p>
          </table:table-cell>
          <table:table-cell office:value-type="float" office:value="2074.983" calcext:value-type="float">
            <text:p>2074.983</text:p>
          </table:table-cell>
          <table:table-cell office:value-type="float" office:value="1662.781" calcext:value-type="float">
            <text:p>1662.781</text:p>
          </table:table-cell>
          <table:table-cell office:value-type="float" office:value="586.1971" calcext:value-type="float">
            <text:p>586.1971</text:p>
          </table:table-cell>
          <table:table-cell office:value-type="float" office:value="581.9174" calcext:value-type="float">
            <text:p>581.9174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8" calcext:value-type="float">
            <text:p>35.67478</text:p>
          </table:table-cell>
          <table:table-cell office:value-type="float" office:value="0" calcext:value-type="float">
            <text:p>0</text:p>
          </table:table-cell>
          <table:table-cell office:value-type="float" office:value="-0.009690177" calcext:value-type="float">
            <text:p>-0.00969017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3.0021" calcext:value-type="float">
            <text:p>-823.0021</text:p>
          </table:table-cell>
          <table:table-cell office:value-type="float" office:value="0" calcext:value-type="float">
            <text:p>0</text:p>
          </table:table-cell>
          <table:table-cell office:value-type="float" office:value="8.151951" calcext:value-type="float">
            <text:p>8.15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628.5087" calcext:value-type="float">
            <text:p>628.5087</text:p>
          </table:table-cell>
          <table:table-cell office:value-type="float" office:value="13395.94" calcext:value-type="float">
            <text:p>13395.9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5.172" calcext:value-type="float">
            <text:p>-1125.172</text:p>
          </table:table-cell>
          <table:table-cell office:value-type="float" office:value="2974.091" calcext:value-type="float">
            <text:p>2974.09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4.221" calcext:value-type="float">
            <text:p>224.221</text:p>
          </table:table-cell>
          <table:table-cell office:value-type="float" office:value="106.1344" calcext:value-type="float">
            <text:p>106.1344</text:p>
          </table:table-cell>
          <table:table-cell office:value-type="float" office:value="0.2719201" calcext:value-type="float">
            <text:p>0.271920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12331" calcext:value-type="float">
            <text:p>-0.1612331</text:p>
          </table:table-cell>
          <table:table-cell office:value-type="float" office:value="370" calcext:value-type="float">
            <text:p>370</text:p>
          </table:table-cell>
          <table:table-cell office:value-type="float" office:value="-62.00015" calcext:value-type="float">
            <text:p>-62.00015</text:p>
          </table:table-cell>
          <table:table-cell office:value-type="float" office:value="0" calcext:value-type="float">
            <text:p>0</text:p>
          </table:table-cell>
          <table:table-cell office:value-type="float" office:value="410.3781" calcext:value-type="float">
            <text:p>410.3781</text:p>
          </table:table-cell>
          <table:table-cell office:value-type="float" office:value="1354.343" calcext:value-type="float">
            <text:p>1354.343</text:p>
          </table:table-cell>
          <table:table-cell office:value-type="float" office:value="1675.93" calcext:value-type="float">
            <text:p>1675.93</text:p>
          </table:table-cell>
          <table:table-cell office:value-type="float" office:value="1263.029" calcext:value-type="float">
            <text:p>1263.029</text:p>
          </table:table-cell>
          <table:table-cell office:value-type="float" office:value="754.2744" calcext:value-type="float">
            <text:p>754.2744</text:p>
          </table:table-cell>
          <table:table-cell office:value-type="float" office:value="1121.017" calcext:value-type="float">
            <text:p>1121.017</text:p>
          </table:table-cell>
          <table:table-cell office:value-type="float" office:value="418.3565" calcext:value-type="float">
            <text:p>418.3565</text:p>
          </table:table-cell>
          <table:table-cell office:value-type="float" office:value="1836.777" calcext:value-type="float">
            <text:p>1836.777</text:p>
          </table:table-cell>
          <table:table-cell office:value-type="float" office:value="2074.955" calcext:value-type="float">
            <text:p>2074.955</text:p>
          </table:table-cell>
          <table:table-cell office:value-type="float" office:value="1662.756" calcext:value-type="float">
            <text:p>1662.756</text:p>
          </table:table-cell>
          <table:table-cell office:value-type="float" office:value="586.1891" calcext:value-type="float">
            <text:p>586.1891</text:p>
          </table:table-cell>
          <table:table-cell office:value-type="float" office:value="581.8969" calcext:value-type="float">
            <text:p>581.8969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8" calcext:value-type="float">
            <text:p>35.67478</text:p>
          </table:table-cell>
          <table:table-cell office:value-type="float" office:value="0" calcext:value-type="float">
            <text:p>0</text:p>
          </table:table-cell>
          <table:table-cell office:value-type="float" office:value="-0.009690597" calcext:value-type="float">
            <text:p>-0.00969059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3.4041" calcext:value-type="float">
            <text:p>-823.4041</text:p>
          </table:table-cell>
          <table:table-cell office:value-type="float" office:value="0" calcext:value-type="float">
            <text:p>0</text:p>
          </table:table-cell>
          <table:table-cell office:value-type="float" office:value="8.079268" calcext:value-type="float">
            <text:p>8.079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628.0757" calcext:value-type="float">
            <text:p>628.0757</text:p>
          </table:table-cell>
          <table:table-cell office:value-type="float" office:value="13395.99" calcext:value-type="float">
            <text:p>13395.9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5.599" calcext:value-type="float">
            <text:p>-1125.599</text:p>
          </table:table-cell>
          <table:table-cell office:value-type="float" office:value="2975.487" calcext:value-type="float">
            <text:p>2975.48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4.0087" calcext:value-type="float">
            <text:p>224.0087</text:p>
          </table:table-cell>
          <table:table-cell office:value-type="float" office:value="106.1008" calcext:value-type="float">
            <text:p>106.1008</text:p>
          </table:table-cell>
          <table:table-cell office:value-type="float" office:value="0.2725914" calcext:value-type="float">
            <text:p>0.272591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12331" calcext:value-type="float">
            <text:p>-0.1612331</text:p>
          </table:table-cell>
          <table:table-cell office:value-type="float" office:value="370" calcext:value-type="float">
            <text:p>370</text:p>
          </table:table-cell>
          <table:table-cell office:value-type="float" office:value="-62.42636" calcext:value-type="float">
            <text:p>-62.42636</text:p>
          </table:table-cell>
          <table:table-cell office:value-type="float" office:value="0" calcext:value-type="float">
            <text:p>0</text:p>
          </table:table-cell>
          <table:table-cell office:value-type="float" office:value="410.4078" calcext:value-type="float">
            <text:p>410.4078</text:p>
          </table:table-cell>
          <table:table-cell office:value-type="float" office:value="1354.253" calcext:value-type="float">
            <text:p>1354.253</text:p>
          </table:table-cell>
          <table:table-cell office:value-type="float" office:value="1675.817" calcext:value-type="float">
            <text:p>1675.817</text:p>
          </table:table-cell>
          <table:table-cell office:value-type="float" office:value="1263.008" calcext:value-type="float">
            <text:p>1263.008</text:p>
          </table:table-cell>
          <table:table-cell office:value-type="float" office:value="754.2473" calcext:value-type="float">
            <text:p>754.2473</text:p>
          </table:table-cell>
          <table:table-cell office:value-type="float" office:value="1121" calcext:value-type="float">
            <text:p>1121</text:p>
          </table:table-cell>
          <table:table-cell office:value-type="float" office:value="418.344" calcext:value-type="float">
            <text:p>418.344</text:p>
          </table:table-cell>
          <table:table-cell office:value-type="float" office:value="1836.76" calcext:value-type="float">
            <text:p>1836.76</text:p>
          </table:table-cell>
          <table:table-cell office:value-type="float" office:value="2074.929" calcext:value-type="float">
            <text:p>2074.929</text:p>
          </table:table-cell>
          <table:table-cell office:value-type="float" office:value="1662.732" calcext:value-type="float">
            <text:p>1662.732</text:p>
          </table:table-cell>
          <table:table-cell office:value-type="float" office:value="586.1813" calcext:value-type="float">
            <text:p>586.1813</text:p>
          </table:table-cell>
          <table:table-cell office:value-type="float" office:value="581.8766" calcext:value-type="float">
            <text:p>581.8766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8" calcext:value-type="float">
            <text:p>35.67478</text:p>
          </table:table-cell>
          <table:table-cell office:value-type="float" office:value="0" calcext:value-type="float">
            <text:p>0</text:p>
          </table:table-cell>
          <table:table-cell office:value-type="float" office:value="-0.009690726" calcext:value-type="float">
            <text:p>-0.00969072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3.7584" calcext:value-type="float">
            <text:p>-823.7584</text:p>
          </table:table-cell>
          <table:table-cell office:value-type="float" office:value="0" calcext:value-type="float">
            <text:p>0</text:p>
          </table:table-cell>
          <table:table-cell office:value-type="float" office:value="8.002897" calcext:value-type="float">
            <text:p>8.00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627.6854" calcext:value-type="float">
            <text:p>627.6854</text:p>
          </table:table-cell>
          <table:table-cell office:value-type="float" office:value="13396.04" calcext:value-type="float">
            <text:p>13396.0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6.114" calcext:value-type="float">
            <text:p>-1126.114</text:p>
          </table:table-cell>
          <table:table-cell office:value-type="float" office:value="2975.976" calcext:value-type="float">
            <text:p>2975.97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3.8178" calcext:value-type="float">
            <text:p>223.8178</text:p>
          </table:table-cell>
          <table:table-cell office:value-type="float" office:value="106.0697" calcext:value-type="float">
            <text:p>106.0697</text:p>
          </table:table-cell>
          <table:table-cell office:value-type="float" office:value="0.2732042" calcext:value-type="float">
            <text:p>0.273204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33389" calcext:value-type="float">
            <text:p>-0.1633389</text:p>
          </table:table-cell>
          <table:table-cell office:value-type="float" office:value="370" calcext:value-type="float">
            <text:p>370</text:p>
          </table:table-cell>
          <table:table-cell office:value-type="float" office:value="-62.93841" calcext:value-type="float">
            <text:p>-62.93841</text:p>
          </table:table-cell>
          <table:table-cell office:value-type="float" office:value="0" calcext:value-type="float">
            <text:p>0</text:p>
          </table:table-cell>
          <table:table-cell office:value-type="float" office:value="410.4351" calcext:value-type="float">
            <text:p>410.4351</text:p>
          </table:table-cell>
          <table:table-cell office:value-type="float" office:value="1354.173" calcext:value-type="float">
            <text:p>1354.173</text:p>
          </table:table-cell>
          <table:table-cell office:value-type="float" office:value="1675.72" calcext:value-type="float">
            <text:p>1675.72</text:p>
          </table:table-cell>
          <table:table-cell office:value-type="float" office:value="1262.99" calcext:value-type="float">
            <text:p>1262.99</text:p>
          </table:table-cell>
          <table:table-cell office:value-type="float" office:value="754.2226" calcext:value-type="float">
            <text:p>754.2226</text:p>
          </table:table-cell>
          <table:table-cell office:value-type="float" office:value="1120.986" calcext:value-type="float">
            <text:p>1120.986</text:p>
          </table:table-cell>
          <table:table-cell office:value-type="float" office:value="418.3327" calcext:value-type="float">
            <text:p>418.3327</text:p>
          </table:table-cell>
          <table:table-cell office:value-type="float" office:value="1836.745" calcext:value-type="float">
            <text:p>1836.745</text:p>
          </table:table-cell>
          <table:table-cell office:value-type="float" office:value="2074.904" calcext:value-type="float">
            <text:p>2074.904</text:p>
          </table:table-cell>
          <table:table-cell office:value-type="float" office:value="1662.708" calcext:value-type="float">
            <text:p>1662.708</text:p>
          </table:table-cell>
          <table:table-cell office:value-type="float" office:value="586.1736" calcext:value-type="float">
            <text:p>586.1736</text:p>
          </table:table-cell>
          <table:table-cell office:value-type="float" office:value="581.8566" calcext:value-type="float">
            <text:p>581.8566</text:p>
          </table:table-cell>
          <table:table-cell office:value-type="float" office:value="142.7329" calcext:value-type="float">
            <text:p>142.7329</text:p>
          </table:table-cell>
          <table:table-cell office:value-type="float" office:value="35.67477" calcext:value-type="float">
            <text:p>35.67477</text:p>
          </table:table-cell>
          <table:table-cell office:value-type="float" office:value="0" calcext:value-type="float">
            <text:p>0</text:p>
          </table:table-cell>
          <table:table-cell office:value-type="float" office:value="-0.009690911" calcext:value-type="float">
            <text:p>-0.00969091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4.0764" calcext:value-type="float">
            <text:p>-824.0764</text:p>
          </table:table-cell>
          <table:table-cell office:value-type="float" office:value="0" calcext:value-type="float">
            <text:p>0</text:p>
          </table:table-cell>
          <table:table-cell office:value-type="float" office:value="7.806476" calcext:value-type="float">
            <text:p>7.80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627.2128" calcext:value-type="float">
            <text:p>627.2128</text:p>
          </table:table-cell>
          <table:table-cell office:value-type="float" office:value="13396.12" calcext:value-type="float">
            <text:p>13396.1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6.553" calcext:value-type="float">
            <text:p>-1126.553</text:p>
          </table:table-cell>
          <table:table-cell office:value-type="float" office:value="2976.608" calcext:value-type="float">
            <text:p>2976.60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3.5078" calcext:value-type="float">
            <text:p>223.507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2738695" calcext:value-type="float">
            <text:p>0.273869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668832" calcext:value-type="float">
            <text:p>-0.1668832</text:p>
          </table:table-cell>
          <table:table-cell office:value-type="float" office:value="370" calcext:value-type="float">
            <text:p>370</text:p>
          </table:table-cell>
          <table:table-cell office:value-type="float" office:value="-63.3739" calcext:value-type="float">
            <text:p>-63.3739</text:p>
          </table:table-cell>
          <table:table-cell office:value-type="float" office:value="0" calcext:value-type="float">
            <text:p>0</text:p>
          </table:table-cell>
          <table:table-cell office:value-type="float" office:value="410.475" calcext:value-type="float">
            <text:p>410.475</text:p>
          </table:table-cell>
          <table:table-cell office:value-type="float" office:value="1354.079" calcext:value-type="float">
            <text:p>1354.079</text:p>
          </table:table-cell>
          <table:table-cell office:value-type="float" office:value="1675.619" calcext:value-type="float">
            <text:p>1675.619</text:p>
          </table:table-cell>
          <table:table-cell office:value-type="float" office:value="1262.969" calcext:value-type="float">
            <text:p>1262.969</text:p>
          </table:table-cell>
          <table:table-cell office:value-type="float" office:value="754.2017" calcext:value-type="float">
            <text:p>754.2017</text:p>
          </table:table-cell>
          <table:table-cell office:value-type="float" office:value="1120.974" calcext:value-type="float">
            <text:p>1120.974</text:p>
          </table:table-cell>
          <table:table-cell office:value-type="float" office:value="418.3221" calcext:value-type="float">
            <text:p>418.3221</text:p>
          </table:table-cell>
          <table:table-cell office:value-type="float" office:value="1836.731" calcext:value-type="float">
            <text:p>1836.731</text:p>
          </table:table-cell>
          <table:table-cell office:value-type="float" office:value="2074.879" calcext:value-type="float">
            <text:p>2074.879</text:p>
          </table:table-cell>
          <table:table-cell office:value-type="float" office:value="1662.685" calcext:value-type="float">
            <text:p>1662.685</text:p>
          </table:table-cell>
          <table:table-cell office:value-type="float" office:value="586.166" calcext:value-type="float">
            <text:p>586.166</text:p>
          </table:table-cell>
          <table:table-cell office:value-type="float" office:value="581.8367" calcext:value-type="float">
            <text:p>581.8367</text:p>
          </table:table-cell>
          <table:table-cell office:value-type="float" office:value="142.7328" calcext:value-type="float">
            <text:p>142.7328</text:p>
          </table:table-cell>
          <table:table-cell office:value-type="float" office:value="35.67482" calcext:value-type="float">
            <text:p>35.67482</text:p>
          </table:table-cell>
          <table:table-cell office:value-type="float" office:value="0" calcext:value-type="float">
            <text:p>0</text:p>
          </table:table-cell>
          <table:table-cell office:value-type="float" office:value="-0.009691481" calcext:value-type="float">
            <text:p>-0.00969148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4.4453" calcext:value-type="float">
            <text:p>-824.4453</text:p>
          </table:table-cell>
          <table:table-cell office:value-type="float" office:value="0" calcext:value-type="float">
            <text:p>0</text:p>
          </table:table-cell>
          <table:table-cell office:value-type="float" office:value="7.737691" calcext:value-type="float">
            <text:p>7.73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626.5488" calcext:value-type="float">
            <text:p>626.5488</text:p>
          </table:table-cell>
          <table:table-cell office:value-type="float" office:value="13396.26" calcext:value-type="float">
            <text:p>13396.2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7.133" calcext:value-type="float">
            <text:p>-1127.133</text:p>
          </table:table-cell>
          <table:table-cell office:value-type="float" office:value="2977.966" calcext:value-type="float">
            <text:p>2977.96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2.9923" calcext:value-type="float">
            <text:p>222.9923</text:p>
          </table:table-cell>
          <table:table-cell office:value-type="float" office:value="105.8128" calcext:value-type="float">
            <text:p>105.8128</text:p>
          </table:table-cell>
          <table:table-cell office:value-type="float" office:value="0.2747273" calcext:value-type="float">
            <text:p>0.274727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01054" calcext:value-type="float">
            <text:p>-0.1701054</text:p>
          </table:table-cell>
          <table:table-cell office:value-type="float" office:value="370" calcext:value-type="float">
            <text:p>370</text:p>
          </table:table-cell>
          <table:table-cell office:value-type="float" office:value="-63.94916" calcext:value-type="float">
            <text:p>-63.94916</text:p>
          </table:table-cell>
          <table:table-cell office:value-type="float" office:value="0" calcext:value-type="float">
            <text:p>0</text:p>
          </table:table-cell>
          <table:table-cell office:value-type="float" office:value="410.5372" calcext:value-type="float">
            <text:p>410.5372</text:p>
          </table:table-cell>
          <table:table-cell office:value-type="float" office:value="1353.958" calcext:value-type="float">
            <text:p>1353.958</text:p>
          </table:table-cell>
          <table:table-cell office:value-type="float" office:value="1675.485" calcext:value-type="float">
            <text:p>1675.485</text:p>
          </table:table-cell>
          <table:table-cell office:value-type="float" office:value="1262.945" calcext:value-type="float">
            <text:p>1262.945</text:p>
          </table:table-cell>
          <table:table-cell office:value-type="float" office:value="754.1804" calcext:value-type="float">
            <text:p>754.1804</text:p>
          </table:table-cell>
          <table:table-cell office:value-type="float" office:value="1120.96" calcext:value-type="float">
            <text:p>1120.96</text:p>
          </table:table-cell>
          <table:table-cell office:value-type="float" office:value="418.3117" calcext:value-type="float">
            <text:p>418.3117</text:p>
          </table:table-cell>
          <table:table-cell office:value-type="float" office:value="1836.717" calcext:value-type="float">
            <text:p>1836.717</text:p>
          </table:table-cell>
          <table:table-cell office:value-type="float" office:value="2074.854" calcext:value-type="float">
            <text:p>2074.854</text:p>
          </table:table-cell>
          <table:table-cell office:value-type="float" office:value="1662.662" calcext:value-type="float">
            <text:p>1662.662</text:p>
          </table:table-cell>
          <table:table-cell office:value-type="float" office:value="586.1586" calcext:value-type="float">
            <text:p>586.1586</text:p>
          </table:table-cell>
          <table:table-cell office:value-type="float" office:value="581.8171" calcext:value-type="float">
            <text:p>581.8171</text:p>
          </table:table-cell>
          <table:table-cell office:value-type="float" office:value="142.7328" calcext:value-type="float">
            <text:p>142.7328</text:p>
          </table:table-cell>
          <table:table-cell office:value-type="float" office:value="35.67487" calcext:value-type="float">
            <text:p>35.67487</text:p>
          </table:table-cell>
          <table:table-cell office:value-type="float" office:value="0" calcext:value-type="float">
            <text:p>0</text:p>
          </table:table-cell>
          <table:table-cell office:value-type="float" office:value="-0.009692489" calcext:value-type="float">
            <text:p>-0.00969248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4.9411" calcext:value-type="float">
            <text:p>-824.9411</text:p>
          </table:table-cell>
          <table:table-cell office:value-type="float" office:value="0" calcext:value-type="float">
            <text:p>0</text:p>
          </table:table-cell>
          <table:table-cell office:value-type="float" office:value="7.652908" calcext:value-type="float">
            <text:p>7.65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625.9841" calcext:value-type="float">
            <text:p>625.9841</text:p>
          </table:table-cell>
          <table:table-cell office:value-type="float" office:value="13396.35" calcext:value-type="float">
            <text:p>13396.35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7.654" calcext:value-type="float">
            <text:p>-1127.654</text:p>
          </table:table-cell>
          <table:table-cell office:value-type="float" office:value="2979.766" calcext:value-type="float">
            <text:p>2979.76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2.6394" calcext:value-type="float">
            <text:p>222.6394</text:p>
          </table:table-cell>
          <table:table-cell office:value-type="float" office:value="105.7208" calcext:value-type="float">
            <text:p>105.7208</text:p>
          </table:table-cell>
          <table:table-cell office:value-type="float" office:value="0.2755258" calcext:value-type="float">
            <text:p>0.275525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4.46868" calcext:value-type="float">
            <text:p>-64.46868</text:p>
          </table:table-cell>
          <table:table-cell office:value-type="float" office:value="0" calcext:value-type="float">
            <text:p>0</text:p>
          </table:table-cell>
          <table:table-cell office:value-type="float" office:value="410.5786" calcext:value-type="float">
            <text:p>410.5786</text:p>
          </table:table-cell>
          <table:table-cell office:value-type="float" office:value="1353.851" calcext:value-type="float">
            <text:p>1353.851</text:p>
          </table:table-cell>
          <table:table-cell office:value-type="float" office:value="1675.333" calcext:value-type="float">
            <text:p>1675.333</text:p>
          </table:table-cell>
          <table:table-cell office:value-type="float" office:value="1262.924" calcext:value-type="float">
            <text:p>1262.924</text:p>
          </table:table-cell>
          <table:table-cell office:value-type="float" office:value="754.1536" calcext:value-type="float">
            <text:p>754.1536</text:p>
          </table:table-cell>
          <table:table-cell office:value-type="float" office:value="1120.945" calcext:value-type="float">
            <text:p>1120.945</text:p>
          </table:table-cell>
          <table:table-cell office:value-type="float" office:value="418.3009" calcext:value-type="float">
            <text:p>418.3009</text:p>
          </table:table-cell>
          <table:table-cell office:value-type="float" office:value="1836.704" calcext:value-type="float">
            <text:p>1836.704</text:p>
          </table:table-cell>
          <table:table-cell office:value-type="float" office:value="2074.831" calcext:value-type="float">
            <text:p>2074.831</text:p>
          </table:table-cell>
          <table:table-cell office:value-type="float" office:value="1662.639" calcext:value-type="float">
            <text:p>1662.639</text:p>
          </table:table-cell>
          <table:table-cell office:value-type="float" office:value="586.1514" calcext:value-type="float">
            <text:p>586.1514</text:p>
          </table:table-cell>
          <table:table-cell office:value-type="float" office:value="581.798" calcext:value-type="float">
            <text:p>581.798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2964" calcext:value-type="float">
            <text:p>-0.00969296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5.3775" calcext:value-type="float">
            <text:p>-825.3775</text:p>
          </table:table-cell>
          <table:table-cell office:value-type="float" office:value="0" calcext:value-type="float">
            <text:p>0</text:p>
          </table:table-cell>
          <table:table-cell office:value-type="float" office:value="7.566849" calcext:value-type="float">
            <text:p>7.56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625.5902" calcext:value-type="float">
            <text:p>625.5902</text:p>
          </table:table-cell>
          <table:table-cell office:value-type="float" office:value="13396.4" calcext:value-type="float">
            <text:p>13396.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8.048" calcext:value-type="float">
            <text:p>-1128.048</text:p>
          </table:table-cell>
          <table:table-cell office:value-type="float" office:value="2981.027" calcext:value-type="float">
            <text:p>2981.02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2.451" calcext:value-type="float">
            <text:p>222.451</text:p>
          </table:table-cell>
          <table:table-cell office:value-type="float" office:value="105.7" calcext:value-type="float">
            <text:p>105.7</text:p>
          </table:table-cell>
          <table:table-cell office:value-type="float" office:value="0.276179" calcext:value-type="float">
            <text:p>0.27617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4.86146" calcext:value-type="float">
            <text:p>-64.86146</text:p>
          </table:table-cell>
          <table:table-cell office:value-type="float" office:value="0" calcext:value-type="float">
            <text:p>0</text:p>
          </table:table-cell>
          <table:table-cell office:value-type="float" office:value="410.6043" calcext:value-type="float">
            <text:p>410.6043</text:p>
          </table:table-cell>
          <table:table-cell office:value-type="float" office:value="1353.772" calcext:value-type="float">
            <text:p>1353.772</text:p>
          </table:table-cell>
          <table:table-cell office:value-type="float" office:value="1675.209" calcext:value-type="float">
            <text:p>1675.209</text:p>
          </table:table-cell>
          <table:table-cell office:value-type="float" office:value="1262.901" calcext:value-type="float">
            <text:p>1262.901</text:p>
          </table:table-cell>
          <table:table-cell office:value-type="float" office:value="754.1328" calcext:value-type="float">
            <text:p>754.1328</text:p>
          </table:table-cell>
          <table:table-cell office:value-type="float" office:value="1120.931" calcext:value-type="float">
            <text:p>1120.931</text:p>
          </table:table-cell>
          <table:table-cell office:value-type="float" office:value="418.2903" calcext:value-type="float">
            <text:p>418.2903</text:p>
          </table:table-cell>
          <table:table-cell office:value-type="float" office:value="1836.69" calcext:value-type="float">
            <text:p>1836.69</text:p>
          </table:table-cell>
          <table:table-cell office:value-type="float" office:value="2074.808" calcext:value-type="float">
            <text:p>2074.808</text:p>
          </table:table-cell>
          <table:table-cell office:value-type="float" office:value="1662.617" calcext:value-type="float">
            <text:p>1662.617</text:p>
          </table:table-cell>
          <table:table-cell office:value-type="float" office:value="586.1443" calcext:value-type="float">
            <text:p>586.1443</text:p>
          </table:table-cell>
          <table:table-cell office:value-type="float" office:value="581.7791" calcext:value-type="float">
            <text:p>581.7791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9" calcext:value-type="float">
            <text:p>35.67489</text:p>
          </table:table-cell>
          <table:table-cell office:value-type="float" office:value="0" calcext:value-type="float">
            <text:p>0</text:p>
          </table:table-cell>
          <table:table-cell office:value-type="float" office:value="-0.009693024" calcext:value-type="float">
            <text:p>-0.00969302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5.7" calcext:value-type="float">
            <text:p>-825.7</text:p>
          </table:table-cell>
          <table:table-cell office:value-type="float" office:value="0" calcext:value-type="float">
            <text:p>0</text:p>
          </table:table-cell>
          <table:table-cell office:value-type="float" office:value="7.489341" calcext:value-type="float">
            <text:p>7.489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625.1327" calcext:value-type="float">
            <text:p>625.1327</text:p>
          </table:table-cell>
          <table:table-cell office:value-type="float" office:value="13396.47" calcext:value-type="float">
            <text:p>13396.4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8.461" calcext:value-type="float">
            <text:p>-1128.461</text:p>
          </table:table-cell>
          <table:table-cell office:value-type="float" office:value="2981.405" calcext:value-type="float">
            <text:p>2981.405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2.1465" calcext:value-type="float">
            <text:p>222.1465</text:p>
          </table:table-cell>
          <table:table-cell office:value-type="float" office:value="105.6205" calcext:value-type="float">
            <text:p>105.6205</text:p>
          </table:table-cell>
          <table:table-cell office:value-type="float" office:value="0.2768695" calcext:value-type="float">
            <text:p>0.276869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5.27386" calcext:value-type="float">
            <text:p>-65.27386</text:p>
          </table:table-cell>
          <table:table-cell office:value-type="float" office:value="0" calcext:value-type="float">
            <text:p>0</text:p>
          </table:table-cell>
          <table:table-cell office:value-type="float" office:value="410.6407" calcext:value-type="float">
            <text:p>410.6407</text:p>
          </table:table-cell>
          <table:table-cell office:value-type="float" office:value="1353.685" calcext:value-type="float">
            <text:p>1353.685</text:p>
          </table:table-cell>
          <table:table-cell office:value-type="float" office:value="1675.104" calcext:value-type="float">
            <text:p>1675.104</text:p>
          </table:table-cell>
          <table:table-cell office:value-type="float" office:value="1262.882" calcext:value-type="float">
            <text:p>1262.882</text:p>
          </table:table-cell>
          <table:table-cell office:value-type="float" office:value="754.1125" calcext:value-type="float">
            <text:p>754.1125</text:p>
          </table:table-cell>
          <table:table-cell office:value-type="float" office:value="1120.919" calcext:value-type="float">
            <text:p>1120.919</text:p>
          </table:table-cell>
          <table:table-cell office:value-type="float" office:value="418.2805" calcext:value-type="float">
            <text:p>418.2805</text:p>
          </table:table-cell>
          <table:table-cell office:value-type="float" office:value="1836.677" calcext:value-type="float">
            <text:p>1836.677</text:p>
          </table:table-cell>
          <table:table-cell office:value-type="float" office:value="2074.785" calcext:value-type="float">
            <text:p>2074.785</text:p>
          </table:table-cell>
          <table:table-cell office:value-type="float" office:value="1662.594" calcext:value-type="float">
            <text:p>1662.594</text:p>
          </table:table-cell>
          <table:table-cell office:value-type="float" office:value="586.1373" calcext:value-type="float">
            <text:p>586.1373</text:p>
          </table:table-cell>
          <table:table-cell office:value-type="float" office:value="581.7606" calcext:value-type="float">
            <text:p>581.7606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9" calcext:value-type="float">
            <text:p>35.67489</text:p>
          </table:table-cell>
          <table:table-cell office:value-type="float" office:value="0" calcext:value-type="float">
            <text:p>0</text:p>
          </table:table-cell>
          <table:table-cell office:value-type="float" office:value="-0.009693667" calcext:value-type="float">
            <text:p>-0.00969366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6.0513" calcext:value-type="float">
            <text:p>-826.0513</text:p>
          </table:table-cell>
          <table:table-cell office:value-type="float" office:value="0" calcext:value-type="float">
            <text:p>0</text:p>
          </table:table-cell>
          <table:table-cell office:value-type="float" office:value="7.428783" calcext:value-type="float">
            <text:p>7.428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624.4683" calcext:value-type="float">
            <text:p>624.4683</text:p>
          </table:table-cell>
          <table:table-cell office:value-type="float" office:value="13396.62" calcext:value-type="float">
            <text:p>13396.6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8.996" calcext:value-type="float">
            <text:p>-1128.996</text:p>
          </table:table-cell>
          <table:table-cell office:value-type="float" office:value="2982.423" calcext:value-type="float">
            <text:p>2982.42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1.5981" calcext:value-type="float">
            <text:p>221.5981</text:p>
          </table:table-cell>
          <table:table-cell office:value-type="float" office:value="105.4512" calcext:value-type="float">
            <text:p>105.4512</text:p>
          </table:table-cell>
          <table:table-cell office:value-type="float" office:value="0.2777637" calcext:value-type="float">
            <text:p>0.2777637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4" calcext:value-type="float">
            <text:p>0.00704225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5.80812" calcext:value-type="float">
            <text:p>-65.80812</text:p>
          </table:table-cell>
          <table:table-cell office:value-type="float" office:value="0" calcext:value-type="float">
            <text:p>0</text:p>
          </table:table-cell>
          <table:table-cell office:value-type="float" office:value="410.7019" calcext:value-type="float">
            <text:p>410.7019</text:p>
          </table:table-cell>
          <table:table-cell office:value-type="float" office:value="1353.568" calcext:value-type="float">
            <text:p>1353.568</text:p>
          </table:table-cell>
          <table:table-cell office:value-type="float" office:value="1674.96" calcext:value-type="float">
            <text:p>1674.96</text:p>
          </table:table-cell>
          <table:table-cell office:value-type="float" office:value="1262.858" calcext:value-type="float">
            <text:p>1262.858</text:p>
          </table:table-cell>
          <table:table-cell office:value-type="float" office:value="754.0917" calcext:value-type="float">
            <text:p>754.0917</text:p>
          </table:table-cell>
          <table:table-cell office:value-type="float" office:value="1120.906" calcext:value-type="float">
            <text:p>1120.906</text:p>
          </table:table-cell>
          <table:table-cell office:value-type="float" office:value="418.2707" calcext:value-type="float">
            <text:p>418.2707</text:p>
          </table:table-cell>
          <table:table-cell office:value-type="float" office:value="1836.665" calcext:value-type="float">
            <text:p>1836.665</text:p>
          </table:table-cell>
          <table:table-cell office:value-type="float" office:value="2074.764" calcext:value-type="float">
            <text:p>2074.764</text:p>
          </table:table-cell>
          <table:table-cell office:value-type="float" office:value="1662.573" calcext:value-type="float">
            <text:p>1662.573</text:p>
          </table:table-cell>
          <table:table-cell office:value-type="float" office:value="586.1305" calcext:value-type="float">
            <text:p>586.1305</text:p>
          </table:table-cell>
          <table:table-cell office:value-type="float" office:value="581.7424" calcext:value-type="float">
            <text:p>581.7424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4844" calcext:value-type="float">
            <text:p>-0.00969484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6.5356" calcext:value-type="float">
            <text:p>-826.5356</text:p>
          </table:table-cell>
          <table:table-cell office:value-type="float" office:value="0" calcext:value-type="float">
            <text:p>0</text:p>
          </table:table-cell>
          <table:table-cell office:value-type="float" office:value="7.377744" calcext:value-type="float">
            <text:p>7.377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623.6644" calcext:value-type="float">
            <text:p>623.6644</text:p>
          </table:table-cell>
          <table:table-cell office:value-type="float" office:value="13396.81" calcext:value-type="float">
            <text:p>13396.8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29.632" calcext:value-type="float">
            <text:p>-1129.632</text:p>
          </table:table-cell>
          <table:table-cell office:value-type="float" office:value="2983.912" calcext:value-type="float">
            <text:p>2983.91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0.9611" calcext:value-type="float">
            <text:p>220.9611</text:p>
          </table:table-cell>
          <table:table-cell office:value-type="float" office:value="105.2948" calcext:value-type="float">
            <text:p>105.2948</text:p>
          </table:table-cell>
          <table:table-cell office:value-type="float" office:value="0.2787773" calcext:value-type="float">
            <text:p>0.278777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255" calcext:value-type="float">
            <text:p>0.007042255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6.44346" calcext:value-type="float">
            <text:p>-66.44346</text:p>
          </table:table-cell>
          <table:table-cell office:value-type="float" office:value="0" calcext:value-type="float">
            <text:p>0</text:p>
          </table:table-cell>
          <table:table-cell office:value-type="float" office:value="410.7634" calcext:value-type="float">
            <text:p>410.7634</text:p>
          </table:table-cell>
          <table:table-cell office:value-type="float" office:value="1353.421" calcext:value-type="float">
            <text:p>1353.421</text:p>
          </table:table-cell>
          <table:table-cell office:value-type="float" office:value="1674.752" calcext:value-type="float">
            <text:p>1674.752</text:p>
          </table:table-cell>
          <table:table-cell office:value-type="float" office:value="1262.822" calcext:value-type="float">
            <text:p>1262.822</text:p>
          </table:table-cell>
          <table:table-cell office:value-type="float" office:value="754.0619" calcext:value-type="float">
            <text:p>754.0619</text:p>
          </table:table-cell>
          <table:table-cell office:value-type="float" office:value="1120.888" calcext:value-type="float">
            <text:p>1120.888</text:p>
          </table:table-cell>
          <table:table-cell office:value-type="float" office:value="418.2596" calcext:value-type="float">
            <text:p>418.2596</text:p>
          </table:table-cell>
          <table:table-cell office:value-type="float" office:value="1836.652" calcext:value-type="float">
            <text:p>1836.652</text:p>
          </table:table-cell>
          <table:table-cell office:value-type="float" office:value="2074.754" calcext:value-type="float">
            <text:p>2074.754</text:p>
          </table:table-cell>
          <table:table-cell office:value-type="float" office:value="1662.551" calcext:value-type="float">
            <text:p>1662.551</text:p>
          </table:table-cell>
          <table:table-cell office:value-type="float" office:value="586.1238" calcext:value-type="float">
            <text:p>586.1238</text:p>
          </table:table-cell>
          <table:table-cell office:value-type="float" office:value="581.7244" calcext:value-type="float">
            <text:p>581.7244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6382" calcext:value-type="float">
            <text:p>-0.00969638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7.123" calcext:value-type="float">
            <text:p>-827.123</text:p>
          </table:table-cell>
          <table:table-cell office:value-type="float" office:value="0" calcext:value-type="float">
            <text:p>0</text:p>
          </table:table-cell>
          <table:table-cell office:value-type="float" office:value="7.332867" calcext:value-type="float">
            <text:p>7.33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622.1157" calcext:value-type="float">
            <text:p>622.1157</text:p>
          </table:table-cell>
          <table:table-cell office:value-type="float" office:value="13397.16" calcext:value-type="float">
            <text:p>13397.1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0.842" calcext:value-type="float">
            <text:p>-1130.842</text:p>
          </table:table-cell>
          <table:table-cell office:value-type="float" office:value="2987.083" calcext:value-type="float">
            <text:p>2987.08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0.6165" calcext:value-type="float">
            <text:p>220.6165</text:p>
          </table:table-cell>
          <table:table-cell office:value-type="float" office:value="104.4992" calcext:value-type="float">
            <text:p>104.4992</text:p>
          </table:table-cell>
          <table:table-cell office:value-type="float" office:value="0.2798591" calcext:value-type="float">
            <text:p>0.279859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7.65246" calcext:value-type="float">
            <text:p>-67.65246</text:p>
          </table:table-cell>
          <table:table-cell office:value-type="float" office:value="0" calcext:value-type="float">
            <text:p>0</text:p>
          </table:table-cell>
          <table:table-cell office:value-type="float" office:value="410.941" calcext:value-type="float">
            <text:p>410.941</text:p>
          </table:table-cell>
          <table:table-cell office:value-type="float" office:value="1353.267" calcext:value-type="float">
            <text:p>1353.267</text:p>
          </table:table-cell>
          <table:table-cell office:value-type="float" office:value="1674.518" calcext:value-type="float">
            <text:p>1674.518</text:p>
          </table:table-cell>
          <table:table-cell office:value-type="float" office:value="1262.778" calcext:value-type="float">
            <text:p>1262.778</text:p>
          </table:table-cell>
          <table:table-cell office:value-type="float" office:value="754.0214" calcext:value-type="float">
            <text:p>754.0214</text:p>
          </table:table-cell>
          <table:table-cell office:value-type="float" office:value="1120.866" calcext:value-type="float">
            <text:p>1120.866</text:p>
          </table:table-cell>
          <table:table-cell office:value-type="float" office:value="418.2463" calcext:value-type="float">
            <text:p>418.2463</text:p>
          </table:table-cell>
          <table:table-cell office:value-type="float" office:value="1836.638" calcext:value-type="float">
            <text:p>1836.638</text:p>
          </table:table-cell>
          <table:table-cell office:value-type="float" office:value="2074.742" calcext:value-type="float">
            <text:p>2074.742</text:p>
          </table:table-cell>
          <table:table-cell office:value-type="float" office:value="1662.529" calcext:value-type="float">
            <text:p>1662.529</text:p>
          </table:table-cell>
          <table:table-cell office:value-type="float" office:value="586.1173" calcext:value-type="float">
            <text:p>586.1173</text:p>
          </table:table-cell>
          <table:table-cell office:value-type="float" office:value="581.7069" calcext:value-type="float">
            <text:p>581.7069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6438" calcext:value-type="float">
            <text:p>-0.009696438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8.2916" calcext:value-type="float">
            <text:p>-828.2916</text:p>
          </table:table-cell>
          <table:table-cell office:value-type="float" office:value="0" calcext:value-type="float">
            <text:p>0</text:p>
          </table:table-cell>
          <table:table-cell office:value-type="float" office:value="7.295009" calcext:value-type="float">
            <text:p>7.295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621.2397" calcext:value-type="float">
            <text:p>621.2397</text:p>
          </table:table-cell>
          <table:table-cell office:value-type="float" office:value="13397.34" calcext:value-type="float">
            <text:p>13397.3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1.565" calcext:value-type="float">
            <text:p>-1131.565</text:p>
          </table:table-cell>
          <table:table-cell office:value-type="float" office:value="2989.52" calcext:value-type="float">
            <text:p>2989.5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20.1692" calcext:value-type="float">
            <text:p>220.1692</text:p>
          </table:table-cell>
          <table:table-cell office:value-type="float" office:value="104.2152" calcext:value-type="float">
            <text:p>104.2152</text:p>
          </table:table-cell>
          <table:table-cell office:value-type="float" office:value="0.2808679" calcext:value-type="float">
            <text:p>0.280867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8.37399" calcext:value-type="float">
            <text:p>-68.37399</text:p>
          </table:table-cell>
          <table:table-cell office:value-type="float" office:value="0" calcext:value-type="float">
            <text:p>0</text:p>
          </table:table-cell>
          <table:table-cell office:value-type="float" office:value="411.0257" calcext:value-type="float">
            <text:p>411.0257</text:p>
          </table:table-cell>
          <table:table-cell office:value-type="float" office:value="1353.153" calcext:value-type="float">
            <text:p>1353.153</text:p>
          </table:table-cell>
          <table:table-cell office:value-type="float" office:value="1674.328" calcext:value-type="float">
            <text:p>1674.328</text:p>
          </table:table-cell>
          <table:table-cell office:value-type="float" office:value="1262.742" calcext:value-type="float">
            <text:p>1262.742</text:p>
          </table:table-cell>
          <table:table-cell office:value-type="float" office:value="753.985" calcext:value-type="float">
            <text:p>753.985</text:p>
          </table:table-cell>
          <table:table-cell office:value-type="float" office:value="1120.844" calcext:value-type="float">
            <text:p>1120.844</text:p>
          </table:table-cell>
          <table:table-cell office:value-type="float" office:value="418.2325" calcext:value-type="float">
            <text:p>418.2325</text:p>
          </table:table-cell>
          <table:table-cell office:value-type="float" office:value="1836.623" calcext:value-type="float">
            <text:p>1836.623</text:p>
          </table:table-cell>
          <table:table-cell office:value-type="float" office:value="2074.72" calcext:value-type="float">
            <text:p>2074.72</text:p>
          </table:table-cell>
          <table:table-cell office:value-type="float" office:value="1662.508" calcext:value-type="float">
            <text:p>1662.508</text:p>
          </table:table-cell>
          <table:table-cell office:value-type="float" office:value="586.1109" calcext:value-type="float">
            <text:p>586.1109</text:p>
          </table:table-cell>
          <table:table-cell office:value-type="float" office:value="581.6897" calcext:value-type="float">
            <text:p>581.6897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6438" calcext:value-type="float">
            <text:p>-0.009696438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8.9488" calcext:value-type="float">
            <text:p>-828.9488</text:p>
          </table:table-cell>
          <table:table-cell office:value-type="float" office:value="0" calcext:value-type="float">
            <text:p>0</text:p>
          </table:table-cell>
          <table:table-cell office:value-type="float" office:value="7.23074" calcext:value-type="float">
            <text:p>7.2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620.0068" calcext:value-type="float">
            <text:p>620.0068</text:p>
          </table:table-cell>
          <table:table-cell office:value-type="float" office:value="13397.64" calcext:value-type="float">
            <text:p>13397.6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2.511" calcext:value-type="float">
            <text:p>-1132.511</text:p>
          </table:table-cell>
          <table:table-cell office:value-type="float" office:value="2991.892" calcext:value-type="float">
            <text:p>2991.89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9.5666" calcext:value-type="float">
            <text:p>219.5666</text:p>
          </table:table-cell>
          <table:table-cell office:value-type="float" office:value="103.7036" calcext:value-type="float">
            <text:p>103.7036</text:p>
          </table:table-cell>
          <table:table-cell office:value-type="float" office:value="0.2819246" calcext:value-type="float">
            <text:p>0.281924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69.31934" calcext:value-type="float">
            <text:p>-69.31934</text:p>
          </table:table-cell>
          <table:table-cell office:value-type="float" office:value="0" calcext:value-type="float">
            <text:p>0</text:p>
          </table:table-cell>
          <table:table-cell office:value-type="float" office:value="411.1723" calcext:value-type="float">
            <text:p>411.1723</text:p>
          </table:table-cell>
          <table:table-cell office:value-type="float" office:value="1352.989" calcext:value-type="float">
            <text:p>1352.989</text:p>
          </table:table-cell>
          <table:table-cell office:value-type="float" office:value="1674.111" calcext:value-type="float">
            <text:p>1674.111</text:p>
          </table:table-cell>
          <table:table-cell office:value-type="float" office:value="1262.705" calcext:value-type="float">
            <text:p>1262.705</text:p>
          </table:table-cell>
          <table:table-cell office:value-type="float" office:value="753.9449" calcext:value-type="float">
            <text:p>753.9449</text:p>
          </table:table-cell>
          <table:table-cell office:value-type="float" office:value="1120.823" calcext:value-type="float">
            <text:p>1120.823</text:p>
          </table:table-cell>
          <table:table-cell office:value-type="float" office:value="418.2193" calcext:value-type="float">
            <text:p>418.2193</text:p>
          </table:table-cell>
          <table:table-cell office:value-type="float" office:value="1836.609" calcext:value-type="float">
            <text:p>1836.609</text:p>
          </table:table-cell>
          <table:table-cell office:value-type="float" office:value="2074.698" calcext:value-type="float">
            <text:p>2074.698</text:p>
          </table:table-cell>
          <table:table-cell office:value-type="float" office:value="1662.487" calcext:value-type="float">
            <text:p>1662.487</text:p>
          </table:table-cell>
          <table:table-cell office:value-type="float" office:value="586.1046" calcext:value-type="float">
            <text:p>586.1046</text:p>
          </table:table-cell>
          <table:table-cell office:value-type="float" office:value="581.6727" calcext:value-type="float">
            <text:p>581.6727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6515" calcext:value-type="float">
            <text:p>-0.00969651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29.8524" calcext:value-type="float">
            <text:p>-829.8524</text:p>
          </table:table-cell>
          <table:table-cell office:value-type="float" office:value="0" calcext:value-type="float">
            <text:p>0</text:p>
          </table:table-cell>
          <table:table-cell office:value-type="float" office:value="7.189472" calcext:value-type="float">
            <text:p>7.189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618.8697" calcext:value-type="float">
            <text:p>618.8697</text:p>
          </table:table-cell>
          <table:table-cell office:value-type="float" office:value="13397.9" calcext:value-type="float">
            <text:p>13397.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3.394" calcext:value-type="float">
            <text:p>-1133.394</text:p>
          </table:table-cell>
          <table:table-cell office:value-type="float" office:value="2994.417" calcext:value-type="float">
            <text:p>2994.41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8.8329" calcext:value-type="float">
            <text:p>218.8329</text:p>
          </table:table-cell>
          <table:table-cell office:value-type="float" office:value="103.3727" calcext:value-type="float">
            <text:p>103.3727</text:p>
          </table:table-cell>
          <table:table-cell office:value-type="float" office:value="0.2830683" calcext:value-type="float">
            <text:p>0.283068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70.20113" calcext:value-type="float">
            <text:p>-70.20113</text:p>
          </table:table-cell>
          <table:table-cell office:value-type="float" office:value="0" calcext:value-type="float">
            <text:p>0</text:p>
          </table:table-cell>
          <table:table-cell office:value-type="float" office:value="411.2792" calcext:value-type="float">
            <text:p>411.2792</text:p>
          </table:table-cell>
          <table:table-cell office:value-type="float" office:value="1352.809" calcext:value-type="float">
            <text:p>1352.809</text:p>
          </table:table-cell>
          <table:table-cell office:value-type="float" office:value="1673.856" calcext:value-type="float">
            <text:p>1673.856</text:p>
          </table:table-cell>
          <table:table-cell office:value-type="float" office:value="1262.66" calcext:value-type="float">
            <text:p>1262.66</text:p>
          </table:table-cell>
          <table:table-cell office:value-type="float" office:value="753.8973" calcext:value-type="float">
            <text:p>753.8973</text:p>
          </table:table-cell>
          <table:table-cell office:value-type="float" office:value="1120.796" calcext:value-type="float">
            <text:p>1120.796</text:p>
          </table:table-cell>
          <table:table-cell office:value-type="float" office:value="418.2045" calcext:value-type="float">
            <text:p>418.2045</text:p>
          </table:table-cell>
          <table:table-cell office:value-type="float" office:value="1836.593" calcext:value-type="float">
            <text:p>1836.593</text:p>
          </table:table-cell>
          <table:table-cell office:value-type="float" office:value="2074.675" calcext:value-type="float">
            <text:p>2074.675</text:p>
          </table:table-cell>
          <table:table-cell office:value-type="float" office:value="1662.466" calcext:value-type="float">
            <text:p>1662.466</text:p>
          </table:table-cell>
          <table:table-cell office:value-type="float" office:value="586.0983" calcext:value-type="float">
            <text:p>586.0983</text:p>
          </table:table-cell>
          <table:table-cell office:value-type="float" office:value="581.6561" calcext:value-type="float">
            <text:p>581.6561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6934" calcext:value-type="float">
            <text:p>-0.00969693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0.689" calcext:value-type="float">
            <text:p>-830.689</text:p>
          </table:table-cell>
          <table:table-cell office:value-type="float" office:value="0" calcext:value-type="float">
            <text:p>0</text:p>
          </table:table-cell>
          <table:table-cell office:value-type="float" office:value="7.145126" calcext:value-type="float">
            <text:p>7.145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617.9666" calcext:value-type="float">
            <text:p>617.9666</text:p>
          </table:table-cell>
          <table:table-cell office:value-type="float" office:value="13398.09" calcext:value-type="float">
            <text:p>13398.09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4.124" calcext:value-type="float">
            <text:p>-1134.124</text:p>
          </table:table-cell>
          <table:table-cell office:value-type="float" office:value="2996.679" calcext:value-type="float">
            <text:p>2996.67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8.1746" calcext:value-type="float">
            <text:p>218.1746</text:p>
          </table:table-cell>
          <table:table-cell office:value-type="float" office:value="103.2074" calcext:value-type="float">
            <text:p>103.2074</text:p>
          </table:table-cell>
          <table:table-cell office:value-type="float" office:value="0.2842025" calcext:value-type="float">
            <text:p>0.284202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70.9301" calcext:value-type="float">
            <text:p>-70.9301</text:p>
          </table:table-cell>
          <table:table-cell office:value-type="float" office:value="0" calcext:value-type="float">
            <text:p>0</text:p>
          </table:table-cell>
          <table:table-cell office:value-type="float" office:value="411.3466" calcext:value-type="float">
            <text:p>411.3466</text:p>
          </table:table-cell>
          <table:table-cell office:value-type="float" office:value="1352.646" calcext:value-type="float">
            <text:p>1352.646</text:p>
          </table:table-cell>
          <table:table-cell office:value-type="float" office:value="1673.625" calcext:value-type="float">
            <text:p>1673.625</text:p>
          </table:table-cell>
          <table:table-cell office:value-type="float" office:value="1262.616" calcext:value-type="float">
            <text:p>1262.616</text:p>
          </table:table-cell>
          <table:table-cell office:value-type="float" office:value="753.8464" calcext:value-type="float">
            <text:p>753.8464</text:p>
          </table:table-cell>
          <table:table-cell office:value-type="float" office:value="1120.766" calcext:value-type="float">
            <text:p>1120.766</text:p>
          </table:table-cell>
          <table:table-cell office:value-type="float" office:value="418.1888" calcext:value-type="float">
            <text:p>418.1888</text:p>
          </table:table-cell>
          <table:table-cell office:value-type="float" office:value="1836.577" calcext:value-type="float">
            <text:p>1836.577</text:p>
          </table:table-cell>
          <table:table-cell office:value-type="float" office:value="2074.652" calcext:value-type="float">
            <text:p>2074.652</text:p>
          </table:table-cell>
          <table:table-cell office:value-type="float" office:value="1662.444" calcext:value-type="float">
            <text:p>1662.444</text:p>
          </table:table-cell>
          <table:table-cell office:value-type="float" office:value="586.0922" calcext:value-type="float">
            <text:p>586.0922</text:p>
          </table:table-cell>
          <table:table-cell office:value-type="float" office:value="581.6396" calcext:value-type="float">
            <text:p>581.6396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8" calcext:value-type="float">
            <text:p>35.67488</text:p>
          </table:table-cell>
          <table:table-cell office:value-type="float" office:value="0" calcext:value-type="float">
            <text:p>0</text:p>
          </table:table-cell>
          <table:table-cell office:value-type="float" office:value="-0.009697742" calcext:value-type="float">
            <text:p>-0.009697742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1.3656" calcext:value-type="float">
            <text:p>-831.3656</text:p>
          </table:table-cell>
          <table:table-cell office:value-type="float" office:value="0" calcext:value-type="float">
            <text:p>0</text:p>
          </table:table-cell>
          <table:table-cell office:value-type="float" office:value="7.091642" calcext:value-type="float">
            <text:p>7.09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617.0989" calcext:value-type="float">
            <text:p>617.0989</text:p>
          </table:table-cell>
          <table:table-cell office:value-type="float" office:value="13398.27" calcext:value-type="float">
            <text:p>13398.2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4.821" calcext:value-type="float">
            <text:p>-1134.821</text:p>
          </table:table-cell>
          <table:table-cell office:value-type="float" office:value="2998.806" calcext:value-type="float">
            <text:p>2998.80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7.4884" calcext:value-type="float">
            <text:p>217.4884</text:p>
          </table:table-cell>
          <table:table-cell office:value-type="float" office:value="103.0639" calcext:value-type="float">
            <text:p>103.0639</text:p>
          </table:table-cell>
          <table:table-cell office:value-type="float" office:value="0.2853294" calcext:value-type="float">
            <text:p>0.285329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13957" calcext:value-type="float">
            <text:p>-0.1713957</text:p>
          </table:table-cell>
          <table:table-cell office:value-type="float" office:value="370" calcext:value-type="float">
            <text:p>370</text:p>
          </table:table-cell>
          <table:table-cell office:value-type="float" office:value="-71.62563" calcext:value-type="float">
            <text:p>-71.62563</text:p>
          </table:table-cell>
          <table:table-cell office:value-type="float" office:value="0" calcext:value-type="float">
            <text:p>0</text:p>
          </table:table-cell>
          <table:table-cell office:value-type="float" office:value="411.4113" calcext:value-type="float">
            <text:p>411.4113</text:p>
          </table:table-cell>
          <table:table-cell office:value-type="float" office:value="1352.483" calcext:value-type="float">
            <text:p>1352.483</text:p>
          </table:table-cell>
          <table:table-cell office:value-type="float" office:value="1673.396" calcext:value-type="float">
            <text:p>1673.396</text:p>
          </table:table-cell>
          <table:table-cell office:value-type="float" office:value="1262.574" calcext:value-type="float">
            <text:p>1262.574</text:p>
          </table:table-cell>
          <table:table-cell office:value-type="float" office:value="753.7974" calcext:value-type="float">
            <text:p>753.7974</text:p>
          </table:table-cell>
          <table:table-cell office:value-type="float" office:value="1120.738" calcext:value-type="float">
            <text:p>1120.738</text:p>
          </table:table-cell>
          <table:table-cell office:value-type="float" office:value="418.1732" calcext:value-type="float">
            <text:p>418.1732</text:p>
          </table:table-cell>
          <table:table-cell office:value-type="float" office:value="1836.561" calcext:value-type="float">
            <text:p>1836.561</text:p>
          </table:table-cell>
          <table:table-cell office:value-type="float" office:value="2074.629" calcext:value-type="float">
            <text:p>2074.629</text:p>
          </table:table-cell>
          <table:table-cell office:value-type="float" office:value="1662.423" calcext:value-type="float">
            <text:p>1662.423</text:p>
          </table:table-cell>
          <table:table-cell office:value-type="float" office:value="586.0861" calcext:value-type="float">
            <text:p>586.0861</text:p>
          </table:table-cell>
          <table:table-cell office:value-type="float" office:value="581.6234" calcext:value-type="float">
            <text:p>581.6234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7" calcext:value-type="float">
            <text:p>35.67487</text:p>
          </table:table-cell>
          <table:table-cell office:value-type="float" office:value="0" calcext:value-type="float">
            <text:p>0</text:p>
          </table:table-cell>
          <table:table-cell office:value-type="float" office:value="-0.009699394" calcext:value-type="float">
            <text:p>-0.00969939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2.0143" calcext:value-type="float">
            <text:p>-832.0143</text:p>
          </table:table-cell>
          <table:table-cell office:value-type="float" office:value="0" calcext:value-type="float">
            <text:p>0</text:p>
          </table:table-cell>
          <table:table-cell office:value-type="float" office:value="7.043548" calcext:value-type="float">
            <text:p>7.04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616.4719" calcext:value-type="float">
            <text:p>616.4719</text:p>
          </table:table-cell>
          <table:table-cell office:value-type="float" office:value="13398.37" calcext:value-type="float">
            <text:p>13398.3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5.437" calcext:value-type="float">
            <text:p>-1135.437</text:p>
          </table:table-cell>
          <table:table-cell office:value-type="float" office:value="3000.551" calcext:value-type="float">
            <text:p>3000.551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7.0236" calcext:value-type="float">
            <text:p>217.0236</text:p>
          </table:table-cell>
          <table:table-cell office:value-type="float" office:value="102.9911" calcext:value-type="float">
            <text:p>102.9911</text:p>
          </table:table-cell>
          <table:table-cell office:value-type="float" office:value="0.2863164" calcext:value-type="float">
            <text:p>0.286316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28474" calcext:value-type="float">
            <text:p>-0.1728474</text:p>
          </table:table-cell>
          <table:table-cell office:value-type="float" office:value="370" calcext:value-type="float">
            <text:p>370</text:p>
          </table:table-cell>
          <table:table-cell office:value-type="float" office:value="-72.23879" calcext:value-type="float">
            <text:p>-72.23879</text:p>
          </table:table-cell>
          <table:table-cell office:value-type="float" office:value="0" calcext:value-type="float">
            <text:p>0</text:p>
          </table:table-cell>
          <table:table-cell office:value-type="float" office:value="411.4556" calcext:value-type="float">
            <text:p>411.4556</text:p>
          </table:table-cell>
          <table:table-cell office:value-type="float" office:value="1352.361" calcext:value-type="float">
            <text:p>1352.361</text:p>
          </table:table-cell>
          <table:table-cell office:value-type="float" office:value="1673.22" calcext:value-type="float">
            <text:p>1673.22</text:p>
          </table:table-cell>
          <table:table-cell office:value-type="float" office:value="1262.54" calcext:value-type="float">
            <text:p>1262.54</text:p>
          </table:table-cell>
          <table:table-cell office:value-type="float" office:value="753.7588" calcext:value-type="float">
            <text:p>753.7588</text:p>
          </table:table-cell>
          <table:table-cell office:value-type="float" office:value="1120.713" calcext:value-type="float">
            <text:p>1120.713</text:p>
          </table:table-cell>
          <table:table-cell office:value-type="float" office:value="418.1582" calcext:value-type="float">
            <text:p>418.1582</text:p>
          </table:table-cell>
          <table:table-cell office:value-type="float" office:value="1836.545" calcext:value-type="float">
            <text:p>1836.545</text:p>
          </table:table-cell>
          <table:table-cell office:value-type="float" office:value="2074.606" calcext:value-type="float">
            <text:p>2074.606</text:p>
          </table:table-cell>
          <table:table-cell office:value-type="float" office:value="1662.402" calcext:value-type="float">
            <text:p>1662.402</text:p>
          </table:table-cell>
          <table:table-cell office:value-type="float" office:value="586.0801" calcext:value-type="float">
            <text:p>586.0801</text:p>
          </table:table-cell>
          <table:table-cell office:value-type="float" office:value="581.6075" calcext:value-type="float">
            <text:p>581.6075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86" calcext:value-type="float">
            <text:p>35.67486</text:p>
          </table:table-cell>
          <table:table-cell office:value-type="float" office:value="0" calcext:value-type="float">
            <text:p>0</text:p>
          </table:table-cell>
          <table:table-cell office:value-type="float" office:value="-0.009700287" calcext:value-type="float">
            <text:p>-0.00970028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2.494" calcext:value-type="float">
            <text:p>-832.494</text:p>
          </table:table-cell>
          <table:table-cell office:value-type="float" office:value="0" calcext:value-type="float">
            <text:p>0</text:p>
          </table:table-cell>
          <table:table-cell office:value-type="float" office:value="6.909595" calcext:value-type="float">
            <text:p>6.909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615.9309" calcext:value-type="float">
            <text:p>615.9309</text:p>
          </table:table-cell>
          <table:table-cell office:value-type="float" office:value="13398.46" calcext:value-type="float">
            <text:p>13398.46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5.926" calcext:value-type="float">
            <text:p>-1135.926</text:p>
          </table:table-cell>
          <table:table-cell office:value-type="float" office:value="3001.668" calcext:value-type="float">
            <text:p>3001.668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6.6177" calcext:value-type="float">
            <text:p>216.6177</text:p>
          </table:table-cell>
          <table:table-cell office:value-type="float" office:value="102.9205" calcext:value-type="float">
            <text:p>102.9205</text:p>
          </table:table-cell>
          <table:table-cell office:value-type="float" office:value="0.2872184" calcext:value-type="float">
            <text:p>0.2872184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14" calcext:value-type="float">
            <text:p>0.00704231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6036" calcext:value-type="float">
            <text:p>-0.176036</text:p>
          </table:table-cell>
          <table:table-cell office:value-type="float" office:value="370" calcext:value-type="float">
            <text:p>370</text:p>
          </table:table-cell>
          <table:table-cell office:value-type="float" office:value="-72.72433" calcext:value-type="float">
            <text:p>-72.72433</text:p>
          </table:table-cell>
          <table:table-cell office:value-type="float" office:value="0" calcext:value-type="float">
            <text:p>0</text:p>
          </table:table-cell>
          <table:table-cell office:value-type="float" office:value="411.4965" calcext:value-type="float">
            <text:p>411.4965</text:p>
          </table:table-cell>
          <table:table-cell office:value-type="float" office:value="1352.255" calcext:value-type="float">
            <text:p>1352.255</text:p>
          </table:table-cell>
          <table:table-cell office:value-type="float" office:value="1673.072" calcext:value-type="float">
            <text:p>1673.072</text:p>
          </table:table-cell>
          <table:table-cell office:value-type="float" office:value="1262.516" calcext:value-type="float">
            <text:p>1262.516</text:p>
          </table:table-cell>
          <table:table-cell office:value-type="float" office:value="753.7258" calcext:value-type="float">
            <text:p>753.7258</text:p>
          </table:table-cell>
          <table:table-cell office:value-type="float" office:value="1120.694" calcext:value-type="float">
            <text:p>1120.694</text:p>
          </table:table-cell>
          <table:table-cell office:value-type="float" office:value="418.1451" calcext:value-type="float">
            <text:p>418.1451</text:p>
          </table:table-cell>
          <table:table-cell office:value-type="float" office:value="1836.529" calcext:value-type="float">
            <text:p>1836.529</text:p>
          </table:table-cell>
          <table:table-cell office:value-type="float" office:value="2074.584" calcext:value-type="float">
            <text:p>2074.584</text:p>
          </table:table-cell>
          <table:table-cell office:value-type="float" office:value="1662.381" calcext:value-type="float">
            <text:p>1662.381</text:p>
          </table:table-cell>
          <table:table-cell office:value-type="float" office:value="586.074" calcext:value-type="float">
            <text:p>586.074</text:p>
          </table:table-cell>
          <table:table-cell office:value-type="float" office:value="581.5917" calcext:value-type="float">
            <text:p>581.5917</text:p>
          </table:table-cell>
          <table:table-cell office:value-type="float" office:value="142.7327" calcext:value-type="float">
            <text:p>142.7327</text:p>
          </table:table-cell>
          <table:table-cell office:value-type="float" office:value="35.6749" calcext:value-type="float">
            <text:p>35.6749</text:p>
          </table:table-cell>
          <table:table-cell office:value-type="float" office:value="0" calcext:value-type="float">
            <text:p>0</text:p>
          </table:table-cell>
          <table:table-cell office:value-type="float" office:value="-0.009701135" calcext:value-type="float">
            <text:p>-0.009701135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2.9068" calcext:value-type="float">
            <text:p>-832.9068</text:p>
          </table:table-cell>
          <table:table-cell office:value-type="float" office:value="0" calcext:value-type="float">
            <text:p>0</text:p>
          </table:table-cell>
          <table:table-cell office:value-type="float" office:value="6.835288" calcext:value-type="float">
            <text:p>6.83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615.1642" calcext:value-type="float">
            <text:p>615.1642</text:p>
          </table:table-cell>
          <table:table-cell office:value-type="float" office:value="13398.63" calcext:value-type="float">
            <text:p>13398.6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6.567" calcext:value-type="float">
            <text:p>-1136.567</text:p>
          </table:table-cell>
          <table:table-cell office:value-type="float" office:value="3001.904" calcext:value-type="float">
            <text:p>3001.90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6.1155" calcext:value-type="float">
            <text:p>216.1155</text:p>
          </table:table-cell>
          <table:table-cell office:value-type="float" office:value="102.6727" calcext:value-type="float">
            <text:p>102.6727</text:p>
          </table:table-cell>
          <table:table-cell office:value-type="float" office:value="0.288225" calcext:value-type="float">
            <text:p>0.288225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2322" calcext:value-type="float">
            <text:p>0.007042322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89578" calcext:value-type="float">
            <text:p>-0.1789578</text:p>
          </table:table-cell>
          <table:table-cell office:value-type="float" office:value="370" calcext:value-type="float">
            <text:p>370</text:p>
          </table:table-cell>
          <table:table-cell office:value-type="float" office:value="-73.3609" calcext:value-type="float">
            <text:p>-73.3609</text:p>
          </table:table-cell>
          <table:table-cell office:value-type="float" office:value="0" calcext:value-type="float">
            <text:p>0</text:p>
          </table:table-cell>
          <table:table-cell office:value-type="float" office:value="411.591" calcext:value-type="float">
            <text:p>411.591</text:p>
          </table:table-cell>
          <table:table-cell office:value-type="float" office:value="1352.142" calcext:value-type="float">
            <text:p>1352.142</text:p>
          </table:table-cell>
          <table:table-cell office:value-type="float" office:value="1672.911" calcext:value-type="float">
            <text:p>1672.911</text:p>
          </table:table-cell>
          <table:table-cell office:value-type="float" office:value="1262.484" calcext:value-type="float">
            <text:p>1262.484</text:p>
          </table:table-cell>
          <table:table-cell office:value-type="float" office:value="753.6962" calcext:value-type="float">
            <text:p>753.6962</text:p>
          </table:table-cell>
          <table:table-cell office:value-type="float" office:value="1120.676" calcext:value-type="float">
            <text:p>1120.676</text:p>
          </table:table-cell>
          <table:table-cell office:value-type="float" office:value="418.1329" calcext:value-type="float">
            <text:p>418.1329</text:p>
          </table:table-cell>
          <table:table-cell office:value-type="float" office:value="1836.515" calcext:value-type="float">
            <text:p>1836.515</text:p>
          </table:table-cell>
          <table:table-cell office:value-type="float" office:value="2074.561" calcext:value-type="float">
            <text:p>2074.561</text:p>
          </table:table-cell>
          <table:table-cell office:value-type="float" office:value="1662.36" calcext:value-type="float">
            <text:p>1662.36</text:p>
          </table:table-cell>
          <table:table-cell office:value-type="float" office:value="586.0681" calcext:value-type="float">
            <text:p>586.0681</text:p>
          </table:table-cell>
          <table:table-cell office:value-type="float" office:value="581.5761" calcext:value-type="float">
            <text:p>581.5761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156" calcext:value-type="float">
            <text:p>-0.00970115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3.4719" calcext:value-type="float">
            <text:p>-833.4719</text:p>
          </table:table-cell>
          <table:table-cell office:value-type="float" office:value="0" calcext:value-type="float">
            <text:p>0</text:p>
          </table:table-cell>
          <table:table-cell office:value-type="float" office:value="6.761557" calcext:value-type="float">
            <text:p>6.76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613.9524" calcext:value-type="float">
            <text:p>613.9524</text:p>
          </table:table-cell>
          <table:table-cell office:value-type="float" office:value="13398.88" calcext:value-type="float">
            <text:p>13398.88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7.487" calcext:value-type="float">
            <text:p>-1137.487</text:p>
          </table:table-cell>
          <table:table-cell office:value-type="float" office:value="3002.42" calcext:value-type="float">
            <text:p>3002.42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5.9056" calcext:value-type="float">
            <text:p>215.9056</text:p>
          </table:table-cell>
          <table:table-cell office:value-type="float" office:value="102.1045" calcext:value-type="float">
            <text:p>102.1045</text:p>
          </table:table-cell>
          <table:table-cell office:value-type="float" office:value="0.2888352" calcext:value-type="float">
            <text:p>0.288835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3981" calcext:value-type="float">
            <text:p>0.007043981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4.28058" calcext:value-type="float">
            <text:p>-74.28058</text:p>
          </table:table-cell>
          <table:table-cell office:value-type="float" office:value="0" calcext:value-type="float">
            <text:p>0</text:p>
          </table:table-cell>
          <table:table-cell office:value-type="float" office:value="411.7115" calcext:value-type="float">
            <text:p>411.7115</text:p>
          </table:table-cell>
          <table:table-cell office:value-type="float" office:value="1351.967" calcext:value-type="float">
            <text:p>1351.967</text:p>
          </table:table-cell>
          <table:table-cell office:value-type="float" office:value="1672.741" calcext:value-type="float">
            <text:p>1672.741</text:p>
          </table:table-cell>
          <table:table-cell office:value-type="float" office:value="1262.447" calcext:value-type="float">
            <text:p>1262.447</text:p>
          </table:table-cell>
          <table:table-cell office:value-type="float" office:value="753.6669" calcext:value-type="float">
            <text:p>753.6669</text:p>
          </table:table-cell>
          <table:table-cell office:value-type="float" office:value="1120.656" calcext:value-type="float">
            <text:p>1120.656</text:p>
          </table:table-cell>
          <table:table-cell office:value-type="float" office:value="418.1195" calcext:value-type="float">
            <text:p>418.1195</text:p>
          </table:table-cell>
          <table:table-cell office:value-type="float" office:value="1836.5" calcext:value-type="float">
            <text:p>1836.5</text:p>
          </table:table-cell>
          <table:table-cell office:value-type="float" office:value="2074.539" calcext:value-type="float">
            <text:p>2074.539</text:p>
          </table:table-cell>
          <table:table-cell office:value-type="float" office:value="1662.35" calcext:value-type="float">
            <text:p>1662.35</text:p>
          </table:table-cell>
          <table:table-cell office:value-type="float" office:value="586.0623" calcext:value-type="float">
            <text:p>586.0623</text:p>
          </table:table-cell>
          <table:table-cell office:value-type="float" office:value="581.5607" calcext:value-type="float">
            <text:p>581.5607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17" calcext:value-type="float">
            <text:p>-0.0097011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4.4062" calcext:value-type="float">
            <text:p>-834.4062</text:p>
          </table:table-cell>
          <table:table-cell office:value-type="float" office:value="0" calcext:value-type="float">
            <text:p>0</text:p>
          </table:table-cell>
          <table:table-cell office:value-type="float" office:value="6.774604" calcext:value-type="float">
            <text:p>6.774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612.4806" calcext:value-type="float">
            <text:p>612.4806</text:p>
          </table:table-cell>
          <table:table-cell office:value-type="float" office:value="13399.2" calcext:value-type="float">
            <text:p>13399.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8.648" calcext:value-type="float">
            <text:p>-1138.648</text:p>
          </table:table-cell>
          <table:table-cell office:value-type="float" office:value="3005.657" calcext:value-type="float">
            <text:p>3005.65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5.7145" calcext:value-type="float">
            <text:p>215.7145</text:p>
          </table:table-cell>
          <table:table-cell office:value-type="float" office:value="101.3844" calcext:value-type="float">
            <text:p>101.3844</text:p>
          </table:table-cell>
          <table:table-cell office:value-type="float" office:value="0.2895339" calcext:value-type="float">
            <text:p>0.2895339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193" calcext:value-type="float">
            <text:p>0.007045193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5.4404" calcext:value-type="float">
            <text:p>-75.4404</text:p>
          </table:table-cell>
          <table:table-cell office:value-type="float" office:value="0" calcext:value-type="float">
            <text:p>0</text:p>
          </table:table-cell>
          <table:table-cell office:value-type="float" office:value="411.8675" calcext:value-type="float">
            <text:p>411.8675</text:p>
          </table:table-cell>
          <table:table-cell office:value-type="float" office:value="1351.744" calcext:value-type="float">
            <text:p>1351.744</text:p>
          </table:table-cell>
          <table:table-cell office:value-type="float" office:value="1672.545" calcext:value-type="float">
            <text:p>1672.545</text:p>
          </table:table-cell>
          <table:table-cell office:value-type="float" office:value="1262.408" calcext:value-type="float">
            <text:p>1262.408</text:p>
          </table:table-cell>
          <table:table-cell office:value-type="float" office:value="753.6345" calcext:value-type="float">
            <text:p>753.6345</text:p>
          </table:table-cell>
          <table:table-cell office:value-type="float" office:value="1120.636" calcext:value-type="float">
            <text:p>1120.636</text:p>
          </table:table-cell>
          <table:table-cell office:value-type="float" office:value="418.1055" calcext:value-type="float">
            <text:p>418.1055</text:p>
          </table:table-cell>
          <table:table-cell office:value-type="float" office:value="1836.486" calcext:value-type="float">
            <text:p>1836.486</text:p>
          </table:table-cell>
          <table:table-cell office:value-type="float" office:value="2074.516" calcext:value-type="float">
            <text:p>2074.516</text:p>
          </table:table-cell>
          <table:table-cell office:value-type="float" office:value="1662.341" calcext:value-type="float">
            <text:p>1662.341</text:p>
          </table:table-cell>
          <table:table-cell office:value-type="float" office:value="586.0565" calcext:value-type="float">
            <text:p>586.0565</text:p>
          </table:table-cell>
          <table:table-cell office:value-type="float" office:value="581.5454" calcext:value-type="float">
            <text:p>581.5454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1" calcext:value-type="float">
            <text:p>-0.0097012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5.5385" calcext:value-type="float">
            <text:p>-835.5385</text:p>
          </table:table-cell>
          <table:table-cell office:value-type="float" office:value="0" calcext:value-type="float">
            <text:p>0</text:p>
          </table:table-cell>
          <table:table-cell office:value-type="float" office:value="6.74543" calcext:value-type="float">
            <text:p>6.74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611.4969" calcext:value-type="float">
            <text:p>611.4969</text:p>
          </table:table-cell>
          <table:table-cell office:value-type="float" office:value="13399.4" calcext:value-type="float">
            <text:p>13399.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39.46" calcext:value-type="float">
            <text:p>-1139.46</text:p>
          </table:table-cell>
          <table:table-cell office:value-type="float" office:value="3008.356" calcext:value-type="float">
            <text:p>3008.35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5.4375" calcext:value-type="float">
            <text:p>215.4375</text:p>
          </table:table-cell>
          <table:table-cell office:value-type="float" office:value="101.0064" calcext:value-type="float">
            <text:p>101.0064</text:p>
          </table:table-cell>
          <table:table-cell office:value-type="float" office:value="0.2902482" calcext:value-type="float">
            <text:p>0.290248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298" calcext:value-type="float">
            <text:p>0.007045298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6.25231" calcext:value-type="float">
            <text:p>-76.25231</text:p>
          </table:table-cell>
          <table:table-cell office:value-type="float" office:value="0" calcext:value-type="float">
            <text:p>0</text:p>
          </table:table-cell>
          <table:table-cell office:value-type="float" office:value="411.9634" calcext:value-type="float">
            <text:p>411.9634</text:p>
          </table:table-cell>
          <table:table-cell office:value-type="float" office:value="1351.583" calcext:value-type="float">
            <text:p>1351.583</text:p>
          </table:table-cell>
          <table:table-cell office:value-type="float" office:value="1672.372" calcext:value-type="float">
            <text:p>1672.372</text:p>
          </table:table-cell>
          <table:table-cell office:value-type="float" office:value="1262.372" calcext:value-type="float">
            <text:p>1262.372</text:p>
          </table:table-cell>
          <table:table-cell office:value-type="float" office:value="753.6036" calcext:value-type="float">
            <text:p>753.6036</text:p>
          </table:table-cell>
          <table:table-cell office:value-type="float" office:value="1120.615" calcext:value-type="float">
            <text:p>1120.615</text:p>
          </table:table-cell>
          <table:table-cell office:value-type="float" office:value="418.0913" calcext:value-type="float">
            <text:p>418.0913</text:p>
          </table:table-cell>
          <table:table-cell office:value-type="float" office:value="1836.471" calcext:value-type="float">
            <text:p>1836.471</text:p>
          </table:table-cell>
          <table:table-cell office:value-type="float" office:value="2074.494" calcext:value-type="float">
            <text:p>2074.494</text:p>
          </table:table-cell>
          <table:table-cell office:value-type="float" office:value="1662.332" calcext:value-type="float">
            <text:p>1662.332</text:p>
          </table:table-cell>
          <table:table-cell office:value-type="float" office:value="586.0508" calcext:value-type="float">
            <text:p>586.0508</text:p>
          </table:table-cell>
          <table:table-cell office:value-type="float" office:value="581.5304" calcext:value-type="float">
            <text:p>581.5304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11" calcext:value-type="float">
            <text:p>-0.009701211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6.2958" calcext:value-type="float">
            <text:p>-836.2958</text:p>
          </table:table-cell>
          <table:table-cell office:value-type="float" office:value="0" calcext:value-type="float">
            <text:p>0</text:p>
          </table:table-cell>
          <table:table-cell office:value-type="float" office:value="6.688907" calcext:value-type="float">
            <text:p>6.688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610.497" calcext:value-type="float">
            <text:p>610.497</text:p>
          </table:table-cell>
          <table:table-cell office:value-type="float" office:value="13399.61" calcext:value-type="float">
            <text:p>13399.6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0.264" calcext:value-type="float">
            <text:p>-1140.264</text:p>
          </table:table-cell>
          <table:table-cell office:value-type="float" office:value="3010.594" calcext:value-type="float">
            <text:p>3010.59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5.1481" calcext:value-type="float">
            <text:p>215.1481</text:p>
          </table:table-cell>
          <table:table-cell office:value-type="float" office:value="100.5805" calcext:value-type="float">
            <text:p>100.5805</text:p>
          </table:table-cell>
          <table:table-cell office:value-type="float" office:value="0.2909692" calcext:value-type="float">
            <text:p>0.290969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298" calcext:value-type="float">
            <text:p>0.007045298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7.05493" calcext:value-type="float">
            <text:p>-77.05493</text:p>
          </table:table-cell>
          <table:table-cell office:value-type="float" office:value="0" calcext:value-type="float">
            <text:p>0</text:p>
          </table:table-cell>
          <table:table-cell office:value-type="float" office:value="412.0795" calcext:value-type="float">
            <text:p>412.0795</text:p>
          </table:table-cell>
          <table:table-cell office:value-type="float" office:value="1351.432" calcext:value-type="float">
            <text:p>1351.432</text:p>
          </table:table-cell>
          <table:table-cell office:value-type="float" office:value="1672.204" calcext:value-type="float">
            <text:p>1672.204</text:p>
          </table:table-cell>
          <table:table-cell office:value-type="float" office:value="1262.339" calcext:value-type="float">
            <text:p>1262.339</text:p>
          </table:table-cell>
          <table:table-cell office:value-type="float" office:value="753.5772" calcext:value-type="float">
            <text:p>753.5772</text:p>
          </table:table-cell>
          <table:table-cell office:value-type="float" office:value="1120.597" calcext:value-type="float">
            <text:p>1120.597</text:p>
          </table:table-cell>
          <table:table-cell office:value-type="float" office:value="418.0784" calcext:value-type="float">
            <text:p>418.0784</text:p>
          </table:table-cell>
          <table:table-cell office:value-type="float" office:value="1836.457" calcext:value-type="float">
            <text:p>1836.457</text:p>
          </table:table-cell>
          <table:table-cell office:value-type="float" office:value="2074.472" calcext:value-type="float">
            <text:p>2074.472</text:p>
          </table:table-cell>
          <table:table-cell office:value-type="float" office:value="1662.323" calcext:value-type="float">
            <text:p>1662.323</text:p>
          </table:table-cell>
          <table:table-cell office:value-type="float" office:value="586.0452" calcext:value-type="float">
            <text:p>586.0452</text:p>
          </table:table-cell>
          <table:table-cell office:value-type="float" office:value="581.5156" calcext:value-type="float">
            <text:p>581.5156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16" calcext:value-type="float">
            <text:p>-0.00970121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7.0593" calcext:value-type="float">
            <text:p>-837.0593</text:p>
          </table:table-cell>
          <table:table-cell office:value-type="float" office:value="0" calcext:value-type="float">
            <text:p>0</text:p>
          </table:table-cell>
          <table:table-cell office:value-type="float" office:value="6.645038" calcext:value-type="float">
            <text:p>6.64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609.2144" calcext:value-type="float">
            <text:p>609.2144</text:p>
          </table:table-cell>
          <table:table-cell office:value-type="float" office:value="13399.91" calcext:value-type="float">
            <text:p>13399.9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1.268" calcext:value-type="float">
            <text:p>-1141.268</text:p>
          </table:table-cell>
          <table:table-cell office:value-type="float" office:value="3013.497" calcext:value-type="float">
            <text:p>3013.49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4.8691" calcext:value-type="float">
            <text:p>214.8691</text:p>
          </table:table-cell>
          <table:table-cell office:value-type="float" office:value="99.96661" calcext:value-type="float">
            <text:p>99.96661</text:p>
          </table:table-cell>
          <table:table-cell office:value-type="float" office:value="0.2917167" calcext:value-type="float">
            <text:p>0.2917167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298" calcext:value-type="float">
            <text:p>0.007045298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8.05858" calcext:value-type="float">
            <text:p>-78.05858</text:p>
          </table:table-cell>
          <table:table-cell office:value-type="float" office:value="0" calcext:value-type="float">
            <text:p>0</text:p>
          </table:table-cell>
          <table:table-cell office:value-type="float" office:value="412.2314" calcext:value-type="float">
            <text:p>412.2314</text:p>
          </table:table-cell>
          <table:table-cell office:value-type="float" office:value="1351.252" calcext:value-type="float">
            <text:p>1351.252</text:p>
          </table:table-cell>
          <table:table-cell office:value-type="float" office:value="1672.012" calcext:value-type="float">
            <text:p>1672.012</text:p>
          </table:table-cell>
          <table:table-cell office:value-type="float" office:value="1262.3" calcext:value-type="float">
            <text:p>1262.3</text:p>
          </table:table-cell>
          <table:table-cell office:value-type="float" office:value="753.5507" calcext:value-type="float">
            <text:p>753.5507</text:p>
          </table:table-cell>
          <table:table-cell office:value-type="float" office:value="1120.578" calcext:value-type="float">
            <text:p>1120.578</text:p>
          </table:table-cell>
          <table:table-cell office:value-type="float" office:value="418.0657" calcext:value-type="float">
            <text:p>418.0657</text:p>
          </table:table-cell>
          <table:table-cell office:value-type="float" office:value="1836.443" calcext:value-type="float">
            <text:p>1836.443</text:p>
          </table:table-cell>
          <table:table-cell office:value-type="float" office:value="2074.461" calcext:value-type="float">
            <text:p>2074.461</text:p>
          </table:table-cell>
          <table:table-cell office:value-type="float" office:value="1662.314" calcext:value-type="float">
            <text:p>1662.314</text:p>
          </table:table-cell>
          <table:table-cell office:value-type="float" office:value="586.0396" calcext:value-type="float">
            <text:p>586.0396</text:p>
          </table:table-cell>
          <table:table-cell office:value-type="float" office:value="581.5009" calcext:value-type="float">
            <text:p>581.5009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43" calcext:value-type="float">
            <text:p>-0.00970124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8.0247" calcext:value-type="float">
            <text:p>-838.0247</text:p>
          </table:table-cell>
          <table:table-cell office:value-type="float" office:value="0" calcext:value-type="float">
            <text:p>0</text:p>
          </table:table-cell>
          <table:table-cell office:value-type="float" office:value="6.611614" calcext:value-type="float">
            <text:p>6.61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608.4932" calcext:value-type="float">
            <text:p>608.4932</text:p>
          </table:table-cell>
          <table:table-cell office:value-type="float" office:value="13400.07" calcext:value-type="float">
            <text:p>13400.0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1.873" calcext:value-type="float">
            <text:p>-1141.873</text:p>
          </table:table-cell>
          <table:table-cell office:value-type="float" office:value="3015.577" calcext:value-type="float">
            <text:p>3015.577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4.5415" calcext:value-type="float">
            <text:p>214.5415</text:p>
          </table:table-cell>
          <table:table-cell office:value-type="float" office:value="99.74643" calcext:value-type="float">
            <text:p>99.74643</text:p>
          </table:table-cell>
          <table:table-cell office:value-type="float" office:value="0.2924582" calcext:value-type="float">
            <text:p>0.292458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298" calcext:value-type="float">
            <text:p>0.007045298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8.66245" calcext:value-type="float">
            <text:p>-78.66245</text:p>
          </table:table-cell>
          <table:table-cell office:value-type="float" office:value="0" calcext:value-type="float">
            <text:p>0</text:p>
          </table:table-cell>
          <table:table-cell office:value-type="float" office:value="412.3036" calcext:value-type="float">
            <text:p>412.3036</text:p>
          </table:table-cell>
          <table:table-cell office:value-type="float" office:value="1351.131" calcext:value-type="float">
            <text:p>1351.131</text:p>
          </table:table-cell>
          <table:table-cell office:value-type="float" office:value="1671.859" calcext:value-type="float">
            <text:p>1671.859</text:p>
          </table:table-cell>
          <table:table-cell office:value-type="float" office:value="1262.269" calcext:value-type="float">
            <text:p>1262.269</text:p>
          </table:table-cell>
          <table:table-cell office:value-type="float" office:value="753.5261" calcext:value-type="float">
            <text:p>753.5261</text:p>
          </table:table-cell>
          <table:table-cell office:value-type="float" office:value="1120.559" calcext:value-type="float">
            <text:p>1120.559</text:p>
          </table:table-cell>
          <table:table-cell office:value-type="float" office:value="418.0529" calcext:value-type="float">
            <text:p>418.0529</text:p>
          </table:table-cell>
          <table:table-cell office:value-type="float" office:value="1836.429" calcext:value-type="float">
            <text:p>1836.429</text:p>
          </table:table-cell>
          <table:table-cell office:value-type="float" office:value="2074.45" calcext:value-type="float">
            <text:p>2074.45</text:p>
          </table:table-cell>
          <table:table-cell office:value-type="float" office:value="1662.306" calcext:value-type="float">
            <text:p>1662.306</text:p>
          </table:table-cell>
          <table:table-cell office:value-type="float" office:value="586.0342" calcext:value-type="float">
            <text:p>586.0342</text:p>
          </table:table-cell>
          <table:table-cell office:value-type="float" office:value="581.4863" calcext:value-type="float">
            <text:p>581.4863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43" calcext:value-type="float">
            <text:p>-0.00970124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8.5677" calcext:value-type="float">
            <text:p>-838.5677</text:p>
          </table:table-cell>
          <table:table-cell office:value-type="float" office:value="0" calcext:value-type="float">
            <text:p>0</text:p>
          </table:table-cell>
          <table:table-cell office:value-type="float" office:value="6.552093" calcext:value-type="float">
            <text:p>6.55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607.5302" calcext:value-type="float">
            <text:p>607.5302</text:p>
          </table:table-cell>
          <table:table-cell office:value-type="float" office:value="13400.3" calcext:value-type="float">
            <text:p>13400.3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2.632" calcext:value-type="float">
            <text:p>-1142.632</text:p>
          </table:table-cell>
          <table:table-cell office:value-type="float" office:value="3017.456" calcext:value-type="float">
            <text:p>3017.456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4.2317" calcext:value-type="float">
            <text:p>214.2317</text:p>
          </table:table-cell>
          <table:table-cell office:value-type="float" office:value="99.30475" calcext:value-type="float">
            <text:p>99.30475</text:p>
          </table:table-cell>
          <table:table-cell office:value-type="float" office:value="0.2932096" calcext:value-type="float">
            <text:p>0.2932096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298" calcext:value-type="float">
            <text:p>0.007045298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79.42085" calcext:value-type="float">
            <text:p>-79.42085</text:p>
          </table:table-cell>
          <table:table-cell office:value-type="float" office:value="0" calcext:value-type="float">
            <text:p>0</text:p>
          </table:table-cell>
          <table:table-cell office:value-type="float" office:value="412.4276" calcext:value-type="float">
            <text:p>412.4276</text:p>
          </table:table-cell>
          <table:table-cell office:value-type="float" office:value="1351.002" calcext:value-type="float">
            <text:p>1351.002</text:p>
          </table:table-cell>
          <table:table-cell office:value-type="float" office:value="1671.704" calcext:value-type="float">
            <text:p>1671.704</text:p>
          </table:table-cell>
          <table:table-cell office:value-type="float" office:value="1262.238" calcext:value-type="float">
            <text:p>1262.238</text:p>
          </table:table-cell>
          <table:table-cell office:value-type="float" office:value="753.5046" calcext:value-type="float">
            <text:p>753.5046</text:p>
          </table:table-cell>
          <table:table-cell office:value-type="float" office:value="1120.543" calcext:value-type="float">
            <text:p>1120.543</text:p>
          </table:table-cell>
          <table:table-cell office:value-type="float" office:value="418.0414" calcext:value-type="float">
            <text:p>418.0414</text:p>
          </table:table-cell>
          <table:table-cell office:value-type="float" office:value="1836.415" calcext:value-type="float">
            <text:p>1836.415</text:p>
          </table:table-cell>
          <table:table-cell office:value-type="float" office:value="2074.44" calcext:value-type="float">
            <text:p>2074.44</text:p>
          </table:table-cell>
          <table:table-cell office:value-type="float" office:value="1662.297" calcext:value-type="float">
            <text:p>1662.297</text:p>
          </table:table-cell>
          <table:table-cell office:value-type="float" office:value="586.0287" calcext:value-type="float">
            <text:p>586.0287</text:p>
          </table:table-cell>
          <table:table-cell office:value-type="float" office:value="581.472" calcext:value-type="float">
            <text:p>581.472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43" calcext:value-type="float">
            <text:p>-0.009701243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39.2878" calcext:value-type="float">
            <text:p>-839.2878</text:p>
          </table:table-cell>
          <table:table-cell office:value-type="float" office:value="0" calcext:value-type="float">
            <text:p>0</text:p>
          </table:table-cell>
          <table:table-cell office:value-type="float" office:value="6.511923" calcext:value-type="float">
            <text:p>6.51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606.259" calcext:value-type="float">
            <text:p>606.259</text:p>
          </table:table-cell>
          <table:table-cell office:value-type="float" office:value="13400.61" calcext:value-type="float">
            <text:p>13400.61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3.607" calcext:value-type="float">
            <text:p>-1143.607</text:p>
          </table:table-cell>
          <table:table-cell office:value-type="float" office:value="3020.063" calcext:value-type="float">
            <text:p>3020.063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3.8546" calcext:value-type="float">
            <text:p>213.8546</text:p>
          </table:table-cell>
          <table:table-cell office:value-type="float" office:value="98.70371" calcext:value-type="float">
            <text:p>98.70371</text:p>
          </table:table-cell>
          <table:table-cell office:value-type="float" office:value="0.2940033" calcext:value-type="float">
            <text:p>0.2940033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299" calcext:value-type="float">
            <text:p>0.007045299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80.39479" calcext:value-type="float">
            <text:p>-80.39479</text:p>
          </table:table-cell>
          <table:table-cell office:value-type="float" office:value="0" calcext:value-type="float">
            <text:p>0</text:p>
          </table:table-cell>
          <table:table-cell office:value-type="float" office:value="412.5863" calcext:value-type="float">
            <text:p>412.5863</text:p>
          </table:table-cell>
          <table:table-cell office:value-type="float" office:value="1350.824" calcext:value-type="float">
            <text:p>1350.824</text:p>
          </table:table-cell>
          <table:table-cell office:value-type="float" office:value="1671.512" calcext:value-type="float">
            <text:p>1671.512</text:p>
          </table:table-cell>
          <table:table-cell office:value-type="float" office:value="1262.2" calcext:value-type="float">
            <text:p>1262.2</text:p>
          </table:table-cell>
          <table:table-cell office:value-type="float" office:value="753.4774" calcext:value-type="float">
            <text:p>753.4774</text:p>
          </table:table-cell>
          <table:table-cell office:value-type="float" office:value="1120.525" calcext:value-type="float">
            <text:p>1120.525</text:p>
          </table:table-cell>
          <table:table-cell office:value-type="float" office:value="418.0296" calcext:value-type="float">
            <text:p>418.0296</text:p>
          </table:table-cell>
          <table:table-cell office:value-type="float" office:value="1836.402" calcext:value-type="float">
            <text:p>1836.402</text:p>
          </table:table-cell>
          <table:table-cell office:value-type="float" office:value="2074.43" calcext:value-type="float">
            <text:p>2074.43</text:p>
          </table:table-cell>
          <table:table-cell office:value-type="float" office:value="1662.288" calcext:value-type="float">
            <text:p>1662.288</text:p>
          </table:table-cell>
          <table:table-cell office:value-type="float" office:value="586.0234" calcext:value-type="float">
            <text:p>586.0234</text:p>
          </table:table-cell>
          <table:table-cell office:value-type="float" office:value="581.4578" calcext:value-type="float">
            <text:p>581.4578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76" calcext:value-type="float">
            <text:p>-0.009701276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40.2334" calcext:value-type="float">
            <text:p>-840.2334</text:p>
          </table:table-cell>
          <table:table-cell office:value-type="float" office:value="0" calcext:value-type="float">
            <text:p>0</text:p>
          </table:table-cell>
          <table:table-cell office:value-type="float" office:value="6.483804" calcext:value-type="float">
            <text:p>6.483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605.1406" calcext:value-type="float">
            <text:p>605.1406</text:p>
          </table:table-cell>
          <table:table-cell office:value-type="float" office:value="13400.87" calcext:value-type="float">
            <text:p>13400.8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4.475" calcext:value-type="float">
            <text:p>-1144.475</text:p>
          </table:table-cell>
          <table:table-cell office:value-type="float" office:value="3021.779" calcext:value-type="float">
            <text:p>3021.77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3.4821" calcext:value-type="float">
            <text:p>213.4821</text:p>
          </table:table-cell>
          <table:table-cell office:value-type="float" office:value="98.2081" calcext:value-type="float">
            <text:p>98.2081</text:p>
          </table:table-cell>
          <table:table-cell office:value-type="float" office:value="0.2948052" calcext:value-type="float">
            <text:p>0.294805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5404" calcext:value-type="float">
            <text:p>0.007045404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81.26228" calcext:value-type="float">
            <text:p>-81.26228</text:p>
          </table:table-cell>
          <table:table-cell office:value-type="float" office:value="0" calcext:value-type="float">
            <text:p>0</text:p>
          </table:table-cell>
          <table:table-cell office:value-type="float" office:value="412.7278" calcext:value-type="float">
            <text:p>412.7278</text:p>
          </table:table-cell>
          <table:table-cell office:value-type="float" office:value="1350.667" calcext:value-type="float">
            <text:p>1350.667</text:p>
          </table:table-cell>
          <table:table-cell office:value-type="float" office:value="1671.324" calcext:value-type="float">
            <text:p>1671.324</text:p>
          </table:table-cell>
          <table:table-cell office:value-type="float" office:value="1262.159" calcext:value-type="float">
            <text:p>1262.159</text:p>
          </table:table-cell>
          <table:table-cell office:value-type="float" office:value="753.4476" calcext:value-type="float">
            <text:p>753.4476</text:p>
          </table:table-cell>
          <table:table-cell office:value-type="float" office:value="1120.504" calcext:value-type="float">
            <text:p>1120.504</text:p>
          </table:table-cell>
          <table:table-cell office:value-type="float" office:value="418.0169" calcext:value-type="float">
            <text:p>418.0169</text:p>
          </table:table-cell>
          <table:table-cell office:value-type="float" office:value="1836.388" calcext:value-type="float">
            <text:p>1836.388</text:p>
          </table:table-cell>
          <table:table-cell office:value-type="float" office:value="2074.421" calcext:value-type="float">
            <text:p>2074.421</text:p>
          </table:table-cell>
          <table:table-cell office:value-type="float" office:value="1662.28" calcext:value-type="float">
            <text:p>1662.28</text:p>
          </table:table-cell>
          <table:table-cell office:value-type="float" office:value="586.0181" calcext:value-type="float">
            <text:p>586.0181</text:p>
          </table:table-cell>
          <table:table-cell office:value-type="float" office:value="581.4438" calcext:value-type="float">
            <text:p>581.4438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0129" calcext:value-type="float">
            <text:p>-0.00970129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41.0679" calcext:value-type="float">
            <text:p>-841.0679</text:p>
          </table:table-cell>
          <table:table-cell office:value-type="float" office:value="0" calcext:value-type="float">
            <text:p>0</text:p>
          </table:table-cell>
          <table:table-cell office:value-type="float" office:value="6.453108" calcext:value-type="float">
            <text:p>6.45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603.6824" calcext:value-type="float">
            <text:p>603.6824</text:p>
          </table:table-cell>
          <table:table-cell office:value-type="float" office:value="13401.2" calcext:value-type="float">
            <text:p>13401.2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5.311" calcext:value-type="float">
            <text:p>-1145.311</text:p>
          </table:table-cell>
          <table:table-cell office:value-type="float" office:value="3020.989" calcext:value-type="float">
            <text:p>3020.98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3.2784" calcext:value-type="float">
            <text:p>213.2784</text:p>
          </table:table-cell>
          <table:table-cell office:value-type="float" office:value="97.48779" calcext:value-type="float">
            <text:p>97.48779</text:p>
          </table:table-cell>
          <table:table-cell office:value-type="float" office:value="0.2951471" calcext:value-type="float">
            <text:p>0.2951471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7196" calcext:value-type="float">
            <text:p>0.007047196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793204" calcext:value-type="float">
            <text:p>-0.1793204</text:p>
          </table:table-cell>
          <table:table-cell office:value-type="float" office:value="370" calcext:value-type="float">
            <text:p>370</text:p>
          </table:table-cell>
          <table:table-cell office:value-type="float" office:value="-82.098" calcext:value-type="float">
            <text:p>-82.098</text:p>
          </table:table-cell>
          <table:table-cell office:value-type="float" office:value="0" calcext:value-type="float">
            <text:p>0</text:p>
          </table:table-cell>
          <table:table-cell office:value-type="float" office:value="412.8915" calcext:value-type="float">
            <text:p>412.8915</text:p>
          </table:table-cell>
          <table:table-cell office:value-type="float" office:value="1350.455" calcext:value-type="float">
            <text:p>1350.455</text:p>
          </table:table-cell>
          <table:table-cell office:value-type="float" office:value="1671.122" calcext:value-type="float">
            <text:p>1671.122</text:p>
          </table:table-cell>
          <table:table-cell office:value-type="float" office:value="1262.119" calcext:value-type="float">
            <text:p>1262.119</text:p>
          </table:table-cell>
          <table:table-cell office:value-type="float" office:value="753.4171" calcext:value-type="float">
            <text:p>753.4171</text:p>
          </table:table-cell>
          <table:table-cell office:value-type="float" office:value="1120.483" calcext:value-type="float">
            <text:p>1120.483</text:p>
          </table:table-cell>
          <table:table-cell office:value-type="float" office:value="418.0033" calcext:value-type="float">
            <text:p>418.0033</text:p>
          </table:table-cell>
          <table:table-cell office:value-type="float" office:value="1836.375" calcext:value-type="float">
            <text:p>1836.375</text:p>
          </table:table-cell>
          <table:table-cell office:value-type="float" office:value="2074.411" calcext:value-type="float">
            <text:p>2074.411</text:p>
          </table:table-cell>
          <table:table-cell office:value-type="float" office:value="1662.272" calcext:value-type="float">
            <text:p>1662.272</text:p>
          </table:table-cell>
          <table:table-cell office:value-type="float" office:value="586.0129" calcext:value-type="float">
            <text:p>586.0129</text:p>
          </table:table-cell>
          <table:table-cell office:value-type="float" office:value="581.4301" calcext:value-type="float">
            <text:p>581.4301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2" calcext:value-type="float">
            <text:p>35.67492</text:p>
          </table:table-cell>
          <table:table-cell office:value-type="float" office:value="0" calcext:value-type="float">
            <text:p>0</text:p>
          </table:table-cell>
          <table:table-cell office:value-type="float" office:value="-0.00970987" calcext:value-type="float">
            <text:p>-0.00970987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42.175" calcext:value-type="float">
            <text:p>-842.175</text:p>
          </table:table-cell>
          <table:table-cell office:value-type="float" office:value="0" calcext:value-type="float">
            <text:p>0</text:p>
          </table:table-cell>
          <table:table-cell office:value-type="float" office:value="6.72843" calcext:value-type="float">
            <text:p>6.7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602.4576" calcext:value-type="float">
            <text:p>602.4576</text:p>
          </table:table-cell>
          <table:table-cell office:value-type="float" office:value="13401.47" calcext:value-type="float">
            <text:p>13401.47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6.166" calcext:value-type="float">
            <text:p>-1146.166</text:p>
          </table:table-cell>
          <table:table-cell office:value-type="float" office:value="3017.809" calcext:value-type="float">
            <text:p>3017.809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3.0797" calcext:value-type="float">
            <text:p>213.0797</text:p>
          </table:table-cell>
          <table:table-cell office:value-type="float" office:value="96.93176" calcext:value-type="float">
            <text:p>96.93176</text:p>
          </table:table-cell>
          <table:table-cell office:value-type="float" office:value="0.2953662" calcext:value-type="float">
            <text:p>0.2953662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49103" calcext:value-type="float">
            <text:p>0.007049103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805243" calcext:value-type="float">
            <text:p>-0.1805243</text:p>
          </table:table-cell>
          <table:table-cell office:value-type="float" office:value="370" calcext:value-type="float">
            <text:p>370</text:p>
          </table:table-cell>
          <table:table-cell office:value-type="float" office:value="-82.95181" calcext:value-type="float">
            <text:p>-82.95181</text:p>
          </table:table-cell>
          <table:table-cell office:value-type="float" office:value="0" calcext:value-type="float">
            <text:p>0</text:p>
          </table:table-cell>
          <table:table-cell office:value-type="float" office:value="413.0503" calcext:value-type="float">
            <text:p>413.0503</text:p>
          </table:table-cell>
          <table:table-cell office:value-type="float" office:value="1350.264" calcext:value-type="float">
            <text:p>1350.264</text:p>
          </table:table-cell>
          <table:table-cell office:value-type="float" office:value="1670.897" calcext:value-type="float">
            <text:p>1670.897</text:p>
          </table:table-cell>
          <table:table-cell office:value-type="float" office:value="1262.087" calcext:value-type="float">
            <text:p>1262.087</text:p>
          </table:table-cell>
          <table:table-cell office:value-type="float" office:value="753.3891" calcext:value-type="float">
            <text:p>753.3891</text:p>
          </table:table-cell>
          <table:table-cell office:value-type="float" office:value="1120.464" calcext:value-type="float">
            <text:p>1120.464</text:p>
          </table:table-cell>
          <table:table-cell office:value-type="float" office:value="417.9892" calcext:value-type="float">
            <text:p>417.9892</text:p>
          </table:table-cell>
          <table:table-cell office:value-type="float" office:value="1836.361" calcext:value-type="float">
            <text:p>1836.361</text:p>
          </table:table-cell>
          <table:table-cell office:value-type="float" office:value="2074.401" calcext:value-type="float">
            <text:p>2074.401</text:p>
          </table:table-cell>
          <table:table-cell office:value-type="float" office:value="1662.264" calcext:value-type="float">
            <text:p>1662.264</text:p>
          </table:table-cell>
          <table:table-cell office:value-type="float" office:value="586.0078" calcext:value-type="float">
            <text:p>586.0078</text:p>
          </table:table-cell>
          <table:table-cell office:value-type="float" office:value="581.4164" calcext:value-type="float">
            <text:p>581.4164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2" calcext:value-type="float">
            <text:p>35.67492</text:p>
          </table:table-cell>
          <table:table-cell office:value-type="float" office:value="0" calcext:value-type="float">
            <text:p>0</text:p>
          </table:table-cell>
          <table:table-cell office:value-type="float" office:value="-0.009718034" calcext:value-type="float">
            <text:p>-0.00971803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43.1086" calcext:value-type="float">
            <text:p>-843.1086</text:p>
          </table:table-cell>
          <table:table-cell office:value-type="float" office:value="0" calcext:value-type="float">
            <text:p>0</text:p>
          </table:table-cell>
          <table:table-cell office:value-type="float" office:value="6.812376" calcext:value-type="float">
            <text:p>6.81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601.6204" calcext:value-type="float">
            <text:p>601.6204</text:p>
          </table:table-cell>
          <table:table-cell office:value-type="float" office:value="13401.64" calcext:value-type="float">
            <text:p>13401.64</text:p>
          </table:table-cell>
          <table:table-cell office:value-type="float" office:value="0" calcext:value-type="float">
            <text:p>0</text:p>
          </table:table-cell>
          <table:table-cell office:value-type="float" office:value="577.9921" calcext:value-type="float">
            <text:p>577.9921</text:p>
          </table:table-cell>
          <table:table-cell office:value-type="float" office:value="-1147.044" calcext:value-type="float">
            <text:p>-1147.044</text:p>
          </table:table-cell>
          <table:table-cell office:value-type="float" office:value="3020.414" calcext:value-type="float">
            <text:p>3020.414</text:p>
          </table:table-cell>
          <table:table-cell office:value-type="float" office:value="-305.4627" calcext:value-type="float">
            <text:p>-305.4627</text:p>
          </table:table-cell>
          <table:table-cell office:value-type="float" office:value="212.8666" calcext:value-type="float">
            <text:p>212.8666</text:p>
          </table:table-cell>
          <table:table-cell office:value-type="float" office:value="96.6736" calcext:value-type="float">
            <text:p>96.6736</text:p>
          </table:table-cell>
          <table:table-cell office:value-type="float" office:value="0.2956078" calcext:value-type="float">
            <text:p>0.2956078</text:p>
          </table:table-cell>
          <table:table-cell office:value-type="float" office:value="1.207288" calcext:value-type="float">
            <text:p>1.207288</text:p>
          </table:table-cell>
          <table:table-cell office:value-type="float" office:value="0.007053536" calcext:value-type="float">
            <text:p>0.007053536</text:p>
          </table:table-cell>
          <table:table-cell office:value-type="float" office:value="0.2115235" calcext:value-type="float">
            <text:p>0.2115235</text:p>
          </table:table-cell>
          <table:table-cell office:value-type="float" office:value="-0.1833467" calcext:value-type="float">
            <text:p>-0.1833467</text:p>
          </table:table-cell>
          <table:table-cell office:value-type="float" office:value="370" calcext:value-type="float">
            <text:p>370</text:p>
          </table:table-cell>
          <table:table-cell office:value-type="float" office:value="-83.82607" calcext:value-type="float">
            <text:p>-83.82607</text:p>
          </table:table-cell>
          <table:table-cell office:value-type="float" office:value="0" calcext:value-type="float">
            <text:p>0</text:p>
          </table:table-cell>
          <table:table-cell office:value-type="float" office:value="413.1219" calcext:value-type="float">
            <text:p>413.1219</text:p>
          </table:table-cell>
          <table:table-cell office:value-type="float" office:value="1350.12" calcext:value-type="float">
            <text:p>1350.12</text:p>
          </table:table-cell>
          <table:table-cell office:value-type="float" office:value="1670.709" calcext:value-type="float">
            <text:p>1670.709</text:p>
          </table:table-cell>
          <table:table-cell office:value-type="float" office:value="1262.051" calcext:value-type="float">
            <text:p>1262.051</text:p>
          </table:table-cell>
          <table:table-cell office:value-type="float" office:value="753.36" calcext:value-type="float">
            <text:p>753.36</text:p>
          </table:table-cell>
          <table:table-cell office:value-type="float" office:value="1120.446" calcext:value-type="float">
            <text:p>1120.446</text:p>
          </table:table-cell>
          <table:table-cell office:value-type="float" office:value="417.9755" calcext:value-type="float">
            <text:p>417.9755</text:p>
          </table:table-cell>
          <table:table-cell office:value-type="float" office:value="1836.347" calcext:value-type="float">
            <text:p>1836.347</text:p>
          </table:table-cell>
          <table:table-cell office:value-type="float" office:value="2074.391" calcext:value-type="float">
            <text:p>2074.391</text:p>
          </table:table-cell>
          <table:table-cell office:value-type="float" office:value="1662.256" calcext:value-type="float">
            <text:p>1662.256</text:p>
          </table:table-cell>
          <table:table-cell office:value-type="float" office:value="586.0026" calcext:value-type="float">
            <text:p>586.0026</text:p>
          </table:table-cell>
          <table:table-cell office:value-type="float" office:value="581.403" calcext:value-type="float">
            <text:p>581.403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9718394" calcext:value-type="float">
            <text:p>-0.009718394</text:p>
          </table:table-cell>
          <table:table-cell office:value-type="float" office:value="184.1705" calcext:value-type="float">
            <text:p>184.1705</text:p>
          </table:table-cell>
          <table:table-cell office:value-type="float" office:value="0" calcext:value-type="float">
            <text:p>0</text:p>
          </table:table-cell>
          <table:table-cell office:value-type="float" office:value="1574.718" calcext:value-type="float">
            <text:p>1574.718</text:p>
          </table:table-cell>
          <table:table-cell office:value-type="float" office:value="-816.1346" calcext:value-type="float">
            <text:p>-816.1346</text:p>
          </table:table-cell>
          <table:table-cell office:value-type="float" office:value="758.5837" calcext:value-type="float">
            <text:p>758.5837</text:p>
          </table:table-cell>
          <table:table-cell office:value-type="float" office:value="-843.761" calcext:value-type="float">
            <text:p>-843.761</text:p>
          </table:table-cell>
          <table:table-cell office:value-type="float" office:value="0" calcext:value-type="float">
            <text:p>0</text:p>
          </table:table-cell>
          <table:table-cell office:value-type="float" office:value="6.591212" calcext:value-type="float">
            <text:p>6.59121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9:21.897706425</dc:date>
    <meta:editing-duration>PT6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